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64.82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60.64mm"/>
    </style:style>
    <style:style style:name="co7" style:family="table-column">
      <style:table-column-properties fo:break-before="auto" style:column-width="18.54mm"/>
    </style:style>
    <style:style style:name="co8" style:family="table-column">
      <style:table-column-properties fo:break-before="auto" style:column-width="13.65mm"/>
    </style:style>
    <style:style style:name="co9" style:family="table-column">
      <style:table-column-properties fo:break-before="auto" style:column-width="11.55mm"/>
    </style:style>
    <style:style style:name="co10" style:family="table-column">
      <style:table-column-properties fo:break-before="auto" style:column-width="60.61mm"/>
    </style:style>
    <style:style style:name="co11" style:family="table-column">
      <style:table-column-properties fo:break-before="auto" style:column-width="11.5mm"/>
    </style:style>
    <style:style style:name="co12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7.78mm"/>
    </style:style>
    <style:style style:name="co26" style:family="table-column">
      <style:table-column-properties fo:break-before="auto" style:column-width="6.77mm"/>
    </style:style>
    <style:style style:name="co27" style:family="table-column">
      <style:table-column-properties fo:break-before="auto" style:column-width="13.05mm"/>
    </style:style>
    <style:style style:name="co28" style:family="table-column">
      <style:table-column-properties fo:break-before="auto" style:column-width="26.83mm"/>
    </style:style>
    <style:style style:name="co29" style:family="table-column">
      <style:table-column-properties fo:break-before="auto" style:column-width="17.85mm"/>
    </style:style>
    <style:style style:name="co30" style:family="table-column">
      <style:table-column-properties fo:break-before="auto" style:column-width="12.45mm"/>
    </style:style>
    <style:style style:name="co31" style:family="table-column">
      <style:table-column-properties fo:break-before="auto" style:column-width="10.37mm"/>
    </style:style>
    <style:style style:name="co32" style:family="table-column">
      <style:table-column-properties fo:break-before="auto" style:column-width="16.35mm"/>
    </style:style>
    <style:style style:name="co35" style:family="table-column">
      <style:table-column-properties fo:break-before="auto" style:column-width="5.8mm"/>
    </style:style>
    <style:style style:name="co36" style:family="table-column">
      <style:table-column-properties fo:break-before="auto" style:column-width="24.85mm"/>
    </style:style>
    <style:style style:name="co37" style:family="table-column">
      <style:table-column-properties fo:break-before="auto" style:column-width="27.85mm"/>
    </style:style>
    <style:style style:name="co38" style:family="table-column">
      <style:table-column-properties fo:break-before="auto" style:column-width="12.33mm"/>
    </style:style>
    <style:style style:name="co39" style:family="table-column">
      <style:table-column-properties fo:break-before="auto" style:column-width="13.69mm"/>
    </style:style>
    <style:style style:name="co40" style:family="table-column">
      <style:table-column-properties fo:break-before="auto" style:column-width="9.88mm"/>
    </style:style>
    <style:style style:name="co41" style:family="table-column">
      <style:table-column-properties fo:break-before="auto" style:column-width="14.23mm"/>
    </style:style>
    <style:style style:name="co42" style:family="table-column">
      <style:table-column-properties fo:break-before="auto" style:column-width="31.66mm"/>
    </style:style>
    <style:style style:name="co43" style:family="table-column">
      <style:table-column-properties fo:break-before="auto" style:column-width="16.69mm"/>
    </style:style>
    <style:style style:name="co44" style:family="table-column">
      <style:table-column-properties fo:break-before="auto" style:column-width="10.42mm"/>
    </style:style>
    <style:style style:name="co45" style:family="table-column">
      <style:table-column-properties fo:break-before="auto" style:column-width="43.11mm"/>
    </style:style>
    <style:style style:name="co46" style:family="table-column">
      <style:table-column-properties fo:break-before="auto" style:column-width="18.59mm"/>
    </style:style>
    <style:style style:name="co47" style:family="table-column">
      <style:table-column-properties fo:break-before="auto" style:column-width="16.42mm"/>
    </style:style>
    <style:style style:name="co51" style:family="table-column">
      <style:table-column-properties fo:break-before="auto" style:column-width="29.49mm"/>
    </style:style>
    <style:style style:name="co52" style:family="table-column">
      <style:table-column-properties fo:break-before="auto" style:column-width="26.49mm"/>
    </style:style>
    <style:style style:name="co48" style:family="table-column">
      <style:table-column-properties fo:break-before="auto" style:column-width="20.78mm"/>
    </style:style>
    <style:style style:name="co80" style:family="table-column">
      <style:table-column-properties fo:break-before="auto" style:column-width="21.87mm"/>
    </style:style>
    <style:style style:name="co81" style:family="table-column">
      <style:table-column-properties fo:break-before="auto" style:column-width="23.5mm"/>
    </style:style>
    <style:style style:name="co55" style:family="table-column">
      <style:table-column-properties fo:break-before="auto" style:column-width="31.4mm"/>
    </style:style>
    <style:style style:name="co56" style:family="table-column">
      <style:table-column-properties fo:break-before="auto" style:column-width="8.78mm"/>
    </style:style>
    <style:style style:name="co57" style:family="table-column">
      <style:table-column-properties fo:break-before="auto" style:column-width="20.23mm"/>
    </style:style>
    <style:style style:name="co58" style:family="table-column">
      <style:table-column-properties fo:break-before="auto" style:column-width="13.42mm"/>
    </style:style>
    <style:style style:name="co59" style:family="table-column">
      <style:table-column-properties fo:break-before="auto" style:column-width="17.52mm"/>
    </style:style>
    <style:style style:name="co60" style:family="table-column">
      <style:table-column-properties fo:break-before="auto" style:column-width="28.4mm"/>
    </style:style>
    <style:style style:name="co61" style:family="table-column">
      <style:table-column-properties fo:break-before="auto" style:column-width="18.33mm"/>
    </style:style>
    <style:style style:name="co62" style:family="table-column">
      <style:table-column-properties fo:break-before="auto" style:column-width="22.14mm"/>
    </style:style>
    <style:style style:name="co63" style:family="table-column">
      <style:table-column-properties fo:break-before="auto" style:column-width="32.76mm"/>
    </style:style>
    <style:style style:name="co64" style:family="table-column">
      <style:table-column-properties fo:break-before="auto" style:column-width="19.69mm"/>
    </style:style>
    <style:style style:name="co65" style:family="table-column">
      <style:table-column-properties fo:break-before="auto" style:column-width="28.13mm"/>
    </style:style>
    <style:style style:name="co66" style:family="table-column">
      <style:table-column-properties fo:break-before="auto" style:column-width="7.37mm"/>
    </style:style>
    <style:style style:name="co67" style:family="table-column">
      <style:table-column-properties fo:break-before="auto" style:column-width="11.99mm"/>
    </style:style>
    <style:style style:name="co68" style:family="table-column">
      <style:table-column-properties fo:break-before="auto" style:column-width="14.55mm"/>
    </style:style>
    <style:style style:name="co69" style:family="table-column">
      <style:table-column-properties fo:break-before="auto" style:column-width="19.65mm"/>
    </style:style>
    <style:style style:name="co70" style:family="table-column">
      <style:table-column-properties fo:break-before="auto" style:column-width="21.43mm"/>
    </style:style>
    <style:style style:name="co71" style:family="table-column">
      <style:table-column-properties fo:break-before="auto" style:column-width="24.99mm"/>
    </style:style>
    <style:style style:name="co72" style:family="table-column">
      <style:table-column-properties fo:break-before="auto" style:column-width="43.89mm"/>
    </style:style>
    <style:style style:name="co73" style:family="table-column">
      <style:table-column-properties fo:break-before="auto" style:column-width="46.58mm"/>
    </style:style>
    <style:style style:name="co74" style:family="table-column">
      <style:table-column-properties fo:break-before="auto" style:column-width="47.77mm"/>
    </style:style>
    <style:style style:name="co75" style:family="table-column">
      <style:table-column-properties fo:break-before="auto" style:column-width="46.28mm"/>
    </style:style>
    <style:style style:name="co76" style:family="table-column">
      <style:table-column-properties fo:break-before="auto" style:column-width="48.67mm"/>
    </style:style>
    <style:style style:name="co77" style:family="table-column">
      <style:table-column-properties fo:break-before="auto" style:column-width="263.84mm"/>
    </style:style>
    <style:style style:name="co78" style:family="table-column">
      <style:table-column-properties fo:break-before="auto" style:column-width="45mm"/>
    </style:style>
    <style:style style:name="co79" style:family="table-column">
      <style:table-column-properties fo:break-before="auto" style:column-width="343.25mm"/>
    </style:style>
    <style:style style:name="co82" style:family="table-column">
      <style:table-column-properties fo:break-before="auto" style:column-width="8.52mm"/>
    </style:style>
    <style:style style:name="co83" style:family="table-column">
      <style:table-column-properties fo:break-before="auto" style:column-width="14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background-color="#00ff00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text-position=""/>
    </style:style>
    <style:style style:name="ce16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17" style:family="table-cell" style:parent-style-name="Default">
      <style:table-cell-properties fo:border-bottom="none" fo:background-color="#00ffff" style:text-align-source="fix" style:repeat-content="false" fo:border-left="none" fo:border-right="none" fo:border-top="2.01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style:text-position=""/>
    </style:style>
    <style:style style:name="ce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text-position="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end" fo:margin-left="0mm"/>
      <style:text-properties style:text-position=""/>
    </style:style>
    <style:style style:name="ce22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style:text-position="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  <style:text-properties style:text-position=""/>
    </style:style>
    <style:style style:name="ce25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0.99pt solid #000000" fo:border-top="0.99pt solid #000000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fo:border-bottom="none" fo:border-left="none" fo:border-right="2.01pt solid #000000" fo:border-top="2.01pt solid #000000"/>
      <style:text-properties style:text-position=""/>
    </style:style>
    <style:style style:name="ce3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text-position=""/>
    </style:style>
    <style:style style:name="ce31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  <style:text-properties style:text-position=""/>
    </style:style>
    <style:style style:name="ce35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text-position=""/>
    </style:style>
    <style:style style:name="ce37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40" style:family="table-cell" style:parent-style-name="Default">
      <style:table-cell-properties fo:border-bottom="none" fo:background-color="#00ffff" fo:border-left="none" fo:border-right="none" fo:border-top="2.01pt solid #000000"/>
      <style:text-properties style:text-position="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cccccc" fo:border="0.06pt solid #000000"/>
      <style:text-properties style:text-position=""/>
    </style:style>
    <style:style style:name="ce43" style:family="table-cell" style:parent-style-name="Default">
      <style:table-cell-properties fo:background-color="transparent" fo:border="0.06pt solid #000000"/>
      <style:text-properties style:text-position=""/>
    </style:style>
    <style:style style:name="ce44" style:family="table-cell" style:parent-style-name="Default">
      <style:table-cell-properties fo:border-bottom="0.06pt solid #000000" fo:background-color="transparent" fo:border-left="0.06pt solid #000000" fo:border-right="0.06pt solid #000000" fo:border-top="2.01pt solid #000000"/>
      <style:text-properties style:text-position=""/>
    </style:style>
    <style:style style:name="ce45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  <style:text-properties style:text-position=""/>
    </style:style>
    <style:style style:name="ce46" style:family="table-cell" style:parent-style-name="Default">
      <style:table-cell-properties fo:background-color="#00ff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/>
    </style:style>
    <style:style style:name="ce51" style:family="table-cell" style:parent-style-name="Default">
      <style:table-cell-properties fo:border="0.06pt solid #000000"/>
      <style:text-properties style:text-position=""/>
    </style:style>
    <style:style style:name="ce52" style:family="table-cell" style:parent-style-name="Default">
      <style:table-cell-properties fo:border-bottom="none" fo:background-color="#00ffff" style:text-align-source="fix" style:repeat-content="false" fo:border-left="none" fo:border-right="2.01pt solid #000000" fo:border-top="2.01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style:text-position=""/>
    </style:style>
    <style:style style:name="ce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text-position="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  <style:text-properties style:text-position=""/>
    </style:style>
    <style:style style:name="ce58" style:family="table-cell" style:parent-style-name="Default">
      <style:table-cell-properties fo:background-color="transparent"/>
      <style:text-properties style:text-position="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fo:background-color="#00ffff" style:text-align-source="fix" style:repeat-content="false" fo:border="0.06pt solid #000000"/>
      <style:paragraph-properties fo:text-align="end" fo:margin-left="0mm"/>
      <style:text-properties style:text-position=""/>
    </style:style>
    <style:style style:name="ce62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-bottom="none" fo:background-color="#00ffff" fo:border-left="none" fo:border-right="none" fo:border-top="2.01pt solid #000000"/>
      <style:text-properties style:text-position=""/>
    </style:style>
    <style:style style:name="ce86" style:family="table-cell" style:parent-style-name="Default">
      <style:table-cell-properties fo:background-color="#00ff00" fo:border="0.06pt solid #000000"/>
      <style:text-properties style:text-position=""/>
    </style:style>
    <style:style style:name="ce87" style:family="table-cell" style:parent-style-name="Default">
      <style:table-cell-properties fo:background-color="#ffff00" fo:border="0.06pt solid #000000"/>
      <style:text-properties style:text-position=""/>
    </style:style>
    <style:style style:name="ce8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text-position=""/>
    </style:style>
    <style:style style:name="ce89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  <style:text-properties style:text-position=""/>
    </style:style>
    <style:style style:name="ce76" style:family="table-cell" style:parent-style-name="Default">
      <style:table-cell-properties fo:border-bottom="none" fo:background-color="#00ff00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</style:style>
    <style:style style:name="ce80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/>
      <style:paragraph-properties fo:text-align="center" fo:margin-left="0mm"/>
    </style:style>
    <style:style style:name="ce81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82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4" style:family="table-cell" style:parent-style-name="Default">
      <style:table-cell-properties fo:border-bottom="none" fo:background-color="#00ffff" fo:border-left="none" fo:border-right="none" fo:border-top="2.01pt solid #000000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9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9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center" fo:margin-left="0mm"/>
    </style:style>
    <style:style style:name="ce93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4" style:family="table-cell" style:parent-style-name="Default">
      <style:table-cell-properties fo:border-bottom="none" fo:border-left="none" fo:border-right="none" fo:border-top="2.01pt solid #000000"/>
    </style:style>
    <style:style style:name="ce95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96" style:family="table-cell" style:parent-style-name="Default">
      <style:table-cell-properties fo:border-bottom="none" fo:background-color="#00ffff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10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end" fo:margin-left="0mm"/>
    </style:style>
    <style:style style:name="ce101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10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</style:style>
    <style:style style:name="ce104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106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0.99pt solid #000000" fo:border-top="2.01pt solid #000000"/>
      <style:paragraph-properties fo:text-align="center" fo:margin-left="0mm"/>
    </style:style>
    <style:style style:name="ce107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108" style:family="table-cell" style:parent-style-name="Default">
      <style:table-cell-properties fo:border-bottom="none" fo:border-left="none" fo:border-right="2.01pt solid #000000" fo:border-top="2.01pt solid #000000"/>
    </style:style>
    <style:style style:name="ce109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11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</style:style>
    <style:style style:name="ce11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</style:style>
    <style:style style:name="ce11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</style:style>
    <style:style style:name="ce113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</style:style>
    <style:style style:name="ce114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115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</style:style>
    <style:style style:name="ce11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</style:style>
    <style:style style:name="ce1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9" style:family="table-cell" style:parent-style-name="Default">
      <style:table-cell-properties fo:border-bottom="none" fo:background-color="#00ffff" fo:border-left="none" fo:border-right="none" fo:border-top="2.01pt solid #000000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cccccc" fo:border="0.06pt solid #000000"/>
    </style:style>
    <style:style style:name="ce122" style:family="table-cell" style:parent-style-name="Default">
      <style:table-cell-properties fo:background-color="transparent" fo:border="0.06pt solid #000000"/>
    </style:style>
    <style:style style:name="ce123" style:family="table-cell" style:parent-style-name="Default">
      <style:table-cell-properties fo:border-bottom="0.06pt solid #000000" fo:background-color="transparent" fo:border-left="0.06pt solid #000000" fo:border-right="0.06pt solid #000000" fo:border-top="2.01pt solid #000000"/>
    </style:style>
    <style:style style:name="ce124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</style:style>
    <style:style style:name="ce125" style:family="table-cell" style:parent-style-name="Default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fo:border-bottom="none" fo:background-color="#00ffff" style:text-align-source="fix" style:repeat-content="false" fo:border-left="none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</style:style>
    <style:style style:name="ce1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</style:style>
    <style:style style:name="ce136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140" style:family="table-cell" style:parent-style-name="Default">
      <style:table-cell-properties fo:background-color="#00ffff" style:text-align-source="fix" style:repeat-content="false" fo:border="0.06pt solid #000000"/>
      <style:paragraph-properties fo:text-align="end" fo:margin-left="0mm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mm"/>
      <style:text-properties fo:font-weight="normal" style:font-weight-asian="normal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fo:border="0.06pt solid #000000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9" style:family="table-cell" style:parent-style-name="Default">
      <style:table-cell-properties fo:background-color="#e6e6ff" style:text-align-source="fix" style:repeat-content="false"/>
      <style:paragraph-properties fo:text-align="end" fo:margin-left="0mm"/>
    </style:style>
    <style:style style:name="ce160" style:family="table-cell" style:parent-style-name="Default">
      <style:table-cell-properties fo:background-color="#e6e6ff"/>
    </style:style>
    <style:style style:name="ce161" style:family="table-cell" style:parent-style-name="Default" style:data-style-name="N99">
      <style:table-cell-properties fo:background-color="transparent" fo:border="0.06pt solid #000000"/>
    </style:style>
    <style:style style:name="ce162" style:family="table-cell" style:parent-style-name="Default" style:data-style-name="N99">
      <style:table-cell-properties fo:border="0.06pt solid #000000"/>
    </style:style>
    <style:style style:name="ce163" style:family="table-cell" style:parent-style-name="Default" style:data-style-name="N99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164" style:family="table-cell" style:parent-style-name="Default" style:data-style-name="N99">
      <style:table-cell-properties fo:background-color="#ffff00" fo:border="0.06pt solid #000000"/>
      <style:text-properties fo:font-weight="normal" style:font-weight-asian="normal" style:font-weight-complex="normal"/>
    </style:style>
    <style:style style:name="ce165" style:family="table-cell" style:parent-style-name="Default">
      <style:table-cell-properties fo:background-color="#e6e6ff" fo:border="0.06pt solid #000000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68" style:family="table-cell" style:parent-style-name="Default">
      <style:table-cell-properties fo:background-color="#00ff00" fo:border="0.06pt solid #000000"/>
    </style:style>
    <style:style style:name="ce169" style:family="table-cell" style:parent-style-name="Default">
      <style:table-cell-properties fo:background-color="#ffff00" fo:border="0.06pt solid #000000"/>
    </style:style>
    <style:style style:name="ce17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</style:style>
    <style:style style:name="ce171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nanopi" table:style-name="ta1" table:print-ranges="nanopi.A1:nanopi.P45">
        <office:forms form:automatic-focus="false" form:apply-design-mode="false"/>
        <table:table-column table:style-name="co1" table:number-columns-repeated="3" table:default-cell-style-name="ce8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1" table:number-columns-repeated="3" table:default-cell-style-name="Default"/>
        <table:table-column table:style-name="co7" table:default-cell-style-name="ce58"/>
        <table:table-column table:style-name="co8" table:default-cell-style-name="Default"/>
        <table:table-column table:style-name="co9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2" table:number-columns-repeated="971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CON1 (#1)</text:p>
          </table:table-cell>
          <table:covered-table-cell table:number-columns-repeated="2" table:style-name="ce9"/>
          <table:covered-table-cell table:number-columns-repeated="4" table:style-name="ce17"/>
          <table:covered-table-cell table:style-name="ce9"/>
          <table:covered-table-cell table:style-name="ce17"/>
          <table:covered-table-cell table:style-name="ce40"/>
          <table:covered-table-cell table:number-columns-repeated="5" table:style-name="ce17"/>
          <table:covered-table-cell table:style-name="ce52"/>
          <table:table-cell table:style-name="ce59"/>
          <table:table-cell table:style-name="ce1" office:value-type="string" calcext:value-type="string" table:number-columns-spanned="14" table:number-rows-spanned="1">
            <text:p>CON2 (#2)</text:p>
          </table:table-cell>
          <table:covered-table-cell table:style-name="ce9"/>
          <table:covered-table-cell table:number-columns-repeated="4" table:style-name="ce17"/>
          <table:covered-table-cell table:style-name="ce9"/>
          <table:covered-table-cell table:style-name="ce17"/>
          <table:covered-table-cell table:style-name="ce40"/>
          <table:covered-table-cell table:number-columns-repeated="4" table:style-name="ce17"/>
          <table:covered-table-cell table:style-name="ce52"/>
          <table:table-cell table:style-name="ce62" table:number-columns-repeated="971"/>
        </table:table-row>
        <table:table-row table:style-name="ro1">
          <table:table-cell table:style-name="ce2" office:value-type="string" calcext:value-type="string">
            <text:p>M1+</text:p>
          </table:table-cell>
          <table:table-cell table:style-name="ce10" office:value-type="string" calcext:value-type="string">
            <text:p>M1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Neo</text:p>
          </table:table-cell>
          <table:table-cell table:style-name="ce10" office:value-type="string" calcext:value-type="string">
            <text:p>M1</text:p>
          </table:table-cell>
          <table:table-cell table:style-name="ce53" office:value-type="string" calcext:value-type="string">
            <text:p>M1+</text:p>
          </table:table-cell>
          <table:table-cell table:style-name="ce59"/>
          <table:table-cell table:style-name="ce2" office:value-type="string" calcext:value-type="string">
            <text:p>Core2</text:p>
          </table:table-cell>
          <table:table-cell table:style-name="ce10" office:value-type="string" calcext:value-type="string">
            <text:p>Core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Core</text:p>
          </table:table-cell>
          <table:table-cell table:style-name="ce53" office:value-type="string" calcext:value-type="string">
            <text:p>Core2</text:p>
          </table:table-cell>
          <table:table-cell table:style-name="ce62" table:number-columns-repeated="97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0SDA/GPIOA12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P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0SCL/GPIOA11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M1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203" calcext:value-type="float">
            <text:p>203</text:p>
          </table:table-cell>
          <table:table-cell table:style-name="ce12" office:value-type="float" office:value="91" calcext:value-type="float">
            <text:p>91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G11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1TX/GPIOG6 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6" calcext:value-type="float">
            <text:p>86</text:p>
          </table:table-cell>
          <table:table-cell table:style-name="ce12" office:value-type="float" office:value="198" calcext:value-type="float">
            <text:p>198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P2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1RX/GPIOG7 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float" office:value="87" calcext:value-type="float">
            <text:p>87</text:p>
          </table:table-cell>
          <table:table-cell table:style-name="ce12" office:value-type="float" office:value="199" calcext:value-type="float">
            <text:p>199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60" table:number-columns-repeated="3"/>
          <table:table-cell table:style-name="ce61" office:value-type="string" calcext:value-type="string">
            <text:p>USB-DM2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UART2TX/GPIOA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PWM1/GPIOA6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6" calcext:value-type="float">
            <text:p>6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363" calcext:value-type="float">
            <text:p>363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GPIOL11/IR_RX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UART2RTS/GPIOA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20" office:value-type="string" calcext:value-type="string">
            <text:p>SPDIFOUT/GPIOA17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4" calcext:value-type="float">
            <text:p>14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UART2CTS/GPIOA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UART1RTS/GPIOG8 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88" calcext:value-type="float">
            <text:p>88</text:p>
          </table:table-cell>
          <table:table-cell table:style-name="ce12" office:value-type="float" office:value="200" calcext:value-type="float">
            <text:p>200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float" office:value="31" calcext:value-type="float">
            <text:p>31</text:p>
          </table:table-cell>
          <table:table-cell table:style-name="ce20" office:value-type="string" calcext:value-type="string">
            <text:p>PCM0SYNC/I2S0LRCK/GPIOA18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6" calcext:value-type="float">
            <text:p>16</text:p>
          </table:table-cell>
          <table:table-cell table:style-name="ce43"/>
          <table:table-cell table:style-name="ce1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/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UART1CTS/GPIOG9 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89" calcext:value-type="float">
            <text:p>89</text:p>
          </table:table-cell>
          <table:table-cell table:style-name="ce12" office:value-type="float" office:value="201" calcext:value-type="float">
            <text:p>20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PCM0CLK/I2S0BCK/GPIOA19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float" office:value="18" calcext:value-type="float">
            <text:p>18</text:p>
          </table:table-cell>
          <table:table-cell table:style-name="ce20" office:value-type="string" calcext:value-type="string">
            <text:p>UART0TX/GPIOA4</text:p>
          </table:table-cell>
          <table:table-cell table:style-name="ce12" office:value-type="float" office:value="17" calcext:value-type="float">
            <text:p>17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0MOSI/GPIOC0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PCM0DOUT/I2S0SDOUT/GPIOA20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UART0RX/GPIOA5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0MISO/GPIOC1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UART2RX/GPIOA1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PCM0DIN/I2S0SDIN/GPIOA21</text:p>
          </table:table-cell>
          <table:table-cell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19" office:value-type="string" calcext:value-type="string">
            <text:p>5V </text:p>
          </table:table-cell>
          <table:table-cell table:style-name="ce42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24" calcext:value-type="float">
            <text:p>24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0CLK/GPIOC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0CS/GPIOC3 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2" table:style-name="ce12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24" calcext:value-type="float">
            <text:p>24</text:p>
          </table:table-cell>
          <table:table-cell table:style-name="ce19" office:value-type="string" calcext:value-type="string">
            <text:p>GND </text:p>
          </table:table-cell>
          <table:table-cell table:style-name="ce11" table:number-columns-repeated="3"/>
          <table:table-cell table:number-columns-repeated="2" table:style-name="ce12" office:value-type="string" calcext:value-type="string">
            <text:p>X</text:p>
          </table:table-cell>
          <table:table-cell table:number-columns-repeated="971"/>
        </table:table-row>
        <table:table-row table:style-name="ro1">
          <table:table-cell table:style-name="ce5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4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DIFOUT/GPIOA17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17" calcext:value-type="float">
            <text:p>17</text:p>
          </table:table-cell>
          <table:table-cell table:style-name="ce49"/>
          <table:table-cell table:style-name="ce49"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I2C1SDA/GPIOA19 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43" office:value-type="string" calcext:value-type="string">
            <text:p>I2C1SCL/GPIOA18 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GPIOA20 </text:p>
          </table:table-cell>
          <table:table-cell table:style-name="ce26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GPIOA21 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43" office:value-type="string" calcext:value-type="string">
            <text:p>GPIOA7 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7" calcext:value-type="float">
            <text:p>7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23" calcext:value-type="float">
            <text:p>23</text:p>
          </table:table-cell>
          <table:table-cell table:style-name="ce20" office:value-type="string" calcext:value-type="string">
            <text:p>GPIOA8 </text:p>
          </table:table-cell>
          <table:table-cell table:style-name="ce26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4"/>
          <table:table-cell table:style-name="ce1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38"/>
          <table:table-cell table:number-columns-repeated="985"/>
        </table:table-row>
        <table:table-row table:style-name="ro1">
          <table:table-cell table:style-name="ce4"/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16" calcext:value-type="float">
            <text:p>16</text:p>
          </table:table-cell>
          <table:table-cell table:style-name="ce12" office:value-type="float" office:value="24" calcext:value-type="float">
            <text:p>24</text:p>
          </table:table-cell>
          <table:table-cell table:style-name="ce20" office:value-type="string" calcext:value-type="string">
            <text:p>UART3CTS/SPI1MISO/GPIOA16 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43" office:value-type="string" calcext:value-type="string">
            <text:p>UART3TX/SPI1CS/GPIOA13 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13" calcext:value-type="float">
            <text:p>13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string" calcext:value-type="string">
            <text:p>GPIOA9 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43" office:value-type="string" calcext:value-type="string">
            <text:p>UART3RTS/SPI1MOSI/GPIOA15 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55"/>
          <table:table-cell table:style-name="ce38"/>
          <table:table-cell table:number-columns-repeated="985"/>
        </table:table-row>
        <table:table-row table:style-name="ro1">
          <table:table-cell table:style-name="ce6" office:value-type="string" calcext:value-type="string">
            <text:p>X</text:p>
          </table:table-cell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22" office:value-type="string" calcext:value-type="string">
            <text:p>GND </text:p>
          </table:table-cell>
          <table:table-cell table:style-name="ce28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45" office:value-type="string" calcext:value-type="string">
            <text:p>UART3RX/SPI1CLK/GPIOA14 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14" calcext:value-type="float">
            <text:p>14</text:p>
          </table:table-cell>
          <table:table-cell table:style-name="ce16"/>
          <table:table-cell table:style-name="ce16" office:value-type="string" calcext:value-type="string">
            <text:p>X</text:p>
          </table:table-cell>
          <table:table-cell table:style-name="ce57"/>
          <table:table-cell table:style-name="ce38"/>
          <table:table-cell table:number-columns-repeated="985"/>
        </table:table-row>
        <table:table-row table:style-name="ro1">
          <table:table-cell table:style-name="ce1" office:value-type="string" calcext:value-type="string" table:number-columns-spanned="8" table:number-rows-spanned="1">
            <text:p>DBG_UART (#2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style-name="ce38"/>
          <table:table-cell table:number-columns-repeated="99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17" calcext:value-type="float">
            <text:p>17</text:p>
          </table:table-cell>
          <table:table-cell table:style-name="ce20" office:value-type="string" calcext:value-type="string">
            <text:p>UART0TX/GPIOA4</text:p>
          </table:table-cell>
          <table:table-cell table:style-name="ce31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style-name="ce16" office:value-type="float" office:value="18" calcext:value-type="float">
            <text:p>18</text:p>
          </table:table-cell>
          <table:table-cell table:style-name="ce24" office:value-type="string" calcext:value-type="string">
            <text:p>UART0RX/GPIOA5</text:p>
          </table:table-cell>
          <table:table-cell table:style-name="ce32"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1" office:value-type="string" calcext:value-type="string" table:number-columns-spanned="8" table:number-rows-spanned="1">
            <text:p>INNER (#3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9" calcext:value-type="float">
            <text:p>19</text:p>
          </table:table-cell>
          <table:table-cell table:style-name="ce20" office:value-type="string" calcext:value-type="string">
            <text:p>STAT_LED/GPIOA1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number-columns-repeated="2" table:style-name="ce12" office:value-type="string" calcext:value-type="string">
            <text:p>X</text:p>
          </table:table-cell>
          <table:table-cell table:style-name="ce12" office:value-type="float" office:value="362" calcext:value-type="float">
            <text:p>362</text:p>
          </table:table-cell>
          <table:table-cell table:style-name="ce12" office:value-type="float" office:value="104" calcext:value-type="float">
            <text:p>104</text:p>
          </table:table-cell>
          <table:table-cell table:style-name="ce12" office:value-type="float" office:value="32" calcext:value-type="float">
            <text:p>32</text:p>
          </table:table-cell>
          <table:table-cell table:style-name="ce20" office:value-type="string" calcext:value-type="string">
            <text:p>PWR_LED/GPIOL10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98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12" office:value-type="string" calcext:value-type="string">
            <text:p>X</text:p>
          </table:table-cell>
          <table:table-cell table:style-name="ce12"/>
          <table:table-cell table:style-name="ce12" office:value-type="float" office:value="355" calcext:value-type="float">
            <text:p>355</text:p>
          </table:table-cell>
          <table:table-cell table:style-name="ce12" office:value-type="float" office:value="97" calcext:value-type="float">
            <text:p>97</text:p>
          </table:table-cell>
          <table:table-cell table:style-name="ce12" office:value-type="float" office:value="33" calcext:value-type="float">
            <text:p>33</text:p>
          </table:table-cell>
          <table:table-cell table:style-name="ce20" office:value-type="string" calcext:value-type="string">
            <text:p>GPIOL3/K1</text:p>
          </table:table-cell>
          <table:table-cell table:style-name="ce33" office:value-type="float" office:value="3" calcext:value-type="float">
            <text:p>3</text:p>
          </table:table-cell>
          <table:table-cell table:style-name="ce39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7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20" calcext:value-type="float">
            <text:p>20</text:p>
          </table:table-cell>
          <table:table-cell table:style-name="ce24" office:value-type="string" calcext:value-type="string">
            <text:p>GPIOL11/IR_RX</text:p>
          </table:table-cell>
          <table:table-cell table:style-name="ce34" office:value-type="float" office:value="4" calcext:value-type="float">
            <text:p>4</text:p>
          </table:table-cell>
          <table:table-cell table:style-name="ce39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1" office:value-type="string" calcext:value-type="string" table:number-columns-spanned="8" table:number-rows-spanned="1">
            <text:p>CON2 (#4)</text:p>
          </table:table-cell>
          <table:covered-table-cell table:number-columns-repeated="5" table:style-name="ce15"/>
          <table:covered-table-cell table:style-name="ce23"/>
          <table:covered-table-cell table:style-name="ce29"/>
          <table:table-cell table:style-name="ce38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30" office:value-type="float" office:value="1" calcext:value-type="float">
            <text:p>1</text:p>
          </table:table-cell>
          <table:table-cell table:style-name="ce38"/>
          <table:table-cell table:number-columns-repeated="7"/>
          <table:table-cell table:style-name="Default"/>
          <table:table-cell table:number-columns-repeated="985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P1</text:p>
          </table:table-cell>
          <table:table-cell table:style-name="ce30" office:value-type="float" office:value="2" calcext:value-type="float">
            <text:p>2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M1</text:p>
          </table:table-cell>
          <table:table-cell table:style-name="ce30" office:value-type="float" office:value="3" calcext:value-type="float">
            <text:p>3</text:p>
          </table:table-cell>
          <table:table-cell table:style-name="Default"/>
          <table:table-cell table:style-name="ce46" office:value-type="string" calcext:value-type="string" table:number-columns-spanned="4" table:number-rows-spanned="1">
            <text:p>Registres PIO Soc H3 et N° Linux</text:p>
          </table:table-cell>
          <table:covered-table-cell table:number-columns-repeated="3"/>
          <table:table-cell table:style-name="ce10" office:value-type="string" calcext:value-type="string" table:number-columns-spanned="2" table:number-rows-spanned="1">
            <text:p>start</text:p>
          </table:table-cell>
          <table:covered-table-cell table:style-name="ce51"/>
          <table:table-cell table:number-columns-repeated="987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P2</text:p>
          </table:table-cell>
          <table:table-cell table:style-name="ce30" office:value-type="float" office:value="4" calcext:value-type="float">
            <text:p>4</text:p>
          </table:table-cell>
          <table:table-cell table:style-name="Default"/>
          <table:table-cell table:style-name="ce10" office:value-type="string" calcext:value-type="string">
            <text:p>Base</text:p>
          </table:table-cell>
          <table:table-cell table:style-name="ce10" office:value-type="string" calcext:value-type="string">
            <text:p>PORT</text:p>
          </table:table-cell>
          <table:table-cell table:style-name="ce10" office:value-type="string" calcext:value-type="string">
            <text:p>size</text:p>
          </table:table-cell>
          <table:table-cell table:style-name="ce18" office:value-type="string" calcext:value-type="string">
            <text:p>@</text:p>
          </table:table-cell>
          <table:table-cell table:style-name="ce10" office:value-type="string" calcext:value-type="string">
            <text:p>H3</text:p>
          </table:table-cell>
          <table:table-cell table:style-name="ce41" office:value-type="string" calcext:value-type="string">
            <text:p>Linux</text:p>
          </table:table-cell>
          <table:table-cell table:number-columns-repeated="987"/>
        </table:table-row>
        <table:table-row table:style-name="ro1">
          <table:table-cell table:style-name="ce3"/>
          <table:table-cell table:style-name="ce11"/>
          <table:table-cell table:style-name="ce11" office:value-type="string" calcext:value-type="string">
            <text:p>X</text:p>
          </table:table-cell>
          <table:table-cell table:style-name="ce11" table:number-columns-repeated="3"/>
          <table:table-cell table:style-name="ce19" office:value-type="string" calcext:value-type="string">
            <text:p>USB-DM2</text:p>
          </table:table-cell>
          <table:table-cell table:style-name="ce30" office:value-type="float" office:value="5" calcext:value-type="float">
            <text:p>5</text:p>
          </table:table-cell>
          <table:table-cell table:style-name="Default"/>
          <table:table-cell table:style-name="ce47" office:value-type="string" calcext:value-type="string" table:number-columns-spanned="1" table:number-rows-spanned="7">
            <text:p>0x01C20800</text:p>
          </table:table-cell>
          <table:table-cell table:style-name="ce48" office:value-type="string" calcext:value-type="string">
            <text:p>A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style-name="ce12" office:value-type="float" office:value="363" calcext:value-type="float">
            <text:p>363</text:p>
          </table:table-cell>
          <table:table-cell table:style-name="ce12" office:value-type="float" office:value="105" calcext:value-type="float">
            <text:p>105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GPIOL11/IR_RX</text:p>
          </table:table-cell>
          <table:table-cell table:style-name="ce31" office:value-type="float" office:value="6" calcext:value-type="float">
            <text:p>6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B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formula="of:=DEC2HEX(HEX2DEC([.M38])+36;2)" office:value-type="string" office:string-value="24" calcext:value-type="string">
            <text:p>24</text:p>
          </table:table-cell>
          <table:table-cell table:style-name="ce19" office:value-type="float" office:value="22" calcext:value-type="float">
            <text:p>22</text:p>
          </table:table-cell>
          <table:table-cell table:style-name="ce19" table:formula="of:=[.O38]+32"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11" calcext:value-type="float">
            <text:p>11</text:p>
          </table:table-cell>
          <table:table-cell table:style-name="ce20" office:value-type="string" calcext:value-type="string">
            <text:p>SPDIFOUT/GPIOA17</text:p>
          </table:table-cell>
          <table:table-cell table:style-name="ce31" office:value-type="float" office:value="7" calcext:value-type="float">
            <text:p>7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C</text:p>
          </table:table-cell>
          <table:table-cell table:style-name="ce50" office:value-type="float" office:value="17" calcext:value-type="float">
            <text:p>17</text:p>
          </table:table-cell>
          <table:table-cell table:style-name="ce50" table:formula="of:=DEC2HEX(HEX2DEC([.M39])+36;2)" office:value-type="string" office:string-value="48" calcext:value-type="string">
            <text:p>48</text:p>
          </table:table-cell>
          <table:table-cell table:style-name="ce50" table:formula="of:=[.N38]+[.L38]" office:value-type="float" office:value="22" calcext:value-type="float">
            <text:p>22</text:p>
          </table:table-cell>
          <table:table-cell table:style-name="ce50" table:formula="of:=[.O39]+32" office:value-type="float" office:value="64" calcext:value-type="float">
            <text:p>64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12" office:value-type="float" office:value="31" calcext:value-type="float">
            <text:p>31</text:p>
          </table:table-cell>
          <table:table-cell table:style-name="ce20" office:value-type="string" calcext:value-type="string">
            <text:p>PCM0SYNC/I2S0LRCK/GPIOA18</text:p>
          </table:table-cell>
          <table:table-cell table:style-name="ce31" office:value-type="float" office:value="8" calcext:value-type="float">
            <text:p>8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D</text:p>
          </table:table-cell>
          <table:table-cell table:style-name="ce50" office:value-type="float" office:value="18" calcext:value-type="float">
            <text:p>18</text:p>
          </table:table-cell>
          <table:table-cell table:style-name="ce50" table:formula="of:=DEC2HEX(HEX2DEC([.M40])+36;2)" office:value-type="string" office:string-value="6C" calcext:value-type="string">
            <text:p>6C</text:p>
          </table:table-cell>
          <table:table-cell table:style-name="ce50" table:formula="of:=[.N40]+[.L40]" office:value-type="float" office:value="39" calcext:value-type="float">
            <text:p>39</text:p>
          </table:table-cell>
          <table:table-cell table:style-name="ce50" table:formula="of:=[.O40]+32" office:value-type="float" office:value="96" calcext:value-type="float">
            <text:p>96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PCM0CLK/I2S0BCK/GPIOA19</text:p>
          </table:table-cell>
          <table:table-cell table:style-name="ce31" office:value-type="float" office:value="9" calcext:value-type="float">
            <text:p>9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E</text:p>
          </table:table-cell>
          <table:table-cell table:style-name="ce50" office:value-type="float" office:value="16" calcext:value-type="float">
            <text:p>16</text:p>
          </table:table-cell>
          <table:table-cell table:style-name="ce50" table:formula="of:=DEC2HEX(HEX2DEC([.M41])+36;2)" office:value-type="string" office:string-value="90" calcext:value-type="string">
            <text:p>90</text:p>
          </table:table-cell>
          <table:table-cell table:style-name="ce50" table:formula="of:=[.N41]+[.L41]" office:value-type="float" office:value="57" calcext:value-type="float">
            <text:p>57</text:p>
          </table:table-cell>
          <table:table-cell table:style-name="ce50" table:formula="of:=[.O41]+32" office:value-type="float" office:value="128" calcext:value-type="float">
            <text:p>128</text:p>
          </table:table-cell>
          <table:table-cell table:number-columns-repeated="3"/>
          <table:table-cell table:formula="of:=[.N42]+12" office:value-type="float" office:value="69" calcext:value-type="float">
            <text:p>69</text:p>
          </table:table-cell>
          <table:table-cell table:formula="of:=[.O42]+12" office:value-type="float" office:value="140" calcext:value-type="float">
            <text:p>140</text:p>
          </table:table-cell>
          <table:table-cell table:number-columns-repeated="982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PCM0DOUT/I2S0SDOUT/GPIOA20</text:p>
          </table:table-cell>
          <table:table-cell table:style-name="ce31" office:value-type="float" office:value="10" calcext:value-type="float">
            <text:p>10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F</text:p>
          </table:table-cell>
          <table:table-cell table:style-name="ce50" office:value-type="float" office:value="7" calcext:value-type="float">
            <text:p>7</text:p>
          </table:table-cell>
          <table:table-cell table:style-name="ce50" table:formula="of:=DEC2HEX(HEX2DEC([.M42])+36;2)" office:value-type="string" office:string-value="B4" calcext:value-type="string">
            <text:p>B4</text:p>
          </table:table-cell>
          <table:table-cell table:style-name="ce50" table:formula="of:=[.N42]+[.L42]" office:value-type="float" office:value="73" calcext:value-type="float">
            <text:p>73</text:p>
          </table:table-cell>
          <table:table-cell table:style-name="ce50" table:formula="of:=[.O42]+32" office:value-type="float" office:value="160" calcext:value-type="float">
            <text:p>160</text:p>
          </table:table-cell>
          <table:table-cell table:number-columns-repeated="987"/>
        </table:table-row>
        <table:table-row table:style-name="ro1">
          <table:table-cell table:style-name="ce4"/>
          <table:table-cell table:style-name="ce12"/>
          <table:table-cell table:style-name="ce12" office:value-type="string" calcext:value-type="string">
            <text:p>X</text:p>
          </table:table-cell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PCM0DIN/I2S0SDIN/GPIOA21</text:p>
          </table:table-cell>
          <table:table-cell table:style-name="ce31" office:value-type="float" office:value="11" calcext:value-type="float">
            <text:p>11</text:p>
          </table:table-cell>
          <table:table-cell table:style-name="Default"/>
          <table:covered-table-cell table:style-name="ce48"/>
          <table:table-cell table:style-name="ce48" office:value-type="string" calcext:value-type="string">
            <text:p>G</text:p>
          </table:table-cell>
          <table:table-cell table:style-name="ce50" office:value-type="float" office:value="14" calcext:value-type="float">
            <text:p>14</text:p>
          </table:table-cell>
          <table:table-cell table:style-name="ce50" table:formula="of:=DEC2HEX(HEX2DEC([.M43])+36;2)" office:value-type="string" office:string-value="D8" calcext:value-type="string">
            <text:p>D8</text:p>
          </table:table-cell>
          <table:table-cell table:style-name="ce50" table:formula="of:=[.N43]+[.L43]" office:value-type="float" office:value="80" calcext:value-type="float">
            <text:p>80</text:p>
          </table:table-cell>
          <table:table-cell table:style-name="ce50" table:formula="of:=[.O43]+32" office:value-type="float" office:value="192" calcext:value-type="float">
            <text:p>192</text:p>
          </table:table-cell>
          <table:table-cell table:number-columns-repeated="987"/>
        </table:table-row>
        <table:table-row table:style-name="ro1">
          <table:table-cell table:style-name="ce6"/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22" office:value-type="string" calcext:value-type="string">
            <text:p>GND </text:p>
          </table:table-cell>
          <table:table-cell table:style-name="ce35" office:value-type="float" office:value="12" calcext:value-type="float">
            <text:p>12</text:p>
          </table:table-cell>
          <table:table-cell table:style-name="Default"/>
          <table:table-cell table:style-name="ce48" office:value-type="string" calcext:value-type="string">
            <text:p><text:s/>0x01F02C00</text:p>
          </table:table-cell>
          <table:table-cell table:style-name="ce48" office:value-type="string" calcext:value-type="string">
            <text:p>L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0" calcext:value-type="float">
            <text:p>0</text:p>
          </table:table-cell>
          <table:table-cell table:style-name="ce50" table:formula="of:=[.N44]+[.L44]" office:value-type="float" office:value="94" calcext:value-type="float">
            <text:p>94</text:p>
          </table:table-cell>
          <table:table-cell table:style-name="ce50" office:value-type="float" office:value="352" calcext:value-type="float">
            <text:p>352</text:p>
          </table:table-cell>
          <table:table-cell table:style-name="ce58"/>
          <table:table-cell table:number-columns-repeated="986"/>
        </table:table-row>
        <table:table-row table:style-name="ro1">
          <table:table-cell table:number-columns-repeated="7"/>
          <table:table-cell table:style-name="Default"/>
          <table:table-cell table:number-columns-repeated="9"/>
          <table:table-cell table:style-name="ce58" table:number-columns-repeated="985"/>
        </table:table-row>
        <table:table-row table:style-name="ro1" table:number-rows-repeated="1048529">
          <table:table-cell table:number-columns-repeated="1002"/>
        </table:table-row>
        <table:table-row table:style-name="ro1">
          <table:table-cell table:number-columns-repeated="1002"/>
        </table:table-row>
      </table:table>
      <table:table table:name="nanopi - work C++" table:style-name="ta1" table:print-ranges="'nanopi - work C++'.A70:'nanopi - work C++'.W115">
        <office:forms form:automatic-focus="false" form:apply-design-mode="false"/>
        <table:table-column table:style-name="co66" table:default-cell-style-name="ce137"/>
        <table:table-column table:style-name="co3" table:default-cell-style-name="ce149"/>
        <table:table-column table:style-name="co67" table:number-columns-repeated="5" table:default-cell-style-name="ce83"/>
        <table:table-column table:style-name="co67" table:default-cell-style-name="Default"/>
        <table:table-column table:style-name="co68" table:default-cell-style-name="ce83"/>
        <table:table-column table:style-name="co69" table:number-columns-repeated="2" table:default-cell-style-name="ce83"/>
        <table:table-column table:style-name="co69" table:default-cell-style-name="ce149"/>
        <table:table-column table:style-name="co70" table:default-cell-style-name="Default"/>
        <table:table-column table:style-name="co2" table:number-columns-repeated="3" table:default-cell-style-name="ce158"/>
        <table:table-column table:style-name="co2" table:number-columns-repeated="2" table:default-cell-style-name="Default"/>
        <table:table-column table:style-name="co71" table:number-columns-repeated="5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12" table:number-columns-repeated="995" table:default-cell-style-name="Default"/>
        <table:table-row table:style-name="ro1">
          <table:table-cell table:style-name="ce142" office:value-type="string" calcext:value-type="string">
            <text:p>#</text:p>
          </table:table-cell>
          <table:table-cell table:style-name="ce85" office:value-type="string" calcext:value-type="string">
            <text:p>Schéma</text:p>
          </table:table-cell>
          <table:table-cell table:style-name="ce85" office:value-type="string" calcext:value-type="string">
            <text:p>Core</text:p>
          </table:table-cell>
          <table:table-cell table:style-name="ce85" office:value-type="string" calcext:value-type="string">
            <text:p>Core2</text:p>
          </table:table-cell>
          <table:table-cell table:style-name="ce85" office:value-type="string" calcext:value-type="string">
            <text:p>Neo</text:p>
          </table:table-cell>
          <table:table-cell table:style-name="ce85" office:value-type="string" calcext:value-type="string">
            <text:p>M1</text:p>
          </table:table-cell>
          <table:table-cell table:style-name="ce85" office:value-type="string" calcext:value-type="string">
            <text:p>M1+</text:p>
          </table:table-cell>
          <table:table-cell table:style-name="ce85" office:value-type="string" calcext:value-type="string">
            <text:p>Phys.</text:p>
          </table:table-cell>
          <table:table-cell table:style-name="ce142" office:value-type="string" calcext:value-type="string">
            <text:p>Conn.</text:p>
          </table:table-cell>
          <table:table-cell table:style-name="ce142" office:value-type="string" calcext:value-type="string">
            <text:p>Port</text:p>
          </table:table-cell>
          <table:table-cell table:style-name="ce142" office:value-type="string" calcext:value-type="string">
            <text:p>#</text:p>
          </table:table-cell>
          <table:table-cell table:style-name="ce154" office:value-type="string" calcext:value-type="string">
            <text:p>Nom</text:p>
          </table:table-cell>
          <table:table-cell table:style-name="ce85" office:value-type="string" calcext:value-type="string">
            <text:p>Type</text:p>
          </table:table-cell>
          <table:table-cell table:style-name="ce85" office:value-type="string" calcext:value-type="string">
            <text:p>logical</text:p>
          </table:table-cell>
          <table:table-cell table:style-name="ce85" office:value-type="string" calcext:value-type="string">
            <text:p>mcu</text:p>
          </table:table-cell>
          <table:table-cell table:style-name="ce85" office:value-type="string" calcext:value-type="string">
            <text:p>system</text:p>
          </table:table-cell>
          <table:table-cell table:style-name="ce85" office:value-type="string" calcext:value-type="string">
            <text:p>row</text:p>
          </table:table-cell>
          <table:table-cell table:style-name="ce85" office:value-type="string" calcext:value-type="string">
            <text:p>column</text:p>
          </table:table-cell>
          <table:table-cell table:style-name="ce85" office:value-type="string" calcext:value-type="string">
            <text:p>input</text:p>
          </table:table-cell>
          <table:table-cell table:style-name="ce85" office:value-type="string" calcext:value-type="string">
            <text:p>output</text:p>
          </table:table-cell>
          <table:table-cell table:style-name="ce85" office:value-type="string" calcext:value-type="string">
            <text:p>func2</text:p>
          </table:table-cell>
          <table:table-cell table:style-name="ce85" office:value-type="string" calcext:value-type="string">
            <text:p>func3</text:p>
          </table:table-cell>
          <table:table-cell table:style-name="ce85" office:value-type="string" calcext:value-type="string">
            <text:p>func6</text:p>
          </table:table-cell>
          <table:table-cell table:style-name="ce85" office:value-type="string" calcext:value-type="string">
            <text:p>input</text:p>
          </table:table-cell>
          <table:table-cell table:style-name="ce85" office:value-type="string" calcext:value-type="string">
            <text:p>output</text:p>
          </table:table-cell>
          <table:table-cell table:style-name="ce85" office:value-type="string" calcext:value-type="string">
            <text:p>func2</text:p>
          </table:table-cell>
          <table:table-cell table:style-name="ce85" office:value-type="string" calcext:value-type="string">
            <text:p>func3</text:p>
          </table:table-cell>
          <table:table-cell table:style-name="ce85" office:value-type="string" calcext:value-type="string">
            <text:p>func6</text:p>
          </table:table-cell>
          <table:table-cell table:style-name="ce85" office:value-type="string" calcext:value-type="string">
            <text:p>Code C++</text:p>
          </table:table-cell>
          <table:table-cell table:style-name="ce150" table:number-columns-repeated="994"/>
          <table:table-cell/>
        </table:table-row>
        <table:table-row table:style-name="ro1">
          <table:table-cell table:style-name="ce122"/>
          <table:table-cell table:style-name="ce145" office:value-type="string" calcext:value-type="string">
            <text:p>UART2_TX/GPIOA0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2]-1)*2+[.$R2]" office:value-type="float" office:value="11" calcext:value-type="float">
            <text:p>11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0" calcext:value-type="float">
            <text:p>0</text:p>
          </table:table-cell>
          <table:table-cell table:style-name="ce145" table:formula="of:=CONCATENATE([.J2];[.K2])" office:value-type="string" office:string-value="A0" calcext:value-type="string">
            <text:p>A0</text:p>
          </table:table-cell>
          <table:table-cell table:style-name="ce122" office:value-type="string" calcext:value-type="string">
            <text:p>TypeGpio</text:p>
          </table:table-cell>
          <table:table-cell table:number-columns-repeated="3" table:style-name="ce99" office:value-type="float" office:value="0" calcext:value-type="float">
            <text:p>0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2]=&quot;TypeGpio&quot;;CONCATENATE(&quot;GPIO&quot;;[.$L2]);[.$L2])" office:value-type="string" office:string-value="GPIOA0" calcext:value-type="string">
            <text:p>GPIOA0</text:p>
          </table:table-cell>
          <table:table-cell table:style-name="ce161" table:formula="of:=IF([.$M2]=&quot;TypeGpio&quot;;CONCATENATE(&quot;GPIO&quot;;[.$L2]);&quot;&quot;)" office:value-type="string" office:string-value="GPIOA0" calcext:value-type="string">
            <text:p>GPIOA0</text:p>
          </table:table-cell>
          <table:table-cell table:style-name="ce122" office:value-type="string" calcext:value-type="string">
            <text:p>UART2TX</text:p>
          </table:table-cell>
          <table:table-cell table:style-name="ce122" office:value-type="string" calcext:value-type="string">
            <text:p>JTAGMS</text:p>
          </table:table-cell>
          <table:table-cell table:style-name="ce122" office:value-type="string" calcext:value-type="string">
            <text:p>PAEINT0</text:p>
          </table:table-cell>
          <table:table-cell table:style-name="ce130" table:formula="of:=CONCATENATE(&quot;{ModeInput,&quot;&quot;&quot;;[.$S2];&quot;&quot;&quot;}&quot;)" office:value-type="string" office:string-value="{ModeInput,&quot;GPIOA0&quot;}" calcext:value-type="string">
            <text:p>{ModeInput,"GPIOA0"}</text:p>
          </table:table-cell>
          <table:table-cell table:style-name="ce130" table:formula="of:=IF([.$T2]&lt;&gt;&quot;&quot;;CONCATENATE(&quot;,{ModeOutput,&quot;&quot;&quot;;[.$T2];&quot;&quot;&quot;}&quot;);&quot;&quot;)" office:value-type="string" office:string-value=",{ModeOutput,&quot;GPIOA0&quot;}" calcext:value-type="string">
            <text:p>,{ModeOutput,"GPIOA0"}</text:p>
          </table:table-cell>
          <table:table-cell table:style-name="ce130" table:formula="of:=IF([.$U2]&lt;&gt;&quot;&quot;;CONCATENATE(&quot;,{ModeAlt2,&quot;&quot;&quot;;[.$U2];&quot;&quot;&quot;}&quot;);&quot;&quot;)" office:value-type="string" office:string-value=",{ModeAlt2,&quot;UART2TX&quot;}" calcext:value-type="string">
            <text:p>,{ModeAlt2,"UART2TX"}</text:p>
          </table:table-cell>
          <table:table-cell table:style-name="ce130" table:formula="of:=IF([.$V2]&lt;&gt;&quot;&quot;;CONCATENATE(&quot;,{ModeAlt3,&quot;&quot;&quot;;[.$V2];&quot;&quot;&quot;}&quot;);&quot;&quot;)" office:value-type="string" office:string-value=",{ModeAlt3,&quot;JTAGMS&quot;}" calcext:value-type="string">
            <text:p>,{ModeAlt3,"JTAGMS"}</text:p>
          </table:table-cell>
          <table:table-cell table:style-name="ce130" table:formula="of:=IF([.$W2]&lt;&gt;&quot;&quot;;CONCATENATE(&quot;,{ModeAlt6,&quot;&quot;&quot;;[.$W2];&quot;&quot;&quot;}&quot;);&quot;&quot;)" office:value-type="string" office:string-value=",{ModeAlt6,&quot;PAEINT0&quot;}" calcext:value-type="string">
            <text:p>,{ModeAlt6,"PAEINT0"}</text:p>
          </table:table-cell>
          <table:table-cell table:style-name="ce130" table:formula="of:=CONCATENATE(&quot;{&quot;;[.$M2];&quot;,{&quot;;[.$N2];&quot;,&quot;;[.$O2];&quot;,&quot;;[.$P2];&quot;,&quot;;[.$Q2];&quot;,&quot;;[.$R2];&quot;},{&quot;;[.$X2];[.$Y2];[.$Z2];[.$AA2];[.$AB2];&quot;}},&quot;)" office:value-type="string" office:string-value="{TypeGpio,{0,0,0,6,1},{{ModeInput,&quot;GPIOA0&quot;},{ModeOutput,&quot;GPIOA0&quot;},{ModeAlt2,&quot;UART2TX&quot;},{ModeAlt3,&quot;JTAGMS&quot;},{ModeAlt6,&quot;PAEINT0&quot;}}}," calcext:value-type="string">
            <text:p>{TypeGpio,{0,0,0,6,1},{{ModeInput,"GPIOA0"},{ModeOutput,"GPIOA0"},{ModeAlt2,"UART2TX"},{ModeAlt3,"JTAGMS"},{ModeAlt6,"PAEINT0"}}},</text:p>
          </table:table-cell>
          <table:table-cell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ART2_RX/GPIOA1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3]-1)*2+[.$R3]" office:value-type="float" office:value="22" calcext:value-type="float">
            <text:p>22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" calcext:value-type="float">
            <text:p>1</text:p>
          </table:table-cell>
          <table:table-cell table:style-name="ce145" table:formula="of:=CONCATENATE([.J3];[.K3])" office:value-type="string" office:string-value="A1" calcext:value-type="string">
            <text:p>A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3]=&quot;TypeGpio&quot;;CONCATENATE(&quot;GPIO&quot;;[.$L3]);[.$L3])" office:value-type="string" office:string-value="GPIOA1" calcext:value-type="string">
            <text:p>GPIOA1</text:p>
          </table:table-cell>
          <table:table-cell table:style-name="ce161" table:formula="of:=IF([.$M3]=&quot;TypeGpio&quot;;CONCATENATE(&quot;GPIO&quot;;[.$L3]);&quot;&quot;)" office:value-type="string" office:string-value="GPIOA1" calcext:value-type="string">
            <text:p>GPIOA1</text:p>
          </table:table-cell>
          <table:table-cell table:style-name="ce122" office:value-type="string" calcext:value-type="string">
            <text:p>UART2RX</text:p>
          </table:table-cell>
          <table:table-cell table:style-name="ce122" office:value-type="string" calcext:value-type="string">
            <text:p>JTAGCK</text:p>
          </table:table-cell>
          <table:table-cell table:style-name="ce122" office:value-type="string" calcext:value-type="string">
            <text:p>PAEINT1</text:p>
          </table:table-cell>
          <table:table-cell table:style-name="ce130" table:formula="of:=CONCATENATE(&quot;{ModeInput,&quot;&quot;&quot;;[.$S3];&quot;&quot;&quot;}&quot;)" office:value-type="string" office:string-value="{ModeInput,&quot;GPIOA1&quot;}" calcext:value-type="string">
            <text:p>{ModeInput,"GPIOA1"}</text:p>
          </table:table-cell>
          <table:table-cell table:style-name="ce130" table:formula="of:=IF([.$T3]&lt;&gt;&quot;&quot;;CONCATENATE(&quot;,{ModeOutput,&quot;&quot;&quot;;[.$T3];&quot;&quot;&quot;}&quot;);&quot;&quot;)" office:value-type="string" office:string-value=",{ModeOutput,&quot;GPIOA1&quot;}" calcext:value-type="string">
            <text:p>,{ModeOutput,"GPIOA1"}</text:p>
          </table:table-cell>
          <table:table-cell table:style-name="ce130" table:formula="of:=IF([.$U3]&lt;&gt;&quot;&quot;;CONCATENATE(&quot;,{ModeAlt2,&quot;&quot;&quot;;[.$U3];&quot;&quot;&quot;}&quot;);&quot;&quot;)" office:value-type="string" office:string-value=",{ModeAlt2,&quot;UART2RX&quot;}" calcext:value-type="string">
            <text:p>,{ModeAlt2,"UART2RX"}</text:p>
          </table:table-cell>
          <table:table-cell table:style-name="ce130" table:formula="of:=IF([.$V3]&lt;&gt;&quot;&quot;;CONCATENATE(&quot;,{ModeAlt3,&quot;&quot;&quot;;[.$V3];&quot;&quot;&quot;}&quot;);&quot;&quot;)" office:value-type="string" office:string-value=",{ModeAlt3,&quot;JTAGCK&quot;}" calcext:value-type="string">
            <text:p>,{ModeAlt3,"JTAGCK"}</text:p>
          </table:table-cell>
          <table:table-cell table:style-name="ce130" table:formula="of:=IF([.$W3]&lt;&gt;&quot;&quot;;CONCATENATE(&quot;,{ModeAlt6,&quot;&quot;&quot;;[.$W3];&quot;&quot;&quot;}&quot;);&quot;&quot;)" office:value-type="string" office:string-value=",{ModeAlt6,&quot;PAEINT1&quot;}" calcext:value-type="string">
            <text:p>,{ModeAlt6,"PAEINT1"}</text:p>
          </table:table-cell>
          <table:table-cell table:style-name="ce130" table:formula="of:=CONCATENATE(&quot;{&quot;;[.$M3];&quot;,{&quot;;[.$N3];&quot;,&quot;;[.$O3];&quot;,&quot;;[.$P3];&quot;,&quot;;[.$Q3];&quot;,&quot;;[.$R3];&quot;},{&quot;;[.$X3];[.$Y3];[.$Z3];[.$AA3];[.$AB3];&quot;}},&quot;)" office:value-type="string" office:string-value="{TypeGpio,{6,1,1,11,2},{{ModeInput,&quot;GPIOA1&quot;},{ModeOutput,&quot;GPIOA1&quot;},{ModeAlt2,&quot;UART2RX&quot;},{ModeAlt3,&quot;JTAGCK&quot;},{ModeAlt6,&quot;PAEINT1&quot;}}}," calcext:value-type="string">
            <text:p>{TypeGpio,{6,1,1,11,2},{{ModeInput,"GPIOA1"},{ModeOutput,"GPIOA1"},{ModeAlt2,"UART2RX"},{ModeAlt3,"JTAGCK"},{ModeAlt6,"PAEINT1"}}},</text:p>
          </table:table-cell>
          <table:table-cell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ART2_RTS/GPIOA2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4]-1)*2+[.$R4]" office:value-type="float" office:value="13" calcext:value-type="float">
            <text:p>13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2" calcext:value-type="float">
            <text:p>2</text:p>
          </table:table-cell>
          <table:table-cell table:style-name="ce145" table:formula="of:=CONCATENATE([.J4];[.K4])" office:value-type="string" office:string-value="A2" calcext:value-type="string">
            <text:p>A2</text:p>
          </table:table-cell>
          <table:table-cell table:style-name="ce122" office:value-type="string" calcext:value-type="string">
            <text:p>TypeGpio</text:p>
          </table:table-cell>
          <table:table-cell table:number-columns-repeated="3" table:style-name="ce99" office:value-type="float" office:value="2" calcext:value-type="float">
            <text:p>2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4]=&quot;TypeGpio&quot;;CONCATENATE(&quot;GPIO&quot;;[.$L4]);[.$L4])" office:value-type="string" office:string-value="GPIOA2" calcext:value-type="string">
            <text:p>GPIOA2</text:p>
          </table:table-cell>
          <table:table-cell table:style-name="ce161" table:formula="of:=IF([.$M4]=&quot;TypeGpio&quot;;CONCATENATE(&quot;GPIO&quot;;[.$L4]);&quot;&quot;)" office:value-type="string" office:string-value="GPIOA2" calcext:value-type="string">
            <text:p>GPIOA2</text:p>
          </table:table-cell>
          <table:table-cell table:style-name="ce122" office:value-type="string" calcext:value-type="string">
            <text:p>UART2RTS</text:p>
          </table:table-cell>
          <table:table-cell table:style-name="ce122" office:value-type="string" calcext:value-type="string">
            <text:p>JTAGDO</text:p>
          </table:table-cell>
          <table:table-cell table:style-name="ce122" office:value-type="string" calcext:value-type="string">
            <text:p>PAEINT2</text:p>
          </table:table-cell>
          <table:table-cell table:style-name="ce130" table:formula="of:=CONCATENATE(&quot;{ModeInput,&quot;&quot;&quot;;[.$S4];&quot;&quot;&quot;}&quot;)" office:value-type="string" office:string-value="{ModeInput,&quot;GPIOA2&quot;}" calcext:value-type="string">
            <text:p>{ModeInput,"GPIOA2"}</text:p>
          </table:table-cell>
          <table:table-cell table:style-name="ce130" table:formula="of:=IF([.$T4]&lt;&gt;&quot;&quot;;CONCATENATE(&quot;,{ModeOutput,&quot;&quot;&quot;;[.$T4];&quot;&quot;&quot;}&quot;);&quot;&quot;)" office:value-type="string" office:string-value=",{ModeOutput,&quot;GPIOA2&quot;}" calcext:value-type="string">
            <text:p>,{ModeOutput,"GPIOA2"}</text:p>
          </table:table-cell>
          <table:table-cell table:style-name="ce130" table:formula="of:=IF([.$U4]&lt;&gt;&quot;&quot;;CONCATENATE(&quot;,{ModeAlt2,&quot;&quot;&quot;;[.$U4];&quot;&quot;&quot;}&quot;);&quot;&quot;)" office:value-type="string" office:string-value=",{ModeAlt2,&quot;UART2RTS&quot;}" calcext:value-type="string">
            <text:p>,{ModeAlt2,"UART2RTS"}</text:p>
          </table:table-cell>
          <table:table-cell table:style-name="ce130" table:formula="of:=IF([.$V4]&lt;&gt;&quot;&quot;;CONCATENATE(&quot;,{ModeAlt3,&quot;&quot;&quot;;[.$V4];&quot;&quot;&quot;}&quot;);&quot;&quot;)" office:value-type="string" office:string-value=",{ModeAlt3,&quot;JTAGDO&quot;}" calcext:value-type="string">
            <text:p>,{ModeAlt3,"JTAGDO"}</text:p>
          </table:table-cell>
          <table:table-cell table:style-name="ce130" table:formula="of:=IF([.$W4]&lt;&gt;&quot;&quot;;CONCATENATE(&quot;,{ModeAlt6,&quot;&quot;&quot;;[.$W4];&quot;&quot;&quot;}&quot;);&quot;&quot;)" office:value-type="string" office:string-value=",{ModeAlt6,&quot;PAEINT2&quot;}" calcext:value-type="string">
            <text:p>,{ModeAlt6,"PAEINT2"}</text:p>
          </table:table-cell>
          <table:table-cell table:style-name="ce130" table:formula="of:=CONCATENATE(&quot;{&quot;;[.$M4];&quot;,{&quot;;[.$N4];&quot;,&quot;;[.$O4];&quot;,&quot;;[.$P4];&quot;,&quot;;[.$Q4];&quot;,&quot;;[.$R4];&quot;},{&quot;;[.$X4];[.$Y4];[.$Z4];[.$AA4];[.$AB4];&quot;}},&quot;)" office:value-type="string" office:string-value="{TypeGpio,{2,2,2,7,1},{{ModeInput,&quot;GPIOA2&quot;},{ModeOutput,&quot;GPIOA2&quot;},{ModeAlt2,&quot;UART2RTS&quot;},{ModeAlt3,&quot;JTAGDO&quot;},{ModeAlt6,&quot;PAEINT2&quot;}}}," calcext:value-type="string">
            <text:p>{TypeGpio,{2,2,2,7,1},{{ModeInput,"GPIOA2"},{ModeOutput,"GPIOA2"},{ModeAlt2,"UART2RTS"},{ModeAlt3,"JTAGDO"},{ModeAlt6,"PAEINT2"}}},</text:p>
          </table:table-cell>
          <table:table-cell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ART2_CTS/GPIOA3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5]-1)*2+[.$R5]" office:value-type="float" office:value="15" calcext:value-type="float">
            <text:p>15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3" calcext:value-type="float">
            <text:p>3</text:p>
          </table:table-cell>
          <table:table-cell table:style-name="ce145" table:formula="of:=CONCATENATE([.J5];[.K5])" office:value-type="string" office:string-value="A3" calcext:value-type="string">
            <text:p>A3</text:p>
          </table:table-cell>
          <table:table-cell table:style-name="ce122" office:value-type="string" calcext:value-type="string">
            <text:p>TypeGpio</text:p>
          </table:table-cell>
          <table:table-cell table:number-columns-repeated="3" table:style-name="ce99" office:value-type="float" office:value="3" calcext:value-type="float">
            <text:p>3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5]=&quot;TypeGpio&quot;;CONCATENATE(&quot;GPIO&quot;;[.$L5]);[.$L5])" office:value-type="string" office:string-value="GPIOA3" calcext:value-type="string">
            <text:p>GPIOA3</text:p>
          </table:table-cell>
          <table:table-cell table:style-name="ce161" table:formula="of:=IF([.$M5]=&quot;TypeGpio&quot;;CONCATENATE(&quot;GPIO&quot;;[.$L5]);&quot;&quot;)" office:value-type="string" office:string-value="GPIOA3" calcext:value-type="string">
            <text:p>GPIOA3</text:p>
          </table:table-cell>
          <table:table-cell table:style-name="ce122" office:value-type="string" calcext:value-type="string">
            <text:p>UART2CTS</text:p>
          </table:table-cell>
          <table:table-cell table:style-name="ce122" office:value-type="string" calcext:value-type="string">
            <text:p>JTAGDI</text:p>
          </table:table-cell>
          <table:table-cell table:style-name="ce122" office:value-type="string" calcext:value-type="string">
            <text:p>PAEINT3</text:p>
          </table:table-cell>
          <table:table-cell table:style-name="ce130" table:formula="of:=CONCATENATE(&quot;{ModeInput,&quot;&quot;&quot;;[.$S5];&quot;&quot;&quot;}&quot;)" office:value-type="string" office:string-value="{ModeInput,&quot;GPIOA3&quot;}" calcext:value-type="string">
            <text:p>{ModeInput,"GPIOA3"}</text:p>
          </table:table-cell>
          <table:table-cell table:style-name="ce130" table:formula="of:=IF([.$T5]&lt;&gt;&quot;&quot;;CONCATENATE(&quot;,{ModeOutput,&quot;&quot;&quot;;[.$T5];&quot;&quot;&quot;}&quot;);&quot;&quot;)" office:value-type="string" office:string-value=",{ModeOutput,&quot;GPIOA3&quot;}" calcext:value-type="string">
            <text:p>,{ModeOutput,"GPIOA3"}</text:p>
          </table:table-cell>
          <table:table-cell table:style-name="ce130" table:formula="of:=IF([.$U5]&lt;&gt;&quot;&quot;;CONCATENATE(&quot;,{ModeAlt2,&quot;&quot;&quot;;[.$U5];&quot;&quot;&quot;}&quot;);&quot;&quot;)" office:value-type="string" office:string-value=",{ModeAlt2,&quot;UART2CTS&quot;}" calcext:value-type="string">
            <text:p>,{ModeAlt2,"UART2CTS"}</text:p>
          </table:table-cell>
          <table:table-cell table:style-name="ce130" table:formula="of:=IF([.$V5]&lt;&gt;&quot;&quot;;CONCATENATE(&quot;,{ModeAlt3,&quot;&quot;&quot;;[.$V5];&quot;&quot;&quot;}&quot;);&quot;&quot;)" office:value-type="string" office:string-value=",{ModeAlt3,&quot;JTAGDI&quot;}" calcext:value-type="string">
            <text:p>,{ModeAlt3,"JTAGDI"}</text:p>
          </table:table-cell>
          <table:table-cell table:style-name="ce130" table:formula="of:=IF([.$W5]&lt;&gt;&quot;&quot;;CONCATENATE(&quot;,{ModeAlt6,&quot;&quot;&quot;;[.$W5];&quot;&quot;&quot;}&quot;);&quot;&quot;)" office:value-type="string" office:string-value=",{ModeAlt6,&quot;PAEINT3&quot;}" calcext:value-type="string">
            <text:p>,{ModeAlt6,"PAEINT3"}</text:p>
          </table:table-cell>
          <table:table-cell table:style-name="ce130" table:formula="of:=CONCATENATE(&quot;{&quot;;[.$M5];&quot;,{&quot;;[.$N5];&quot;,&quot;;[.$O5];&quot;,&quot;;[.$P5];&quot;,&quot;;[.$Q5];&quot;,&quot;;[.$R5];&quot;},{&quot;;[.$X5];[.$Y5];[.$Z5];[.$AA5];[.$AB5];&quot;}},&quot;)" office:value-type="string" office:string-value="{TypeGpio,{3,3,3,8,1},{{ModeInput,&quot;GPIOA3&quot;},{ModeOutput,&quot;GPIOA3&quot;},{ModeAlt2,&quot;UART2CTS&quot;},{ModeAlt3,&quot;JTAGDI&quot;},{ModeAlt6,&quot;PAEINT3&quot;}}}," calcext:value-type="string">
            <text:p>{TypeGpio,{3,3,3,8,1},{{ModeInput,"GPIOA3"},{ModeOutput,"GPIOA3"},{ModeAlt2,"UART2CTS"},{ModeAlt3,"JTAGDI"},{ModeAlt6,"PAEINT3"}}},</text:p>
          </table:table-cell>
          <table:table-cell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ART0_TX/GPIOA4</text:p>
          </table:table-cell>
          <table:table-cell table:style-name="ce91" table:number-columns-repeated="2"/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Q6]-1)+[.$R6]" office:value-type="float" office:value="3" calcext:value-type="float">
            <text:p>3</text:p>
          </table:table-cell>
          <table:table-cell table:style-name="ce91" office:value-type="string" calcext:value-type="string">
            <text:p>DBG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4" calcext:value-type="float">
            <text:p>4</text:p>
          </table:table-cell>
          <table:table-cell table:style-name="ce145" table:formula="of:=CONCATENATE([.J6];[.K6])" office:value-type="string" office:string-value="A4" calcext:value-type="string">
            <text:p>A4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7" calcext:value-type="float">
            <text:p>17</text:p>
          </table:table-cell>
          <table:table-cell table:number-columns-repeated="2" table:style-name="ce99" office:value-type="float" office:value="4" calcext:value-type="float">
            <text:p>4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6]=&quot;TypeGpio&quot;;CONCATENATE(&quot;GPIO&quot;;[.$L6]);[.$L6])" office:value-type="string" office:string-value="GPIOA4" calcext:value-type="string">
            <text:p>GPIOA4</text:p>
          </table:table-cell>
          <table:table-cell table:style-name="ce161" table:formula="of:=IF([.$M6]=&quot;TypeGpio&quot;;CONCATENATE(&quot;GPIO&quot;;[.$L6]);&quot;&quot;)" office:value-type="string" office:string-value="GPIOA4" calcext:value-type="string">
            <text:p>GPIOA4</text:p>
          </table:table-cell>
          <table:table-cell table:style-name="ce122" office:value-type="string" calcext:value-type="string">
            <text:p>UART0TX</text:p>
          </table:table-cell>
          <table:table-cell table:style-name="ce122"/>
          <table:table-cell table:style-name="ce122" office:value-type="string" calcext:value-type="string">
            <text:p>PAEINT4</text:p>
          </table:table-cell>
          <table:table-cell table:style-name="ce130" table:formula="of:=CONCATENATE(&quot;{ModeInput,&quot;&quot;&quot;;[.$S6];&quot;&quot;&quot;}&quot;)" office:value-type="string" office:string-value="{ModeInput,&quot;GPIOA4&quot;}" calcext:value-type="string">
            <text:p>{ModeInput,"GPIOA4"}</text:p>
          </table:table-cell>
          <table:table-cell table:style-name="ce130" table:formula="of:=IF([.$T6]&lt;&gt;&quot;&quot;;CONCATENATE(&quot;,{ModeOutput,&quot;&quot;&quot;;[.$T6];&quot;&quot;&quot;}&quot;);&quot;&quot;)" office:value-type="string" office:string-value=",{ModeOutput,&quot;GPIOA4&quot;}" calcext:value-type="string">
            <text:p>,{ModeOutput,"GPIOA4"}</text:p>
          </table:table-cell>
          <table:table-cell table:style-name="ce130" table:formula="of:=IF([.$U6]&lt;&gt;&quot;&quot;;CONCATENATE(&quot;,{ModeAlt2,&quot;&quot;&quot;;[.$U6];&quot;&quot;&quot;}&quot;);&quot;&quot;)" office:value-type="string" office:string-value=",{ModeAlt2,&quot;UART0TX&quot;}" calcext:value-type="string">
            <text:p>,{ModeAlt2,"UART0TX"}</text:p>
          </table:table-cell>
          <table:table-cell table:style-name="ce130" table:formula="of:=IF([.$V6]&lt;&gt;&quot;&quot;;CONCATENATE(&quot;,{ModeAlt3,&quot;&quot;&quot;;[.$V6];&quot;&quot;&quot;}&quot;);&quot;&quot;)">
            <text:p/>
          </table:table-cell>
          <table:table-cell table:style-name="ce130" table:formula="of:=IF([.$W6]&lt;&gt;&quot;&quot;;CONCATENATE(&quot;,{ModeAlt6,&quot;&quot;&quot;;[.$W6];&quot;&quot;&quot;}&quot;);&quot;&quot;)" office:value-type="string" office:string-value=",{ModeAlt6,&quot;PAEINT4&quot;}" calcext:value-type="string">
            <text:p>,{ModeAlt6,"PAEINT4"}</text:p>
          </table:table-cell>
          <table:table-cell table:style-name="ce130" table:formula="of:=CONCATENATE(&quot;{&quot;;[.$M6];&quot;,{&quot;;[.$N6];&quot;,&quot;;[.$O6];&quot;,&quot;;[.$P6];&quot;,&quot;;[.$Q6];&quot;,&quot;;[.$R6];&quot;},{&quot;;[.$X6];[.$Y6];[.$Z6];[.$AA6];[.$AB6];&quot;}},&quot;)" office:value-type="string" office:string-value="{TypeGpio,{17,4,4,3,1},{{ModeInput,&quot;GPIOA4&quot;},{ModeOutput,&quot;GPIOA4&quot;},{ModeAlt2,&quot;UART0TX&quot;},{ModeAlt6,&quot;PAEINT4&quot;}}}," calcext:value-type="string">
            <text:p>{TypeGpio,{17,4,4,3,1},{{ModeInput,"GPIOA4"},{ModeOutput,"GPIOA4"},{ModeAlt2,"UART0TX"},{ModeAlt6,"PAEINT4"}}},</text:p>
          </table:table-cell>
          <table:table-cell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ART0_RX/GPIOA5</text:p>
          </table:table-cell>
          <table:table-cell table:style-name="ce91" table:number-columns-repeated="2"/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Q7]-1)+[.$R7]" office:value-type="float" office:value="4" calcext:value-type="float">
            <text:p>4</text:p>
          </table:table-cell>
          <table:table-cell table:style-name="ce91" office:value-type="string" calcext:value-type="string">
            <text:p>DBG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5" calcext:value-type="float">
            <text:p>5</text:p>
          </table:table-cell>
          <table:table-cell table:style-name="ce145" table:formula="of:=CONCATENATE([.J7];[.K7])" office:value-type="string" office:string-value="A5" calcext:value-type="string">
            <text:p>A5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8" calcext:value-type="float">
            <text:p>18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7]=&quot;TypeGpio&quot;;CONCATENATE(&quot;GPIO&quot;;[.$L7]);[.$L7])" office:value-type="string" office:string-value="GPIOA5" calcext:value-type="string">
            <text:p>GPIOA5</text:p>
          </table:table-cell>
          <table:table-cell table:style-name="ce161" table:formula="of:=IF([.$M7]=&quot;TypeGpio&quot;;CONCATENATE(&quot;GPIO&quot;;[.$L7]);&quot;&quot;)" office:value-type="string" office:string-value="GPIOA5" calcext:value-type="string">
            <text:p>GPIOA5</text:p>
          </table:table-cell>
          <table:table-cell table:style-name="ce122" office:value-type="string" calcext:value-type="string">
            <text:p>UART0RX</text:p>
          </table:table-cell>
          <table:table-cell table:style-name="ce122" office:value-type="string" calcext:value-type="string">
            <text:p>PWM0</text:p>
          </table:table-cell>
          <table:table-cell table:style-name="ce122" office:value-type="string" calcext:value-type="string">
            <text:p>PAEINT5</text:p>
          </table:table-cell>
          <table:table-cell table:style-name="ce130" table:formula="of:=CONCATENATE(&quot;{ModeInput,&quot;&quot;&quot;;[.$S7];&quot;&quot;&quot;}&quot;)" office:value-type="string" office:string-value="{ModeInput,&quot;GPIOA5&quot;}" calcext:value-type="string">
            <text:p>{ModeInput,"GPIOA5"}</text:p>
          </table:table-cell>
          <table:table-cell table:style-name="ce130" table:formula="of:=IF([.$T7]&lt;&gt;&quot;&quot;;CONCATENATE(&quot;,{ModeOutput,&quot;&quot;&quot;;[.$T7];&quot;&quot;&quot;}&quot;);&quot;&quot;)" office:value-type="string" office:string-value=",{ModeOutput,&quot;GPIOA5&quot;}" calcext:value-type="string">
            <text:p>,{ModeOutput,"GPIOA5"}</text:p>
          </table:table-cell>
          <table:table-cell table:style-name="ce130" table:formula="of:=IF([.$U7]&lt;&gt;&quot;&quot;;CONCATENATE(&quot;,{ModeAlt2,&quot;&quot;&quot;;[.$U7];&quot;&quot;&quot;}&quot;);&quot;&quot;)" office:value-type="string" office:string-value=",{ModeAlt2,&quot;UART0RX&quot;}" calcext:value-type="string">
            <text:p>,{ModeAlt2,"UART0RX"}</text:p>
          </table:table-cell>
          <table:table-cell table:style-name="ce130" table:formula="of:=IF([.$V7]&lt;&gt;&quot;&quot;;CONCATENATE(&quot;,{ModeAlt3,&quot;&quot;&quot;;[.$V7];&quot;&quot;&quot;}&quot;);&quot;&quot;)" office:value-type="string" office:string-value=",{ModeAlt3,&quot;PWM0&quot;}" calcext:value-type="string">
            <text:p>,{ModeAlt3,"PWM0"}</text:p>
          </table:table-cell>
          <table:table-cell table:style-name="ce130" table:formula="of:=IF([.$W7]&lt;&gt;&quot;&quot;;CONCATENATE(&quot;,{ModeAlt6,&quot;&quot;&quot;;[.$W7];&quot;&quot;&quot;}&quot;);&quot;&quot;)" office:value-type="string" office:string-value=",{ModeAlt6,&quot;PAEINT5&quot;}" calcext:value-type="string">
            <text:p>,{ModeAlt6,"PAEINT5"}</text:p>
          </table:table-cell>
          <table:table-cell table:style-name="ce130" table:formula="of:=CONCATENATE(&quot;{&quot;;[.$M7];&quot;,{&quot;;[.$N7];&quot;,&quot;;[.$O7];&quot;,&quot;;[.$P7];&quot;,&quot;;[.$Q7];&quot;,&quot;;[.$R7];&quot;},{&quot;;[.$X7];[.$Y7];[.$Z7];[.$AA7];[.$AB7];&quot;}},&quot;)" office:value-type="string" office:string-value="{TypeGpio,{18,5,5,4,1},{{ModeInput,&quot;GPIOA5&quot;},{ModeOutput,&quot;GPIOA5&quot;},{ModeAlt2,&quot;UART0RX&quot;},{ModeAlt3,&quot;PWM0&quot;},{ModeAlt6,&quot;PAEINT5&quot;}}}," calcext:value-type="string">
            <text:p>{TypeGpio,{18,5,5,4,1},{{ModeInput,"GPIOA5"},{ModeOutput,"GPIOA5"},{ModeAlt2,"UART0RX"},{ModeAlt3,"PWM0"},{ModeAlt6,"PAEINT5"}}},</text:p>
          </table:table-cell>
          <table:table-cell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PWM1/GPIOA6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8]-1)*2+[.$R8]" office:value-type="float" office:value="12" calcext:value-type="float">
            <text:p>12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6" calcext:value-type="float">
            <text:p>6</text:p>
          </table:table-cell>
          <table:table-cell table:style-name="ce145" table:formula="of:=CONCATENATE([.J8];[.K8])" office:value-type="string" office:string-value="A6" calcext:value-type="string">
            <text:p>A6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6" calcext:value-type="float">
            <text:p>6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8]=&quot;TypeGpio&quot;;CONCATENATE(&quot;GPIO&quot;;[.$L8]);[.$L8])" office:value-type="string" office:string-value="GPIOA6" calcext:value-type="string">
            <text:p>GPIOA6</text:p>
          </table:table-cell>
          <table:table-cell table:style-name="ce161" table:formula="of:=IF([.$M8]=&quot;TypeGpio&quot;;CONCATENATE(&quot;GPIO&quot;;[.$L8]);&quot;&quot;)" office:value-type="string" office:string-value="GPIOA6" calcext:value-type="string">
            <text:p>GPIOA6</text:p>
          </table:table-cell>
          <table:table-cell table:style-name="ce122" office:value-type="string" calcext:value-type="string">
            <text:p>SIMPWREN</text:p>
          </table:table-cell>
          <table:table-cell table:style-name="ce122" office:value-type="string" calcext:value-type="string">
            <text:p>PWM1</text:p>
          </table:table-cell>
          <table:table-cell table:style-name="ce122" office:value-type="string" calcext:value-type="string">
            <text:p>PAEINT6</text:p>
          </table:table-cell>
          <table:table-cell table:style-name="ce130" table:formula="of:=CONCATENATE(&quot;{ModeInput,&quot;&quot;&quot;;[.$S8];&quot;&quot;&quot;}&quot;)" office:value-type="string" office:string-value="{ModeInput,&quot;GPIOA6&quot;}" calcext:value-type="string">
            <text:p>{ModeInput,"GPIOA6"}</text:p>
          </table:table-cell>
          <table:table-cell table:style-name="ce130" table:formula="of:=IF([.$T8]&lt;&gt;&quot;&quot;;CONCATENATE(&quot;,{ModeOutput,&quot;&quot;&quot;;[.$T8];&quot;&quot;&quot;}&quot;);&quot;&quot;)" office:value-type="string" office:string-value=",{ModeOutput,&quot;GPIOA6&quot;}" calcext:value-type="string">
            <text:p>,{ModeOutput,"GPIOA6"}</text:p>
          </table:table-cell>
          <table:table-cell table:style-name="ce130" table:formula="of:=IF([.$U8]&lt;&gt;&quot;&quot;;CONCATENATE(&quot;,{ModeAlt2,&quot;&quot;&quot;;[.$U8];&quot;&quot;&quot;}&quot;);&quot;&quot;)" office:value-type="string" office:string-value=",{ModeAlt2,&quot;SIMPWREN&quot;}" calcext:value-type="string">
            <text:p>,{ModeAlt2,"SIMPWREN"}</text:p>
          </table:table-cell>
          <table:table-cell table:style-name="ce130" table:formula="of:=IF([.$V8]&lt;&gt;&quot;&quot;;CONCATENATE(&quot;,{ModeAlt3,&quot;&quot;&quot;;[.$V8];&quot;&quot;&quot;}&quot;);&quot;&quot;)" office:value-type="string" office:string-value=",{ModeAlt3,&quot;PWM1&quot;}" calcext:value-type="string">
            <text:p>,{ModeAlt3,"PWM1"}</text:p>
          </table:table-cell>
          <table:table-cell table:style-name="ce130" table:formula="of:=IF([.$W8]&lt;&gt;&quot;&quot;;CONCATENATE(&quot;,{ModeAlt6,&quot;&quot;&quot;;[.$W8];&quot;&quot;&quot;}&quot;);&quot;&quot;)" office:value-type="string" office:string-value=",{ModeAlt6,&quot;PAEINT6&quot;}" calcext:value-type="string">
            <text:p>,{ModeAlt6,"PAEINT6"}</text:p>
          </table:table-cell>
          <table:table-cell table:style-name="ce130" table:formula="of:=CONCATENATE(&quot;{&quot;;[.$M8];&quot;,{&quot;;[.$N8];&quot;,&quot;;[.$O8];&quot;,&quot;;[.$P8];&quot;,&quot;;[.$Q8];&quot;,&quot;;[.$R8];&quot;},{&quot;;[.$X8];[.$Y8];[.$Z8];[.$AA8];[.$AB8];&quot;}},&quot;)" office:value-type="string" office:string-value="{TypeGpio,{1,6,6,6,2},{{ModeInput,&quot;GPIOA6&quot;},{ModeOutput,&quot;GPIOA6&quot;},{ModeAlt2,&quot;SIMPWREN&quot;},{ModeAlt3,&quot;PWM1&quot;},{ModeAlt6,&quot;PAEINT6&quot;}}}," calcext:value-type="string">
            <text:p>{TypeGpio,{1,6,6,6,2},{{ModeInput,"GPIOA6"},{ModeOutput,"GPIOA6"},{ModeAlt2,"SIMPWREN"},{ModeAlt3,"PWM1"},{ModeAlt6,"PAEINT6"}}},</text:p>
          </table:table-cell>
          <table:table-cell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PIOA7 </text:p>
          </table:table-cell>
          <table:table-cell table:style-name="ce91" table:number-columns-repeated="3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table:formula="of:=([.$Q9]-1)*2+[.$R9]" office:value-type="float" office:value="32" calcext:value-type="float">
            <text:p>32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7" calcext:value-type="float">
            <text:p>7</text:p>
          </table:table-cell>
          <table:table-cell table:style-name="ce145" table:formula="of:=CONCATENATE([.J9];[.K9])" office:value-type="string" office:string-value="A7" calcext:value-type="string">
            <text:p>A7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6" calcext:value-type="float">
            <text:p>26</text:p>
          </table:table-cell>
          <table:table-cell table:number-columns-repeated="2" table:style-name="ce99" office:value-type="float" office:value="7" calcext:value-type="float">
            <text:p>7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9]=&quot;TypeGpio&quot;;CONCATENATE(&quot;GPIO&quot;;[.$L9]);[.$L9])" office:value-type="string" office:string-value="GPIOA7" calcext:value-type="string">
            <text:p>GPIOA7</text:p>
          </table:table-cell>
          <table:table-cell table:style-name="ce161" table:formula="of:=IF([.$M9]=&quot;TypeGpio&quot;;CONCATENATE(&quot;GPIO&quot;;[.$L9]);&quot;&quot;)" office:value-type="string" office:string-value="GPIOA7" calcext:value-type="string">
            <text:p>GPIOA7</text:p>
          </table:table-cell>
          <table:table-cell table:style-name="ce122" office:value-type="string" calcext:value-type="string">
            <text:p>SIMCLK</text:p>
          </table:table-cell>
          <table:table-cell table:style-name="ce122"/>
          <table:table-cell table:style-name="ce122" office:value-type="string" calcext:value-type="string">
            <text:p>PAEINT7</text:p>
          </table:table-cell>
          <table:table-cell table:style-name="ce122" table:formula="of:=CONCATENATE(&quot;{ModeInput,&quot;&quot;&quot;;[.$S9];&quot;&quot;&quot;}&quot;)" office:value-type="string" office:string-value="{ModeInput,&quot;GPIOA7&quot;}" calcext:value-type="string">
            <text:p>{ModeInput,"GPIOA7"}</text:p>
          </table:table-cell>
          <table:table-cell table:style-name="ce122" table:formula="of:=IF([.$T9]&lt;&gt;&quot;&quot;;CONCATENATE(&quot;,{ModeOutput,&quot;&quot;&quot;;[.$T9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122" table:formula="of:=IF([.$U9]&lt;&gt;&quot;&quot;;CONCATENATE(&quot;,{ModeAlt2,&quot;&quot;&quot;;[.$U9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122" table:formula="of:=IF([.$V9]&lt;&gt;&quot;&quot;;CONCATENATE(&quot;,{ModeAlt3,&quot;&quot;&quot;;[.$V9];&quot;&quot;&quot;}&quot;);&quot;&quot;)">
            <text:p/>
          </table:table-cell>
          <table:table-cell table:style-name="ce122" table:formula="of:=IF([.$W9]&lt;&gt;&quot;&quot;;CONCATENATE(&quot;,{ModeAlt6,&quot;&quot;&quot;;[.$W9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122" table:formula="of:=CONCATENATE(&quot;{&quot;;[.$M9];&quot;,{&quot;;[.$N9];&quot;,&quot;;[.$O9];&quot;,&quot;;[.$P9];&quot;,&quot;;[.$Q9];&quot;,&quot;;[.$R9];&quot;},{&quot;;[.$X9];[.$Y9];[.$Z9];[.$AA9];[.$AB9];&quot;}},&quot;)" office:value-type="string" office:string-value="{TypeGpio,{26,7,7,16,2},{{ModeInput,&quot;GPIOA7&quot;},{ModeOutput,&quot;GPIOA7&quot;},{ModeAlt2,&quot;SIMCLK&quot;},{ModeAlt6,&quot;PAEINT7&quot;}}}," calcext:value-type="string">
            <text:p>{TypeGpio,{26,7,7,16,2},{{ModeInput,"GPIOA7"},{ModeOutput,"GPIOA7"},{ModeAlt2,"SIMCLK"},{ModeAlt6,"PAEINT7"}}},</text:p>
          </table:table-cell>
          <table:table-cell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PIOA8 </text:p>
          </table:table-cell>
          <table:table-cell table:style-name="ce91" table:number-columns-repeated="3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table:formula="of:=([.$Q10]-1)*2+[.$R10]" office:value-type="float" office:value="33" calcext:value-type="float">
            <text:p>33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8" calcext:value-type="float">
            <text:p>8</text:p>
          </table:table-cell>
          <table:table-cell table:style-name="ce145" table:formula="of:=CONCATENATE([.J10];[.K10])" office:value-type="string" office:string-value="A8" calcext:value-type="string">
            <text:p>A8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3" calcext:value-type="float">
            <text:p>23</text:p>
          </table:table-cell>
          <table:table-cell table:number-columns-repeated="2" table:style-name="ce99" office:value-type="float" office:value="8" calcext:value-type="float">
            <text:p>8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10]=&quot;TypeGpio&quot;;CONCATENATE(&quot;GPIO&quot;;[.$L10]);[.$L10])" office:value-type="string" office:string-value="GPIOA8" calcext:value-type="string">
            <text:p>GPIOA8</text:p>
          </table:table-cell>
          <table:table-cell table:style-name="ce161" table:formula="of:=IF([.$M10]=&quot;TypeGpio&quot;;CONCATENATE(&quot;GPIO&quot;;[.$L10]);&quot;&quot;)" office:value-type="string" office:string-value="GPIOA8" calcext:value-type="string">
            <text:p>GPIOA8</text:p>
          </table:table-cell>
          <table:table-cell table:style-name="ce122" office:value-type="string" calcext:value-type="string">
            <text:p>SIMDATA</text:p>
          </table:table-cell>
          <table:table-cell table:style-name="ce122"/>
          <table:table-cell table:style-name="ce122" office:value-type="string" calcext:value-type="string">
            <text:p>PAEINT8</text:p>
          </table:table-cell>
          <table:table-cell table:style-name="ce122" table:formula="of:=CONCATENATE(&quot;{ModeInput,&quot;&quot;&quot;;[.$S10];&quot;&quot;&quot;}&quot;)" office:value-type="string" office:string-value="{ModeInput,&quot;GPIOA8&quot;}" calcext:value-type="string">
            <text:p>{ModeInput,"GPIOA8"}</text:p>
          </table:table-cell>
          <table:table-cell table:style-name="ce122" table:formula="of:=IF([.$T10]&lt;&gt;&quot;&quot;;CONCATENATE(&quot;,{ModeOutput,&quot;&quot;&quot;;[.$T10];&quot;&quot;&quot;}&quot;);&quot;&quot;)" office:value-type="string" office:string-value=",{ModeOutput,&quot;GPIOA8&quot;}" calcext:value-type="string">
            <text:p>,{ModeOutput,"GPIOA8"}</text:p>
          </table:table-cell>
          <table:table-cell table:style-name="ce122" table:formula="of:=IF([.$U10]&lt;&gt;&quot;&quot;;CONCATENATE(&quot;,{ModeAlt2,&quot;&quot;&quot;;[.$U10];&quot;&quot;&quot;}&quot;);&quot;&quot;)" office:value-type="string" office:string-value=",{ModeAlt2,&quot;SIMDATA&quot;}" calcext:value-type="string">
            <text:p>,{ModeAlt2,"SIMDATA"}</text:p>
          </table:table-cell>
          <table:table-cell table:style-name="ce122" table:formula="of:=IF([.$V10]&lt;&gt;&quot;&quot;;CONCATENATE(&quot;,{ModeAlt3,&quot;&quot;&quot;;[.$V10];&quot;&quot;&quot;}&quot;);&quot;&quot;)">
            <text:p/>
          </table:table-cell>
          <table:table-cell table:style-name="ce122" table:formula="of:=IF([.$W10]&lt;&gt;&quot;&quot;;CONCATENATE(&quot;,{ModeAlt6,&quot;&quot;&quot;;[.$W10];&quot;&quot;&quot;}&quot;);&quot;&quot;)" office:value-type="string" office:string-value=",{ModeAlt6,&quot;PAEINT8&quot;}" calcext:value-type="string">
            <text:p>,{ModeAlt6,"PAEINT8"}</text:p>
          </table:table-cell>
          <table:table-cell table:style-name="ce122" table:formula="of:=CONCATENATE(&quot;{&quot;;[.$M10];&quot;,{&quot;;[.$N10];&quot;,&quot;;[.$O10];&quot;,&quot;;[.$P10];&quot;,&quot;;[.$Q10];&quot;,&quot;;[.$R10];&quot;},{&quot;;[.$X10];[.$Y10];[.$Z10];[.$AA10];[.$AB10];&quot;}},&quot;)" office:value-type="string" office:string-value="{TypeGpio,{23,8,8,17,1},{{ModeInput,&quot;GPIOA8&quot;},{ModeOutput,&quot;GPIOA8&quot;},{ModeAlt2,&quot;SIMDATA&quot;},{ModeAlt6,&quot;PAEINT8&quot;}}}," calcext:value-type="string">
            <text:p>{TypeGpio,{23,8,8,17,1},{{ModeInput,"GPIOA8"},{ModeOutput,"GPIOA8"},{ModeAlt2,"SIMDATA"},{ModeAlt6,"PAEINT8"}}},</text:p>
          </table:table-cell>
          <table:table-cell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PIOA9 </text:p>
          </table:table-cell>
          <table:table-cell table:style-name="ce91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Q11]-1)*2+[.$R11]" office:value-type="float" office:value="37" calcext:value-type="float">
            <text:p>37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9" calcext:value-type="float">
            <text:p>9</text:p>
          </table:table-cell>
          <table:table-cell table:style-name="ce145" table:formula="of:=CONCATENATE([.J11];[.K11])" office:value-type="string" office:string-value="A9" calcext:value-type="string">
            <text:p>A9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5" calcext:value-type="float">
            <text:p>25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11]=&quot;TypeGpio&quot;;CONCATENATE(&quot;GPIO&quot;;[.$L11]);[.$L11])" office:value-type="string" office:string-value="GPIOA9" calcext:value-type="string">
            <text:p>GPIOA9</text:p>
          </table:table-cell>
          <table:table-cell table:style-name="ce161" table:formula="of:=IF([.$M11]=&quot;TypeGpio&quot;;CONCATENATE(&quot;GPIO&quot;;[.$L11]);&quot;&quot;)" office:value-type="string" office:string-value="GPIOA9" calcext:value-type="string">
            <text:p>GPIOA9</text:p>
          </table:table-cell>
          <table:table-cell table:style-name="ce122" office:value-type="string" calcext:value-type="string">
            <text:p>SIMRST</text:p>
          </table:table-cell>
          <table:table-cell table:style-name="ce122"/>
          <table:table-cell table:style-name="ce122" office:value-type="string" calcext:value-type="string">
            <text:p>PAEINT9</text:p>
          </table:table-cell>
          <table:table-cell table:style-name="ce122" table:formula="of:=CONCATENATE(&quot;{ModeInput,&quot;&quot;&quot;;[.$S11];&quot;&quot;&quot;}&quot;)" office:value-type="string" office:string-value="{ModeInput,&quot;GPIOA9&quot;}" calcext:value-type="string">
            <text:p>{ModeInput,"GPIOA9"}</text:p>
          </table:table-cell>
          <table:table-cell table:style-name="ce122" table:formula="of:=IF([.$T11]&lt;&gt;&quot;&quot;;CONCATENATE(&quot;,{ModeOutput,&quot;&quot;&quot;;[.$T11];&quot;&quot;&quot;}&quot;);&quot;&quot;)" office:value-type="string" office:string-value=",{ModeOutput,&quot;GPIOA9&quot;}" calcext:value-type="string">
            <text:p>,{ModeOutput,"GPIOA9"}</text:p>
          </table:table-cell>
          <table:table-cell table:style-name="ce122" table:formula="of:=IF([.$U11]&lt;&gt;&quot;&quot;;CONCATENATE(&quot;,{ModeAlt2,&quot;&quot;&quot;;[.$U11];&quot;&quot;&quot;}&quot;);&quot;&quot;)" office:value-type="string" office:string-value=",{ModeAlt2,&quot;SIMRST&quot;}" calcext:value-type="string">
            <text:p>,{ModeAlt2,"SIMRST"}</text:p>
          </table:table-cell>
          <table:table-cell table:style-name="ce122" table:formula="of:=IF([.$V11]&lt;&gt;&quot;&quot;;CONCATENATE(&quot;,{ModeAlt3,&quot;&quot;&quot;;[.$V11];&quot;&quot;&quot;}&quot;);&quot;&quot;)">
            <text:p/>
          </table:table-cell>
          <table:table-cell table:style-name="ce122" table:formula="of:=IF([.$W11]&lt;&gt;&quot;&quot;;CONCATENATE(&quot;,{ModeAlt6,&quot;&quot;&quot;;[.$W11];&quot;&quot;&quot;}&quot;);&quot;&quot;)" office:value-type="string" office:string-value=",{ModeAlt6,&quot;PAEINT9&quot;}" calcext:value-type="string">
            <text:p>,{ModeAlt6,"PAEINT9"}</text:p>
          </table:table-cell>
          <table:table-cell table:style-name="ce122" table:formula="of:=CONCATENATE(&quot;{&quot;;[.$M11];&quot;,{&quot;;[.$N11];&quot;,&quot;;[.$O11];&quot;,&quot;;[.$P11];&quot;,&quot;;[.$Q11];&quot;,&quot;;[.$R11];&quot;},{&quot;;[.$X11];[.$Y11];[.$Z11];[.$AA11];[.$AB11];&quot;}},&quot;)" office:value-type="string" office:string-value="{TypeGpio,{25,9,9,19,1},{{ModeInput,&quot;GPIOA9&quot;},{ModeOutput,&quot;GPIOA9&quot;},{ModeAlt2,&quot;SIMRST&quot;},{ModeAlt6,&quot;PAEINT9&quot;}}}," calcext:value-type="string">
            <text:p>{TypeGpio,{25,9,9,19,1},{{ModeInput,"GPIOA9"},{ModeOutput,"GPIOA9"},{ModeAlt2,"SIMRST"},{ModeAlt6,"PAEINT9"}}},</text:p>
          </table:table-cell>
          <table:table-cell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STATUS-LED/GPIOA10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12]-1)+[.$R12]" office:value-type="float" office:value="1" calcext:value-type="float">
            <text:p>1</text:p>
          </table:table-cell>
          <table:table-cell table:style-name="ce91" office:value-type="string" calcext:value-type="string">
            <text:p>INNER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0" calcext:value-type="float">
            <text:p>10</text:p>
          </table:table-cell>
          <table:table-cell table:style-name="ce145" table:formula="of:=CONCATENATE([.J12];[.K12])" office:value-type="string" office:string-value="A10" calcext:value-type="string">
            <text:p>A10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9" calcext:value-type="float">
            <text:p>19</text:p>
          </table:table-cell>
          <table:table-cell table:number-columns-repeated="2" table:style-name="ce99" office:value-type="float" office:value="10" calcext:value-type="float">
            <text:p>10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61" table:formula="of:=IF([.$M12]=&quot;TypeGpio&quot;;CONCATENATE(&quot;GPIO&quot;;[.$L12]);[.$L12])" office:value-type="string" office:string-value="GPIOA10" calcext:value-type="string">
            <text:p>GPIOA10</text:p>
          </table:table-cell>
          <table:table-cell table:style-name="ce161" office:value-type="string" calcext:value-type="string">
            <text:p>STAT_LED</text:p>
          </table:table-cell>
          <table:table-cell table:style-name="ce122" office:value-type="string" calcext:value-type="string">
            <text:p>SIMDET</text:p>
          </table:table-cell>
          <table:table-cell table:style-name="ce122"/>
          <table:table-cell table:style-name="ce122" office:value-type="string" calcext:value-type="string">
            <text:p>PAEINT10</text:p>
          </table:table-cell>
          <table:table-cell table:style-name="ce122" table:formula="of:=CONCATENATE(&quot;{ModeInput,&quot;&quot;&quot;;[.$S12];&quot;&quot;&quot;}&quot;)" office:value-type="string" office:string-value="{ModeInput,&quot;GPIOA10&quot;}" calcext:value-type="string">
            <text:p>{ModeInput,"GPIOA10"}</text:p>
          </table:table-cell>
          <table:table-cell table:style-name="ce122" table:formula="of:=IF([.$T12]&lt;&gt;&quot;&quot;;CONCATENATE(&quot;,{ModeOutput,&quot;&quot;&quot;;[.$T12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122" table:formula="of:=IF([.$U12]&lt;&gt;&quot;&quot;;CONCATENATE(&quot;,{ModeAlt2,&quot;&quot;&quot;;[.$U12];&quot;&quot;&quot;}&quot;);&quot;&quot;)" office:value-type="string" office:string-value=",{ModeAlt2,&quot;SIMDET&quot;}" calcext:value-type="string">
            <text:p>,{ModeAlt2,"SIMDET"}</text:p>
          </table:table-cell>
          <table:table-cell table:style-name="ce122" table:formula="of:=IF([.$V12]&lt;&gt;&quot;&quot;;CONCATENATE(&quot;,{ModeAlt3,&quot;&quot;&quot;;[.$V12];&quot;&quot;&quot;}&quot;);&quot;&quot;)">
            <text:p/>
          </table:table-cell>
          <table:table-cell table:style-name="ce122" table:formula="of:=IF([.$W12]&lt;&gt;&quot;&quot;;CONCATENATE(&quot;,{ModeAlt6,&quot;&quot;&quot;;[.$W12];&quot;&quot;&quot;}&quot;);&quot;&quot;)" office:value-type="string" office:string-value=",{ModeAlt6,&quot;PAEINT10&quot;}" calcext:value-type="string">
            <text:p>,{ModeAlt6,"PAEINT10"}</text:p>
          </table:table-cell>
          <table:table-cell table:style-name="ce122" table:formula="of:=CONCATENATE(&quot;{&quot;;[.$M12];&quot;,{&quot;;[.$N12];&quot;,&quot;;[.$O12];&quot;,&quot;;[.$P12];&quot;,&quot;;[.$Q12];&quot;,&quot;;[.$R12];&quot;},{&quot;;[.$X12];[.$Y12];[.$Z12];[.$AA12];[.$AB12];&quot;}},&quot;)" office:value-type="string" office:string-value="{TypeGpio,{19,10,10,1,1},{{ModeInput,&quot;GPIOA10&quot;},{ModeOutput,&quot;STAT_LED&quot;},{ModeAlt2,&quot;SIMDET&quot;},{ModeAlt6,&quot;PAEINT10&quot;}}}," calcext:value-type="string">
            <text:p>{TypeGpio,{19,10,10,1,1},{{ModeInput,"GPIOA10"},{ModeOutput,"STAT_LED"},{ModeAlt2,"SIMDET"},{ModeAlt6,"PAEINT10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I2C0_SCL/GPIOA11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30" table:formula="of:=([.$Q13]-1)*2+[.$R13]" office:value-type="float" office:value="5" calcext:value-type="float">
            <text:p>5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1" calcext:value-type="float">
            <text:p>11</text:p>
          </table:table-cell>
          <table:table-cell table:style-name="ce145" table:formula="of:=CONCATENATE([.J13];[.K13])" office:value-type="string" office:string-value="A11" calcext:value-type="string">
            <text:p>A1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9" calcext:value-type="float">
            <text:p>9</text:p>
          </table:table-cell>
          <table:table-cell table:number-columns-repeated="2" table:style-name="ce99" office:value-type="float" office:value="11" calcext:value-type="float">
            <text:p>11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62" table:formula="of:=IF([.$M13]=&quot;TypeGpio&quot;;CONCATENATE(&quot;GPIO&quot;;[.$L13]);[.$L13])" office:value-type="string" office:string-value="GPIOA11" calcext:value-type="string">
            <text:p>GPIOA11</text:p>
          </table:table-cell>
          <table:table-cell table:style-name="ce162" table:formula="of:=IF([.$M13]=&quot;TypeGpio&quot;;CONCATENATE(&quot;GPIO&quot;;[.$L13]);&quot;&quot;)" office:value-type="string" office:string-value="GPIOA11" calcext:value-type="string">
            <text:p>GPIOA11</text:p>
          </table:table-cell>
          <table:table-cell table:style-name="ce130" office:value-type="string" calcext:value-type="string">
            <text:p>TWI0SCK</text:p>
          </table:table-cell>
          <table:table-cell table:style-name="ce130" office:value-type="string" calcext:value-type="string">
            <text:p>DITX</text:p>
          </table:table-cell>
          <table:table-cell table:style-name="ce130" office:value-type="string" calcext:value-type="string">
            <text:p>PAEINT11</text:p>
          </table:table-cell>
          <table:table-cell table:style-name="ce122" table:formula="of:=CONCATENATE(&quot;{ModeInput,&quot;&quot;&quot;;[.$S13];&quot;&quot;&quot;}&quot;)" office:value-type="string" office:string-value="{ModeInput,&quot;GPIOA11&quot;}" calcext:value-type="string">
            <text:p>{ModeInput,"GPIOA11"}</text:p>
          </table:table-cell>
          <table:table-cell table:style-name="ce122" table:formula="of:=IF([.$T13]&lt;&gt;&quot;&quot;;CONCATENATE(&quot;,{ModeOutput,&quot;&quot;&quot;;[.$T13];&quot;&quot;&quot;}&quot;);&quot;&quot;)" office:value-type="string" office:string-value=",{ModeOutput,&quot;GPIOA11&quot;}" calcext:value-type="string">
            <text:p>,{ModeOutput,"GPIOA11"}</text:p>
          </table:table-cell>
          <table:table-cell table:style-name="ce122" table:formula="of:=IF([.$U13]&lt;&gt;&quot;&quot;;CONCATENATE(&quot;,{ModeAlt2,&quot;&quot;&quot;;[.$U13];&quot;&quot;&quot;}&quot;);&quot;&quot;)" office:value-type="string" office:string-value=",{ModeAlt2,&quot;TWI0SCK&quot;}" calcext:value-type="string">
            <text:p>,{ModeAlt2,"TWI0SCK"}</text:p>
          </table:table-cell>
          <table:table-cell table:style-name="ce122" table:formula="of:=IF([.$V13]&lt;&gt;&quot;&quot;;CONCATENATE(&quot;,{ModeAlt3,&quot;&quot;&quot;;[.$V13];&quot;&quot;&quot;}&quot;);&quot;&quot;)" office:value-type="string" office:string-value=",{ModeAlt3,&quot;DITX&quot;}" calcext:value-type="string">
            <text:p>,{ModeAlt3,"DITX"}</text:p>
          </table:table-cell>
          <table:table-cell table:style-name="ce122" table:formula="of:=IF([.$W13]&lt;&gt;&quot;&quot;;CONCATENATE(&quot;,{ModeAlt6,&quot;&quot;&quot;;[.$W13];&quot;&quot;&quot;}&quot;);&quot;&quot;)" office:value-type="string" office:string-value=",{ModeAlt6,&quot;PAEINT11&quot;}" calcext:value-type="string">
            <text:p>,{ModeAlt6,"PAEINT11"}</text:p>
          </table:table-cell>
          <table:table-cell table:style-name="ce122" table:formula="of:=CONCATENATE(&quot;{&quot;;[.$M13];&quot;,{&quot;;[.$N13];&quot;,&quot;;[.$O13];&quot;,&quot;;[.$P13];&quot;,&quot;;[.$Q13];&quot;,&quot;;[.$R13];&quot;},{&quot;;[.$X13];[.$Y13];[.$Z13];[.$AA13];[.$AB13];&quot;}},&quot;)" office:value-type="string" office:string-value="{TypeGpio,{9,11,11,3,1},{{ModeInput,&quot;GPIOA11&quot;},{ModeOutput,&quot;GPIOA11&quot;},{ModeAlt2,&quot;TWI0SCK&quot;},{ModeAlt3,&quot;DITX&quot;},{ModeAlt6,&quot;PAEINT11&quot;}}}," calcext:value-type="string">
            <text:p>{TypeGpio,{9,11,11,3,1},{{ModeInput,"GPIOA11"},{ModeOutput,"GPIOA11"},{ModeAlt2,"TWI0SCK"},{ModeAlt3,"DITX"},{ModeAlt6,"PAEINT11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I2C0_SDA/GPIOA12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30" table:formula="of:=([.$Q14]-1)*2+[.$R14]" office:value-type="float" office:value="3" calcext:value-type="float">
            <text:p>3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2" calcext:value-type="float">
            <text:p>12</text:p>
          </table:table-cell>
          <table:table-cell table:style-name="ce145" table:formula="of:=CONCATENATE([.J14];[.K14])" office:value-type="string" office:string-value="A12" calcext:value-type="string">
            <text:p>A12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8" calcext:value-type="float">
            <text:p>8</text:p>
          </table:table-cell>
          <table:table-cell table:number-columns-repeated="2" table:style-name="ce99" office:value-type="float" office:value="12" calcext:value-type="float">
            <text:p>12</text:p>
          </table:table-cell>
          <table:table-cell table:style-name="ce130" office:value-type="float" office:value="2" calcext:value-type="float">
            <text:p>2</text:p>
          </table:table-cell>
          <table:table-cell table:style-name="ce130" office:value-type="float" office:value="1" calcext:value-type="float">
            <text:p>1</text:p>
          </table:table-cell>
          <table:table-cell table:style-name="ce162" table:formula="of:=IF([.$M14]=&quot;TypeGpio&quot;;CONCATENATE(&quot;GPIO&quot;;[.$L14]);[.$L14])" office:value-type="string" office:string-value="GPIOA12" calcext:value-type="string">
            <text:p>GPIOA12</text:p>
          </table:table-cell>
          <table:table-cell table:style-name="ce162" table:formula="of:=IF([.$M14]=&quot;TypeGpio&quot;;CONCATENATE(&quot;GPIO&quot;;[.$L14]);&quot;&quot;)" office:value-type="string" office:string-value="GPIOA12" calcext:value-type="string">
            <text:p>GPIOA12</text:p>
          </table:table-cell>
          <table:table-cell table:style-name="ce130" office:value-type="string" calcext:value-type="string">
            <text:p>TWI0SDA</text:p>
          </table:table-cell>
          <table:table-cell table:style-name="ce130" office:value-type="string" calcext:value-type="string">
            <text:p>DIRX</text:p>
          </table:table-cell>
          <table:table-cell table:style-name="ce130" office:value-type="string" calcext:value-type="string">
            <text:p>PAEINT12</text:p>
          </table:table-cell>
          <table:table-cell table:style-name="ce122" table:formula="of:=CONCATENATE(&quot;{ModeInput,&quot;&quot;&quot;;[.$S14];&quot;&quot;&quot;}&quot;)" office:value-type="string" office:string-value="{ModeInput,&quot;GPIOA12&quot;}" calcext:value-type="string">
            <text:p>{ModeInput,"GPIOA12"}</text:p>
          </table:table-cell>
          <table:table-cell table:style-name="ce122" table:formula="of:=IF([.$T14]&lt;&gt;&quot;&quot;;CONCATENATE(&quot;,{ModeOutput,&quot;&quot;&quot;;[.$T14];&quot;&quot;&quot;}&quot;);&quot;&quot;)" office:value-type="string" office:string-value=",{ModeOutput,&quot;GPIOA12&quot;}" calcext:value-type="string">
            <text:p>,{ModeOutput,"GPIOA12"}</text:p>
          </table:table-cell>
          <table:table-cell table:style-name="ce122" table:formula="of:=IF([.$U14]&lt;&gt;&quot;&quot;;CONCATENATE(&quot;,{ModeAlt2,&quot;&quot;&quot;;[.$U14];&quot;&quot;&quot;}&quot;);&quot;&quot;)" office:value-type="string" office:string-value=",{ModeAlt2,&quot;TWI0SDA&quot;}" calcext:value-type="string">
            <text:p>,{ModeAlt2,"TWI0SDA"}</text:p>
          </table:table-cell>
          <table:table-cell table:style-name="ce122" table:formula="of:=IF([.$V14]&lt;&gt;&quot;&quot;;CONCATENATE(&quot;,{ModeAlt3,&quot;&quot;&quot;;[.$V14];&quot;&quot;&quot;}&quot;);&quot;&quot;)" office:value-type="string" office:string-value=",{ModeAlt3,&quot;DIRX&quot;}" calcext:value-type="string">
            <text:p>,{ModeAlt3,"DIRX"}</text:p>
          </table:table-cell>
          <table:table-cell table:style-name="ce122" table:formula="of:=IF([.$W14]&lt;&gt;&quot;&quot;;CONCATENATE(&quot;,{ModeAlt6,&quot;&quot;&quot;;[.$W14];&quot;&quot;&quot;}&quot;);&quot;&quot;)" office:value-type="string" office:string-value=",{ModeAlt6,&quot;PAEINT12&quot;}" calcext:value-type="string">
            <text:p>,{ModeAlt6,"PAEINT12"}</text:p>
          </table:table-cell>
          <table:table-cell table:style-name="ce122" table:formula="of:=CONCATENATE(&quot;{&quot;;[.$M14];&quot;,{&quot;;[.$N14];&quot;,&quot;;[.$O14];&quot;,&quot;;[.$P14];&quot;,&quot;;[.$Q14];&quot;,&quot;;[.$R14];&quot;},{&quot;;[.$X14];[.$Y14];[.$Z14];[.$AA14];[.$AB14];&quot;}},&quot;)" office:value-type="string" office:string-value="{TypeGpio,{8,12,12,2,1},{{ModeInput,&quot;GPIOA12&quot;},{ModeOutput,&quot;GPIOA12&quot;},{ModeAlt2,&quot;TWI0SDA&quot;},{ModeAlt3,&quot;DIRX&quot;},{ModeAlt6,&quot;PAEINT12&quot;}}}," calcext:value-type="string">
            <text:p>{TypeGpio,{8,12,12,2,1},{{ModeInput,"GPIOA12"},{ModeOutput,"GPIOA12"},{ModeAlt2,"TWI0SDA"},{ModeAlt3,"DIRX"},{ModeAlt6,"PAEINT12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ART3_TX/SPI1_CS/GPIOA13 </text:p>
          </table:table-cell>
          <table:table-cell table:style-name="ce91" table:number-columns-repeated="3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table:formula="of:=([.$Q15]-1)*2+[.$R15]" office:value-type="float" office:value="36" calcext:value-type="float">
            <text:p>36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3" calcext:value-type="float">
            <text:p>13</text:p>
          </table:table-cell>
          <table:table-cell table:style-name="ce145" table:formula="of:=CONCATENATE([.J15];[.K15])" office:value-type="string" office:string-value="A13" calcext:value-type="string">
            <text:p>A13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7" calcext:value-type="float">
            <text:p>27</text:p>
          </table:table-cell>
          <table:table-cell table:number-columns-repeated="2" table:style-name="ce99" office:value-type="float" office:value="13" calcext:value-type="float">
            <text:p>13</text:p>
          </table:table-cell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15]=&quot;TypeGpio&quot;;CONCATENATE(&quot;GPIO&quot;;[.$L15]);[.$L15])" office:value-type="string" office:string-value="GPIOA13" calcext:value-type="string">
            <text:p>GPIOA13</text:p>
          </table:table-cell>
          <table:table-cell table:style-name="ce161" table:formula="of:=IF([.$M15]=&quot;TypeGpio&quot;;CONCATENATE(&quot;GPIO&quot;;[.$L15]);&quot;&quot;)" office:value-type="string" office:string-value="GPIOA13" calcext:value-type="string">
            <text:p>GPIOA13</text:p>
          </table:table-cell>
          <table:table-cell table:style-name="ce122" office:value-type="string" calcext:value-type="string">
            <text:p>SPI1CS</text:p>
          </table:table-cell>
          <table:table-cell table:style-name="ce122" office:value-type="string" calcext:value-type="string">
            <text:p>UART3TX</text:p>
          </table:table-cell>
          <table:table-cell table:style-name="ce122" office:value-type="string" calcext:value-type="string">
            <text:p>PAEINT13</text:p>
          </table:table-cell>
          <table:table-cell table:style-name="ce122" table:formula="of:=CONCATENATE(&quot;{ModeInput,&quot;&quot;&quot;;[.$S15];&quot;&quot;&quot;}&quot;)" office:value-type="string" office:string-value="{ModeInput,&quot;GPIOA13&quot;}" calcext:value-type="string">
            <text:p>{ModeInput,"GPIOA13"}</text:p>
          </table:table-cell>
          <table:table-cell table:style-name="ce122" table:formula="of:=IF([.$T15]&lt;&gt;&quot;&quot;;CONCATENATE(&quot;,{ModeOutput,&quot;&quot;&quot;;[.$T15];&quot;&quot;&quot;}&quot;);&quot;&quot;)" office:value-type="string" office:string-value=",{ModeOutput,&quot;GPIOA13&quot;}" calcext:value-type="string">
            <text:p>,{ModeOutput,"GPIOA13"}</text:p>
          </table:table-cell>
          <table:table-cell table:style-name="ce122" table:formula="of:=IF([.$U15]&lt;&gt;&quot;&quot;;CONCATENATE(&quot;,{ModeAlt2,&quot;&quot;&quot;;[.$U15];&quot;&quot;&quot;}&quot;);&quot;&quot;)" office:value-type="string" office:string-value=",{ModeAlt2,&quot;SPI1CS&quot;}" calcext:value-type="string">
            <text:p>,{ModeAlt2,"SPI1CS"}</text:p>
          </table:table-cell>
          <table:table-cell table:style-name="ce122" table:formula="of:=IF([.$V15]&lt;&gt;&quot;&quot;;CONCATENATE(&quot;,{ModeAlt3,&quot;&quot;&quot;;[.$V15];&quot;&quot;&quot;}&quot;);&quot;&quot;)" office:value-type="string" office:string-value=",{ModeAlt3,&quot;UART3TX&quot;}" calcext:value-type="string">
            <text:p>,{ModeAlt3,"UART3TX"}</text:p>
          </table:table-cell>
          <table:table-cell table:style-name="ce122" table:formula="of:=IF([.$W15]&lt;&gt;&quot;&quot;;CONCATENATE(&quot;,{ModeAlt6,&quot;&quot;&quot;;[.$W15];&quot;&quot;&quot;}&quot;);&quot;&quot;)" office:value-type="string" office:string-value=",{ModeAlt6,&quot;PAEINT13&quot;}" calcext:value-type="string">
            <text:p>,{ModeAlt6,"PAEINT13"}</text:p>
          </table:table-cell>
          <table:table-cell table:style-name="ce122" table:formula="of:=CONCATENATE(&quot;{&quot;;[.$M15];&quot;,{&quot;;[.$N15];&quot;,&quot;;[.$O15];&quot;,&quot;;[.$P15];&quot;,&quot;;[.$Q15];&quot;,&quot;;[.$R15];&quot;},{&quot;;[.$X15];[.$Y15];[.$Z15];[.$AA15];[.$AB15];&quot;}},&quot;)" office:value-type="string" office:string-value="{TypeGpio,{27,13,13,18,2},{{ModeInput,&quot;GPIOA13&quot;},{ModeOutput,&quot;GPIOA13&quot;},{ModeAlt2,&quot;SPI1CS&quot;},{ModeAlt3,&quot;UART3TX&quot;},{ModeAlt6,&quot;PAEINT13&quot;}}}," calcext:value-type="string">
            <text:p>{TypeGpio,{27,13,13,18,2},{{ModeInput,"GPIOA13"},{ModeOutput,"GPIOA13"},{ModeAlt2,"SPI1CS"},{ModeAlt3,"UART3TX"},{ModeAlt6,"PAEINT13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ART3_RX/SPI1_CLK/GPIOA14 </text:p>
          </table:table-cell>
          <table:table-cell table:style-name="ce91" table:number-columns-repeated="3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table:formula="of:=([.$Q16]-1)*2+[.$R16]" office:value-type="float" office:value="40" calcext:value-type="float">
            <text:p>40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4" calcext:value-type="float">
            <text:p>14</text:p>
          </table:table-cell>
          <table:table-cell table:style-name="ce145" table:formula="of:=CONCATENATE([.J16];[.K16])" office:value-type="string" office:string-value="A14" calcext:value-type="string">
            <text:p>A14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9" calcext:value-type="float">
            <text:p>29</text:p>
          </table:table-cell>
          <table:table-cell table:number-columns-repeated="2" table:style-name="ce99" office:value-type="float" office:value="14" calcext:value-type="float">
            <text:p>14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16]=&quot;TypeGpio&quot;;CONCATENATE(&quot;GPIO&quot;;[.$L16]);[.$L16])" office:value-type="string" office:string-value="GPIOA14" calcext:value-type="string">
            <text:p>GPIOA14</text:p>
          </table:table-cell>
          <table:table-cell table:style-name="ce161" table:formula="of:=IF([.$M16]=&quot;TypeGpio&quot;;CONCATENATE(&quot;GPIO&quot;;[.$L16]);&quot;&quot;)" office:value-type="string" office:string-value="GPIOA14" calcext:value-type="string">
            <text:p>GPIOA14</text:p>
          </table:table-cell>
          <table:table-cell table:style-name="ce122" office:value-type="string" calcext:value-type="string">
            <text:p>SPI1CLK</text:p>
          </table:table-cell>
          <table:table-cell table:style-name="ce122" office:value-type="string" calcext:value-type="string">
            <text:p>UART3RX</text:p>
          </table:table-cell>
          <table:table-cell table:style-name="ce122" office:value-type="string" calcext:value-type="string">
            <text:p>PAEINT14</text:p>
          </table:table-cell>
          <table:table-cell table:style-name="ce122" table:formula="of:=CONCATENATE(&quot;{ModeInput,&quot;&quot;&quot;;[.$S16];&quot;&quot;&quot;}&quot;)" office:value-type="string" office:string-value="{ModeInput,&quot;GPIOA14&quot;}" calcext:value-type="string">
            <text:p>{ModeInput,"GPIOA14"}</text:p>
          </table:table-cell>
          <table:table-cell table:style-name="ce122" table:formula="of:=IF([.$T16]&lt;&gt;&quot;&quot;;CONCATENATE(&quot;,{ModeOutput,&quot;&quot;&quot;;[.$T16];&quot;&quot;&quot;}&quot;);&quot;&quot;)" office:value-type="string" office:string-value=",{ModeOutput,&quot;GPIOA14&quot;}" calcext:value-type="string">
            <text:p>,{ModeOutput,"GPIOA14"}</text:p>
          </table:table-cell>
          <table:table-cell table:style-name="ce122" table:formula="of:=IF([.$U16]&lt;&gt;&quot;&quot;;CONCATENATE(&quot;,{ModeAlt2,&quot;&quot;&quot;;[.$U16];&quot;&quot;&quot;}&quot;);&quot;&quot;)" office:value-type="string" office:string-value=",{ModeAlt2,&quot;SPI1CLK&quot;}" calcext:value-type="string">
            <text:p>,{ModeAlt2,"SPI1CLK"}</text:p>
          </table:table-cell>
          <table:table-cell table:style-name="ce122" table:formula="of:=IF([.$V16]&lt;&gt;&quot;&quot;;CONCATENATE(&quot;,{ModeAlt3,&quot;&quot;&quot;;[.$V16];&quot;&quot;&quot;}&quot;);&quot;&quot;)" office:value-type="string" office:string-value=",{ModeAlt3,&quot;UART3RX&quot;}" calcext:value-type="string">
            <text:p>,{ModeAlt3,"UART3RX"}</text:p>
          </table:table-cell>
          <table:table-cell table:style-name="ce122" table:formula="of:=IF([.$W16]&lt;&gt;&quot;&quot;;CONCATENATE(&quot;,{ModeAlt6,&quot;&quot;&quot;;[.$W16];&quot;&quot;&quot;}&quot;);&quot;&quot;)" office:value-type="string" office:string-value=",{ModeAlt6,&quot;PAEINT14&quot;}" calcext:value-type="string">
            <text:p>,{ModeAlt6,"PAEINT14"}</text:p>
          </table:table-cell>
          <table:table-cell table:style-name="ce122" table:formula="of:=CONCATENATE(&quot;{&quot;;[.$M16];&quot;,{&quot;;[.$N16];&quot;,&quot;;[.$O16];&quot;,&quot;;[.$P16];&quot;,&quot;;[.$Q16];&quot;,&quot;;[.$R16];&quot;},{&quot;;[.$X16];[.$Y16];[.$Z16];[.$AA16];[.$AB16];&quot;}},&quot;)" office:value-type="string" office:string-value="{TypeGpio,{29,14,14,20,2},{{ModeInput,&quot;GPIOA14&quot;},{ModeOutput,&quot;GPIOA14&quot;},{ModeAlt2,&quot;SPI1CLK&quot;},{ModeAlt3,&quot;UART3RX&quot;},{ModeAlt6,&quot;PAEINT14&quot;}}}," calcext:value-type="string">
            <text:p>{TypeGpio,{29,14,14,20,2},{{ModeInput,"GPIOA14"},{ModeOutput,"GPIOA14"},{ModeAlt2,"SPI1CLK"},{ModeAlt3,"UART3RX"},{ModeAlt6,"PAEINT14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ART3_RTS/SPI1_MOSI/GPIOA15 </text:p>
          </table:table-cell>
          <table:table-cell table:style-name="ce91" table:number-columns-repeated="3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table:formula="of:=([.$Q17]-1)*2+[.$R17]" office:value-type="float" office:value="38" calcext:value-type="float">
            <text:p>38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5" calcext:value-type="float">
            <text:p>15</text:p>
          </table:table-cell>
          <table:table-cell table:style-name="ce145" table:formula="of:=CONCATENATE([.J17];[.K17])" office:value-type="string" office:string-value="A15" calcext:value-type="string">
            <text:p>A15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8" calcext:value-type="float">
            <text:p>28</text:p>
          </table:table-cell>
          <table:table-cell table:number-columns-repeated="2" table:style-name="ce99" office:value-type="float" office:value="15" calcext:value-type="float">
            <text:p>15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17]=&quot;TypeGpio&quot;;CONCATENATE(&quot;GPIO&quot;;[.$L17]);[.$L17])" office:value-type="string" office:string-value="GPIOA15" calcext:value-type="string">
            <text:p>GPIOA15</text:p>
          </table:table-cell>
          <table:table-cell table:style-name="ce161" table:formula="of:=IF([.$M17]=&quot;TypeGpio&quot;;CONCATENATE(&quot;GPIO&quot;;[.$L17]);&quot;&quot;)" office:value-type="string" office:string-value="GPIOA15" calcext:value-type="string">
            <text:p>GPIOA15</text:p>
          </table:table-cell>
          <table:table-cell table:style-name="ce122" office:value-type="string" calcext:value-type="string">
            <text:p>SPI1MOSI</text:p>
          </table:table-cell>
          <table:table-cell table:style-name="ce122" office:value-type="string" calcext:value-type="string">
            <text:p>UART3RTS</text:p>
          </table:table-cell>
          <table:table-cell table:style-name="ce122" office:value-type="string" calcext:value-type="string">
            <text:p>PAEINT15</text:p>
          </table:table-cell>
          <table:table-cell table:style-name="ce122" table:formula="of:=CONCATENATE(&quot;{ModeInput,&quot;&quot;&quot;;[.$S17];&quot;&quot;&quot;}&quot;)" office:value-type="string" office:string-value="{ModeInput,&quot;GPIOA15&quot;}" calcext:value-type="string">
            <text:p>{ModeInput,"GPIOA15"}</text:p>
          </table:table-cell>
          <table:table-cell table:style-name="ce122" table:formula="of:=IF([.$T17]&lt;&gt;&quot;&quot;;CONCATENATE(&quot;,{ModeOutput,&quot;&quot;&quot;;[.$T17];&quot;&quot;&quot;}&quot;);&quot;&quot;)" office:value-type="string" office:string-value=",{ModeOutput,&quot;GPIOA15&quot;}" calcext:value-type="string">
            <text:p>,{ModeOutput,"GPIOA15"}</text:p>
          </table:table-cell>
          <table:table-cell table:style-name="ce122" table:formula="of:=IF([.$U17]&lt;&gt;&quot;&quot;;CONCATENATE(&quot;,{ModeAlt2,&quot;&quot;&quot;;[.$U17];&quot;&quot;&quot;}&quot;);&quot;&quot;)" office:value-type="string" office:string-value=",{ModeAlt2,&quot;SPI1MOSI&quot;}" calcext:value-type="string">
            <text:p>,{ModeAlt2,"SPI1MOSI"}</text:p>
          </table:table-cell>
          <table:table-cell table:style-name="ce122" table:formula="of:=IF([.$V17]&lt;&gt;&quot;&quot;;CONCATENATE(&quot;,{ModeAlt3,&quot;&quot;&quot;;[.$V17];&quot;&quot;&quot;}&quot;);&quot;&quot;)" office:value-type="string" office:string-value=",{ModeAlt3,&quot;UART3RTS&quot;}" calcext:value-type="string">
            <text:p>,{ModeAlt3,"UART3RTS"}</text:p>
          </table:table-cell>
          <table:table-cell table:style-name="ce122" table:formula="of:=IF([.$W17]&lt;&gt;&quot;&quot;;CONCATENATE(&quot;,{ModeAlt6,&quot;&quot;&quot;;[.$W17];&quot;&quot;&quot;}&quot;);&quot;&quot;)" office:value-type="string" office:string-value=",{ModeAlt6,&quot;PAEINT15&quot;}" calcext:value-type="string">
            <text:p>,{ModeAlt6,"PAEINT15"}</text:p>
          </table:table-cell>
          <table:table-cell table:style-name="ce122" table:formula="of:=CONCATENATE(&quot;{&quot;;[.$M17];&quot;,{&quot;;[.$N17];&quot;,&quot;;[.$O17];&quot;,&quot;;[.$P17];&quot;,&quot;;[.$Q17];&quot;,&quot;;[.$R17];&quot;},{&quot;;[.$X17];[.$Y17];[.$Z17];[.$AA17];[.$AB17];&quot;}},&quot;)" office:value-type="string" office:string-value="{TypeGpio,{28,15,15,19,2},{{ModeInput,&quot;GPIOA15&quot;},{ModeOutput,&quot;GPIOA15&quot;},{ModeAlt2,&quot;SPI1MOSI&quot;},{ModeAlt3,&quot;UART3RTS&quot;},{ModeAlt6,&quot;PAEINT15&quot;}}}," calcext:value-type="string">
            <text:p>{TypeGpio,{28,15,15,19,2},{{ModeInput,"GPIOA15"},{ModeOutput,"GPIOA15"},{ModeAlt2,"SPI1MOSI"},{ModeAlt3,"UART3RTS"},{ModeAlt6,"PAEINT15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ART3_CTS/SPI1_MISO/GPIOA16 </text:p>
          </table:table-cell>
          <table:table-cell table:style-name="ce91" table:number-columns-repeated="3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table:formula="of:=([.$Q18]-1)*2+[.$R18]" office:value-type="float" office:value="35" calcext:value-type="float">
            <text:p>35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6" calcext:value-type="float">
            <text:p>16</text:p>
          </table:table-cell>
          <table:table-cell table:style-name="ce145" table:formula="of:=CONCATENATE([.J18];[.K18])" office:value-type="string" office:string-value="A16" calcext:value-type="string">
            <text:p>A16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4" calcext:value-type="float">
            <text:p>24</text:p>
          </table:table-cell>
          <table:table-cell table:number-columns-repeated="2" table:style-name="ce99" office:value-type="float" office:value="16" calcext:value-type="float">
            <text:p>16</text:p>
          </table:table-cell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18]=&quot;TypeGpio&quot;;CONCATENATE(&quot;GPIO&quot;;[.$L18]);[.$L18])" office:value-type="string" office:string-value="GPIOA16" calcext:value-type="string">
            <text:p>GPIOA16</text:p>
          </table:table-cell>
          <table:table-cell table:style-name="ce161" table:formula="of:=IF([.$M18]=&quot;TypeGpio&quot;;CONCATENATE(&quot;GPIO&quot;;[.$L18]);&quot;&quot;)" office:value-type="string" office:string-value="GPIOA16" calcext:value-type="string">
            <text:p>GPIOA16</text:p>
          </table:table-cell>
          <table:table-cell table:style-name="ce122" office:value-type="string" calcext:value-type="string">
            <text:p>SPI1MISO</text:p>
          </table:table-cell>
          <table:table-cell table:style-name="ce122" office:value-type="string" calcext:value-type="string">
            <text:p>UART3CTS</text:p>
          </table:table-cell>
          <table:table-cell table:style-name="ce122" office:value-type="string" calcext:value-type="string">
            <text:p>PAEINT16</text:p>
          </table:table-cell>
          <table:table-cell table:style-name="ce122" table:formula="of:=CONCATENATE(&quot;{ModeInput,&quot;&quot;&quot;;[.$S18];&quot;&quot;&quot;}&quot;)" office:value-type="string" office:string-value="{ModeInput,&quot;GPIOA16&quot;}" calcext:value-type="string">
            <text:p>{ModeInput,"GPIOA16"}</text:p>
          </table:table-cell>
          <table:table-cell table:style-name="ce122" table:formula="of:=IF([.$T18]&lt;&gt;&quot;&quot;;CONCATENATE(&quot;,{ModeOutput,&quot;&quot;&quot;;[.$T18];&quot;&quot;&quot;}&quot;);&quot;&quot;)" office:value-type="string" office:string-value=",{ModeOutput,&quot;GPIOA16&quot;}" calcext:value-type="string">
            <text:p>,{ModeOutput,"GPIOA16"}</text:p>
          </table:table-cell>
          <table:table-cell table:style-name="ce122" table:formula="of:=IF([.$U18]&lt;&gt;&quot;&quot;;CONCATENATE(&quot;,{ModeAlt2,&quot;&quot;&quot;;[.$U18];&quot;&quot;&quot;}&quot;);&quot;&quot;)" office:value-type="string" office:string-value=",{ModeAlt2,&quot;SPI1MISO&quot;}" calcext:value-type="string">
            <text:p>,{ModeAlt2,"SPI1MISO"}</text:p>
          </table:table-cell>
          <table:table-cell table:style-name="ce122" table:formula="of:=IF([.$V18]&lt;&gt;&quot;&quot;;CONCATENATE(&quot;,{ModeAlt3,&quot;&quot;&quot;;[.$V18];&quot;&quot;&quot;}&quot;);&quot;&quot;)" office:value-type="string" office:string-value=",{ModeAlt3,&quot;UART3CTS&quot;}" calcext:value-type="string">
            <text:p>,{ModeAlt3,"UART3CTS"}</text:p>
          </table:table-cell>
          <table:table-cell table:style-name="ce122" table:formula="of:=IF([.$W18]&lt;&gt;&quot;&quot;;CONCATENATE(&quot;,{ModeAlt6,&quot;&quot;&quot;;[.$W18];&quot;&quot;&quot;}&quot;);&quot;&quot;)" office:value-type="string" office:string-value=",{ModeAlt6,&quot;PAEINT16&quot;}" calcext:value-type="string">
            <text:p>,{ModeAlt6,"PAEINT16"}</text:p>
          </table:table-cell>
          <table:table-cell table:style-name="ce122" table:formula="of:=CONCATENATE(&quot;{&quot;;[.$M18];&quot;,{&quot;;[.$N18];&quot;,&quot;;[.$O18];&quot;,&quot;;[.$P18];&quot;,&quot;;[.$Q18];&quot;,&quot;;[.$R18];&quot;},{&quot;;[.$X18];[.$Y18];[.$Z18];[.$AA18];[.$AB18];&quot;}},&quot;)" office:value-type="string" office:string-value="{TypeGpio,{24,16,16,18,1},{{ModeInput,&quot;GPIOA16&quot;},{ModeOutput,&quot;GPIOA16&quot;},{ModeAlt2,&quot;SPI1MISO&quot;},{ModeAlt3,&quot;UART3CTS&quot;},{ModeAlt6,&quot;PAEINT16&quot;}}}," calcext:value-type="string">
            <text:p>{TypeGpio,{24,16,16,18,1},{{ModeInput,"GPIOA16"},{ModeOutput,"GPIOA16"},{ModeAlt2,"SPI1MISO"},{ModeAlt3,"UART3CTS"},{ModeAlt6,"PAEINT16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SPDIF-OUT/GPIOA17 </text:p>
          </table:table-cell>
          <table:table-cell table:style-name="ce91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Q19]-1)*2+[.$R19]" office:value-type="float" office:value="26" calcext:value-type="float">
            <text:p>26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7" calcext:value-type="float">
            <text:p>17</text:p>
          </table:table-cell>
          <table:table-cell table:style-name="ce145" table:formula="of:=CONCATENATE([.J19];[.K19])" office:value-type="string" office:string-value="A17" calcext:value-type="string">
            <text:p>A17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1" calcext:value-type="float">
            <text:p>11</text:p>
          </table:table-cell>
          <table:table-cell table:number-columns-repeated="2" table:style-name="ce99" office:value-type="float" office:value="17" calcext:value-type="float">
            <text:p>17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19]=&quot;TypeGpio&quot;;CONCATENATE(&quot;GPIO&quot;;[.$L19]);[.$L19])" office:value-type="string" office:string-value="GPIOA17" calcext:value-type="string">
            <text:p>GPIOA17</text:p>
          </table:table-cell>
          <table:table-cell table:style-name="ce161" table:formula="of:=IF([.$M19]=&quot;TypeGpio&quot;;CONCATENATE(&quot;GPIO&quot;;[.$L19]);&quot;&quot;)" office:value-type="string" office:string-value="GPIOA17" calcext:value-type="string">
            <text:p>GPIOA17</text:p>
          </table:table-cell>
          <table:table-cell table:style-name="ce122" office:value-type="string" calcext:value-type="string">
            <text:p>OWAOUT</text:p>
          </table:table-cell>
          <table:table-cell table:style-name="ce122"/>
          <table:table-cell table:style-name="ce122" office:value-type="string" calcext:value-type="string">
            <text:p>PAEINT17</text:p>
          </table:table-cell>
          <table:table-cell table:style-name="ce122" table:formula="of:=CONCATENATE(&quot;{ModeInput,&quot;&quot;&quot;;[.$S19];&quot;&quot;&quot;}&quot;)" office:value-type="string" office:string-value="{ModeInput,&quot;GPIOA17&quot;}" calcext:value-type="string">
            <text:p>{ModeInput,"GPIOA17"}</text:p>
          </table:table-cell>
          <table:table-cell table:style-name="ce122" table:formula="of:=IF([.$T19]&lt;&gt;&quot;&quot;;CONCATENATE(&quot;,{ModeOutput,&quot;&quot;&quot;;[.$T19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122" table:formula="of:=IF([.$U19]&lt;&gt;&quot;&quot;;CONCATENATE(&quot;,{ModeAlt2,&quot;&quot;&quot;;[.$U19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122" table:formula="of:=IF([.$V19]&lt;&gt;&quot;&quot;;CONCATENATE(&quot;,{ModeAlt3,&quot;&quot;&quot;;[.$V19];&quot;&quot;&quot;}&quot;);&quot;&quot;)">
            <text:p/>
          </table:table-cell>
          <table:table-cell table:style-name="ce122" table:formula="of:=IF([.$W19]&lt;&gt;&quot;&quot;;CONCATENATE(&quot;,{ModeAlt6,&quot;&quot;&quot;;[.$W19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122" table:formula="of:=CONCATENATE(&quot;{&quot;;[.$M19];&quot;,{&quot;;[.$N19];&quot;,&quot;;[.$O19];&quot;,&quot;;[.$P19];&quot;,&quot;;[.$Q19];&quot;,&quot;;[.$R19];&quot;},{&quot;;[.$X19];[.$Y19];[.$Z19];[.$AA19];[.$AB19];&quot;}},&quot;)" office:value-type="string" office:string-value="{TypeGpio,{11,17,17,13,2},{{ModeInput,&quot;GPIOA17&quot;},{ModeOutput,&quot;GPIOA17&quot;},{ModeAlt2,&quot;OWAOUT&quot;},{ModeAlt6,&quot;PAEINT17&quot;}}}," calcext:value-type="string">
            <text:p>{TypeGpio,{11,17,17,13,2},{{ModeInput,"GPIOA17"},{ModeOutput,"GPIOA17"},{ModeAlt2,"OWAOUT"},{ModeAlt6,"PAEINT17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SPDIF-OUT/GPIOA17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table:formula="of:=([.$Q20]-1)+[.$R20]" office:value-type="float" office:value="7" calcext:value-type="float">
            <text:p>7</text:p>
          </table:table-cell>
          <table:table-cell table:style-name="ce91" office:value-type="string" calcext:value-type="string">
            <text:p>CON2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7" calcext:value-type="float">
            <text:p>17</text:p>
          </table:table-cell>
          <table:table-cell table:style-name="ce145" table:formula="of:=CONCATENATE([.J20];[.K20])" office:value-type="string" office:string-value="A17" calcext:value-type="string">
            <text:p>A17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1" calcext:value-type="float">
            <text:p>11</text:p>
          </table:table-cell>
          <table:table-cell table:number-columns-repeated="2" table:style-name="ce99" office:value-type="float" office:value="17" calcext:value-type="float">
            <text:p>17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20]=&quot;TypeGpio&quot;;CONCATENATE(&quot;GPIO&quot;;[.$L20]);[.$L20])" office:value-type="string" office:string-value="GPIOA17" calcext:value-type="string">
            <text:p>GPIOA17</text:p>
          </table:table-cell>
          <table:table-cell table:style-name="ce161" table:formula="of:=IF([.$M20]=&quot;TypeGpio&quot;;CONCATENATE(&quot;GPIO&quot;;[.$L20]);&quot;&quot;)" office:value-type="string" office:string-value="GPIOA17" calcext:value-type="string">
            <text:p>GPIOA17</text:p>
          </table:table-cell>
          <table:table-cell table:style-name="ce122" office:value-type="string" calcext:value-type="string">
            <text:p>OWAOUT</text:p>
          </table:table-cell>
          <table:table-cell table:style-name="ce122"/>
          <table:table-cell table:style-name="ce122" office:value-type="string" calcext:value-type="string">
            <text:p>PAEINT17</text:p>
          </table:table-cell>
          <table:table-cell table:style-name="ce122" table:formula="of:=CONCATENATE(&quot;{ModeInput,&quot;&quot;&quot;;[.$S20];&quot;&quot;&quot;}&quot;)" office:value-type="string" office:string-value="{ModeInput,&quot;GPIOA17&quot;}" calcext:value-type="string">
            <text:p>{ModeInput,"GPIOA17"}</text:p>
          </table:table-cell>
          <table:table-cell table:style-name="ce122" table:formula="of:=IF([.$T20]&lt;&gt;&quot;&quot;;CONCATENATE(&quot;,{ModeOutput,&quot;&quot;&quot;;[.$T20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122" table:formula="of:=IF([.$U20]&lt;&gt;&quot;&quot;;CONCATENATE(&quot;,{ModeAlt2,&quot;&quot;&quot;;[.$U20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122" table:formula="of:=IF([.$V20]&lt;&gt;&quot;&quot;;CONCATENATE(&quot;,{ModeAlt3,&quot;&quot;&quot;;[.$V20];&quot;&quot;&quot;}&quot;);&quot;&quot;)">
            <text:p/>
          </table:table-cell>
          <table:table-cell table:style-name="ce122" table:formula="of:=IF([.$W20]&lt;&gt;&quot;&quot;;CONCATENATE(&quot;,{ModeAlt6,&quot;&quot;&quot;;[.$W20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122" table:formula="of:=CONCATENATE(&quot;{&quot;;[.$M20];&quot;,{&quot;;[.$N20];&quot;,&quot;;[.$O20];&quot;,&quot;;[.$P20];&quot;,&quot;;[.$Q20];&quot;,&quot;;[.$R20];&quot;},{&quot;;[.$X20];[.$Y20];[.$Z20];[.$AA20];[.$AB20];&quot;}},&quot;)" office:value-type="string" office:string-value="{TypeGpio,{11,17,17,7,1},{{ModeInput,&quot;GPIOA17&quot;},{ModeOutput,&quot;GPIOA17&quot;},{ModeAlt2,&quot;OWAOUT&quot;},{ModeAlt6,&quot;PAEINT17&quot;}}}," calcext:value-type="string">
            <text:p>{TypeGpio,{11,17,17,7,1},{{ModeInput,"GPIOA17"},{ModeOutput,"GPIOA17"},{ModeAlt2,"OWAOUT"},{ModeAlt6,"PAEINT17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PCM0_SYNC/I2S0_LRCK/GPIOA18</text:p>
          </table:table-cell>
          <table:table-cell table:style-name="ce91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Q21]-1)*2+[.$R21]" office:value-type="float" office:value="28" calcext:value-type="float">
            <text:p>28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8" calcext:value-type="float">
            <text:p>18</text:p>
          </table:table-cell>
          <table:table-cell table:style-name="ce145" table:formula="of:=CONCATENATE([.J21];[.K21])" office:value-type="string" office:string-value="A18" calcext:value-type="string">
            <text:p>A18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31" calcext:value-type="float">
            <text:p>31</text:p>
          </table:table-cell>
          <table:table-cell table:number-columns-repeated="2" table:style-name="ce99" office:value-type="float" office:value="18" calcext:value-type="float">
            <text:p>18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21]=&quot;TypeGpio&quot;;CONCATENATE(&quot;GPIO&quot;;[.$L21]);[.$L21])" office:value-type="string" office:string-value="GPIOA18" calcext:value-type="string">
            <text:p>GPIOA18</text:p>
          </table:table-cell>
          <table:table-cell table:style-name="ce161" table:formula="of:=IF([.$M21]=&quot;TypeGpio&quot;;CONCATENATE(&quot;GPIO&quot;;[.$L21]);&quot;&quot;)" office:value-type="string" office:string-value="GPIOA18" calcext:value-type="string">
            <text:p>GPIOA18</text:p>
          </table:table-cell>
          <table:table-cell table:style-name="ce122" office:value-type="string" calcext:value-type="string">
            <text:p>PCM0SYNC</text:p>
          </table:table-cell>
          <table:table-cell table:style-name="ce122" office:value-type="string" calcext:value-type="string">
            <text:p>TWI1SCK</text:p>
          </table:table-cell>
          <table:table-cell table:style-name="ce122" office:value-type="string" calcext:value-type="string">
            <text:p>PAEINT18</text:p>
          </table:table-cell>
          <table:table-cell table:style-name="ce122" table:formula="of:=CONCATENATE(&quot;{ModeInput,&quot;&quot;&quot;;[.$S21];&quot;&quot;&quot;}&quot;)" office:value-type="string" office:string-value="{ModeInput,&quot;GPIOA18&quot;}" calcext:value-type="string">
            <text:p>{ModeInput,"GPIOA18"}</text:p>
          </table:table-cell>
          <table:table-cell table:style-name="ce122" table:formula="of:=IF([.$T21]&lt;&gt;&quot;&quot;;CONCATENATE(&quot;,{ModeOutput,&quot;&quot;&quot;;[.$T21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122" table:formula="of:=IF([.$U21]&lt;&gt;&quot;&quot;;CONCATENATE(&quot;,{ModeAlt2,&quot;&quot;&quot;;[.$U21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122" table:formula="of:=IF([.$V21]&lt;&gt;&quot;&quot;;CONCATENATE(&quot;,{ModeAlt3,&quot;&quot;&quot;;[.$V21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122" table:formula="of:=IF([.$W21]&lt;&gt;&quot;&quot;;CONCATENATE(&quot;,{ModeAlt6,&quot;&quot;&quot;;[.$W21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122" table:formula="of:=CONCATENATE(&quot;{&quot;;[.$M21];&quot;,{&quot;;[.$N21];&quot;,&quot;;[.$O21];&quot;,&quot;;[.$P21];&quot;,&quot;;[.$Q21];&quot;,&quot;;[.$R21];&quot;},{&quot;;[.$X21];[.$Y21];[.$Z21];[.$AA21];[.$AB21];&quot;}},&quot;)" office:value-type="string" office:string-value="{TypeGpio,{31,18,18,14,2},{{ModeInput,&quot;GPIOA18&quot;},{ModeOutput,&quot;GPIOA18&quot;},{ModeAlt2,&quot;PCM0SYNC&quot;},{ModeAlt3,&quot;TWI1SCK&quot;},{ModeAlt6,&quot;PAEINT18&quot;}}}," calcext:value-type="string">
            <text:p>{TypeGpio,{31,18,18,14,2},{{ModeInput,"GPIOA18"},{ModeOutput,"GPIOA18"},{ModeAlt2,"PCM0SYNC"},{ModeAlt3,"TWI1SCK"},{ModeAlt6,"PAEINT18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PCM0_SYNC/I2S0_LRCK/GPIOA18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table:formula="of:=([.$Q22]-1)+[.$R22]" office:value-type="float" office:value="8" calcext:value-type="float">
            <text:p>8</text:p>
          </table:table-cell>
          <table:table-cell table:style-name="ce91" office:value-type="string" calcext:value-type="string">
            <text:p>CON2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8" calcext:value-type="float">
            <text:p>18</text:p>
          </table:table-cell>
          <table:table-cell table:style-name="ce145" table:formula="of:=CONCATENATE([.J22];[.K22])" office:value-type="string" office:string-value="A18" calcext:value-type="string">
            <text:p>A18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31" calcext:value-type="float">
            <text:p>31</text:p>
          </table:table-cell>
          <table:table-cell table:number-columns-repeated="2" table:style-name="ce99" office:value-type="float" office:value="18" calcext:value-type="float">
            <text:p>18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22]=&quot;TypeGpio&quot;;CONCATENATE(&quot;GPIO&quot;;[.$L22]);[.$L22])" office:value-type="string" office:string-value="GPIOA18" calcext:value-type="string">
            <text:p>GPIOA18</text:p>
          </table:table-cell>
          <table:table-cell table:style-name="ce161" table:formula="of:=IF([.$M22]=&quot;TypeGpio&quot;;CONCATENATE(&quot;GPIO&quot;;[.$L22]);&quot;&quot;)" office:value-type="string" office:string-value="GPIOA18" calcext:value-type="string">
            <text:p>GPIOA18</text:p>
          </table:table-cell>
          <table:table-cell table:style-name="ce122" office:value-type="string" calcext:value-type="string">
            <text:p>PCM0SYNC</text:p>
          </table:table-cell>
          <table:table-cell table:style-name="ce122" office:value-type="string" calcext:value-type="string">
            <text:p>TWI1SCK</text:p>
          </table:table-cell>
          <table:table-cell table:style-name="ce122" office:value-type="string" calcext:value-type="string">
            <text:p>PAEINT18</text:p>
          </table:table-cell>
          <table:table-cell table:style-name="ce122" table:formula="of:=CONCATENATE(&quot;{ModeInput,&quot;&quot;&quot;;[.$S22];&quot;&quot;&quot;}&quot;)" office:value-type="string" office:string-value="{ModeInput,&quot;GPIOA18&quot;}" calcext:value-type="string">
            <text:p>{ModeInput,"GPIOA18"}</text:p>
          </table:table-cell>
          <table:table-cell table:style-name="ce122" table:formula="of:=IF([.$T22]&lt;&gt;&quot;&quot;;CONCATENATE(&quot;,{ModeOutput,&quot;&quot;&quot;;[.$T22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122" table:formula="of:=IF([.$U22]&lt;&gt;&quot;&quot;;CONCATENATE(&quot;,{ModeAlt2,&quot;&quot;&quot;;[.$U22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122" table:formula="of:=IF([.$V22]&lt;&gt;&quot;&quot;;CONCATENATE(&quot;,{ModeAlt3,&quot;&quot;&quot;;[.$V22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122" table:formula="of:=IF([.$W22]&lt;&gt;&quot;&quot;;CONCATENATE(&quot;,{ModeAlt6,&quot;&quot;&quot;;[.$W22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122" table:formula="of:=CONCATENATE(&quot;{&quot;;[.$M22];&quot;,{&quot;;[.$N22];&quot;,&quot;;[.$O22];&quot;,&quot;;[.$P22];&quot;,&quot;;[.$Q22];&quot;,&quot;;[.$R22];&quot;},{&quot;;[.$X22];[.$Y22];[.$Z22];[.$AA22];[.$AB22];&quot;}},&quot;)" office:value-type="string" office:string-value="{TypeGpio,{31,18,18,8,1},{{ModeInput,&quot;GPIOA18&quot;},{ModeOutput,&quot;GPIOA18&quot;},{ModeAlt2,&quot;PCM0SYNC&quot;},{ModeAlt3,&quot;TWI1SCK&quot;},{ModeAlt6,&quot;PAEINT18&quot;}}}," calcext:value-type="string">
            <text:p>{TypeGpio,{31,18,18,8,1},{{ModeInput,"GPIOA18"},{ModeOutput,"GPIOA18"},{ModeAlt2,"PCM0SYNC"},{ModeAlt3,"TWI1SCK"},{ModeAlt6,"PAEINT18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PCM0_CLK/I2S0_BCK/GPIOA19</text:p>
          </table:table-cell>
          <table:table-cell table:style-name="ce91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Q23]-1)*2+[.$R23]" office:value-type="float" office:value="27" calcext:value-type="float">
            <text:p>27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9" calcext:value-type="float">
            <text:p>19</text:p>
          </table:table-cell>
          <table:table-cell table:style-name="ce145" table:formula="of:=CONCATENATE([.J23];[.K23])" office:value-type="string" office:string-value="A19" calcext:value-type="string">
            <text:p>A19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30" calcext:value-type="float">
            <text:p>30</text:p>
          </table:table-cell>
          <table:table-cell table:number-columns-repeated="2" table:style-name="ce99" office:value-type="float" office:value="19" calcext:value-type="float">
            <text:p>19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23]=&quot;TypeGpio&quot;;CONCATENATE(&quot;GPIO&quot;;[.$L23]);[.$L23])" office:value-type="string" office:string-value="GPIOA19" calcext:value-type="string">
            <text:p>GPIOA19</text:p>
          </table:table-cell>
          <table:table-cell table:style-name="ce161" table:formula="of:=IF([.$M23]=&quot;TypeGpio&quot;;CONCATENATE(&quot;GPIO&quot;;[.$L23]);&quot;&quot;)" office:value-type="string" office:string-value="GPIOA19" calcext:value-type="string">
            <text:p>GPIOA19</text:p>
          </table:table-cell>
          <table:table-cell table:style-name="ce122" office:value-type="string" calcext:value-type="string">
            <text:p>PCM0CLK</text:p>
          </table:table-cell>
          <table:table-cell table:style-name="ce122" office:value-type="string" calcext:value-type="string">
            <text:p>TWI1SDA</text:p>
          </table:table-cell>
          <table:table-cell table:style-name="ce122" office:value-type="string" calcext:value-type="string">
            <text:p>PAEINT19</text:p>
          </table:table-cell>
          <table:table-cell table:style-name="ce122" table:formula="of:=CONCATENATE(&quot;{ModeInput,&quot;&quot;&quot;;[.$S23];&quot;&quot;&quot;}&quot;)" office:value-type="string" office:string-value="{ModeInput,&quot;GPIOA19&quot;}" calcext:value-type="string">
            <text:p>{ModeInput,"GPIOA19"}</text:p>
          </table:table-cell>
          <table:table-cell table:style-name="ce122" table:formula="of:=IF([.$T23]&lt;&gt;&quot;&quot;;CONCATENATE(&quot;,{ModeOutput,&quot;&quot;&quot;;[.$T23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122" table:formula="of:=IF([.$U23]&lt;&gt;&quot;&quot;;CONCATENATE(&quot;,{ModeAlt2,&quot;&quot;&quot;;[.$U23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122" table:formula="of:=IF([.$V23]&lt;&gt;&quot;&quot;;CONCATENATE(&quot;,{ModeAlt3,&quot;&quot;&quot;;[.$V23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122" table:formula="of:=IF([.$W23]&lt;&gt;&quot;&quot;;CONCATENATE(&quot;,{ModeAlt6,&quot;&quot;&quot;;[.$W23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122" table:formula="of:=CONCATENATE(&quot;{&quot;;[.$M23];&quot;,{&quot;;[.$N23];&quot;,&quot;;[.$O23];&quot;,&quot;;[.$P23];&quot;,&quot;;[.$Q23];&quot;,&quot;;[.$R23];&quot;},{&quot;;[.$X23];[.$Y23];[.$Z23];[.$AA23];[.$AB23];&quot;}},&quot;)" office:value-type="string" office:string-value="{TypeGpio,{30,19,19,14,1},{{ModeInput,&quot;GPIOA19&quot;},{ModeOutput,&quot;GPIOA19&quot;},{ModeAlt2,&quot;PCM0CLK&quot;},{ModeAlt3,&quot;TWI1SDA&quot;},{ModeAlt6,&quot;PAEINT19&quot;}}}," calcext:value-type="string">
            <text:p>{TypeGpio,{30,19,19,14,1},{{ModeInput,"GPIOA19"},{ModeOutput,"GPIOA19"},{ModeAlt2,"PCM0CLK"},{ModeAlt3,"TWI1SDA"},{ModeAlt6,"PAEINT19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PCM0_CLK/I2S0_BCK/GPIOA19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table:formula="of:=([.$Q24]-1)+[.$R24]" office:value-type="float" office:value="9" calcext:value-type="float">
            <text:p>9</text:p>
          </table:table-cell>
          <table:table-cell table:style-name="ce91" office:value-type="string" calcext:value-type="string">
            <text:p>CON2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19" calcext:value-type="float">
            <text:p>19</text:p>
          </table:table-cell>
          <table:table-cell table:style-name="ce145" table:formula="of:=CONCATENATE([.J24];[.K24])" office:value-type="string" office:string-value="A19" calcext:value-type="string">
            <text:p>A19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30" calcext:value-type="float">
            <text:p>30</text:p>
          </table:table-cell>
          <table:table-cell table:number-columns-repeated="2" table:style-name="ce99" office:value-type="float" office:value="19" calcext:value-type="float">
            <text:p>19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24]=&quot;TypeGpio&quot;;CONCATENATE(&quot;GPIO&quot;;[.$L24]);[.$L24])" office:value-type="string" office:string-value="GPIOA19" calcext:value-type="string">
            <text:p>GPIOA19</text:p>
          </table:table-cell>
          <table:table-cell table:style-name="ce161" table:formula="of:=IF([.$M24]=&quot;TypeGpio&quot;;CONCATENATE(&quot;GPIO&quot;;[.$L24]);&quot;&quot;)" office:value-type="string" office:string-value="GPIOA19" calcext:value-type="string">
            <text:p>GPIOA19</text:p>
          </table:table-cell>
          <table:table-cell table:style-name="ce122" office:value-type="string" calcext:value-type="string">
            <text:p>PCM0CLK</text:p>
          </table:table-cell>
          <table:table-cell table:style-name="ce122" office:value-type="string" calcext:value-type="string">
            <text:p>TWI1SDA</text:p>
          </table:table-cell>
          <table:table-cell table:style-name="ce122" office:value-type="string" calcext:value-type="string">
            <text:p>PAEINT19</text:p>
          </table:table-cell>
          <table:table-cell table:style-name="ce122" table:formula="of:=CONCATENATE(&quot;{ModeInput,&quot;&quot;&quot;;[.$S24];&quot;&quot;&quot;}&quot;)" office:value-type="string" office:string-value="{ModeInput,&quot;GPIOA19&quot;}" calcext:value-type="string">
            <text:p>{ModeInput,"GPIOA19"}</text:p>
          </table:table-cell>
          <table:table-cell table:style-name="ce122" table:formula="of:=IF([.$T24]&lt;&gt;&quot;&quot;;CONCATENATE(&quot;,{ModeOutput,&quot;&quot;&quot;;[.$T24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122" table:formula="of:=IF([.$U24]&lt;&gt;&quot;&quot;;CONCATENATE(&quot;,{ModeAlt2,&quot;&quot;&quot;;[.$U24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122" table:formula="of:=IF([.$V24]&lt;&gt;&quot;&quot;;CONCATENATE(&quot;,{ModeAlt3,&quot;&quot;&quot;;[.$V24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122" table:formula="of:=IF([.$W24]&lt;&gt;&quot;&quot;;CONCATENATE(&quot;,{ModeAlt6,&quot;&quot;&quot;;[.$W24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122" table:formula="of:=CONCATENATE(&quot;{&quot;;[.$M24];&quot;,{&quot;;[.$N24];&quot;,&quot;;[.$O24];&quot;,&quot;;[.$P24];&quot;,&quot;;[.$Q24];&quot;,&quot;;[.$R24];&quot;},{&quot;;[.$X24];[.$Y24];[.$Z24];[.$AA24];[.$AB24];&quot;}},&quot;)" office:value-type="string" office:string-value="{TypeGpio,{30,19,19,9,1},{{ModeInput,&quot;GPIOA19&quot;},{ModeOutput,&quot;GPIOA19&quot;},{ModeAlt2,&quot;PCM0CLK&quot;},{ModeAlt3,&quot;TWI1SDA&quot;},{ModeAlt6,&quot;PAEINT19&quot;}}}," calcext:value-type="string">
            <text:p>{TypeGpio,{30,19,19,9,1},{{ModeInput,"GPIOA19"},{ModeOutput,"GPIOA19"},{ModeAlt2,"PCM0CLK"},{ModeAlt3,"TWI1SDA"},{ModeAlt6,"PAEINT19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PCM0_DOUT/I2S0_SDOUT/GPIOA20</text:p>
          </table:table-cell>
          <table:table-cell table:style-name="ce91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Q25]-1)*2+[.$R25]" office:value-type="float" office:value="29" calcext:value-type="float">
            <text:p>29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20" calcext:value-type="float">
            <text:p>20</text:p>
          </table:table-cell>
          <table:table-cell table:style-name="ce145" table:formula="of:=CONCATENATE([.J25];[.K25])" office:value-type="string" office:string-value="A20" calcext:value-type="string">
            <text:p>A20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1" calcext:value-type="float">
            <text:p>21</text:p>
          </table:table-cell>
          <table:table-cell table:number-columns-repeated="2" table:style-name="ce99" office:value-type="float" office:value="20" calcext:value-type="float">
            <text:p>20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25]=&quot;TypeGpio&quot;;CONCATENATE(&quot;GPIO&quot;;[.$L25]);[.$L25])" office:value-type="string" office:string-value="GPIOA20" calcext:value-type="string">
            <text:p>GPIOA20</text:p>
          </table:table-cell>
          <table:table-cell table:style-name="ce161" table:formula="of:=IF([.$M25]=&quot;TypeGpio&quot;;CONCATENATE(&quot;GPIO&quot;;[.$L25]);&quot;&quot;)" office:value-type="string" office:string-value="GPIOA20" calcext:value-type="string">
            <text:p>GPIOA20</text:p>
          </table:table-cell>
          <table:table-cell table:style-name="ce122" office:value-type="string" calcext:value-type="string">
            <text:p>PCM0DOUT</text:p>
          </table:table-cell>
          <table:table-cell table:style-name="ce122" office:value-type="string" calcext:value-type="string">
            <text:p>SIMVPPEN</text:p>
          </table:table-cell>
          <table:table-cell table:style-name="ce122" office:value-type="string" calcext:value-type="string">
            <text:p>PAEINT20</text:p>
          </table:table-cell>
          <table:table-cell table:style-name="ce122" table:formula="of:=CONCATENATE(&quot;{ModeInput,&quot;&quot;&quot;;[.$S25];&quot;&quot;&quot;}&quot;)" office:value-type="string" office:string-value="{ModeInput,&quot;GPIOA20&quot;}" calcext:value-type="string">
            <text:p>{ModeInput,"GPIOA20"}</text:p>
          </table:table-cell>
          <table:table-cell table:style-name="ce122" table:formula="of:=IF([.$T25]&lt;&gt;&quot;&quot;;CONCATENATE(&quot;,{ModeOutput,&quot;&quot;&quot;;[.$T25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122" table:formula="of:=IF([.$U25]&lt;&gt;&quot;&quot;;CONCATENATE(&quot;,{ModeAlt2,&quot;&quot;&quot;;[.$U25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122" table:formula="of:=IF([.$V25]&lt;&gt;&quot;&quot;;CONCATENATE(&quot;,{ModeAlt3,&quot;&quot;&quot;;[.$V25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122" table:formula="of:=IF([.$W25]&lt;&gt;&quot;&quot;;CONCATENATE(&quot;,{ModeAlt6,&quot;&quot;&quot;;[.$W25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122" table:formula="of:=CONCATENATE(&quot;{&quot;;[.$M25];&quot;,{&quot;;[.$N25];&quot;,&quot;;[.$O25];&quot;,&quot;;[.$P25];&quot;,&quot;;[.$Q25];&quot;,&quot;;[.$R25];&quot;},{&quot;;[.$X25];[.$Y25];[.$Z25];[.$AA25];[.$AB25];&quot;}},&quot;)" office:value-type="string" office:string-value="{TypeGpio,{21,20,20,15,1},{{ModeInput,&quot;GPIOA20&quot;},{ModeOutput,&quot;GPIOA20&quot;},{ModeAlt2,&quot;PCM0DOUT&quot;},{ModeAlt3,&quot;SIMVPPEN&quot;},{ModeAlt6,&quot;PAEINT20&quot;}}}," calcext:value-type="string">
            <text:p>{TypeGpio,{21,20,20,15,1},{{ModeInput,"GPIOA20"},{ModeOutput,"GPIOA20"},{ModeAlt2,"PCM0DOUT"},{ModeAlt3,"SIMVPPEN"},{ModeAlt6,"PAEINT20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PCM0_DOUT/I2S0_SDOUT/GPIOA20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table:formula="of:=([.$Q26]-1)+[.$R26]" office:value-type="float" office:value="10" calcext:value-type="float">
            <text:p>10</text:p>
          </table:table-cell>
          <table:table-cell table:style-name="ce91" office:value-type="string" calcext:value-type="string">
            <text:p>CON2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20" calcext:value-type="float">
            <text:p>20</text:p>
          </table:table-cell>
          <table:table-cell table:style-name="ce145" table:formula="of:=CONCATENATE([.J26];[.K26])" office:value-type="string" office:string-value="A20" calcext:value-type="string">
            <text:p>A20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1" calcext:value-type="float">
            <text:p>21</text:p>
          </table:table-cell>
          <table:table-cell table:number-columns-repeated="2" table:style-name="ce99" office:value-type="float" office:value="20" calcext:value-type="float">
            <text:p>20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26]=&quot;TypeGpio&quot;;CONCATENATE(&quot;GPIO&quot;;[.$L26]);[.$L26])" office:value-type="string" office:string-value="GPIOA20" calcext:value-type="string">
            <text:p>GPIOA20</text:p>
          </table:table-cell>
          <table:table-cell table:style-name="ce161" table:formula="of:=IF([.$M26]=&quot;TypeGpio&quot;;CONCATENATE(&quot;GPIO&quot;;[.$L26]);&quot;&quot;)" office:value-type="string" office:string-value="GPIOA20" calcext:value-type="string">
            <text:p>GPIOA20</text:p>
          </table:table-cell>
          <table:table-cell table:style-name="ce122" office:value-type="string" calcext:value-type="string">
            <text:p>PCM0DOUT</text:p>
          </table:table-cell>
          <table:table-cell table:style-name="ce122" office:value-type="string" calcext:value-type="string">
            <text:p>SIMVPPEN</text:p>
          </table:table-cell>
          <table:table-cell table:style-name="ce122" office:value-type="string" calcext:value-type="string">
            <text:p>PAEINT20</text:p>
          </table:table-cell>
          <table:table-cell table:style-name="ce122" table:formula="of:=CONCATENATE(&quot;{ModeInput,&quot;&quot;&quot;;[.$S26];&quot;&quot;&quot;}&quot;)" office:value-type="string" office:string-value="{ModeInput,&quot;GPIOA20&quot;}" calcext:value-type="string">
            <text:p>{ModeInput,"GPIOA20"}</text:p>
          </table:table-cell>
          <table:table-cell table:style-name="ce122" table:formula="of:=IF([.$T26]&lt;&gt;&quot;&quot;;CONCATENATE(&quot;,{ModeOutput,&quot;&quot;&quot;;[.$T26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122" table:formula="of:=IF([.$U26]&lt;&gt;&quot;&quot;;CONCATENATE(&quot;,{ModeAlt2,&quot;&quot;&quot;;[.$U26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122" table:formula="of:=IF([.$V26]&lt;&gt;&quot;&quot;;CONCATENATE(&quot;,{ModeAlt3,&quot;&quot;&quot;;[.$V26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122" table:formula="of:=IF([.$W26]&lt;&gt;&quot;&quot;;CONCATENATE(&quot;,{ModeAlt6,&quot;&quot;&quot;;[.$W26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122" table:formula="of:=CONCATENATE(&quot;{&quot;;[.$M26];&quot;,{&quot;;[.$N26];&quot;,&quot;;[.$O26];&quot;,&quot;;[.$P26];&quot;,&quot;;[.$Q26];&quot;,&quot;;[.$R26];&quot;},{&quot;;[.$X26];[.$Y26];[.$Z26];[.$AA26];[.$AB26];&quot;}},&quot;)" office:value-type="string" office:string-value="{TypeGpio,{21,20,20,10,1},{{ModeInput,&quot;GPIOA20&quot;},{ModeOutput,&quot;GPIOA20&quot;},{ModeAlt2,&quot;PCM0DOUT&quot;},{ModeAlt3,&quot;SIMVPPEN&quot;},{ModeAlt6,&quot;PAEINT20&quot;}}}," calcext:value-type="string">
            <text:p>{TypeGpio,{21,20,20,10,1},{{ModeInput,"GPIOA20"},{ModeOutput,"GPIOA20"},{ModeAlt2,"PCM0DOUT"},{ModeAlt3,"SIMVPPEN"},{ModeAlt6,"PAEINT20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PCM0_DIN/I2S0_SDIN/GPIOA21</text:p>
          </table:table-cell>
          <table:table-cell table:style-name="ce91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Q27]-1)*2+[.$R27]" office:value-type="float" office:value="31" calcext:value-type="float">
            <text:p>31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21" calcext:value-type="float">
            <text:p>21</text:p>
          </table:table-cell>
          <table:table-cell table:style-name="ce145" table:formula="of:=CONCATENATE([.J27];[.K27])" office:value-type="string" office:string-value="A21" calcext:value-type="string">
            <text:p>A2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2" calcext:value-type="float">
            <text:p>22</text:p>
          </table:table-cell>
          <table:table-cell table:number-columns-repeated="2" table:style-name="ce99" office:value-type="float" office:value="21" calcext:value-type="float">
            <text:p>21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27]=&quot;TypeGpio&quot;;CONCATENATE(&quot;GPIO&quot;;[.$L27]);[.$L27])" office:value-type="string" office:string-value="GPIOA21" calcext:value-type="string">
            <text:p>GPIOA21</text:p>
          </table:table-cell>
          <table:table-cell table:style-name="ce161" table:formula="of:=IF([.$M27]=&quot;TypeGpio&quot;;CONCATENATE(&quot;GPIO&quot;;[.$L27]);&quot;&quot;)" office:value-type="string" office:string-value="GPIOA21" calcext:value-type="string">
            <text:p>GPIOA21</text:p>
          </table:table-cell>
          <table:table-cell table:style-name="ce122" office:value-type="string" calcext:value-type="string">
            <text:p>PCM0DIN</text:p>
          </table:table-cell>
          <table:table-cell table:style-name="ce122" office:value-type="string" calcext:value-type="string">
            <text:p>SIMVPPPP</text:p>
          </table:table-cell>
          <table:table-cell table:style-name="ce122" office:value-type="string" calcext:value-type="string">
            <text:p>PAEINT21</text:p>
          </table:table-cell>
          <table:table-cell table:style-name="ce122" table:formula="of:=CONCATENATE(&quot;{ModeInput,&quot;&quot;&quot;;[.$S27];&quot;&quot;&quot;}&quot;)" office:value-type="string" office:string-value="{ModeInput,&quot;GPIOA21&quot;}" calcext:value-type="string">
            <text:p>{ModeInput,"GPIOA21"}</text:p>
          </table:table-cell>
          <table:table-cell table:style-name="ce122" table:formula="of:=IF([.$T27]&lt;&gt;&quot;&quot;;CONCATENATE(&quot;,{ModeOutput,&quot;&quot;&quot;;[.$T27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122" table:formula="of:=IF([.$U27]&lt;&gt;&quot;&quot;;CONCATENATE(&quot;,{ModeAlt2,&quot;&quot;&quot;;[.$U27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122" table:formula="of:=IF([.$V27]&lt;&gt;&quot;&quot;;CONCATENATE(&quot;,{ModeAlt3,&quot;&quot;&quot;;[.$V27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122" table:formula="of:=IF([.$W27]&lt;&gt;&quot;&quot;;CONCATENATE(&quot;,{ModeAlt6,&quot;&quot;&quot;;[.$W27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122" table:formula="of:=CONCATENATE(&quot;{&quot;;[.$M27];&quot;,{&quot;;[.$N27];&quot;,&quot;;[.$O27];&quot;,&quot;;[.$P27];&quot;,&quot;;[.$Q27];&quot;,&quot;;[.$R27];&quot;},{&quot;;[.$X27];[.$Y27];[.$Z27];[.$AA27];[.$AB27];&quot;}},&quot;)" office:value-type="string" office:string-value="{TypeGpio,{22,21,21,16,1},{{ModeInput,&quot;GPIOA21&quot;},{ModeOutput,&quot;GPIOA21&quot;},{ModeAlt2,&quot;PCM0DIN&quot;},{ModeAlt3,&quot;SIMVPPPP&quot;},{ModeAlt6,&quot;PAEINT21&quot;}}}," calcext:value-type="string">
            <text:p>{TypeGpio,{22,21,21,16,1},{{ModeInput,"GPIOA21"},{ModeOutput,"GPIOA21"},{ModeAlt2,"PCM0DIN"},{ModeAlt3,"SIMVPPPP"},{ModeAlt6,"PAEINT21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PCM0_DIN/I2S0_SDIN/GPIOA21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table:formula="of:=([.$Q28]-1)+[.$R28]" office:value-type="float" office:value="11" calcext:value-type="float">
            <text:p>11</text:p>
          </table:table-cell>
          <table:table-cell table:style-name="ce91" office:value-type="string" calcext:value-type="string">
            <text:p>CON2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21" calcext:value-type="float">
            <text:p>21</text:p>
          </table:table-cell>
          <table:table-cell table:style-name="ce145" table:formula="of:=CONCATENATE([.J28];[.K28])" office:value-type="string" office:string-value="A21" calcext:value-type="string">
            <text:p>A2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2" calcext:value-type="float">
            <text:p>22</text:p>
          </table:table-cell>
          <table:table-cell table:number-columns-repeated="2" table:style-name="ce99" office:value-type="float" office:value="21" calcext:value-type="float">
            <text:p>21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28]=&quot;TypeGpio&quot;;CONCATENATE(&quot;GPIO&quot;;[.$L28]);[.$L28])" office:value-type="string" office:string-value="GPIOA21" calcext:value-type="string">
            <text:p>GPIOA21</text:p>
          </table:table-cell>
          <table:table-cell table:style-name="ce161" table:formula="of:=IF([.$M28]=&quot;TypeGpio&quot;;CONCATENATE(&quot;GPIO&quot;;[.$L28]);&quot;&quot;)" office:value-type="string" office:string-value="GPIOA21" calcext:value-type="string">
            <text:p>GPIOA21</text:p>
          </table:table-cell>
          <table:table-cell table:style-name="ce122" office:value-type="string" calcext:value-type="string">
            <text:p>PCM0DIN</text:p>
          </table:table-cell>
          <table:table-cell table:style-name="ce122" office:value-type="string" calcext:value-type="string">
            <text:p>SIMVPPPP</text:p>
          </table:table-cell>
          <table:table-cell table:style-name="ce122" office:value-type="string" calcext:value-type="string">
            <text:p>PAEINT21</text:p>
          </table:table-cell>
          <table:table-cell table:style-name="ce122" table:formula="of:=CONCATENATE(&quot;{ModeInput,&quot;&quot;&quot;;[.$S28];&quot;&quot;&quot;}&quot;)" office:value-type="string" office:string-value="{ModeInput,&quot;GPIOA21&quot;}" calcext:value-type="string">
            <text:p>{ModeInput,"GPIOA21"}</text:p>
          </table:table-cell>
          <table:table-cell table:style-name="ce122" table:formula="of:=IF([.$T28]&lt;&gt;&quot;&quot;;CONCATENATE(&quot;,{ModeOutput,&quot;&quot;&quot;;[.$T28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122" table:formula="of:=IF([.$U28]&lt;&gt;&quot;&quot;;CONCATENATE(&quot;,{ModeAlt2,&quot;&quot;&quot;;[.$U28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122" table:formula="of:=IF([.$V28]&lt;&gt;&quot;&quot;;CONCATENATE(&quot;,{ModeAlt3,&quot;&quot;&quot;;[.$V28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122" table:formula="of:=IF([.$W28]&lt;&gt;&quot;&quot;;CONCATENATE(&quot;,{ModeAlt6,&quot;&quot;&quot;;[.$W28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122" table:formula="of:=CONCATENATE(&quot;{&quot;;[.$M28];&quot;,{&quot;;[.$N28];&quot;,&quot;;[.$O28];&quot;,&quot;;[.$P28];&quot;,&quot;;[.$Q28];&quot;,&quot;;[.$R28];&quot;},{&quot;;[.$X28];[.$Y28];[.$Z28];[.$AA28];[.$AB28];&quot;}},&quot;)" office:value-type="string" office:string-value="{TypeGpio,{22,21,21,11,1},{{ModeInput,&quot;GPIOA21&quot;},{ModeOutput,&quot;GPIOA21&quot;},{ModeAlt2,&quot;PCM0DIN&quot;},{ModeAlt3,&quot;SIMVPPPP&quot;},{ModeAlt6,&quot;PAEINT21&quot;}}}," calcext:value-type="string">
            <text:p>{TypeGpio,{22,21,21,11,1},{{ModeInput,"GPIOA21"},{ModeOutput,"GPIOA21"},{ModeAlt2,"PCM0DIN"},{ModeAlt3,"SIMVPPPP"},{ModeAlt6,"PAEINT21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SPI0_MOSI/GPIOC0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29]-1)*2+[.$R29]" office:value-type="float" office:value="19" calcext:value-type="float">
            <text:p>19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C</text:p>
          </table:table-cell>
          <table:table-cell table:style-name="ce91" office:value-type="float" office:value="0" calcext:value-type="float">
            <text:p>0</text:p>
          </table:table-cell>
          <table:table-cell table:style-name="ce145" table:formula="of:=CONCATENATE([.J29];[.K29])" office:value-type="string" office:string-value="C0" calcext:value-type="string">
            <text:p>C0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2" calcext:value-type="float">
            <text:p>12</text:p>
          </table:table-cell>
          <table:table-cell table:style-name="ce99" office:value-type="float" office:value="22" calcext:value-type="float">
            <text:p>22</text:p>
          </table:table-cell>
          <table:table-cell table:style-name="ce99" office:value-type="float" office:value="64" calcext:value-type="float">
            <text:p>64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29]=&quot;TypeGpio&quot;;CONCATENATE(&quot;GPIO&quot;;[.$L29]);[.$L29])" office:value-type="string" office:string-value="GPIOC0" calcext:value-type="string">
            <text:p>GPIOC0</text:p>
          </table:table-cell>
          <table:table-cell table:style-name="ce161" table:formula="of:=IF([.$M29]=&quot;TypeGpio&quot;;CONCATENATE(&quot;GPIO&quot;;[.$L29]);&quot;&quot;)" office:value-type="string" office:string-value="GPIOC0" calcext:value-type="string">
            <text:p>GPIOC0</text:p>
          </table:table-cell>
          <table:table-cell table:style-name="ce122" office:value-type="string" calcext:value-type="string">
            <text:p>NANDWE</text:p>
          </table:table-cell>
          <table:table-cell table:style-name="ce122" office:value-type="string" calcext:value-type="string">
            <text:p>SPI0MOSI</text:p>
          </table:table-cell>
          <table:table-cell table:style-name="ce122"/>
          <table:table-cell table:style-name="ce122" table:formula="of:=CONCATENATE(&quot;{ModeInput,&quot;&quot;&quot;;[.$S29];&quot;&quot;&quot;}&quot;)" office:value-type="string" office:string-value="{ModeInput,&quot;GPIOC0&quot;}" calcext:value-type="string">
            <text:p>{ModeInput,"GPIOC0"}</text:p>
          </table:table-cell>
          <table:table-cell table:style-name="ce122" table:formula="of:=IF([.$T29]&lt;&gt;&quot;&quot;;CONCATENATE(&quot;,{ModeOutput,&quot;&quot;&quot;;[.$T29];&quot;&quot;&quot;}&quot;);&quot;&quot;)" office:value-type="string" office:string-value=",{ModeOutput,&quot;GPIOC0&quot;}" calcext:value-type="string">
            <text:p>,{ModeOutput,"GPIOC0"}</text:p>
          </table:table-cell>
          <table:table-cell table:style-name="ce122" table:formula="of:=IF([.$U29]&lt;&gt;&quot;&quot;;CONCATENATE(&quot;,{ModeAlt2,&quot;&quot;&quot;;[.$U29];&quot;&quot;&quot;}&quot;);&quot;&quot;)" office:value-type="string" office:string-value=",{ModeAlt2,&quot;NANDWE&quot;}" calcext:value-type="string">
            <text:p>,{ModeAlt2,"NANDWE"}</text:p>
          </table:table-cell>
          <table:table-cell table:style-name="ce122" table:formula="of:=IF([.$V29]&lt;&gt;&quot;&quot;;CONCATENATE(&quot;,{ModeAlt3,&quot;&quot;&quot;;[.$V29];&quot;&quot;&quot;}&quot;);&quot;&quot;)" office:value-type="string" office:string-value=",{ModeAlt3,&quot;SPI0MOSI&quot;}" calcext:value-type="string">
            <text:p>,{ModeAlt3,"SPI0MOSI"}</text:p>
          </table:table-cell>
          <table:table-cell table:style-name="ce122" table:formula="of:=IF([.$W29]&lt;&gt;&quot;&quot;;CONCATENATE(&quot;,{ModeAlt6,&quot;&quot;&quot;;[.$W29];&quot;&quot;&quot;}&quot;);&quot;&quot;)">
            <text:p/>
          </table:table-cell>
          <table:table-cell table:style-name="ce122" table:formula="of:=CONCATENATE(&quot;{&quot;;[.$M29];&quot;,{&quot;;[.$N29];&quot;,&quot;;[.$O29];&quot;,&quot;;[.$P29];&quot;,&quot;;[.$Q29];&quot;,&quot;;[.$R29];&quot;},{&quot;;[.$X29];[.$Y29];[.$Z29];[.$AA29];[.$AB29];&quot;}},&quot;)" office:value-type="string" office:string-value="{TypeGpio,{12,22,64,10,1},{{ModeInput,&quot;GPIOC0&quot;},{ModeOutput,&quot;GPIOC0&quot;},{ModeAlt2,&quot;NANDWE&quot;},{ModeAlt3,&quot;SPI0MOSI&quot;}}}," calcext:value-type="string">
            <text:p>{TypeGpio,{12,22,64,10,1},{{ModeInput,"GPIOC0"},{ModeOutput,"GPIOC0"},{ModeAlt2,"NANDWE"},{ModeAlt3,"SPI0MOSI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SPI0_MISO/GPIOC1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30]-1)*2+[.$R30]" office:value-type="float" office:value="21" calcext:value-type="float">
            <text:p>21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C</text:p>
          </table:table-cell>
          <table:table-cell table:style-name="ce91" office:value-type="float" office:value="1" calcext:value-type="float">
            <text:p>1</text:p>
          </table:table-cell>
          <table:table-cell table:style-name="ce145" table:formula="of:=CONCATENATE([.J30];[.K30])" office:value-type="string" office:string-value="C1" calcext:value-type="string">
            <text:p>C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3" calcext:value-type="float">
            <text:p>13</text:p>
          </table:table-cell>
          <table:table-cell table:style-name="ce99" office:value-type="float" office:value="23" calcext:value-type="float">
            <text:p>23</text:p>
          </table:table-cell>
          <table:table-cell table:style-name="ce99" office:value-type="float" office:value="65" calcext:value-type="float">
            <text:p>65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30]=&quot;TypeGpio&quot;;CONCATENATE(&quot;GPIO&quot;;[.$L30]);[.$L30])" office:value-type="string" office:string-value="GPIOC1" calcext:value-type="string">
            <text:p>GPIOC1</text:p>
          </table:table-cell>
          <table:table-cell table:style-name="ce161" table:formula="of:=IF([.$M30]=&quot;TypeGpio&quot;;CONCATENATE(&quot;GPIO&quot;;[.$L30]);&quot;&quot;)" office:value-type="string" office:string-value="GPIOC1" calcext:value-type="string">
            <text:p>GPIOC1</text:p>
          </table:table-cell>
          <table:table-cell table:style-name="ce122" office:value-type="string" calcext:value-type="string">
            <text:p>NANDALE</text:p>
          </table:table-cell>
          <table:table-cell table:style-name="ce122" office:value-type="string" calcext:value-type="string">
            <text:p>SPI0MISO</text:p>
          </table:table-cell>
          <table:table-cell table:style-name="ce122"/>
          <table:table-cell table:style-name="ce122" table:formula="of:=CONCATENATE(&quot;{ModeInput,&quot;&quot;&quot;;[.$S30];&quot;&quot;&quot;}&quot;)" office:value-type="string" office:string-value="{ModeInput,&quot;GPIOC1&quot;}" calcext:value-type="string">
            <text:p>{ModeInput,"GPIOC1"}</text:p>
          </table:table-cell>
          <table:table-cell table:style-name="ce122" table:formula="of:=IF([.$T30]&lt;&gt;&quot;&quot;;CONCATENATE(&quot;,{ModeOutput,&quot;&quot;&quot;;[.$T30];&quot;&quot;&quot;}&quot;);&quot;&quot;)" office:value-type="string" office:string-value=",{ModeOutput,&quot;GPIOC1&quot;}" calcext:value-type="string">
            <text:p>,{ModeOutput,"GPIOC1"}</text:p>
          </table:table-cell>
          <table:table-cell table:style-name="ce122" table:formula="of:=IF([.$U30]&lt;&gt;&quot;&quot;;CONCATENATE(&quot;,{ModeAlt2,&quot;&quot;&quot;;[.$U30];&quot;&quot;&quot;}&quot;);&quot;&quot;)" office:value-type="string" office:string-value=",{ModeAlt2,&quot;NANDALE&quot;}" calcext:value-type="string">
            <text:p>,{ModeAlt2,"NANDALE"}</text:p>
          </table:table-cell>
          <table:table-cell table:style-name="ce122" table:formula="of:=IF([.$V30]&lt;&gt;&quot;&quot;;CONCATENATE(&quot;,{ModeAlt3,&quot;&quot;&quot;;[.$V30];&quot;&quot;&quot;}&quot;);&quot;&quot;)" office:value-type="string" office:string-value=",{ModeAlt3,&quot;SPI0MISO&quot;}" calcext:value-type="string">
            <text:p>,{ModeAlt3,"SPI0MISO"}</text:p>
          </table:table-cell>
          <table:table-cell table:style-name="ce122" table:formula="of:=IF([.$W30]&lt;&gt;&quot;&quot;;CONCATENATE(&quot;,{ModeAlt6,&quot;&quot;&quot;;[.$W30];&quot;&quot;&quot;}&quot;);&quot;&quot;)">
            <text:p/>
          </table:table-cell>
          <table:table-cell table:style-name="ce122" table:formula="of:=CONCATENATE(&quot;{&quot;;[.$M30];&quot;,{&quot;;[.$N30];&quot;,&quot;;[.$O30];&quot;,&quot;;[.$P30];&quot;,&quot;;[.$Q30];&quot;,&quot;;[.$R30];&quot;},{&quot;;[.$X30];[.$Y30];[.$Z30];[.$AA30];[.$AB30];&quot;}},&quot;)" office:value-type="string" office:string-value="{TypeGpio,{13,23,65,11,1},{{ModeInput,&quot;GPIOC1&quot;},{ModeOutput,&quot;GPIOC1&quot;},{ModeAlt2,&quot;NANDALE&quot;},{ModeAlt3,&quot;SPI0MISO&quot;}}}," calcext:value-type="string">
            <text:p>{TypeGpio,{13,23,65,11,1},{{ModeInput,"GPIOC1"},{ModeOutput,"GPIOC1"},{ModeAlt2,"NANDALE"},{ModeAlt3,"SPI0MISO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SPI0_CLK/GPIOC2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31]-1)*2+[.$R31]" office:value-type="float" office:value="23" calcext:value-type="float">
            <text:p>23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C</text:p>
          </table:table-cell>
          <table:table-cell table:style-name="ce91" office:value-type="float" office:value="2" calcext:value-type="float">
            <text:p>2</text:p>
          </table:table-cell>
          <table:table-cell table:style-name="ce145" table:formula="of:=CONCATENATE([.J31];[.K31])" office:value-type="string" office:string-value="C2" calcext:value-type="string">
            <text:p>C2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4" calcext:value-type="float">
            <text:p>14</text:p>
          </table:table-cell>
          <table:table-cell table:style-name="ce99" office:value-type="float" office:value="24" calcext:value-type="float">
            <text:p>24</text:p>
          </table:table-cell>
          <table:table-cell table:style-name="ce99" office:value-type="float" office:value="66" calcext:value-type="float">
            <text:p>66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31]=&quot;TypeGpio&quot;;CONCATENATE(&quot;GPIO&quot;;[.$L31]);[.$L31])" office:value-type="string" office:string-value="GPIOC2" calcext:value-type="string">
            <text:p>GPIOC2</text:p>
          </table:table-cell>
          <table:table-cell table:style-name="ce161" table:formula="of:=IF([.$M31]=&quot;TypeGpio&quot;;CONCATENATE(&quot;GPIO&quot;;[.$L31]);&quot;&quot;)" office:value-type="string" office:string-value="GPIOC2" calcext:value-type="string">
            <text:p>GPIOC2</text:p>
          </table:table-cell>
          <table:table-cell table:style-name="ce122" office:value-type="string" calcext:value-type="string">
            <text:p>NANDCLE</text:p>
          </table:table-cell>
          <table:table-cell table:style-name="ce122" office:value-type="string" calcext:value-type="string">
            <text:p>SPI0CLK</text:p>
          </table:table-cell>
          <table:table-cell table:style-name="ce122"/>
          <table:table-cell table:style-name="ce122" table:formula="of:=CONCATENATE(&quot;{ModeInput,&quot;&quot;&quot;;[.$S31];&quot;&quot;&quot;}&quot;)" office:value-type="string" office:string-value="{ModeInput,&quot;GPIOC2&quot;}" calcext:value-type="string">
            <text:p>{ModeInput,"GPIOC2"}</text:p>
          </table:table-cell>
          <table:table-cell table:style-name="ce122" table:formula="of:=IF([.$T31]&lt;&gt;&quot;&quot;;CONCATENATE(&quot;,{ModeOutput,&quot;&quot;&quot;;[.$T31];&quot;&quot;&quot;}&quot;);&quot;&quot;)" office:value-type="string" office:string-value=",{ModeOutput,&quot;GPIOC2&quot;}" calcext:value-type="string">
            <text:p>,{ModeOutput,"GPIOC2"}</text:p>
          </table:table-cell>
          <table:table-cell table:style-name="ce122" table:formula="of:=IF([.$U31]&lt;&gt;&quot;&quot;;CONCATENATE(&quot;,{ModeAlt2,&quot;&quot;&quot;;[.$U31];&quot;&quot;&quot;}&quot;);&quot;&quot;)" office:value-type="string" office:string-value=",{ModeAlt2,&quot;NANDCLE&quot;}" calcext:value-type="string">
            <text:p>,{ModeAlt2,"NANDCLE"}</text:p>
          </table:table-cell>
          <table:table-cell table:style-name="ce122" table:formula="of:=IF([.$V31]&lt;&gt;&quot;&quot;;CONCATENATE(&quot;,{ModeAlt3,&quot;&quot;&quot;;[.$V31];&quot;&quot;&quot;}&quot;);&quot;&quot;)" office:value-type="string" office:string-value=",{ModeAlt3,&quot;SPI0CLK&quot;}" calcext:value-type="string">
            <text:p>,{ModeAlt3,"SPI0CLK"}</text:p>
          </table:table-cell>
          <table:table-cell table:style-name="ce122" table:formula="of:=IF([.$W31]&lt;&gt;&quot;&quot;;CONCATENATE(&quot;,{ModeAlt6,&quot;&quot;&quot;;[.$W31];&quot;&quot;&quot;}&quot;);&quot;&quot;)">
            <text:p/>
          </table:table-cell>
          <table:table-cell table:style-name="ce122" table:formula="of:=CONCATENATE(&quot;{&quot;;[.$M31];&quot;,{&quot;;[.$N31];&quot;,&quot;;[.$O31];&quot;,&quot;;[.$P31];&quot;,&quot;;[.$Q31];&quot;,&quot;;[.$R31];&quot;},{&quot;;[.$X31];[.$Y31];[.$Z31];[.$AA31];[.$AB31];&quot;}},&quot;)" office:value-type="string" office:string-value="{TypeGpio,{14,24,66,12,1},{{ModeInput,&quot;GPIOC2&quot;},{ModeOutput,&quot;GPIOC2&quot;},{ModeAlt2,&quot;NANDCLE&quot;},{ModeAlt3,&quot;SPI0CLK&quot;}}}," calcext:value-type="string">
            <text:p>{TypeGpio,{14,24,66,12,1},{{ModeInput,"GPIOC2"},{ModeOutput,"GPIOC2"},{ModeAlt2,"NANDCLE"},{ModeAlt3,"SPI0CLK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SPI0_CS/GPIOC3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32]-1)*2+[.$R32]" office:value-type="float" office:value="24" calcext:value-type="float">
            <text:p>24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C</text:p>
          </table:table-cell>
          <table:table-cell table:style-name="ce91" office:value-type="float" office:value="3" calcext:value-type="float">
            <text:p>3</text:p>
          </table:table-cell>
          <table:table-cell table:style-name="ce145" table:formula="of:=CONCATENATE([.J32];[.K32])" office:value-type="string" office:string-value="C3" calcext:value-type="string">
            <text:p>C3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0" calcext:value-type="float">
            <text:p>10</text:p>
          </table:table-cell>
          <table:table-cell table:style-name="ce99" office:value-type="float" office:value="25" calcext:value-type="float">
            <text:p>25</text:p>
          </table:table-cell>
          <table:table-cell table:style-name="ce99" office:value-type="float" office:value="67" calcext:value-type="float">
            <text:p>67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32]=&quot;TypeGpio&quot;;CONCATENATE(&quot;GPIO&quot;;[.$L32]);[.$L32])" office:value-type="string" office:string-value="GPIOC3" calcext:value-type="string">
            <text:p>GPIOC3</text:p>
          </table:table-cell>
          <table:table-cell table:style-name="ce161" table:formula="of:=IF([.$M32]=&quot;TypeGpio&quot;;CONCATENATE(&quot;GPIO&quot;;[.$L32]);&quot;&quot;)" office:value-type="string" office:string-value="GPIOC3" calcext:value-type="string">
            <text:p>GPIOC3</text:p>
          </table:table-cell>
          <table:table-cell table:style-name="ce122" office:value-type="string" calcext:value-type="string">
            <text:p>NANDCE1</text:p>
          </table:table-cell>
          <table:table-cell table:style-name="ce122" office:value-type="string" calcext:value-type="string">
            <text:p>SPI0CS</text:p>
          </table:table-cell>
          <table:table-cell table:style-name="ce122"/>
          <table:table-cell table:style-name="ce122" table:formula="of:=CONCATENATE(&quot;{ModeInput,&quot;&quot;&quot;;[.$S32];&quot;&quot;&quot;}&quot;)" office:value-type="string" office:string-value="{ModeInput,&quot;GPIOC3&quot;}" calcext:value-type="string">
            <text:p>{ModeInput,"GPIOC3"}</text:p>
          </table:table-cell>
          <table:table-cell table:style-name="ce122" table:formula="of:=IF([.$T32]&lt;&gt;&quot;&quot;;CONCATENATE(&quot;,{ModeOutput,&quot;&quot;&quot;;[.$T32];&quot;&quot;&quot;}&quot;);&quot;&quot;)" office:value-type="string" office:string-value=",{ModeOutput,&quot;GPIOC3&quot;}" calcext:value-type="string">
            <text:p>,{ModeOutput,"GPIOC3"}</text:p>
          </table:table-cell>
          <table:table-cell table:style-name="ce122" table:formula="of:=IF([.$U32]&lt;&gt;&quot;&quot;;CONCATENATE(&quot;,{ModeAlt2,&quot;&quot;&quot;;[.$U32];&quot;&quot;&quot;}&quot;);&quot;&quot;)" office:value-type="string" office:string-value=",{ModeAlt2,&quot;NANDCE1&quot;}" calcext:value-type="string">
            <text:p>,{ModeAlt2,"NANDCE1"}</text:p>
          </table:table-cell>
          <table:table-cell table:style-name="ce122" table:formula="of:=IF([.$V32]&lt;&gt;&quot;&quot;;CONCATENATE(&quot;,{ModeAlt3,&quot;&quot;&quot;;[.$V32];&quot;&quot;&quot;}&quot;);&quot;&quot;)" office:value-type="string" office:string-value=",{ModeAlt3,&quot;SPI0CS&quot;}" calcext:value-type="string">
            <text:p>,{ModeAlt3,"SPI0CS"}</text:p>
          </table:table-cell>
          <table:table-cell table:style-name="ce122" table:formula="of:=IF([.$W32]&lt;&gt;&quot;&quot;;CONCATENATE(&quot;,{ModeAlt6,&quot;&quot;&quot;;[.$W32];&quot;&quot;&quot;}&quot;);&quot;&quot;)">
            <text:p/>
          </table:table-cell>
          <table:table-cell table:style-name="ce122" table:formula="of:=CONCATENATE(&quot;{&quot;;[.$M32];&quot;,{&quot;;[.$N32];&quot;,&quot;;[.$O32];&quot;,&quot;;[.$P32];&quot;,&quot;;[.$Q32];&quot;,&quot;;[.$R32];&quot;},{&quot;;[.$X32];[.$Y32];[.$Z32];[.$AA32];[.$AB32];&quot;}},&quot;)" office:value-type="string" office:string-value="{TypeGpio,{10,25,67,12,2},{{ModeInput,&quot;GPIOC3&quot;},{ModeOutput,&quot;GPIOC3&quot;},{ModeAlt2,&quot;NANDCE1&quot;},{ModeAlt3,&quot;SPI0CS&quot;}}}," calcext:value-type="string">
            <text:p>{TypeGpio,{10,25,67,12,2},{{ModeInput,"GPIOC3"},{ModeOutput,"GPIOC3"},{ModeAlt2,"NANDCE1"},{ModeAlt3,"SPI0CS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ART1_TX/GPIOG6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30" table:formula="of:=([.$Q33]-1)*2+[.$R33]" office:value-type="float" office:value="8" calcext:value-type="float">
            <text:p>8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G</text:p>
          </table:table-cell>
          <table:table-cell table:style-name="ce91" office:value-type="float" office:value="6" calcext:value-type="float">
            <text:p>6</text:p>
          </table:table-cell>
          <table:table-cell table:style-name="ce145" table:formula="of:=CONCATENATE([.J33];[.K33])" office:value-type="string" office:string-value="G6" calcext:value-type="string">
            <text:p>G6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5" calcext:value-type="float">
            <text:p>15</text:p>
          </table:table-cell>
          <table:table-cell table:style-name="ce99" office:value-type="float" office:value="86" calcext:value-type="float">
            <text:p>86</text:p>
          </table:table-cell>
          <table:table-cell table:style-name="ce99" office:value-type="float" office:value="198" calcext:value-type="float">
            <text:p>198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2" calcext:value-type="float">
            <text:p>2</text:p>
          </table:table-cell>
          <table:table-cell table:style-name="ce162" table:formula="of:=IF([.$M33]=&quot;TypeGpio&quot;;CONCATENATE(&quot;GPIO&quot;;[.$L33]);[.$L33])" office:value-type="string" office:string-value="GPIOG6" calcext:value-type="string">
            <text:p>GPIOG6</text:p>
          </table:table-cell>
          <table:table-cell table:style-name="ce162" table:formula="of:=IF([.$M33]=&quot;TypeGpio&quot;;CONCATENATE(&quot;GPIO&quot;;[.$L33]);&quot;&quot;)" office:value-type="string" office:string-value="GPIOG6" calcext:value-type="string">
            <text:p>GPIOG6</text:p>
          </table:table-cell>
          <table:table-cell table:style-name="ce130" office:value-type="string" calcext:value-type="string">
            <text:p>UART1TX</text:p>
          </table:table-cell>
          <table:table-cell table:style-name="ce130"/>
          <table:table-cell table:style-name="ce130" office:value-type="string" calcext:value-type="string">
            <text:p>PGEINT6</text:p>
          </table:table-cell>
          <table:table-cell table:style-name="ce122" table:formula="of:=CONCATENATE(&quot;{ModeInput,&quot;&quot;&quot;;[.$S33];&quot;&quot;&quot;}&quot;)" office:value-type="string" office:string-value="{ModeInput,&quot;GPIOG6&quot;}" calcext:value-type="string">
            <text:p>{ModeInput,"GPIOG6"}</text:p>
          </table:table-cell>
          <table:table-cell table:style-name="ce122" table:formula="of:=IF([.$T33]&lt;&gt;&quot;&quot;;CONCATENATE(&quot;,{ModeOutput,&quot;&quot;&quot;;[.$T33];&quot;&quot;&quot;}&quot;);&quot;&quot;)" office:value-type="string" office:string-value=",{ModeOutput,&quot;GPIOG6&quot;}" calcext:value-type="string">
            <text:p>,{ModeOutput,"GPIOG6"}</text:p>
          </table:table-cell>
          <table:table-cell table:style-name="ce122" table:formula="of:=IF([.$U33]&lt;&gt;&quot;&quot;;CONCATENATE(&quot;,{ModeAlt2,&quot;&quot;&quot;;[.$U33];&quot;&quot;&quot;}&quot;);&quot;&quot;)" office:value-type="string" office:string-value=",{ModeAlt2,&quot;UART1TX&quot;}" calcext:value-type="string">
            <text:p>,{ModeAlt2,"UART1TX"}</text:p>
          </table:table-cell>
          <table:table-cell table:style-name="ce122" table:formula="of:=IF([.$V33]&lt;&gt;&quot;&quot;;CONCATENATE(&quot;,{ModeAlt3,&quot;&quot;&quot;;[.$V33];&quot;&quot;&quot;}&quot;);&quot;&quot;)">
            <text:p/>
          </table:table-cell>
          <table:table-cell table:style-name="ce122" table:formula="of:=IF([.$W33]&lt;&gt;&quot;&quot;;CONCATENATE(&quot;,{ModeAlt6,&quot;&quot;&quot;;[.$W33];&quot;&quot;&quot;}&quot;);&quot;&quot;)" office:value-type="string" office:string-value=",{ModeAlt6,&quot;PGEINT6&quot;}" calcext:value-type="string">
            <text:p>,{ModeAlt6,"PGEINT6"}</text:p>
          </table:table-cell>
          <table:table-cell table:style-name="ce122" table:formula="of:=CONCATENATE(&quot;{&quot;;[.$M33];&quot;,{&quot;;[.$N33];&quot;,&quot;;[.$O33];&quot;,&quot;;[.$P33];&quot;,&quot;;[.$Q33];&quot;,&quot;;[.$R33];&quot;},{&quot;;[.$X33];[.$Y33];[.$Z33];[.$AA33];[.$AB33];&quot;}},&quot;)" office:value-type="string" office:string-value="{TypeGpio,{15,86,198,4,2},{{ModeInput,&quot;GPIOG6&quot;},{ModeOutput,&quot;GPIOG6&quot;},{ModeAlt2,&quot;UART1TX&quot;},{ModeAlt6,&quot;PGEINT6&quot;}}}," calcext:value-type="string">
            <text:p>{TypeGpio,{15,86,198,4,2},{{ModeInput,"GPIOG6"},{ModeOutput,"GPIOG6"},{ModeAlt2,"UART1TX"},{ModeAlt6,"PGEINT6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ART1_RX/GPIOG7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30" table:formula="of:=([.$Q34]-1)*2+[.$R34]" office:value-type="float" office:value="10" calcext:value-type="float">
            <text:p>10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G</text:p>
          </table:table-cell>
          <table:table-cell table:style-name="ce91" office:value-type="float" office:value="7" calcext:value-type="float">
            <text:p>7</text:p>
          </table:table-cell>
          <table:table-cell table:style-name="ce145" table:formula="of:=CONCATENATE([.J34];[.K34])" office:value-type="string" office:string-value="G7" calcext:value-type="string">
            <text:p>G7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6" calcext:value-type="float">
            <text:p>16</text:p>
          </table:table-cell>
          <table:table-cell table:style-name="ce99" office:value-type="float" office:value="87" calcext:value-type="float">
            <text:p>87</text:p>
          </table:table-cell>
          <table:table-cell table:style-name="ce99" office:value-type="float" office:value="199" calcext:value-type="float">
            <text:p>199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2" calcext:value-type="float">
            <text:p>2</text:p>
          </table:table-cell>
          <table:table-cell table:style-name="ce162" table:formula="of:=IF([.$M34]=&quot;TypeGpio&quot;;CONCATENATE(&quot;GPIO&quot;;[.$L34]);[.$L34])" office:value-type="string" office:string-value="GPIOG7" calcext:value-type="string">
            <text:p>GPIOG7</text:p>
          </table:table-cell>
          <table:table-cell table:style-name="ce162" table:formula="of:=IF([.$M34]=&quot;TypeGpio&quot;;CONCATENATE(&quot;GPIO&quot;;[.$L34]);&quot;&quot;)" office:value-type="string" office:string-value="GPIOG7" calcext:value-type="string">
            <text:p>GPIOG7</text:p>
          </table:table-cell>
          <table:table-cell table:style-name="ce130" office:value-type="string" calcext:value-type="string">
            <text:p>UART1RX</text:p>
          </table:table-cell>
          <table:table-cell table:style-name="ce130"/>
          <table:table-cell table:style-name="ce130" office:value-type="string" calcext:value-type="string">
            <text:p>PGEINT7</text:p>
          </table:table-cell>
          <table:table-cell table:style-name="ce122" table:formula="of:=CONCATENATE(&quot;{ModeInput,&quot;&quot;&quot;;[.$S34];&quot;&quot;&quot;}&quot;)" office:value-type="string" office:string-value="{ModeInput,&quot;GPIOG7&quot;}" calcext:value-type="string">
            <text:p>{ModeInput,"GPIOG7"}</text:p>
          </table:table-cell>
          <table:table-cell table:style-name="ce122" table:formula="of:=IF([.$T34]&lt;&gt;&quot;&quot;;CONCATENATE(&quot;,{ModeOutput,&quot;&quot;&quot;;[.$T34];&quot;&quot;&quot;}&quot;);&quot;&quot;)" office:value-type="string" office:string-value=",{ModeOutput,&quot;GPIOG7&quot;}" calcext:value-type="string">
            <text:p>,{ModeOutput,"GPIOG7"}</text:p>
          </table:table-cell>
          <table:table-cell table:style-name="ce122" table:formula="of:=IF([.$U34]&lt;&gt;&quot;&quot;;CONCATENATE(&quot;,{ModeAlt2,&quot;&quot;&quot;;[.$U34];&quot;&quot;&quot;}&quot;);&quot;&quot;)" office:value-type="string" office:string-value=",{ModeAlt2,&quot;UART1RX&quot;}" calcext:value-type="string">
            <text:p>,{ModeAlt2,"UART1RX"}</text:p>
          </table:table-cell>
          <table:table-cell table:style-name="ce122" table:formula="of:=IF([.$V34]&lt;&gt;&quot;&quot;;CONCATENATE(&quot;,{ModeAlt3,&quot;&quot;&quot;;[.$V34];&quot;&quot;&quot;}&quot;);&quot;&quot;)">
            <text:p/>
          </table:table-cell>
          <table:table-cell table:style-name="ce122" table:formula="of:=IF([.$W34]&lt;&gt;&quot;&quot;;CONCATENATE(&quot;,{ModeAlt6,&quot;&quot;&quot;;[.$W34];&quot;&quot;&quot;}&quot;);&quot;&quot;)" office:value-type="string" office:string-value=",{ModeAlt6,&quot;PGEINT7&quot;}" calcext:value-type="string">
            <text:p>,{ModeAlt6,"PGEINT7"}</text:p>
          </table:table-cell>
          <table:table-cell table:style-name="ce122" table:formula="of:=CONCATENATE(&quot;{&quot;;[.$M34];&quot;,{&quot;;[.$N34];&quot;,&quot;;[.$O34];&quot;,&quot;;[.$P34];&quot;,&quot;;[.$Q34];&quot;,&quot;;[.$R34];&quot;},{&quot;;[.$X34];[.$Y34];[.$Z34];[.$AA34];[.$AB34];&quot;}},&quot;)" office:value-type="string" office:string-value="{TypeGpio,{16,87,199,5,2},{{ModeInput,&quot;GPIOG7&quot;},{ModeOutput,&quot;GPIOG7&quot;},{ModeAlt2,&quot;UART1RX&quot;},{ModeAlt6,&quot;PGEINT7&quot;}}}," calcext:value-type="string">
            <text:p>{TypeGpio,{16,87,199,5,2},{{ModeInput,"GPIOG7"},{ModeOutput,"GPIOG7"},{ModeAlt2,"UART1RX"},{ModeAlt6,"PGEINT7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ART1_RTS/GPIOG8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35]-1)*2+[.$R35]" office:value-type="float" office:value="16" calcext:value-type="float">
            <text:p>16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G</text:p>
          </table:table-cell>
          <table:table-cell table:style-name="ce91" office:value-type="float" office:value="8" calcext:value-type="float">
            <text:p>8</text:p>
          </table:table-cell>
          <table:table-cell table:style-name="ce145" table:formula="of:=CONCATENATE([.J35];[.K35])" office:value-type="string" office:string-value="G8" calcext:value-type="string">
            <text:p>G8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88" calcext:value-type="float">
            <text:p>88</text:p>
          </table:table-cell>
          <table:table-cell table:style-name="ce99" office:value-type="float" office:value="200" calcext:value-type="float">
            <text:p>200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35]=&quot;TypeGpio&quot;;CONCATENATE(&quot;GPIO&quot;;[.$L35]);[.$L35])" office:value-type="string" office:string-value="GPIOG8" calcext:value-type="string">
            <text:p>GPIOG8</text:p>
          </table:table-cell>
          <table:table-cell table:style-name="ce161" table:formula="of:=IF([.$M35]=&quot;TypeGpio&quot;;CONCATENATE(&quot;GPIO&quot;;[.$L35]);&quot;&quot;)" office:value-type="string" office:string-value="GPIOG8" calcext:value-type="string">
            <text:p>GPIOG8</text:p>
          </table:table-cell>
          <table:table-cell table:style-name="ce122" office:value-type="string" calcext:value-type="string">
            <text:p>UART1RTS</text:p>
          </table:table-cell>
          <table:table-cell table:style-name="ce122"/>
          <table:table-cell table:style-name="ce122" office:value-type="string" calcext:value-type="string">
            <text:p>PGEINT8</text:p>
          </table:table-cell>
          <table:table-cell table:style-name="ce122" table:formula="of:=CONCATENATE(&quot;{ModeInput,&quot;&quot;&quot;;[.$S35];&quot;&quot;&quot;}&quot;)" office:value-type="string" office:string-value="{ModeInput,&quot;GPIOG8&quot;}" calcext:value-type="string">
            <text:p>{ModeInput,"GPIOG8"}</text:p>
          </table:table-cell>
          <table:table-cell table:style-name="ce122" table:formula="of:=IF([.$T35]&lt;&gt;&quot;&quot;;CONCATENATE(&quot;,{ModeOutput,&quot;&quot;&quot;;[.$T35];&quot;&quot;&quot;}&quot;);&quot;&quot;)" office:value-type="string" office:string-value=",{ModeOutput,&quot;GPIOG8&quot;}" calcext:value-type="string">
            <text:p>,{ModeOutput,"GPIOG8"}</text:p>
          </table:table-cell>
          <table:table-cell table:style-name="ce122" table:formula="of:=IF([.$U35]&lt;&gt;&quot;&quot;;CONCATENATE(&quot;,{ModeAlt2,&quot;&quot;&quot;;[.$U35];&quot;&quot;&quot;}&quot;);&quot;&quot;)" office:value-type="string" office:string-value=",{ModeAlt2,&quot;UART1RTS&quot;}" calcext:value-type="string">
            <text:p>,{ModeAlt2,"UART1RTS"}</text:p>
          </table:table-cell>
          <table:table-cell table:style-name="ce122" table:formula="of:=IF([.$V35]&lt;&gt;&quot;&quot;;CONCATENATE(&quot;,{ModeAlt3,&quot;&quot;&quot;;[.$V35];&quot;&quot;&quot;}&quot;);&quot;&quot;)">
            <text:p/>
          </table:table-cell>
          <table:table-cell table:style-name="ce122" table:formula="of:=IF([.$W35]&lt;&gt;&quot;&quot;;CONCATENATE(&quot;,{ModeAlt6,&quot;&quot;&quot;;[.$W35];&quot;&quot;&quot;}&quot;);&quot;&quot;)" office:value-type="string" office:string-value=",{ModeAlt6,&quot;PGEINT8&quot;}" calcext:value-type="string">
            <text:p>,{ModeAlt6,"PGEINT8"}</text:p>
          </table:table-cell>
          <table:table-cell table:style-name="ce122" table:formula="of:=CONCATENATE(&quot;{&quot;;[.$M35];&quot;,{&quot;;[.$N35];&quot;,&quot;;[.$O35];&quot;,&quot;;[.$P35];&quot;,&quot;;[.$Q35];&quot;,&quot;;[.$R35];&quot;},{&quot;;[.$X35];[.$Y35];[.$Z35];[.$AA35];[.$AB35];&quot;}},&quot;)" office:value-type="string" office:string-value="{TypeGpio,{4,88,200,8,2},{{ModeInput,&quot;GPIOG8&quot;},{ModeOutput,&quot;GPIOG8&quot;},{ModeAlt2,&quot;UART1RTS&quot;},{ModeAlt6,&quot;PGEINT8&quot;}}}," calcext:value-type="string">
            <text:p>{TypeGpio,{4,88,200,8,2},{{ModeInput,"GPIOG8"},{ModeOutput,"GPIOG8"},{ModeAlt2,"UART1RTS"},{ModeAlt6,"PGEINT8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ART1_CTS/GPIOG9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36]-1)*2+[.$R36]" office:value-type="float" office:value="18" calcext:value-type="float">
            <text:p>18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G</text:p>
          </table:table-cell>
          <table:table-cell table:style-name="ce91" office:value-type="float" office:value="9" calcext:value-type="float">
            <text:p>9</text:p>
          </table:table-cell>
          <table:table-cell table:style-name="ce145" table:formula="of:=CONCATENATE([.J36];[.K36])" office:value-type="string" office:string-value="G9" calcext:value-type="string">
            <text:p>G9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5" calcext:value-type="float">
            <text:p>5</text:p>
          </table:table-cell>
          <table:table-cell table:style-name="ce99" office:value-type="float" office:value="89" calcext:value-type="float">
            <text:p>89</text:p>
          </table:table-cell>
          <table:table-cell table:style-name="ce99" office:value-type="float" office:value="201" calcext:value-type="float">
            <text:p>201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36]=&quot;TypeGpio&quot;;CONCATENATE(&quot;GPIO&quot;;[.$L36]);[.$L36])" office:value-type="string" office:string-value="GPIOG9" calcext:value-type="string">
            <text:p>GPIOG9</text:p>
          </table:table-cell>
          <table:table-cell table:style-name="ce161" table:formula="of:=IF([.$M36]=&quot;TypeGpio&quot;;CONCATENATE(&quot;GPIO&quot;;[.$L36]);&quot;&quot;)" office:value-type="string" office:string-value="GPIOG9" calcext:value-type="string">
            <text:p>GPIOG9</text:p>
          </table:table-cell>
          <table:table-cell table:style-name="ce122" office:value-type="string" calcext:value-type="string">
            <text:p>UART1CTS</text:p>
          </table:table-cell>
          <table:table-cell table:style-name="ce122"/>
          <table:table-cell table:style-name="ce122" office:value-type="string" calcext:value-type="string">
            <text:p>PGEINT9</text:p>
          </table:table-cell>
          <table:table-cell table:style-name="ce122" table:formula="of:=CONCATENATE(&quot;{ModeInput,&quot;&quot;&quot;;[.$S36];&quot;&quot;&quot;}&quot;)" office:value-type="string" office:string-value="{ModeInput,&quot;GPIOG9&quot;}" calcext:value-type="string">
            <text:p>{ModeInput,"GPIOG9"}</text:p>
          </table:table-cell>
          <table:table-cell table:style-name="ce122" table:formula="of:=IF([.$T36]&lt;&gt;&quot;&quot;;CONCATENATE(&quot;,{ModeOutput,&quot;&quot;&quot;;[.$T36];&quot;&quot;&quot;}&quot;);&quot;&quot;)" office:value-type="string" office:string-value=",{ModeOutput,&quot;GPIOG9&quot;}" calcext:value-type="string">
            <text:p>,{ModeOutput,"GPIOG9"}</text:p>
          </table:table-cell>
          <table:table-cell table:style-name="ce122" table:formula="of:=IF([.$U36]&lt;&gt;&quot;&quot;;CONCATENATE(&quot;,{ModeAlt2,&quot;&quot;&quot;;[.$U36];&quot;&quot;&quot;}&quot;);&quot;&quot;)" office:value-type="string" office:string-value=",{ModeAlt2,&quot;UART1CTS&quot;}" calcext:value-type="string">
            <text:p>,{ModeAlt2,"UART1CTS"}</text:p>
          </table:table-cell>
          <table:table-cell table:style-name="ce122" table:formula="of:=IF([.$V36]&lt;&gt;&quot;&quot;;CONCATENATE(&quot;,{ModeAlt3,&quot;&quot;&quot;;[.$V36];&quot;&quot;&quot;}&quot;);&quot;&quot;)">
            <text:p/>
          </table:table-cell>
          <table:table-cell table:style-name="ce122" table:formula="of:=IF([.$W36]&lt;&gt;&quot;&quot;;CONCATENATE(&quot;,{ModeAlt6,&quot;&quot;&quot;;[.$W36];&quot;&quot;&quot;}&quot;);&quot;&quot;)" office:value-type="string" office:string-value=",{ModeAlt6,&quot;PGEINT9&quot;}" calcext:value-type="string">
            <text:p>,{ModeAlt6,"PGEINT9"}</text:p>
          </table:table-cell>
          <table:table-cell table:style-name="ce122" table:formula="of:=CONCATENATE(&quot;{&quot;;[.$M36];&quot;,{&quot;;[.$N36];&quot;,&quot;;[.$O36];&quot;,&quot;;[.$P36];&quot;,&quot;;[.$Q36];&quot;,&quot;;[.$R36];&quot;},{&quot;;[.$X36];[.$Y36];[.$Z36];[.$AA36];[.$AB36];&quot;}},&quot;)" office:value-type="string" office:string-value="{TypeGpio,{5,89,201,9,2},{{ModeInput,&quot;GPIOG9&quot;},{ModeOutput,&quot;GPIOG9&quot;},{ModeAlt2,&quot;UART1CTS&quot;},{ModeAlt6,&quot;PGEINT9&quot;}}}," calcext:value-type="string">
            <text:p>{TypeGpio,{5,89,201,9,2},{{ModeInput,"GPIOG9"},{ModeOutput,"GPIOG9"},{ModeAlt2,"UART1CTS"},{ModeAlt6,"PGEINT9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PIOG11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30" table:formula="of:=([.$Q37]-1)*2+[.$R37]" office:value-type="float" office:value="7" calcext:value-type="float">
            <text:p>7</text:p>
          </table:table-cell>
          <table:table-cell table:style-name="ce91" office:value-type="string" calcext:value-type="string">
            <text:p>CON1</text:p>
          </table:table-cell>
          <table:table-cell table:style-name="ce91" office:value-type="string" calcext:value-type="string">
            <text:p>G</text:p>
          </table:table-cell>
          <table:table-cell table:style-name="ce91" office:value-type="float" office:value="11" calcext:value-type="float">
            <text:p>11</text:p>
          </table:table-cell>
          <table:table-cell table:style-name="ce145" table:formula="of:=CONCATENATE([.J37];[.K37])" office:value-type="string" office:string-value="G11" calcext:value-type="string">
            <text:p>G1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7" calcext:value-type="float">
            <text:p>7</text:p>
          </table:table-cell>
          <table:table-cell table:style-name="ce99" office:value-type="float" office:value="91" calcext:value-type="float">
            <text:p>91</text:p>
          </table:table-cell>
          <table:table-cell table:style-name="ce99" office:value-type="float" office:value="203" calcext:value-type="float">
            <text:p>203</text:p>
          </table:table-cell>
          <table:table-cell table:style-name="ce130" office:value-type="float" office:value="4" calcext:value-type="float">
            <text:p>4</text:p>
          </table:table-cell>
          <table:table-cell table:style-name="ce130" office:value-type="float" office:value="1" calcext:value-type="float">
            <text:p>1</text:p>
          </table:table-cell>
          <table:table-cell table:style-name="ce162" table:formula="of:=IF([.$M37]=&quot;TypeGpio&quot;;CONCATENATE(&quot;GPIO&quot;;[.$L37]);[.$L37])" office:value-type="string" office:string-value="GPIOG11" calcext:value-type="string">
            <text:p>GPIOG11</text:p>
          </table:table-cell>
          <table:table-cell table:style-name="ce162" table:formula="of:=IF([.$M37]=&quot;TypeGpio&quot;;CONCATENATE(&quot;GPIO&quot;;[.$L37]);&quot;&quot;)" office:value-type="string" office:string-value="GPIOG11" calcext:value-type="string">
            <text:p>GPIOG11</text:p>
          </table:table-cell>
          <table:table-cell table:style-name="ce130" office:value-type="string" calcext:value-type="string">
            <text:p>PCM1CLK</text:p>
          </table:table-cell>
          <table:table-cell table:style-name="ce130"/>
          <table:table-cell table:style-name="ce130" office:value-type="string" calcext:value-type="string">
            <text:p>PGEINT11</text:p>
          </table:table-cell>
          <table:table-cell table:style-name="ce122" table:formula="of:=CONCATENATE(&quot;{ModeInput,&quot;&quot;&quot;;[.$S37];&quot;&quot;&quot;}&quot;)" office:value-type="string" office:string-value="{ModeInput,&quot;GPIOG11&quot;}" calcext:value-type="string">
            <text:p>{ModeInput,"GPIOG11"}</text:p>
          </table:table-cell>
          <table:table-cell table:style-name="ce122" table:formula="of:=IF([.$T37]&lt;&gt;&quot;&quot;;CONCATENATE(&quot;,{ModeOutput,&quot;&quot;&quot;;[.$T37];&quot;&quot;&quot;}&quot;);&quot;&quot;)" office:value-type="string" office:string-value=",{ModeOutput,&quot;GPIOG11&quot;}" calcext:value-type="string">
            <text:p>,{ModeOutput,"GPIOG11"}</text:p>
          </table:table-cell>
          <table:table-cell table:style-name="ce122" table:formula="of:=IF([.$U37]&lt;&gt;&quot;&quot;;CONCATENATE(&quot;,{ModeAlt2,&quot;&quot;&quot;;[.$U37];&quot;&quot;&quot;}&quot;);&quot;&quot;)" office:value-type="string" office:string-value=",{ModeAlt2,&quot;PCM1CLK&quot;}" calcext:value-type="string">
            <text:p>,{ModeAlt2,"PCM1CLK"}</text:p>
          </table:table-cell>
          <table:table-cell table:style-name="ce122" table:formula="of:=IF([.$V37]&lt;&gt;&quot;&quot;;CONCATENATE(&quot;,{ModeAlt3,&quot;&quot;&quot;;[.$V37];&quot;&quot;&quot;}&quot;);&quot;&quot;)">
            <text:p/>
          </table:table-cell>
          <table:table-cell table:style-name="ce122" table:formula="of:=IF([.$W37]&lt;&gt;&quot;&quot;;CONCATENATE(&quot;,{ModeAlt6,&quot;&quot;&quot;;[.$W37];&quot;&quot;&quot;}&quot;);&quot;&quot;)" office:value-type="string" office:string-value=",{ModeAlt6,&quot;PGEINT11&quot;}" calcext:value-type="string">
            <text:p>,{ModeAlt6,"PGEINT11"}</text:p>
          </table:table-cell>
          <table:table-cell table:style-name="ce122" table:formula="of:=CONCATENATE(&quot;{&quot;;[.$M37];&quot;,{&quot;;[.$N37];&quot;,&quot;;[.$O37];&quot;,&quot;;[.$P37];&quot;,&quot;;[.$Q37];&quot;,&quot;;[.$R37];&quot;},{&quot;;[.$X37];[.$Y37];[.$Z37];[.$AA37];[.$AB37];&quot;}},&quot;)" office:value-type="string" office:string-value="{TypeGpio,{7,91,203,4,1},{{ModeInput,&quot;GPIOG11&quot;},{ModeOutput,&quot;GPIOG11&quot;},{ModeAlt2,&quot;PCM1CLK&quot;},{ModeAlt6,&quot;PGEINT11&quot;}}}," calcext:value-type="string">
            <text:p>{TypeGpio,{7,91,203,4,1},{{ModeInput,"GPIOG11"},{ModeOutput,"GPIOG11"},{ModeAlt2,"PCM1CLK"},{ModeAlt6,"PGEINT11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PIOL3/K1</text:p>
          </table:table-cell>
          <table:table-cell table:style-name="ce91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Q38]-1)+[.$R38]" office:value-type="float" office:value="3" calcext:value-type="float">
            <text:p>3</text:p>
          </table:table-cell>
          <table:table-cell table:style-name="ce91" office:value-type="string" calcext:value-type="string">
            <text:p>INNER</text:p>
          </table:table-cell>
          <table:table-cell table:style-name="ce91" office:value-type="string" calcext:value-type="string">
            <text:p>L</text:p>
          </table:table-cell>
          <table:table-cell table:style-name="ce91" office:value-type="float" office:value="3" calcext:value-type="float">
            <text:p>3</text:p>
          </table:table-cell>
          <table:table-cell table:style-name="ce145" table:formula="of:=CONCATENATE([.J38];[.K38])" office:value-type="string" office:string-value="L3" calcext:value-type="string">
            <text:p>L3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33" calcext:value-type="float">
            <text:p>33</text:p>
          </table:table-cell>
          <table:table-cell table:style-name="ce99" office:value-type="float" office:value="97" calcext:value-type="float">
            <text:p>97</text:p>
          </table:table-cell>
          <table:table-cell table:style-name="ce99" office:value-type="float" office:value="355" calcext:value-type="float">
            <text:p>355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" calcext:value-type="float">
            <text:p>1</text:p>
          </table:table-cell>
          <table:table-cell table:style-name="ce161" office:value-type="string" calcext:value-type="string">
            <text:p>BUT_K1</text:p>
          </table:table-cell>
          <table:table-cell table:style-name="ce161" table:formula="of:=IF([.$M38]=&quot;TypeGpio&quot;;CONCATENATE(&quot;GPIO&quot;;[.$L38]);&quot;&quot;)" office:value-type="string" office:string-value="GPIOL3" calcext:value-type="string">
            <text:p>GPIOL3</text:p>
          </table:table-cell>
          <table:table-cell table:style-name="ce122" office:value-type="string" calcext:value-type="string">
            <text:p>SUARTRX</text:p>
          </table:table-cell>
          <table:table-cell table:style-name="ce122"/>
          <table:table-cell table:style-name="ce122" office:value-type="string" calcext:value-type="string">
            <text:p>PLEINT3</text:p>
          </table:table-cell>
          <table:table-cell table:style-name="ce122" table:formula="of:=CONCATENATE(&quot;{ModeInput,&quot;&quot;&quot;;[.$S38];&quot;&quot;&quot;}&quot;)" office:value-type="string" office:string-value="{ModeInput,&quot;BUT_K1&quot;}" calcext:value-type="string">
            <text:p>{ModeInput,"BUT_K1"}</text:p>
          </table:table-cell>
          <table:table-cell table:style-name="ce122" table:formula="of:=IF([.$T38]&lt;&gt;&quot;&quot;;CONCATENATE(&quot;,{ModeOutput,&quot;&quot;&quot;;[.$T38];&quot;&quot;&quot;}&quot;);&quot;&quot;)" office:value-type="string" office:string-value=",{ModeOutput,&quot;GPIOL3&quot;}" calcext:value-type="string">
            <text:p>,{ModeOutput,"GPIOL3"}</text:p>
          </table:table-cell>
          <table:table-cell table:style-name="ce122" table:formula="of:=IF([.$U38]&lt;&gt;&quot;&quot;;CONCATENATE(&quot;,{ModeAlt2,&quot;&quot;&quot;;[.$U38];&quot;&quot;&quot;}&quot;);&quot;&quot;)" office:value-type="string" office:string-value=",{ModeAlt2,&quot;SUARTRX&quot;}" calcext:value-type="string">
            <text:p>,{ModeAlt2,"SUARTRX"}</text:p>
          </table:table-cell>
          <table:table-cell table:style-name="ce122" table:formula="of:=IF([.$V38]&lt;&gt;&quot;&quot;;CONCATENATE(&quot;,{ModeAlt3,&quot;&quot;&quot;;[.$V38];&quot;&quot;&quot;}&quot;);&quot;&quot;)">
            <text:p/>
          </table:table-cell>
          <table:table-cell table:style-name="ce122" table:formula="of:=IF([.$W38]&lt;&gt;&quot;&quot;;CONCATENATE(&quot;,{ModeAlt6,&quot;&quot;&quot;;[.$W38];&quot;&quot;&quot;}&quot;);&quot;&quot;)" office:value-type="string" office:string-value=",{ModeAlt6,&quot;PLEINT3&quot;}" calcext:value-type="string">
            <text:p>,{ModeAlt6,"PLEINT3"}</text:p>
          </table:table-cell>
          <table:table-cell table:style-name="ce122" table:formula="of:=CONCATENATE(&quot;{&quot;;[.$M38];&quot;,{&quot;;[.$N38];&quot;,&quot;;[.$O38];&quot;,&quot;;[.$P38];&quot;,&quot;;[.$Q38];&quot;,&quot;;[.$R38];&quot;},{&quot;;[.$X38];[.$Y38];[.$Z38];[.$AA38];[.$AB38];&quot;}},&quot;)" office:value-type="string" office:string-value="{TypeGpio,{33,97,355,3,1},{{ModeInput,&quot;BUT_K1&quot;},{ModeOutput,&quot;GPIOL3&quot;},{ModeAlt2,&quot;SUARTRX&quot;},{ModeAlt6,&quot;PLEINT3&quot;}}}," calcext:value-type="string">
            <text:p>{TypeGpio,{33,97,355,3,1},{{ModeInput,"BUT_K1"},{ModeOutput,"GPIOL3"},{ModeAlt2,"SUARTRX"},{ModeAlt6,"PLEINT3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POWER-LED/GPIOL10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39]-1)+[.$R39]" office:value-type="float" office:value="2" calcext:value-type="float">
            <text:p>2</text:p>
          </table:table-cell>
          <table:table-cell table:style-name="ce91" office:value-type="string" calcext:value-type="string">
            <text:p>INNER</text:p>
          </table:table-cell>
          <table:table-cell table:style-name="ce91" office:value-type="string" calcext:value-type="string">
            <text:p>L</text:p>
          </table:table-cell>
          <table:table-cell table:style-name="ce91" office:value-type="float" office:value="10" calcext:value-type="float">
            <text:p>10</text:p>
          </table:table-cell>
          <table:table-cell table:style-name="ce145" table:formula="of:=CONCATENATE([.J39];[.K39])" office:value-type="string" office:string-value="L10" calcext:value-type="string">
            <text:p>L10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32" calcext:value-type="float">
            <text:p>32</text:p>
          </table:table-cell>
          <table:table-cell table:style-name="ce99" office:value-type="float" office:value="104" calcext:value-type="float">
            <text:p>104</text:p>
          </table:table-cell>
          <table:table-cell table:style-name="ce99" office:value-type="float" office:value="362" calcext:value-type="float">
            <text:p>362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39]=&quot;TypeGpio&quot;;CONCATENATE(&quot;GPIO&quot;;[.$L39]);[.$L39])" office:value-type="string" office:string-value="GPIOL10" calcext:value-type="string">
            <text:p>GPIOL10</text:p>
          </table:table-cell>
          <table:table-cell table:style-name="ce161" office:value-type="string" calcext:value-type="string">
            <text:p>PWR_LED</text:p>
          </table:table-cell>
          <table:table-cell table:style-name="ce122" office:value-type="string" calcext:value-type="string">
            <text:p>SPWM</text:p>
          </table:table-cell>
          <table:table-cell table:style-name="ce122"/>
          <table:table-cell table:style-name="ce122" office:value-type="string" calcext:value-type="string">
            <text:p>PLEINT10</text:p>
          </table:table-cell>
          <table:table-cell table:style-name="ce122" table:formula="of:=CONCATENATE(&quot;{ModeInput,&quot;&quot;&quot;;[.$S39];&quot;&quot;&quot;}&quot;)" office:value-type="string" office:string-value="{ModeInput,&quot;GPIOL10&quot;}" calcext:value-type="string">
            <text:p>{ModeInput,"GPIOL10"}</text:p>
          </table:table-cell>
          <table:table-cell table:style-name="ce122" table:formula="of:=IF([.$T39]&lt;&gt;&quot;&quot;;CONCATENATE(&quot;,{ModeOutput,&quot;&quot;&quot;;[.$T39];&quot;&quot;&quot;}&quot;);&quot;&quot;)" office:value-type="string" office:string-value=",{ModeOutput,&quot;PWR_LED&quot;}" calcext:value-type="string">
            <text:p>,{ModeOutput,"PWR_LED"}</text:p>
          </table:table-cell>
          <table:table-cell table:style-name="ce122" table:formula="of:=IF([.$U39]&lt;&gt;&quot;&quot;;CONCATENATE(&quot;,{ModeAlt2,&quot;&quot;&quot;;[.$U39];&quot;&quot;&quot;}&quot;);&quot;&quot;)" office:value-type="string" office:string-value=",{ModeAlt2,&quot;SPWM&quot;}" calcext:value-type="string">
            <text:p>,{ModeAlt2,"SPWM"}</text:p>
          </table:table-cell>
          <table:table-cell table:style-name="ce122" table:formula="of:=IF([.$V39]&lt;&gt;&quot;&quot;;CONCATENATE(&quot;,{ModeAlt3,&quot;&quot;&quot;;[.$V39];&quot;&quot;&quot;}&quot;);&quot;&quot;)">
            <text:p/>
          </table:table-cell>
          <table:table-cell table:style-name="ce122" table:formula="of:=IF([.$W39]&lt;&gt;&quot;&quot;;CONCATENATE(&quot;,{ModeAlt6,&quot;&quot;&quot;;[.$W39];&quot;&quot;&quot;}&quot;);&quot;&quot;)" office:value-type="string" office:string-value=",{ModeAlt6,&quot;PLEINT10&quot;}" calcext:value-type="string">
            <text:p>,{ModeAlt6,"PLEINT10"}</text:p>
          </table:table-cell>
          <table:table-cell table:style-name="ce122" table:formula="of:=CONCATENATE(&quot;{&quot;;[.$M39];&quot;,{&quot;;[.$N39];&quot;,&quot;;[.$O39];&quot;,&quot;;[.$P39];&quot;,&quot;;[.$Q39];&quot;,&quot;;[.$R39];&quot;},{&quot;;[.$X39];[.$Y39];[.$Z39];[.$AA39];[.$AB39];&quot;}},&quot;)" office:value-type="string" office:string-value="{TypeGpio,{32,104,362,2,1},{{ModeInput,&quot;GPIOL10&quot;},{ModeOutput,&quot;PWR_LED&quot;},{ModeAlt2,&quot;SPWM&quot;},{ModeAlt6,&quot;PLEINT10&quot;}}}," calcext:value-type="string">
            <text:p>{TypeGpio,{32,104,362,2,1},{{ModeInput,"GPIOL10"},{ModeOutput,"PWR_LED"},{ModeAlt2,"SPWM"},{ModeAlt6,"PLEINT10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PIOL11/IR-RX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table:formula="of:=([.$Q40]-1)+[.$R40]" office:value-type="float" office:value="6" calcext:value-type="float">
            <text:p>6</text:p>
          </table:table-cell>
          <table:table-cell table:style-name="ce91" office:value-type="string" calcext:value-type="string">
            <text:p>CON2</text:p>
          </table:table-cell>
          <table:table-cell table:style-name="ce91" office:value-type="string" calcext:value-type="string">
            <text:p>L</text:p>
          </table:table-cell>
          <table:table-cell table:style-name="ce91" office:value-type="float" office:value="11" calcext:value-type="float">
            <text:p>11</text:p>
          </table:table-cell>
          <table:table-cell table:style-name="ce145" table:formula="of:=CONCATENATE([.J40];[.K40])" office:value-type="string" office:string-value="L11" calcext:value-type="string">
            <text:p>L1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105" calcext:value-type="float">
            <text:p>105</text:p>
          </table:table-cell>
          <table:table-cell table:style-name="ce99" office:value-type="float" office:value="363" calcext:value-type="float">
            <text:p>363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40]=&quot;TypeGpio&quot;;CONCATENATE(&quot;GPIO&quot;;[.$L40]);[.$L40])" office:value-type="string" office:string-value="GPIOL11" calcext:value-type="string">
            <text:p>GPIOL11</text:p>
          </table:table-cell>
          <table:table-cell table:style-name="ce161" table:formula="of:=IF([.$M40]=&quot;TypeGpio&quot;;CONCATENATE(&quot;GPIO&quot;;[.$L40]);&quot;&quot;)" office:value-type="string" office:string-value="GPIOL11" calcext:value-type="string">
            <text:p>GPIOL11</text:p>
          </table:table-cell>
          <table:table-cell table:style-name="ce122" office:value-type="string" calcext:value-type="string">
            <text:p>SCIRRX</text:p>
          </table:table-cell>
          <table:table-cell table:style-name="ce122"/>
          <table:table-cell table:style-name="ce122" office:value-type="string" calcext:value-type="string">
            <text:p>PLEINT11</text:p>
          </table:table-cell>
          <table:table-cell table:style-name="ce122" table:formula="of:=CONCATENATE(&quot;{ModeInput,&quot;&quot;&quot;;[.$S40];&quot;&quot;&quot;}&quot;)" office:value-type="string" office:string-value="{ModeInput,&quot;GPIOL11&quot;}" calcext:value-type="string">
            <text:p>{ModeInput,"GPIOL11"}</text:p>
          </table:table-cell>
          <table:table-cell table:style-name="ce122" table:formula="of:=IF([.$T40]&lt;&gt;&quot;&quot;;CONCATENATE(&quot;,{ModeOutput,&quot;&quot;&quot;;[.$T40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122" table:formula="of:=IF([.$U40]&lt;&gt;&quot;&quot;;CONCATENATE(&quot;,{ModeAlt2,&quot;&quot;&quot;;[.$U40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122" table:formula="of:=IF([.$V40]&lt;&gt;&quot;&quot;;CONCATENATE(&quot;,{ModeAlt3,&quot;&quot;&quot;;[.$V40];&quot;&quot;&quot;}&quot;);&quot;&quot;)">
            <text:p/>
          </table:table-cell>
          <table:table-cell table:style-name="ce122" table:formula="of:=IF([.$W40]&lt;&gt;&quot;&quot;;CONCATENATE(&quot;,{ModeAlt6,&quot;&quot;&quot;;[.$W40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122" table:formula="of:=CONCATENATE(&quot;{&quot;;[.$M40];&quot;,{&quot;;[.$N40];&quot;,&quot;;[.$O40];&quot;,&quot;;[.$P40];&quot;,&quot;;[.$Q40];&quot;,&quot;;[.$R40];&quot;},{&quot;;[.$X40];[.$Y40];[.$Z40];[.$AA40];[.$AB40];&quot;}},&quot;)" office:value-type="string" office:string-value="{TypeGpio,{20,105,363,6,1},{{ModeInput,&quot;GPIOL11&quot;},{ModeOutput,&quot;GPIOL11&quot;},{ModeAlt2,&quot;SCIRRX&quot;},{ModeAlt6,&quot;PLEINT11&quot;}}}," calcext:value-type="string">
            <text:p>{TypeGpio,{20,105,363,6,1},{{ModeInput,"GPIOL11"},{ModeOutput,"GPIOL11"},{ModeAlt2,"SCIRRX"},{ModeAlt6,"PLEINT11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PIOL11/IR-RX</text:p>
          </table:table-cell>
          <table:table-cell table:style-name="ce91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Q41]-1)+[.$R41]" office:value-type="float" office:value="4" calcext:value-type="float">
            <text:p>4</text:p>
          </table:table-cell>
          <table:table-cell table:style-name="ce91" office:value-type="string" calcext:value-type="string">
            <text:p>INNER</text:p>
          </table:table-cell>
          <table:table-cell table:style-name="ce91" office:value-type="string" calcext:value-type="string">
            <text:p>L</text:p>
          </table:table-cell>
          <table:table-cell table:style-name="ce91" office:value-type="float" office:value="11" calcext:value-type="float">
            <text:p>11</text:p>
          </table:table-cell>
          <table:table-cell table:style-name="ce145" table:formula="of:=CONCATENATE([.J41];[.K41])" office:value-type="string" office:string-value="L11" calcext:value-type="string">
            <text:p>L1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0" calcext:value-type="float">
            <text:p>20</text:p>
          </table:table-cell>
          <table:table-cell table:style-name="ce99" office:value-type="float" office:value="105" calcext:value-type="float">
            <text:p>105</text:p>
          </table:table-cell>
          <table:table-cell table:style-name="ce99" office:value-type="float" office:value="363" calcext:value-type="float">
            <text:p>363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" calcext:value-type="float">
            <text:p>1</text:p>
          </table:table-cell>
          <table:table-cell table:style-name="ce161" office:value-type="string" calcext:value-type="string">
            <text:p>IR_RX</text:p>
          </table:table-cell>
          <table:table-cell table:style-name="ce161" table:formula="of:=IF([.$M41]=&quot;TypeGpio&quot;;CONCATENATE(&quot;GPIO&quot;;[.$L41]);&quot;&quot;)" office:value-type="string" office:string-value="GPIOL11" calcext:value-type="string">
            <text:p>GPIOL11</text:p>
          </table:table-cell>
          <table:table-cell table:style-name="ce122" office:value-type="string" calcext:value-type="string">
            <text:p>SCIRRX</text:p>
          </table:table-cell>
          <table:table-cell table:style-name="ce122"/>
          <table:table-cell table:style-name="ce122" office:value-type="string" calcext:value-type="string">
            <text:p>PLEINT11</text:p>
          </table:table-cell>
          <table:table-cell table:style-name="ce122" table:formula="of:=CONCATENATE(&quot;{ModeInput,&quot;&quot;&quot;;[.$S41];&quot;&quot;&quot;}&quot;)" office:value-type="string" office:string-value="{ModeInput,&quot;IR_RX&quot;}" calcext:value-type="string">
            <text:p>{ModeInput,"IR_RX"}</text:p>
          </table:table-cell>
          <table:table-cell table:style-name="ce122" table:formula="of:=IF([.$T41]&lt;&gt;&quot;&quot;;CONCATENATE(&quot;,{ModeOutput,&quot;&quot;&quot;;[.$T41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122" table:formula="of:=IF([.$U41]&lt;&gt;&quot;&quot;;CONCATENATE(&quot;,{ModeAlt2,&quot;&quot;&quot;;[.$U41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122" table:formula="of:=IF([.$V41]&lt;&gt;&quot;&quot;;CONCATENATE(&quot;,{ModeAlt3,&quot;&quot;&quot;;[.$V41];&quot;&quot;&quot;}&quot;);&quot;&quot;)">
            <text:p/>
          </table:table-cell>
          <table:table-cell table:style-name="ce122" table:formula="of:=IF([.$W41]&lt;&gt;&quot;&quot;;CONCATENATE(&quot;,{ModeAlt6,&quot;&quot;&quot;;[.$W41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122" table:formula="of:=CONCATENATE(&quot;{&quot;;[.$M41];&quot;,{&quot;;[.$N41];&quot;,&quot;;[.$O41];&quot;,&quot;;[.$P41];&quot;,&quot;;[.$Q41];&quot;,&quot;;[.$R41];&quot;},{&quot;;[.$X41];[.$Y41];[.$Z41];[.$AA41];[.$AB41];&quot;}},&quot;)" office:value-type="string" office:string-value="{TypeGpio,{20,105,363,4,1},{{ModeInput,&quot;IR_RX&quot;},{ModeOutput,&quot;GPIOL11&quot;},{ModeAlt2,&quot;SCIRRX&quot;},{ModeAlt6,&quot;PLEINT11&quot;}}}," calcext:value-type="string">
            <text:p>{TypeGpio,{20,105,363,4,1},{{ModeInput,"IR_RX"},{ModeOutput,"GPIOL11"},{ModeAlt2,"SCIRRX"},{ModeAlt6,"PLEINT11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NC</text:p>
          </table:table-cell>
          <table:table-cell table:style-name="ce91" table:number-columns-repeated="4"/>
          <table:table-cell table:style-name="ce91" office:value-type="string" calcext:value-type="string">
            <text:p>X</text:p>
          </table:table-cell>
          <table:table-cell table:style-name="ce122" table:formula="of:=([.$Q42]-1)*2+[.$R42]" office:value-type="float" office:value="32" calcext:value-type="float">
            <text:p>32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NC</text:p>
          </table:table-cell>
          <table:table-cell table:style-name="ce122" office:value-type="string" calcext:value-type="string">
            <text:p>TypeNotConnected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42]=&quot;TypeGpio&quot;;CONCATENATE(&quot;GPIO&quot;;[.$L42]);[.$L42])" office:value-type="string" office:string-value="NC" calcext:value-type="string">
            <text:p>NC</text:p>
          </table:table-cell>
          <table:table-cell table:style-name="ce161" table:formula="of:=IF([.$M42]=&quot;TypeGpio&quot;;CONCATENATE(&quot;GPIO&quot;;[.$L42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42];&quot;&quot;&quot;}&quot;)" office:value-type="string" office:string-value="{ModeInput,&quot;NC&quot;}" calcext:value-type="string">
            <text:p>{ModeInput,"NC"}</text:p>
          </table:table-cell>
          <table:table-cell table:style-name="ce122" table:formula="of:=IF([.$T42]&lt;&gt;&quot;&quot;;CONCATENATE(&quot;,{ModeOutput,&quot;&quot;&quot;;[.$T42];&quot;&quot;&quot;}&quot;);&quot;&quot;)">
            <text:p/>
          </table:table-cell>
          <table:table-cell table:style-name="ce122" table:formula="of:=IF([.$U42]&lt;&gt;&quot;&quot;;CONCATENATE(&quot;,{ModeAlt2,&quot;&quot;&quot;;[.$U42];&quot;&quot;&quot;}&quot;);&quot;&quot;)">
            <text:p/>
          </table:table-cell>
          <table:table-cell table:style-name="ce122" table:formula="of:=IF([.$V42]&lt;&gt;&quot;&quot;;CONCATENATE(&quot;,{ModeAlt3,&quot;&quot;&quot;;[.$V42];&quot;&quot;&quot;}&quot;);&quot;&quot;)">
            <text:p/>
          </table:table-cell>
          <table:table-cell table:style-name="ce122" table:formula="of:=IF([.$W42]&lt;&gt;&quot;&quot;;CONCATENATE(&quot;,{ModeAlt6,&quot;&quot;&quot;;[.$W42];&quot;&quot;&quot;}&quot;);&quot;&quot;)">
            <text:p/>
          </table:table-cell>
          <table:table-cell table:style-name="ce122" table:formula="of:=CONCATENATE(&quot;{&quot;;[.$M42];&quot;,{&quot;;[.$N42];&quot;,&quot;;[.$O42];&quot;,&quot;;[.$P42];&quot;,&quot;;[.$Q42];&quot;,&quot;;[.$R42];&quot;},{&quot;;[.$X42];[.$Y42];[.$Z42];[.$AA42];[.$AB42];&quot;}},&quot;)" office:value-type="string" office:string-value="{TypeNotConnected,{-1,-1,-1,16,2},{{ModeInput,&quot;NC&quot;}}}," calcext:value-type="string">
            <text:p>{TypeNotConnected,{-1,-1,-1,16,2},{{ModeInput,"NC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NC</text:p>
          </table:table-cell>
          <table:table-cell table:style-name="ce91" table:number-columns-repeated="4"/>
          <table:table-cell table:style-name="ce91" office:value-type="string" calcext:value-type="string">
            <text:p>X</text:p>
          </table:table-cell>
          <table:table-cell table:style-name="ce122" table:formula="of:=([.$Q43]-1)*2+[.$R43]" office:value-type="float" office:value="33" calcext:value-type="float">
            <text:p>33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NC</text:p>
          </table:table-cell>
          <table:table-cell table:style-name="ce122" office:value-type="string" calcext:value-type="string">
            <text:p>TypeNotConnected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43]=&quot;TypeGpio&quot;;CONCATENATE(&quot;GPIO&quot;;[.$L43]);[.$L43])" office:value-type="string" office:string-value="NC" calcext:value-type="string">
            <text:p>NC</text:p>
          </table:table-cell>
          <table:table-cell table:style-name="ce161" table:formula="of:=IF([.$M43]=&quot;TypeGpio&quot;;CONCATENATE(&quot;GPIO&quot;;[.$L43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43];&quot;&quot;&quot;}&quot;)" office:value-type="string" office:string-value="{ModeInput,&quot;NC&quot;}" calcext:value-type="string">
            <text:p>{ModeInput,"NC"}</text:p>
          </table:table-cell>
          <table:table-cell table:style-name="ce122" table:formula="of:=IF([.$T43]&lt;&gt;&quot;&quot;;CONCATENATE(&quot;,{ModeOutput,&quot;&quot;&quot;;[.$T43];&quot;&quot;&quot;}&quot;);&quot;&quot;)">
            <text:p/>
          </table:table-cell>
          <table:table-cell table:style-name="ce122" table:formula="of:=IF([.$U43]&lt;&gt;&quot;&quot;;CONCATENATE(&quot;,{ModeAlt2,&quot;&quot;&quot;;[.$U43];&quot;&quot;&quot;}&quot;);&quot;&quot;)">
            <text:p/>
          </table:table-cell>
          <table:table-cell table:style-name="ce122" table:formula="of:=IF([.$V43]&lt;&gt;&quot;&quot;;CONCATENATE(&quot;,{ModeAlt3,&quot;&quot;&quot;;[.$V43];&quot;&quot;&quot;}&quot;);&quot;&quot;)">
            <text:p/>
          </table:table-cell>
          <table:table-cell table:style-name="ce122" table:formula="of:=IF([.$W43]&lt;&gt;&quot;&quot;;CONCATENATE(&quot;,{ModeAlt6,&quot;&quot;&quot;;[.$W43];&quot;&quot;&quot;}&quot;);&quot;&quot;)">
            <text:p/>
          </table:table-cell>
          <table:table-cell table:style-name="ce122" table:formula="of:=CONCATENATE(&quot;{&quot;;[.$M43];&quot;,{&quot;;[.$N43];&quot;,&quot;;[.$O43];&quot;,&quot;;[.$P43];&quot;,&quot;;[.$Q43];&quot;,&quot;;[.$R43];&quot;},{&quot;;[.$X43];[.$Y43];[.$Z43];[.$AA43];[.$AB43];&quot;}},&quot;)" office:value-type="string" office:string-value="{TypeNotConnected,{-1,-1,-1,17,1},{{ModeInput,&quot;NC&quot;}}}," calcext:value-type="string">
            <text:p>{TypeNotConnected,{-1,-1,-1,17,1},{{ModeInput,"NC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NC</text:p>
          </table:table-cell>
          <table:table-cell table:style-name="ce91" table:number-columns-repeated="4"/>
          <table:table-cell table:style-name="ce91" office:value-type="string" calcext:value-type="string">
            <text:p>X</text:p>
          </table:table-cell>
          <table:table-cell table:style-name="ce122" table:formula="of:=([.$Q44]-1)*2+[.$R44]" office:value-type="float" office:value="35" calcext:value-type="float">
            <text:p>35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NC</text:p>
          </table:table-cell>
          <table:table-cell table:style-name="ce122" office:value-type="string" calcext:value-type="string">
            <text:p>TypeNotConnected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44]=&quot;TypeGpio&quot;;CONCATENATE(&quot;GPIO&quot;;[.$L44]);[.$L44])" office:value-type="string" office:string-value="NC" calcext:value-type="string">
            <text:p>NC</text:p>
          </table:table-cell>
          <table:table-cell table:style-name="ce161" table:formula="of:=IF([.$M44]=&quot;TypeGpio&quot;;CONCATENATE(&quot;GPIO&quot;;[.$L44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44];&quot;&quot;&quot;}&quot;)" office:value-type="string" office:string-value="{ModeInput,&quot;NC&quot;}" calcext:value-type="string">
            <text:p>{ModeInput,"NC"}</text:p>
          </table:table-cell>
          <table:table-cell table:style-name="ce122" table:formula="of:=IF([.$T44]&lt;&gt;&quot;&quot;;CONCATENATE(&quot;,{ModeOutput,&quot;&quot;&quot;;[.$T44];&quot;&quot;&quot;}&quot;);&quot;&quot;)">
            <text:p/>
          </table:table-cell>
          <table:table-cell table:style-name="ce122" table:formula="of:=IF([.$U44]&lt;&gt;&quot;&quot;;CONCATENATE(&quot;,{ModeAlt2,&quot;&quot;&quot;;[.$U44];&quot;&quot;&quot;}&quot;);&quot;&quot;)">
            <text:p/>
          </table:table-cell>
          <table:table-cell table:style-name="ce122" table:formula="of:=IF([.$V44]&lt;&gt;&quot;&quot;;CONCATENATE(&quot;,{ModeAlt3,&quot;&quot;&quot;;[.$V44];&quot;&quot;&quot;}&quot;);&quot;&quot;)">
            <text:p/>
          </table:table-cell>
          <table:table-cell table:style-name="ce122" table:formula="of:=IF([.$W44]&lt;&gt;&quot;&quot;;CONCATENATE(&quot;,{ModeAlt6,&quot;&quot;&quot;;[.$W44];&quot;&quot;&quot;}&quot;);&quot;&quot;)">
            <text:p/>
          </table:table-cell>
          <table:table-cell table:style-name="ce122" table:formula="of:=CONCATENATE(&quot;{&quot;;[.$M44];&quot;,{&quot;;[.$N44];&quot;,&quot;;[.$O44];&quot;,&quot;;[.$P44];&quot;,&quot;;[.$Q44];&quot;,&quot;;[.$R44];&quot;},{&quot;;[.$X44];[.$Y44];[.$Z44];[.$AA44];[.$AB44];&quot;}},&quot;)" office:value-type="string" office:string-value="{TypeNotConnected,{-1,-1,-1,18,1},{{ModeInput,&quot;NC&quot;}}}," calcext:value-type="string">
            <text:p>{TypeNotConnected,{-1,-1,-1,18,1},{{ModeInput,"NC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NC</text:p>
          </table:table-cell>
          <table:table-cell table:style-name="ce91" table:number-columns-repeated="4"/>
          <table:table-cell table:style-name="ce91" office:value-type="string" calcext:value-type="string">
            <text:p>X</text:p>
          </table:table-cell>
          <table:table-cell table:style-name="ce122" table:formula="of:=([.$Q45]-1)*2+[.$R45]" office:value-type="float" office:value="36" calcext:value-type="float">
            <text:p>36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NC</text:p>
          </table:table-cell>
          <table:table-cell table:style-name="ce122" office:value-type="string" calcext:value-type="string">
            <text:p>TypeNotConnected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45]=&quot;TypeGpio&quot;;CONCATENATE(&quot;GPIO&quot;;[.$L45]);[.$L45])" office:value-type="string" office:string-value="NC" calcext:value-type="string">
            <text:p>NC</text:p>
          </table:table-cell>
          <table:table-cell table:style-name="ce161" table:formula="of:=IF([.$M45]=&quot;TypeGpio&quot;;CONCATENATE(&quot;GPIO&quot;;[.$L45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45];&quot;&quot;&quot;}&quot;)" office:value-type="string" office:string-value="{ModeInput,&quot;NC&quot;}" calcext:value-type="string">
            <text:p>{ModeInput,"NC"}</text:p>
          </table:table-cell>
          <table:table-cell table:style-name="ce122" table:formula="of:=IF([.$T45]&lt;&gt;&quot;&quot;;CONCATENATE(&quot;,{ModeOutput,&quot;&quot;&quot;;[.$T45];&quot;&quot;&quot;}&quot;);&quot;&quot;)">
            <text:p/>
          </table:table-cell>
          <table:table-cell table:style-name="ce122" table:formula="of:=IF([.$U45]&lt;&gt;&quot;&quot;;CONCATENATE(&quot;,{ModeAlt2,&quot;&quot;&quot;;[.$U45];&quot;&quot;&quot;}&quot;);&quot;&quot;)">
            <text:p/>
          </table:table-cell>
          <table:table-cell table:style-name="ce122" table:formula="of:=IF([.$V45]&lt;&gt;&quot;&quot;;CONCATENATE(&quot;,{ModeAlt3,&quot;&quot;&quot;;[.$V45];&quot;&quot;&quot;}&quot;);&quot;&quot;)">
            <text:p/>
          </table:table-cell>
          <table:table-cell table:style-name="ce122" table:formula="of:=IF([.$W45]&lt;&gt;&quot;&quot;;CONCATENATE(&quot;,{ModeAlt6,&quot;&quot;&quot;;[.$W45];&quot;&quot;&quot;}&quot;);&quot;&quot;)">
            <text:p/>
          </table:table-cell>
          <table:table-cell table:style-name="ce122" table:formula="of:=CONCATENATE(&quot;{&quot;;[.$M45];&quot;,{&quot;;[.$N45];&quot;,&quot;;[.$O45];&quot;,&quot;;[.$P45];&quot;,&quot;;[.$Q45];&quot;,&quot;;[.$R45];&quot;},{&quot;;[.$X45];[.$Y45];[.$Z45];[.$AA45];[.$AB45];&quot;}},&quot;)" office:value-type="string" office:string-value="{TypeNotConnected,{-1,-1,-1,18,2},{{ModeInput,&quot;NC&quot;}}}," calcext:value-type="string">
            <text:p>{TypeNotConnected,{-1,-1,-1,18,2},{{ModeInput,"NC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NC</text:p>
          </table:table-cell>
          <table:table-cell table:style-name="ce91" table:number-columns-repeated="4"/>
          <table:table-cell table:style-name="ce91" office:value-type="string" calcext:value-type="string">
            <text:p>X</text:p>
          </table:table-cell>
          <table:table-cell table:style-name="ce122" table:formula="of:=([.$Q46]-1)*2+[.$R46]" office:value-type="float" office:value="38" calcext:value-type="float">
            <text:p>38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NC</text:p>
          </table:table-cell>
          <table:table-cell table:style-name="ce122" office:value-type="string" calcext:value-type="string">
            <text:p>TypeNotConnected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46]=&quot;TypeGpio&quot;;CONCATENATE(&quot;GPIO&quot;;[.$L46]);[.$L46])" office:value-type="string" office:string-value="NC" calcext:value-type="string">
            <text:p>NC</text:p>
          </table:table-cell>
          <table:table-cell table:style-name="ce161" table:formula="of:=IF([.$M46]=&quot;TypeGpio&quot;;CONCATENATE(&quot;GPIO&quot;;[.$L46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46];&quot;&quot;&quot;}&quot;)" office:value-type="string" office:string-value="{ModeInput,&quot;NC&quot;}" calcext:value-type="string">
            <text:p>{ModeInput,"NC"}</text:p>
          </table:table-cell>
          <table:table-cell table:style-name="ce122" table:formula="of:=IF([.$T46]&lt;&gt;&quot;&quot;;CONCATENATE(&quot;,{ModeOutput,&quot;&quot;&quot;;[.$T46];&quot;&quot;&quot;}&quot;);&quot;&quot;)">
            <text:p/>
          </table:table-cell>
          <table:table-cell table:style-name="ce122" table:formula="of:=IF([.$U46]&lt;&gt;&quot;&quot;;CONCATENATE(&quot;,{ModeAlt2,&quot;&quot;&quot;;[.$U46];&quot;&quot;&quot;}&quot;);&quot;&quot;)">
            <text:p/>
          </table:table-cell>
          <table:table-cell table:style-name="ce122" table:formula="of:=IF([.$V46]&lt;&gt;&quot;&quot;;CONCATENATE(&quot;,{ModeAlt3,&quot;&quot;&quot;;[.$V46];&quot;&quot;&quot;}&quot;);&quot;&quot;)">
            <text:p/>
          </table:table-cell>
          <table:table-cell table:style-name="ce122" table:formula="of:=IF([.$W46]&lt;&gt;&quot;&quot;;CONCATENATE(&quot;,{ModeAlt6,&quot;&quot;&quot;;[.$W46];&quot;&quot;&quot;}&quot;);&quot;&quot;)">
            <text:p/>
          </table:table-cell>
          <table:table-cell table:style-name="ce122" table:formula="of:=CONCATENATE(&quot;{&quot;;[.$M46];&quot;,{&quot;;[.$N46];&quot;,&quot;;[.$O46];&quot;,&quot;;[.$P46];&quot;,&quot;;[.$Q46];&quot;,&quot;;[.$R46];&quot;},{&quot;;[.$X46];[.$Y46];[.$Z46];[.$AA46];[.$AB46];&quot;}},&quot;)" office:value-type="string" office:string-value="{TypeNotConnected,{-1,-1,-1,19,2},{{ModeInput,&quot;NC&quot;}}}," calcext:value-type="string">
            <text:p>{TypeNotConnected,{-1,-1,-1,19,2},{{ModeInput,"NC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NC</text:p>
          </table:table-cell>
          <table:table-cell table:style-name="ce91" table:number-columns-repeated="4"/>
          <table:table-cell table:style-name="ce91" office:value-type="string" calcext:value-type="string">
            <text:p>X</text:p>
          </table:table-cell>
          <table:table-cell table:style-name="ce122" table:formula="of:=([.$Q47]-1)*2+[.$R47]" office:value-type="float" office:value="40" calcext:value-type="float">
            <text:p>40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NC</text:p>
          </table:table-cell>
          <table:table-cell table:style-name="ce122" office:value-type="string" calcext:value-type="string">
            <text:p>TypeNotConnected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47]=&quot;TypeGpio&quot;;CONCATENATE(&quot;GPIO&quot;;[.$L47]);[.$L47])" office:value-type="string" office:string-value="NC" calcext:value-type="string">
            <text:p>NC</text:p>
          </table:table-cell>
          <table:table-cell table:style-name="ce161" table:formula="of:=IF([.$M47]=&quot;TypeGpio&quot;;CONCATENATE(&quot;GPIO&quot;;[.$L47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47];&quot;&quot;&quot;}&quot;)" office:value-type="string" office:string-value="{ModeInput,&quot;NC&quot;}" calcext:value-type="string">
            <text:p>{ModeInput,"NC"}</text:p>
          </table:table-cell>
          <table:table-cell table:style-name="ce122" table:formula="of:=IF([.$T47]&lt;&gt;&quot;&quot;;CONCATENATE(&quot;,{ModeOutput,&quot;&quot;&quot;;[.$T47];&quot;&quot;&quot;}&quot;);&quot;&quot;)">
            <text:p/>
          </table:table-cell>
          <table:table-cell table:style-name="ce122" table:formula="of:=IF([.$U47]&lt;&gt;&quot;&quot;;CONCATENATE(&quot;,{ModeAlt2,&quot;&quot;&quot;;[.$U47];&quot;&quot;&quot;}&quot;);&quot;&quot;)">
            <text:p/>
          </table:table-cell>
          <table:table-cell table:style-name="ce122" table:formula="of:=IF([.$V47]&lt;&gt;&quot;&quot;;CONCATENATE(&quot;,{ModeAlt3,&quot;&quot;&quot;;[.$V47];&quot;&quot;&quot;}&quot;);&quot;&quot;)">
            <text:p/>
          </table:table-cell>
          <table:table-cell table:style-name="ce122" table:formula="of:=IF([.$W47]&lt;&gt;&quot;&quot;;CONCATENATE(&quot;,{ModeAlt6,&quot;&quot;&quot;;[.$W47];&quot;&quot;&quot;}&quot;);&quot;&quot;)">
            <text:p/>
          </table:table-cell>
          <table:table-cell table:style-name="ce122" table:formula="of:=CONCATENATE(&quot;{&quot;;[.$M47];&quot;,{&quot;;[.$N47];&quot;,&quot;;[.$O47];&quot;,&quot;;[.$P47];&quot;,&quot;;[.$Q47];&quot;,&quot;;[.$R47];&quot;},{&quot;;[.$X47];[.$Y47];[.$Z47];[.$AA47];[.$AB47];&quot;}},&quot;)" office:value-type="string" office:string-value="{TypeNotConnected,{-1,-1,-1,20,2},{{ModeInput,&quot;NC&quot;}}}," calcext:value-type="string">
            <text:p>{TypeNotConnected,{-1,-1,-1,20,2},{{ModeInput,"NC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SYS_3.3V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30" table:formula="of:=([.$Q48]-1)*2+[.$R48]" office:value-type="float" office:value="1" calcext:value-type="float">
            <text:p>1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3.3V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62" table:formula="of:=IF([.$M48]=&quot;TypeGpio&quot;;CONCATENATE(&quot;GPIO&quot;;[.$L48]);[.$L48])" office:value-type="string" office:string-value="3.3V" calcext:value-type="string">
            <text:p>3.3V</text:p>
          </table:table-cell>
          <table:table-cell table:style-name="ce162" table:formula="of:=IF([.$M48]=&quot;TypeGpio&quot;;CONCATENATE(&quot;GPIO&quot;;[.$L48]);&quot;&quot;)">
            <text:p/>
          </table:table-cell>
          <table:table-cell table:style-name="ce130" table:number-columns-repeated="3"/>
          <table:table-cell table:style-name="ce122" table:formula="of:=CONCATENATE(&quot;{ModeInput,&quot;&quot;&quot;;[.$S48];&quot;&quot;&quot;}&quot;)" office:value-type="string" office:string-value="{ModeInput,&quot;3.3V&quot;}" calcext:value-type="string">
            <text:p>{ModeInput,"3.3V"}</text:p>
          </table:table-cell>
          <table:table-cell table:style-name="ce122" table:formula="of:=IF([.$T48]&lt;&gt;&quot;&quot;;CONCATENATE(&quot;,{ModeOutput,&quot;&quot;&quot;;[.$T48];&quot;&quot;&quot;}&quot;);&quot;&quot;)">
            <text:p/>
          </table:table-cell>
          <table:table-cell table:style-name="ce122" table:formula="of:=IF([.$U48]&lt;&gt;&quot;&quot;;CONCATENATE(&quot;,{ModeAlt2,&quot;&quot;&quot;;[.$U48];&quot;&quot;&quot;}&quot;);&quot;&quot;)">
            <text:p/>
          </table:table-cell>
          <table:table-cell table:style-name="ce122" table:formula="of:=IF([.$V48]&lt;&gt;&quot;&quot;;CONCATENATE(&quot;,{ModeAlt3,&quot;&quot;&quot;;[.$V48];&quot;&quot;&quot;}&quot;);&quot;&quot;)">
            <text:p/>
          </table:table-cell>
          <table:table-cell table:style-name="ce122" table:formula="of:=IF([.$W48]&lt;&gt;&quot;&quot;;CONCATENATE(&quot;,{ModeAlt6,&quot;&quot;&quot;;[.$W48];&quot;&quot;&quot;}&quot;);&quot;&quot;)">
            <text:p/>
          </table:table-cell>
          <table:table-cell table:style-name="ce122" table:formula="of:=CONCATENATE(&quot;{&quot;;[.$M48];&quot;,{&quot;;[.$N48];&quot;,&quot;;[.$O48];&quot;,&quot;;[.$P48];&quot;,&quot;;[.$Q48];&quot;,&quot;;[.$R48];&quot;},{&quot;;[.$X48];[.$Y48];[.$Z48];[.$AA48];[.$AB48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VDD_5V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30" table:formula="of:=([.$Q49]-1)*2+[.$R49]" office:value-type="float" office:value="2" calcext:value-type="float">
            <text:p>2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5V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float" office:value="2" calcext:value-type="float">
            <text:p>2</text:p>
          </table:table-cell>
          <table:table-cell table:style-name="ce162" table:formula="of:=IF([.$M49]=&quot;TypeGpio&quot;;CONCATENATE(&quot;GPIO&quot;;[.$L49]);[.$L49])" office:value-type="string" office:string-value="5V" calcext:value-type="string">
            <text:p>5V</text:p>
          </table:table-cell>
          <table:table-cell table:style-name="ce162" table:formula="of:=IF([.$M49]=&quot;TypeGpio&quot;;CONCATENATE(&quot;GPIO&quot;;[.$L49]);&quot;&quot;)">
            <text:p/>
          </table:table-cell>
          <table:table-cell table:style-name="ce130" table:number-columns-repeated="3"/>
          <table:table-cell table:style-name="ce122" table:formula="of:=CONCATENATE(&quot;{ModeInput,&quot;&quot;&quot;;[.$S49];&quot;&quot;&quot;}&quot;)" office:value-type="string" office:string-value="{ModeInput,&quot;5V&quot;}" calcext:value-type="string">
            <text:p>{ModeInput,"5V"}</text:p>
          </table:table-cell>
          <table:table-cell table:style-name="ce122" table:formula="of:=IF([.$T49]&lt;&gt;&quot;&quot;;CONCATENATE(&quot;,{ModeOutput,&quot;&quot;&quot;;[.$T49];&quot;&quot;&quot;}&quot;);&quot;&quot;)">
            <text:p/>
          </table:table-cell>
          <table:table-cell table:style-name="ce122" table:formula="of:=IF([.$U49]&lt;&gt;&quot;&quot;;CONCATENATE(&quot;,{ModeAlt2,&quot;&quot;&quot;;[.$U49];&quot;&quot;&quot;}&quot;);&quot;&quot;)">
            <text:p/>
          </table:table-cell>
          <table:table-cell table:style-name="ce122" table:formula="of:=IF([.$V49]&lt;&gt;&quot;&quot;;CONCATENATE(&quot;,{ModeAlt3,&quot;&quot;&quot;;[.$V49];&quot;&quot;&quot;}&quot;);&quot;&quot;)">
            <text:p/>
          </table:table-cell>
          <table:table-cell table:style-name="ce122" table:formula="of:=IF([.$W49]&lt;&gt;&quot;&quot;;CONCATENATE(&quot;,{ModeAlt6,&quot;&quot;&quot;;[.$W49];&quot;&quot;&quot;}&quot;);&quot;&quot;)">
            <text:p/>
          </table:table-cell>
          <table:table-cell table:style-name="ce122" table:formula="of:=CONCATENATE(&quot;{&quot;;[.$M49];&quot;,{&quot;;[.$N49];&quot;,&quot;;[.$O49];&quot;,&quot;;[.$P49];&quot;,&quot;;[.$Q49];&quot;,&quot;;[.$R49];&quot;},{&quot;;[.$X49];[.$Y49];[.$Z49];[.$AA49];[.$AB49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VDD_5V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30" table:formula="of:=([.$Q50]-1)*2+[.$R50]" office:value-type="float" office:value="4" calcext:value-type="float">
            <text:p>4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5V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number-columns-repeated="2" table:style-name="ce130" office:value-type="float" office:value="2" calcext:value-type="float">
            <text:p>2</text:p>
          </table:table-cell>
          <table:table-cell table:style-name="ce162" table:formula="of:=IF([.$M50]=&quot;TypeGpio&quot;;CONCATENATE(&quot;GPIO&quot;;[.$L50]);[.$L50])" office:value-type="string" office:string-value="5V" calcext:value-type="string">
            <text:p>5V</text:p>
          </table:table-cell>
          <table:table-cell table:style-name="ce162" table:formula="of:=IF([.$M50]=&quot;TypeGpio&quot;;CONCATENATE(&quot;GPIO&quot;;[.$L50]);&quot;&quot;)">
            <text:p/>
          </table:table-cell>
          <table:table-cell table:style-name="ce130" table:number-columns-repeated="3"/>
          <table:table-cell table:style-name="ce122" table:formula="of:=CONCATENATE(&quot;{ModeInput,&quot;&quot;&quot;;[.$S50];&quot;&quot;&quot;}&quot;)" office:value-type="string" office:string-value="{ModeInput,&quot;5V&quot;}" calcext:value-type="string">
            <text:p>{ModeInput,"5V"}</text:p>
          </table:table-cell>
          <table:table-cell table:style-name="ce122" table:formula="of:=IF([.$T50]&lt;&gt;&quot;&quot;;CONCATENATE(&quot;,{ModeOutput,&quot;&quot;&quot;;[.$T50];&quot;&quot;&quot;}&quot;);&quot;&quot;)">
            <text:p/>
          </table:table-cell>
          <table:table-cell table:style-name="ce122" table:formula="of:=IF([.$U50]&lt;&gt;&quot;&quot;;CONCATENATE(&quot;,{ModeAlt2,&quot;&quot;&quot;;[.$U50];&quot;&quot;&quot;}&quot;);&quot;&quot;)">
            <text:p/>
          </table:table-cell>
          <table:table-cell table:style-name="ce122" table:formula="of:=IF([.$V50]&lt;&gt;&quot;&quot;;CONCATENATE(&quot;,{ModeAlt3,&quot;&quot;&quot;;[.$V50];&quot;&quot;&quot;}&quot;);&quot;&quot;)">
            <text:p/>
          </table:table-cell>
          <table:table-cell table:style-name="ce122" table:formula="of:=IF([.$W50]&lt;&gt;&quot;&quot;;CONCATENATE(&quot;,{ModeAlt6,&quot;&quot;&quot;;[.$W50];&quot;&quot;&quot;}&quot;);&quot;&quot;)">
            <text:p/>
          </table:table-cell>
          <table:table-cell table:style-name="ce122" table:formula="of:=CONCATENATE(&quot;{&quot;;[.$M50];&quot;,{&quot;;[.$N50];&quot;,&quot;;[.$O50];&quot;,&quot;;[.$P50];&quot;,&quot;;[.$Q50];&quot;,&quot;;[.$R50];&quot;},{&quot;;[.$X50];[.$Y50];[.$Z50];[.$AA50];[.$AB50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ND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30" table:formula="of:=([.$Q51]-1)*2+[.$R51]" office:value-type="float" office:value="6" calcext:value-type="float">
            <text:p>6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2" calcext:value-type="float">
            <text:p>2</text:p>
          </table:table-cell>
          <table:table-cell table:style-name="ce162" table:formula="of:=IF([.$M51]=&quot;TypeGpio&quot;;CONCATENATE(&quot;GPIO&quot;;[.$L51]);[.$L51])" office:value-type="string" office:string-value="GND" calcext:value-type="string">
            <text:p>GND</text:p>
          </table:table-cell>
          <table:table-cell table:style-name="ce162" table:formula="of:=IF([.$M51]=&quot;TypeGpio&quot;;CONCATENATE(&quot;GPIO&quot;;[.$L51]);&quot;&quot;)">
            <text:p/>
          </table:table-cell>
          <table:table-cell table:style-name="ce130" table:number-columns-repeated="3"/>
          <table:table-cell table:style-name="ce122" table:formula="of:=CONCATENATE(&quot;{ModeInput,&quot;&quot;&quot;;[.$S51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T51]&lt;&gt;&quot;&quot;;CONCATENATE(&quot;,{ModeOutput,&quot;&quot;&quot;;[.$T51];&quot;&quot;&quot;}&quot;);&quot;&quot;)">
            <text:p/>
          </table:table-cell>
          <table:table-cell table:style-name="ce122" table:formula="of:=IF([.$U51]&lt;&gt;&quot;&quot;;CONCATENATE(&quot;,{ModeAlt2,&quot;&quot;&quot;;[.$U51];&quot;&quot;&quot;}&quot;);&quot;&quot;)">
            <text:p/>
          </table:table-cell>
          <table:table-cell table:style-name="ce122" table:formula="of:=IF([.$V51]&lt;&gt;&quot;&quot;;CONCATENATE(&quot;,{ModeAlt3,&quot;&quot;&quot;;[.$V51];&quot;&quot;&quot;}&quot;);&quot;&quot;)">
            <text:p/>
          </table:table-cell>
          <table:table-cell table:style-name="ce122" table:formula="of:=IF([.$W51]&lt;&gt;&quot;&quot;;CONCATENATE(&quot;,{ModeAlt6,&quot;&quot;&quot;;[.$W51];&quot;&quot;&quot;}&quot;);&quot;&quot;)">
            <text:p/>
          </table:table-cell>
          <table:table-cell table:style-name="ce122" table:formula="of:=CONCATENATE(&quot;{&quot;;[.$M51];&quot;,{&quot;;[.$N51];&quot;,&quot;;[.$O51];&quot;,&quot;;[.$P51];&quot;,&quot;;[.$Q51];&quot;,&quot;;[.$R51];&quot;},{&quot;;[.$X51];[.$Y51];[.$Z51];[.$AA51];[.$AB51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ND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30" table:formula="of:=([.$Q52]-1)*2+[.$R52]" office:value-type="float" office:value="9" calcext:value-type="float">
            <text:p>9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30" office:value-type="float" office:value="5" calcext:value-type="float">
            <text:p>5</text:p>
          </table:table-cell>
          <table:table-cell table:style-name="ce130" office:value-type="float" office:value="1" calcext:value-type="float">
            <text:p>1</text:p>
          </table:table-cell>
          <table:table-cell table:style-name="ce162" table:formula="of:=IF([.$M52]=&quot;TypeGpio&quot;;CONCATENATE(&quot;GPIO&quot;;[.$L52]);[.$L52])" office:value-type="string" office:string-value="GND" calcext:value-type="string">
            <text:p>GND</text:p>
          </table:table-cell>
          <table:table-cell table:style-name="ce162" table:formula="of:=IF([.$M52]=&quot;TypeGpio&quot;;CONCATENATE(&quot;GPIO&quot;;[.$L52]);&quot;&quot;)">
            <text:p/>
          </table:table-cell>
          <table:table-cell table:style-name="ce130" table:number-columns-repeated="3"/>
          <table:table-cell table:style-name="ce122" table:formula="of:=CONCATENATE(&quot;{ModeInput,&quot;&quot;&quot;;[.$S52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T52]&lt;&gt;&quot;&quot;;CONCATENATE(&quot;,{ModeOutput,&quot;&quot;&quot;;[.$T52];&quot;&quot;&quot;}&quot;);&quot;&quot;)">
            <text:p/>
          </table:table-cell>
          <table:table-cell table:style-name="ce122" table:formula="of:=IF([.$U52]&lt;&gt;&quot;&quot;;CONCATENATE(&quot;,{ModeAlt2,&quot;&quot;&quot;;[.$U52];&quot;&quot;&quot;}&quot;);&quot;&quot;)">
            <text:p/>
          </table:table-cell>
          <table:table-cell table:style-name="ce122" table:formula="of:=IF([.$V52]&lt;&gt;&quot;&quot;;CONCATENATE(&quot;,{ModeAlt3,&quot;&quot;&quot;;[.$V52];&quot;&quot;&quot;}&quot;);&quot;&quot;)">
            <text:p/>
          </table:table-cell>
          <table:table-cell table:style-name="ce122" table:formula="of:=IF([.$W52]&lt;&gt;&quot;&quot;;CONCATENATE(&quot;,{ModeAlt6,&quot;&quot;&quot;;[.$W52];&quot;&quot;&quot;}&quot;);&quot;&quot;)">
            <text:p/>
          </table:table-cell>
          <table:table-cell table:style-name="ce122" table:formula="of:=CONCATENATE(&quot;{&quot;;[.$M52];&quot;,{&quot;;[.$N52];&quot;,&quot;;[.$O52];&quot;,&quot;;[.$P52];&quot;,&quot;;[.$Q52];&quot;,&quot;;[.$R52];&quot;},{&quot;;[.$X52];[.$Y52];[.$Z52];[.$AA52];[.$AB52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ND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53]-1)*2+[.$R53]" office:value-type="float" office:value="14" calcext:value-type="float">
            <text:p>14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53]=&quot;TypeGpio&quot;;CONCATENATE(&quot;GPIO&quot;;[.$L53]);[.$L53])" office:value-type="string" office:string-value="GND" calcext:value-type="string">
            <text:p>GND</text:p>
          </table:table-cell>
          <table:table-cell table:style-name="ce161" table:formula="of:=IF([.$M53]=&quot;TypeGpio&quot;;CONCATENATE(&quot;GPIO&quot;;[.$L53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53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T53]&lt;&gt;&quot;&quot;;CONCATENATE(&quot;,{ModeOutput,&quot;&quot;&quot;;[.$T53];&quot;&quot;&quot;}&quot;);&quot;&quot;)">
            <text:p/>
          </table:table-cell>
          <table:table-cell table:style-name="ce122" table:formula="of:=IF([.$U53]&lt;&gt;&quot;&quot;;CONCATENATE(&quot;,{ModeAlt2,&quot;&quot;&quot;;[.$U53];&quot;&quot;&quot;}&quot;);&quot;&quot;)">
            <text:p/>
          </table:table-cell>
          <table:table-cell table:style-name="ce122" table:formula="of:=IF([.$V53]&lt;&gt;&quot;&quot;;CONCATENATE(&quot;,{ModeAlt3,&quot;&quot;&quot;;[.$V53];&quot;&quot;&quot;}&quot;);&quot;&quot;)">
            <text:p/>
          </table:table-cell>
          <table:table-cell table:style-name="ce122" table:formula="of:=IF([.$W53]&lt;&gt;&quot;&quot;;CONCATENATE(&quot;,{ModeAlt6,&quot;&quot;&quot;;[.$W53];&quot;&quot;&quot;}&quot;);&quot;&quot;)">
            <text:p/>
          </table:table-cell>
          <table:table-cell table:style-name="ce122" table:formula="of:=CONCATENATE(&quot;{&quot;;[.$M53];&quot;,{&quot;;[.$N53];&quot;,&quot;;[.$O53];&quot;,&quot;;[.$P53];&quot;,&quot;;[.$Q53];&quot;,&quot;;[.$R53];&quot;},{&quot;;[.$X53];[.$Y53];[.$Z53];[.$AA53];[.$AB53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SYS_3.3V 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54]-1)*2+[.$R54]" office:value-type="float" office:value="17" calcext:value-type="float">
            <text:p>17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3.3V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54]=&quot;TypeGpio&quot;;CONCATENATE(&quot;GPIO&quot;;[.$L54]);[.$L54])" office:value-type="string" office:string-value="3.3V" calcext:value-type="string">
            <text:p>3.3V</text:p>
          </table:table-cell>
          <table:table-cell table:style-name="ce161" table:formula="of:=IF([.$M54]=&quot;TypeGpio&quot;;CONCATENATE(&quot;GPIO&quot;;[.$L54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54];&quot;&quot;&quot;}&quot;)" office:value-type="string" office:string-value="{ModeInput,&quot;3.3V&quot;}" calcext:value-type="string">
            <text:p>{ModeInput,"3.3V"}</text:p>
          </table:table-cell>
          <table:table-cell table:style-name="ce122" table:formula="of:=IF([.$T54]&lt;&gt;&quot;&quot;;CONCATENATE(&quot;,{ModeOutput,&quot;&quot;&quot;;[.$T54];&quot;&quot;&quot;}&quot;);&quot;&quot;)">
            <text:p/>
          </table:table-cell>
          <table:table-cell table:style-name="ce122" table:formula="of:=IF([.$U54]&lt;&gt;&quot;&quot;;CONCATENATE(&quot;,{ModeAlt2,&quot;&quot;&quot;;[.$U54];&quot;&quot;&quot;}&quot;);&quot;&quot;)">
            <text:p/>
          </table:table-cell>
          <table:table-cell table:style-name="ce122" table:formula="of:=IF([.$V54]&lt;&gt;&quot;&quot;;CONCATENATE(&quot;,{ModeAlt3,&quot;&quot;&quot;;[.$V54];&quot;&quot;&quot;}&quot;);&quot;&quot;)">
            <text:p/>
          </table:table-cell>
          <table:table-cell table:style-name="ce122" table:formula="of:=IF([.$W54]&lt;&gt;&quot;&quot;;CONCATENATE(&quot;,{ModeAlt6,&quot;&quot;&quot;;[.$W54];&quot;&quot;&quot;}&quot;);&quot;&quot;)">
            <text:p/>
          </table:table-cell>
          <table:table-cell table:style-name="ce122" table:formula="of:=CONCATENATE(&quot;{&quot;;[.$M54];&quot;,{&quot;;[.$N54];&quot;,&quot;;[.$O54];&quot;,&quot;;[.$P54];&quot;,&quot;;[.$Q54];&quot;,&quot;;[.$R54];&quot;},{&quot;;[.$X54];[.$Y54];[.$Z54];[.$AA54];[.$AB54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ND</text:p>
          </table:table-cell>
          <table:table-cell table:number-columns-repeated="5" table:style-name="ce91" office:value-type="string" calcext:value-type="string">
            <text:p>X</text:p>
          </table:table-cell>
          <table:table-cell table:style-name="ce122" table:formula="of:=([.$Q55]-1)*2+[.$R55]" office:value-type="float" office:value="20" calcext:value-type="float">
            <text:p>20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55]=&quot;TypeGpio&quot;;CONCATENATE(&quot;GPIO&quot;;[.$L55]);[.$L55])" office:value-type="string" office:string-value="GND" calcext:value-type="string">
            <text:p>GND</text:p>
          </table:table-cell>
          <table:table-cell table:style-name="ce161" table:formula="of:=IF([.$M55]=&quot;TypeGpio&quot;;CONCATENATE(&quot;GPIO&quot;;[.$L55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55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T55]&lt;&gt;&quot;&quot;;CONCATENATE(&quot;,{ModeOutput,&quot;&quot;&quot;;[.$T55];&quot;&quot;&quot;}&quot;);&quot;&quot;)">
            <text:p/>
          </table:table-cell>
          <table:table-cell table:style-name="ce122" table:formula="of:=IF([.$U55]&lt;&gt;&quot;&quot;;CONCATENATE(&quot;,{ModeAlt2,&quot;&quot;&quot;;[.$U55];&quot;&quot;&quot;}&quot;);&quot;&quot;)">
            <text:p/>
          </table:table-cell>
          <table:table-cell table:style-name="ce122" table:formula="of:=IF([.$V55]&lt;&gt;&quot;&quot;;CONCATENATE(&quot;,{ModeAlt3,&quot;&quot;&quot;;[.$V55];&quot;&quot;&quot;}&quot;);&quot;&quot;)">
            <text:p/>
          </table:table-cell>
          <table:table-cell table:style-name="ce122" table:formula="of:=IF([.$W55]&lt;&gt;&quot;&quot;;CONCATENATE(&quot;,{ModeAlt6,&quot;&quot;&quot;;[.$W55];&quot;&quot;&quot;}&quot;);&quot;&quot;)">
            <text:p/>
          </table:table-cell>
          <table:table-cell table:style-name="ce122" table:formula="of:=CONCATENATE(&quot;{&quot;;[.$M55];&quot;,{&quot;;[.$N55];&quot;,&quot;;[.$O55];&quot;,&quot;;[.$P55];&quot;,&quot;;[.$Q55];&quot;,&quot;;[.$R55];&quot;},{&quot;;[.$X55];[.$Y55];[.$Z55];[.$AA55];[.$AB55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ND</text:p>
          </table:table-cell>
          <table:table-cell table:style-name="ce91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Q56]-1)*2+[.$R56]" office:value-type="float" office:value="25" calcext:value-type="float">
            <text:p>25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56]=&quot;TypeGpio&quot;;CONCATENATE(&quot;GPIO&quot;;[.$L56]);[.$L56])" office:value-type="string" office:string-value="GND" calcext:value-type="string">
            <text:p>GND</text:p>
          </table:table-cell>
          <table:table-cell table:style-name="ce161" table:formula="of:=IF([.$M56]=&quot;TypeGpio&quot;;CONCATENATE(&quot;GPIO&quot;;[.$L56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56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T56]&lt;&gt;&quot;&quot;;CONCATENATE(&quot;,{ModeOutput,&quot;&quot;&quot;;[.$T56];&quot;&quot;&quot;}&quot;);&quot;&quot;)">
            <text:p/>
          </table:table-cell>
          <table:table-cell table:style-name="ce122" table:formula="of:=IF([.$U56]&lt;&gt;&quot;&quot;;CONCATENATE(&quot;,{ModeAlt2,&quot;&quot;&quot;;[.$U56];&quot;&quot;&quot;}&quot;);&quot;&quot;)">
            <text:p/>
          </table:table-cell>
          <table:table-cell table:style-name="ce122" table:formula="of:=IF([.$V56]&lt;&gt;&quot;&quot;;CONCATENATE(&quot;,{ModeAlt3,&quot;&quot;&quot;;[.$V56];&quot;&quot;&quot;}&quot;);&quot;&quot;)">
            <text:p/>
          </table:table-cell>
          <table:table-cell table:style-name="ce122" table:formula="of:=IF([.$W56]&lt;&gt;&quot;&quot;;CONCATENATE(&quot;,{ModeAlt6,&quot;&quot;&quot;;[.$W56];&quot;&quot;&quot;}&quot;);&quot;&quot;)">
            <text:p/>
          </table:table-cell>
          <table:table-cell table:style-name="ce122" table:formula="of:=CONCATENATE(&quot;{&quot;;[.$M56];&quot;,{&quot;;[.$N56];&quot;,&quot;;[.$O56];&quot;,&quot;;[.$P56];&quot;,&quot;;[.$Q56];&quot;,&quot;;[.$R56];&quot;},{&quot;;[.$X56];[.$Y56];[.$Z56];[.$AA56];[.$AB56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ND</text:p>
          </table:table-cell>
          <table:table-cell table:style-name="ce91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Q57]-1)*2+[.$R57]" office:value-type="float" office:value="30" calcext:value-type="float">
            <text:p>30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57]=&quot;TypeGpio&quot;;CONCATENATE(&quot;GPIO&quot;;[.$L57]);[.$L57])" office:value-type="string" office:string-value="GND" calcext:value-type="string">
            <text:p>GND</text:p>
          </table:table-cell>
          <table:table-cell table:style-name="ce161" table:formula="of:=IF([.$M57]=&quot;TypeGpio&quot;;CONCATENATE(&quot;GPIO&quot;;[.$L57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57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T57]&lt;&gt;&quot;&quot;;CONCATENATE(&quot;,{ModeOutput,&quot;&quot;&quot;;[.$T57];&quot;&quot;&quot;}&quot;);&quot;&quot;)">
            <text:p/>
          </table:table-cell>
          <table:table-cell table:style-name="ce122" table:formula="of:=IF([.$U57]&lt;&gt;&quot;&quot;;CONCATENATE(&quot;,{ModeAlt2,&quot;&quot;&quot;;[.$U57];&quot;&quot;&quot;}&quot;);&quot;&quot;)">
            <text:p/>
          </table:table-cell>
          <table:table-cell table:style-name="ce122" table:formula="of:=IF([.$V57]&lt;&gt;&quot;&quot;;CONCATENATE(&quot;,{ModeAlt3,&quot;&quot;&quot;;[.$V57];&quot;&quot;&quot;}&quot;);&quot;&quot;)">
            <text:p/>
          </table:table-cell>
          <table:table-cell table:style-name="ce122" table:formula="of:=IF([.$W57]&lt;&gt;&quot;&quot;;CONCATENATE(&quot;,{ModeAlt6,&quot;&quot;&quot;;[.$W57];&quot;&quot;&quot;}&quot;);&quot;&quot;)">
            <text:p/>
          </table:table-cell>
          <table:table-cell table:style-name="ce122" table:formula="of:=CONCATENATE(&quot;{&quot;;[.$M57];&quot;,{&quot;;[.$N57];&quot;,&quot;;[.$O57];&quot;,&quot;;[.$P57];&quot;,&quot;;[.$Q57];&quot;,&quot;;[.$R57];&quot;},{&quot;;[.$X57];[.$Y57];[.$Z57];[.$AA57];[.$AB57];&quot;}},&quot;)" office:value-type="string" office:string-value="{TypePower,{-1,-1,-1,15,2},{{ModeInput,&quot;GND&quot;}}}," calcext:value-type="string">
            <text:p>{TypePower,{-1,-1,-1,15,2},{{ModeInput,"GND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ND</text:p>
          </table:table-cell>
          <table:table-cell table:style-name="ce91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Q58]-1)*2+[.$R58]" office:value-type="float" office:value="34" calcext:value-type="float">
            <text:p>34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IF([.$M58]=&quot;TypeGpio&quot;;CONCATENATE(&quot;GPIO&quot;;[.$L58]);[.$L58])" office:value-type="string" office:string-value="GND" calcext:value-type="string">
            <text:p>GND</text:p>
          </table:table-cell>
          <table:table-cell table:style-name="ce161" table:formula="of:=IF([.$M58]=&quot;TypeGpio&quot;;CONCATENATE(&quot;GPIO&quot;;[.$L58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58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T58]&lt;&gt;&quot;&quot;;CONCATENATE(&quot;,{ModeOutput,&quot;&quot;&quot;;[.$T58];&quot;&quot;&quot;}&quot;);&quot;&quot;)">
            <text:p/>
          </table:table-cell>
          <table:table-cell table:style-name="ce122" table:formula="of:=IF([.$U58]&lt;&gt;&quot;&quot;;CONCATENATE(&quot;,{ModeAlt2,&quot;&quot;&quot;;[.$U58];&quot;&quot;&quot;}&quot;);&quot;&quot;)">
            <text:p/>
          </table:table-cell>
          <table:table-cell table:style-name="ce122" table:formula="of:=IF([.$V58]&lt;&gt;&quot;&quot;;CONCATENATE(&quot;,{ModeAlt3,&quot;&quot;&quot;;[.$V58];&quot;&quot;&quot;}&quot;);&quot;&quot;)">
            <text:p/>
          </table:table-cell>
          <table:table-cell table:style-name="ce122" table:formula="of:=IF([.$W58]&lt;&gt;&quot;&quot;;CONCATENATE(&quot;,{ModeAlt6,&quot;&quot;&quot;;[.$W58];&quot;&quot;&quot;}&quot;);&quot;&quot;)">
            <text:p/>
          </table:table-cell>
          <table:table-cell table:style-name="ce122" table:formula="of:=CONCATENATE(&quot;{&quot;;[.$M58];&quot;,{&quot;;[.$N58];&quot;,&quot;;[.$O58];&quot;,&quot;;[.$P58];&quot;,&quot;;[.$Q58];&quot;,&quot;;[.$R58];&quot;},{&quot;;[.$X58];[.$Y58];[.$Z58];[.$AA58];[.$AB58];&quot;}},&quot;)" office:value-type="string" office:string-value="{TypePower,{-1,-1,-1,17,2},{{ModeInput,&quot;GND&quot;}}}," calcext:value-type="string">
            <text:p>{TypePower,{-1,-1,-1,17,2},{{ModeInput,"GND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ND</text:p>
          </table:table-cell>
          <table:table-cell table:style-name="ce91" table:number-columns-repeated="3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Q59]-1)*2+[.$R59]" office:value-type="float" office:value="39" calcext:value-type="float">
            <text:p>39</text:p>
          </table:table-cell>
          <table:table-cell table:style-name="ce91" office:value-type="string" calcext:value-type="string">
            <text:p>CON1</text:p>
          </table:table-cell>
          <table:table-cell table:style-name="ce91" table:number-columns-repeated="2"/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59]=&quot;TypeGpio&quot;;CONCATENATE(&quot;GPIO&quot;;[.$L59]);[.$L59])" office:value-type="string" office:string-value="GND" calcext:value-type="string">
            <text:p>GND</text:p>
          </table:table-cell>
          <table:table-cell table:style-name="ce161" table:formula="of:=IF([.$M59]=&quot;TypeGpio&quot;;CONCATENATE(&quot;GPIO&quot;;[.$L59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59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T59]&lt;&gt;&quot;&quot;;CONCATENATE(&quot;,{ModeOutput,&quot;&quot;&quot;;[.$T59];&quot;&quot;&quot;}&quot;);&quot;&quot;)">
            <text:p/>
          </table:table-cell>
          <table:table-cell table:style-name="ce122" table:formula="of:=IF([.$U59]&lt;&gt;&quot;&quot;;CONCATENATE(&quot;,{ModeAlt2,&quot;&quot;&quot;;[.$U59];&quot;&quot;&quot;}&quot;);&quot;&quot;)">
            <text:p/>
          </table:table-cell>
          <table:table-cell table:style-name="ce122" table:formula="of:=IF([.$V59]&lt;&gt;&quot;&quot;;CONCATENATE(&quot;,{ModeAlt3,&quot;&quot;&quot;;[.$V59];&quot;&quot;&quot;}&quot;);&quot;&quot;)">
            <text:p/>
          </table:table-cell>
          <table:table-cell table:style-name="ce122" table:formula="of:=IF([.$W59]&lt;&gt;&quot;&quot;;CONCATENATE(&quot;,{ModeAlt6,&quot;&quot;&quot;;[.$W59];&quot;&quot;&quot;}&quot;);&quot;&quot;)">
            <text:p/>
          </table:table-cell>
          <table:table-cell table:style-name="ce122" table:formula="of:=CONCATENATE(&quot;{&quot;;[.$M59];&quot;,{&quot;;[.$N59];&quot;,&quot;;[.$O59];&quot;,&quot;;[.$P59];&quot;,&quot;;[.$Q59];&quot;,&quot;;[.$R59];&quot;},{&quot;;[.$X59];[.$Y59];[.$Z59];[.$AA59];[.$AB59];&quot;}},&quot;)" office:value-type="string" office:string-value="{TypePower,{-1,-1,-1,20,1},{{ModeInput,&quot;GND&quot;}}}," calcext:value-type="string">
            <text:p>{TypePower,{-1,-1,-1,20,1},{{ModeInput,"GND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VDD_5V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table:formula="of:=([.$Q60]-1)+[.$R60]" office:value-type="float" office:value="1" calcext:value-type="float">
            <text:p>1</text:p>
          </table:table-cell>
          <table:table-cell table:style-name="ce91" office:value-type="string" calcext:value-type="string">
            <text:p>CON2</text:p>
          </table:table-cell>
          <table:table-cell table:style-name="ce91" table:number-columns-repeated="2"/>
          <table:table-cell table:style-name="ce145" office:value-type="string" calcext:value-type="string">
            <text:p>5V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61" table:formula="of:=IF([.$M60]=&quot;TypeGpio&quot;;CONCATENATE(&quot;GPIO&quot;;[.$L60]);[.$L60])" office:value-type="string" office:string-value="5V" calcext:value-type="string">
            <text:p>5V</text:p>
          </table:table-cell>
          <table:table-cell table:style-name="ce161" table:formula="of:=IF([.$M60]=&quot;TypeGpio&quot;;CONCATENATE(&quot;GPIO&quot;;[.$L60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60];&quot;&quot;&quot;}&quot;)" office:value-type="string" office:string-value="{ModeInput,&quot;5V&quot;}" calcext:value-type="string">
            <text:p>{ModeInput,"5V"}</text:p>
          </table:table-cell>
          <table:table-cell table:style-name="ce122" table:formula="of:=IF([.$T60]&lt;&gt;&quot;&quot;;CONCATENATE(&quot;,{ModeOutput,&quot;&quot;&quot;;[.$T60];&quot;&quot;&quot;}&quot;);&quot;&quot;)">
            <text:p/>
          </table:table-cell>
          <table:table-cell table:style-name="ce122" table:formula="of:=IF([.$U60]&lt;&gt;&quot;&quot;;CONCATENATE(&quot;,{ModeAlt2,&quot;&quot;&quot;;[.$U60];&quot;&quot;&quot;}&quot;);&quot;&quot;)">
            <text:p/>
          </table:table-cell>
          <table:table-cell table:style-name="ce122" table:formula="of:=IF([.$V60]&lt;&gt;&quot;&quot;;CONCATENATE(&quot;,{ModeAlt3,&quot;&quot;&quot;;[.$V60];&quot;&quot;&quot;}&quot;);&quot;&quot;)">
            <text:p/>
          </table:table-cell>
          <table:table-cell table:style-name="ce122" table:formula="of:=IF([.$W60]&lt;&gt;&quot;&quot;;CONCATENATE(&quot;,{ModeAlt6,&quot;&quot;&quot;;[.$W60];&quot;&quot;&quot;}&quot;);&quot;&quot;)">
            <text:p/>
          </table:table-cell>
          <table:table-cell table:style-name="ce122" table:formula="of:=CONCATENATE(&quot;{&quot;;[.$M60];&quot;,{&quot;;[.$N60];&quot;,&quot;;[.$O60];&quot;,&quot;;[.$P60];&quot;,&quot;;[.$Q60];&quot;,&quot;;[.$R60];&quot;},{&quot;;[.$X60];[.$Y60];[.$Z60];[.$AA60];[.$AB60];&quot;}},&quot;)" office:value-type="string" office:string-value="{TypePower,{-1,-1,-1,1,1},{{ModeInput,&quot;5V&quot;}}}," calcext:value-type="string">
            <text:p>{TypePower,{-1,-1,-1,1,1},{{ModeInput,"5V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ND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table:formula="of:=([.$Q61]-1)+[.$R61]" office:value-type="float" office:value="12" calcext:value-type="float">
            <text:p>12</text:p>
          </table:table-cell>
          <table:table-cell table:style-name="ce91" office:value-type="string" calcext:value-type="string">
            <text:p>CON2</text:p>
          </table:table-cell>
          <table:table-cell table:style-name="ce91" table:number-columns-repeated="2"/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61]=&quot;TypeGpio&quot;;CONCATENATE(&quot;GPIO&quot;;[.$L61]);[.$L61])" office:value-type="string" office:string-value="GND" calcext:value-type="string">
            <text:p>GND</text:p>
          </table:table-cell>
          <table:table-cell table:style-name="ce161" table:formula="of:=IF([.$M61]=&quot;TypeGpio&quot;;CONCATENATE(&quot;GPIO&quot;;[.$L61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61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T61]&lt;&gt;&quot;&quot;;CONCATENATE(&quot;,{ModeOutput,&quot;&quot;&quot;;[.$T61];&quot;&quot;&quot;}&quot;);&quot;&quot;)">
            <text:p/>
          </table:table-cell>
          <table:table-cell table:style-name="ce122" table:formula="of:=IF([.$U61]&lt;&gt;&quot;&quot;;CONCATENATE(&quot;,{ModeAlt2,&quot;&quot;&quot;;[.$U61];&quot;&quot;&quot;}&quot;);&quot;&quot;)">
            <text:p/>
          </table:table-cell>
          <table:table-cell table:style-name="ce122" table:formula="of:=IF([.$V61]&lt;&gt;&quot;&quot;;CONCATENATE(&quot;,{ModeAlt3,&quot;&quot;&quot;;[.$V61];&quot;&quot;&quot;}&quot;);&quot;&quot;)">
            <text:p/>
          </table:table-cell>
          <table:table-cell table:style-name="ce122" table:formula="of:=IF([.$W61]&lt;&gt;&quot;&quot;;CONCATENATE(&quot;,{ModeAlt6,&quot;&quot;&quot;;[.$W61];&quot;&quot;&quot;}&quot;);&quot;&quot;)">
            <text:p/>
          </table:table-cell>
          <table:table-cell table:style-name="ce122" table:formula="of:=CONCATENATE(&quot;{&quot;;[.$M61];&quot;,{&quot;;[.$N61];&quot;,&quot;;[.$O61];&quot;,&quot;;[.$P61];&quot;,&quot;;[.$Q61];&quot;,&quot;;[.$R61];&quot;},{&quot;;[.$X61];[.$Y61];[.$Z61];[.$AA61];[.$AB61];&quot;}},&quot;)" office:value-type="string" office:string-value="{TypePower,{-1,-1,-1,12,1},{{ModeInput,&quot;GND&quot;}}}," calcext:value-type="string">
            <text:p>{TypePower,{-1,-1,-1,12,1},{{ModeInput,"GND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GND</text:p>
          </table:table-cell>
          <table:table-cell table:style-name="ce91" table:number-columns-repeated="2"/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Q62]-1)+[.$R62]" office:value-type="float" office:value="1" calcext:value-type="float">
            <text:p>1</text:p>
          </table:table-cell>
          <table:table-cell table:style-name="ce91" office:value-type="string" calcext:value-type="string">
            <text:p>DBG</text:p>
          </table:table-cell>
          <table:table-cell table:style-name="ce91" table:number-columns-repeated="2"/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61" table:formula="of:=IF([.$M62]=&quot;TypeGpio&quot;;CONCATENATE(&quot;GPIO&quot;;[.$L62]);[.$L62])" office:value-type="string" office:string-value="GND" calcext:value-type="string">
            <text:p>GND</text:p>
          </table:table-cell>
          <table:table-cell table:style-name="ce161" table:formula="of:=IF([.$M62]=&quot;TypeGpio&quot;;CONCATENATE(&quot;GPIO&quot;;[.$L62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62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T62]&lt;&gt;&quot;&quot;;CONCATENATE(&quot;,{ModeOutput,&quot;&quot;&quot;;[.$T62];&quot;&quot;&quot;}&quot;);&quot;&quot;)">
            <text:p/>
          </table:table-cell>
          <table:table-cell table:style-name="ce122" table:formula="of:=IF([.$U62]&lt;&gt;&quot;&quot;;CONCATENATE(&quot;,{ModeAlt2,&quot;&quot;&quot;;[.$U62];&quot;&quot;&quot;}&quot;);&quot;&quot;)">
            <text:p/>
          </table:table-cell>
          <table:table-cell table:style-name="ce122" table:formula="of:=IF([.$V62]&lt;&gt;&quot;&quot;;CONCATENATE(&quot;,{ModeAlt3,&quot;&quot;&quot;;[.$V62];&quot;&quot;&quot;}&quot;);&quot;&quot;)">
            <text:p/>
          </table:table-cell>
          <table:table-cell table:style-name="ce122" table:formula="of:=IF([.$W62]&lt;&gt;&quot;&quot;;CONCATENATE(&quot;,{ModeAlt6,&quot;&quot;&quot;;[.$W62];&quot;&quot;&quot;}&quot;);&quot;&quot;)">
            <text:p/>
          </table:table-cell>
          <table:table-cell table:style-name="ce122" table:formula="of:=CONCATENATE(&quot;{&quot;;[.$M62];&quot;,{&quot;;[.$N62];&quot;,&quot;;[.$O62];&quot;,&quot;;[.$P62];&quot;,&quot;;[.$Q62];&quot;,&quot;;[.$R62];&quot;},{&quot;;[.$X62];[.$Y62];[.$Z62];[.$AA62];[.$AB62];&quot;}},&quot;)" office:value-type="string" office:string-value="{TypePower,{-1,-1,-1,1,1},{{ModeInput,&quot;GND&quot;}}}," calcext:value-type="string">
            <text:p>{TypePower,{-1,-1,-1,1,1},{{ModeInput,"GND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VDD_5V </text:p>
          </table:table-cell>
          <table:table-cell table:style-name="ce91" table:number-columns-repeated="2"/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Q63]-1)+[.$R63]" office:value-type="float" office:value="2" calcext:value-type="float">
            <text:p>2</text:p>
          </table:table-cell>
          <table:table-cell table:style-name="ce91" office:value-type="string" calcext:value-type="string">
            <text:p>DBG</text:p>
          </table:table-cell>
          <table:table-cell table:style-name="ce91" table:number-columns-repeated="2"/>
          <table:table-cell table:style-name="ce145" office:value-type="string" calcext:value-type="string">
            <text:p>5V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63]=&quot;TypeGpio&quot;;CONCATENATE(&quot;GPIO&quot;;[.$L63]);[.$L63])" office:value-type="string" office:string-value="5V" calcext:value-type="string">
            <text:p>5V</text:p>
          </table:table-cell>
          <table:table-cell table:style-name="ce161" table:formula="of:=IF([.$M63]=&quot;TypeGpio&quot;;CONCATENATE(&quot;GPIO&quot;;[.$L63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63];&quot;&quot;&quot;}&quot;)" office:value-type="string" office:string-value="{ModeInput,&quot;5V&quot;}" calcext:value-type="string">
            <text:p>{ModeInput,"5V"}</text:p>
          </table:table-cell>
          <table:table-cell table:style-name="ce122" table:formula="of:=IF([.$T63]&lt;&gt;&quot;&quot;;CONCATENATE(&quot;,{ModeOutput,&quot;&quot;&quot;;[.$T63];&quot;&quot;&quot;}&quot;);&quot;&quot;)">
            <text:p/>
          </table:table-cell>
          <table:table-cell table:style-name="ce122" table:formula="of:=IF([.$U63]&lt;&gt;&quot;&quot;;CONCATENATE(&quot;,{ModeAlt2,&quot;&quot;&quot;;[.$U63];&quot;&quot;&quot;}&quot;);&quot;&quot;)">
            <text:p/>
          </table:table-cell>
          <table:table-cell table:style-name="ce122" table:formula="of:=IF([.$V63]&lt;&gt;&quot;&quot;;CONCATENATE(&quot;,{ModeAlt3,&quot;&quot;&quot;;[.$V63];&quot;&quot;&quot;}&quot;);&quot;&quot;)">
            <text:p/>
          </table:table-cell>
          <table:table-cell table:style-name="ce122" table:formula="of:=IF([.$W63]&lt;&gt;&quot;&quot;;CONCATENATE(&quot;,{ModeAlt6,&quot;&quot;&quot;;[.$W63];&quot;&quot;&quot;}&quot;);&quot;&quot;)">
            <text:p/>
          </table:table-cell>
          <table:table-cell table:style-name="ce122" table:formula="of:=CONCATENATE(&quot;{&quot;;[.$M63];&quot;,{&quot;;[.$N63];&quot;,&quot;;[.$O63];&quot;,&quot;;[.$P63];&quot;,&quot;;[.$Q63];&quot;,&quot;;[.$R63];&quot;},{&quot;;[.$X63];[.$Y63];[.$Z63];[.$AA63];[.$AB63];&quot;}},&quot;)" office:value-type="string" office:string-value="{TypePower,{-1,-1,-1,2,1},{{ModeInput,&quot;5V&quot;}}}," calcext:value-type="string">
            <text:p>{TypePower,{-1,-1,-1,2,1},{{ModeInput,"5V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SB-DP1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table:formula="of:=([.$Q64]-1)+[.$R64]" office:value-type="float" office:value="2" calcext:value-type="float">
            <text:p>2</text:p>
          </table:table-cell>
          <table:table-cell table:style-name="ce91" office:value-type="string" calcext:value-type="string">
            <text:p>CON2</text:p>
          </table:table-cell>
          <table:table-cell table:style-name="ce91" table:number-columns-repeated="2"/>
          <table:table-cell table:style-name="ce145" office:value-type="string" calcext:value-type="string">
            <text:p>USB-DP1</text:p>
          </table:table-cell>
          <table:table-cell table:style-name="ce122" office:value-type="string" calcext:value-type="string">
            <text:p>TypeUsb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64]=&quot;TypeGpio&quot;;CONCATENATE(&quot;GPIO&quot;;[.$L64]);[.$L64])" office:value-type="string" office:string-value="USB-DP1" calcext:value-type="string">
            <text:p>USB-DP1</text:p>
          </table:table-cell>
          <table:table-cell table:style-name="ce161" table:formula="of:=IF([.$M64]=&quot;TypeGpio&quot;;CONCATENATE(&quot;GPIO&quot;;[.$L64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64];&quot;&quot;&quot;}&quot;)" office:value-type="string" office:string-value="{ModeInput,&quot;USB-DP1&quot;}" calcext:value-type="string">
            <text:p>{ModeInput,"USB-DP1"}</text:p>
          </table:table-cell>
          <table:table-cell table:style-name="ce122" table:formula="of:=IF([.$T64]&lt;&gt;&quot;&quot;;CONCATENATE(&quot;,{ModeOutput,&quot;&quot;&quot;;[.$T64];&quot;&quot;&quot;}&quot;);&quot;&quot;)">
            <text:p/>
          </table:table-cell>
          <table:table-cell table:style-name="ce122" table:formula="of:=IF([.$U64]&lt;&gt;&quot;&quot;;CONCATENATE(&quot;,{ModeAlt2,&quot;&quot;&quot;;[.$U64];&quot;&quot;&quot;}&quot;);&quot;&quot;)">
            <text:p/>
          </table:table-cell>
          <table:table-cell table:style-name="ce122" table:formula="of:=IF([.$V64]&lt;&gt;&quot;&quot;;CONCATENATE(&quot;,{ModeAlt3,&quot;&quot;&quot;;[.$V64];&quot;&quot;&quot;}&quot;);&quot;&quot;)">
            <text:p/>
          </table:table-cell>
          <table:table-cell table:style-name="ce122" table:formula="of:=IF([.$W64]&lt;&gt;&quot;&quot;;CONCATENATE(&quot;,{ModeAlt6,&quot;&quot;&quot;;[.$W64];&quot;&quot;&quot;}&quot;);&quot;&quot;)">
            <text:p/>
          </table:table-cell>
          <table:table-cell table:style-name="ce122" table:formula="of:=CONCATENATE(&quot;{&quot;;[.$M64];&quot;,{&quot;;[.$N64];&quot;,&quot;;[.$O64];&quot;,&quot;;[.$P64];&quot;,&quot;;[.$Q64];&quot;,&quot;;[.$R64];&quot;},{&quot;;[.$X64];[.$Y64];[.$Z64];[.$AA64];[.$AB64];&quot;}},&quot;)" office:value-type="string" office:string-value="{TypeUsb,{-1,-1,-1,2,1},{{ModeInput,&quot;USB-DP1&quot;}}}," calcext:value-type="string">
            <text:p>{TypeUsb,{-1,-1,-1,2,1},{{ModeInput,"USB-DP1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SB-DM1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table:formula="of:=([.$Q65]-1)+[.$R65]" office:value-type="float" office:value="3" calcext:value-type="float">
            <text:p>3</text:p>
          </table:table-cell>
          <table:table-cell table:style-name="ce91" office:value-type="string" calcext:value-type="string">
            <text:p>CON2</text:p>
          </table:table-cell>
          <table:table-cell table:style-name="ce91" table:number-columns-repeated="2"/>
          <table:table-cell table:style-name="ce145" office:value-type="string" calcext:value-type="string">
            <text:p>USB-DM1</text:p>
          </table:table-cell>
          <table:table-cell table:style-name="ce122" office:value-type="string" calcext:value-type="string">
            <text:p>TypeUsb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65]=&quot;TypeGpio&quot;;CONCATENATE(&quot;GPIO&quot;;[.$L65]);[.$L65])" office:value-type="string" office:string-value="USB-DM1" calcext:value-type="string">
            <text:p>USB-DM1</text:p>
          </table:table-cell>
          <table:table-cell table:style-name="ce161" table:formula="of:=IF([.$M65]=&quot;TypeGpio&quot;;CONCATENATE(&quot;GPIO&quot;;[.$L65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65];&quot;&quot;&quot;}&quot;)" office:value-type="string" office:string-value="{ModeInput,&quot;USB-DM1&quot;}" calcext:value-type="string">
            <text:p>{ModeInput,"USB-DM1"}</text:p>
          </table:table-cell>
          <table:table-cell table:style-name="ce122" table:formula="of:=IF([.$T65]&lt;&gt;&quot;&quot;;CONCATENATE(&quot;,{ModeOutput,&quot;&quot;&quot;;[.$T65];&quot;&quot;&quot;}&quot;);&quot;&quot;)">
            <text:p/>
          </table:table-cell>
          <table:table-cell table:style-name="ce122" table:formula="of:=IF([.$U65]&lt;&gt;&quot;&quot;;CONCATENATE(&quot;,{ModeAlt2,&quot;&quot;&quot;;[.$U65];&quot;&quot;&quot;}&quot;);&quot;&quot;)">
            <text:p/>
          </table:table-cell>
          <table:table-cell table:style-name="ce122" table:formula="of:=IF([.$V65]&lt;&gt;&quot;&quot;;CONCATENATE(&quot;,{ModeAlt3,&quot;&quot;&quot;;[.$V65];&quot;&quot;&quot;}&quot;);&quot;&quot;)">
            <text:p/>
          </table:table-cell>
          <table:table-cell table:style-name="ce122" table:formula="of:=IF([.$W65]&lt;&gt;&quot;&quot;;CONCATENATE(&quot;,{ModeAlt6,&quot;&quot;&quot;;[.$W65];&quot;&quot;&quot;}&quot;);&quot;&quot;)">
            <text:p/>
          </table:table-cell>
          <table:table-cell table:style-name="ce122" table:formula="of:=CONCATENATE(&quot;{&quot;;[.$M65];&quot;,{&quot;;[.$N65];&quot;,&quot;;[.$O65];&quot;,&quot;;[.$P65];&quot;,&quot;;[.$Q65];&quot;,&quot;;[.$R65];&quot;},{&quot;;[.$X65];[.$Y65];[.$Z65];[.$AA65];[.$AB65];&quot;}},&quot;)" office:value-type="string" office:string-value="{TypeUsb,{-1,-1,-1,3,1},{{ModeInput,&quot;USB-DM1&quot;}}}," calcext:value-type="string">
            <text:p>{TypeUsb,{-1,-1,-1,3,1},{{ModeInput,"USB-DM1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SB-DP2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table:formula="of:=([.$Q66]-1)+[.$R66]" office:value-type="float" office:value="4" calcext:value-type="float">
            <text:p>4</text:p>
          </table:table-cell>
          <table:table-cell table:style-name="ce91" office:value-type="string" calcext:value-type="string">
            <text:p>CON2</text:p>
          </table:table-cell>
          <table:table-cell table:style-name="ce91" table:number-columns-repeated="2"/>
          <table:table-cell table:style-name="ce145" office:value-type="string" calcext:value-type="string">
            <text:p>USB-DP2</text:p>
          </table:table-cell>
          <table:table-cell table:style-name="ce122" office:value-type="string" calcext:value-type="string">
            <text:p>TypeUsb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66]=&quot;TypeGpio&quot;;CONCATENATE(&quot;GPIO&quot;;[.$L66]);[.$L66])" office:value-type="string" office:string-value="USB-DP2" calcext:value-type="string">
            <text:p>USB-DP2</text:p>
          </table:table-cell>
          <table:table-cell table:style-name="ce161" table:formula="of:=IF([.$M66]=&quot;TypeGpio&quot;;CONCATENATE(&quot;GPIO&quot;;[.$L66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66];&quot;&quot;&quot;}&quot;)" office:value-type="string" office:string-value="{ModeInput,&quot;USB-DP2&quot;}" calcext:value-type="string">
            <text:p>{ModeInput,"USB-DP2"}</text:p>
          </table:table-cell>
          <table:table-cell table:style-name="ce122" table:formula="of:=IF([.$T66]&lt;&gt;&quot;&quot;;CONCATENATE(&quot;,{ModeOutput,&quot;&quot;&quot;;[.$T66];&quot;&quot;&quot;}&quot;);&quot;&quot;)">
            <text:p/>
          </table:table-cell>
          <table:table-cell table:style-name="ce122" table:formula="of:=IF([.$U66]&lt;&gt;&quot;&quot;;CONCATENATE(&quot;,{ModeAlt2,&quot;&quot;&quot;;[.$U66];&quot;&quot;&quot;}&quot;);&quot;&quot;)">
            <text:p/>
          </table:table-cell>
          <table:table-cell table:style-name="ce122" table:formula="of:=IF([.$V66]&lt;&gt;&quot;&quot;;CONCATENATE(&quot;,{ModeAlt3,&quot;&quot;&quot;;[.$V66];&quot;&quot;&quot;}&quot;);&quot;&quot;)">
            <text:p/>
          </table:table-cell>
          <table:table-cell table:style-name="ce122" table:formula="of:=IF([.$W66]&lt;&gt;&quot;&quot;;CONCATENATE(&quot;,{ModeAlt6,&quot;&quot;&quot;;[.$W66];&quot;&quot;&quot;}&quot;);&quot;&quot;)">
            <text:p/>
          </table:table-cell>
          <table:table-cell table:style-name="ce122" table:formula="of:=CONCATENATE(&quot;{&quot;;[.$M66];&quot;,{&quot;;[.$N66];&quot;,&quot;;[.$O66];&quot;,&quot;;[.$P66];&quot;,&quot;;[.$Q66];&quot;,&quot;;[.$R66];&quot;},{&quot;;[.$X66];[.$Y66];[.$Z66];[.$AA66];[.$AB66];&quot;}},&quot;)" office:value-type="string" office:string-value="{TypeUsb,{-1,-1,-1,4,1},{{ModeInput,&quot;USB-DP2&quot;}}}," calcext:value-type="string">
            <text:p>{TypeUsb,{-1,-1,-1,4,1},{{ModeInput,"USB-DP2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 office:value-type="string" calcext:value-type="string">
            <text:p>USB-DM2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table:formula="of:=([.$Q67]-1)+[.$R67]" office:value-type="float" office:value="5" calcext:value-type="float">
            <text:p>5</text:p>
          </table:table-cell>
          <table:table-cell table:style-name="ce91" office:value-type="string" calcext:value-type="string">
            <text:p>CON2</text:p>
          </table:table-cell>
          <table:table-cell table:style-name="ce91" table:number-columns-repeated="2"/>
          <table:table-cell table:style-name="ce145" office:value-type="string" calcext:value-type="string">
            <text:p>USB-DM2</text:p>
          </table:table-cell>
          <table:table-cell table:style-name="ce122" office:value-type="string" calcext:value-type="string">
            <text:p>TypeUsb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IF([.$M67]=&quot;TypeGpio&quot;;CONCATENATE(&quot;GPIO&quot;;[.$L67]);[.$L67])" office:value-type="string" office:string-value="USB-DM2" calcext:value-type="string">
            <text:p>USB-DM2</text:p>
          </table:table-cell>
          <table:table-cell table:style-name="ce161" table:formula="of:=IF([.$M67]=&quot;TypeGpio&quot;;CONCATENATE(&quot;GPIO&quot;;[.$L67]);&quot;&quot;)">
            <text:p/>
          </table:table-cell>
          <table:table-cell table:style-name="ce122" table:number-columns-repeated="3"/>
          <table:table-cell table:style-name="ce122" table:formula="of:=CONCATENATE(&quot;{ModeInput,&quot;&quot;&quot;;[.$S67];&quot;&quot;&quot;}&quot;)" office:value-type="string" office:string-value="{ModeInput,&quot;USB-DM2&quot;}" calcext:value-type="string">
            <text:p>{ModeInput,"USB-DM2"}</text:p>
          </table:table-cell>
          <table:table-cell table:style-name="ce122" table:formula="of:=IF([.$T67]&lt;&gt;&quot;&quot;;CONCATENATE(&quot;,{ModeOutput,&quot;&quot;&quot;;[.$T67];&quot;&quot;&quot;}&quot;);&quot;&quot;)">
            <text:p/>
          </table:table-cell>
          <table:table-cell table:style-name="ce122" table:formula="of:=IF([.$U67]&lt;&gt;&quot;&quot;;CONCATENATE(&quot;,{ModeAlt2,&quot;&quot;&quot;;[.$U67];&quot;&quot;&quot;}&quot;);&quot;&quot;)">
            <text:p/>
          </table:table-cell>
          <table:table-cell table:style-name="ce122" table:formula="of:=IF([.$V67]&lt;&gt;&quot;&quot;;CONCATENATE(&quot;,{ModeAlt3,&quot;&quot;&quot;;[.$V67];&quot;&quot;&quot;}&quot;);&quot;&quot;)">
            <text:p/>
          </table:table-cell>
          <table:table-cell table:style-name="ce122" table:formula="of:=IF([.$W67]&lt;&gt;&quot;&quot;;CONCATENATE(&quot;,{ModeAlt6,&quot;&quot;&quot;;[.$W67];&quot;&quot;&quot;}&quot;);&quot;&quot;)">
            <text:p/>
          </table:table-cell>
          <table:table-cell table:style-name="ce122" table:formula="of:=CONCATENATE(&quot;{&quot;;[.$M67];&quot;,{&quot;;[.$N67];&quot;,&quot;;[.$O67];&quot;,&quot;;[.$P67];&quot;,&quot;;[.$Q67];&quot;,&quot;;[.$R67];&quot;},{&quot;;[.$X67];[.$Y67];[.$Z67];[.$AA67];[.$AB67];&quot;}},&quot;)" office:value-type="string" office:string-value="{TypeUsb,{-1,-1,-1,5,1},{{ModeInput,&quot;USB-DM2&quot;}}}," calcext:value-type="string">
            <text:p>{TypeUsb,{-1,-1,-1,5,1},{{ModeInput,"USB-DM2"}}},</text:p>
          </table:table-cell>
          <table:table-cell table:style-name="ce137" table:number-columns-repeated="995"/>
        </table:table-row>
        <table:table-row table:style-name="ro1">
          <table:table-cell table:style-name="ce122"/>
          <table:table-cell table:style-name="ce145"/>
          <table:table-cell table:style-name="ce91" table:number-columns-repeated="5"/>
          <table:table-cell table:style-name="ce122"/>
          <table:table-cell table:style-name="ce91" table:number-columns-repeated="3"/>
          <table:table-cell table:style-name="ce145"/>
          <table:table-cell table:style-name="ce122"/>
          <table:table-cell table:style-name="ce99" table:number-columns-repeated="3"/>
          <table:table-cell table:style-name="ce122" table:number-columns-repeated="2"/>
          <table:table-cell table:style-name="ce161" table:number-columns-repeated="2"/>
          <table:table-cell table:style-name="ce122" table:number-columns-repeated="9"/>
          <table:table-cell table:style-name="ce137" table:number-columns-repeated="995"/>
        </table:table-row>
        <table:table-row table:style-name="ro1">
          <table:table-cell table:style-name="ce143"/>
          <table:table-cell table:style-name="ce146" office:value-type="string" calcext:value-type="string">
            <text:p>con2</text:p>
          </table:table-cell>
          <table:table-cell table:style-name="ce150" office:value-type="float" office:value="12" calcext:value-type="float">
            <text:p>12</text:p>
          </table:table-cell>
          <table:table-cell table:style-name="ce150" table:number-columns-repeated="4"/>
          <table:table-cell table:style-name="ce141"/>
          <table:table-cell table:style-name="ce150" table:number-columns-repeated="3"/>
          <table:table-cell table:style-name="ce146"/>
          <table:table-cell table:style-name="ce141"/>
          <table:table-cell table:style-name="ce155" table:number-columns-repeated="3"/>
          <table:table-cell table:style-name="ce141" table:number-columns-repeated="1008"/>
        </table:table-row>
        <table:table-row table:style-name="ro1">
          <table:table-cell table:style-name="ce144" office:value-type="float" office:value="2" calcext:value-type="float">
            <text:p>2</text:p>
          </table:table-cell>
          <table:table-cell table:style-name="ce147" office:value-type="string" calcext:value-type="string">
            <text:p>VDD_5V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70]+([.Q70]-1)*2" office:value-type="float" office:value="1" calcext:value-type="float">
            <text:p>1</text:p>
          </table:table-cell>
          <table:table-cell table:style-name="ce151" office:value-type="string" calcext:value-type="string">
            <text:p>J2</text:p>
          </table:table-cell>
          <table:table-cell table:style-name="ce151" table:number-columns-repeated="2"/>
          <table:table-cell table:style-name="ce147" office:value-type="string" calcext:value-type="string">
            <text:p>5V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number-columns-repeated="2" table:style-name="ce144" office:value-type="float" office:value="1" calcext:value-type="float">
            <text:p>1</text:p>
          </table:table-cell>
          <table:table-cell table:style-name="ce163" table:formula="of:=IF([.$M70]=&quot;TypeGpio&quot;;CONCATENATE(&quot;GPIO&quot;;[.$L70]);[.$L70])" office:value-type="string" office:string-value="5V" calcext:value-type="string">
            <text:p>5V</text:p>
          </table:table-cell>
          <table:table-cell table:style-name="ce163" table:formula="of:=IF([.$M70]=&quot;TypeGpio&quot;;CONCATENATE(&quot;GPIO&quot;;[.$L70]);&quot;&quot;)">
            <text:p/>
          </table:table-cell>
          <table:table-cell table:style-name="ce144" table:number-columns-repeated="3"/>
          <table:table-cell table:style-name="ce144" table:formula="of:=CONCATENATE(&quot;{ModeInput,&quot;&quot;&quot;;[.$S70];&quot;&quot;&quot;}&quot;)" office:value-type="string" office:string-value="{ModeInput,&quot;5V&quot;}" calcext:value-type="string">
            <text:p>{ModeInput,"5V"}</text:p>
          </table:table-cell>
          <table:table-cell table:style-name="ce144" table:formula="of:=IF([.$T70]&lt;&gt;&quot;&quot;;CONCATENATE(&quot;,{ModeOutput,&quot;&quot;&quot;;[.$T70];&quot;&quot;&quot;}&quot;);&quot;&quot;)">
            <text:p/>
          </table:table-cell>
          <table:table-cell table:style-name="ce144" table:formula="of:=IF([.$U70]&lt;&gt;&quot;&quot;;CONCATENATE(&quot;,{ModeAlt2,&quot;&quot;&quot;;[.$U70];&quot;&quot;&quot;}&quot;);&quot;&quot;)">
            <text:p/>
          </table:table-cell>
          <table:table-cell table:style-name="ce144" table:formula="of:=IF([.$V70]&lt;&gt;&quot;&quot;;CONCATENATE(&quot;,{ModeAlt3,&quot;&quot;&quot;;[.$V70];&quot;&quot;&quot;}&quot;);&quot;&quot;)">
            <text:p/>
          </table:table-cell>
          <table:table-cell table:style-name="ce144" table:formula="of:=IF([.$W70]&lt;&gt;&quot;&quot;;CONCATENATE(&quot;,{ModeAlt6,&quot;&quot;&quot;;[.$W70];&quot;&quot;&quot;}&quot;);&quot;&quot;)">
            <text:p/>
          </table:table-cell>
          <table:table-cell table:style-name="ce144" table:formula="of:=CONCATENATE(&quot;{&quot;;[.$M70];&quot;,{&quot;;[.$N70];&quot;,&quot;;[.$O70];&quot;,&quot;;[.$P70];&quot;,&quot;;[.$Q70];&quot;,&quot;;[.$R70];&quot;},{&quot;;[.$X70];[.$Y70];[.$Z70];[.$AA70];[.$AB70];&quot;}},&quot;)" office:value-type="string" office:string-value="{TypePower,{-1,-1,-1,1,1},{{ModeInput,&quot;5V&quot;}}}," calcext:value-type="string">
            <text:p>{TypePower,{-1,-1,-1,1,1},{{ModeInput,"5V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56" calcext:value-type="float">
            <text:p>56</text:p>
          </table:table-cell>
          <table:table-cell table:style-name="ce147" office:value-type="string" calcext:value-type="string">
            <text:p>USB-DP1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71]+([.Q71]-1)*2" office:value-type="float" office:value="3" calcext:value-type="float">
            <text:p>3</text:p>
          </table:table-cell>
          <table:table-cell table:style-name="ce151" office:value-type="string" calcext:value-type="string">
            <text:p>J2</text:p>
          </table:table-cell>
          <table:table-cell table:style-name="ce151" table:number-columns-repeated="2"/>
          <table:table-cell table:style-name="ce147" office:value-type="string" calcext:value-type="string">
            <text:p>USB-DP1</text:p>
          </table:table-cell>
          <table:table-cell table:style-name="ce144" office:value-type="string" calcext:value-type="string">
            <text:p>TypeUsb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71]=&quot;TypeGpio&quot;;CONCATENATE(&quot;GPIO&quot;;[.$L71]);[.$L71])" office:value-type="string" office:string-value="USB-DP1" calcext:value-type="string">
            <text:p>USB-DP1</text:p>
          </table:table-cell>
          <table:table-cell table:style-name="ce163" table:formula="of:=IF([.$M71]=&quot;TypeGpio&quot;;CONCATENATE(&quot;GPIO&quot;;[.$L71]);&quot;&quot;)">
            <text:p/>
          </table:table-cell>
          <table:table-cell table:style-name="ce144" table:number-columns-repeated="3"/>
          <table:table-cell table:style-name="ce144" table:formula="of:=CONCATENATE(&quot;{ModeInput,&quot;&quot;&quot;;[.$S71];&quot;&quot;&quot;}&quot;)" office:value-type="string" office:string-value="{ModeInput,&quot;USB-DP1&quot;}" calcext:value-type="string">
            <text:p>{ModeInput,"USB-DP1"}</text:p>
          </table:table-cell>
          <table:table-cell table:style-name="ce144" table:formula="of:=IF([.$T71]&lt;&gt;&quot;&quot;;CONCATENATE(&quot;,{ModeOutput,&quot;&quot;&quot;;[.$T71];&quot;&quot;&quot;}&quot;);&quot;&quot;)">
            <text:p/>
          </table:table-cell>
          <table:table-cell table:style-name="ce144" table:formula="of:=IF([.$U71]&lt;&gt;&quot;&quot;;CONCATENATE(&quot;,{ModeAlt2,&quot;&quot;&quot;;[.$U71];&quot;&quot;&quot;}&quot;);&quot;&quot;)">
            <text:p/>
          </table:table-cell>
          <table:table-cell table:style-name="ce144" table:formula="of:=IF([.$V71]&lt;&gt;&quot;&quot;;CONCATENATE(&quot;,{ModeAlt3,&quot;&quot;&quot;;[.$V71];&quot;&quot;&quot;}&quot;);&quot;&quot;)">
            <text:p/>
          </table:table-cell>
          <table:table-cell table:style-name="ce144" table:formula="of:=IF([.$W71]&lt;&gt;&quot;&quot;;CONCATENATE(&quot;,{ModeAlt6,&quot;&quot;&quot;;[.$W71];&quot;&quot;&quot;}&quot;);&quot;&quot;)">
            <text:p/>
          </table:table-cell>
          <table:table-cell table:style-name="ce144" table:formula="of:=CONCATENATE(&quot;{&quot;;[.$M71];&quot;,{&quot;;[.$N71];&quot;,&quot;;[.$O71];&quot;,&quot;;[.$P71];&quot;,&quot;;[.$Q71];&quot;,&quot;;[.$R71];&quot;},{&quot;;[.$X71];[.$Y71];[.$Z71];[.$AA71];[.$AB71];&quot;}},&quot;)" office:value-type="string" office:string-value="{TypeUsb,{-1,-1,-1,2,1},{{ModeInput,&quot;USB-DP1&quot;}}}," calcext:value-type="string">
            <text:p>{TypeUsb,{-1,-1,-1,2,1},{{ModeInput,"USB-DP1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57" calcext:value-type="float">
            <text:p>57</text:p>
          </table:table-cell>
          <table:table-cell table:style-name="ce147" office:value-type="string" calcext:value-type="string">
            <text:p>USB-DM1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72]+([.Q72]-1)*2" office:value-type="float" office:value="5" calcext:value-type="float">
            <text:p>5</text:p>
          </table:table-cell>
          <table:table-cell table:style-name="ce151" office:value-type="string" calcext:value-type="string">
            <text:p>J2</text:p>
          </table:table-cell>
          <table:table-cell table:style-name="ce151" table:number-columns-repeated="2"/>
          <table:table-cell table:style-name="ce147" office:value-type="string" calcext:value-type="string">
            <text:p>USB-DM1</text:p>
          </table:table-cell>
          <table:table-cell table:style-name="ce144" office:value-type="string" calcext:value-type="string">
            <text:p>TypeUsb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72]=&quot;TypeGpio&quot;;CONCATENATE(&quot;GPIO&quot;;[.$L72]);[.$L72])" office:value-type="string" office:string-value="USB-DM1" calcext:value-type="string">
            <text:p>USB-DM1</text:p>
          </table:table-cell>
          <table:table-cell table:style-name="ce163" table:formula="of:=IF([.$M72]=&quot;TypeGpio&quot;;CONCATENATE(&quot;GPIO&quot;;[.$L72]);&quot;&quot;)">
            <text:p/>
          </table:table-cell>
          <table:table-cell table:style-name="ce144" table:number-columns-repeated="3"/>
          <table:table-cell table:style-name="ce144" table:formula="of:=CONCATENATE(&quot;{ModeInput,&quot;&quot;&quot;;[.$S72];&quot;&quot;&quot;}&quot;)" office:value-type="string" office:string-value="{ModeInput,&quot;USB-DM1&quot;}" calcext:value-type="string">
            <text:p>{ModeInput,"USB-DM1"}</text:p>
          </table:table-cell>
          <table:table-cell table:style-name="ce144" table:formula="of:=IF([.$T72]&lt;&gt;&quot;&quot;;CONCATENATE(&quot;,{ModeOutput,&quot;&quot;&quot;;[.$T72];&quot;&quot;&quot;}&quot;);&quot;&quot;)">
            <text:p/>
          </table:table-cell>
          <table:table-cell table:style-name="ce144" table:formula="of:=IF([.$U72]&lt;&gt;&quot;&quot;;CONCATENATE(&quot;,{ModeAlt2,&quot;&quot;&quot;;[.$U72];&quot;&quot;&quot;}&quot;);&quot;&quot;)">
            <text:p/>
          </table:table-cell>
          <table:table-cell table:style-name="ce144" table:formula="of:=IF([.$V72]&lt;&gt;&quot;&quot;;CONCATENATE(&quot;,{ModeAlt3,&quot;&quot;&quot;;[.$V72];&quot;&quot;&quot;}&quot;);&quot;&quot;)">
            <text:p/>
          </table:table-cell>
          <table:table-cell table:style-name="ce144" table:formula="of:=IF([.$W72]&lt;&gt;&quot;&quot;;CONCATENATE(&quot;,{ModeAlt6,&quot;&quot;&quot;;[.$W72];&quot;&quot;&quot;}&quot;);&quot;&quot;)">
            <text:p/>
          </table:table-cell>
          <table:table-cell table:style-name="ce144" table:formula="of:=CONCATENATE(&quot;{&quot;;[.$M72];&quot;,{&quot;;[.$N72];&quot;,&quot;;[.$O72];&quot;,&quot;;[.$P72];&quot;,&quot;;[.$Q72];&quot;,&quot;;[.$R72];&quot;},{&quot;;[.$X72];[.$Y72];[.$Z72];[.$AA72];[.$AB72];&quot;}},&quot;)" office:value-type="string" office:string-value="{TypeUsb,{-1,-1,-1,3,1},{{ModeInput,&quot;USB-DM1&quot;}}}," calcext:value-type="string">
            <text:p>{TypeUsb,{-1,-1,-1,3,1},{{ModeInput,"USB-DM1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58" calcext:value-type="float">
            <text:p>58</text:p>
          </table:table-cell>
          <table:table-cell table:style-name="ce147" office:value-type="string" calcext:value-type="string">
            <text:p>USB-DP2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73]+([.Q73]-1)*2" office:value-type="float" office:value="7" calcext:value-type="float">
            <text:p>7</text:p>
          </table:table-cell>
          <table:table-cell table:style-name="ce151" office:value-type="string" calcext:value-type="string">
            <text:p>J2</text:p>
          </table:table-cell>
          <table:table-cell table:style-name="ce151" table:number-columns-repeated="2"/>
          <table:table-cell table:style-name="ce147" office:value-type="string" calcext:value-type="string">
            <text:p>USB-DP2</text:p>
          </table:table-cell>
          <table:table-cell table:style-name="ce144" office:value-type="string" calcext:value-type="string">
            <text:p>TypeUsb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73]=&quot;TypeGpio&quot;;CONCATENATE(&quot;GPIO&quot;;[.$L73]);[.$L73])" office:value-type="string" office:string-value="USB-DP2" calcext:value-type="string">
            <text:p>USB-DP2</text:p>
          </table:table-cell>
          <table:table-cell table:style-name="ce163" table:formula="of:=IF([.$M73]=&quot;TypeGpio&quot;;CONCATENATE(&quot;GPIO&quot;;[.$L73]);&quot;&quot;)">
            <text:p/>
          </table:table-cell>
          <table:table-cell table:style-name="ce144" table:number-columns-repeated="3"/>
          <table:table-cell table:style-name="ce144" table:formula="of:=CONCATENATE(&quot;{ModeInput,&quot;&quot;&quot;;[.$S73];&quot;&quot;&quot;}&quot;)" office:value-type="string" office:string-value="{ModeInput,&quot;USB-DP2&quot;}" calcext:value-type="string">
            <text:p>{ModeInput,"USB-DP2"}</text:p>
          </table:table-cell>
          <table:table-cell table:style-name="ce144" table:formula="of:=IF([.$T73]&lt;&gt;&quot;&quot;;CONCATENATE(&quot;,{ModeOutput,&quot;&quot;&quot;;[.$T73];&quot;&quot;&quot;}&quot;);&quot;&quot;)">
            <text:p/>
          </table:table-cell>
          <table:table-cell table:style-name="ce144" table:formula="of:=IF([.$U73]&lt;&gt;&quot;&quot;;CONCATENATE(&quot;,{ModeAlt2,&quot;&quot;&quot;;[.$U73];&quot;&quot;&quot;}&quot;);&quot;&quot;)">
            <text:p/>
          </table:table-cell>
          <table:table-cell table:style-name="ce144" table:formula="of:=IF([.$V73]&lt;&gt;&quot;&quot;;CONCATENATE(&quot;,{ModeAlt3,&quot;&quot;&quot;;[.$V73];&quot;&quot;&quot;}&quot;);&quot;&quot;)">
            <text:p/>
          </table:table-cell>
          <table:table-cell table:style-name="ce144" table:formula="of:=IF([.$W73]&lt;&gt;&quot;&quot;;CONCATENATE(&quot;,{ModeAlt6,&quot;&quot;&quot;;[.$W73];&quot;&quot;&quot;}&quot;);&quot;&quot;)">
            <text:p/>
          </table:table-cell>
          <table:table-cell table:style-name="ce144" table:formula="of:=CONCATENATE(&quot;{&quot;;[.$M73];&quot;,{&quot;;[.$N73];&quot;,&quot;;[.$O73];&quot;,&quot;;[.$P73];&quot;,&quot;;[.$Q73];&quot;,&quot;;[.$R73];&quot;},{&quot;;[.$X73];[.$Y73];[.$Z73];[.$AA73];[.$AB73];&quot;}},&quot;)" office:value-type="string" office:string-value="{TypeUsb,{-1,-1,-1,4,1},{{ModeInput,&quot;USB-DP2&quot;}}}," calcext:value-type="string">
            <text:p>{TypeUsb,{-1,-1,-1,4,1},{{ModeInput,"USB-DP2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59" calcext:value-type="float">
            <text:p>59</text:p>
          </table:table-cell>
          <table:table-cell table:style-name="ce147" office:value-type="string" calcext:value-type="string">
            <text:p>USB-DM2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74]+([.Q74]-1)*2" office:value-type="float" office:value="9" calcext:value-type="float">
            <text:p>9</text:p>
          </table:table-cell>
          <table:table-cell table:style-name="ce151" office:value-type="string" calcext:value-type="string">
            <text:p>J2</text:p>
          </table:table-cell>
          <table:table-cell table:style-name="ce151" table:number-columns-repeated="2"/>
          <table:table-cell table:style-name="ce147" office:value-type="string" calcext:value-type="string">
            <text:p>USB-DM2</text:p>
          </table:table-cell>
          <table:table-cell table:style-name="ce144" office:value-type="string" calcext:value-type="string">
            <text:p>TypeUsb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74]=&quot;TypeGpio&quot;;CONCATENATE(&quot;GPIO&quot;;[.$L74]);[.$L74])" office:value-type="string" office:string-value="USB-DM2" calcext:value-type="string">
            <text:p>USB-DM2</text:p>
          </table:table-cell>
          <table:table-cell table:style-name="ce163" table:formula="of:=IF([.$M74]=&quot;TypeGpio&quot;;CONCATENATE(&quot;GPIO&quot;;[.$L74]);&quot;&quot;)">
            <text:p/>
          </table:table-cell>
          <table:table-cell table:style-name="ce144" table:number-columns-repeated="3"/>
          <table:table-cell table:style-name="ce144" table:formula="of:=CONCATENATE(&quot;{ModeInput,&quot;&quot;&quot;;[.$S74];&quot;&quot;&quot;}&quot;)" office:value-type="string" office:string-value="{ModeInput,&quot;USB-DM2&quot;}" calcext:value-type="string">
            <text:p>{ModeInput,"USB-DM2"}</text:p>
          </table:table-cell>
          <table:table-cell table:style-name="ce144" table:formula="of:=IF([.$T74]&lt;&gt;&quot;&quot;;CONCATENATE(&quot;,{ModeOutput,&quot;&quot;&quot;;[.$T74];&quot;&quot;&quot;}&quot;);&quot;&quot;)">
            <text:p/>
          </table:table-cell>
          <table:table-cell table:style-name="ce144" table:formula="of:=IF([.$U74]&lt;&gt;&quot;&quot;;CONCATENATE(&quot;,{ModeAlt2,&quot;&quot;&quot;;[.$U74];&quot;&quot;&quot;}&quot;);&quot;&quot;)">
            <text:p/>
          </table:table-cell>
          <table:table-cell table:style-name="ce144" table:formula="of:=IF([.$V74]&lt;&gt;&quot;&quot;;CONCATENATE(&quot;,{ModeAlt3,&quot;&quot;&quot;;[.$V74];&quot;&quot;&quot;}&quot;);&quot;&quot;)">
            <text:p/>
          </table:table-cell>
          <table:table-cell table:style-name="ce144" table:formula="of:=IF([.$W74]&lt;&gt;&quot;&quot;;CONCATENATE(&quot;,{ModeAlt6,&quot;&quot;&quot;;[.$W74];&quot;&quot;&quot;}&quot;);&quot;&quot;)">
            <text:p/>
          </table:table-cell>
          <table:table-cell table:style-name="ce144" table:formula="of:=CONCATENATE(&quot;{&quot;;[.$M74];&quot;,{&quot;;[.$N74];&quot;,&quot;;[.$O74];&quot;,&quot;;[.$P74];&quot;,&quot;;[.$Q74];&quot;,&quot;;[.$R74];&quot;},{&quot;;[.$X74];[.$Y74];[.$Z74];[.$AA74];[.$AB74];&quot;}},&quot;)" office:value-type="string" office:string-value="{TypeUsb,{-1,-1,-1,5,1},{{ModeInput,&quot;USB-DM2&quot;}}}," calcext:value-type="string">
            <text:p>{TypeUsb,{-1,-1,-1,5,1},{{ModeInput,"USB-DM2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60" calcext:value-type="float">
            <text:p>60</text:p>
          </table:table-cell>
          <table:table-cell table:style-name="ce147" office:value-type="string" calcext:value-type="string">
            <text:p>GPIOL11/IR-RX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75]+([.Q75]-1)*2" office:value-type="float" office:value="11" calcext:value-type="float">
            <text:p>11</text:p>
          </table:table-cell>
          <table:table-cell table:style-name="ce151" office:value-type="string" calcext:value-type="string">
            <text:p>J2</text:p>
          </table:table-cell>
          <table:table-cell table:style-name="ce151" office:value-type="string" calcext:value-type="string">
            <text:p>L</text:p>
          </table:table-cell>
          <table:table-cell table:style-name="ce151" office:value-type="float" office:value="11" calcext:value-type="float">
            <text:p>11</text:p>
          </table:table-cell>
          <table:table-cell table:style-name="ce147" table:formula="of:=CONCATENATE([.J75];[.K75])" office:value-type="string" office:string-value="L11" calcext:value-type="string">
            <text:p>L11</text:p>
          </table:table-cell>
          <table:table-cell table:style-name="ce144" office:value-type="string" calcext:value-type="string">
            <text:p>TypeGpio</text:p>
          </table:table-cell>
          <table:table-cell table:style-name="ce156" office:value-type="float" office:value="20" calcext:value-type="float">
            <text:p>20</text:p>
          </table:table-cell>
          <table:table-cell table:style-name="ce156" office:value-type="float" office:value="105" calcext:value-type="float">
            <text:p>105</text:p>
          </table:table-cell>
          <table:table-cell table:style-name="ce156" office:value-type="float" office:value="363" calcext:value-type="float">
            <text:p>363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75]=&quot;TypeGpio&quot;;CONCATENATE(&quot;GPIO&quot;;[.$L75]);[.$L75])" office:value-type="string" office:string-value="GPIOL11" calcext:value-type="string">
            <text:p>GPIOL11</text:p>
          </table:table-cell>
          <table:table-cell table:style-name="ce163" table:formula="of:=IF([.$M75]=&quot;TypeGpio&quot;;CONCATENATE(&quot;GPIO&quot;;[.$L75]);&quot;&quot;)" office:value-type="string" office:string-value="GPIOL11" calcext:value-type="string">
            <text:p>GPIOL11</text:p>
          </table:table-cell>
          <table:table-cell table:style-name="ce144" office:value-type="string" calcext:value-type="string">
            <text:p>SCIRRX</text:p>
          </table:table-cell>
          <table:table-cell table:style-name="ce144"/>
          <table:table-cell table:style-name="ce144" office:value-type="string" calcext:value-type="string">
            <text:p>PLEINT11</text:p>
          </table:table-cell>
          <table:table-cell table:style-name="ce144" table:formula="of:=CONCATENATE(&quot;{ModeInput,&quot;&quot;&quot;;[.$S75];&quot;&quot;&quot;}&quot;)" office:value-type="string" office:string-value="{ModeInput,&quot;GPIOL11&quot;}" calcext:value-type="string">
            <text:p>{ModeInput,"GPIOL11"}</text:p>
          </table:table-cell>
          <table:table-cell table:style-name="ce144" table:formula="of:=IF([.$T75]&lt;&gt;&quot;&quot;;CONCATENATE(&quot;,{ModeOutput,&quot;&quot;&quot;;[.$T75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144" table:formula="of:=IF([.$U75]&lt;&gt;&quot;&quot;;CONCATENATE(&quot;,{ModeAlt2,&quot;&quot;&quot;;[.$U75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144" table:formula="of:=IF([.$V75]&lt;&gt;&quot;&quot;;CONCATENATE(&quot;,{ModeAlt3,&quot;&quot;&quot;;[.$V75];&quot;&quot;&quot;}&quot;);&quot;&quot;)">
            <text:p/>
          </table:table-cell>
          <table:table-cell table:style-name="ce144" table:formula="of:=IF([.$W75]&lt;&gt;&quot;&quot;;CONCATENATE(&quot;,{ModeAlt6,&quot;&quot;&quot;;[.$W75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144" table:formula="of:=CONCATENATE(&quot;{&quot;;[.$M75];&quot;,{&quot;;[.$N75];&quot;,&quot;;[.$O75];&quot;,&quot;;[.$P75];&quot;,&quot;;[.$Q75];&quot;,&quot;;[.$R75];&quot;},{&quot;;[.$X75];[.$Y75];[.$Z75];[.$AA75];[.$AB75];&quot;}},&quot;)" office:value-type="string" office:string-value="{TypeGpio,{20,105,363,6,1},{{ModeInput,&quot;GPIOL11&quot;},{ModeOutput,&quot;GPIOL11&quot;},{ModeAlt2,&quot;SCIRRX&quot;},{ModeAlt6,&quot;PLEINT11&quot;}}}," calcext:value-type="string">
            <text:p>{TypeGpio,{20,105,363,6,1},{{ModeInput,"GPIOL11"},{ModeOutput,"GPIOL11"},{ModeAlt2,"SCIRRX"},{ModeAlt6,"PLEINT11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61" calcext:value-type="float">
            <text:p>61</text:p>
          </table:table-cell>
          <table:table-cell table:style-name="ce147" office:value-type="string" calcext:value-type="string">
            <text:p>SPDIF-OUT/GPIOA17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76]+([.Q76]-1)*2" office:value-type="float" office:value="13" calcext:value-type="float">
            <text:p>13</text:p>
          </table:table-cell>
          <table:table-cell table:style-name="ce151" office:value-type="string" calcext:value-type="string">
            <text:p>J2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float" office:value="17" calcext:value-type="float">
            <text:p>17</text:p>
          </table:table-cell>
          <table:table-cell table:style-name="ce147" table:formula="of:=CONCATENATE([.J76];[.K76])" office:value-type="string" office:string-value="A17" calcext:value-type="string">
            <text:p>A17</text:p>
          </table:table-cell>
          <table:table-cell table:style-name="ce144" office:value-type="string" calcext:value-type="string">
            <text:p>TypeGpio</text:p>
          </table:table-cell>
          <table:table-cell table:style-name="ce156" office:value-type="float" office:value="11" calcext:value-type="float">
            <text:p>11</text:p>
          </table:table-cell>
          <table:table-cell table:number-columns-repeated="2" table:style-name="ce156" office:value-type="float" office:value="17" calcext:value-type="float">
            <text:p>17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76]=&quot;TypeGpio&quot;;CONCATENATE(&quot;GPIO&quot;;[.$L76]);[.$L76])" office:value-type="string" office:string-value="GPIOA17" calcext:value-type="string">
            <text:p>GPIOA17</text:p>
          </table:table-cell>
          <table:table-cell table:style-name="ce163" table:formula="of:=IF([.$M76]=&quot;TypeGpio&quot;;CONCATENATE(&quot;GPIO&quot;;[.$L76]);&quot;&quot;)" office:value-type="string" office:string-value="GPIOA17" calcext:value-type="string">
            <text:p>GPIOA17</text:p>
          </table:table-cell>
          <table:table-cell table:style-name="ce144" office:value-type="string" calcext:value-type="string">
            <text:p>OWAOUT</text:p>
          </table:table-cell>
          <table:table-cell table:style-name="ce144"/>
          <table:table-cell table:style-name="ce144" office:value-type="string" calcext:value-type="string">
            <text:p>PAEINT17</text:p>
          </table:table-cell>
          <table:table-cell table:style-name="ce144" table:formula="of:=CONCATENATE(&quot;{ModeInput,&quot;&quot;&quot;;[.$S76];&quot;&quot;&quot;}&quot;)" office:value-type="string" office:string-value="{ModeInput,&quot;GPIOA17&quot;}" calcext:value-type="string">
            <text:p>{ModeInput,"GPIOA17"}</text:p>
          </table:table-cell>
          <table:table-cell table:style-name="ce144" table:formula="of:=IF([.$T76]&lt;&gt;&quot;&quot;;CONCATENATE(&quot;,{ModeOutput,&quot;&quot;&quot;;[.$T76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144" table:formula="of:=IF([.$U76]&lt;&gt;&quot;&quot;;CONCATENATE(&quot;,{ModeAlt2,&quot;&quot;&quot;;[.$U76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144" table:formula="of:=IF([.$V76]&lt;&gt;&quot;&quot;;CONCATENATE(&quot;,{ModeAlt3,&quot;&quot;&quot;;[.$V76];&quot;&quot;&quot;}&quot;);&quot;&quot;)">
            <text:p/>
          </table:table-cell>
          <table:table-cell table:style-name="ce144" table:formula="of:=IF([.$W76]&lt;&gt;&quot;&quot;;CONCATENATE(&quot;,{ModeAlt6,&quot;&quot;&quot;;[.$W76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144" table:formula="of:=CONCATENATE(&quot;{&quot;;[.$M76];&quot;,{&quot;;[.$N76];&quot;,&quot;;[.$O76];&quot;,&quot;;[.$P76];&quot;,&quot;;[.$Q76];&quot;,&quot;;[.$R76];&quot;},{&quot;;[.$X76];[.$Y76];[.$Z76];[.$AA76];[.$AB76];&quot;}},&quot;)" office:value-type="string" office:string-value="{TypeGpio,{11,17,17,7,1},{{ModeInput,&quot;GPIOA17&quot;},{ModeOutput,&quot;GPIOA17&quot;},{ModeAlt2,&quot;OWAOUT&quot;},{ModeAlt6,&quot;PAEINT17&quot;}}}," calcext:value-type="string">
            <text:p>{TypeGpio,{11,17,17,7,1},{{ModeInput,"GPIOA17"},{ModeOutput,"GPIOA17"},{ModeAlt2,"OWAOUT"},{ModeAlt6,"PAEINT17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62" calcext:value-type="float">
            <text:p>62</text:p>
          </table:table-cell>
          <table:table-cell table:style-name="ce147" office:value-type="string" calcext:value-type="string">
            <text:p>PCM0_SYNC/I2S0_LRCK/GPIOA18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77]+([.Q77]-1)*2" office:value-type="float" office:value="15" calcext:value-type="float">
            <text:p>15</text:p>
          </table:table-cell>
          <table:table-cell table:style-name="ce151" office:value-type="string" calcext:value-type="string">
            <text:p>J2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float" office:value="18" calcext:value-type="float">
            <text:p>18</text:p>
          </table:table-cell>
          <table:table-cell table:style-name="ce147" table:formula="of:=CONCATENATE([.J77];[.K77])" office:value-type="string" office:string-value="A18" calcext:value-type="string">
            <text:p>A18</text:p>
          </table:table-cell>
          <table:table-cell table:style-name="ce144" office:value-type="string" calcext:value-type="string">
            <text:p>TypeGpio</text:p>
          </table:table-cell>
          <table:table-cell table:style-name="ce156" office:value-type="float" office:value="31" calcext:value-type="float">
            <text:p>31</text:p>
          </table:table-cell>
          <table:table-cell table:number-columns-repeated="2" table:style-name="ce156" office:value-type="float" office:value="18" calcext:value-type="float">
            <text:p>18</text:p>
          </table:table-cell>
          <table:table-cell table:style-name="ce144" office:value-type="float" office:value="8" calcext:value-type="float">
            <text:p>8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77]=&quot;TypeGpio&quot;;CONCATENATE(&quot;GPIO&quot;;[.$L77]);[.$L77])" office:value-type="string" office:string-value="GPIOA18" calcext:value-type="string">
            <text:p>GPIOA18</text:p>
          </table:table-cell>
          <table:table-cell table:style-name="ce163" table:formula="of:=IF([.$M77]=&quot;TypeGpio&quot;;CONCATENATE(&quot;GPIO&quot;;[.$L77]);&quot;&quot;)" office:value-type="string" office:string-value="GPIOA18" calcext:value-type="string">
            <text:p>GPIOA18</text:p>
          </table:table-cell>
          <table:table-cell table:style-name="ce144" office:value-type="string" calcext:value-type="string">
            <text:p>PCM0SYNC</text:p>
          </table:table-cell>
          <table:table-cell table:style-name="ce144" office:value-type="string" calcext:value-type="string">
            <text:p>TWI1SCK</text:p>
          </table:table-cell>
          <table:table-cell table:style-name="ce144" office:value-type="string" calcext:value-type="string">
            <text:p>PAEINT18</text:p>
          </table:table-cell>
          <table:table-cell table:style-name="ce144" table:formula="of:=CONCATENATE(&quot;{ModeInput,&quot;&quot;&quot;;[.$S77];&quot;&quot;&quot;}&quot;)" office:value-type="string" office:string-value="{ModeInput,&quot;GPIOA18&quot;}" calcext:value-type="string">
            <text:p>{ModeInput,"GPIOA18"}</text:p>
          </table:table-cell>
          <table:table-cell table:style-name="ce144" table:formula="of:=IF([.$T77]&lt;&gt;&quot;&quot;;CONCATENATE(&quot;,{ModeOutput,&quot;&quot;&quot;;[.$T77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144" table:formula="of:=IF([.$U77]&lt;&gt;&quot;&quot;;CONCATENATE(&quot;,{ModeAlt2,&quot;&quot;&quot;;[.$U77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144" table:formula="of:=IF([.$V77]&lt;&gt;&quot;&quot;;CONCATENATE(&quot;,{ModeAlt3,&quot;&quot;&quot;;[.$V77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144" table:formula="of:=IF([.$W77]&lt;&gt;&quot;&quot;;CONCATENATE(&quot;,{ModeAlt6,&quot;&quot;&quot;;[.$W77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144" table:formula="of:=CONCATENATE(&quot;{&quot;;[.$M77];&quot;,{&quot;;[.$N77];&quot;,&quot;;[.$O77];&quot;,&quot;;[.$P77];&quot;,&quot;;[.$Q77];&quot;,&quot;;[.$R77];&quot;},{&quot;;[.$X77];[.$Y77];[.$Z77];[.$AA77];[.$AB77];&quot;}},&quot;)" office:value-type="string" office:string-value="{TypeGpio,{31,18,18,8,1},{{ModeInput,&quot;GPIOA18&quot;},{ModeOutput,&quot;GPIOA18&quot;},{ModeAlt2,&quot;PCM0SYNC&quot;},{ModeAlt3,&quot;TWI1SCK&quot;},{ModeAlt6,&quot;PAEINT18&quot;}}}," calcext:value-type="string">
            <text:p>{TypeGpio,{31,18,18,8,1},{{ModeInput,"GPIOA18"},{ModeOutput,"GPIOA18"},{ModeAlt2,"PCM0SYNC"},{ModeAlt3,"TWI1SCK"},{ModeAlt6,"PAEINT18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63" calcext:value-type="float">
            <text:p>63</text:p>
          </table:table-cell>
          <table:table-cell table:style-name="ce147" office:value-type="string" calcext:value-type="string">
            <text:p>PCM0_CLK/I2S0_BCK/GPIOA19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78]+([.Q78]-1)*2" office:value-type="float" office:value="17" calcext:value-type="float">
            <text:p>17</text:p>
          </table:table-cell>
          <table:table-cell table:style-name="ce151" office:value-type="string" calcext:value-type="string">
            <text:p>J2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float" office:value="19" calcext:value-type="float">
            <text:p>19</text:p>
          </table:table-cell>
          <table:table-cell table:style-name="ce147" table:formula="of:=CONCATENATE([.J78];[.K78])" office:value-type="string" office:string-value="A19" calcext:value-type="string">
            <text:p>A19</text:p>
          </table:table-cell>
          <table:table-cell table:style-name="ce144" office:value-type="string" calcext:value-type="string">
            <text:p>TypeGpio</text:p>
          </table:table-cell>
          <table:table-cell table:style-name="ce156" office:value-type="float" office:value="30" calcext:value-type="float">
            <text:p>30</text:p>
          </table:table-cell>
          <table:table-cell table:number-columns-repeated="2" table:style-name="ce156" office:value-type="float" office:value="19" calcext:value-type="float">
            <text:p>19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78]=&quot;TypeGpio&quot;;CONCATENATE(&quot;GPIO&quot;;[.$L78]);[.$L78])" office:value-type="string" office:string-value="GPIOA19" calcext:value-type="string">
            <text:p>GPIOA19</text:p>
          </table:table-cell>
          <table:table-cell table:style-name="ce163" table:formula="of:=IF([.$M78]=&quot;TypeGpio&quot;;CONCATENATE(&quot;GPIO&quot;;[.$L78]);&quot;&quot;)" office:value-type="string" office:string-value="GPIOA19" calcext:value-type="string">
            <text:p>GPIOA19</text:p>
          </table:table-cell>
          <table:table-cell table:style-name="ce144" office:value-type="string" calcext:value-type="string">
            <text:p>PCM0CLK</text:p>
          </table:table-cell>
          <table:table-cell table:style-name="ce144" office:value-type="string" calcext:value-type="string">
            <text:p>TWI1SDA</text:p>
          </table:table-cell>
          <table:table-cell table:style-name="ce144" office:value-type="string" calcext:value-type="string">
            <text:p>PAEINT19</text:p>
          </table:table-cell>
          <table:table-cell table:style-name="ce144" table:formula="of:=CONCATENATE(&quot;{ModeInput,&quot;&quot;&quot;;[.$S78];&quot;&quot;&quot;}&quot;)" office:value-type="string" office:string-value="{ModeInput,&quot;GPIOA19&quot;}" calcext:value-type="string">
            <text:p>{ModeInput,"GPIOA19"}</text:p>
          </table:table-cell>
          <table:table-cell table:style-name="ce144" table:formula="of:=IF([.$T78]&lt;&gt;&quot;&quot;;CONCATENATE(&quot;,{ModeOutput,&quot;&quot;&quot;;[.$T78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144" table:formula="of:=IF([.$U78]&lt;&gt;&quot;&quot;;CONCATENATE(&quot;,{ModeAlt2,&quot;&quot;&quot;;[.$U78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144" table:formula="of:=IF([.$V78]&lt;&gt;&quot;&quot;;CONCATENATE(&quot;,{ModeAlt3,&quot;&quot;&quot;;[.$V78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144" table:formula="of:=IF([.$W78]&lt;&gt;&quot;&quot;;CONCATENATE(&quot;,{ModeAlt6,&quot;&quot;&quot;;[.$W78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144" table:formula="of:=CONCATENATE(&quot;{&quot;;[.$M78];&quot;,{&quot;;[.$N78];&quot;,&quot;;[.$O78];&quot;,&quot;;[.$P78];&quot;,&quot;;[.$Q78];&quot;,&quot;;[.$R78];&quot;},{&quot;;[.$X78];[.$Y78];[.$Z78];[.$AA78];[.$AB78];&quot;}},&quot;)" office:value-type="string" office:string-value="{TypeGpio,{30,19,19,9,1},{{ModeInput,&quot;GPIOA19&quot;},{ModeOutput,&quot;GPIOA19&quot;},{ModeAlt2,&quot;PCM0CLK&quot;},{ModeAlt3,&quot;TWI1SDA&quot;},{ModeAlt6,&quot;PAEINT19&quot;}}}," calcext:value-type="string">
            <text:p>{TypeGpio,{30,19,19,9,1},{{ModeInput,"GPIOA19"},{ModeOutput,"GPIOA19"},{ModeAlt2,"PCM0CLK"},{ModeAlt3,"TWI1SDA"},{ModeAlt6,"PAEINT19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64" calcext:value-type="float">
            <text:p>64</text:p>
          </table:table-cell>
          <table:table-cell table:style-name="ce147" office:value-type="string" calcext:value-type="string">
            <text:p>PCM0_DOUT/I2S0_SDOUT/GPIOA20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79]+([.Q79]-1)*2" office:value-type="float" office:value="19" calcext:value-type="float">
            <text:p>19</text:p>
          </table:table-cell>
          <table:table-cell table:style-name="ce151" office:value-type="string" calcext:value-type="string">
            <text:p>J2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float" office:value="20" calcext:value-type="float">
            <text:p>20</text:p>
          </table:table-cell>
          <table:table-cell table:style-name="ce147" table:formula="of:=CONCATENATE([.J79];[.K79])" office:value-type="string" office:string-value="A20" calcext:value-type="string">
            <text:p>A20</text:p>
          </table:table-cell>
          <table:table-cell table:style-name="ce144" office:value-type="string" calcext:value-type="string">
            <text:p>TypeGpio</text:p>
          </table:table-cell>
          <table:table-cell table:style-name="ce156" office:value-type="float" office:value="21" calcext:value-type="float">
            <text:p>21</text:p>
          </table:table-cell>
          <table:table-cell table:number-columns-repeated="2" table:style-name="ce156" office:value-type="float" office:value="20" calcext:value-type="float">
            <text:p>20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79]=&quot;TypeGpio&quot;;CONCATENATE(&quot;GPIO&quot;;[.$L79]);[.$L79])" office:value-type="string" office:string-value="GPIOA20" calcext:value-type="string">
            <text:p>GPIOA20</text:p>
          </table:table-cell>
          <table:table-cell table:style-name="ce163" table:formula="of:=IF([.$M79]=&quot;TypeGpio&quot;;CONCATENATE(&quot;GPIO&quot;;[.$L79]);&quot;&quot;)" office:value-type="string" office:string-value="GPIOA20" calcext:value-type="string">
            <text:p>GPIOA20</text:p>
          </table:table-cell>
          <table:table-cell table:style-name="ce144" office:value-type="string" calcext:value-type="string">
            <text:p>PCM0DOUT</text:p>
          </table:table-cell>
          <table:table-cell table:style-name="ce144" office:value-type="string" calcext:value-type="string">
            <text:p>SIMVPPEN</text:p>
          </table:table-cell>
          <table:table-cell table:style-name="ce144" office:value-type="string" calcext:value-type="string">
            <text:p>PAEINT20</text:p>
          </table:table-cell>
          <table:table-cell table:style-name="ce144" table:formula="of:=CONCATENATE(&quot;{ModeInput,&quot;&quot;&quot;;[.$S79];&quot;&quot;&quot;}&quot;)" office:value-type="string" office:string-value="{ModeInput,&quot;GPIOA20&quot;}" calcext:value-type="string">
            <text:p>{ModeInput,"GPIOA20"}</text:p>
          </table:table-cell>
          <table:table-cell table:style-name="ce144" table:formula="of:=IF([.$T79]&lt;&gt;&quot;&quot;;CONCATENATE(&quot;,{ModeOutput,&quot;&quot;&quot;;[.$T79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144" table:formula="of:=IF([.$U79]&lt;&gt;&quot;&quot;;CONCATENATE(&quot;,{ModeAlt2,&quot;&quot;&quot;;[.$U79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144" table:formula="of:=IF([.$V79]&lt;&gt;&quot;&quot;;CONCATENATE(&quot;,{ModeAlt3,&quot;&quot;&quot;;[.$V79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144" table:formula="of:=IF([.$W79]&lt;&gt;&quot;&quot;;CONCATENATE(&quot;,{ModeAlt6,&quot;&quot;&quot;;[.$W79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144" table:formula="of:=CONCATENATE(&quot;{&quot;;[.$M79];&quot;,{&quot;;[.$N79];&quot;,&quot;;[.$O79];&quot;,&quot;;[.$P79];&quot;,&quot;;[.$Q79];&quot;,&quot;;[.$R79];&quot;},{&quot;;[.$X79];[.$Y79];[.$Z79];[.$AA79];[.$AB79];&quot;}},&quot;)" office:value-type="string" office:string-value="{TypeGpio,{21,20,20,10,1},{{ModeInput,&quot;GPIOA20&quot;},{ModeOutput,&quot;GPIOA20&quot;},{ModeAlt2,&quot;PCM0DOUT&quot;},{ModeAlt3,&quot;SIMVPPEN&quot;},{ModeAlt6,&quot;PAEINT20&quot;}}}," calcext:value-type="string">
            <text:p>{TypeGpio,{21,20,20,10,1},{{ModeInput,"GPIOA20"},{ModeOutput,"GPIOA20"},{ModeAlt2,"PCM0DOUT"},{ModeAlt3,"SIMVPPEN"},{ModeAlt6,"PAEINT20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65" calcext:value-type="float">
            <text:p>65</text:p>
          </table:table-cell>
          <table:table-cell table:style-name="ce147" office:value-type="string" calcext:value-type="string">
            <text:p>PCM0_DIN/I2S0_SDIN/GPIOA21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80]+([.Q80]-1)*2" office:value-type="float" office:value="21" calcext:value-type="float">
            <text:p>21</text:p>
          </table:table-cell>
          <table:table-cell table:style-name="ce151" office:value-type="string" calcext:value-type="string">
            <text:p>J2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float" office:value="21" calcext:value-type="float">
            <text:p>21</text:p>
          </table:table-cell>
          <table:table-cell table:style-name="ce147" table:formula="of:=CONCATENATE([.J80];[.K80])" office:value-type="string" office:string-value="A21" calcext:value-type="string">
            <text:p>A21</text:p>
          </table:table-cell>
          <table:table-cell table:style-name="ce144" office:value-type="string" calcext:value-type="string">
            <text:p>TypeGpio</text:p>
          </table:table-cell>
          <table:table-cell table:style-name="ce156" office:value-type="float" office:value="22" calcext:value-type="float">
            <text:p>22</text:p>
          </table:table-cell>
          <table:table-cell table:number-columns-repeated="2" table:style-name="ce156" office:value-type="float" office:value="21" calcext:value-type="float">
            <text:p>21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80]=&quot;TypeGpio&quot;;CONCATENATE(&quot;GPIO&quot;;[.$L80]);[.$L80])" office:value-type="string" office:string-value="GPIOA21" calcext:value-type="string">
            <text:p>GPIOA21</text:p>
          </table:table-cell>
          <table:table-cell table:style-name="ce163" table:formula="of:=IF([.$M80]=&quot;TypeGpio&quot;;CONCATENATE(&quot;GPIO&quot;;[.$L80]);&quot;&quot;)" office:value-type="string" office:string-value="GPIOA21" calcext:value-type="string">
            <text:p>GPIOA21</text:p>
          </table:table-cell>
          <table:table-cell table:style-name="ce144" office:value-type="string" calcext:value-type="string">
            <text:p>PCM0DIN</text:p>
          </table:table-cell>
          <table:table-cell table:style-name="ce144" office:value-type="string" calcext:value-type="string">
            <text:p>SIMVPPPP</text:p>
          </table:table-cell>
          <table:table-cell table:style-name="ce144" office:value-type="string" calcext:value-type="string">
            <text:p>PAEINT21</text:p>
          </table:table-cell>
          <table:table-cell table:style-name="ce144" table:formula="of:=CONCATENATE(&quot;{ModeInput,&quot;&quot;&quot;;[.$S80];&quot;&quot;&quot;}&quot;)" office:value-type="string" office:string-value="{ModeInput,&quot;GPIOA21&quot;}" calcext:value-type="string">
            <text:p>{ModeInput,"GPIOA21"}</text:p>
          </table:table-cell>
          <table:table-cell table:style-name="ce144" table:formula="of:=IF([.$T80]&lt;&gt;&quot;&quot;;CONCATENATE(&quot;,{ModeOutput,&quot;&quot;&quot;;[.$T80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144" table:formula="of:=IF([.$U80]&lt;&gt;&quot;&quot;;CONCATENATE(&quot;,{ModeAlt2,&quot;&quot;&quot;;[.$U80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144" table:formula="of:=IF([.$V80]&lt;&gt;&quot;&quot;;CONCATENATE(&quot;,{ModeAlt3,&quot;&quot;&quot;;[.$V80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144" table:formula="of:=IF([.$W80]&lt;&gt;&quot;&quot;;CONCATENATE(&quot;,{ModeAlt6,&quot;&quot;&quot;;[.$W80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144" table:formula="of:=CONCATENATE(&quot;{&quot;;[.$M80];&quot;,{&quot;;[.$N80];&quot;,&quot;;[.$O80];&quot;,&quot;;[.$P80];&quot;,&quot;;[.$Q80];&quot;,&quot;;[.$R80];&quot;},{&quot;;[.$X80];[.$Y80];[.$Z80];[.$AA80];[.$AB80];&quot;}},&quot;)" office:value-type="string" office:string-value="{TypeGpio,{22,21,21,11,1},{{ModeInput,&quot;GPIOA21&quot;},{ModeOutput,&quot;GPIOA21&quot;},{ModeAlt2,&quot;PCM0DIN&quot;},{ModeAlt3,&quot;SIMVPPPP&quot;},{ModeAlt6,&quot;PAEINT21&quot;}}}," calcext:value-type="string">
            <text:p>{TypeGpio,{22,21,21,11,1},{{ModeInput,"GPIOA21"},{ModeOutput,"GPIOA21"},{ModeAlt2,"PCM0DIN"},{ModeAlt3,"SIMVPPPP"},{ModeAlt6,"PAEINT21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5" calcext:value-type="float">
            <text:p>5</text:p>
          </table:table-cell>
          <table:table-cell table:style-name="ce147" office:value-type="string" calcext:value-type="string">
            <text:p>GND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81]+([.Q81]-1)*2" office:value-type="float" office:value="23" calcext:value-type="float">
            <text:p>23</text:p>
          </table:table-cell>
          <table:table-cell table:style-name="ce151" office:value-type="string" calcext:value-type="string">
            <text:p>J2</text:p>
          </table:table-cell>
          <table:table-cell table:style-name="ce151" table:number-columns-repeated="2"/>
          <table:table-cell table:style-name="ce147" office:value-type="string" calcext:value-type="string">
            <text:p>GND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81]=&quot;TypeGpio&quot;;CONCATENATE(&quot;GPIO&quot;;[.$L81]);[.$L81])" office:value-type="string" office:string-value="GND" calcext:value-type="string">
            <text:p>GND</text:p>
          </table:table-cell>
          <table:table-cell table:style-name="ce163" table:formula="of:=IF([.$M81]=&quot;TypeGpio&quot;;CONCATENATE(&quot;GPIO&quot;;[.$L81]);&quot;&quot;)">
            <text:p/>
          </table:table-cell>
          <table:table-cell table:style-name="ce144" table:number-columns-repeated="3"/>
          <table:table-cell table:style-name="ce144" table:formula="of:=CONCATENATE(&quot;{ModeInput,&quot;&quot;&quot;;[.$S81];&quot;&quot;&quot;}&quot;)" office:value-type="string" office:string-value="{ModeInput,&quot;GND&quot;}" calcext:value-type="string">
            <text:p>{ModeInput,"GND"}</text:p>
          </table:table-cell>
          <table:table-cell table:style-name="ce144" table:formula="of:=IF([.$T81]&lt;&gt;&quot;&quot;;CONCATENATE(&quot;,{ModeOutput,&quot;&quot;&quot;;[.$T81];&quot;&quot;&quot;}&quot;);&quot;&quot;)">
            <text:p/>
          </table:table-cell>
          <table:table-cell table:style-name="ce144" table:formula="of:=IF([.$U81]&lt;&gt;&quot;&quot;;CONCATENATE(&quot;,{ModeAlt2,&quot;&quot;&quot;;[.$U81];&quot;&quot;&quot;}&quot;);&quot;&quot;)">
            <text:p/>
          </table:table-cell>
          <table:table-cell table:style-name="ce144" table:formula="of:=IF([.$V81]&lt;&gt;&quot;&quot;;CONCATENATE(&quot;,{ModeAlt3,&quot;&quot;&quot;;[.$V81];&quot;&quot;&quot;}&quot;);&quot;&quot;)">
            <text:p/>
          </table:table-cell>
          <table:table-cell table:style-name="ce144" table:formula="of:=IF([.$W81]&lt;&gt;&quot;&quot;;CONCATENATE(&quot;,{ModeAlt6,&quot;&quot;&quot;;[.$W81];&quot;&quot;&quot;}&quot;);&quot;&quot;)">
            <text:p/>
          </table:table-cell>
          <table:table-cell table:style-name="ce144" table:formula="of:=CONCATENATE(&quot;{&quot;;[.$M81];&quot;,{&quot;;[.$N81];&quot;,&quot;;[.$O81];&quot;,&quot;;[.$P81];&quot;,&quot;;[.$Q81];&quot;,&quot;;[.$R81];&quot;},{&quot;;[.$X81];[.$Y81];[.$Z81];[.$AA81];[.$AB81];&quot;}},&quot;)" office:value-type="string" office:string-value="{TypePower,{-1,-1,-1,12,1},{{ModeInput,&quot;GND&quot;}}}," calcext:value-type="string">
            <text:p>{TypePower,{-1,-1,-1,12,1},{{ModeInput,"GND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71" calcext:value-type="float">
            <text:p>71</text:p>
          </table:table-cell>
          <table:table-cell table:style-name="ce147" office:value-type="string" calcext:value-type="string">
            <text:p>UART3_RTS/SPI1_MOSI/GPIOA15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82]+([.Q82]-1)*2" office:value-type="float" office:value="2" calcext:value-type="float">
            <text:p>2</text:p>
          </table:table-cell>
          <table:table-cell table:style-name="ce151" office:value-type="string" calcext:value-type="string">
            <text:p>J2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float" office:value="15" calcext:value-type="float">
            <text:p>15</text:p>
          </table:table-cell>
          <table:table-cell table:style-name="ce147" table:formula="of:=CONCATENATE([.J82];[.K82])" office:value-type="string" office:string-value="A15" calcext:value-type="string">
            <text:p>A15</text:p>
          </table:table-cell>
          <table:table-cell table:style-name="ce144" office:value-type="string" calcext:value-type="string">
            <text:p>TypeGpio</text:p>
          </table:table-cell>
          <table:table-cell table:style-name="ce156" office:value-type="float" office:value="28" calcext:value-type="float">
            <text:p>28</text:p>
          </table:table-cell>
          <table:table-cell table:number-columns-repeated="2" table:style-name="ce156" office:value-type="float" office:value="15" calcext:value-type="float">
            <text:p>15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IF([.$M82]=&quot;TypeGpio&quot;;CONCATENATE(&quot;GPIO&quot;;[.$L82]);[.$L82])" office:value-type="string" office:string-value="GPIOA15" calcext:value-type="string">
            <text:p>GPIOA15</text:p>
          </table:table-cell>
          <table:table-cell table:style-name="ce163" table:formula="of:=IF([.$M82]=&quot;TypeGpio&quot;;CONCATENATE(&quot;GPIO&quot;;[.$L82]);&quot;&quot;)" office:value-type="string" office:string-value="GPIOA15" calcext:value-type="string">
            <text:p>GPIOA15</text:p>
          </table:table-cell>
          <table:table-cell table:style-name="ce144" office:value-type="string" calcext:value-type="string">
            <text:p>SPI1MOSI</text:p>
          </table:table-cell>
          <table:table-cell table:style-name="ce144" office:value-type="string" calcext:value-type="string">
            <text:p>UART3RTS</text:p>
          </table:table-cell>
          <table:table-cell table:style-name="ce144" office:value-type="string" calcext:value-type="string">
            <text:p>PAEINT15</text:p>
          </table:table-cell>
          <table:table-cell table:style-name="ce144" table:formula="of:=CONCATENATE(&quot;{ModeInput,&quot;&quot;&quot;;[.$S82];&quot;&quot;&quot;}&quot;)" office:value-type="string" office:string-value="{ModeInput,&quot;GPIOA15&quot;}" calcext:value-type="string">
            <text:p>{ModeInput,"GPIOA15"}</text:p>
          </table:table-cell>
          <table:table-cell table:style-name="ce144" table:formula="of:=IF([.$T82]&lt;&gt;&quot;&quot;;CONCATENATE(&quot;,{ModeOutput,&quot;&quot;&quot;;[.$T82];&quot;&quot;&quot;}&quot;);&quot;&quot;)" office:value-type="string" office:string-value=",{ModeOutput,&quot;GPIOA15&quot;}" calcext:value-type="string">
            <text:p>,{ModeOutput,"GPIOA15"}</text:p>
          </table:table-cell>
          <table:table-cell table:style-name="ce144" table:formula="of:=IF([.$U82]&lt;&gt;&quot;&quot;;CONCATENATE(&quot;,{ModeAlt2,&quot;&quot;&quot;;[.$U82];&quot;&quot;&quot;}&quot;);&quot;&quot;)" office:value-type="string" office:string-value=",{ModeAlt2,&quot;SPI1MOSI&quot;}" calcext:value-type="string">
            <text:p>,{ModeAlt2,"SPI1MOSI"}</text:p>
          </table:table-cell>
          <table:table-cell table:style-name="ce144" table:formula="of:=IF([.$V82]&lt;&gt;&quot;&quot;;CONCATENATE(&quot;,{ModeAlt3,&quot;&quot;&quot;;[.$V82];&quot;&quot;&quot;}&quot;);&quot;&quot;)" office:value-type="string" office:string-value=",{ModeAlt3,&quot;UART3RTS&quot;}" calcext:value-type="string">
            <text:p>,{ModeAlt3,"UART3RTS"}</text:p>
          </table:table-cell>
          <table:table-cell table:style-name="ce144" table:formula="of:=IF([.$W82]&lt;&gt;&quot;&quot;;CONCATENATE(&quot;,{ModeAlt6,&quot;&quot;&quot;;[.$W82];&quot;&quot;&quot;}&quot;);&quot;&quot;)" office:value-type="string" office:string-value=",{ModeAlt6,&quot;PAEINT15&quot;}" calcext:value-type="string">
            <text:p>,{ModeAlt6,"PAEINT15"}</text:p>
          </table:table-cell>
          <table:table-cell table:style-name="ce144" table:formula="of:=CONCATENATE(&quot;{&quot;;[.$M82];&quot;,{&quot;;[.$N82];&quot;,&quot;;[.$O82];&quot;,&quot;;[.$P82];&quot;,&quot;;[.$Q82];&quot;,&quot;;[.$R82];&quot;},{&quot;;[.$X82];[.$Y82];[.$Z82];[.$AA82];[.$AB82];&quot;}},&quot;)" office:value-type="string" office:string-value="{TypeGpio,{28,15,15,1,2},{{ModeInput,&quot;GPIOA15&quot;},{ModeOutput,&quot;GPIOA15&quot;},{ModeAlt2,&quot;SPI1MOSI&quot;},{ModeAlt3,&quot;UART3RTS&quot;},{ModeAlt6,&quot;PAEINT15&quot;}}}," calcext:value-type="string">
            <text:p>{TypeGpio,{28,15,15,1,2},{{ModeInput,"GPIOA15"},{ModeOutput,"GPIOA15"},{ModeAlt2,"SPI1MOSI"},{ModeAlt3,"UART3RTS"},{ModeAlt6,"PAEINT15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68" calcext:value-type="float">
            <text:p>68</text:p>
          </table:table-cell>
          <table:table-cell table:style-name="ce147" office:value-type="string" calcext:value-type="string">
            <text:p>UART3_CTS/SPI1_MISO/GPIOA16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83]+([.Q83]-1)*2" office:value-type="float" office:value="4" calcext:value-type="float">
            <text:p>4</text:p>
          </table:table-cell>
          <table:table-cell table:style-name="ce151" office:value-type="string" calcext:value-type="string">
            <text:p>J2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float" office:value="16" calcext:value-type="float">
            <text:p>16</text:p>
          </table:table-cell>
          <table:table-cell table:style-name="ce147" table:formula="of:=CONCATENATE([.J83];[.K83])" office:value-type="string" office:string-value="A16" calcext:value-type="string">
            <text:p>A16</text:p>
          </table:table-cell>
          <table:table-cell table:style-name="ce144" office:value-type="string" calcext:value-type="string">
            <text:p>TypeGpio</text:p>
          </table:table-cell>
          <table:table-cell table:style-name="ce156" office:value-type="float" office:value="24" calcext:value-type="float">
            <text:p>24</text:p>
          </table:table-cell>
          <table:table-cell table:number-columns-repeated="2" table:style-name="ce156" office:value-type="float" office:value="16" calcext:value-type="float">
            <text:p>16</text:p>
          </table:table-cell>
          <table:table-cell table:number-columns-repeated="2" table:style-name="ce144" office:value-type="float" office:value="2" calcext:value-type="float">
            <text:p>2</text:p>
          </table:table-cell>
          <table:table-cell table:style-name="ce163" table:formula="of:=IF([.$M83]=&quot;TypeGpio&quot;;CONCATENATE(&quot;GPIO&quot;;[.$L83]);[.$L83])" office:value-type="string" office:string-value="GPIOA16" calcext:value-type="string">
            <text:p>GPIOA16</text:p>
          </table:table-cell>
          <table:table-cell table:style-name="ce163" table:formula="of:=IF([.$M83]=&quot;TypeGpio&quot;;CONCATENATE(&quot;GPIO&quot;;[.$L83]);&quot;&quot;)" office:value-type="string" office:string-value="GPIOA16" calcext:value-type="string">
            <text:p>GPIOA16</text:p>
          </table:table-cell>
          <table:table-cell table:style-name="ce144" office:value-type="string" calcext:value-type="string">
            <text:p>SPI1MISO</text:p>
          </table:table-cell>
          <table:table-cell table:style-name="ce144" office:value-type="string" calcext:value-type="string">
            <text:p>UART3CTS</text:p>
          </table:table-cell>
          <table:table-cell table:style-name="ce144" office:value-type="string" calcext:value-type="string">
            <text:p>PAEINT16</text:p>
          </table:table-cell>
          <table:table-cell table:style-name="ce144" table:formula="of:=CONCATENATE(&quot;{ModeInput,&quot;&quot;&quot;;[.$S83];&quot;&quot;&quot;}&quot;)" office:value-type="string" office:string-value="{ModeInput,&quot;GPIOA16&quot;}" calcext:value-type="string">
            <text:p>{ModeInput,"GPIOA16"}</text:p>
          </table:table-cell>
          <table:table-cell table:style-name="ce144" table:formula="of:=IF([.$T83]&lt;&gt;&quot;&quot;;CONCATENATE(&quot;,{ModeOutput,&quot;&quot;&quot;;[.$T83];&quot;&quot;&quot;}&quot;);&quot;&quot;)" office:value-type="string" office:string-value=",{ModeOutput,&quot;GPIOA16&quot;}" calcext:value-type="string">
            <text:p>,{ModeOutput,"GPIOA16"}</text:p>
          </table:table-cell>
          <table:table-cell table:style-name="ce144" table:formula="of:=IF([.$U83]&lt;&gt;&quot;&quot;;CONCATENATE(&quot;,{ModeAlt2,&quot;&quot;&quot;;[.$U83];&quot;&quot;&quot;}&quot;);&quot;&quot;)" office:value-type="string" office:string-value=",{ModeAlt2,&quot;SPI1MISO&quot;}" calcext:value-type="string">
            <text:p>,{ModeAlt2,"SPI1MISO"}</text:p>
          </table:table-cell>
          <table:table-cell table:style-name="ce144" table:formula="of:=IF([.$V83]&lt;&gt;&quot;&quot;;CONCATENATE(&quot;,{ModeAlt3,&quot;&quot;&quot;;[.$V83];&quot;&quot;&quot;}&quot;);&quot;&quot;)" office:value-type="string" office:string-value=",{ModeAlt3,&quot;UART3CTS&quot;}" calcext:value-type="string">
            <text:p>,{ModeAlt3,"UART3CTS"}</text:p>
          </table:table-cell>
          <table:table-cell table:style-name="ce144" table:formula="of:=IF([.$W83]&lt;&gt;&quot;&quot;;CONCATENATE(&quot;,{ModeAlt6,&quot;&quot;&quot;;[.$W83];&quot;&quot;&quot;}&quot;);&quot;&quot;)" office:value-type="string" office:string-value=",{ModeAlt6,&quot;PAEINT16&quot;}" calcext:value-type="string">
            <text:p>,{ModeAlt6,"PAEINT16"}</text:p>
          </table:table-cell>
          <table:table-cell table:style-name="ce144" table:formula="of:=CONCATENATE(&quot;{&quot;;[.$M83];&quot;,{&quot;;[.$N83];&quot;,&quot;;[.$O83];&quot;,&quot;;[.$P83];&quot;,&quot;;[.$Q83];&quot;,&quot;;[.$R83];&quot;},{&quot;;[.$X83];[.$Y83];[.$Z83];[.$AA83];[.$AB83];&quot;}},&quot;)" office:value-type="string" office:string-value="{TypeGpio,{24,16,16,2,2},{{ModeInput,&quot;GPIOA16&quot;},{ModeOutput,&quot;GPIOA16&quot;},{ModeAlt2,&quot;SPI1MISO&quot;},{ModeAlt3,&quot;UART3CTS&quot;},{ModeAlt6,&quot;PAEINT16&quot;}}}," calcext:value-type="string">
            <text:p>{TypeGpio,{24,16,16,2,2},{{ModeInput,"GPIOA16"},{ModeOutput,"GPIOA16"},{ModeAlt2,"SPI1MISO"},{ModeAlt3,"UART3CTS"},{ModeAlt6,"PAEINT16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72" calcext:value-type="float">
            <text:p>72</text:p>
          </table:table-cell>
          <table:table-cell table:style-name="ce147" office:value-type="string" calcext:value-type="string">
            <text:p>UART3_RX/SPI1_CLK/GPIOA14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84]+([.Q84]-1)*2" office:value-type="float" office:value="6" calcext:value-type="float">
            <text:p>6</text:p>
          </table:table-cell>
          <table:table-cell table:style-name="ce151" office:value-type="string" calcext:value-type="string">
            <text:p>J2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float" office:value="14" calcext:value-type="float">
            <text:p>14</text:p>
          </table:table-cell>
          <table:table-cell table:style-name="ce147" table:formula="of:=CONCATENATE([.J84];[.K84])" office:value-type="string" office:string-value="A14" calcext:value-type="string">
            <text:p>A14</text:p>
          </table:table-cell>
          <table:table-cell table:style-name="ce144" office:value-type="string" calcext:value-type="string">
            <text:p>TypeGpio</text:p>
          </table:table-cell>
          <table:table-cell table:style-name="ce156" office:value-type="float" office:value="29" calcext:value-type="float">
            <text:p>29</text:p>
          </table:table-cell>
          <table:table-cell table:number-columns-repeated="2" table:style-name="ce156" office:value-type="float" office:value="14" calcext:value-type="float">
            <text:p>14</text:p>
          </table:table-cell>
          <table:table-cell table:style-name="ce144" office:value-type="float" office:value="3" calcext:value-type="float">
            <text:p>3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IF([.$M84]=&quot;TypeGpio&quot;;CONCATENATE(&quot;GPIO&quot;;[.$L84]);[.$L84])" office:value-type="string" office:string-value="GPIOA14" calcext:value-type="string">
            <text:p>GPIOA14</text:p>
          </table:table-cell>
          <table:table-cell table:style-name="ce163" table:formula="of:=IF([.$M84]=&quot;TypeGpio&quot;;CONCATENATE(&quot;GPIO&quot;;[.$L84]);&quot;&quot;)" office:value-type="string" office:string-value="GPIOA14" calcext:value-type="string">
            <text:p>GPIOA14</text:p>
          </table:table-cell>
          <table:table-cell table:style-name="ce144" office:value-type="string" calcext:value-type="string">
            <text:p>SPI1CLK</text:p>
          </table:table-cell>
          <table:table-cell table:style-name="ce144" office:value-type="string" calcext:value-type="string">
            <text:p>UART3RX</text:p>
          </table:table-cell>
          <table:table-cell table:style-name="ce144" office:value-type="string" calcext:value-type="string">
            <text:p>PAEINT14</text:p>
          </table:table-cell>
          <table:table-cell table:style-name="ce144" table:formula="of:=CONCATENATE(&quot;{ModeInput,&quot;&quot;&quot;;[.$S84];&quot;&quot;&quot;}&quot;)" office:value-type="string" office:string-value="{ModeInput,&quot;GPIOA14&quot;}" calcext:value-type="string">
            <text:p>{ModeInput,"GPIOA14"}</text:p>
          </table:table-cell>
          <table:table-cell table:style-name="ce144" table:formula="of:=IF([.$T84]&lt;&gt;&quot;&quot;;CONCATENATE(&quot;,{ModeOutput,&quot;&quot;&quot;;[.$T84];&quot;&quot;&quot;}&quot;);&quot;&quot;)" office:value-type="string" office:string-value=",{ModeOutput,&quot;GPIOA14&quot;}" calcext:value-type="string">
            <text:p>,{ModeOutput,"GPIOA14"}</text:p>
          </table:table-cell>
          <table:table-cell table:style-name="ce144" table:formula="of:=IF([.$U84]&lt;&gt;&quot;&quot;;CONCATENATE(&quot;,{ModeAlt2,&quot;&quot;&quot;;[.$U84];&quot;&quot;&quot;}&quot;);&quot;&quot;)" office:value-type="string" office:string-value=",{ModeAlt2,&quot;SPI1CLK&quot;}" calcext:value-type="string">
            <text:p>,{ModeAlt2,"SPI1CLK"}</text:p>
          </table:table-cell>
          <table:table-cell table:style-name="ce144" table:formula="of:=IF([.$V84]&lt;&gt;&quot;&quot;;CONCATENATE(&quot;,{ModeAlt3,&quot;&quot;&quot;;[.$V84];&quot;&quot;&quot;}&quot;);&quot;&quot;)" office:value-type="string" office:string-value=",{ModeAlt3,&quot;UART3RX&quot;}" calcext:value-type="string">
            <text:p>,{ModeAlt3,"UART3RX"}</text:p>
          </table:table-cell>
          <table:table-cell table:style-name="ce144" table:formula="of:=IF([.$W84]&lt;&gt;&quot;&quot;;CONCATENATE(&quot;,{ModeAlt6,&quot;&quot;&quot;;[.$W84];&quot;&quot;&quot;}&quot;);&quot;&quot;)" office:value-type="string" office:string-value=",{ModeAlt6,&quot;PAEINT14&quot;}" calcext:value-type="string">
            <text:p>,{ModeAlt6,"PAEINT14"}</text:p>
          </table:table-cell>
          <table:table-cell table:style-name="ce144" table:formula="of:=CONCATENATE(&quot;{&quot;;[.$M84];&quot;,{&quot;;[.$N84];&quot;,&quot;;[.$O84];&quot;,&quot;;[.$P84];&quot;,&quot;;[.$Q84];&quot;,&quot;;[.$R84];&quot;},{&quot;;[.$X84];[.$Y84];[.$Z84];[.$AA84];[.$AB84];&quot;}},&quot;)" office:value-type="string" office:string-value="{TypeGpio,{29,14,14,3,2},{{ModeInput,&quot;GPIOA14&quot;},{ModeOutput,&quot;GPIOA14&quot;},{ModeAlt2,&quot;SPI1CLK&quot;},{ModeAlt3,&quot;UART3RX&quot;},{ModeAlt6,&quot;PAEINT14&quot;}}}," calcext:value-type="string">
            <text:p>{TypeGpio,{29,14,14,3,2},{{ModeInput,"GPIOA14"},{ModeOutput,"GPIOA14"},{ModeAlt2,"SPI1CLK"},{ModeAlt3,"UART3RX"},{ModeAlt6,"PAEINT14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69" calcext:value-type="float">
            <text:p>69</text:p>
          </table:table-cell>
          <table:table-cell table:style-name="ce147" office:value-type="string" calcext:value-type="string">
            <text:p>UART3_TX/SPI1_CS/GPIOA13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85]+([.Q85]-1)*2" office:value-type="float" office:value="8" calcext:value-type="float">
            <text:p>8</text:p>
          </table:table-cell>
          <table:table-cell table:style-name="ce151" office:value-type="string" calcext:value-type="string">
            <text:p>J2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float" office:value="13" calcext:value-type="float">
            <text:p>13</text:p>
          </table:table-cell>
          <table:table-cell table:style-name="ce147" table:formula="of:=CONCATENATE([.J85];[.K85])" office:value-type="string" office:string-value="A13" calcext:value-type="string">
            <text:p>A13</text:p>
          </table:table-cell>
          <table:table-cell table:style-name="ce144" office:value-type="string" calcext:value-type="string">
            <text:p>TypeGpio</text:p>
          </table:table-cell>
          <table:table-cell table:style-name="ce156" office:value-type="float" office:value="27" calcext:value-type="float">
            <text:p>27</text:p>
          </table:table-cell>
          <table:table-cell table:number-columns-repeated="2" table:style-name="ce156" office:value-type="float" office:value="13" calcext:value-type="float">
            <text:p>13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IF([.$M85]=&quot;TypeGpio&quot;;CONCATENATE(&quot;GPIO&quot;;[.$L85]);[.$L85])" office:value-type="string" office:string-value="GPIOA13" calcext:value-type="string">
            <text:p>GPIOA13</text:p>
          </table:table-cell>
          <table:table-cell table:style-name="ce163" table:formula="of:=IF([.$M85]=&quot;TypeGpio&quot;;CONCATENATE(&quot;GPIO&quot;;[.$L85]);&quot;&quot;)" office:value-type="string" office:string-value="GPIOA13" calcext:value-type="string">
            <text:p>GPIOA13</text:p>
          </table:table-cell>
          <table:table-cell table:style-name="ce144" office:value-type="string" calcext:value-type="string">
            <text:p>SPI1CS</text:p>
          </table:table-cell>
          <table:table-cell table:style-name="ce144" office:value-type="string" calcext:value-type="string">
            <text:p>UART3TX</text:p>
          </table:table-cell>
          <table:table-cell table:style-name="ce144" office:value-type="string" calcext:value-type="string">
            <text:p>PAEINT13</text:p>
          </table:table-cell>
          <table:table-cell table:style-name="ce144" table:formula="of:=CONCATENATE(&quot;{ModeInput,&quot;&quot;&quot;;[.$S85];&quot;&quot;&quot;}&quot;)" office:value-type="string" office:string-value="{ModeInput,&quot;GPIOA13&quot;}" calcext:value-type="string">
            <text:p>{ModeInput,"GPIOA13"}</text:p>
          </table:table-cell>
          <table:table-cell table:style-name="ce144" table:formula="of:=IF([.$T85]&lt;&gt;&quot;&quot;;CONCATENATE(&quot;,{ModeOutput,&quot;&quot;&quot;;[.$T85];&quot;&quot;&quot;}&quot;);&quot;&quot;)" office:value-type="string" office:string-value=",{ModeOutput,&quot;GPIOA13&quot;}" calcext:value-type="string">
            <text:p>,{ModeOutput,"GPIOA13"}</text:p>
          </table:table-cell>
          <table:table-cell table:style-name="ce144" table:formula="of:=IF([.$U85]&lt;&gt;&quot;&quot;;CONCATENATE(&quot;,{ModeAlt2,&quot;&quot;&quot;;[.$U85];&quot;&quot;&quot;}&quot;);&quot;&quot;)" office:value-type="string" office:string-value=",{ModeAlt2,&quot;SPI1CS&quot;}" calcext:value-type="string">
            <text:p>,{ModeAlt2,"SPI1CS"}</text:p>
          </table:table-cell>
          <table:table-cell table:style-name="ce144" table:formula="of:=IF([.$V85]&lt;&gt;&quot;&quot;;CONCATENATE(&quot;,{ModeAlt3,&quot;&quot;&quot;;[.$V85];&quot;&quot;&quot;}&quot;);&quot;&quot;)" office:value-type="string" office:string-value=",{ModeAlt3,&quot;UART3TX&quot;}" calcext:value-type="string">
            <text:p>,{ModeAlt3,"UART3TX"}</text:p>
          </table:table-cell>
          <table:table-cell table:style-name="ce144" table:formula="of:=IF([.$W85]&lt;&gt;&quot;&quot;;CONCATENATE(&quot;,{ModeAlt6,&quot;&quot;&quot;;[.$W85];&quot;&quot;&quot;}&quot;);&quot;&quot;)" office:value-type="string" office:string-value=",{ModeAlt6,&quot;PAEINT13&quot;}" calcext:value-type="string">
            <text:p>,{ModeAlt6,"PAEINT13"}</text:p>
          </table:table-cell>
          <table:table-cell table:style-name="ce144" table:formula="of:=CONCATENATE(&quot;{&quot;;[.$M85];&quot;,{&quot;;[.$N85];&quot;,&quot;;[.$O85];&quot;,&quot;;[.$P85];&quot;,&quot;;[.$Q85];&quot;,&quot;;[.$R85];&quot;},{&quot;;[.$X85];[.$Y85];[.$Z85];[.$AA85];[.$AB85];&quot;}},&quot;)" office:value-type="string" office:string-value="{TypeGpio,{27,13,13,4,2},{{ModeInput,&quot;GPIOA13&quot;},{ModeOutput,&quot;GPIOA13&quot;},{ModeAlt2,&quot;SPI1CS&quot;},{ModeAlt3,&quot;UART3TX&quot;},{ModeAlt6,&quot;PAEINT13&quot;}}}," calcext:value-type="string">
            <text:p>{TypeGpio,{27,13,13,4,2},{{ModeInput,"GPIOA13"},{ModeOutput,"GPIOA13"},{ModeAlt2,"SPI1CS"},{ModeAlt3,"UART3TX"},{ModeAlt6,"PAEINT13"}}},</text:p>
          </table:table-cell>
          <table:table-cell table:style-name="ce166" table:number-columns-repeated="995"/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table:style-name="ce148" office:value-type="string" calcext:value-type="string">
            <text:p>SND-MICP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86]+([.Q86]-1)*2" office:value-type="float" office:value="10" calcext:value-type="float">
            <text:p>10</text:p>
          </table:table-cell>
          <table:table-cell table:style-name="ce152" office:value-type="string" calcext:value-type="string">
            <text:p>J2</text:p>
          </table:table-cell>
          <table:table-cell table:style-name="ce152" table:number-columns-repeated="2"/>
          <table:table-cell table:style-name="ce148" office:value-type="string" calcext:value-type="string">
            <text:p>SND-MP</text:p>
          </table:table-cell>
          <table:table-cell table:style-name="ce153" office:value-type="string" calcext:value-type="string">
            <text:p>TypeSound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86]=&quot;TypeGpio&quot;;CONCATENATE(&quot;GPIO&quot;;[.$L86]);[.$L86])" office:value-type="string" office:string-value="SND-MP" calcext:value-type="string">
            <text:p>SND-MP</text:p>
          </table:table-cell>
          <table:table-cell table:style-name="ce164" table:formula="of:=IF([.$M86]=&quot;TypeGpio&quot;;CONCATENATE(&quot;GPIO&quot;;[.$L86]);&quot;&quot;)">
            <text:p/>
          </table:table-cell>
          <table:table-cell table:style-name="ce153" table:number-columns-repeated="3"/>
          <table:table-cell table:style-name="ce153" table:formula="of:=CONCATENATE(&quot;{ModeInput,&quot;&quot;&quot;;[.$S86];&quot;&quot;&quot;}&quot;)" office:value-type="string" office:string-value="{ModeInput,&quot;SND-MP&quot;}" calcext:value-type="string">
            <text:p>{ModeInput,"SND-MP"}</text:p>
          </table:table-cell>
          <table:table-cell table:style-name="ce153" table:formula="of:=IF([.$T86]&lt;&gt;&quot;&quot;;CONCATENATE(&quot;,{ModeOutput,&quot;&quot;&quot;;[.$T86];&quot;&quot;&quot;}&quot;);&quot;&quot;)">
            <text:p/>
          </table:table-cell>
          <table:table-cell table:style-name="ce153" table:formula="of:=IF([.$U86]&lt;&gt;&quot;&quot;;CONCATENATE(&quot;,{ModeAlt2,&quot;&quot;&quot;;[.$U86];&quot;&quot;&quot;}&quot;);&quot;&quot;)">
            <text:p/>
          </table:table-cell>
          <table:table-cell table:style-name="ce153" table:formula="of:=IF([.$V86]&lt;&gt;&quot;&quot;;CONCATENATE(&quot;,{ModeAlt3,&quot;&quot;&quot;;[.$V86];&quot;&quot;&quot;}&quot;);&quot;&quot;)">
            <text:p/>
          </table:table-cell>
          <table:table-cell table:style-name="ce153" table:formula="of:=IF([.$W86]&lt;&gt;&quot;&quot;;CONCATENATE(&quot;,{ModeAlt6,&quot;&quot;&quot;;[.$W86];&quot;&quot;&quot;}&quot;);&quot;&quot;)">
            <text:p/>
          </table:table-cell>
          <table:table-cell table:style-name="ce153" table:formula="of:=CONCATENATE(&quot;{&quot;;[.$M86];&quot;,{&quot;;[.$N86];&quot;,&quot;;[.$O86];&quot;,&quot;;[.$P86];&quot;,&quot;;[.$Q86];&quot;,&quot;;[.$R86];&quot;},{&quot;;[.$X86];[.$Y86];[.$Z86];[.$AA86];[.$AB86];&quot;}},&quot;)" office:value-type="string" office:string-value="{TypeSound,{-1,-1,-1,5,2},{{ModeInput,&quot;SND-MP&quot;}}}," calcext:value-type="string">
            <text:p>{TypeSound,{-1,-1,-1,5,2},{{ModeInput,"SND-MP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table:style-name="ce148" office:value-type="string" calcext:value-type="string">
            <text:p>SND-MICP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87]+([.Q87]-1)*2" office:value-type="float" office:value="12" calcext:value-type="float">
            <text:p>12</text:p>
          </table:table-cell>
          <table:table-cell table:style-name="ce152" office:value-type="string" calcext:value-type="string">
            <text:p>J2</text:p>
          </table:table-cell>
          <table:table-cell table:style-name="ce152" table:number-columns-repeated="2"/>
          <table:table-cell table:style-name="ce148" office:value-type="string" calcext:value-type="string">
            <text:p>SND-MN</text:p>
          </table:table-cell>
          <table:table-cell table:style-name="ce153" office:value-type="string" calcext:value-type="string">
            <text:p>TypeSound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6" calcext:value-type="float">
            <text:p>6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87]=&quot;TypeGpio&quot;;CONCATENATE(&quot;GPIO&quot;;[.$L87]);[.$L87])" office:value-type="string" office:string-value="SND-MN" calcext:value-type="string">
            <text:p>SND-MN</text:p>
          </table:table-cell>
          <table:table-cell table:style-name="ce164" table:formula="of:=IF([.$M87]=&quot;TypeGpio&quot;;CONCATENATE(&quot;GPIO&quot;;[.$L87]);&quot;&quot;)">
            <text:p/>
          </table:table-cell>
          <table:table-cell table:style-name="ce153" table:number-columns-repeated="3"/>
          <table:table-cell table:style-name="ce153" table:formula="of:=CONCATENATE(&quot;{ModeInput,&quot;&quot;&quot;;[.$S87];&quot;&quot;&quot;}&quot;)" office:value-type="string" office:string-value="{ModeInput,&quot;SND-MN&quot;}" calcext:value-type="string">
            <text:p>{ModeInput,"SND-MN"}</text:p>
          </table:table-cell>
          <table:table-cell table:style-name="ce153" table:formula="of:=IF([.$T87]&lt;&gt;&quot;&quot;;CONCATENATE(&quot;,{ModeOutput,&quot;&quot;&quot;;[.$T87];&quot;&quot;&quot;}&quot;);&quot;&quot;)">
            <text:p/>
          </table:table-cell>
          <table:table-cell table:style-name="ce153" table:formula="of:=IF([.$U87]&lt;&gt;&quot;&quot;;CONCATENATE(&quot;,{ModeAlt2,&quot;&quot;&quot;;[.$U87];&quot;&quot;&quot;}&quot;);&quot;&quot;)">
            <text:p/>
          </table:table-cell>
          <table:table-cell table:style-name="ce153" table:formula="of:=IF([.$V87]&lt;&gt;&quot;&quot;;CONCATENATE(&quot;,{ModeAlt3,&quot;&quot;&quot;;[.$V87];&quot;&quot;&quot;}&quot;);&quot;&quot;)">
            <text:p/>
          </table:table-cell>
          <table:table-cell table:style-name="ce153" table:formula="of:=IF([.$W87]&lt;&gt;&quot;&quot;;CONCATENATE(&quot;,{ModeAlt6,&quot;&quot;&quot;;[.$W87];&quot;&quot;&quot;}&quot;);&quot;&quot;)">
            <text:p/>
          </table:table-cell>
          <table:table-cell table:style-name="ce153" table:formula="of:=CONCATENATE(&quot;{&quot;;[.$M87];&quot;,{&quot;;[.$N87];&quot;,&quot;;[.$O87];&quot;,&quot;;[.$P87];&quot;,&quot;;[.$Q87];&quot;,&quot;;[.$R87];&quot;},{&quot;;[.$X87];[.$Y87];[.$Z87];[.$AA87];[.$AB87];&quot;}},&quot;)" office:value-type="string" office:string-value="{TypeSound,{-1,-1,-1,6,2},{{ModeInput,&quot;SND-MN&quot;}}}," calcext:value-type="string">
            <text:p>{TypeSound,{-1,-1,-1,6,2},{{ModeInput,"SND-MN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ce148" office:value-type="string" calcext:value-type="string">
            <text:p>SND-LOUTR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88]+([.Q88]-1)*2" office:value-type="float" office:value="14" calcext:value-type="float">
            <text:p>14</text:p>
          </table:table-cell>
          <table:table-cell table:style-name="ce152" office:value-type="string" calcext:value-type="string">
            <text:p>J2</text:p>
          </table:table-cell>
          <table:table-cell table:style-name="ce152" table:number-columns-repeated="2"/>
          <table:table-cell table:style-name="ce148" office:value-type="string" calcext:value-type="string">
            <text:p>SND-LR</text:p>
          </table:table-cell>
          <table:table-cell table:style-name="ce153" office:value-type="string" calcext:value-type="string">
            <text:p>TypeSound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88]=&quot;TypeGpio&quot;;CONCATENATE(&quot;GPIO&quot;;[.$L88]);[.$L88])" office:value-type="string" office:string-value="SND-LR" calcext:value-type="string">
            <text:p>SND-LR</text:p>
          </table:table-cell>
          <table:table-cell table:style-name="ce164" table:formula="of:=IF([.$M88]=&quot;TypeGpio&quot;;CONCATENATE(&quot;GPIO&quot;;[.$L88]);&quot;&quot;)">
            <text:p/>
          </table:table-cell>
          <table:table-cell table:style-name="ce153" table:number-columns-repeated="3"/>
          <table:table-cell table:style-name="ce153" table:formula="of:=CONCATENATE(&quot;{ModeInput,&quot;&quot;&quot;;[.$S88];&quot;&quot;&quot;}&quot;)" office:value-type="string" office:string-value="{ModeInput,&quot;SND-LR&quot;}" calcext:value-type="string">
            <text:p>{ModeInput,"SND-LR"}</text:p>
          </table:table-cell>
          <table:table-cell table:style-name="ce153" table:formula="of:=IF([.$T88]&lt;&gt;&quot;&quot;;CONCATENATE(&quot;,{ModeOutput,&quot;&quot;&quot;;[.$T88];&quot;&quot;&quot;}&quot;);&quot;&quot;)">
            <text:p/>
          </table:table-cell>
          <table:table-cell table:style-name="ce153" table:formula="of:=IF([.$U88]&lt;&gt;&quot;&quot;;CONCATENATE(&quot;,{ModeAlt2,&quot;&quot;&quot;;[.$U88];&quot;&quot;&quot;}&quot;);&quot;&quot;)">
            <text:p/>
          </table:table-cell>
          <table:table-cell table:style-name="ce153" table:formula="of:=IF([.$V88]&lt;&gt;&quot;&quot;;CONCATENATE(&quot;,{ModeAlt3,&quot;&quot;&quot;;[.$V88];&quot;&quot;&quot;}&quot;);&quot;&quot;)">
            <text:p/>
          </table:table-cell>
          <table:table-cell table:style-name="ce153" table:formula="of:=IF([.$W88]&lt;&gt;&quot;&quot;;CONCATENATE(&quot;,{ModeAlt6,&quot;&quot;&quot;;[.$W88];&quot;&quot;&quot;}&quot;);&quot;&quot;)">
            <text:p/>
          </table:table-cell>
          <table:table-cell table:style-name="ce153" table:formula="of:=CONCATENATE(&quot;{&quot;;[.$M88];&quot;,{&quot;;[.$N88];&quot;,&quot;;[.$O88];&quot;,&quot;;[.$P88];&quot;,&quot;;[.$Q88];&quot;,&quot;;[.$R88];&quot;},{&quot;;[.$X88];[.$Y88];[.$Z88];[.$AA88];[.$AB88];&quot;}},&quot;)" office:value-type="string" office:string-value="{TypeSound,{-1,-1,-1,7,2},{{ModeInput,&quot;SND-LR&quot;}}}," calcext:value-type="string">
            <text:p>{TypeSound,{-1,-1,-1,7,2},{{ModeInput,"SND-LR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ce148" office:value-type="string" calcext:value-type="string">
            <text:p>SND-LOUTL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89]+([.Q89]-1)*2" office:value-type="float" office:value="16" calcext:value-type="float">
            <text:p>16</text:p>
          </table:table-cell>
          <table:table-cell table:style-name="ce152" office:value-type="string" calcext:value-type="string">
            <text:p>J2</text:p>
          </table:table-cell>
          <table:table-cell table:style-name="ce152" table:number-columns-repeated="2"/>
          <table:table-cell table:style-name="ce148" office:value-type="string" calcext:value-type="string">
            <text:p>SND-LL</text:p>
          </table:table-cell>
          <table:table-cell table:style-name="ce153" office:value-type="string" calcext:value-type="string">
            <text:p>TypeSound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89]=&quot;TypeGpio&quot;;CONCATENATE(&quot;GPIO&quot;;[.$L89]);[.$L89])" office:value-type="string" office:string-value="SND-LL" calcext:value-type="string">
            <text:p>SND-LL</text:p>
          </table:table-cell>
          <table:table-cell table:style-name="ce164" table:formula="of:=IF([.$M89]=&quot;TypeGpio&quot;;CONCATENATE(&quot;GPIO&quot;;[.$L89]);&quot;&quot;)">
            <text:p/>
          </table:table-cell>
          <table:table-cell table:style-name="ce153" table:number-columns-repeated="3"/>
          <table:table-cell table:style-name="ce153" table:formula="of:=CONCATENATE(&quot;{ModeInput,&quot;&quot;&quot;;[.$S89];&quot;&quot;&quot;}&quot;)" office:value-type="string" office:string-value="{ModeInput,&quot;SND-LL&quot;}" calcext:value-type="string">
            <text:p>{ModeInput,"SND-LL"}</text:p>
          </table:table-cell>
          <table:table-cell table:style-name="ce153" table:formula="of:=IF([.$T89]&lt;&gt;&quot;&quot;;CONCATENATE(&quot;,{ModeOutput,&quot;&quot;&quot;;[.$T89];&quot;&quot;&quot;}&quot;);&quot;&quot;)">
            <text:p/>
          </table:table-cell>
          <table:table-cell table:style-name="ce153" table:formula="of:=IF([.$U89]&lt;&gt;&quot;&quot;;CONCATENATE(&quot;,{ModeAlt2,&quot;&quot;&quot;;[.$U89];&quot;&quot;&quot;}&quot;);&quot;&quot;)">
            <text:p/>
          </table:table-cell>
          <table:table-cell table:style-name="ce153" table:formula="of:=IF([.$V89]&lt;&gt;&quot;&quot;;CONCATENATE(&quot;,{ModeAlt3,&quot;&quot;&quot;;[.$V89];&quot;&quot;&quot;}&quot;);&quot;&quot;)">
            <text:p/>
          </table:table-cell>
          <table:table-cell table:style-name="ce153" table:formula="of:=IF([.$W89]&lt;&gt;&quot;&quot;;CONCATENATE(&quot;,{ModeAlt6,&quot;&quot;&quot;;[.$W89];&quot;&quot;&quot;}&quot;);&quot;&quot;)">
            <text:p/>
          </table:table-cell>
          <table:table-cell table:style-name="ce153" table:formula="of:=CONCATENATE(&quot;{&quot;;[.$M89];&quot;,{&quot;;[.$N89];&quot;,&quot;;[.$O89];&quot;,&quot;;[.$P89];&quot;,&quot;;[.$Q89];&quot;,&quot;;[.$R89];&quot;},{&quot;;[.$X89];[.$Y89];[.$Z89];[.$AA89];[.$AB89];&quot;}},&quot;)" office:value-type="string" office:string-value="{TypeSound,{-1,-1,-1,8,2},{{ModeInput,&quot;SND-LL&quot;}}}," calcext:value-type="string">
            <text:p>{TypeSound,{-1,-1,-1,8,2},{{ModeInput,"SND-LL"}}},</text:p>
          </table:table-cell>
          <table:table-cell table:style-name="ce167" table:number-columns-repeated="995"/>
        </table:table-row>
        <table:table-row table:style-name="ro1">
          <table:table-cell table:style-name="ce144" office:value-type="float" office:value="53" calcext:value-type="float">
            <text:p>53</text:p>
          </table:table-cell>
          <table:table-cell table:style-name="ce147" office:value-type="string" calcext:value-type="string">
            <text:p>UART0_RX/GPIOA5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90]+([.Q90]-1)*2" office:value-type="float" office:value="18" calcext:value-type="float">
            <text:p>18</text:p>
          </table:table-cell>
          <table:table-cell table:style-name="ce151" office:value-type="string" calcext:value-type="string">
            <text:p>J2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float" office:value="5" calcext:value-type="float">
            <text:p>5</text:p>
          </table:table-cell>
          <table:table-cell table:style-name="ce147" table:formula="of:=CONCATENATE([.J90];[.K90])" office:value-type="string" office:string-value="A5" calcext:value-type="string">
            <text:p>A5</text:p>
          </table:table-cell>
          <table:table-cell table:style-name="ce144" office:value-type="string" calcext:value-type="string">
            <text:p>TypeGpio</text:p>
          </table:table-cell>
          <table:table-cell table:style-name="ce156" office:value-type="float" office:value="18" calcext:value-type="float">
            <text:p>18</text:p>
          </table:table-cell>
          <table:table-cell table:number-columns-repeated="2" table:style-name="ce156" office:value-type="float" office:value="5" calcext:value-type="float">
            <text:p>5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IF([.$M90]=&quot;TypeGpio&quot;;CONCATENATE(&quot;GPIO&quot;;[.$L90]);[.$L90])" office:value-type="string" office:string-value="GPIOA5" calcext:value-type="string">
            <text:p>GPIOA5</text:p>
          </table:table-cell>
          <table:table-cell table:style-name="ce163" table:formula="of:=IF([.$M90]=&quot;TypeGpio&quot;;CONCATENATE(&quot;GPIO&quot;;[.$L90]);&quot;&quot;)" office:value-type="string" office:string-value="GPIOA5" calcext:value-type="string">
            <text:p>GPIOA5</text:p>
          </table:table-cell>
          <table:table-cell table:style-name="ce144" office:value-type="string" calcext:value-type="string">
            <text:p>UART0RX</text:p>
          </table:table-cell>
          <table:table-cell table:style-name="ce144" office:value-type="string" calcext:value-type="string">
            <text:p>PWM0</text:p>
          </table:table-cell>
          <table:table-cell table:style-name="ce144" office:value-type="string" calcext:value-type="string">
            <text:p>PAEINT5</text:p>
          </table:table-cell>
          <table:table-cell table:style-name="ce144" table:formula="of:=CONCATENATE(&quot;{ModeInput,&quot;&quot;&quot;;[.$S90];&quot;&quot;&quot;}&quot;)" office:value-type="string" office:string-value="{ModeInput,&quot;GPIOA5&quot;}" calcext:value-type="string">
            <text:p>{ModeInput,"GPIOA5"}</text:p>
          </table:table-cell>
          <table:table-cell table:style-name="ce144" table:formula="of:=IF([.$T90]&lt;&gt;&quot;&quot;;CONCATENATE(&quot;,{ModeOutput,&quot;&quot;&quot;;[.$T90];&quot;&quot;&quot;}&quot;);&quot;&quot;)" office:value-type="string" office:string-value=",{ModeOutput,&quot;GPIOA5&quot;}" calcext:value-type="string">
            <text:p>,{ModeOutput,"GPIOA5"}</text:p>
          </table:table-cell>
          <table:table-cell table:style-name="ce144" table:formula="of:=IF([.$U90]&lt;&gt;&quot;&quot;;CONCATENATE(&quot;,{ModeAlt2,&quot;&quot;&quot;;[.$U90];&quot;&quot;&quot;}&quot;);&quot;&quot;)" office:value-type="string" office:string-value=",{ModeAlt2,&quot;UART0RX&quot;}" calcext:value-type="string">
            <text:p>,{ModeAlt2,"UART0RX"}</text:p>
          </table:table-cell>
          <table:table-cell table:style-name="ce144" table:formula="of:=IF([.$V90]&lt;&gt;&quot;&quot;;CONCATENATE(&quot;,{ModeAlt3,&quot;&quot;&quot;;[.$V90];&quot;&quot;&quot;}&quot;);&quot;&quot;)" office:value-type="string" office:string-value=",{ModeAlt3,&quot;PWM0&quot;}" calcext:value-type="string">
            <text:p>,{ModeAlt3,"PWM0"}</text:p>
          </table:table-cell>
          <table:table-cell table:style-name="ce144" table:formula="of:=IF([.$W90]&lt;&gt;&quot;&quot;;CONCATENATE(&quot;,{ModeAlt6,&quot;&quot;&quot;;[.$W90];&quot;&quot;&quot;}&quot;);&quot;&quot;)" office:value-type="string" office:string-value=",{ModeAlt6,&quot;PAEINT5&quot;}" calcext:value-type="string">
            <text:p>,{ModeAlt6,"PAEINT5"}</text:p>
          </table:table-cell>
          <table:table-cell table:style-name="ce144" table:formula="of:=CONCATENATE(&quot;{&quot;;[.$M90];&quot;,{&quot;;[.$N90];&quot;,&quot;;[.$O90];&quot;,&quot;;[.$P90];&quot;,&quot;;[.$Q90];&quot;,&quot;;[.$R90];&quot;},{&quot;;[.$X90];[.$Y90];[.$Z90];[.$AA90];[.$AB90];&quot;}},&quot;)" office:value-type="string" office:string-value="{TypeGpio,{18,5,5,9,2},{{ModeInput,&quot;GPIOA5&quot;},{ModeOutput,&quot;GPIOA5&quot;},{ModeAlt2,&quot;UART0RX&quot;},{ModeAlt3,&quot;PWM0&quot;},{ModeAlt6,&quot;PAEINT5&quot;}}}," calcext:value-type="string">
            <text:p>{TypeGpio,{18,5,5,9,2},{{ModeInput,"GPIOA5"},{ModeOutput,"GPIOA5"},{ModeAlt2,"UART0RX"},{ModeAlt3,"PWM0"},{ModeAlt6,"PAEINT5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52" calcext:value-type="float">
            <text:p>52</text:p>
          </table:table-cell>
          <table:table-cell table:style-name="ce147" office:value-type="string" calcext:value-type="string">
            <text:p>UART0_TX/GPIOA4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91]+([.Q91]-1)*2" office:value-type="float" office:value="20" calcext:value-type="float">
            <text:p>20</text:p>
          </table:table-cell>
          <table:table-cell table:style-name="ce151" office:value-type="string" calcext:value-type="string">
            <text:p>J2</text:p>
          </table:table-cell>
          <table:table-cell table:style-name="ce151" office:value-type="string" calcext:value-type="string">
            <text:p>A</text:p>
          </table:table-cell>
          <table:table-cell table:style-name="ce151" office:value-type="float" office:value="4" calcext:value-type="float">
            <text:p>4</text:p>
          </table:table-cell>
          <table:table-cell table:style-name="ce147" table:formula="of:=CONCATENATE([.J91];[.K91])" office:value-type="string" office:string-value="A4" calcext:value-type="string">
            <text:p>A4</text:p>
          </table:table-cell>
          <table:table-cell table:style-name="ce144" office:value-type="string" calcext:value-type="string">
            <text:p>TypeGpio</text:p>
          </table:table-cell>
          <table:table-cell table:style-name="ce156" office:value-type="float" office:value="17" calcext:value-type="float">
            <text:p>17</text:p>
          </table:table-cell>
          <table:table-cell table:number-columns-repeated="2" table:style-name="ce156" office:value-type="float" office:value="4" calcext:value-type="float">
            <text:p>4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IF([.$M91]=&quot;TypeGpio&quot;;CONCATENATE(&quot;GPIO&quot;;[.$L91]);[.$L91])" office:value-type="string" office:string-value="GPIOA4" calcext:value-type="string">
            <text:p>GPIOA4</text:p>
          </table:table-cell>
          <table:table-cell table:style-name="ce163" table:formula="of:=IF([.$M91]=&quot;TypeGpio&quot;;CONCATENATE(&quot;GPIO&quot;;[.$L91]);&quot;&quot;)" office:value-type="string" office:string-value="GPIOA4" calcext:value-type="string">
            <text:p>GPIOA4</text:p>
          </table:table-cell>
          <table:table-cell table:style-name="ce144" office:value-type="string" calcext:value-type="string">
            <text:p>UART0TX</text:p>
          </table:table-cell>
          <table:table-cell table:style-name="ce144"/>
          <table:table-cell table:style-name="ce144" office:value-type="string" calcext:value-type="string">
            <text:p>PAEINT20</text:p>
          </table:table-cell>
          <table:table-cell table:style-name="ce144" table:formula="of:=CONCATENATE(&quot;{ModeInput,&quot;&quot;&quot;;[.$S91];&quot;&quot;&quot;}&quot;)" office:value-type="string" office:string-value="{ModeInput,&quot;GPIOA4&quot;}" calcext:value-type="string">
            <text:p>{ModeInput,"GPIOA4"}</text:p>
          </table:table-cell>
          <table:table-cell table:style-name="ce144" table:formula="of:=IF([.$T91]&lt;&gt;&quot;&quot;;CONCATENATE(&quot;,{ModeOutput,&quot;&quot;&quot;;[.$T91];&quot;&quot;&quot;}&quot;);&quot;&quot;)" office:value-type="string" office:string-value=",{ModeOutput,&quot;GPIOA4&quot;}" calcext:value-type="string">
            <text:p>,{ModeOutput,"GPIOA4"}</text:p>
          </table:table-cell>
          <table:table-cell table:style-name="ce144" table:formula="of:=IF([.$U91]&lt;&gt;&quot;&quot;;CONCATENATE(&quot;,{ModeAlt2,&quot;&quot;&quot;;[.$U91];&quot;&quot;&quot;}&quot;);&quot;&quot;)" office:value-type="string" office:string-value=",{ModeAlt2,&quot;UART0TX&quot;}" calcext:value-type="string">
            <text:p>,{ModeAlt2,"UART0TX"}</text:p>
          </table:table-cell>
          <table:table-cell table:style-name="ce144" table:formula="of:=IF([.$V91]&lt;&gt;&quot;&quot;;CONCATENATE(&quot;,{ModeAlt3,&quot;&quot;&quot;;[.$V91];&quot;&quot;&quot;}&quot;);&quot;&quot;)">
            <text:p/>
          </table:table-cell>
          <table:table-cell table:style-name="ce144" table:formula="of:=IF([.$W91]&lt;&gt;&quot;&quot;;CONCATENATE(&quot;,{ModeAlt6,&quot;&quot;&quot;;[.$W91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144" table:formula="of:=CONCATENATE(&quot;{&quot;;[.$M91];&quot;,{&quot;;[.$N91];&quot;,&quot;;[.$O91];&quot;,&quot;;[.$P91];&quot;,&quot;;[.$Q91];&quot;,&quot;;[.$R91];&quot;},{&quot;;[.$X91];[.$Y91];[.$Z91];[.$AA91];[.$AB91];&quot;}},&quot;)" office:value-type="string" office:string-value="{TypeGpio,{17,4,4,10,2},{{ModeInput,&quot;GPIOA4&quot;},{ModeOutput,&quot;GPIOA4&quot;},{ModeAlt2,&quot;UART0TX&quot;},{ModeAlt6,&quot;PAEINT20&quot;}}}," calcext:value-type="string">
            <text:p>{TypeGpio,{17,4,4,10,2},{{ModeInput,"GPIOA4"},{ModeOutput,"GPIOA4"},{ModeAlt2,"UART0TX"},{ModeAlt6,"PAEINT20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2" calcext:value-type="float">
            <text:p>2</text:p>
          </table:table-cell>
          <table:table-cell table:style-name="ce147" office:value-type="string" calcext:value-type="string">
            <text:p>VDD_5V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92]+([.Q92]-1)*2" office:value-type="float" office:value="22" calcext:value-type="float">
            <text:p>22</text:p>
          </table:table-cell>
          <table:table-cell table:style-name="ce151" office:value-type="string" calcext:value-type="string">
            <text:p>J2</text:p>
          </table:table-cell>
          <table:table-cell table:style-name="ce151" table:number-columns-repeated="2"/>
          <table:table-cell table:style-name="ce147" office:value-type="string" calcext:value-type="string">
            <text:p>5V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11" calcext:value-type="float">
            <text:p>11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IF([.$M92]=&quot;TypeGpio&quot;;CONCATENATE(&quot;GPIO&quot;;[.$L92]);[.$L92])" office:value-type="string" office:string-value="5V" calcext:value-type="string">
            <text:p>5V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92];&quot;&quot;&quot;}&quot;)" office:value-type="string" office:string-value="{ModeInput,&quot;5V&quot;}" calcext:value-type="string">
            <text:p>{ModeInput,"5V"}</text:p>
          </table:table-cell>
          <table:table-cell table:style-name="ce144" table:formula="of:=IF([.$T92]&lt;&gt;&quot;&quot;;CONCATENATE(&quot;,{ModeOutput,&quot;&quot;&quot;;[.$T92];&quot;&quot;&quot;}&quot;);&quot;&quot;)">
            <text:p/>
          </table:table-cell>
          <table:table-cell table:style-name="ce144" table:formula="of:=IF([.$U92]&lt;&gt;&quot;&quot;;CONCATENATE(&quot;,{ModeAlt2,&quot;&quot;&quot;;[.$U92];&quot;&quot;&quot;}&quot;);&quot;&quot;)">
            <text:p/>
          </table:table-cell>
          <table:table-cell table:style-name="ce144" table:formula="of:=IF([.$V92]&lt;&gt;&quot;&quot;;CONCATENATE(&quot;,{ModeAlt3,&quot;&quot;&quot;;[.$V92];&quot;&quot;&quot;}&quot;);&quot;&quot;)">
            <text:p/>
          </table:table-cell>
          <table:table-cell table:style-name="ce144" table:formula="of:=IF([.$W92]&lt;&gt;&quot;&quot;;CONCATENATE(&quot;,{ModeAlt6,&quot;&quot;&quot;;[.$W92];&quot;&quot;&quot;}&quot;);&quot;&quot;)">
            <text:p/>
          </table:table-cell>
          <table:table-cell table:style-name="ce144" table:formula="of:=CONCATENATE(&quot;{&quot;;[.$M92];&quot;,{&quot;;[.$N92];&quot;,&quot;;[.$O92];&quot;,&quot;;[.$P92];&quot;,&quot;;[.$Q92];&quot;,&quot;;[.$R92];&quot;},{&quot;;[.$X92];[.$Y92];[.$Z92];[.$AA92];[.$AB92];&quot;}},&quot;)" office:value-type="string" office:string-value="{TypePower,{-1,-1,-1,11,2},{{ModeInput,&quot;5V&quot;}}}," calcext:value-type="string">
            <text:p>{TypePower,{-1,-1,-1,11,2},{{ModeInput,"5V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5" calcext:value-type="float">
            <text:p>5</text:p>
          </table:table-cell>
          <table:table-cell table:style-name="ce147" office:value-type="string" calcext:value-type="string">
            <text:p>GND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93]+([.Q93]-1)*2" office:value-type="float" office:value="24" calcext:value-type="float">
            <text:p>24</text:p>
          </table:table-cell>
          <table:table-cell table:style-name="ce151" office:value-type="string" calcext:value-type="string">
            <text:p>J2</text:p>
          </table:table-cell>
          <table:table-cell table:style-name="ce151" table:number-columns-repeated="2"/>
          <table:table-cell table:style-name="ce147" office:value-type="string" calcext:value-type="string">
            <text:p>GND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12" calcext:value-type="float">
            <text:p>12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IF([.$M93]=&quot;TypeGpio&quot;;CONCATENATE(&quot;GPIO&quot;;[.$L93]);[.$L93])" office:value-type="string" office:string-value="GND" calcext:value-type="string">
            <text:p>GND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93];&quot;&quot;&quot;}&quot;)" office:value-type="string" office:string-value="{ModeInput,&quot;GND&quot;}" calcext:value-type="string">
            <text:p>{ModeInput,"GND"}</text:p>
          </table:table-cell>
          <table:table-cell table:style-name="ce144" table:formula="of:=IF([.$T93]&lt;&gt;&quot;&quot;;CONCATENATE(&quot;,{ModeOutput,&quot;&quot;&quot;;[.$T93];&quot;&quot;&quot;}&quot;);&quot;&quot;)">
            <text:p/>
          </table:table-cell>
          <table:table-cell table:style-name="ce144" table:formula="of:=IF([.$U93]&lt;&gt;&quot;&quot;;CONCATENATE(&quot;,{ModeAlt2,&quot;&quot;&quot;;[.$U93];&quot;&quot;&quot;}&quot;);&quot;&quot;)">
            <text:p/>
          </table:table-cell>
          <table:table-cell table:style-name="ce144" table:formula="of:=IF([.$V93]&lt;&gt;&quot;&quot;;CONCATENATE(&quot;,{ModeAlt3,&quot;&quot;&quot;;[.$V93];&quot;&quot;&quot;}&quot;);&quot;&quot;)">
            <text:p/>
          </table:table-cell>
          <table:table-cell table:style-name="ce144" table:formula="of:=IF([.$W93]&lt;&gt;&quot;&quot;;CONCATENATE(&quot;,{ModeAlt6,&quot;&quot;&quot;;[.$W93];&quot;&quot;&quot;}&quot;);&quot;&quot;)">
            <text:p/>
          </table:table-cell>
          <table:table-cell table:style-name="ce144" table:formula="of:=CONCATENATE(&quot;{&quot;;[.$M93];&quot;,{&quot;;[.$N93];&quot;,&quot;;[.$O93];&quot;,&quot;;[.$P93];&quot;,&quot;;[.$Q93];&quot;,&quot;;[.$R93];&quot;},{&quot;;[.$X93];[.$Y93];[.$Z93];[.$AA93];[.$AB93];&quot;}},&quot;)" office:value-type="string" office:string-value="{TypePower,{-1,-1,-1,12,2},{{ModeInput,&quot;GND&quot;}}}," calcext:value-type="string">
            <text:p>{TypePower,{-1,-1,-1,12,2},{{ModeInput,"GND"}}},</text:p>
          </table:table-cell>
          <table:table-cell table:style-name="ce166" table:number-columns-repeated="995"/>
        </table:table-row>
        <table:table-row table:style-name="ro1">
          <table:table-cell table:style-name="ce144"/>
          <table:table-cell table:style-name="ce147"/>
          <table:table-cell table:style-name="ce151" table:number-columns-repeated="5"/>
          <table:table-cell table:style-name="ce144"/>
          <table:table-cell table:style-name="ce151" table:number-columns-repeated="3"/>
          <table:table-cell table:style-name="ce147"/>
          <table:table-cell table:style-name="ce144"/>
          <table:table-cell table:style-name="ce156" table:number-columns-repeated="3"/>
          <table:table-cell table:style-name="ce144" table:number-columns-repeated="2"/>
          <table:table-cell table:style-name="ce163" table:number-columns-repeated="2"/>
          <table:table-cell table:style-name="ce144" table:number-columns-repeated="9"/>
          <table:table-cell table:style-name="ce166" table:number-columns-repeated="995"/>
        </table:table-row>
        <table:table-row table:style-name="ro1">
          <table:table-cell table:style-name="ce143"/>
          <table:table-cell table:style-name="ce146" office:value-type="string" calcext:value-type="string">
            <text:p>con3-core</text:p>
          </table:table-cell>
          <table:table-cell table:style-name="ce150" office:value-type="float" office:value="13" calcext:value-type="float">
            <text:p>13</text:p>
          </table:table-cell>
          <table:table-cell table:style-name="ce150" table:number-columns-repeated="4"/>
          <table:table-cell table:style-name="ce141"/>
          <table:table-cell table:style-name="ce150" table:number-columns-repeated="3"/>
          <table:table-cell table:style-name="ce146"/>
          <table:table-cell table:style-name="ce141"/>
          <table:table-cell table:style-name="ce155" table:number-columns-repeated="3"/>
          <table:table-cell table:style-name="ce141" table:number-columns-repeated="1008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ce148" office:value-type="string" calcext:value-type="string">
            <text:p>LINK_LED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96]+([.Q96]-1)*2" office:value-type="float" office:value="1" calcext:value-type="float">
            <text:p>1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LNK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64" table:formula="of:=IF([.$M96]=&quot;TypeGpio&quot;;CONCATENATE(&quot;GPIO&quot;;[.$L96]);[.$L96])" office:value-type="string" office:string-value="NET-LNK" calcext:value-type="string">
            <text:p>NET-LNK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96];&quot;&quot;&quot;}&quot;)" office:value-type="string" office:string-value="{ModeInput,&quot;NET-LNK&quot;}" calcext:value-type="string">
            <text:p>{ModeInput,"NET-LNK"}</text:p>
          </table:table-cell>
          <table:table-cell table:style-name="ce153" table:formula="of:=IF([.$T96]&lt;&gt;&quot;&quot;;CONCATENATE(&quot;,{ModeOutput,&quot;&quot;&quot;;[.$T96];&quot;&quot;&quot;}&quot;);&quot;&quot;)">
            <text:p/>
          </table:table-cell>
          <table:table-cell table:style-name="ce153" table:formula="of:=IF([.$U96]&lt;&gt;&quot;&quot;;CONCATENATE(&quot;,{ModeAlt2,&quot;&quot;&quot;;[.$U96];&quot;&quot;&quot;}&quot;);&quot;&quot;)">
            <text:p/>
          </table:table-cell>
          <table:table-cell table:style-name="ce153" table:formula="of:=IF([.$V96]&lt;&gt;&quot;&quot;;CONCATENATE(&quot;,{ModeAlt3,&quot;&quot;&quot;;[.$V96];&quot;&quot;&quot;}&quot;);&quot;&quot;)">
            <text:p/>
          </table:table-cell>
          <table:table-cell table:style-name="ce153" table:formula="of:=IF([.$W96]&lt;&gt;&quot;&quot;;CONCATENATE(&quot;,{ModeAlt6,&quot;&quot;&quot;;[.$W96];&quot;&quot;&quot;}&quot;);&quot;&quot;)">
            <text:p/>
          </table:table-cell>
          <table:table-cell table:style-name="ce153" table:formula="of:=CONCATENATE(&quot;{&quot;;[.$M96];&quot;,{&quot;;[.$N96];&quot;,&quot;;[.$O96];&quot;,&quot;;[.$P96];&quot;,&quot;;[.$Q96];&quot;,&quot;;[.$R96];&quot;},{&quot;;[.$X96];[.$Y96];[.$Z96];[.$AA96];[.$AB96];&quot;}},&quot;)" office:value-type="string" office:string-value="{TypeNet,{-1,-1,-1,1,1},{{ModeInput,&quot;NET-LNK&quot;}}}," calcext:value-type="string">
            <text:p>{TypeNet,{-1,-1,-1,1,1},{{ModeInput,"NET-LNK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ce148" office:value-type="string" calcext:value-type="string">
            <text:p>EPHY-TXP</text:p>
          </table:table-cell>
          <table:table-cell table:style-name="ce152" office:value-type="string" calcext:value-type="string">
            <text:p>X</text:p>
          </table:table-cell>
          <table:table-cell table:style-name="ce152" table:number-columns-repeated="4"/>
          <table:table-cell table:style-name="ce153" table:formula="of:=[.R97]+([.Q97]-1)*2" office:value-type="float" office:value="3" calcext:value-type="float">
            <text:p>3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TXP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64" table:formula="of:=IF([.$M97]=&quot;TypeGpio&quot;;CONCATENATE(&quot;GPIO&quot;;[.$L97]);[.$L97])" office:value-type="string" office:string-value="NET-TXP" calcext:value-type="string">
            <text:p>NET-TXP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97];&quot;&quot;&quot;}&quot;)" office:value-type="string" office:string-value="{ModeInput,&quot;NET-TXP&quot;}" calcext:value-type="string">
            <text:p>{ModeInput,"NET-TXP"}</text:p>
          </table:table-cell>
          <table:table-cell table:style-name="ce153" table:formula="of:=IF([.$T97]&lt;&gt;&quot;&quot;;CONCATENATE(&quot;,{ModeOutput,&quot;&quot;&quot;;[.$T97];&quot;&quot;&quot;}&quot;);&quot;&quot;)">
            <text:p/>
          </table:table-cell>
          <table:table-cell table:style-name="ce153" table:formula="of:=IF([.$U97]&lt;&gt;&quot;&quot;;CONCATENATE(&quot;,{ModeAlt2,&quot;&quot;&quot;;[.$U97];&quot;&quot;&quot;}&quot;);&quot;&quot;)">
            <text:p/>
          </table:table-cell>
          <table:table-cell table:style-name="ce153" table:formula="of:=IF([.$V97]&lt;&gt;&quot;&quot;;CONCATENATE(&quot;,{ModeAlt3,&quot;&quot;&quot;;[.$V97];&quot;&quot;&quot;}&quot;);&quot;&quot;)">
            <text:p/>
          </table:table-cell>
          <table:table-cell table:style-name="ce153" table:formula="of:=IF([.$W97]&lt;&gt;&quot;&quot;;CONCATENATE(&quot;,{ModeAlt6,&quot;&quot;&quot;;[.$W97];&quot;&quot;&quot;}&quot;);&quot;&quot;)">
            <text:p/>
          </table:table-cell>
          <table:table-cell table:style-name="ce153" table:formula="of:=CONCATENATE(&quot;{&quot;;[.$M97];&quot;,{&quot;;[.$N97];&quot;,&quot;;[.$O97];&quot;,&quot;;[.$P97];&quot;,&quot;;[.$Q97];&quot;,&quot;;[.$R97];&quot;},{&quot;;[.$X97];[.$Y97];[.$Z97];[.$AA97];[.$AB97];&quot;}},&quot;)" office:value-type="string" office:string-value="{TypeNet,{-1,-1,-1,2,1},{{ModeInput,&quot;NET-TXP&quot;}}}," calcext:value-type="string">
            <text:p>{TypeNet,{-1,-1,-1,2,1},{{ModeInput,"NET-TXP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ce148" office:value-type="string" calcext:value-type="string">
            <text:p>EPHY-RXP</text:p>
          </table:table-cell>
          <table:table-cell table:style-name="ce152" office:value-type="string" calcext:value-type="string">
            <text:p>X</text:p>
          </table:table-cell>
          <table:table-cell table:style-name="ce152" table:number-columns-repeated="4"/>
          <table:table-cell table:style-name="ce153" table:formula="of:=[.R98]+([.Q98]-1)*2" office:value-type="float" office:value="5" calcext:value-type="float">
            <text:p>5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RXP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64" table:formula="of:=IF([.$M98]=&quot;TypeGpio&quot;;CONCATENATE(&quot;GPIO&quot;;[.$L98]);[.$L98])" office:value-type="string" office:string-value="NET-RXP" calcext:value-type="string">
            <text:p>NET-RXP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98];&quot;&quot;&quot;}&quot;)" office:value-type="string" office:string-value="{ModeInput,&quot;NET-RXP&quot;}" calcext:value-type="string">
            <text:p>{ModeInput,"NET-RXP"}</text:p>
          </table:table-cell>
          <table:table-cell table:style-name="ce153" table:formula="of:=IF([.$T98]&lt;&gt;&quot;&quot;;CONCATENATE(&quot;,{ModeOutput,&quot;&quot;&quot;;[.$T98];&quot;&quot;&quot;}&quot;);&quot;&quot;)">
            <text:p/>
          </table:table-cell>
          <table:table-cell table:style-name="ce153" table:formula="of:=IF([.$U98]&lt;&gt;&quot;&quot;;CONCATENATE(&quot;,{ModeAlt2,&quot;&quot;&quot;;[.$U98];&quot;&quot;&quot;}&quot;);&quot;&quot;)">
            <text:p/>
          </table:table-cell>
          <table:table-cell table:style-name="ce153" table:formula="of:=IF([.$V98]&lt;&gt;&quot;&quot;;CONCATENATE(&quot;,{ModeAlt3,&quot;&quot;&quot;;[.$V98];&quot;&quot;&quot;}&quot;);&quot;&quot;)">
            <text:p/>
          </table:table-cell>
          <table:table-cell table:style-name="ce153" table:formula="of:=IF([.$W98]&lt;&gt;&quot;&quot;;CONCATENATE(&quot;,{ModeAlt6,&quot;&quot;&quot;;[.$W98];&quot;&quot;&quot;}&quot;);&quot;&quot;)">
            <text:p/>
          </table:table-cell>
          <table:table-cell table:style-name="ce153" table:formula="of:=CONCATENATE(&quot;{&quot;;[.$M98];&quot;,{&quot;;[.$N98];&quot;,&quot;;[.$O98];&quot;,&quot;;[.$P98];&quot;,&quot;;[.$Q98];&quot;,&quot;;[.$R98];&quot;},{&quot;;[.$X98];[.$Y98];[.$Z98];[.$AA98];[.$AB98];&quot;}},&quot;)" office:value-type="string" office:string-value="{TypeNet,{-1,-1,-1,3,1},{{ModeInput,&quot;NET-RXP&quot;}}}," calcext:value-type="string">
            <text:p>{TypeNet,{-1,-1,-1,3,1},{{ModeInput,"NET-RXP"}}},</text:p>
          </table:table-cell>
          <table:table-cell table:style-name="ce167" table:number-columns-repeated="995"/>
        </table:table-row>
        <table:table-row table:style-name="ro1">
          <table:table-cell table:style-name="ce144" office:value-type="float" office:value="75" calcext:value-type="float">
            <text:p>75</text:p>
          </table:table-cell>
          <table:table-cell table:style-name="ce147" office:value-type="string" calcext:value-type="string">
            <text:p>NC</text:p>
          </table:table-cell>
          <table:table-cell table:style-name="ce151" office:value-type="string" calcext:value-type="string">
            <text:p>X</text:p>
          </table:table-cell>
          <table:table-cell table:style-name="ce151" table:number-columns-repeated="4"/>
          <table:table-cell table:style-name="ce144" table:formula="of:=[.R99]+([.Q99]-1)*2" office:value-type="float" office:value="7" calcext:value-type="float">
            <text:p>7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NC</text:p>
          </table:table-cell>
          <table:table-cell table:style-name="ce122" office:value-type="string" calcext:value-type="string">
            <text:p>TypeNotConnected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99]=&quot;TypeGpio&quot;;CONCATENATE(&quot;GPIO&quot;;[.$L99]);[.$L99])" office:value-type="string" office:string-value="NC" calcext:value-type="string">
            <text:p>NC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99];&quot;&quot;&quot;}&quot;)" office:value-type="string" office:string-value="{ModeInput,&quot;NC&quot;}" calcext:value-type="string">
            <text:p>{ModeInput,"NC"}</text:p>
          </table:table-cell>
          <table:table-cell table:style-name="ce144" table:formula="of:=IF([.$T99]&lt;&gt;&quot;&quot;;CONCATENATE(&quot;,{ModeOutput,&quot;&quot;&quot;;[.$T99];&quot;&quot;&quot;}&quot;);&quot;&quot;)">
            <text:p/>
          </table:table-cell>
          <table:table-cell table:style-name="ce144" table:formula="of:=IF([.$U99]&lt;&gt;&quot;&quot;;CONCATENATE(&quot;,{ModeAlt2,&quot;&quot;&quot;;[.$U99];&quot;&quot;&quot;}&quot;);&quot;&quot;)">
            <text:p/>
          </table:table-cell>
          <table:table-cell table:style-name="ce144" table:formula="of:=IF([.$V99]&lt;&gt;&quot;&quot;;CONCATENATE(&quot;,{ModeAlt3,&quot;&quot;&quot;;[.$V99];&quot;&quot;&quot;}&quot;);&quot;&quot;)">
            <text:p/>
          </table:table-cell>
          <table:table-cell table:style-name="ce144" table:formula="of:=IF([.$W99]&lt;&gt;&quot;&quot;;CONCATENATE(&quot;,{ModeAlt6,&quot;&quot;&quot;;[.$W99];&quot;&quot;&quot;}&quot;);&quot;&quot;)">
            <text:p/>
          </table:table-cell>
          <table:table-cell table:style-name="ce144" table:formula="of:=CONCATENATE(&quot;{&quot;;[.$M99];&quot;,{&quot;;[.$N99];&quot;,&quot;;[.$O99];&quot;,&quot;;[.$P99];&quot;,&quot;;[.$Q99];&quot;,&quot;;[.$R99];&quot;},{&quot;;[.$X99];[.$Y99];[.$Z99];[.$AA99];[.$AB99];&quot;}},&quot;)" office:value-type="string" office:string-value="{TypeNotConnected,{-1,-1,-1,4,1},{{ModeInput,&quot;NC&quot;}}}," calcext:value-type="string">
            <text:p>{TypeNotConnected,{-1,-1,-1,4,1},{{ModeInput,"NC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75" calcext:value-type="float">
            <text:p>75</text:p>
          </table:table-cell>
          <table:table-cell table:style-name="ce147" office:value-type="string" calcext:value-type="string">
            <text:p>NC</text:p>
          </table:table-cell>
          <table:table-cell table:style-name="ce151" office:value-type="string" calcext:value-type="string">
            <text:p>X</text:p>
          </table:table-cell>
          <table:table-cell table:style-name="ce151" table:number-columns-repeated="4"/>
          <table:table-cell table:style-name="ce144" table:formula="of:=[.R100]+([.Q100]-1)*2" office:value-type="float" office:value="9" calcext:value-type="float">
            <text:p>9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NC</text:p>
          </table:table-cell>
          <table:table-cell table:style-name="ce122" office:value-type="string" calcext:value-type="string">
            <text:p>TypeNotConnected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100]=&quot;TypeGpio&quot;;CONCATENATE(&quot;GPIO&quot;;[.$L100]);[.$L100])" office:value-type="string" office:string-value="NC" calcext:value-type="string">
            <text:p>NC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100];&quot;&quot;&quot;}&quot;)" office:value-type="string" office:string-value="{ModeInput,&quot;NC&quot;}" calcext:value-type="string">
            <text:p>{ModeInput,"NC"}</text:p>
          </table:table-cell>
          <table:table-cell table:style-name="ce144" table:formula="of:=IF([.$T100]&lt;&gt;&quot;&quot;;CONCATENATE(&quot;,{ModeOutput,&quot;&quot;&quot;;[.$T100];&quot;&quot;&quot;}&quot;);&quot;&quot;)">
            <text:p/>
          </table:table-cell>
          <table:table-cell table:style-name="ce144" table:formula="of:=IF([.$U100]&lt;&gt;&quot;&quot;;CONCATENATE(&quot;,{ModeAlt2,&quot;&quot;&quot;;[.$U100];&quot;&quot;&quot;}&quot;);&quot;&quot;)">
            <text:p/>
          </table:table-cell>
          <table:table-cell table:style-name="ce144" table:formula="of:=IF([.$V100]&lt;&gt;&quot;&quot;;CONCATENATE(&quot;,{ModeAlt3,&quot;&quot;&quot;;[.$V100];&quot;&quot;&quot;}&quot;);&quot;&quot;)">
            <text:p/>
          </table:table-cell>
          <table:table-cell table:style-name="ce144" table:formula="of:=IF([.$W100]&lt;&gt;&quot;&quot;;CONCATENATE(&quot;,{ModeAlt6,&quot;&quot;&quot;;[.$W100];&quot;&quot;&quot;}&quot;);&quot;&quot;)">
            <text:p/>
          </table:table-cell>
          <table:table-cell table:style-name="ce144" table:formula="of:=CONCATENATE(&quot;{&quot;;[.$M100];&quot;,{&quot;;[.$N100];&quot;,&quot;;[.$O100];&quot;,&quot;;[.$P100];&quot;,&quot;;[.$Q100];&quot;,&quot;;[.$R100];&quot;},{&quot;;[.$X100];[.$Y100];[.$Z100];[.$AA100];[.$AB100];&quot;}},&quot;)" office:value-type="string" office:string-value="{TypeNotConnected,{-1,-1,-1,5,1},{{ModeInput,&quot;NC&quot;}}}," calcext:value-type="string">
            <text:p>{TypeNotConnected,{-1,-1,-1,5,1},{{ModeInput,"NC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5" calcext:value-type="float">
            <text:p>5</text:p>
          </table:table-cell>
          <table:table-cell table:style-name="ce147" office:value-type="string" calcext:value-type="string">
            <text:p>GND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101]+([.Q101]-1)*2" office:value-type="float" office:value="11" calcext:value-type="float">
            <text:p>11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GND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101]=&quot;TypeGpio&quot;;CONCATENATE(&quot;GPIO&quot;;[.$L101]);[.$L101])" office:value-type="string" office:string-value="GND" calcext:value-type="string">
            <text:p>GND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101];&quot;&quot;&quot;}&quot;)" office:value-type="string" office:string-value="{ModeInput,&quot;GND&quot;}" calcext:value-type="string">
            <text:p>{ModeInput,"GND"}</text:p>
          </table:table-cell>
          <table:table-cell table:style-name="ce144" table:formula="of:=IF([.$T101]&lt;&gt;&quot;&quot;;CONCATENATE(&quot;,{ModeOutput,&quot;&quot;&quot;;[.$T101];&quot;&quot;&quot;}&quot;);&quot;&quot;)">
            <text:p/>
          </table:table-cell>
          <table:table-cell table:style-name="ce144" table:formula="of:=IF([.$U101]&lt;&gt;&quot;&quot;;CONCATENATE(&quot;,{ModeAlt2,&quot;&quot;&quot;;[.$U101];&quot;&quot;&quot;}&quot;);&quot;&quot;)">
            <text:p/>
          </table:table-cell>
          <table:table-cell table:style-name="ce144" table:formula="of:=IF([.$V101]&lt;&gt;&quot;&quot;;CONCATENATE(&quot;,{ModeAlt3,&quot;&quot;&quot;;[.$V101];&quot;&quot;&quot;}&quot;);&quot;&quot;)">
            <text:p/>
          </table:table-cell>
          <table:table-cell table:style-name="ce144" table:formula="of:=IF([.$W101]&lt;&gt;&quot;&quot;;CONCATENATE(&quot;,{ModeAlt6,&quot;&quot;&quot;;[.$W101];&quot;&quot;&quot;}&quot;);&quot;&quot;)">
            <text:p/>
          </table:table-cell>
          <table:table-cell table:style-name="ce144" table:formula="of:=CONCATENATE(&quot;{&quot;;[.$M101];&quot;,{&quot;;[.$N101];&quot;,&quot;;[.$O101];&quot;,&quot;;[.$P101];&quot;,&quot;;[.$Q101];&quot;,&quot;;[.$R101];&quot;},{&quot;;[.$X101];[.$Y101];[.$Z101];[.$AA101];[.$AB101];&quot;}},&quot;)" office:value-type="string" office:string-value="{TypePower,{-1,-1,-1,6,1},{{ModeInput,&quot;GND&quot;}}}," calcext:value-type="string">
            <text:p>{TypePower,{-1,-1,-1,6,1},{{ModeInput,"GND"}}},</text:p>
          </table:table-cell>
          <table:table-cell table:style-name="ce166" table:number-columns-repeated="995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ce148" office:value-type="string" calcext:value-type="string">
            <text:p>USB-DP3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02]+([.Q102]-1)*2" office:value-type="float" office:value="13" calcext:value-type="float">
            <text:p>13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USB-DP3</text:p>
          </table:table-cell>
          <table:table-cell table:style-name="ce153" office:value-type="string" calcext:value-type="string">
            <text:p>TypeUsb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1" calcext:value-type="float">
            <text:p>1</text:p>
          </table:table-cell>
          <table:table-cell table:style-name="ce164" table:formula="of:=IF([.$M102]=&quot;TypeGpio&quot;;CONCATENATE(&quot;GPIO&quot;;[.$L102]);[.$L102])" office:value-type="string" office:string-value="USB-DP3" calcext:value-type="string">
            <text:p>USB-DP3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02];&quot;&quot;&quot;}&quot;)" office:value-type="string" office:string-value="{ModeInput,&quot;USB-DP3&quot;}" calcext:value-type="string">
            <text:p>{ModeInput,"USB-DP3"}</text:p>
          </table:table-cell>
          <table:table-cell table:style-name="ce153" table:formula="of:=IF([.$T102]&lt;&gt;&quot;&quot;;CONCATENATE(&quot;,{ModeOutput,&quot;&quot;&quot;;[.$T102];&quot;&quot;&quot;}&quot;);&quot;&quot;)">
            <text:p/>
          </table:table-cell>
          <table:table-cell table:style-name="ce153" table:formula="of:=IF([.$U102]&lt;&gt;&quot;&quot;;CONCATENATE(&quot;,{ModeAlt2,&quot;&quot;&quot;;[.$U102];&quot;&quot;&quot;}&quot;);&quot;&quot;)">
            <text:p/>
          </table:table-cell>
          <table:table-cell table:style-name="ce153" table:formula="of:=IF([.$V102]&lt;&gt;&quot;&quot;;CONCATENATE(&quot;,{ModeAlt3,&quot;&quot;&quot;;[.$V102];&quot;&quot;&quot;}&quot;);&quot;&quot;)">
            <text:p/>
          </table:table-cell>
          <table:table-cell table:style-name="ce153" table:formula="of:=IF([.$W102]&lt;&gt;&quot;&quot;;CONCATENATE(&quot;,{ModeAlt6,&quot;&quot;&quot;;[.$W102];&quot;&quot;&quot;}&quot;);&quot;&quot;)">
            <text:p/>
          </table:table-cell>
          <table:table-cell table:style-name="ce153" table:formula="of:=CONCATENATE(&quot;{&quot;;[.$M102];&quot;,{&quot;;[.$N102];&quot;,&quot;;[.$O102];&quot;,&quot;;[.$P102];&quot;,&quot;;[.$Q102];&quot;,&quot;;[.$R102];&quot;},{&quot;;[.$X102];[.$Y102];[.$Z102];[.$AA102];[.$AB102];&quot;}},&quot;)" office:value-type="string" office:string-value="{TypeUsb,{-1,-1,-1,7,1},{{ModeInput,&quot;USB-DP3&quot;}}}," calcext:value-type="string">
            <text:p>{TypeUsb,{-1,-1,-1,7,1},{{ModeInput,"USB-DP3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ce148" office:value-type="string" calcext:value-type="string">
            <text:p>USB-DM3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03]+([.Q103]-1)*2" office:value-type="float" office:value="15" calcext:value-type="float">
            <text:p>15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USB-DM3</text:p>
          </table:table-cell>
          <table:table-cell table:style-name="ce153" office:value-type="string" calcext:value-type="string">
            <text:p>TypeUsb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1" calcext:value-type="float">
            <text:p>1</text:p>
          </table:table-cell>
          <table:table-cell table:style-name="ce164" table:formula="of:=IF([.$M103]=&quot;TypeGpio&quot;;CONCATENATE(&quot;GPIO&quot;;[.$L103]);[.$L103])" office:value-type="string" office:string-value="USB-DM3" calcext:value-type="string">
            <text:p>USB-DM3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03];&quot;&quot;&quot;}&quot;)" office:value-type="string" office:string-value="{ModeInput,&quot;USB-DM3&quot;}" calcext:value-type="string">
            <text:p>{ModeInput,"USB-DM3"}</text:p>
          </table:table-cell>
          <table:table-cell table:style-name="ce153" table:formula="of:=IF([.$T103]&lt;&gt;&quot;&quot;;CONCATENATE(&quot;,{ModeOutput,&quot;&quot;&quot;;[.$T103];&quot;&quot;&quot;}&quot;);&quot;&quot;)">
            <text:p/>
          </table:table-cell>
          <table:table-cell table:style-name="ce153" table:formula="of:=IF([.$U103]&lt;&gt;&quot;&quot;;CONCATENATE(&quot;,{ModeAlt2,&quot;&quot;&quot;;[.$U103];&quot;&quot;&quot;}&quot;);&quot;&quot;)">
            <text:p/>
          </table:table-cell>
          <table:table-cell table:style-name="ce153" table:formula="of:=IF([.$V103]&lt;&gt;&quot;&quot;;CONCATENATE(&quot;,{ModeAlt3,&quot;&quot;&quot;;[.$V103];&quot;&quot;&quot;}&quot;);&quot;&quot;)">
            <text:p/>
          </table:table-cell>
          <table:table-cell table:style-name="ce153" table:formula="of:=IF([.$W103]&lt;&gt;&quot;&quot;;CONCATENATE(&quot;,{ModeAlt6,&quot;&quot;&quot;;[.$W103];&quot;&quot;&quot;}&quot;);&quot;&quot;)">
            <text:p/>
          </table:table-cell>
          <table:table-cell table:style-name="ce153" table:formula="of:=CONCATENATE(&quot;{&quot;;[.$M103];&quot;,{&quot;;[.$N103];&quot;,&quot;;[.$O103];&quot;,&quot;;[.$P103];&quot;,&quot;;[.$Q103];&quot;,&quot;;[.$R103];&quot;},{&quot;;[.$X103];[.$Y103];[.$Z103];[.$AA103];[.$AB103];&quot;}},&quot;)" office:value-type="string" office:string-value="{TypeUsb,{-1,-1,-1,8,1},{{ModeInput,&quot;USB-DM3&quot;}}}," calcext:value-type="string">
            <text:p>{TypeUsb,{-1,-1,-1,8,1},{{ModeInput,"USB-DM3"}}},</text:p>
          </table:table-cell>
          <table:table-cell table:style-name="ce167" table:number-columns-repeated="995"/>
        </table:table-row>
        <table:table-row table:style-name="ro1">
          <table:table-cell table:style-name="ce144" office:value-type="float" office:value="2" calcext:value-type="float">
            <text:p>2</text:p>
          </table:table-cell>
          <table:table-cell table:style-name="ce147" office:value-type="string" calcext:value-type="string">
            <text:p>VDD_5V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104]+([.Q104]-1)*2" office:value-type="float" office:value="17" calcext:value-type="float">
            <text:p>17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5V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104]=&quot;TypeGpio&quot;;CONCATENATE(&quot;GPIO&quot;;[.$L104]);[.$L104])" office:value-type="string" office:string-value="5V" calcext:value-type="string">
            <text:p>5V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104];&quot;&quot;&quot;}&quot;)" office:value-type="string" office:string-value="{ModeInput,&quot;5V&quot;}" calcext:value-type="string">
            <text:p>{ModeInput,"5V"}</text:p>
          </table:table-cell>
          <table:table-cell table:style-name="ce144" table:formula="of:=IF([.$T104]&lt;&gt;&quot;&quot;;CONCATENATE(&quot;,{ModeOutput,&quot;&quot;&quot;;[.$T104];&quot;&quot;&quot;}&quot;);&quot;&quot;)">
            <text:p/>
          </table:table-cell>
          <table:table-cell table:style-name="ce144" table:formula="of:=IF([.$U104]&lt;&gt;&quot;&quot;;CONCATENATE(&quot;,{ModeAlt2,&quot;&quot;&quot;;[.$U104];&quot;&quot;&quot;}&quot;);&quot;&quot;)">
            <text:p/>
          </table:table-cell>
          <table:table-cell table:style-name="ce144" table:formula="of:=IF([.$V104]&lt;&gt;&quot;&quot;;CONCATENATE(&quot;,{ModeAlt3,&quot;&quot;&quot;;[.$V104];&quot;&quot;&quot;}&quot;);&quot;&quot;)">
            <text:p/>
          </table:table-cell>
          <table:table-cell table:style-name="ce144" table:formula="of:=IF([.$W104]&lt;&gt;&quot;&quot;;CONCATENATE(&quot;,{ModeAlt6,&quot;&quot;&quot;;[.$W104];&quot;&quot;&quot;}&quot;);&quot;&quot;)">
            <text:p/>
          </table:table-cell>
          <table:table-cell table:style-name="ce144" table:formula="of:=CONCATENATE(&quot;{&quot;;[.$M104];&quot;,{&quot;;[.$N104];&quot;,&quot;;[.$O104];&quot;,&quot;;[.$P104];&quot;,&quot;;[.$Q104];&quot;,&quot;;[.$R104];&quot;},{&quot;;[.$X104];[.$Y104];[.$Z104];[.$AA104];[.$AB104];&quot;}},&quot;)" office:value-type="string" office:string-value="{TypePower,{-1,-1,-1,9,1},{{ModeInput,&quot;5V&quot;}}}," calcext:value-type="string">
            <text:p>{TypePower,{-1,-1,-1,9,1},{{ModeInput,"5V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2" calcext:value-type="float">
            <text:p>2</text:p>
          </table:table-cell>
          <table:table-cell table:style-name="ce147" office:value-type="string" calcext:value-type="string">
            <text:p>VDD_5V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105]+([.Q105]-1)*2" office:value-type="float" office:value="19" calcext:value-type="float">
            <text:p>19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5V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105]=&quot;TypeGpio&quot;;CONCATENATE(&quot;GPIO&quot;;[.$L105]);[.$L105])" office:value-type="string" office:string-value="5V" calcext:value-type="string">
            <text:p>5V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105];&quot;&quot;&quot;}&quot;)" office:value-type="string" office:string-value="{ModeInput,&quot;5V&quot;}" calcext:value-type="string">
            <text:p>{ModeInput,"5V"}</text:p>
          </table:table-cell>
          <table:table-cell table:style-name="ce144" table:formula="of:=IF([.$T105]&lt;&gt;&quot;&quot;;CONCATENATE(&quot;,{ModeOutput,&quot;&quot;&quot;;[.$T105];&quot;&quot;&quot;}&quot;);&quot;&quot;)">
            <text:p/>
          </table:table-cell>
          <table:table-cell table:style-name="ce144" table:formula="of:=IF([.$U105]&lt;&gt;&quot;&quot;;CONCATENATE(&quot;,{ModeAlt2,&quot;&quot;&quot;;[.$U105];&quot;&quot;&quot;}&quot;);&quot;&quot;)">
            <text:p/>
          </table:table-cell>
          <table:table-cell table:style-name="ce144" table:formula="of:=IF([.$V105]&lt;&gt;&quot;&quot;;CONCATENATE(&quot;,{ModeAlt3,&quot;&quot;&quot;;[.$V105];&quot;&quot;&quot;}&quot;);&quot;&quot;)">
            <text:p/>
          </table:table-cell>
          <table:table-cell table:style-name="ce144" table:formula="of:=IF([.$W105]&lt;&gt;&quot;&quot;;CONCATENATE(&quot;,{ModeAlt6,&quot;&quot;&quot;;[.$W105];&quot;&quot;&quot;}&quot;);&quot;&quot;)">
            <text:p/>
          </table:table-cell>
          <table:table-cell table:style-name="ce144" table:formula="of:=CONCATENATE(&quot;{&quot;;[.$M105];&quot;,{&quot;;[.$N105];&quot;,&quot;;[.$O105];&quot;,&quot;;[.$P105];&quot;,&quot;;[.$Q105];&quot;,&quot;;[.$R105];&quot;},{&quot;;[.$X105];[.$Y105];[.$Z105];[.$AA105];[.$AB105];&quot;}},&quot;)" office:value-type="string" office:string-value="{TypePower,{-1,-1,-1,10,1},{{ModeInput,&quot;5V&quot;}}}," calcext:value-type="string">
            <text:p>{TypePower,{-1,-1,-1,10,1},{{ModeInput,"5V"}}},</text:p>
          </table:table-cell>
          <table:table-cell table:style-name="ce166" table:number-columns-repeated="995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ce148" office:value-type="string" calcext:value-type="string">
            <text:p>SPEED_LED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06]+([.Q106]-1)*2" office:value-type="float" office:value="2" calcext:value-type="float">
            <text:p>2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SPD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106]=&quot;TypeGpio&quot;;CONCATENATE(&quot;GPIO&quot;;[.$L106]);[.$L106])" office:value-type="string" office:string-value="NET-SPD" calcext:value-type="string">
            <text:p>NET-SPD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06];&quot;&quot;&quot;}&quot;)" office:value-type="string" office:string-value="{ModeInput,&quot;NET-SPD&quot;}" calcext:value-type="string">
            <text:p>{ModeInput,"NET-SPD"}</text:p>
          </table:table-cell>
          <table:table-cell table:style-name="ce153" table:formula="of:=IF([.$T106]&lt;&gt;&quot;&quot;;CONCATENATE(&quot;,{ModeOutput,&quot;&quot;&quot;;[.$T106];&quot;&quot;&quot;}&quot;);&quot;&quot;)">
            <text:p/>
          </table:table-cell>
          <table:table-cell table:style-name="ce153" table:formula="of:=IF([.$U106]&lt;&gt;&quot;&quot;;CONCATENATE(&quot;,{ModeAlt2,&quot;&quot;&quot;;[.$U106];&quot;&quot;&quot;}&quot;);&quot;&quot;)">
            <text:p/>
          </table:table-cell>
          <table:table-cell table:style-name="ce153" table:formula="of:=IF([.$V106]&lt;&gt;&quot;&quot;;CONCATENATE(&quot;,{ModeAlt3,&quot;&quot;&quot;;[.$V106];&quot;&quot;&quot;}&quot;);&quot;&quot;)">
            <text:p/>
          </table:table-cell>
          <table:table-cell table:style-name="ce153" table:formula="of:=IF([.$W106]&lt;&gt;&quot;&quot;;CONCATENATE(&quot;,{ModeAlt6,&quot;&quot;&quot;;[.$W106];&quot;&quot;&quot;}&quot;);&quot;&quot;)">
            <text:p/>
          </table:table-cell>
          <table:table-cell table:style-name="ce153" table:formula="of:=CONCATENATE(&quot;{&quot;;[.$M106];&quot;,{&quot;;[.$N106];&quot;,&quot;;[.$O106];&quot;,&quot;;[.$P106];&quot;,&quot;;[.$Q106];&quot;,&quot;;[.$R106];&quot;},{&quot;;[.$X106];[.$Y106];[.$Z106];[.$AA106];[.$AB106];&quot;}},&quot;)" office:value-type="string" office:string-value="{TypeNet,{-1,-1,-1,1,2},{{ModeInput,&quot;NET-SPD&quot;}}}," calcext:value-type="string">
            <text:p>{TypeNet,{-1,-1,-1,1,2},{{ModeInput,"NET-SPD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ce148" office:value-type="string" calcext:value-type="string">
            <text:p>EPHY-TXN</text:p>
          </table:table-cell>
          <table:table-cell table:style-name="ce152" office:value-type="string" calcext:value-type="string">
            <text:p>X</text:p>
          </table:table-cell>
          <table:table-cell table:style-name="ce152" table:number-columns-repeated="4"/>
          <table:table-cell table:style-name="ce153" table:formula="of:=[.R107]+([.Q107]-1)*2" office:value-type="float" office:value="4" calcext:value-type="float">
            <text:p>4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TXN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number-columns-repeated="2" table:style-name="ce153" office:value-type="float" office:value="2" calcext:value-type="float">
            <text:p>2</text:p>
          </table:table-cell>
          <table:table-cell table:style-name="ce164" table:formula="of:=IF([.$M107]=&quot;TypeGpio&quot;;CONCATENATE(&quot;GPIO&quot;;[.$L107]);[.$L107])" office:value-type="string" office:string-value="NET-TXN" calcext:value-type="string">
            <text:p>NET-TXN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07];&quot;&quot;&quot;}&quot;)" office:value-type="string" office:string-value="{ModeInput,&quot;NET-TXN&quot;}" calcext:value-type="string">
            <text:p>{ModeInput,"NET-TXN"}</text:p>
          </table:table-cell>
          <table:table-cell table:style-name="ce153" table:formula="of:=IF([.$T107]&lt;&gt;&quot;&quot;;CONCATENATE(&quot;,{ModeOutput,&quot;&quot;&quot;;[.$T107];&quot;&quot;&quot;}&quot;);&quot;&quot;)">
            <text:p/>
          </table:table-cell>
          <table:table-cell table:style-name="ce153" table:formula="of:=IF([.$U107]&lt;&gt;&quot;&quot;;CONCATENATE(&quot;,{ModeAlt2,&quot;&quot;&quot;;[.$U107];&quot;&quot;&quot;}&quot;);&quot;&quot;)">
            <text:p/>
          </table:table-cell>
          <table:table-cell table:style-name="ce153" table:formula="of:=IF([.$V107]&lt;&gt;&quot;&quot;;CONCATENATE(&quot;,{ModeAlt3,&quot;&quot;&quot;;[.$V107];&quot;&quot;&quot;}&quot;);&quot;&quot;)">
            <text:p/>
          </table:table-cell>
          <table:table-cell table:style-name="ce153" table:formula="of:=IF([.$W107]&lt;&gt;&quot;&quot;;CONCATENATE(&quot;,{ModeAlt6,&quot;&quot;&quot;;[.$W107];&quot;&quot;&quot;}&quot;);&quot;&quot;)">
            <text:p/>
          </table:table-cell>
          <table:table-cell table:style-name="ce153" table:formula="of:=CONCATENATE(&quot;{&quot;;[.$M107];&quot;,{&quot;;[.$N107];&quot;,&quot;;[.$O107];&quot;,&quot;;[.$P107];&quot;,&quot;;[.$Q107];&quot;,&quot;;[.$R107];&quot;},{&quot;;[.$X107];[.$Y107];[.$Z107];[.$AA107];[.$AB107];&quot;}},&quot;)" office:value-type="string" office:string-value="{TypeNet,{-1,-1,-1,2,2},{{ModeInput,&quot;NET-TXN&quot;}}}," calcext:value-type="string">
            <text:p>{TypeNet,{-1,-1,-1,2,2},{{ModeInput,"NET-TXN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table:style-name="ce148" office:value-type="string" calcext:value-type="string">
            <text:p>EPHY-RXN</text:p>
          </table:table-cell>
          <table:table-cell table:style-name="ce152" office:value-type="string" calcext:value-type="string">
            <text:p>X</text:p>
          </table:table-cell>
          <table:table-cell table:style-name="ce152" table:number-columns-repeated="4"/>
          <table:table-cell table:style-name="ce153" table:formula="of:=[.R108]+([.Q108]-1)*2" office:value-type="float" office:value="6" calcext:value-type="float">
            <text:p>6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RXN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108]=&quot;TypeGpio&quot;;CONCATENATE(&quot;GPIO&quot;;[.$L108]);[.$L108])" office:value-type="string" office:string-value="NET-RXN" calcext:value-type="string">
            <text:p>NET-RXN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08];&quot;&quot;&quot;}&quot;)" office:value-type="string" office:string-value="{ModeInput,&quot;NET-RXN&quot;}" calcext:value-type="string">
            <text:p>{ModeInput,"NET-RXN"}</text:p>
          </table:table-cell>
          <table:table-cell table:style-name="ce153" table:formula="of:=IF([.$T108]&lt;&gt;&quot;&quot;;CONCATENATE(&quot;,{ModeOutput,&quot;&quot;&quot;;[.$T108];&quot;&quot;&quot;}&quot;);&quot;&quot;)">
            <text:p/>
          </table:table-cell>
          <table:table-cell table:style-name="ce153" table:formula="of:=IF([.$U108]&lt;&gt;&quot;&quot;;CONCATENATE(&quot;,{ModeAlt2,&quot;&quot;&quot;;[.$U108];&quot;&quot;&quot;}&quot;);&quot;&quot;)">
            <text:p/>
          </table:table-cell>
          <table:table-cell table:style-name="ce153" table:formula="of:=IF([.$V108]&lt;&gt;&quot;&quot;;CONCATENATE(&quot;,{ModeAlt3,&quot;&quot;&quot;;[.$V108];&quot;&quot;&quot;}&quot;);&quot;&quot;)">
            <text:p/>
          </table:table-cell>
          <table:table-cell table:style-name="ce153" table:formula="of:=IF([.$W108]&lt;&gt;&quot;&quot;;CONCATENATE(&quot;,{ModeAlt6,&quot;&quot;&quot;;[.$W108];&quot;&quot;&quot;}&quot;);&quot;&quot;)">
            <text:p/>
          </table:table-cell>
          <table:table-cell table:style-name="ce153" table:formula="of:=CONCATENATE(&quot;{&quot;;[.$M108];&quot;,{&quot;;[.$N108];&quot;,&quot;;[.$O108];&quot;,&quot;;[.$P108];&quot;,&quot;;[.$Q108];&quot;,&quot;;[.$R108];&quot;},{&quot;;[.$X108];[.$Y108];[.$Z108];[.$AA108];[.$AB108];&quot;}},&quot;)" office:value-type="string" office:string-value="{TypeNet,{-1,-1,-1,3,2},{{ModeInput,&quot;NET-RXN&quot;}}}," calcext:value-type="string">
            <text:p>{TypeNet,{-1,-1,-1,3,2},{{ModeInput,"NET-RXN"}}},</text:p>
          </table:table-cell>
          <table:table-cell table:style-name="ce167" table:number-columns-repeated="995"/>
        </table:table-row>
        <table:table-row table:style-name="ro1">
          <table:table-cell table:style-name="ce144" office:value-type="float" office:value="75" calcext:value-type="float">
            <text:p>75</text:p>
          </table:table-cell>
          <table:table-cell table:style-name="ce147" office:value-type="string" calcext:value-type="string">
            <text:p>NC</text:p>
          </table:table-cell>
          <table:table-cell table:style-name="ce151" office:value-type="string" calcext:value-type="string">
            <text:p>X</text:p>
          </table:table-cell>
          <table:table-cell table:style-name="ce151" table:number-columns-repeated="4"/>
          <table:table-cell table:style-name="ce144" table:formula="of:=[.R109]+([.Q109]-1)*2" office:value-type="float" office:value="8" calcext:value-type="float">
            <text:p>8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NC</text:p>
          </table:table-cell>
          <table:table-cell table:style-name="ce122" office:value-type="string" calcext:value-type="string">
            <text:p>TypeNotConnected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4" calcext:value-type="float">
            <text:p>4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IF([.$M109]=&quot;TypeGpio&quot;;CONCATENATE(&quot;GPIO&quot;;[.$L109]);[.$L109])" office:value-type="string" office:string-value="NC" calcext:value-type="string">
            <text:p>NC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109];&quot;&quot;&quot;}&quot;)" office:value-type="string" office:string-value="{ModeInput,&quot;NC&quot;}" calcext:value-type="string">
            <text:p>{ModeInput,"NC"}</text:p>
          </table:table-cell>
          <table:table-cell table:style-name="ce144" table:formula="of:=IF([.$T109]&lt;&gt;&quot;&quot;;CONCATENATE(&quot;,{ModeOutput,&quot;&quot;&quot;;[.$T109];&quot;&quot;&quot;}&quot;);&quot;&quot;)">
            <text:p/>
          </table:table-cell>
          <table:table-cell table:style-name="ce144" table:formula="of:=IF([.$U109]&lt;&gt;&quot;&quot;;CONCATENATE(&quot;,{ModeAlt2,&quot;&quot;&quot;;[.$U109];&quot;&quot;&quot;}&quot;);&quot;&quot;)">
            <text:p/>
          </table:table-cell>
          <table:table-cell table:style-name="ce144" table:formula="of:=IF([.$V109]&lt;&gt;&quot;&quot;;CONCATENATE(&quot;,{ModeAlt3,&quot;&quot;&quot;;[.$V109];&quot;&quot;&quot;}&quot;);&quot;&quot;)">
            <text:p/>
          </table:table-cell>
          <table:table-cell table:style-name="ce144" table:formula="of:=IF([.$W109]&lt;&gt;&quot;&quot;;CONCATENATE(&quot;,{ModeAlt6,&quot;&quot;&quot;;[.$W109];&quot;&quot;&quot;}&quot;);&quot;&quot;)">
            <text:p/>
          </table:table-cell>
          <table:table-cell table:style-name="ce144" table:formula="of:=CONCATENATE(&quot;{&quot;;[.$M109];&quot;,{&quot;;[.$N109];&quot;,&quot;;[.$O109];&quot;,&quot;;[.$P109];&quot;,&quot;;[.$Q109];&quot;,&quot;;[.$R109];&quot;},{&quot;;[.$X109];[.$Y109];[.$Z109];[.$AA109];[.$AB109];&quot;}},&quot;)" office:value-type="string" office:string-value="{TypeNotConnected,{-1,-1,-1,4,2},{{ModeInput,&quot;NC&quot;}}}," calcext:value-type="string">
            <text:p>{TypeNotConnected,{-1,-1,-1,4,2},{{ModeInput,"NC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75" calcext:value-type="float">
            <text:p>75</text:p>
          </table:table-cell>
          <table:table-cell table:style-name="ce147" office:value-type="string" calcext:value-type="string">
            <text:p>NC</text:p>
          </table:table-cell>
          <table:table-cell table:style-name="ce151" office:value-type="string" calcext:value-type="string">
            <text:p>X</text:p>
          </table:table-cell>
          <table:table-cell table:style-name="ce151" table:number-columns-repeated="4"/>
          <table:table-cell table:style-name="ce144" table:formula="of:=[.R110]+([.Q110]-1)*2" office:value-type="float" office:value="10" calcext:value-type="float">
            <text:p>10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NC</text:p>
          </table:table-cell>
          <table:table-cell table:style-name="ce122" office:value-type="string" calcext:value-type="string">
            <text:p>TypeNotConnected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IF([.$M110]=&quot;TypeGpio&quot;;CONCATENATE(&quot;GPIO&quot;;[.$L110]);[.$L110])" office:value-type="string" office:string-value="NC" calcext:value-type="string">
            <text:p>NC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110];&quot;&quot;&quot;}&quot;)" office:value-type="string" office:string-value="{ModeInput,&quot;NC&quot;}" calcext:value-type="string">
            <text:p>{ModeInput,"NC"}</text:p>
          </table:table-cell>
          <table:table-cell table:style-name="ce144" table:formula="of:=IF([.$T110]&lt;&gt;&quot;&quot;;CONCATENATE(&quot;,{ModeOutput,&quot;&quot;&quot;;[.$T110];&quot;&quot;&quot;}&quot;);&quot;&quot;)">
            <text:p/>
          </table:table-cell>
          <table:table-cell table:style-name="ce144" table:formula="of:=IF([.$U110]&lt;&gt;&quot;&quot;;CONCATENATE(&quot;,{ModeAlt2,&quot;&quot;&quot;;[.$U110];&quot;&quot;&quot;}&quot;);&quot;&quot;)">
            <text:p/>
          </table:table-cell>
          <table:table-cell table:style-name="ce144" table:formula="of:=IF([.$V110]&lt;&gt;&quot;&quot;;CONCATENATE(&quot;,{ModeAlt3,&quot;&quot;&quot;;[.$V110];&quot;&quot;&quot;}&quot;);&quot;&quot;)">
            <text:p/>
          </table:table-cell>
          <table:table-cell table:style-name="ce144" table:formula="of:=IF([.$W110]&lt;&gt;&quot;&quot;;CONCATENATE(&quot;,{ModeAlt6,&quot;&quot;&quot;;[.$W110];&quot;&quot;&quot;}&quot;);&quot;&quot;)">
            <text:p/>
          </table:table-cell>
          <table:table-cell table:style-name="ce144" table:formula="of:=CONCATENATE(&quot;{&quot;;[.$M110];&quot;,{&quot;;[.$N110];&quot;,&quot;;[.$O110];&quot;,&quot;;[.$P110];&quot;,&quot;;[.$Q110];&quot;,&quot;;[.$R110];&quot;},{&quot;;[.$X110];[.$Y110];[.$Z110];[.$AA110];[.$AB110];&quot;}},&quot;)" office:value-type="string" office:string-value="{TypeNotConnected,{-1,-1,-1,5,2},{{ModeInput,&quot;NC&quot;}}}," calcext:value-type="string">
            <text:p>{TypeNotConnected,{-1,-1,-1,5,2},{{ModeInput,"NC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5" calcext:value-type="float">
            <text:p>5</text:p>
          </table:table-cell>
          <table:table-cell table:style-name="ce147" office:value-type="string" calcext:value-type="string">
            <text:p>GND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111]+([.Q111]-1)*2" office:value-type="float" office:value="12" calcext:value-type="float">
            <text:p>12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GND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IF([.$M111]=&quot;TypeGpio&quot;;CONCATENATE(&quot;GPIO&quot;;[.$L111]);[.$L111])" office:value-type="string" office:string-value="GND" calcext:value-type="string">
            <text:p>GND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111];&quot;&quot;&quot;}&quot;)" office:value-type="string" office:string-value="{ModeInput,&quot;GND&quot;}" calcext:value-type="string">
            <text:p>{ModeInput,"GND"}</text:p>
          </table:table-cell>
          <table:table-cell table:style-name="ce144" table:formula="of:=IF([.$T111]&lt;&gt;&quot;&quot;;CONCATENATE(&quot;,{ModeOutput,&quot;&quot;&quot;;[.$T111];&quot;&quot;&quot;}&quot;);&quot;&quot;)">
            <text:p/>
          </table:table-cell>
          <table:table-cell table:style-name="ce144" table:formula="of:=IF([.$U111]&lt;&gt;&quot;&quot;;CONCATENATE(&quot;,{ModeAlt2,&quot;&quot;&quot;;[.$U111];&quot;&quot;&quot;}&quot;);&quot;&quot;)">
            <text:p/>
          </table:table-cell>
          <table:table-cell table:style-name="ce144" table:formula="of:=IF([.$V111]&lt;&gt;&quot;&quot;;CONCATENATE(&quot;,{ModeAlt3,&quot;&quot;&quot;;[.$V111];&quot;&quot;&quot;}&quot;);&quot;&quot;)">
            <text:p/>
          </table:table-cell>
          <table:table-cell table:style-name="ce144" table:formula="of:=IF([.$W111]&lt;&gt;&quot;&quot;;CONCATENATE(&quot;,{ModeAlt6,&quot;&quot;&quot;;[.$W111];&quot;&quot;&quot;}&quot;);&quot;&quot;)">
            <text:p/>
          </table:table-cell>
          <table:table-cell table:style-name="ce144" table:formula="of:=CONCATENATE(&quot;{&quot;;[.$M111];&quot;,{&quot;;[.$N111];&quot;,&quot;;[.$O111];&quot;,&quot;;[.$P111];&quot;,&quot;;[.$Q111];&quot;,&quot;;[.$R111];&quot;},{&quot;;[.$X111];[.$Y111];[.$Z111];[.$AA111];[.$AB111];&quot;}},&quot;)" office:value-type="string" office:string-value="{TypePower,{-1,-1,-1,6,2},{{ModeInput,&quot;GND&quot;}}}," calcext:value-type="string">
            <text:p>{TypePower,{-1,-1,-1,6,2},{{ModeInput,"GND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66" calcext:value-type="float">
            <text:p>66</text:p>
          </table:table-cell>
          <table:table-cell table:style-name="ce145" office:value-type="string" calcext:value-type="string">
            <text:p>GPIOA7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112]+([.Q112]-1)*2" office:value-type="float" office:value="14" calcext:value-type="float">
            <text:p>14</text:p>
          </table:table-cell>
          <table:table-cell table:style-name="ce151" office:value-type="string" calcext:value-type="string">
            <text:p>J3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7" calcext:value-type="float">
            <text:p>7</text:p>
          </table:table-cell>
          <table:table-cell table:style-name="ce145" table:formula="of:=CONCATENATE([.J112];[.K112])" office:value-type="string" office:string-value="A7" calcext:value-type="string">
            <text:p>A7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6" calcext:value-type="float">
            <text:p>26</text:p>
          </table:table-cell>
          <table:table-cell table:number-columns-repeated="2" table:style-name="ce99" office:value-type="float" office:value="7" calcext:value-type="float">
            <text:p>7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2" calcext:value-type="float">
            <text:p>2</text:p>
          </table:table-cell>
          <table:table-cell table:style-name="ce161" table:formula="of:=IF([.$M112]=&quot;TypeGpio&quot;;CONCATENATE(&quot;GPIO&quot;;[.$L112]);[.$L112])" office:value-type="string" office:string-value="GPIOA7" calcext:value-type="string">
            <text:p>GPIOA7</text:p>
          </table:table-cell>
          <table:table-cell table:style-name="ce161" table:formula="of:=IF([.$M112]=&quot;TypeGpio&quot;;CONCATENATE(&quot;GPIO&quot;;[.$L112]);&quot;&quot;)" office:value-type="string" office:string-value="GPIOA7" calcext:value-type="string">
            <text:p>GPIOA7</text:p>
          </table:table-cell>
          <table:table-cell table:style-name="ce122" office:value-type="string" calcext:value-type="string">
            <text:p>SIMCLK</text:p>
          </table:table-cell>
          <table:table-cell table:style-name="ce122"/>
          <table:table-cell table:style-name="ce122" office:value-type="string" calcext:value-type="string">
            <text:p>PAEINT7</text:p>
          </table:table-cell>
          <table:table-cell table:style-name="ce144" table:formula="of:=CONCATENATE(&quot;{ModeInput,&quot;&quot;&quot;;[.$S112];&quot;&quot;&quot;}&quot;)" office:value-type="string" office:string-value="{ModeInput,&quot;GPIOA7&quot;}" calcext:value-type="string">
            <text:p>{ModeInput,"GPIOA7"}</text:p>
          </table:table-cell>
          <table:table-cell table:style-name="ce144" table:formula="of:=IF([.$T112]&lt;&gt;&quot;&quot;;CONCATENATE(&quot;,{ModeOutput,&quot;&quot;&quot;;[.$T112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144" table:formula="of:=IF([.$U112]&lt;&gt;&quot;&quot;;CONCATENATE(&quot;,{ModeAlt2,&quot;&quot;&quot;;[.$U112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144" table:formula="of:=IF([.$V112]&lt;&gt;&quot;&quot;;CONCATENATE(&quot;,{ModeAlt3,&quot;&quot;&quot;;[.$V112];&quot;&quot;&quot;}&quot;);&quot;&quot;)">
            <text:p/>
          </table:table-cell>
          <table:table-cell table:style-name="ce144" table:formula="of:=IF([.$W112]&lt;&gt;&quot;&quot;;CONCATENATE(&quot;,{ModeAlt6,&quot;&quot;&quot;;[.$W112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144" table:formula="of:=CONCATENATE(&quot;{&quot;;[.$M112];&quot;,{&quot;;[.$N112];&quot;,&quot;;[.$O112];&quot;,&quot;;[.$P112];&quot;,&quot;;[.$Q112];&quot;,&quot;;[.$R112];&quot;},{&quot;;[.$X112];[.$Y112];[.$Z112];[.$AA112];[.$AB112];&quot;}},&quot;)" office:value-type="string" office:string-value="{TypeGpio,{26,7,7,7,2},{{ModeInput,&quot;GPIOA7&quot;},{ModeOutput,&quot;GPIOA7&quot;},{ModeAlt2,&quot;SIMCLK&quot;},{ModeAlt6,&quot;PAEINT7&quot;}}}," calcext:value-type="string">
            <text:p>{TypeGpio,{26,7,7,7,2},{{ModeInput,"GPIOA7"},{ModeOutput,"GPIOA7"},{ModeAlt2,"SIMCLK"},{ModeAlt6,"PAEINT7"}}},</text:p>
          </table:table-cell>
          <table:table-cell table:style-name="ce166" table:number-columns-repeated="995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ce148" office:value-type="string" calcext:value-type="string">
            <text:p>PE12/CSI_SCK/TWI2_SCK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13]+([.Q113]-1)*2" office:value-type="float" office:value="16" calcext:value-type="float">
            <text:p>16</text:p>
          </table:table-cell>
          <table:table-cell table:style-name="ce152" office:value-type="string" calcext:value-type="string">
            <text:p>J3</text:p>
          </table:table-cell>
          <table:table-cell table:style-name="ce152" office:value-type="string" calcext:value-type="string">
            <text:p>E</text:p>
          </table:table-cell>
          <table:table-cell table:style-name="ce152" office:value-type="float" office:value="12" calcext:value-type="float">
            <text:p>12</text:p>
          </table:table-cell>
          <table:table-cell table:style-name="ce148" table:formula="of:=CONCATENATE([.J113];[.K113])" office:value-type="string" office:string-value="E12" calcext:value-type="string">
            <text:p>E12</text:p>
          </table:table-cell>
          <table:table-cell table:style-name="ce153" office:value-type="string" calcext:value-type="string">
            <text:p>TypeGpio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69" calcext:value-type="float">
            <text:p>69</text:p>
          </table:table-cell>
          <table:table-cell table:style-name="ce157" office:value-type="float" office:value="140" calcext:value-type="float">
            <text:p>140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113]=&quot;TypeGpio&quot;;CONCATENATE(&quot;GPIO&quot;;[.$L113]);[.$L113])" office:value-type="string" office:string-value="GPIOE12" calcext:value-type="string">
            <text:p>GPIOE12</text:p>
          </table:table-cell>
          <table:table-cell table:style-name="ce164" table:formula="of:=IF([.$M113]=&quot;TypeGpio&quot;;CONCATENATE(&quot;GPIO&quot;;[.$L113]);&quot;&quot;)" office:value-type="string" office:string-value="GPIOE12" calcext:value-type="string">
            <text:p>GPIOE12</text:p>
          </table:table-cell>
          <table:table-cell table:style-name="ce153" office:value-type="string" calcext:value-type="string">
            <text:p>CSISCK</text:p>
          </table:table-cell>
          <table:table-cell table:style-name="ce153" office:value-type="string" calcext:value-type="string">
            <text:p>I2C2SCK</text:p>
          </table:table-cell>
          <table:table-cell table:style-name="ce153"/>
          <table:table-cell table:style-name="ce153" table:formula="of:=CONCATENATE(&quot;{ModeInput,&quot;&quot;&quot;;[.$S113];&quot;&quot;&quot;}&quot;)" office:value-type="string" office:string-value="{ModeInput,&quot;GPIOE12&quot;}" calcext:value-type="string">
            <text:p>{ModeInput,"GPIOE12"}</text:p>
          </table:table-cell>
          <table:table-cell table:style-name="ce153" table:formula="of:=IF([.$T113]&lt;&gt;&quot;&quot;;CONCATENATE(&quot;,{ModeOutput,&quot;&quot;&quot;;[.$T113];&quot;&quot;&quot;}&quot;);&quot;&quot;)" office:value-type="string" office:string-value=",{ModeOutput,&quot;GPIOE12&quot;}" calcext:value-type="string">
            <text:p>,{ModeOutput,"GPIOE12"}</text:p>
          </table:table-cell>
          <table:table-cell table:style-name="ce153" table:formula="of:=IF([.$U113]&lt;&gt;&quot;&quot;;CONCATENATE(&quot;,{ModeAlt2,&quot;&quot;&quot;;[.$U113];&quot;&quot;&quot;}&quot;);&quot;&quot;)" office:value-type="string" office:string-value=",{ModeAlt2,&quot;CSISCK&quot;}" calcext:value-type="string">
            <text:p>,{ModeAlt2,"CSISCK"}</text:p>
          </table:table-cell>
          <table:table-cell table:style-name="ce153" table:formula="of:=IF([.$V113]&lt;&gt;&quot;&quot;;CONCATENATE(&quot;,{ModeAlt3,&quot;&quot;&quot;;[.$V113];&quot;&quot;&quot;}&quot;);&quot;&quot;)" office:value-type="string" office:string-value=",{ModeAlt3,&quot;I2C2SCK&quot;}" calcext:value-type="string">
            <text:p>,{ModeAlt3,"I2C2SCK"}</text:p>
          </table:table-cell>
          <table:table-cell table:style-name="ce153" table:formula="of:=IF([.$W113]&lt;&gt;&quot;&quot;;CONCATENATE(&quot;,{ModeAlt6,&quot;&quot;&quot;;[.$W113];&quot;&quot;&quot;}&quot;);&quot;&quot;)">
            <text:p/>
          </table:table-cell>
          <table:table-cell table:style-name="ce153" table:formula="of:=CONCATENATE(&quot;{&quot;;[.$M113];&quot;,{&quot;;[.$N113];&quot;,&quot;;[.$O113];&quot;,&quot;;[.$P113];&quot;,&quot;;[.$Q113];&quot;,&quot;;[.$R113];&quot;},{&quot;;[.$X113];[.$Y113];[.$Z113];[.$AA113];[.$AB113];&quot;}},&quot;)" office:value-type="string" office:string-value="{TypeGpio,{34,69,140,8,2},{{ModeInput,&quot;GPIOE12&quot;},{ModeOutput,&quot;GPIOE12&quot;},{ModeAlt2,&quot;CSISCK&quot;},{ModeAlt3,&quot;I2C2SCK&quot;}}}," calcext:value-type="string">
            <text:p>{TypeGpio,{34,69,140,8,2},{{ModeInput,"GPIOE12"},{ModeOutput,"GPIOE12"},{ModeAlt2,"CSISCK"},{ModeAlt3,"I2C2SCK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ce148" office:value-type="string" calcext:value-type="string">
            <text:p>PE13/CSI_SDA/TWI2_SDA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14]+([.Q114]-1)*2" office:value-type="float" office:value="18" calcext:value-type="float">
            <text:p>18</text:p>
          </table:table-cell>
          <table:table-cell table:style-name="ce152" office:value-type="string" calcext:value-type="string">
            <text:p>J3</text:p>
          </table:table-cell>
          <table:table-cell table:style-name="ce152" office:value-type="string" calcext:value-type="string">
            <text:p>E</text:p>
          </table:table-cell>
          <table:table-cell table:style-name="ce152" office:value-type="float" office:value="13" calcext:value-type="float">
            <text:p>13</text:p>
          </table:table-cell>
          <table:table-cell table:style-name="ce148" table:formula="of:=CONCATENATE([.J114];[.K114])" office:value-type="string" office:string-value="E13" calcext:value-type="string">
            <text:p>E13</text:p>
          </table:table-cell>
          <table:table-cell table:style-name="ce153" office:value-type="string" calcext:value-type="string">
            <text:p>TypeGpio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float" office:value="141" calcext:value-type="float">
            <text:p>141</text:p>
          </table:table-cell>
          <table:table-cell table:style-name="ce153" office:value-type="float" office:value="9" calcext:value-type="float">
            <text:p>9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114]=&quot;TypeGpio&quot;;CONCATENATE(&quot;GPIO&quot;;[.$L114]);[.$L114])" office:value-type="string" office:string-value="GPIOE13" calcext:value-type="string">
            <text:p>GPIOE13</text:p>
          </table:table-cell>
          <table:table-cell table:style-name="ce164" table:formula="of:=IF([.$M114]=&quot;TypeGpio&quot;;CONCATENATE(&quot;GPIO&quot;;[.$L114]);&quot;&quot;)" office:value-type="string" office:string-value="GPIOE13" calcext:value-type="string">
            <text:p>GPIOE13</text:p>
          </table:table-cell>
          <table:table-cell table:style-name="ce153" office:value-type="string" calcext:value-type="string">
            <text:p>CSISDA</text:p>
          </table:table-cell>
          <table:table-cell table:style-name="ce153" office:value-type="string" calcext:value-type="string">
            <text:p>I2C2SDA</text:p>
          </table:table-cell>
          <table:table-cell table:style-name="ce153"/>
          <table:table-cell table:style-name="ce153" table:formula="of:=CONCATENATE(&quot;{ModeInput,&quot;&quot;&quot;;[.$S114];&quot;&quot;&quot;}&quot;)" office:value-type="string" office:string-value="{ModeInput,&quot;GPIOE13&quot;}" calcext:value-type="string">
            <text:p>{ModeInput,"GPIOE13"}</text:p>
          </table:table-cell>
          <table:table-cell table:style-name="ce153" table:formula="of:=IF([.$T114]&lt;&gt;&quot;&quot;;CONCATENATE(&quot;,{ModeOutput,&quot;&quot;&quot;;[.$T114];&quot;&quot;&quot;}&quot;);&quot;&quot;)" office:value-type="string" office:string-value=",{ModeOutput,&quot;GPIOE13&quot;}" calcext:value-type="string">
            <text:p>,{ModeOutput,"GPIOE13"}</text:p>
          </table:table-cell>
          <table:table-cell table:style-name="ce153" table:formula="of:=IF([.$U114]&lt;&gt;&quot;&quot;;CONCATENATE(&quot;,{ModeAlt2,&quot;&quot;&quot;;[.$U114];&quot;&quot;&quot;}&quot;);&quot;&quot;)" office:value-type="string" office:string-value=",{ModeAlt2,&quot;CSISDA&quot;}" calcext:value-type="string">
            <text:p>,{ModeAlt2,"CSISDA"}</text:p>
          </table:table-cell>
          <table:table-cell table:style-name="ce153" table:formula="of:=IF([.$V114]&lt;&gt;&quot;&quot;;CONCATENATE(&quot;,{ModeAlt3,&quot;&quot;&quot;;[.$V114];&quot;&quot;&quot;}&quot;);&quot;&quot;)" office:value-type="string" office:string-value=",{ModeAlt3,&quot;I2C2SDA&quot;}" calcext:value-type="string">
            <text:p>,{ModeAlt3,"I2C2SDA"}</text:p>
          </table:table-cell>
          <table:table-cell table:style-name="ce153" table:formula="of:=IF([.$W114]&lt;&gt;&quot;&quot;;CONCATENATE(&quot;,{ModeAlt6,&quot;&quot;&quot;;[.$W114];&quot;&quot;&quot;}&quot;);&quot;&quot;)">
            <text:p/>
          </table:table-cell>
          <table:table-cell table:style-name="ce153" table:formula="of:=CONCATENATE(&quot;{&quot;;[.$M114];&quot;,{&quot;;[.$N114];&quot;,&quot;;[.$O114];&quot;,&quot;;[.$P114];&quot;,&quot;;[.$Q114];&quot;,&quot;;[.$R114];&quot;},{&quot;;[.$X114];[.$Y114];[.$Z114];[.$AA114];[.$AB114];&quot;}},&quot;)" office:value-type="string" office:string-value="{TypeGpio,{35,70,141,9,2},{{ModeInput,&quot;GPIOE13&quot;},{ModeOutput,&quot;GPIOE13&quot;},{ModeAlt2,&quot;CSISDA&quot;},{ModeAlt3,&quot;I2C2SDA&quot;}}}," calcext:value-type="string">
            <text:p>{TypeGpio,{35,70,141,9,2},{{ModeInput,"GPIOE13"},{ModeOutput,"GPIOE13"},{ModeAlt2,"CSISDA"},{ModeAlt3,"I2C2SDA"}}},</text:p>
          </table:table-cell>
          <table:table-cell table:style-name="ce167" table:number-columns-repeated="995"/>
        </table:table-row>
        <table:table-row table:style-name="ro1">
          <table:table-cell table:style-name="ce144" office:value-type="float" office:value="1" calcext:value-type="float">
            <text:p>1</text:p>
          </table:table-cell>
          <table:table-cell table:style-name="ce147" office:value-type="string" calcext:value-type="string">
            <text:p>SYS_3.3V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115]+([.Q115]-1)*2" office:value-type="float" office:value="20" calcext:value-type="float">
            <text:p>20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3.3V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IF([.$M115]=&quot;TypeGpio&quot;;CONCATENATE(&quot;GPIO&quot;;[.$L115]);[.$L115])" office:value-type="string" office:string-value="3.3V" calcext:value-type="string">
            <text:p>3.3V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115];&quot;&quot;&quot;}&quot;)" office:value-type="string" office:string-value="{ModeInput,&quot;3.3V&quot;}" calcext:value-type="string">
            <text:p>{ModeInput,"3.3V"}</text:p>
          </table:table-cell>
          <table:table-cell table:style-name="ce144" table:formula="of:=IF([.$T115]&lt;&gt;&quot;&quot;;CONCATENATE(&quot;,{ModeOutput,&quot;&quot;&quot;;[.$T115];&quot;&quot;&quot;}&quot;);&quot;&quot;)">
            <text:p/>
          </table:table-cell>
          <table:table-cell table:style-name="ce144" table:formula="of:=IF([.$U115]&lt;&gt;&quot;&quot;;CONCATENATE(&quot;,{ModeAlt2,&quot;&quot;&quot;;[.$U115];&quot;&quot;&quot;}&quot;);&quot;&quot;)">
            <text:p/>
          </table:table-cell>
          <table:table-cell table:style-name="ce144" table:formula="of:=IF([.$V115]&lt;&gt;&quot;&quot;;CONCATENATE(&quot;,{ModeAlt3,&quot;&quot;&quot;;[.$V115];&quot;&quot;&quot;}&quot;);&quot;&quot;)">
            <text:p/>
          </table:table-cell>
          <table:table-cell table:style-name="ce144" table:formula="of:=IF([.$W115]&lt;&gt;&quot;&quot;;CONCATENATE(&quot;,{ModeAlt6,&quot;&quot;&quot;;[.$W115];&quot;&quot;&quot;}&quot;);&quot;&quot;)">
            <text:p/>
          </table:table-cell>
          <table:table-cell table:style-name="ce144" table:formula="of:=CONCATENATE(&quot;{&quot;;[.$M115];&quot;,{&quot;;[.$N115];&quot;,&quot;;[.$O115];&quot;,&quot;;[.$P115];&quot;,&quot;;[.$Q115];&quot;,&quot;;[.$R115];&quot;},{&quot;;[.$X115];[.$Y115];[.$Z115];[.$AA115];[.$AB115];&quot;}},&quot;)" office:value-type="string" office:string-value="{TypePower,{-1,-1,-1,10,2},{{ModeInput,&quot;3.3V&quot;}}}," calcext:value-type="string">
            <text:p>{TypePower,{-1,-1,-1,10,2},{{ModeInput,"3.3V"}}},</text:p>
          </table:table-cell>
          <table:table-cell table:style-name="ce166" table:number-columns-repeated="995"/>
        </table:table-row>
        <table:table-row table:style-name="ro1">
          <table:table-cell table:style-name="ce144"/>
          <table:table-cell table:style-name="ce147"/>
          <table:table-cell table:style-name="ce151" table:number-columns-repeated="5"/>
          <table:table-cell table:style-name="ce144"/>
          <table:table-cell table:style-name="ce151" table:number-columns-repeated="3"/>
          <table:table-cell table:style-name="ce147"/>
          <table:table-cell table:style-name="ce144"/>
          <table:table-cell table:style-name="ce156" table:number-columns-repeated="3"/>
          <table:table-cell table:style-name="ce144" table:number-columns-repeated="2"/>
          <table:table-cell table:style-name="ce163" table:number-columns-repeated="2"/>
          <table:table-cell table:style-name="ce144" table:number-columns-repeated="9"/>
          <table:table-cell table:style-name="ce166" table:number-columns-repeated="995"/>
        </table:table-row>
        <table:table-row table:style-name="ro1">
          <table:table-cell table:style-name="ce143"/>
          <table:table-cell table:style-name="ce146" office:value-type="string" calcext:value-type="string">
            <text:p>con3-core2</text:p>
          </table:table-cell>
          <table:table-cell table:style-name="ce150" office:value-type="float" office:value="14" calcext:value-type="float">
            <text:p>14</text:p>
          </table:table-cell>
          <table:table-cell table:style-name="ce150" table:number-columns-repeated="4"/>
          <table:table-cell table:style-name="ce141"/>
          <table:table-cell table:style-name="ce150" table:number-columns-repeated="3"/>
          <table:table-cell table:style-name="ce146"/>
          <table:table-cell table:style-name="ce141"/>
          <table:table-cell table:style-name="ce155" table:number-columns-repeated="3"/>
          <table:table-cell table:style-name="ce141" table:number-columns-repeated="1008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ce148" office:value-type="string" calcext:value-type="string">
            <text:p>LINK_LED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18]+([.Q118]-1)*2" office:value-type="float" office:value="1" calcext:value-type="float">
            <text:p>1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LNK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number-columns-repeated="2" table:style-name="ce153" office:value-type="float" office:value="1" calcext:value-type="float">
            <text:p>1</text:p>
          </table:table-cell>
          <table:table-cell table:style-name="ce164" table:formula="of:=IF([.$M118]=&quot;TypeGpio&quot;;CONCATENATE(&quot;GPIO&quot;;[.$L118]);[.$L118])" office:value-type="string" office:string-value="NET-LNK" calcext:value-type="string">
            <text:p>NET-LNK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18];&quot;&quot;&quot;}&quot;)" office:value-type="string" office:string-value="{ModeInput,&quot;NET-LNK&quot;}" calcext:value-type="string">
            <text:p>{ModeInput,"NET-LNK"}</text:p>
          </table:table-cell>
          <table:table-cell table:style-name="ce153" table:formula="of:=IF([.$T118]&lt;&gt;&quot;&quot;;CONCATENATE(&quot;,{ModeOutput,&quot;&quot;&quot;;[.$T118];&quot;&quot;&quot;}&quot;);&quot;&quot;)">
            <text:p/>
          </table:table-cell>
          <table:table-cell table:style-name="ce153" table:formula="of:=IF([.$U118]&lt;&gt;&quot;&quot;;CONCATENATE(&quot;,{ModeAlt2,&quot;&quot;&quot;;[.$U118];&quot;&quot;&quot;}&quot;);&quot;&quot;)">
            <text:p/>
          </table:table-cell>
          <table:table-cell table:style-name="ce153" table:formula="of:=IF([.$V118]&lt;&gt;&quot;&quot;;CONCATENATE(&quot;,{ModeAlt3,&quot;&quot;&quot;;[.$V118];&quot;&quot;&quot;}&quot;);&quot;&quot;)">
            <text:p/>
          </table:table-cell>
          <table:table-cell table:style-name="ce153" table:formula="of:=IF([.$W118]&lt;&gt;&quot;&quot;;CONCATENATE(&quot;,{ModeAlt6,&quot;&quot;&quot;;[.$W118];&quot;&quot;&quot;}&quot;);&quot;&quot;)">
            <text:p/>
          </table:table-cell>
          <table:table-cell table:style-name="ce153" table:formula="of:=CONCATENATE(&quot;{&quot;;[.$M118];&quot;,{&quot;;[.$N118];&quot;,&quot;;[.$O118];&quot;,&quot;;[.$P118];&quot;,&quot;;[.$Q118];&quot;,&quot;;[.$R118];&quot;},{&quot;;[.$X118];[.$Y118];[.$Z118];[.$AA118];[.$AB118];&quot;}},&quot;)" office:value-type="string" office:string-value="{TypeNet,{-1,-1,-1,1,1},{{ModeInput,&quot;NET-LNK&quot;}}}," calcext:value-type="string">
            <text:p>{TypeNet,{-1,-1,-1,1,1},{{ModeInput,"NET-LNK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ce148" office:value-type="string" calcext:value-type="string">
            <text:p>TRD1+</text:p>
          </table:table-cell>
          <table:table-cell table:style-name="ce152"/>
          <table:table-cell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19]+([.Q119]-1)*2" office:value-type="float" office:value="3" calcext:value-type="float">
            <text:p>3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D1P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1" calcext:value-type="float">
            <text:p>1</text:p>
          </table:table-cell>
          <table:table-cell table:style-name="ce164" table:formula="of:=IF([.$M119]=&quot;TypeGpio&quot;;CONCATENATE(&quot;GPIO&quot;;[.$L119]);[.$L119])" office:value-type="string" office:string-value="NET-D1P" calcext:value-type="string">
            <text:p>NET-D1P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19];&quot;&quot;&quot;}&quot;)" office:value-type="string" office:string-value="{ModeInput,&quot;NET-D1P&quot;}" calcext:value-type="string">
            <text:p>{ModeInput,"NET-D1P"}</text:p>
          </table:table-cell>
          <table:table-cell table:style-name="ce153" table:formula="of:=IF([.$T119]&lt;&gt;&quot;&quot;;CONCATENATE(&quot;,{ModeOutput,&quot;&quot;&quot;;[.$T119];&quot;&quot;&quot;}&quot;);&quot;&quot;)">
            <text:p/>
          </table:table-cell>
          <table:table-cell table:style-name="ce153" table:formula="of:=IF([.$U119]&lt;&gt;&quot;&quot;;CONCATENATE(&quot;,{ModeAlt2,&quot;&quot;&quot;;[.$U119];&quot;&quot;&quot;}&quot;);&quot;&quot;)">
            <text:p/>
          </table:table-cell>
          <table:table-cell table:style-name="ce153" table:formula="of:=IF([.$V119]&lt;&gt;&quot;&quot;;CONCATENATE(&quot;,{ModeAlt3,&quot;&quot;&quot;;[.$V119];&quot;&quot;&quot;}&quot;);&quot;&quot;)">
            <text:p/>
          </table:table-cell>
          <table:table-cell table:style-name="ce153" table:formula="of:=IF([.$W119]&lt;&gt;&quot;&quot;;CONCATENATE(&quot;,{ModeAlt6,&quot;&quot;&quot;;[.$W119];&quot;&quot;&quot;}&quot;);&quot;&quot;)">
            <text:p/>
          </table:table-cell>
          <table:table-cell table:style-name="ce153" table:formula="of:=CONCATENATE(&quot;{&quot;;[.$M119];&quot;,{&quot;;[.$N119];&quot;,&quot;;[.$O119];&quot;,&quot;;[.$P119];&quot;,&quot;;[.$Q119];&quot;,&quot;;[.$R119];&quot;},{&quot;;[.$X119];[.$Y119];[.$Z119];[.$AA119];[.$AB119];&quot;}},&quot;)" office:value-type="string" office:string-value="{TypeNet,{-1,-1,-1,2,1},{{ModeInput,&quot;NET-D1P&quot;}}}," calcext:value-type="string">
            <text:p>{TypeNet,{-1,-1,-1,2,1},{{ModeInput,"NET-D1P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style-name="ce148" office:value-type="string" calcext:value-type="string">
            <text:p>TRD2+</text:p>
          </table:table-cell>
          <table:table-cell table:style-name="ce152"/>
          <table:table-cell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20]+([.Q120]-1)*2" office:value-type="float" office:value="5" calcext:value-type="float">
            <text:p>5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D2P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1" calcext:value-type="float">
            <text:p>1</text:p>
          </table:table-cell>
          <table:table-cell table:style-name="ce164" table:formula="of:=IF([.$M120]=&quot;TypeGpio&quot;;CONCATENATE(&quot;GPIO&quot;;[.$L120]);[.$L120])" office:value-type="string" office:string-value="NET-D2P" calcext:value-type="string">
            <text:p>NET-D2P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20];&quot;&quot;&quot;}&quot;)" office:value-type="string" office:string-value="{ModeInput,&quot;NET-D2P&quot;}" calcext:value-type="string">
            <text:p>{ModeInput,"NET-D2P"}</text:p>
          </table:table-cell>
          <table:table-cell table:style-name="ce153" table:formula="of:=IF([.$T120]&lt;&gt;&quot;&quot;;CONCATENATE(&quot;,{ModeOutput,&quot;&quot;&quot;;[.$T120];&quot;&quot;&quot;}&quot;);&quot;&quot;)">
            <text:p/>
          </table:table-cell>
          <table:table-cell table:style-name="ce153" table:formula="of:=IF([.$U120]&lt;&gt;&quot;&quot;;CONCATENATE(&quot;,{ModeAlt2,&quot;&quot;&quot;;[.$U120];&quot;&quot;&quot;}&quot;);&quot;&quot;)">
            <text:p/>
          </table:table-cell>
          <table:table-cell table:style-name="ce153" table:formula="of:=IF([.$V120]&lt;&gt;&quot;&quot;;CONCATENATE(&quot;,{ModeAlt3,&quot;&quot;&quot;;[.$V120];&quot;&quot;&quot;}&quot;);&quot;&quot;)">
            <text:p/>
          </table:table-cell>
          <table:table-cell table:style-name="ce153" table:formula="of:=IF([.$W120]&lt;&gt;&quot;&quot;;CONCATENATE(&quot;,{ModeAlt6,&quot;&quot;&quot;;[.$W120];&quot;&quot;&quot;}&quot;);&quot;&quot;)">
            <text:p/>
          </table:table-cell>
          <table:table-cell table:style-name="ce153" table:formula="of:=CONCATENATE(&quot;{&quot;;[.$M120];&quot;,{&quot;;[.$N120];&quot;,&quot;;[.$O120];&quot;,&quot;;[.$P120];&quot;,&quot;;[.$Q120];&quot;,&quot;;[.$R120];&quot;},{&quot;;[.$X120];[.$Y120];[.$Z120];[.$AA120];[.$AB120];&quot;}},&quot;)" office:value-type="string" office:string-value="{TypeNet,{-1,-1,-1,3,1},{{ModeInput,&quot;NET-D2P&quot;}}}," calcext:value-type="string">
            <text:p>{TypeNet,{-1,-1,-1,3,1},{{ModeInput,"NET-D2P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style-name="ce148" office:value-type="string" calcext:value-type="string">
            <text:p>TRD3+</text:p>
          </table:table-cell>
          <table:table-cell table:style-name="ce152"/>
          <table:table-cell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21]+([.Q121]-1)*2" office:value-type="float" office:value="7" calcext:value-type="float">
            <text:p>7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D3P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1" calcext:value-type="float">
            <text:p>1</text:p>
          </table:table-cell>
          <table:table-cell table:style-name="ce164" table:formula="of:=IF([.$M121]=&quot;TypeGpio&quot;;CONCATENATE(&quot;GPIO&quot;;[.$L121]);[.$L121])" office:value-type="string" office:string-value="NET-D3P" calcext:value-type="string">
            <text:p>NET-D3P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21];&quot;&quot;&quot;}&quot;)" office:value-type="string" office:string-value="{ModeInput,&quot;NET-D3P&quot;}" calcext:value-type="string">
            <text:p>{ModeInput,"NET-D3P"}</text:p>
          </table:table-cell>
          <table:table-cell table:style-name="ce153" table:formula="of:=IF([.$T121]&lt;&gt;&quot;&quot;;CONCATENATE(&quot;,{ModeOutput,&quot;&quot;&quot;;[.$T121];&quot;&quot;&quot;}&quot;);&quot;&quot;)">
            <text:p/>
          </table:table-cell>
          <table:table-cell table:style-name="ce153" table:formula="of:=IF([.$U121]&lt;&gt;&quot;&quot;;CONCATENATE(&quot;,{ModeAlt2,&quot;&quot;&quot;;[.$U121];&quot;&quot;&quot;}&quot;);&quot;&quot;)">
            <text:p/>
          </table:table-cell>
          <table:table-cell table:style-name="ce153" table:formula="of:=IF([.$V121]&lt;&gt;&quot;&quot;;CONCATENATE(&quot;,{ModeAlt3,&quot;&quot;&quot;;[.$V121];&quot;&quot;&quot;}&quot;);&quot;&quot;)">
            <text:p/>
          </table:table-cell>
          <table:table-cell table:style-name="ce153" table:formula="of:=IF([.$W121]&lt;&gt;&quot;&quot;;CONCATENATE(&quot;,{ModeAlt6,&quot;&quot;&quot;;[.$W121];&quot;&quot;&quot;}&quot;);&quot;&quot;)">
            <text:p/>
          </table:table-cell>
          <table:table-cell table:style-name="ce153" table:formula="of:=CONCATENATE(&quot;{&quot;;[.$M121];&quot;,{&quot;;[.$N121];&quot;,&quot;;[.$O121];&quot;,&quot;;[.$P121];&quot;,&quot;;[.$Q121];&quot;,&quot;;[.$R121];&quot;},{&quot;;[.$X121];[.$Y121];[.$Z121];[.$AA121];[.$AB121];&quot;}},&quot;)" office:value-type="string" office:string-value="{TypeNet,{-1,-1,-1,4,1},{{ModeInput,&quot;NET-D3P&quot;}}}," calcext:value-type="string">
            <text:p>{TypeNet,{-1,-1,-1,4,1},{{ModeInput,"NET-D3P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91" calcext:value-type="float">
            <text:p>91</text:p>
          </table:table-cell>
          <table:table-cell table:style-name="ce148" office:value-type="string" calcext:value-type="string">
            <text:p>TRD4+</text:p>
          </table:table-cell>
          <table:table-cell table:style-name="ce152"/>
          <table:table-cell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22]+([.Q122]-1)*2" office:value-type="float" office:value="9" calcext:value-type="float">
            <text:p>9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D4P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1" calcext:value-type="float">
            <text:p>1</text:p>
          </table:table-cell>
          <table:table-cell table:style-name="ce164" table:formula="of:=IF([.$M122]=&quot;TypeGpio&quot;;CONCATENATE(&quot;GPIO&quot;;[.$L122]);[.$L122])" office:value-type="string" office:string-value="NET-D4P" calcext:value-type="string">
            <text:p>NET-D4P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22];&quot;&quot;&quot;}&quot;)" office:value-type="string" office:string-value="{ModeInput,&quot;NET-D4P&quot;}" calcext:value-type="string">
            <text:p>{ModeInput,"NET-D4P"}</text:p>
          </table:table-cell>
          <table:table-cell table:style-name="ce153" table:formula="of:=IF([.$T122]&lt;&gt;&quot;&quot;;CONCATENATE(&quot;,{ModeOutput,&quot;&quot;&quot;;[.$T122];&quot;&quot;&quot;}&quot;);&quot;&quot;)">
            <text:p/>
          </table:table-cell>
          <table:table-cell table:style-name="ce153" table:formula="of:=IF([.$U122]&lt;&gt;&quot;&quot;;CONCATENATE(&quot;,{ModeAlt2,&quot;&quot;&quot;;[.$U122];&quot;&quot;&quot;}&quot;);&quot;&quot;)">
            <text:p/>
          </table:table-cell>
          <table:table-cell table:style-name="ce153" table:formula="of:=IF([.$V122]&lt;&gt;&quot;&quot;;CONCATENATE(&quot;,{ModeAlt3,&quot;&quot;&quot;;[.$V122];&quot;&quot;&quot;}&quot;);&quot;&quot;)">
            <text:p/>
          </table:table-cell>
          <table:table-cell table:style-name="ce153" table:formula="of:=IF([.$W122]&lt;&gt;&quot;&quot;;CONCATENATE(&quot;,{ModeAlt6,&quot;&quot;&quot;;[.$W122];&quot;&quot;&quot;}&quot;);&quot;&quot;)">
            <text:p/>
          </table:table-cell>
          <table:table-cell table:style-name="ce153" table:formula="of:=CONCATENATE(&quot;{&quot;;[.$M122];&quot;,{&quot;;[.$N122];&quot;,&quot;;[.$O122];&quot;,&quot;;[.$P122];&quot;,&quot;;[.$Q122];&quot;,&quot;;[.$R122];&quot;},{&quot;;[.$X122];[.$Y122];[.$Z122];[.$AA122];[.$AB122];&quot;}},&quot;)" office:value-type="string" office:string-value="{TypeNet,{-1,-1,-1,5,1},{{ModeInput,&quot;NET-D4P&quot;}}}," calcext:value-type="string">
            <text:p>{TypeNet,{-1,-1,-1,5,1},{{ModeInput,"NET-D4P"}}},</text:p>
          </table:table-cell>
          <table:table-cell table:style-name="ce167" table:number-columns-repeated="995"/>
        </table:table-row>
        <table:table-row table:style-name="ro1">
          <table:table-cell table:style-name="ce144" office:value-type="float" office:value="5" calcext:value-type="float">
            <text:p>5</text:p>
          </table:table-cell>
          <table:table-cell table:style-name="ce147" office:value-type="string" calcext:value-type="string">
            <text:p>GND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123]+([.Q123]-1)*2" office:value-type="float" office:value="11" calcext:value-type="float">
            <text:p>11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GND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123]=&quot;TypeGpio&quot;;CONCATENATE(&quot;GPIO&quot;;[.$L123]);[.$L123])" office:value-type="string" office:string-value="GND" calcext:value-type="string">
            <text:p>GND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123];&quot;&quot;&quot;}&quot;)" office:value-type="string" office:string-value="{ModeInput,&quot;GND&quot;}" calcext:value-type="string">
            <text:p>{ModeInput,"GND"}</text:p>
          </table:table-cell>
          <table:table-cell table:style-name="ce144" table:formula="of:=IF([.$T123]&lt;&gt;&quot;&quot;;CONCATENATE(&quot;,{ModeOutput,&quot;&quot;&quot;;[.$T123];&quot;&quot;&quot;}&quot;);&quot;&quot;)">
            <text:p/>
          </table:table-cell>
          <table:table-cell table:style-name="ce144" table:formula="of:=IF([.$U123]&lt;&gt;&quot;&quot;;CONCATENATE(&quot;,{ModeAlt2,&quot;&quot;&quot;;[.$U123];&quot;&quot;&quot;}&quot;);&quot;&quot;)">
            <text:p/>
          </table:table-cell>
          <table:table-cell table:style-name="ce144" table:formula="of:=IF([.$V123]&lt;&gt;&quot;&quot;;CONCATENATE(&quot;,{ModeAlt3,&quot;&quot;&quot;;[.$V123];&quot;&quot;&quot;}&quot;);&quot;&quot;)">
            <text:p/>
          </table:table-cell>
          <table:table-cell table:style-name="ce144" table:formula="of:=IF([.$W123]&lt;&gt;&quot;&quot;;CONCATENATE(&quot;,{ModeAlt6,&quot;&quot;&quot;;[.$W123];&quot;&quot;&quot;}&quot;);&quot;&quot;)">
            <text:p/>
          </table:table-cell>
          <table:table-cell table:style-name="ce144" table:formula="of:=CONCATENATE(&quot;{&quot;;[.$M123];&quot;,{&quot;;[.$N123];&quot;,&quot;;[.$O123];&quot;,&quot;;[.$P123];&quot;,&quot;;[.$Q123];&quot;,&quot;;[.$R123];&quot;},{&quot;;[.$X123];[.$Y123];[.$Z123];[.$AA123];[.$AB123];&quot;}},&quot;)" office:value-type="string" office:string-value="{TypePower,{-1,-1,-1,6,1},{{ModeInput,&quot;GND&quot;}}}," calcext:value-type="string">
            <text:p>{TypePower,{-1,-1,-1,6,1},{{ModeInput,"GND"}}},</text:p>
          </table:table-cell>
          <table:table-cell table:style-name="ce166" table:number-columns-repeated="995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style-name="ce148" office:value-type="string" calcext:value-type="string">
            <text:p>USB-DP3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24]+([.Q124]-1)*2" office:value-type="float" office:value="13" calcext:value-type="float">
            <text:p>13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USB-DP3</text:p>
          </table:table-cell>
          <table:table-cell table:style-name="ce153" office:value-type="string" calcext:value-type="string">
            <text:p>TypeUsb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7" calcext:value-type="float">
            <text:p>7</text:p>
          </table:table-cell>
          <table:table-cell table:style-name="ce153" office:value-type="float" office:value="1" calcext:value-type="float">
            <text:p>1</text:p>
          </table:table-cell>
          <table:table-cell table:style-name="ce164" table:formula="of:=IF([.$M124]=&quot;TypeGpio&quot;;CONCATENATE(&quot;GPIO&quot;;[.$L124]);[.$L124])" office:value-type="string" office:string-value="USB-DP3" calcext:value-type="string">
            <text:p>USB-DP3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24];&quot;&quot;&quot;}&quot;)" office:value-type="string" office:string-value="{ModeInput,&quot;USB-DP3&quot;}" calcext:value-type="string">
            <text:p>{ModeInput,"USB-DP3"}</text:p>
          </table:table-cell>
          <table:table-cell table:style-name="ce153" table:formula="of:=IF([.$T124]&lt;&gt;&quot;&quot;;CONCATENATE(&quot;,{ModeOutput,&quot;&quot;&quot;;[.$T124];&quot;&quot;&quot;}&quot;);&quot;&quot;)">
            <text:p/>
          </table:table-cell>
          <table:table-cell table:style-name="ce153" table:formula="of:=IF([.$U124]&lt;&gt;&quot;&quot;;CONCATENATE(&quot;,{ModeAlt2,&quot;&quot;&quot;;[.$U124];&quot;&quot;&quot;}&quot;);&quot;&quot;)">
            <text:p/>
          </table:table-cell>
          <table:table-cell table:style-name="ce153" table:formula="of:=IF([.$V124]&lt;&gt;&quot;&quot;;CONCATENATE(&quot;,{ModeAlt3,&quot;&quot;&quot;;[.$V124];&quot;&quot;&quot;}&quot;);&quot;&quot;)">
            <text:p/>
          </table:table-cell>
          <table:table-cell table:style-name="ce153" table:formula="of:=IF([.$W124]&lt;&gt;&quot;&quot;;CONCATENATE(&quot;,{ModeAlt6,&quot;&quot;&quot;;[.$W124];&quot;&quot;&quot;}&quot;);&quot;&quot;)">
            <text:p/>
          </table:table-cell>
          <table:table-cell table:style-name="ce153" table:formula="of:=CONCATENATE(&quot;{&quot;;[.$M124];&quot;,{&quot;;[.$N124];&quot;,&quot;;[.$O124];&quot;,&quot;;[.$P124];&quot;,&quot;;[.$Q124];&quot;,&quot;;[.$R124];&quot;},{&quot;;[.$X124];[.$Y124];[.$Z124];[.$AA124];[.$AB124];&quot;}},&quot;)" office:value-type="string" office:string-value="{TypeUsb,{-1,-1,-1,7,1},{{ModeInput,&quot;USB-DP3&quot;}}}," calcext:value-type="string">
            <text:p>{TypeUsb,{-1,-1,-1,7,1},{{ModeInput,"USB-DP3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style-name="ce148" office:value-type="string" calcext:value-type="string">
            <text:p>USB-DM3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25]+([.Q125]-1)*2" office:value-type="float" office:value="15" calcext:value-type="float">
            <text:p>15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USB-DM3</text:p>
          </table:table-cell>
          <table:table-cell table:style-name="ce153" office:value-type="string" calcext:value-type="string">
            <text:p>TypeUsb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1" calcext:value-type="float">
            <text:p>1</text:p>
          </table:table-cell>
          <table:table-cell table:style-name="ce164" table:formula="of:=IF([.$M125]=&quot;TypeGpio&quot;;CONCATENATE(&quot;GPIO&quot;;[.$L125]);[.$L125])" office:value-type="string" office:string-value="USB-DM3" calcext:value-type="string">
            <text:p>USB-DM3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25];&quot;&quot;&quot;}&quot;)" office:value-type="string" office:string-value="{ModeInput,&quot;USB-DM3&quot;}" calcext:value-type="string">
            <text:p>{ModeInput,"USB-DM3"}</text:p>
          </table:table-cell>
          <table:table-cell table:style-name="ce153" table:formula="of:=IF([.$T125]&lt;&gt;&quot;&quot;;CONCATENATE(&quot;,{ModeOutput,&quot;&quot;&quot;;[.$T125];&quot;&quot;&quot;}&quot;);&quot;&quot;)">
            <text:p/>
          </table:table-cell>
          <table:table-cell table:style-name="ce153" table:formula="of:=IF([.$U125]&lt;&gt;&quot;&quot;;CONCATENATE(&quot;,{ModeAlt2,&quot;&quot;&quot;;[.$U125];&quot;&quot;&quot;}&quot;);&quot;&quot;)">
            <text:p/>
          </table:table-cell>
          <table:table-cell table:style-name="ce153" table:formula="of:=IF([.$V125]&lt;&gt;&quot;&quot;;CONCATENATE(&quot;,{ModeAlt3,&quot;&quot;&quot;;[.$V125];&quot;&quot;&quot;}&quot;);&quot;&quot;)">
            <text:p/>
          </table:table-cell>
          <table:table-cell table:style-name="ce153" table:formula="of:=IF([.$W125]&lt;&gt;&quot;&quot;;CONCATENATE(&quot;,{ModeAlt6,&quot;&quot;&quot;;[.$W125];&quot;&quot;&quot;}&quot;);&quot;&quot;)">
            <text:p/>
          </table:table-cell>
          <table:table-cell table:style-name="ce153" table:formula="of:=CONCATENATE(&quot;{&quot;;[.$M125];&quot;,{&quot;;[.$N125];&quot;,&quot;;[.$O125];&quot;,&quot;;[.$P125];&quot;,&quot;;[.$Q125];&quot;,&quot;;[.$R125];&quot;},{&quot;;[.$X125];[.$Y125];[.$Z125];[.$AA125];[.$AB125];&quot;}},&quot;)" office:value-type="string" office:string-value="{TypeUsb,{-1,-1,-1,8,1},{{ModeInput,&quot;USB-DM3&quot;}}}," calcext:value-type="string">
            <text:p>{TypeUsb,{-1,-1,-1,8,1},{{ModeInput,"USB-DM3"}}},</text:p>
          </table:table-cell>
          <table:table-cell table:style-name="ce167" table:number-columns-repeated="995"/>
        </table:table-row>
        <table:table-row table:style-name="ro1">
          <table:table-cell table:style-name="ce144" office:value-type="float" office:value="2" calcext:value-type="float">
            <text:p>2</text:p>
          </table:table-cell>
          <table:table-cell table:style-name="ce147" office:value-type="string" calcext:value-type="string">
            <text:p>VDD_5V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126]+([.Q126]-1)*2" office:value-type="float" office:value="17" calcext:value-type="float">
            <text:p>17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5V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9" calcext:value-type="float">
            <text:p>9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126]=&quot;TypeGpio&quot;;CONCATENATE(&quot;GPIO&quot;;[.$L126]);[.$L126])" office:value-type="string" office:string-value="5V" calcext:value-type="string">
            <text:p>5V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126];&quot;&quot;&quot;}&quot;)" office:value-type="string" office:string-value="{ModeInput,&quot;5V&quot;}" calcext:value-type="string">
            <text:p>{ModeInput,"5V"}</text:p>
          </table:table-cell>
          <table:table-cell table:style-name="ce144" table:formula="of:=IF([.$T126]&lt;&gt;&quot;&quot;;CONCATENATE(&quot;,{ModeOutput,&quot;&quot;&quot;;[.$T126];&quot;&quot;&quot;}&quot;);&quot;&quot;)">
            <text:p/>
          </table:table-cell>
          <table:table-cell table:style-name="ce144" table:formula="of:=IF([.$U126]&lt;&gt;&quot;&quot;;CONCATENATE(&quot;,{ModeAlt2,&quot;&quot;&quot;;[.$U126];&quot;&quot;&quot;}&quot;);&quot;&quot;)">
            <text:p/>
          </table:table-cell>
          <table:table-cell table:style-name="ce144" table:formula="of:=IF([.$V126]&lt;&gt;&quot;&quot;;CONCATENATE(&quot;,{ModeAlt3,&quot;&quot;&quot;;[.$V126];&quot;&quot;&quot;}&quot;);&quot;&quot;)">
            <text:p/>
          </table:table-cell>
          <table:table-cell table:style-name="ce144" table:formula="of:=IF([.$W126]&lt;&gt;&quot;&quot;;CONCATENATE(&quot;,{ModeAlt6,&quot;&quot;&quot;;[.$W126];&quot;&quot;&quot;}&quot;);&quot;&quot;)">
            <text:p/>
          </table:table-cell>
          <table:table-cell table:style-name="ce144" table:formula="of:=CONCATENATE(&quot;{&quot;;[.$M126];&quot;,{&quot;;[.$N126];&quot;,&quot;;[.$O126];&quot;,&quot;;[.$P126];&quot;,&quot;;[.$Q126];&quot;,&quot;;[.$R126];&quot;},{&quot;;[.$X126];[.$Y126];[.$Z126];[.$AA126];[.$AB126];&quot;}},&quot;)" office:value-type="string" office:string-value="{TypePower,{-1,-1,-1,9,1},{{ModeInput,&quot;5V&quot;}}}," calcext:value-type="string">
            <text:p>{TypePower,{-1,-1,-1,9,1},{{ModeInput,"5V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2" calcext:value-type="float">
            <text:p>2</text:p>
          </table:table-cell>
          <table:table-cell table:style-name="ce147" office:value-type="string" calcext:value-type="string">
            <text:p>VDD_5V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127]+([.Q127]-1)*2" office:value-type="float" office:value="19" calcext:value-type="float">
            <text:p>19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5V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1" calcext:value-type="float">
            <text:p>1</text:p>
          </table:table-cell>
          <table:table-cell table:style-name="ce163" table:formula="of:=IF([.$M127]=&quot;TypeGpio&quot;;CONCATENATE(&quot;GPIO&quot;;[.$L127]);[.$L127])" office:value-type="string" office:string-value="5V" calcext:value-type="string">
            <text:p>5V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127];&quot;&quot;&quot;}&quot;)" office:value-type="string" office:string-value="{ModeInput,&quot;5V&quot;}" calcext:value-type="string">
            <text:p>{ModeInput,"5V"}</text:p>
          </table:table-cell>
          <table:table-cell table:style-name="ce144" table:formula="of:=IF([.$T127]&lt;&gt;&quot;&quot;;CONCATENATE(&quot;,{ModeOutput,&quot;&quot;&quot;;[.$T127];&quot;&quot;&quot;}&quot;);&quot;&quot;)">
            <text:p/>
          </table:table-cell>
          <table:table-cell table:style-name="ce144" table:formula="of:=IF([.$U127]&lt;&gt;&quot;&quot;;CONCATENATE(&quot;,{ModeAlt2,&quot;&quot;&quot;;[.$U127];&quot;&quot;&quot;}&quot;);&quot;&quot;)">
            <text:p/>
          </table:table-cell>
          <table:table-cell table:style-name="ce144" table:formula="of:=IF([.$V127]&lt;&gt;&quot;&quot;;CONCATENATE(&quot;,{ModeAlt3,&quot;&quot;&quot;;[.$V127];&quot;&quot;&quot;}&quot;);&quot;&quot;)">
            <text:p/>
          </table:table-cell>
          <table:table-cell table:style-name="ce144" table:formula="of:=IF([.$W127]&lt;&gt;&quot;&quot;;CONCATENATE(&quot;,{ModeAlt6,&quot;&quot;&quot;;[.$W127];&quot;&quot;&quot;}&quot;);&quot;&quot;)">
            <text:p/>
          </table:table-cell>
          <table:table-cell table:style-name="ce144" table:formula="of:=CONCATENATE(&quot;{&quot;;[.$M127];&quot;,{&quot;;[.$N127];&quot;,&quot;;[.$O127];&quot;,&quot;;[.$P127];&quot;,&quot;;[.$Q127];&quot;,&quot;;[.$R127];&quot;},{&quot;;[.$X127];[.$Y127];[.$Z127];[.$AA127];[.$AB127];&quot;}},&quot;)" office:value-type="string" office:string-value="{TypePower,{-1,-1,-1,10,1},{{ModeInput,&quot;5V&quot;}}}," calcext:value-type="string">
            <text:p>{TypePower,{-1,-1,-1,10,1},{{ModeInput,"5V"}}},</text:p>
          </table:table-cell>
          <table:table-cell table:style-name="ce166" table:number-columns-repeated="995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ce148" office:value-type="string" calcext:value-type="string">
            <text:p>SPEED_LED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28]+([.Q128]-1)*2" office:value-type="float" office:value="2" calcext:value-type="float">
            <text:p>2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SPD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128]=&quot;TypeGpio&quot;;CONCATENATE(&quot;GPIO&quot;;[.$L128]);[.$L128])" office:value-type="string" office:string-value="NET-SPD" calcext:value-type="string">
            <text:p>NET-SPD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28];&quot;&quot;&quot;}&quot;)" office:value-type="string" office:string-value="{ModeInput,&quot;NET-SPD&quot;}" calcext:value-type="string">
            <text:p>{ModeInput,"NET-SPD"}</text:p>
          </table:table-cell>
          <table:table-cell table:style-name="ce153" table:formula="of:=IF([.$T128]&lt;&gt;&quot;&quot;;CONCATENATE(&quot;,{ModeOutput,&quot;&quot;&quot;;[.$T128];&quot;&quot;&quot;}&quot;);&quot;&quot;)">
            <text:p/>
          </table:table-cell>
          <table:table-cell table:style-name="ce153" table:formula="of:=IF([.$U128]&lt;&gt;&quot;&quot;;CONCATENATE(&quot;,{ModeAlt2,&quot;&quot;&quot;;[.$U128];&quot;&quot;&quot;}&quot;);&quot;&quot;)">
            <text:p/>
          </table:table-cell>
          <table:table-cell table:style-name="ce153" table:formula="of:=IF([.$V128]&lt;&gt;&quot;&quot;;CONCATENATE(&quot;,{ModeAlt3,&quot;&quot;&quot;;[.$V128];&quot;&quot;&quot;}&quot;);&quot;&quot;)">
            <text:p/>
          </table:table-cell>
          <table:table-cell table:style-name="ce153" table:formula="of:=IF([.$W128]&lt;&gt;&quot;&quot;;CONCATENATE(&quot;,{ModeAlt6,&quot;&quot;&quot;;[.$W128];&quot;&quot;&quot;}&quot;);&quot;&quot;)">
            <text:p/>
          </table:table-cell>
          <table:table-cell table:style-name="ce153" table:formula="of:=CONCATENATE(&quot;{&quot;;[.$M128];&quot;,{&quot;;[.$N128];&quot;,&quot;;[.$O128];&quot;,&quot;;[.$P128];&quot;,&quot;;[.$Q128];&quot;,&quot;;[.$R128];&quot;},{&quot;;[.$X128];[.$Y128];[.$Z128];[.$AA128];[.$AB128];&quot;}},&quot;)" office:value-type="string" office:string-value="{TypeNet,{-1,-1,-1,1,2},{{ModeInput,&quot;NET-SPD&quot;}}}," calcext:value-type="string">
            <text:p>{TypeNet,{-1,-1,-1,1,2},{{ModeInput,"NET-SPD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92" calcext:value-type="float">
            <text:p>92</text:p>
          </table:table-cell>
          <table:table-cell table:style-name="ce148" office:value-type="string" calcext:value-type="string">
            <text:p>TRD1-</text:p>
          </table:table-cell>
          <table:table-cell table:style-name="ce152"/>
          <table:table-cell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29]+([.Q129]-1)*2" office:value-type="float" office:value="4" calcext:value-type="float">
            <text:p>4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D1N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number-columns-repeated="2" table:style-name="ce153" office:value-type="float" office:value="2" calcext:value-type="float">
            <text:p>2</text:p>
          </table:table-cell>
          <table:table-cell table:style-name="ce164" table:formula="of:=IF([.$M129]=&quot;TypeGpio&quot;;CONCATENATE(&quot;GPIO&quot;;[.$L129]);[.$L129])" office:value-type="string" office:string-value="NET-D1N" calcext:value-type="string">
            <text:p>NET-D1N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29];&quot;&quot;&quot;}&quot;)" office:value-type="string" office:string-value="{ModeInput,&quot;NET-D1N&quot;}" calcext:value-type="string">
            <text:p>{ModeInput,"NET-D1N"}</text:p>
          </table:table-cell>
          <table:table-cell table:style-name="ce153" table:formula="of:=IF([.$T129]&lt;&gt;&quot;&quot;;CONCATENATE(&quot;,{ModeOutput,&quot;&quot;&quot;;[.$T129];&quot;&quot;&quot;}&quot;);&quot;&quot;)">
            <text:p/>
          </table:table-cell>
          <table:table-cell table:style-name="ce153" table:formula="of:=IF([.$U129]&lt;&gt;&quot;&quot;;CONCATENATE(&quot;,{ModeAlt2,&quot;&quot;&quot;;[.$U129];&quot;&quot;&quot;}&quot;);&quot;&quot;)">
            <text:p/>
          </table:table-cell>
          <table:table-cell table:style-name="ce153" table:formula="of:=IF([.$V129]&lt;&gt;&quot;&quot;;CONCATENATE(&quot;,{ModeAlt3,&quot;&quot;&quot;;[.$V129];&quot;&quot;&quot;}&quot;);&quot;&quot;)">
            <text:p/>
          </table:table-cell>
          <table:table-cell table:style-name="ce153" table:formula="of:=IF([.$W129]&lt;&gt;&quot;&quot;;CONCATENATE(&quot;,{ModeAlt6,&quot;&quot;&quot;;[.$W129];&quot;&quot;&quot;}&quot;);&quot;&quot;)">
            <text:p/>
          </table:table-cell>
          <table:table-cell table:style-name="ce153" table:formula="of:=CONCATENATE(&quot;{&quot;;[.$M129];&quot;,{&quot;;[.$N129];&quot;,&quot;;[.$O129];&quot;,&quot;;[.$P129];&quot;,&quot;;[.$Q129];&quot;,&quot;;[.$R129];&quot;},{&quot;;[.$X129];[.$Y129];[.$Z129];[.$AA129];[.$AB129];&quot;}},&quot;)" office:value-type="string" office:string-value="{TypeNet,{-1,-1,-1,2,2},{{ModeInput,&quot;NET-D1N&quot;}}}," calcext:value-type="string">
            <text:p>{TypeNet,{-1,-1,-1,2,2},{{ModeInput,"NET-D1N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93" calcext:value-type="float">
            <text:p>93</text:p>
          </table:table-cell>
          <table:table-cell table:style-name="ce148" office:value-type="string" calcext:value-type="string">
            <text:p>TRD2-</text:p>
          </table:table-cell>
          <table:table-cell table:style-name="ce152"/>
          <table:table-cell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30]+([.Q130]-1)*2" office:value-type="float" office:value="6" calcext:value-type="float">
            <text:p>6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D2N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130]=&quot;TypeGpio&quot;;CONCATENATE(&quot;GPIO&quot;;[.$L130]);[.$L130])" office:value-type="string" office:string-value="NET-D2N" calcext:value-type="string">
            <text:p>NET-D2N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30];&quot;&quot;&quot;}&quot;)" office:value-type="string" office:string-value="{ModeInput,&quot;NET-D2N&quot;}" calcext:value-type="string">
            <text:p>{ModeInput,"NET-D2N"}</text:p>
          </table:table-cell>
          <table:table-cell table:style-name="ce153" table:formula="of:=IF([.$T130]&lt;&gt;&quot;&quot;;CONCATENATE(&quot;,{ModeOutput,&quot;&quot;&quot;;[.$T130];&quot;&quot;&quot;}&quot;);&quot;&quot;)">
            <text:p/>
          </table:table-cell>
          <table:table-cell table:style-name="ce153" table:formula="of:=IF([.$U130]&lt;&gt;&quot;&quot;;CONCATENATE(&quot;,{ModeAlt2,&quot;&quot;&quot;;[.$U130];&quot;&quot;&quot;}&quot;);&quot;&quot;)">
            <text:p/>
          </table:table-cell>
          <table:table-cell table:style-name="ce153" table:formula="of:=IF([.$V130]&lt;&gt;&quot;&quot;;CONCATENATE(&quot;,{ModeAlt3,&quot;&quot;&quot;;[.$V130];&quot;&quot;&quot;}&quot;);&quot;&quot;)">
            <text:p/>
          </table:table-cell>
          <table:table-cell table:style-name="ce153" table:formula="of:=IF([.$W130]&lt;&gt;&quot;&quot;;CONCATENATE(&quot;,{ModeAlt6,&quot;&quot;&quot;;[.$W130];&quot;&quot;&quot;}&quot;);&quot;&quot;)">
            <text:p/>
          </table:table-cell>
          <table:table-cell table:style-name="ce153" table:formula="of:=CONCATENATE(&quot;{&quot;;[.$M130];&quot;,{&quot;;[.$N130];&quot;,&quot;;[.$O130];&quot;,&quot;;[.$P130];&quot;,&quot;;[.$Q130];&quot;,&quot;;[.$R130];&quot;},{&quot;;[.$X130];[.$Y130];[.$Z130];[.$AA130];[.$AB130];&quot;}},&quot;)" office:value-type="string" office:string-value="{TypeNet,{-1,-1,-1,3,2},{{ModeInput,&quot;NET-D2N&quot;}}}," calcext:value-type="string">
            <text:p>{TypeNet,{-1,-1,-1,3,2},{{ModeInput,"NET-D2N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94" calcext:value-type="float">
            <text:p>94</text:p>
          </table:table-cell>
          <table:table-cell table:style-name="ce148" office:value-type="string" calcext:value-type="string">
            <text:p>TRD3-</text:p>
          </table:table-cell>
          <table:table-cell table:style-name="ce152"/>
          <table:table-cell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31]+([.Q131]-1)*2" office:value-type="float" office:value="8" calcext:value-type="float">
            <text:p>8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D3N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4" calcext:value-type="float">
            <text:p>4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131]=&quot;TypeGpio&quot;;CONCATENATE(&quot;GPIO&quot;;[.$L131]);[.$L131])" office:value-type="string" office:string-value="NET-D3N" calcext:value-type="string">
            <text:p>NET-D3N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31];&quot;&quot;&quot;}&quot;)" office:value-type="string" office:string-value="{ModeInput,&quot;NET-D3N&quot;}" calcext:value-type="string">
            <text:p>{ModeInput,"NET-D3N"}</text:p>
          </table:table-cell>
          <table:table-cell table:style-name="ce153" table:formula="of:=IF([.$T131]&lt;&gt;&quot;&quot;;CONCATENATE(&quot;,{ModeOutput,&quot;&quot;&quot;;[.$T131];&quot;&quot;&quot;}&quot;);&quot;&quot;)">
            <text:p/>
          </table:table-cell>
          <table:table-cell table:style-name="ce153" table:formula="of:=IF([.$U131]&lt;&gt;&quot;&quot;;CONCATENATE(&quot;,{ModeAlt2,&quot;&quot;&quot;;[.$U131];&quot;&quot;&quot;}&quot;);&quot;&quot;)">
            <text:p/>
          </table:table-cell>
          <table:table-cell table:style-name="ce153" table:formula="of:=IF([.$V131]&lt;&gt;&quot;&quot;;CONCATENATE(&quot;,{ModeAlt3,&quot;&quot;&quot;;[.$V131];&quot;&quot;&quot;}&quot;);&quot;&quot;)">
            <text:p/>
          </table:table-cell>
          <table:table-cell table:style-name="ce153" table:formula="of:=IF([.$W131]&lt;&gt;&quot;&quot;;CONCATENATE(&quot;,{ModeAlt6,&quot;&quot;&quot;;[.$W131];&quot;&quot;&quot;}&quot;);&quot;&quot;)">
            <text:p/>
          </table:table-cell>
          <table:table-cell table:style-name="ce153" table:formula="of:=CONCATENATE(&quot;{&quot;;[.$M131];&quot;,{&quot;;[.$N131];&quot;,&quot;;[.$O131];&quot;,&quot;;[.$P131];&quot;,&quot;;[.$Q131];&quot;,&quot;;[.$R131];&quot;},{&quot;;[.$X131];[.$Y131];[.$Z131];[.$AA131];[.$AB131];&quot;}},&quot;)" office:value-type="string" office:string-value="{TypeNet,{-1,-1,-1,4,2},{{ModeInput,&quot;NET-D3N&quot;}}}," calcext:value-type="string">
            <text:p>{TypeNet,{-1,-1,-1,4,2},{{ModeInput,"NET-D3N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95" calcext:value-type="float">
            <text:p>95</text:p>
          </table:table-cell>
          <table:table-cell table:style-name="ce148" office:value-type="string" calcext:value-type="string">
            <text:p>TRD4-</text:p>
          </table:table-cell>
          <table:table-cell table:style-name="ce152"/>
          <table:table-cell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32]+([.Q132]-1)*2" office:value-type="float" office:value="10" calcext:value-type="float">
            <text:p>10</text:p>
          </table:table-cell>
          <table:table-cell table:style-name="ce152" office:value-type="string" calcext:value-type="string">
            <text:p>J3</text:p>
          </table:table-cell>
          <table:table-cell table:style-name="ce152" table:number-columns-repeated="2"/>
          <table:table-cell table:style-name="ce148" office:value-type="string" calcext:value-type="string">
            <text:p>NET-D4N</text:p>
          </table:table-cell>
          <table:table-cell table:style-name="ce153" office:value-type="string" calcext:value-type="string">
            <text:p>TypeNet</text:p>
          </table:table-cell>
          <table:table-cell table:number-columns-repeated="3" table:style-name="ce157" office:value-type="float" office:value="-1" calcext:value-type="float">
            <text:p>-1</text:p>
          </table:table-cell>
          <table:table-cell table:style-name="ce153" office:value-type="float" office:value="5" calcext:value-type="float">
            <text:p>5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132]=&quot;TypeGpio&quot;;CONCATENATE(&quot;GPIO&quot;;[.$L132]);[.$L132])" office:value-type="string" office:string-value="NET-D4N" calcext:value-type="string">
            <text:p>NET-D4N</text:p>
          </table:table-cell>
          <table:table-cell table:style-name="ce164"/>
          <table:table-cell table:style-name="ce153" table:number-columns-repeated="3"/>
          <table:table-cell table:style-name="ce153" table:formula="of:=CONCATENATE(&quot;{ModeInput,&quot;&quot;&quot;;[.$S132];&quot;&quot;&quot;}&quot;)" office:value-type="string" office:string-value="{ModeInput,&quot;NET-D4N&quot;}" calcext:value-type="string">
            <text:p>{ModeInput,"NET-D4N"}</text:p>
          </table:table-cell>
          <table:table-cell table:style-name="ce153" table:formula="of:=IF([.$T132]&lt;&gt;&quot;&quot;;CONCATENATE(&quot;,{ModeOutput,&quot;&quot;&quot;;[.$T132];&quot;&quot;&quot;}&quot;);&quot;&quot;)">
            <text:p/>
          </table:table-cell>
          <table:table-cell table:style-name="ce153" table:formula="of:=IF([.$U132]&lt;&gt;&quot;&quot;;CONCATENATE(&quot;,{ModeAlt2,&quot;&quot;&quot;;[.$U132];&quot;&quot;&quot;}&quot;);&quot;&quot;)">
            <text:p/>
          </table:table-cell>
          <table:table-cell table:style-name="ce153" table:formula="of:=IF([.$V132]&lt;&gt;&quot;&quot;;CONCATENATE(&quot;,{ModeAlt3,&quot;&quot;&quot;;[.$V132];&quot;&quot;&quot;}&quot;);&quot;&quot;)">
            <text:p/>
          </table:table-cell>
          <table:table-cell table:style-name="ce153" table:formula="of:=IF([.$W132]&lt;&gt;&quot;&quot;;CONCATENATE(&quot;,{ModeAlt6,&quot;&quot;&quot;;[.$W132];&quot;&quot;&quot;}&quot;);&quot;&quot;)">
            <text:p/>
          </table:table-cell>
          <table:table-cell table:style-name="ce153" table:formula="of:=CONCATENATE(&quot;{&quot;;[.$M132];&quot;,{&quot;;[.$N132];&quot;,&quot;;[.$O132];&quot;,&quot;;[.$P132];&quot;,&quot;;[.$Q132];&quot;,&quot;;[.$R132];&quot;},{&quot;;[.$X132];[.$Y132];[.$Z132];[.$AA132];[.$AB132];&quot;}},&quot;)" office:value-type="string" office:string-value="{TypeNet,{-1,-1,-1,5,2},{{ModeInput,&quot;NET-D4N&quot;}}}," calcext:value-type="string">
            <text:p>{TypeNet,{-1,-1,-1,5,2},{{ModeInput,"NET-D4N"}}},</text:p>
          </table:table-cell>
          <table:table-cell table:style-name="ce167" table:number-columns-repeated="995"/>
        </table:table-row>
        <table:table-row table:style-name="ro1">
          <table:table-cell table:style-name="ce144" office:value-type="float" office:value="5" calcext:value-type="float">
            <text:p>5</text:p>
          </table:table-cell>
          <table:table-cell table:style-name="ce147" office:value-type="string" calcext:value-type="string">
            <text:p>GND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133]+([.Q133]-1)*2" office:value-type="float" office:value="12" calcext:value-type="float">
            <text:p>12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GND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6" calcext:value-type="float">
            <text:p>6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IF([.$M133]=&quot;TypeGpio&quot;;CONCATENATE(&quot;GPIO&quot;;[.$L133]);[.$L133])" office:value-type="string" office:string-value="GND" calcext:value-type="string">
            <text:p>GND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133];&quot;&quot;&quot;}&quot;)" office:value-type="string" office:string-value="{ModeInput,&quot;GND&quot;}" calcext:value-type="string">
            <text:p>{ModeInput,"GND"}</text:p>
          </table:table-cell>
          <table:table-cell table:style-name="ce144" table:formula="of:=IF([.$T133]&lt;&gt;&quot;&quot;;CONCATENATE(&quot;,{ModeOutput,&quot;&quot;&quot;;[.$T133];&quot;&quot;&quot;}&quot;);&quot;&quot;)">
            <text:p/>
          </table:table-cell>
          <table:table-cell table:style-name="ce144" table:formula="of:=IF([.$U133]&lt;&gt;&quot;&quot;;CONCATENATE(&quot;,{ModeAlt2,&quot;&quot;&quot;;[.$U133];&quot;&quot;&quot;}&quot;);&quot;&quot;)">
            <text:p/>
          </table:table-cell>
          <table:table-cell table:style-name="ce144" table:formula="of:=IF([.$V133]&lt;&gt;&quot;&quot;;CONCATENATE(&quot;,{ModeAlt3,&quot;&quot;&quot;;[.$V133];&quot;&quot;&quot;}&quot;);&quot;&quot;)">
            <text:p/>
          </table:table-cell>
          <table:table-cell table:style-name="ce144" table:formula="of:=IF([.$W133]&lt;&gt;&quot;&quot;;CONCATENATE(&quot;,{ModeAlt6,&quot;&quot;&quot;;[.$W133];&quot;&quot;&quot;}&quot;);&quot;&quot;)">
            <text:p/>
          </table:table-cell>
          <table:table-cell table:style-name="ce144" table:formula="of:=CONCATENATE(&quot;{&quot;;[.$M133];&quot;,{&quot;;[.$N133];&quot;,&quot;;[.$O133];&quot;,&quot;;[.$P133];&quot;,&quot;;[.$Q133];&quot;,&quot;;[.$R133];&quot;},{&quot;;[.$X133];[.$Y133];[.$Z133];[.$AA133];[.$AB133];&quot;}},&quot;)" office:value-type="string" office:string-value="{TypePower,{-1,-1,-1,6,2},{{ModeInput,&quot;GND&quot;}}}," calcext:value-type="string">
            <text:p>{TypePower,{-1,-1,-1,6,2},{{ModeInput,"GND"}}},</text:p>
          </table:table-cell>
          <table:table-cell table:style-name="ce166" table:number-columns-repeated="995"/>
        </table:table-row>
        <table:table-row table:style-name="ro1">
          <table:table-cell table:style-name="ce144" office:value-type="float" office:value="66" calcext:value-type="float">
            <text:p>66</text:p>
          </table:table-cell>
          <table:table-cell table:style-name="ce145" office:value-type="string" calcext:value-type="string">
            <text:p>GPIOA7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134]+([.Q134]-1)*2" office:value-type="float" office:value="14" calcext:value-type="float">
            <text:p>14</text:p>
          </table:table-cell>
          <table:table-cell table:style-name="ce151" office:value-type="string" calcext:value-type="string">
            <text:p>J3</text:p>
          </table:table-cell>
          <table:table-cell table:style-name="ce91" office:value-type="string" calcext:value-type="string">
            <text:p>A</text:p>
          </table:table-cell>
          <table:table-cell table:style-name="ce91" office:value-type="float" office:value="7" calcext:value-type="float">
            <text:p>7</text:p>
          </table:table-cell>
          <table:table-cell table:style-name="ce145" table:formula="of:=CONCATENATE([.J134];[.K134])" office:value-type="string" office:string-value="A7" calcext:value-type="string">
            <text:p>A7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6" calcext:value-type="float">
            <text:p>26</text:p>
          </table:table-cell>
          <table:table-cell table:number-columns-repeated="2" table:style-name="ce99" office:value-type="float" office:value="7" calcext:value-type="float">
            <text:p>7</text:p>
          </table:table-cell>
          <table:table-cell table:style-name="ce144" office:value-type="float" office:value="7" calcext:value-type="float">
            <text:p>7</text:p>
          </table:table-cell>
          <table:table-cell table:style-name="ce144" office:value-type="float" office:value="2" calcext:value-type="float">
            <text:p>2</text:p>
          </table:table-cell>
          <table:table-cell table:style-name="ce161" table:formula="of:=IF([.$M134]=&quot;TypeGpio&quot;;CONCATENATE(&quot;GPIO&quot;;[.$L134]);[.$L134])" office:value-type="string" office:string-value="GPIOA7" calcext:value-type="string">
            <text:p>GPIOA7</text:p>
          </table:table-cell>
          <table:table-cell table:style-name="ce161" table:formula="of:=IF([.$M134]=&quot;TypeGpio&quot;;CONCATENATE(&quot;GPIO&quot;;[.$L134]);&quot;&quot;)" office:value-type="string" office:string-value="GPIOA7" calcext:value-type="string">
            <text:p>GPIOA7</text:p>
          </table:table-cell>
          <table:table-cell table:style-name="ce122" office:value-type="string" calcext:value-type="string">
            <text:p>SIMCLK</text:p>
          </table:table-cell>
          <table:table-cell table:style-name="ce122"/>
          <table:table-cell table:style-name="ce122" office:value-type="string" calcext:value-type="string">
            <text:p>PAEINT7</text:p>
          </table:table-cell>
          <table:table-cell table:style-name="ce144" table:formula="of:=CONCATENATE(&quot;{ModeInput,&quot;&quot;&quot;;[.$S134];&quot;&quot;&quot;}&quot;)" office:value-type="string" office:string-value="{ModeInput,&quot;GPIOA7&quot;}" calcext:value-type="string">
            <text:p>{ModeInput,"GPIOA7"}</text:p>
          </table:table-cell>
          <table:table-cell table:style-name="ce144" table:formula="of:=IF([.$T134]&lt;&gt;&quot;&quot;;CONCATENATE(&quot;,{ModeOutput,&quot;&quot;&quot;;[.$T134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144" table:formula="of:=IF([.$U134]&lt;&gt;&quot;&quot;;CONCATENATE(&quot;,{ModeAlt2,&quot;&quot;&quot;;[.$U134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144" table:formula="of:=IF([.$V134]&lt;&gt;&quot;&quot;;CONCATENATE(&quot;,{ModeAlt3,&quot;&quot;&quot;;[.$V134];&quot;&quot;&quot;}&quot;);&quot;&quot;)">
            <text:p/>
          </table:table-cell>
          <table:table-cell table:style-name="ce144" table:formula="of:=IF([.$W134]&lt;&gt;&quot;&quot;;CONCATENATE(&quot;,{ModeAlt6,&quot;&quot;&quot;;[.$W134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144" table:formula="of:=CONCATENATE(&quot;{&quot;;[.$M134];&quot;,{&quot;;[.$N134];&quot;,&quot;;[.$O134];&quot;,&quot;;[.$P134];&quot;,&quot;;[.$Q134];&quot;,&quot;;[.$R134];&quot;},{&quot;;[.$X134];[.$Y134];[.$Z134];[.$AA134];[.$AB134];&quot;}},&quot;)" office:value-type="string" office:string-value="{TypeGpio,{26,7,7,7,2},{{ModeInput,&quot;GPIOA7&quot;},{ModeOutput,&quot;GPIOA7&quot;},{ModeAlt2,&quot;SIMCLK&quot;},{ModeAlt6,&quot;PAEINT7&quot;}}}," calcext:value-type="string">
            <text:p>{TypeGpio,{26,7,7,7,2},{{ModeInput,"GPIOA7"},{ModeOutput,"GPIOA7"},{ModeAlt2,"SIMCLK"},{ModeAlt6,"PAEINT7"}}},</text:p>
          </table:table-cell>
          <table:table-cell table:style-name="ce166" table:number-columns-repeated="995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ce148" office:value-type="string" calcext:value-type="string">
            <text:p>PE12/CSI_SCK/TWI2_SCK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35]+([.Q135]-1)*2" office:value-type="float" office:value="16" calcext:value-type="float">
            <text:p>16</text:p>
          </table:table-cell>
          <table:table-cell table:style-name="ce152" office:value-type="string" calcext:value-type="string">
            <text:p>J3</text:p>
          </table:table-cell>
          <table:table-cell table:style-name="ce152" office:value-type="string" calcext:value-type="string">
            <text:p>E</text:p>
          </table:table-cell>
          <table:table-cell table:style-name="ce152" office:value-type="float" office:value="12" calcext:value-type="float">
            <text:p>12</text:p>
          </table:table-cell>
          <table:table-cell table:style-name="ce148" table:formula="of:=CONCATENATE([.J135];[.K135])" office:value-type="string" office:string-value="E12" calcext:value-type="string">
            <text:p>E12</text:p>
          </table:table-cell>
          <table:table-cell table:style-name="ce153" office:value-type="string" calcext:value-type="string">
            <text:p>TypeGpio</text:p>
          </table:table-cell>
          <table:table-cell table:style-name="ce157" office:value-type="float" office:value="34" calcext:value-type="float">
            <text:p>34</text:p>
          </table:table-cell>
          <table:table-cell table:style-name="ce157" office:value-type="float" office:value="69" calcext:value-type="float">
            <text:p>69</text:p>
          </table:table-cell>
          <table:table-cell table:style-name="ce157" office:value-type="float" office:value="140" calcext:value-type="float">
            <text:p>140</text:p>
          </table:table-cell>
          <table:table-cell table:style-name="ce153" office:value-type="float" office:value="8" calcext:value-type="float">
            <text:p>8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135]=&quot;TypeGpio&quot;;CONCATENATE(&quot;GPIO&quot;;[.$L135]);[.$L135])" office:value-type="string" office:string-value="GPIOE12" calcext:value-type="string">
            <text:p>GPIOE12</text:p>
          </table:table-cell>
          <table:table-cell table:style-name="ce164" table:formula="of:=IF([.$M135]=&quot;TypeGpio&quot;;CONCATENATE(&quot;GPIO&quot;;[.$L135]);&quot;&quot;)" office:value-type="string" office:string-value="GPIOE12" calcext:value-type="string">
            <text:p>GPIOE12</text:p>
          </table:table-cell>
          <table:table-cell table:style-name="ce153" office:value-type="string" calcext:value-type="string">
            <text:p>CSISCK</text:p>
          </table:table-cell>
          <table:table-cell table:style-name="ce153" office:value-type="string" calcext:value-type="string">
            <text:p>I2C2SCK</text:p>
          </table:table-cell>
          <table:table-cell table:style-name="ce153"/>
          <table:table-cell table:style-name="ce153" table:formula="of:=CONCATENATE(&quot;{ModeInput,&quot;&quot;&quot;;[.$S135];&quot;&quot;&quot;}&quot;)" office:value-type="string" office:string-value="{ModeInput,&quot;GPIOE12&quot;}" calcext:value-type="string">
            <text:p>{ModeInput,"GPIOE12"}</text:p>
          </table:table-cell>
          <table:table-cell table:style-name="ce153" table:formula="of:=IF([.$T135]&lt;&gt;&quot;&quot;;CONCATENATE(&quot;,{ModeOutput,&quot;&quot;&quot;;[.$T135];&quot;&quot;&quot;}&quot;);&quot;&quot;)" office:value-type="string" office:string-value=",{ModeOutput,&quot;GPIOE12&quot;}" calcext:value-type="string">
            <text:p>,{ModeOutput,"GPIOE12"}</text:p>
          </table:table-cell>
          <table:table-cell table:style-name="ce153" table:formula="of:=IF([.$U135]&lt;&gt;&quot;&quot;;CONCATENATE(&quot;,{ModeAlt2,&quot;&quot;&quot;;[.$U135];&quot;&quot;&quot;}&quot;);&quot;&quot;)" office:value-type="string" office:string-value=",{ModeAlt2,&quot;CSISCK&quot;}" calcext:value-type="string">
            <text:p>,{ModeAlt2,"CSISCK"}</text:p>
          </table:table-cell>
          <table:table-cell table:style-name="ce153" table:formula="of:=IF([.$V135]&lt;&gt;&quot;&quot;;CONCATENATE(&quot;,{ModeAlt3,&quot;&quot;&quot;;[.$V135];&quot;&quot;&quot;}&quot;);&quot;&quot;)" office:value-type="string" office:string-value=",{ModeAlt3,&quot;I2C2SCK&quot;}" calcext:value-type="string">
            <text:p>,{ModeAlt3,"I2C2SCK"}</text:p>
          </table:table-cell>
          <table:table-cell table:style-name="ce153" table:formula="of:=IF([.$W135]&lt;&gt;&quot;&quot;;CONCATENATE(&quot;,{ModeAlt6,&quot;&quot;&quot;;[.$W135];&quot;&quot;&quot;}&quot;);&quot;&quot;)">
            <text:p/>
          </table:table-cell>
          <table:table-cell table:style-name="ce153" table:formula="of:=CONCATENATE(&quot;{&quot;;[.$M135];&quot;,{&quot;;[.$N135];&quot;,&quot;;[.$O135];&quot;,&quot;;[.$P135];&quot;,&quot;;[.$Q135];&quot;,&quot;;[.$R135];&quot;},{&quot;;[.$X135];[.$Y135];[.$Z135];[.$AA135];[.$AB135];&quot;}},&quot;)" office:value-type="string" office:string-value="{TypeGpio,{34,69,140,8,2},{{ModeInput,&quot;GPIOE12&quot;},{ModeOutput,&quot;GPIOE12&quot;},{ModeAlt2,&quot;CSISCK&quot;},{ModeAlt3,&quot;I2C2SCK&quot;}}}," calcext:value-type="string">
            <text:p>{TypeGpio,{34,69,140,8,2},{{ModeInput,"GPIOE12"},{ModeOutput,"GPIOE12"},{ModeAlt2,"CSISCK"},{ModeAlt3,"I2C2SCK"}}},</text:p>
          </table:table-cell>
          <table:table-cell table:style-name="ce167" table:number-columns-repeated="995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ce148" office:value-type="string" calcext:value-type="string">
            <text:p>PE13/CSI_SDA/TWI2_SDA</text:p>
          </table:table-cell>
          <table:table-cell table:number-columns-repeated="2" table:style-name="ce152" office:value-type="string" calcext:value-type="string">
            <text:p>X</text:p>
          </table:table-cell>
          <table:table-cell table:style-name="ce152" table:number-columns-repeated="3"/>
          <table:table-cell table:style-name="ce153" table:formula="of:=[.R136]+([.Q136]-1)*2" office:value-type="float" office:value="18" calcext:value-type="float">
            <text:p>18</text:p>
          </table:table-cell>
          <table:table-cell table:style-name="ce152" office:value-type="string" calcext:value-type="string">
            <text:p>J3</text:p>
          </table:table-cell>
          <table:table-cell table:style-name="ce152" office:value-type="string" calcext:value-type="string">
            <text:p>E</text:p>
          </table:table-cell>
          <table:table-cell table:style-name="ce152" office:value-type="float" office:value="13" calcext:value-type="float">
            <text:p>13</text:p>
          </table:table-cell>
          <table:table-cell table:style-name="ce148" table:formula="of:=CONCATENATE([.J136];[.K136])" office:value-type="string" office:string-value="E13" calcext:value-type="string">
            <text:p>E13</text:p>
          </table:table-cell>
          <table:table-cell table:style-name="ce153" office:value-type="string" calcext:value-type="string">
            <text:p>TypeGpio</text:p>
          </table:table-cell>
          <table:table-cell table:style-name="ce157" office:value-type="float" office:value="35" calcext:value-type="float">
            <text:p>35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float" office:value="141" calcext:value-type="float">
            <text:p>141</text:p>
          </table:table-cell>
          <table:table-cell table:style-name="ce153" office:value-type="float" office:value="9" calcext:value-type="float">
            <text:p>9</text:p>
          </table:table-cell>
          <table:table-cell table:style-name="ce153" office:value-type="float" office:value="2" calcext:value-type="float">
            <text:p>2</text:p>
          </table:table-cell>
          <table:table-cell table:style-name="ce164" table:formula="of:=IF([.$M136]=&quot;TypeGpio&quot;;CONCATENATE(&quot;GPIO&quot;;[.$L136]);[.$L136])" office:value-type="string" office:string-value="GPIOE13" calcext:value-type="string">
            <text:p>GPIOE13</text:p>
          </table:table-cell>
          <table:table-cell table:style-name="ce164" table:formula="of:=IF([.$M136]=&quot;TypeGpio&quot;;CONCATENATE(&quot;GPIO&quot;;[.$L136]);&quot;&quot;)" office:value-type="string" office:string-value="GPIOE13" calcext:value-type="string">
            <text:p>GPIOE13</text:p>
          </table:table-cell>
          <table:table-cell table:style-name="ce153" office:value-type="string" calcext:value-type="string">
            <text:p>CSISDA</text:p>
          </table:table-cell>
          <table:table-cell table:style-name="ce153" office:value-type="string" calcext:value-type="string">
            <text:p>I2C2SDA</text:p>
          </table:table-cell>
          <table:table-cell table:style-name="ce153"/>
          <table:table-cell table:style-name="ce153" table:formula="of:=CONCATENATE(&quot;{ModeInput,&quot;&quot;&quot;;[.$S136];&quot;&quot;&quot;}&quot;)" office:value-type="string" office:string-value="{ModeInput,&quot;GPIOE13&quot;}" calcext:value-type="string">
            <text:p>{ModeInput,"GPIOE13"}</text:p>
          </table:table-cell>
          <table:table-cell table:style-name="ce153" table:formula="of:=IF([.$T136]&lt;&gt;&quot;&quot;;CONCATENATE(&quot;,{ModeOutput,&quot;&quot;&quot;;[.$T136];&quot;&quot;&quot;}&quot;);&quot;&quot;)" office:value-type="string" office:string-value=",{ModeOutput,&quot;GPIOE13&quot;}" calcext:value-type="string">
            <text:p>,{ModeOutput,"GPIOE13"}</text:p>
          </table:table-cell>
          <table:table-cell table:style-name="ce153" table:formula="of:=IF([.$U136]&lt;&gt;&quot;&quot;;CONCATENATE(&quot;,{ModeAlt2,&quot;&quot;&quot;;[.$U136];&quot;&quot;&quot;}&quot;);&quot;&quot;)" office:value-type="string" office:string-value=",{ModeAlt2,&quot;CSISDA&quot;}" calcext:value-type="string">
            <text:p>,{ModeAlt2,"CSISDA"}</text:p>
          </table:table-cell>
          <table:table-cell table:style-name="ce153" table:formula="of:=IF([.$V136]&lt;&gt;&quot;&quot;;CONCATENATE(&quot;,{ModeAlt3,&quot;&quot;&quot;;[.$V136];&quot;&quot;&quot;}&quot;);&quot;&quot;)" office:value-type="string" office:string-value=",{ModeAlt3,&quot;I2C2SDA&quot;}" calcext:value-type="string">
            <text:p>,{ModeAlt3,"I2C2SDA"}</text:p>
          </table:table-cell>
          <table:table-cell table:style-name="ce153" table:formula="of:=IF([.$W136]&lt;&gt;&quot;&quot;;CONCATENATE(&quot;,{ModeAlt6,&quot;&quot;&quot;;[.$W136];&quot;&quot;&quot;}&quot;);&quot;&quot;)">
            <text:p/>
          </table:table-cell>
          <table:table-cell table:style-name="ce153" table:formula="of:=CONCATENATE(&quot;{&quot;;[.$M136];&quot;,{&quot;;[.$N136];&quot;,&quot;;[.$O136];&quot;,&quot;;[.$P136];&quot;,&quot;;[.$Q136];&quot;,&quot;;[.$R136];&quot;},{&quot;;[.$X136];[.$Y136];[.$Z136];[.$AA136];[.$AB136];&quot;}},&quot;)" office:value-type="string" office:string-value="{TypeGpio,{35,70,141,9,2},{{ModeInput,&quot;GPIOE13&quot;},{ModeOutput,&quot;GPIOE13&quot;},{ModeAlt2,&quot;CSISDA&quot;},{ModeAlt3,&quot;I2C2SDA&quot;}}}," calcext:value-type="string">
            <text:p>{TypeGpio,{35,70,141,9,2},{{ModeInput,"GPIOE13"},{ModeOutput,"GPIOE13"},{ModeAlt2,"CSISDA"},{ModeAlt3,"I2C2SDA"}}},</text:p>
          </table:table-cell>
          <table:table-cell table:style-name="ce167" table:number-columns-repeated="995"/>
        </table:table-row>
        <table:table-row table:style-name="ro1">
          <table:table-cell table:style-name="ce144" office:value-type="float" office:value="1" calcext:value-type="float">
            <text:p>1</text:p>
          </table:table-cell>
          <table:table-cell table:style-name="ce147" office:value-type="string" calcext:value-type="string">
            <text:p>SYS_3.3V </text:p>
          </table:table-cell>
          <table:table-cell table:number-columns-repeated="2" table:style-name="ce151" office:value-type="string" calcext:value-type="string">
            <text:p>X</text:p>
          </table:table-cell>
          <table:table-cell table:style-name="ce151" table:number-columns-repeated="3"/>
          <table:table-cell table:style-name="ce144" table:formula="of:=[.R137]+([.Q137]-1)*2" office:value-type="float" office:value="20" calcext:value-type="float">
            <text:p>20</text:p>
          </table:table-cell>
          <table:table-cell table:style-name="ce151" office:value-type="string" calcext:value-type="string">
            <text:p>J3</text:p>
          </table:table-cell>
          <table:table-cell table:style-name="ce151" table:number-columns-repeated="2"/>
          <table:table-cell table:style-name="ce147" office:value-type="string" calcext:value-type="string">
            <text:p>3.3V</text:p>
          </table:table-cell>
          <table:table-cell table:style-name="ce144" office:value-type="string" calcext:value-type="string">
            <text:p>TypePower</text:p>
          </table:table-cell>
          <table:table-cell table:number-columns-repeated="3" table:style-name="ce156" office:value-type="float" office:value="-1" calcext:value-type="float">
            <text:p>-1</text:p>
          </table:table-cell>
          <table:table-cell table:style-name="ce144" office:value-type="float" office:value="10" calcext:value-type="float">
            <text:p>10</text:p>
          </table:table-cell>
          <table:table-cell table:style-name="ce144" office:value-type="float" office:value="2" calcext:value-type="float">
            <text:p>2</text:p>
          </table:table-cell>
          <table:table-cell table:style-name="ce163" table:formula="of:=IF([.$M137]=&quot;TypeGpio&quot;;CONCATENATE(&quot;GPIO&quot;;[.$L137]);[.$L137])" office:value-type="string" office:string-value="3.3V" calcext:value-type="string">
            <text:p>3.3V</text:p>
          </table:table-cell>
          <table:table-cell table:style-name="ce163"/>
          <table:table-cell table:style-name="ce144" table:number-columns-repeated="3"/>
          <table:table-cell table:style-name="ce144" table:formula="of:=CONCATENATE(&quot;{ModeInput,&quot;&quot;&quot;;[.$S137];&quot;&quot;&quot;}&quot;)" office:value-type="string" office:string-value="{ModeInput,&quot;3.3V&quot;}" calcext:value-type="string">
            <text:p>{ModeInput,"3.3V"}</text:p>
          </table:table-cell>
          <table:table-cell table:style-name="ce144" table:formula="of:=IF([.$T137]&lt;&gt;&quot;&quot;;CONCATENATE(&quot;,{ModeOutput,&quot;&quot;&quot;;[.$T137];&quot;&quot;&quot;}&quot;);&quot;&quot;)">
            <text:p/>
          </table:table-cell>
          <table:table-cell table:style-name="ce144" table:formula="of:=IF([.$U137]&lt;&gt;&quot;&quot;;CONCATENATE(&quot;,{ModeAlt2,&quot;&quot;&quot;;[.$U137];&quot;&quot;&quot;}&quot;);&quot;&quot;)">
            <text:p/>
          </table:table-cell>
          <table:table-cell table:style-name="ce144" table:formula="of:=IF([.$V137]&lt;&gt;&quot;&quot;;CONCATENATE(&quot;,{ModeAlt3,&quot;&quot;&quot;;[.$V137];&quot;&quot;&quot;}&quot;);&quot;&quot;)">
            <text:p/>
          </table:table-cell>
          <table:table-cell table:style-name="ce144" table:formula="of:=IF([.$W137]&lt;&gt;&quot;&quot;;CONCATENATE(&quot;,{ModeAlt6,&quot;&quot;&quot;;[.$W137];&quot;&quot;&quot;}&quot;);&quot;&quot;)">
            <text:p/>
          </table:table-cell>
          <table:table-cell table:style-name="ce144" table:formula="of:=CONCATENATE(&quot;{&quot;;[.$M137];&quot;,{&quot;;[.$N137];&quot;,&quot;;[.$O137];&quot;,&quot;;[.$P137];&quot;,&quot;;[.$Q137];&quot;,&quot;;[.$R137];&quot;},{&quot;;[.$X137];[.$Y137];[.$Z137];[.$AA137];[.$AB137];&quot;}},&quot;)" office:value-type="string" office:string-value="{TypePower,{-1,-1,-1,10,2},{{ModeInput,&quot;3.3V&quot;}}}," calcext:value-type="string">
            <text:p>{TypePower,{-1,-1,-1,10,2},{{ModeInput,"3.3V"}}},</text:p>
          </table:table-cell>
          <table:table-cell table:style-name="ce166" table:number-columns-repeated="99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office:value-type="string" calcext:value-type="string">
            <text:p>mode_id</text:p>
          </table:table-cell>
          <table:table-cell office:value-type="string" calcext:value-type="string">
            <text:p>pin_id</text:p>
          </table:table-cell>
          <table:table-cell office:value-type="string" calcext:value-type="string">
            <text:p>nam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_id</text:p>
          </table:table-cell>
          <table:table-cell/>
          <table:table-cell office:value-type="string" calcext:value-type="string">
            <text:p>pin_id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system</text:p>
          </table:table-cell>
          <table:table-cell table:number-columns-repeated="998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USB-DP3</text:p>
          </table:table-cell>
          <table:table-cell table:style-name="ce144" office:value-type="string" calcext:value-type="string">
            <text:p>TypeU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E12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  <table:table-cell table:number-columns-repeated="998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USB-DM3</text:p>
          </table:table-cell>
          <table:table-cell table:style-name="ce144" office:value-type="string" calcext:value-type="string">
            <text:p>TypeUs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IOE13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  <table:table-cell table:number-columns-repeated="998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ND-MP</text:p>
          </table:table-cell>
          <table:table-cell table:style-name="ce144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SND-MN</text:p>
          </table:table-cell>
          <table:table-cell table:style-name="ce144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SND-LR</text:p>
          </table:table-cell>
          <table:table-cell table:style-name="ce144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SND-LL</text:p>
          </table:table-cell>
          <table:table-cell table:style-name="ce144" office:value-type="string" calcext:value-type="string">
            <text:p>TypeSound</text:p>
          </table:table-cell>
          <table:table-cell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NET-LNK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NET-SPD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ET-TXP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ET-RXP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NET-TXN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NET-RXN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NET-D1P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NET-D2P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NET-D3P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ET-D4P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NET-D1N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NET-D2N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ET-D3N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NET-D4N</text:p>
          </table:table-cell>
          <table:table-cell table:style-name="ce144" office:value-type="string" calcext:value-type="string">
            <text:p>TypeNet</text:p>
          </table:table-cell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GPIOE12</text:p>
          </table:table-cell>
          <table:table-cell table:style-name="ce144" office:value-type="string" calcext:value-type="string">
            <text:p>TypeGpio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GPIOE13</text:p>
          </table:table-cell>
          <table:table-cell table:style-name="ce144" office:value-type="string" calcext:value-type="string">
            <text:p>TypeGpio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59" office:value-type="float" office:value="1" calcext:value-type="float">
            <text:p>1</text:p>
          </table:table-cell>
          <table:table-cell table:style-name="ce160" office:value-type="float" office:value="96" calcext:value-type="float">
            <text:p>96</text:p>
          </table:table-cell>
          <table:table-cell table:style-name="ce160" office:value-type="float" office:value="252" calcext:value-type="float">
            <text:p>252</text:p>
          </table:table-cell>
          <table:table-cell table:style-name="ce160" office:value-type="string" calcext:value-type="string">
            <text:p>GPIOE12</text:p>
          </table:table-cell>
          <table:table-cell table:style-name="ce165" office:value-type="string" calcext:value-type="string">
            <text:p>TypeGpio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59" office:value-type="float" office:value="1" calcext:value-type="float">
            <text:p>1</text:p>
          </table:table-cell>
          <table:table-cell table:style-name="ce160" office:value-type="float" office:value="97" calcext:value-type="float">
            <text:p>97</text:p>
          </table:table-cell>
          <table:table-cell table:style-name="ce160" office:value-type="float" office:value="253" calcext:value-type="float">
            <text:p>253</text:p>
          </table:table-cell>
          <table:table-cell table:style-name="ce160" office:value-type="string" calcext:value-type="string">
            <text:p>GPIOE13</text:p>
          </table:table-cell>
          <table:table-cell table:style-name="ce165" office:value-type="string" calcext:value-type="string">
            <text:p>TypeGpio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59" office:value-type="float" office:value="6" calcext:value-type="float">
            <text:p>6</text:p>
          </table:table-cell>
          <table:table-cell table:style-name="ce160" office:value-type="float" office:value="96" calcext:value-type="float">
            <text:p>96</text:p>
          </table:table-cell>
          <table:table-cell table:style-name="ce160" office:value-type="float" office:value="254" calcext:value-type="float">
            <text:p>254</text:p>
          </table:table-cell>
          <table:table-cell table:style-name="ce160" office:value-type="string" calcext:value-type="string">
            <text:p>CSISCK</text:p>
          </table:table-cell>
          <table:table-cell table:style-name="ce165" office:value-type="string" calcext:value-type="string">
            <text:p>TypeGpio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59" office:value-type="float" office:value="6" calcext:value-type="float">
            <text:p>6</text:p>
          </table:table-cell>
          <table:table-cell table:style-name="ce160" office:value-type="float" office:value="97" calcext:value-type="float">
            <text:p>97</text:p>
          </table:table-cell>
          <table:table-cell table:style-name="ce160" office:value-type="float" office:value="255" calcext:value-type="float">
            <text:p>255</text:p>
          </table:table-cell>
          <table:table-cell table:style-name="ce160" office:value-type="string" calcext:value-type="string">
            <text:p>CSISDA</text:p>
          </table:table-cell>
          <table:table-cell table:style-name="ce165" office:value-type="string" calcext:value-type="string">
            <text:p>TypeGpio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59" office:value-type="float" office:value="7" calcext:value-type="float">
            <text:p>7</text:p>
          </table:table-cell>
          <table:table-cell table:style-name="ce160" office:value-type="float" office:value="96" calcext:value-type="float">
            <text:p>96</text:p>
          </table:table-cell>
          <table:table-cell table:style-name="ce160" office:value-type="float" office:value="256" calcext:value-type="float">
            <text:p>256</text:p>
          </table:table-cell>
          <table:table-cell table:style-name="ce160" office:value-type="string" calcext:value-type="string">
            <text:p>I2C2SCK</text:p>
          </table:table-cell>
          <table:table-cell table:style-name="ce165" office:value-type="string" calcext:value-type="string">
            <text:p>TypeGpio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59" office:value-type="float" office:value="7" calcext:value-type="float">
            <text:p>7</text:p>
          </table:table-cell>
          <table:table-cell table:style-name="ce160" office:value-type="float" office:value="97" calcext:value-type="float">
            <text:p>97</text:p>
          </table:table-cell>
          <table:table-cell table:style-name="ce160" office:value-type="float" office:value="257" calcext:value-type="float">
            <text:p>257</text:p>
          </table:table-cell>
          <table:table-cell table:style-name="ce160" office:value-type="string" calcext:value-type="string">
            <text:p>I2C2SDA</text:p>
          </table:table-cell>
          <table:table-cell table:style-name="ce165" office:value-type="string" calcext:value-type="string">
            <text:p>TypeGpio</text:p>
          </table:table-cell>
          <table:table-cell table:style-name="ce160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i rev1" table:style-name="ta1" table:print-ranges="'rpi rev1'.A1:'rpi rev1'.J15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25" table:default-cell-style-name="Default"/>
        <table:table-column table:style-name="co12" table:number-columns-repeated="5" table:default-cell-style-name="Default"/>
        <table:table-column table:style-name="co26" table:number-columns-repeated="2" table:default-cell-style-name="Default"/>
        <table:table-column table:style-name="co12" table:number-columns-repeated="94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1 (#1)</text:p>
          </table:table-cell>
          <table:covered-table-cell table:number-columns-repeated="9" table:style-name="ce62"/>
          <table:table-cell table:style-name="ce62"/>
          <table:table-cell/>
          <table:table-cell table:style-name="ce62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 table:style-name="ce41" office:value-type="string" calcext:value-type="string">
            <text:p>Conn.</text:p>
          </table:table-cell>
          <table:table-cell table:style-name="ce41" office:value-type="string" calcext:value-type="string">
            <text:p>Name </text:p>
          </table:table-cell>
          <table:table-cell table:style-name="ce41" office:value-type="string" calcext:value-type="string">
            <text:p>Physical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Mcu</text:p>
          </table:table-cell>
          <table:table-cell table:style-name="ce41" office:value-type="string" calcext:value-type="string">
            <text:p>System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r2</text:p>
          </table:table-cell>
          <table:table-cell table:style-name="ce62"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_SDA 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5V 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_SCL 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87" office:value-type="string" calcext:value-type="string">
            <text:p>I2C_SDA 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8" calcext:value-type="float">
            <text:p>8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_GCLK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_TXD0 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_RXD0 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87" office:value-type="string" calcext:value-type="string">
            <text:p>I2C_SCL 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9" calcext:value-type="float">
            <text:p>9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_GEN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_GEN1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_GEN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_GEN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_GEN4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_GEN5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_MOSI 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_MISO 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_GEN6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_SCLK 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_CE0_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I_CE1_N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87" office:value-type="string" calcext:value-type="string">
            <text:p>GPIO_GEN2 </text:p>
          </table:table-cell>
          <table:table-cell table:style-name="ce87" office:value-type="float" office:value="13" calcext:value-type="float">
            <text:p>13</text:p>
          </table:table-cell>
          <table:table-cell table:style-name="ce87" office:value-type="float" office:value="2" calcext:value-type="float">
            <text:p>2</text:p>
          </table:table-cell>
          <table:table-cell table:number-columns-repeated="2" table:style-name="ce87" office:value-type="float" office:value="21" calcext:value-type="float">
            <text:p>21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14" calcext:value-type="float">
            <text:p>14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86" office:value-type="string" calcext:value-type="string">
            <text:p>P1</text:p>
          </table:table-cell>
          <table:table-cell table:style-name="ce86" office:value-type="string" calcext:value-type="string">
            <text:p>I2C_SDA1 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86" office:value-type="string" calcext:value-type="string">
            <text:p>P1</text:p>
          </table:table-cell>
          <table:table-cell table:style-name="ce86" office:value-type="string" calcext:value-type="string">
            <text:p>I2C_SCL1 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2" table:style-name="ce86" office:value-type="float" office:value="3" calcext:value-type="float">
            <text:p>3</text:p>
          </table:table-cell>
          <table:table-cell table:style-name="ce8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86" office:value-type="string" calcext:value-type="string">
            <text:p>P1</text:p>
          </table:table-cell>
          <table:table-cell table:style-name="ce86" office:value-type="string" calcext:value-type="string">
            <text:p>GPIO_GEN2 </text:p>
          </table:table-cell>
          <table:table-cell table:style-name="ce86" office:value-type="float" office:value="13" calcext:value-type="float">
            <text:p>13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86" office:value-type="float" office:value="27" calcext:value-type="float">
            <text:p>27</text:p>
          </table:table-cell>
          <table:table-cell table:style-name="ce8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float" office:value="14" calcext:value-type="float">
            <text:p>14</text:p>
          </table:table-cell>
          <table:table-cell table:style-name="ce43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 table:number-rows-repeated="1048521">
          <table:table-cell table:number-columns-repeated="968"/>
        </table:table-row>
        <table:table-row table:style-name="ro1">
          <table:table-cell table:number-columns-repeated="968"/>
        </table:table-row>
      </table:table>
      <table:table table:name="rpi rev2" table:style-name="ta1" table:print-ranges="'rpi rev2'.A1:'rpi rev2'.J2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number-columns-repeated="95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1 (#1)</text:p>
          </table:table-cell>
          <table:covered-table-cell table:number-columns-repeated="9" table:style-name="ce62"/>
          <table:table-cell table:style-name="ce62"/>
          <table:table-cell table:number-columns-repeated="7"/>
          <table:table-cell table:style-name="ce62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 table:style-name="ce41" office:value-type="string" calcext:value-type="string">
            <text:p>Conn.</text:p>
          </table:table-cell>
          <table:table-cell table:style-name="ce41" office:value-type="string" calcext:value-type="string">
            <text:p>Name </text:p>
          </table:table-cell>
          <table:table-cell table:style-name="ce41" office:value-type="string" calcext:value-type="string">
            <text:p>Physical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Mcu</text:p>
          </table:table-cell>
          <table:table-cell table:style-name="ce41" office:value-type="string" calcext:value-type="string">
            <text:p>System</text:p>
          </table:table-cell>
          <table:table-cell table:style-name="ce62"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_SDA1 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_SCL1 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I2C_SDA1 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_GCLK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_TXD0 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_RXD0 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I2C_SCL1 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_GEN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_GEN1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_GEN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_GEN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_GEN4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_GEN5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_MOSI 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_MISO 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_GEN6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_SCLK 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_CE0_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957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I_CE1_N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2 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27" calcext:value-type="float">
            <text:p>27</text:p>
          </table:table-cell>
          <table:table-cell table:number-columns-repeated="957"/>
        </table:table-row>
        <table:table-row table:style-name="ro1">
          <table:table-cell table:number-columns-repeated="4"/>
          <table:table-cell table:style-name="Default"/>
          <table:table-cell table:style-name="ce38"/>
          <table:table-cell table:number-columns-repeated="4"/>
          <table:table-cell table:style-name="ce38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float" office:value="14" calcext:value-type="float">
            <text:p>14</text:p>
          </table:table-cell>
          <table:table-cell table:style-name="ce43" table:number-columns-repeated="3"/>
          <table:table-cell table:number-columns-repeated="957"/>
        </table:table-row>
        <table:table-row table:style-name="ro1">
          <table:table-cell table:style-name="ce1" office:value-type="string" calcext:value-type="string" table:number-columns-spanned="10" table:number-rows-spanned="1">
            <text:p>P5 (#2)</text:p>
          </table:table-cell>
          <table:covered-table-cell table:number-columns-repeated="6"/>
          <table:covered-table-cell table:style-name="ce58"/>
          <table:covered-table-cell table:number-columns-repeated="2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number-columns-repeated="957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89" office:value-type="string" calcext:value-type="string">
            <text:p>3.3V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8" calcext:value-type="float">
            <text:p>28</text:p>
          </table:table-cell>
          <table:table-cell table:style-name="ce12" office:value-type="float" office:value="17" calcext:value-type="float">
            <text:p>17</text:p>
          </table:table-cell>
          <table:table-cell table:style-name="ce20" office:value-type="string" calcext:value-type="string">
            <text:p>GPIO_GEN7 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65" office:value-type="string" calcext:value-type="string">
            <text:p>GPIO_GEN8 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19" calcext:value-type="float">
            <text:p>19</text:p>
          </table:table-cell>
          <table:table-cell table:style-name="ce20" office:value-type="string" calcext:value-type="string">
            <text:p>GPIO_GEN9 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43" office:value-type="string" calcext:value-type="string">
            <text:p>GPIO_GEN10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89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8"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7 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7" calcext:value-type="float">
            <text:p>17</text:p>
          </table:table-cell>
          <table:table-cell table:number-columns-repeated="2" table:style-name="ce51" office:value-type="float" office:value="28" calcext:value-type="float">
            <text:p>28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8 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29" calcext:value-type="float">
            <text:p>29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9 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9" calcext:value-type="float">
            <text:p>19</text:p>
          </table:table-cell>
          <table:table-cell table:number-columns-repeated="2" table:style-name="ce51" office:value-type="float" office:value="30" calcext:value-type="float">
            <text:p>30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10 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31" calcext:value-type="float">
            <text:p>31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7" calcext:value-type="float">
            <text:p>7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8" calcext:value-type="float">
            <text:p>8</text:p>
          </table:table-cell>
          <table:table-cell table:style-name="ce51" table:number-columns-repeated="3"/>
          <table:table-cell table:number-columns-repeated="957"/>
        </table:table-row>
        <table:table-row table:style-name="ro1" table:number-rows-repeated="1048539">
          <table:table-cell table:number-columns-repeated="974"/>
        </table:table-row>
        <table:table-row table:style-name="ro1">
          <table:table-cell table:number-columns-repeated="974"/>
        </table:table-row>
      </table:table>
      <table:table table:name="rpi rev3" table:style-name="ta1" table:print-ranges="'rpi rev3'.A1:'rpi rev3'.J22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12" table:number-columns-repeated="958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J8 (#1)</text:p>
          </table:table-cell>
          <table:covered-table-cell table:number-columns-repeated="9" table:style-name="ce62"/>
          <table:table-cell table:style-name="ce62"/>
          <table:table-cell table:number-columns-repeated="2"/>
          <table:table-cell table:style-name="ce62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/>
          <table:table-cell table:style-name="ce62"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GPIO2/SDA1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GPIO3/SCL1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4/GPCLK0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GPIO14/TXD0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GPIO15/RXD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17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18/PCMCLK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27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22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2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2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GPIO10/SPI0MOSI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GPIO9/SPI0MISO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2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GPIO11/SPI0SCLK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GPIO8/SPI0CE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GPIO7/SPI0CE1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" calcext:value-type="float">
            <text:p>30</text:p>
          </table:table-cell>
          <table:table-cell table:style-name="ce20" office:value-type="string" calcext:value-type="string">
            <text:p>GPIO0/SDA0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43" office:value-type="string" calcext:value-type="string">
            <text:p>GPIO1/SCL0</text:p>
          </table:table-cell>
          <table:table-cell table:style-name="ce12" office:value-type="float" office:value="31" calcext:value-type="float">
            <text:p>3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21" calcext:value-type="float">
            <text:p>21</text:p>
          </table:table-cell>
          <table:table-cell table:style-name="ce20" office:value-type="string" calcext:value-type="string">
            <text:p>GPIO5/GPCLK1</text:p>
          </table:table-cell>
          <table:table-cell table:style-name="ce26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22" calcext:value-type="float">
            <text:p>22</text:p>
          </table:table-cell>
          <table:table-cell table:style-name="ce20" office:value-type="string" calcext:value-type="string">
            <text:p>GPIO6/GPCLK2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43" office:value-type="string" calcext:value-type="string">
            <text:p>GPIO12/PWM0</text:p>
          </table:table-cell>
          <table:table-cell table:style-name="ce12" office:value-type="float" office:value="26" calcext:value-type="float">
            <text:p>26</text:p>
          </table:table-cell>
          <table:table-cell table:number-columns-repeated="2" table:style-name="ce12" office:value-type="float" office:value="12" calcext:value-type="float">
            <text:p>12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3" calcext:value-type="float">
            <text:p>13</text:p>
          </table:table-cell>
          <table:table-cell table:style-name="ce12" office:value-type="float" office:value="23" calcext:value-type="float">
            <text:p>23</text:p>
          </table:table-cell>
          <table:table-cell table:style-name="ce20" office:value-type="string" calcext:value-type="string">
            <text:p>GPIO13/PWM1</text:p>
          </table:table-cell>
          <table:table-cell table:style-name="ce26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42" office:value-type="string" calcext:value-type="string">
            <text:p>GND</text:p>
          </table:table-cell>
          <table:table-cell table:style-name="ce11" table:number-columns-repeated="3"/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19" calcext:value-type="float">
            <text:p>19</text:p>
          </table:table-cell>
          <table:table-cell table:style-name="ce12" office:value-type="float" office:value="24" calcext:value-type="float">
            <text:p>24</text:p>
          </table:table-cell>
          <table:table-cell table:style-name="ce20" office:value-type="string" calcext:value-type="string">
            <text:p>GPIO19/PCMFS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43" office:value-type="string" calcext:value-type="string">
            <text:p>GPIO16</text:p>
          </table:table-cell>
          <table:table-cell table:style-name="ce12" office:value-type="float" office:value="27" calcext:value-type="float">
            <text:p>27</text:p>
          </table:table-cell>
          <table:table-cell table:number-columns-repeated="2" table:style-name="ce12" office:value-type="float" office:value="16" calcext:value-type="float">
            <text:p>16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2" table:style-name="ce12" office:value-type="float" office:value="26" calcext:value-type="float">
            <text:p>26</text:p>
          </table:table-cell>
          <table:table-cell table:style-name="ce12" office:value-type="float" office:value="25" calcext:value-type="float">
            <text:p>25</text:p>
          </table:table-cell>
          <table:table-cell table:style-name="ce20" office:value-type="string" calcext:value-type="string">
            <text:p>GPIO2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43" office:value-type="string" calcext:value-type="string">
            <text:p>GPIO20/PCMDIN</text:p>
          </table:table-cell>
          <table:table-cell table:style-name="ce12" office:value-type="float" office:value="28" calcext:value-type="float">
            <text:p>28</text:p>
          </table:table-cell>
          <table:table-cell table:number-columns-repeated="2" table:style-name="ce12" office:value-type="float" office:value="20" calcext:value-type="float">
            <text:p>20</text:p>
          </table:table-cell>
          <table:table-cell table:style-name="ce38"/>
          <table:table-cell table:number-columns-repeated="958"/>
        </table:table-row>
        <table:table-row table:style-name="ro1">
          <table:table-cell table:style-name="ce14" table:number-columns-repeated="3"/>
          <table:table-cell table:style-name="ce22" office:value-type="string" calcext:value-type="string">
            <text:p>GND</text:p>
          </table:table-cell>
          <table:table-cell table:style-name="ce28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45" office:value-type="string" calcext:value-type="string">
            <text:p>GPIO21/PCMDOUT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2" table:style-name="ce16" office:value-type="float" office:value="21" calcext:value-type="float">
            <text:p>21</text:p>
          </table:table-cell>
          <table:table-cell table:style-name="ce38"/>
          <table:table-cell table:number-columns-repeated="958"/>
        </table:table-row>
        <table:table-row table:style-name="ro1">
          <table:table-cell table:number-columns-repeated="4"/>
          <table:table-cell table:style-name="Default"/>
          <table:table-cell table:style-name="ce38"/>
          <table:table-cell table:number-columns-repeated="963"/>
        </table:table-row>
        <table:table-row table:style-name="ro1" table:number-rows-repeated="5">
          <table:table-cell table:number-columns-repeated="7"/>
          <table:table-cell table:style-name="ce58"/>
          <table:table-cell table:number-columns-repeated="2"/>
          <table:table-cell table:style-name="Default"/>
          <table:table-cell table:number-columns-repeated="958"/>
        </table:table-row>
        <table:table-row table:style-name="ro1">
          <table:table-cell table:number-columns-repeated="12"/>
          <table:table-cell table:style-name="ce58" table:number-columns-repeated="957"/>
        </table:table-row>
        <table:table-row table:style-name="ro1" table:number-rows-repeated="1048546">
          <table:table-cell table:number-columns-repeated="969"/>
        </table:table-row>
        <table:table-row table:style-name="ro1">
          <table:table-cell table:number-columns-repeated="969"/>
        </table:table-row>
      </table:table>
      <table:table table:name="rpi - work C++" table:style-name="ta1" table:print-ranges="'rpi - work C++'.A12:'rpi - work C++'.G32">
        <table:table-column table:style-name="co3" table:default-cell-style-name="ce149"/>
        <table:table-column table:style-name="co67" table:number-columns-repeated="3" table:default-cell-style-name="ce83"/>
        <table:table-column table:style-name="co67" table:default-cell-style-name="Default"/>
        <table:table-column table:style-name="co68" table:default-cell-style-name="ce83"/>
        <table:table-column table:style-name="co69" table:default-cell-style-name="ce149"/>
        <table:table-column table:style-name="co70" table:default-cell-style-name="Default"/>
        <table:table-column table:style-name="co2" table:number-columns-repeated="3" table:default-cell-style-name="ce158"/>
        <table:table-column table:style-name="co2" table:number-columns-repeated="2" table:default-cell-style-name="Default"/>
        <table:table-column table:style-name="co71" table:number-columns-repeated="8" table:default-cell-style-name="Default"/>
        <table:table-column table:style-name="co78" table:number-columns-repeated="9" table:default-cell-style-name="Default"/>
        <table:table-column table:style-name="co79" table:default-cell-style-name="Default"/>
        <table:table-column table:style-name="co12" table:number-columns-repeated="993" table:default-cell-style-name="Default"/>
        <table:table-row table:style-name="ro1">
          <table:table-cell table:style-name="ce85" office:value-type="string" calcext:value-type="string">
            <text:p>Schéma</text:p>
          </table:table-cell>
          <table:table-cell table:style-name="ce85" office:value-type="string" calcext:value-type="string">
            <text:p>rev1</text:p>
          </table:table-cell>
          <table:table-cell table:style-name="ce85" office:value-type="string" calcext:value-type="string">
            <text:p>rev2</text:p>
          </table:table-cell>
          <table:table-cell table:style-name="ce85" office:value-type="string" calcext:value-type="string">
            <text:p>rev3</text:p>
          </table:table-cell>
          <table:table-cell table:style-name="ce85" office:value-type="string" calcext:value-type="string">
            <text:p>Phys.</text:p>
          </table:table-cell>
          <table:table-cell table:style-name="ce142" office:value-type="string" calcext:value-type="string">
            <text:p>Conn.</text:p>
          </table:table-cell>
          <table:table-cell table:style-name="ce154" office:value-type="string" calcext:value-type="string">
            <text:p>Nom</text:p>
          </table:table-cell>
          <table:table-cell table:style-name="ce85" office:value-type="string" calcext:value-type="string">
            <text:p>Type</text:p>
          </table:table-cell>
          <table:table-cell table:style-name="ce85" office:value-type="string" calcext:value-type="string">
            <text:p>logical</text:p>
          </table:table-cell>
          <table:table-cell table:style-name="ce85" office:value-type="string" calcext:value-type="string">
            <text:p>mcu</text:p>
          </table:table-cell>
          <table:table-cell table:style-name="ce85" office:value-type="string" calcext:value-type="string">
            <text:p>system</text:p>
          </table:table-cell>
          <table:table-cell table:style-name="ce85" office:value-type="string" calcext:value-type="string">
            <text:p>row</text:p>
          </table:table-cell>
          <table:table-cell table:style-name="ce85" office:value-type="string" calcext:value-type="string">
            <text:p>column</text:p>
          </table:table-cell>
          <table:table-cell table:style-name="ce85" office:value-type="string" calcext:value-type="string">
            <text:p>input</text:p>
          </table:table-cell>
          <table:table-cell table:style-name="ce85" office:value-type="string" calcext:value-type="string">
            <text:p>output</text:p>
          </table:table-cell>
          <table:table-cell table:style-name="ce85" office:value-type="string" calcext:value-type="string">
            <text:p>alt0</text:p>
          </table:table-cell>
          <table:table-cell table:style-name="ce85" office:value-type="string" calcext:value-type="string">
            <text:p>alt1</text:p>
          </table:table-cell>
          <table:table-cell table:style-name="ce85" office:value-type="string" calcext:value-type="string">
            <text:p>alt2</text:p>
          </table:table-cell>
          <table:table-cell table:style-name="ce85" office:value-type="string" calcext:value-type="string">
            <text:p>alt3</text:p>
          </table:table-cell>
          <table:table-cell table:style-name="ce85" office:value-type="string" calcext:value-type="string">
            <text:p>alt4</text:p>
          </table:table-cell>
          <table:table-cell table:style-name="ce85" office:value-type="string" calcext:value-type="string">
            <text:p>alt5</text:p>
          </table:table-cell>
          <table:table-cell table:style-name="ce85"/>
          <table:table-cell table:style-name="ce85" office:value-type="string" calcext:value-type="string">
            <text:p>input</text:p>
          </table:table-cell>
          <table:table-cell table:style-name="ce85" office:value-type="string" calcext:value-type="string">
            <text:p>output</text:p>
          </table:table-cell>
          <table:table-cell table:style-name="ce85" office:value-type="string" calcext:value-type="string">
            <text:p>alt0</text:p>
          </table:table-cell>
          <table:table-cell table:style-name="ce85" office:value-type="string" calcext:value-type="string">
            <text:p>alt1</text:p>
          </table:table-cell>
          <table:table-cell table:style-name="ce85" office:value-type="string" calcext:value-type="string">
            <text:p>alt2</text:p>
          </table:table-cell>
          <table:table-cell table:style-name="ce85" office:value-type="string" calcext:value-type="string">
            <text:p>alt3</text:p>
          </table:table-cell>
          <table:table-cell table:style-name="ce85" office:value-type="string" calcext:value-type="string">
            <text:p>alt4</text:p>
          </table:table-cell>
          <table:table-cell table:style-name="ce85" office:value-type="string" calcext:value-type="string">
            <text:p>alt5</text:p>
          </table:table-cell>
          <table:table-cell table:style-name="ce85" office:value-type="string" calcext:value-type="string">
            <text:p>Code C++</text:p>
          </table:table-cell>
          <table:table-cell table:style-name="ce150" table:number-columns-repeated="993"/>
        </table:table-row>
        <table:table-row table:style-name="ro1">
          <table:table-cell table:style-name="ce145" office:value-type="string" calcext:value-type="string">
            <text:p>3.3V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2]-1)*2+[.$M2]" office:value-type="float" office:value="1" calcext:value-type="float">
            <text:p>1</text:p>
          </table:table-cell>
          <table:table-cell table:style-name="ce91" office:value-type="string" calcext:value-type="string">
            <text:p>P1/J8</text:p>
          </table:table-cell>
          <table:table-cell table:style-name="ce145" office:value-type="string" calcext:value-type="string">
            <text:p>3.3V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61" table:formula="of:=[.G2]" office:value-type="string" office:string-value="3.3V" calcext:value-type="string">
            <text:p>3.3V</text:p>
          </table:table-cell>
          <table:table-cell table:style-name="ce161"/>
          <table:table-cell table:style-name="ce122" table:number-columns-repeated="6"/>
          <table:table-cell table:style-name="ce122" table:formula="of:=CONCATENATE([.N2];IF([.P2]&lt;&gt;&quot;&quot;;CONCATENATE(&quot;/&quot;;[.P2]);&quot;&quot;))" office:value-type="string" office:string-value="3.3V" calcext:value-type="string">
            <text:p>3.3V</text:p>
          </table:table-cell>
          <table:table-cell table:style-name="ce122" table:formula="of:=CONCATENATE(&quot;{ModeInput,&quot;&quot;&quot;;[.$N2];&quot;&quot;&quot;}&quot;)" office:value-type="string" office:string-value="{ModeInput,&quot;3.3V&quot;}" calcext:value-type="string">
            <text:p>{ModeInput,"3.3V"}</text:p>
          </table:table-cell>
          <table:table-cell table:style-name="ce122" table:formula="of:=IF([.$O2]&lt;&gt;&quot;&quot;;CONCATENATE(&quot;,{ModeOutput,&quot;&quot;&quot;;[.$O2];&quot;&quot;&quot;}&quot;);&quot;&quot;)">
            <text:p/>
          </table:table-cell>
          <table:table-cell table:style-name="ce122" table:formula="of:=IF([.$P2]&lt;&gt;&quot;&quot;;CONCATENATE(&quot;,{ModeAlt0,&quot;&quot;&quot;;[.$P2];&quot;&quot;&quot;}&quot;);&quot;&quot;)">
            <text:p/>
          </table:table-cell>
          <table:table-cell table:style-name="ce122" table:formula="of:=IF([.$Q2]&lt;&gt;&quot;&quot;;CONCATENATE(&quot;,{ModeAlt1,&quot;&quot;&quot;;[.$Q2];&quot;&quot;&quot;}&quot;);&quot;&quot;)">
            <text:p/>
          </table:table-cell>
          <table:table-cell table:style-name="ce122" table:formula="of:=IF([.$R2]&lt;&gt;&quot;&quot;;CONCATENATE(&quot;,{ModeAlt2,&quot;&quot;&quot;;[.$R2];&quot;&quot;&quot;}&quot;);&quot;&quot;)">
            <text:p/>
          </table:table-cell>
          <table:table-cell table:style-name="ce122" table:formula="of:=IF([.S2]&lt;&gt;&quot;&quot;;CONCATENATE(&quot;,{ModeAlt3,&quot;&quot;&quot;;[.S2];&quot;&quot;&quot;}&quot;);&quot;&quot;)">
            <text:p/>
          </table:table-cell>
          <table:table-cell table:style-name="ce122" table:formula="of:=IF([.T2]&lt;&gt;&quot;&quot;;CONCATENATE(&quot;,{ModeAlt4,&quot;&quot;&quot;;[.T2];&quot;&quot;&quot;}&quot;);&quot;&quot;)">
            <text:p/>
          </table:table-cell>
          <table:table-cell table:style-name="ce122" table:formula="of:=IF([.U2]&lt;&gt;&quot;&quot;;CONCATENATE(&quot;,{ModeAlt5,&quot;&quot;&quot;;[.U2];&quot;&quot;&quot;}&quot;);&quot;&quot;)">
            <text:p/>
          </table:table-cell>
          <table:table-cell table:style-name="ce122" table:formula="of:=CONCATENATE(&quot;{&quot;;[.$H2];&quot;,{&quot;;[.$I2];&quot;,&quot;;[.$J2];&quot;,&quot;;[.$K2];&quot;,&quot;;[.$L2];&quot;,&quot;;[.$M2];&quot;},{&quot;;[.$W2];[.$X2];[.$Y2];[.$Z2];[.$AA2];[.$AB2];[.$AC2];[.$AD2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I2C_SDA1 </text:p>
          </table:table-cell>
          <table:table-cell table:style-name="ce91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L3]-1)*2+[.$M3]" office:value-type="float" office:value="3" calcext:value-type="float">
            <text:p>3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3])" office:value-type="string" office:string-value="GPIO2" calcext:value-type="string">
            <text:p>GPIO2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8" calcext:value-type="float">
            <text:p>8</text:p>
          </table:table-cell>
          <table:table-cell table:number-columns-repeated="2" table:style-name="ce99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3]" office:value-type="string" office:string-value="GPIO2" calcext:value-type="string">
            <text:p>GPIO2</text:p>
          </table:table-cell>
          <table:table-cell table:style-name="ce161" table:formula="of:=[.N3]" office:value-type="string" office:string-value="GPIO2" calcext:value-type="string">
            <text:p>GPIO2</text:p>
          </table:table-cell>
          <table:table-cell table:style-name="ce122" office:value-type="string" calcext:value-type="string">
            <text:p>SDA1</text:p>
          </table:table-cell>
          <table:table-cell table:style-name="ce122" office:value-type="string" calcext:value-type="string">
            <text:p>SA3</text:p>
          </table:table-cell>
          <table:table-cell table:style-name="ce122" table:number-columns-repeated="4"/>
          <table:table-cell table:style-name="ce122" table:formula="of:=CONCATENATE([.N3];IF([.P3]&lt;&gt;&quot;&quot;;CONCATENATE(&quot;/&quot;;[.P3]);&quot;&quot;))" office:value-type="string" office:string-value="GPIO2/SDA1" calcext:value-type="string">
            <text:p>GPIO2/SDA1</text:p>
          </table:table-cell>
          <table:table-cell table:style-name="ce122" table:formula="of:=CONCATENATE(&quot;{ModeInput,&quot;&quot;&quot;;[.$N3];&quot;&quot;&quot;}&quot;)" office:value-type="string" office:string-value="{ModeInput,&quot;GPIO2&quot;}" calcext:value-type="string">
            <text:p>{ModeInput,"GPIO2"}</text:p>
          </table:table-cell>
          <table:table-cell table:style-name="ce122" table:formula="of:=IF([.$O3]&lt;&gt;&quot;&quot;;CONCATENATE(&quot;,{ModeOutput,&quot;&quot;&quot;;[.$O3];&quot;&quot;&quot;}&quot;);&quot;&quot;)" office:value-type="string" office:string-value=",{ModeOutput,&quot;GPIO2&quot;}" calcext:value-type="string">
            <text:p>,{ModeOutput,"GPIO2"}</text:p>
          </table:table-cell>
          <table:table-cell table:style-name="ce122" table:formula="of:=IF([.$P3]&lt;&gt;&quot;&quot;;CONCATENATE(&quot;,{ModeAlt0,&quot;&quot;&quot;;[.$P3];&quot;&quot;&quot;}&quot;);&quot;&quot;)" office:value-type="string" office:string-value=",{ModeAlt0,&quot;SDA1&quot;}" calcext:value-type="string">
            <text:p>,{ModeAlt0,"SDA1"}</text:p>
          </table:table-cell>
          <table:table-cell table:style-name="ce122" table:formula="of:=IF([.$Q3]&lt;&gt;&quot;&quot;;CONCATENATE(&quot;,{ModeAlt1,&quot;&quot;&quot;;[.$Q3];&quot;&quot;&quot;}&quot;);&quot;&quot;)" office:value-type="string" office:string-value=",{ModeAlt1,&quot;SA3&quot;}" calcext:value-type="string">
            <text:p>,{ModeAlt1,"SA3"}</text:p>
          </table:table-cell>
          <table:table-cell table:style-name="ce122" table:formula="of:=IF([.$R3]&lt;&gt;&quot;&quot;;CONCATENATE(&quot;,{ModeAlt2,&quot;&quot;&quot;;[.$R3];&quot;&quot;&quot;}&quot;);&quot;&quot;)">
            <text:p/>
          </table:table-cell>
          <table:table-cell table:style-name="ce122" table:formula="of:=IF([.S3]&lt;&gt;&quot;&quot;;CONCATENATE(&quot;,{ModeAlt3,&quot;&quot;&quot;;[.S3];&quot;&quot;&quot;}&quot;);&quot;&quot;)">
            <text:p/>
          </table:table-cell>
          <table:table-cell table:style-name="ce122" table:formula="of:=IF([.T3]&lt;&gt;&quot;&quot;;CONCATENATE(&quot;,{ModeAlt4,&quot;&quot;&quot;;[.T3];&quot;&quot;&quot;}&quot;);&quot;&quot;)">
            <text:p/>
          </table:table-cell>
          <table:table-cell table:style-name="ce122" table:formula="of:=IF([.U3]&lt;&gt;&quot;&quot;;CONCATENATE(&quot;,{ModeAlt5,&quot;&quot;&quot;;[.U3];&quot;&quot;&quot;}&quot;);&quot;&quot;)">
            <text:p/>
          </table:table-cell>
          <table:table-cell table:style-name="ce122" table:formula="of:=CONCATENATE(&quot;{&quot;;[.$H3];&quot;,{&quot;;[.$I3];&quot;,&quot;;[.$J3];&quot;,&quot;;[.$K3];&quot;,&quot;;[.$L3];&quot;,&quot;;[.$M3];&quot;},{&quot;;[.$W3];[.$X3];[.$Y3];[.$Z3];[.$AA3];[.$AB3];[.$AC3];[.$AD3];&quot;}},&quot;)" office:value-type="string" office:string-value="{TypeGpio,{8,2,2,2,1},{{ModeInput,&quot;GPIO2&quot;},{ModeOutput,&quot;GPIO2&quot;},{ModeAlt0,&quot;SDA1&quot;},{ModeAlt1,&quot;SA3&quot;}}}," calcext:value-type="string">
            <text:p>{TypeGpio,{8,2,2,2,1},{{ModeInput,"GPIO2"},{ModeOutput,"GPIO2"},{ModeAlt0,"SDA1"},{ModeAlt1,"SA3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I2C_SCL1 </text:p>
          </table:table-cell>
          <table:table-cell table:style-name="ce91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L4]-1)*2+[.$M4]" office:value-type="float" office:value="5" calcext:value-type="float">
            <text:p>5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4])" office:value-type="string" office:string-value="GPIO3" calcext:value-type="string">
            <text:p>GPIO3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9" calcext:value-type="float">
            <text:p>9</text:p>
          </table:table-cell>
          <table:table-cell table:number-columns-repeated="2" table:style-name="ce99" office:value-type="float" office:value="3" calcext:value-type="float">
            <text:p>3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4]" office:value-type="string" office:string-value="GPIO3" calcext:value-type="string">
            <text:p>GPIO3</text:p>
          </table:table-cell>
          <table:table-cell table:style-name="ce161" table:formula="of:=[.N4]" office:value-type="string" office:string-value="GPIO3" calcext:value-type="string">
            <text:p>GPIO3</text:p>
          </table:table-cell>
          <table:table-cell table:style-name="ce122" office:value-type="string" calcext:value-type="string">
            <text:p>SCL1</text:p>
          </table:table-cell>
          <table:table-cell table:style-name="ce122" office:value-type="string" calcext:value-type="string">
            <text:p>SA2</text:p>
          </table:table-cell>
          <table:table-cell table:style-name="ce122" table:number-columns-repeated="4"/>
          <table:table-cell table:style-name="ce122" table:formula="of:=CONCATENATE([.N4];IF([.P4]&lt;&gt;&quot;&quot;;CONCATENATE(&quot;/&quot;;[.P4]);&quot;&quot;))" office:value-type="string" office:string-value="GPIO3/SCL1" calcext:value-type="string">
            <text:p>GPIO3/SCL1</text:p>
          </table:table-cell>
          <table:table-cell table:style-name="ce122" table:formula="of:=CONCATENATE(&quot;{ModeInput,&quot;&quot;&quot;;[.$N4];&quot;&quot;&quot;}&quot;)" office:value-type="string" office:string-value="{ModeInput,&quot;GPIO3&quot;}" calcext:value-type="string">
            <text:p>{ModeInput,"GPIO3"}</text:p>
          </table:table-cell>
          <table:table-cell table:style-name="ce122" table:formula="of:=IF([.$O4]&lt;&gt;&quot;&quot;;CONCATENATE(&quot;,{ModeOutput,&quot;&quot;&quot;;[.$O4];&quot;&quot;&quot;}&quot;);&quot;&quot;)" office:value-type="string" office:string-value=",{ModeOutput,&quot;GPIO3&quot;}" calcext:value-type="string">
            <text:p>,{ModeOutput,"GPIO3"}</text:p>
          </table:table-cell>
          <table:table-cell table:style-name="ce122" table:formula="of:=IF([.$P4]&lt;&gt;&quot;&quot;;CONCATENATE(&quot;,{ModeAlt0,&quot;&quot;&quot;;[.$P4];&quot;&quot;&quot;}&quot;);&quot;&quot;)" office:value-type="string" office:string-value=",{ModeAlt0,&quot;SCL1&quot;}" calcext:value-type="string">
            <text:p>,{ModeAlt0,"SCL1"}</text:p>
          </table:table-cell>
          <table:table-cell table:style-name="ce122" table:formula="of:=IF([.$Q4]&lt;&gt;&quot;&quot;;CONCATENATE(&quot;,{ModeAlt1,&quot;&quot;&quot;;[.$Q4];&quot;&quot;&quot;}&quot;);&quot;&quot;)" office:value-type="string" office:string-value=",{ModeAlt1,&quot;SA2&quot;}" calcext:value-type="string">
            <text:p>,{ModeAlt1,"SA2"}</text:p>
          </table:table-cell>
          <table:table-cell table:style-name="ce122" table:formula="of:=IF([.$R4]&lt;&gt;&quot;&quot;;CONCATENATE(&quot;,{ModeAlt2,&quot;&quot;&quot;;[.$R4];&quot;&quot;&quot;}&quot;);&quot;&quot;)">
            <text:p/>
          </table:table-cell>
          <table:table-cell table:style-name="ce122" table:formula="of:=IF([.S4]&lt;&gt;&quot;&quot;;CONCATENATE(&quot;,{ModeAlt3,&quot;&quot;&quot;;[.S4];&quot;&quot;&quot;}&quot;);&quot;&quot;)">
            <text:p/>
          </table:table-cell>
          <table:table-cell table:style-name="ce122" table:formula="of:=IF([.T4]&lt;&gt;&quot;&quot;;CONCATENATE(&quot;,{ModeAlt4,&quot;&quot;&quot;;[.T4];&quot;&quot;&quot;}&quot;);&quot;&quot;)">
            <text:p/>
          </table:table-cell>
          <table:table-cell table:style-name="ce122" table:formula="of:=IF([.U4]&lt;&gt;&quot;&quot;;CONCATENATE(&quot;,{ModeAlt5,&quot;&quot;&quot;;[.U4];&quot;&quot;&quot;}&quot;);&quot;&quot;)">
            <text:p/>
          </table:table-cell>
          <table:table-cell table:style-name="ce122" table:formula="of:=CONCATENATE(&quot;{&quot;;[.$H4];&quot;,{&quot;;[.$I4];&quot;,&quot;;[.$J4];&quot;,&quot;;[.$K4];&quot;,&quot;;[.$L4];&quot;,&quot;;[.$M4];&quot;},{&quot;;[.$W4];[.$X4];[.$Y4];[.$Z4];[.$AA4];[.$AB4];[.$AC4];[.$AD4];&quot;}},&quot;)" office:value-type="string" office:string-value="{TypeGpio,{9,3,3,3,1},{{ModeInput,&quot;GPIO3&quot;},{ModeOutput,&quot;GPIO3&quot;},{ModeAlt0,&quot;SCL1&quot;},{ModeAlt1,&quot;SA2&quot;}}}," calcext:value-type="string">
            <text:p>{TypeGpio,{9,3,3,3,1},{{ModeInput,"GPIO3"},{ModeOutput,"GPIO3"},{ModeAlt0,"SCL1"},{ModeAlt1,"SA2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CLK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5]-1)*2+[.$M5]" office:value-type="float" office:value="7" calcext:value-type="float">
            <text:p>7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5])" office:value-type="string" office:string-value="GPIO4" calcext:value-type="string">
            <text:p>GPIO4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7" calcext:value-type="float">
            <text:p>7</text:p>
          </table:table-cell>
          <table:table-cell table:number-columns-repeated="2" table:style-name="ce99" office:value-type="float" office:value="4" calcext:value-type="float">
            <text:p>4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5]" office:value-type="string" office:string-value="GPIO4" calcext:value-type="string">
            <text:p>GPIO4</text:p>
          </table:table-cell>
          <table:table-cell table:style-name="ce161" table:formula="of:=[.N5]" office:value-type="string" office:string-value="GPIO4" calcext:value-type="string">
            <text:p>GPIO4</text:p>
          </table:table-cell>
          <table:table-cell table:style-name="ce122" office:value-type="string" calcext:value-type="string">
            <text:p>GPCLK0</text:p>
          </table:table-cell>
          <table:table-cell table:style-name="ce122" office:value-type="string" calcext:value-type="string">
            <text:p>SA1</text:p>
          </table:table-cell>
          <table:table-cell table:style-name="ce122" table:number-columns-repeated="3"/>
          <table:table-cell table:style-name="ce122" office:value-type="string" calcext:value-type="string">
            <text:p>ARMTDI</text:p>
          </table:table-cell>
          <table:table-cell table:style-name="ce122" table:formula="of:=CONCATENATE([.N5];IF([.P5]&lt;&gt;&quot;&quot;;CONCATENATE(&quot;/&quot;;[.P5]);&quot;&quot;))" office:value-type="string" office:string-value="GPIO4/GPCLK0" calcext:value-type="string">
            <text:p>GPIO4/GPCLK0</text:p>
          </table:table-cell>
          <table:table-cell table:style-name="ce122" table:formula="of:=CONCATENATE(&quot;{ModeInput,&quot;&quot;&quot;;[.$N5];&quot;&quot;&quot;}&quot;)" office:value-type="string" office:string-value="{ModeInput,&quot;GPIO4&quot;}" calcext:value-type="string">
            <text:p>{ModeInput,"GPIO4"}</text:p>
          </table:table-cell>
          <table:table-cell table:style-name="ce122" table:formula="of:=IF([.$O5]&lt;&gt;&quot;&quot;;CONCATENATE(&quot;,{ModeOutput,&quot;&quot;&quot;;[.$O5];&quot;&quot;&quot;}&quot;);&quot;&quot;)" office:value-type="string" office:string-value=",{ModeOutput,&quot;GPIO4&quot;}" calcext:value-type="string">
            <text:p>,{ModeOutput,"GPIO4"}</text:p>
          </table:table-cell>
          <table:table-cell table:style-name="ce122" table:formula="of:=IF([.$P5]&lt;&gt;&quot;&quot;;CONCATENATE(&quot;,{ModeAlt0,&quot;&quot;&quot;;[.$P5];&quot;&quot;&quot;}&quot;);&quot;&quot;)" office:value-type="string" office:string-value=",{ModeAlt0,&quot;GPCLK0&quot;}" calcext:value-type="string">
            <text:p>,{ModeAlt0,"GPCLK0"}</text:p>
          </table:table-cell>
          <table:table-cell table:style-name="ce122" table:formula="of:=IF([.$Q5]&lt;&gt;&quot;&quot;;CONCATENATE(&quot;,{ModeAlt1,&quot;&quot;&quot;;[.$Q5];&quot;&quot;&quot;}&quot;);&quot;&quot;)" office:value-type="string" office:string-value=",{ModeAlt1,&quot;SA1&quot;}" calcext:value-type="string">
            <text:p>,{ModeAlt1,"SA1"}</text:p>
          </table:table-cell>
          <table:table-cell table:style-name="ce122" table:formula="of:=IF([.$R5]&lt;&gt;&quot;&quot;;CONCATENATE(&quot;,{ModeAlt2,&quot;&quot;&quot;;[.$R5];&quot;&quot;&quot;}&quot;);&quot;&quot;)">
            <text:p/>
          </table:table-cell>
          <table:table-cell table:style-name="ce122" table:formula="of:=IF([.S5]&lt;&gt;&quot;&quot;;CONCATENATE(&quot;,{ModeAlt3,&quot;&quot;&quot;;[.S5];&quot;&quot;&quot;}&quot;);&quot;&quot;)">
            <text:p/>
          </table:table-cell>
          <table:table-cell table:style-name="ce122" table:formula="of:=IF([.T5]&lt;&gt;&quot;&quot;;CONCATENATE(&quot;,{ModeAlt4,&quot;&quot;&quot;;[.T5];&quot;&quot;&quot;}&quot;);&quot;&quot;)">
            <text:p/>
          </table:table-cell>
          <table:table-cell table:style-name="ce122" table:formula="of:=IF([.U5]&lt;&gt;&quot;&quot;;CONCATENATE(&quot;,{ModeAlt5,&quot;&quot;&quot;;[.U5];&quot;&quot;&quot;}&quot;);&quot;&quot;)" office:value-type="string" office:string-value=",{ModeAlt5,&quot;ARMTDI&quot;}" calcext:value-type="string">
            <text:p>,{ModeAlt5,"ARMTDI"}</text:p>
          </table:table-cell>
          <table:table-cell table:style-name="ce122" table:formula="of:=CONCATENATE(&quot;{&quot;;[.$H5];&quot;,{&quot;;[.$I5];&quot;,&quot;;[.$J5];&quot;,&quot;;[.$K5];&quot;,&quot;;[.$L5];&quot;,&quot;;[.$M5];&quot;},{&quot;;[.$W5];[.$X5];[.$Y5];[.$Z5];[.$AA5];[.$AB5];[.$AC5];[.$AD5];&quot;}},&quot;)" office:value-type="string" office:string-value="{TypeGpio,{7,4,4,4,1},{{ModeInput,&quot;GPIO4&quot;},{ModeOutput,&quot;GPIO4&quot;},{ModeAlt0,&quot;GPCLK0&quot;},{ModeAlt1,&quot;SA1&quot;},{ModeAlt5,&quot;ARMTDI&quot;}}}," calcext:value-type="string">
            <text:p>{TypeGpio,{7,4,4,4,1},{{ModeInput,"GPIO4"},{ModeOutput,"GPIO4"},{ModeAlt0,"GPCLK0"},{ModeAlt1,"SA1"},{ModeAlt5,"ARMTDI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ND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6]-1)*2+[.$M6]" office:value-type="float" office:value="9" calcext:value-type="float">
            <text:p>9</text:p>
          </table:table-cell>
          <table:table-cell table:style-name="ce91" office:value-type="string" calcext:value-type="string">
            <text:p>P1/J8</text:p>
          </table:table-cell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6]" office:value-type="string" office:string-value="GND" calcext:value-type="string">
            <text:p>GND</text:p>
          </table:table-cell>
          <table:table-cell table:style-name="ce161"/>
          <table:table-cell table:style-name="ce122" table:number-columns-repeated="6"/>
          <table:table-cell table:style-name="ce122" table:formula="of:=CONCATENATE([.N6];IF([.P6]&lt;&gt;&quot;&quot;;CONCATENATE(&quot;/&quot;;[.P6]);&quot;&quot;))" office:value-type="string" office:string-value="GND" calcext:value-type="string">
            <text:p>GND</text:p>
          </table:table-cell>
          <table:table-cell table:style-name="ce122" table:formula="of:=CONCATENATE(&quot;{ModeInput,&quot;&quot;&quot;;[.$N6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O6]&lt;&gt;&quot;&quot;;CONCATENATE(&quot;,{ModeOutput,&quot;&quot;&quot;;[.$O6];&quot;&quot;&quot;}&quot;);&quot;&quot;)">
            <text:p/>
          </table:table-cell>
          <table:table-cell table:style-name="ce122" table:formula="of:=IF([.$P6]&lt;&gt;&quot;&quot;;CONCATENATE(&quot;,{ModeAlt0,&quot;&quot;&quot;;[.$P6];&quot;&quot;&quot;}&quot;);&quot;&quot;)">
            <text:p/>
          </table:table-cell>
          <table:table-cell table:style-name="ce122" table:formula="of:=IF([.$Q6]&lt;&gt;&quot;&quot;;CONCATENATE(&quot;,{ModeAlt1,&quot;&quot;&quot;;[.$Q6];&quot;&quot;&quot;}&quot;);&quot;&quot;)">
            <text:p/>
          </table:table-cell>
          <table:table-cell table:style-name="ce122" table:formula="of:=IF([.$R6]&lt;&gt;&quot;&quot;;CONCATENATE(&quot;,{ModeAlt2,&quot;&quot;&quot;;[.$R6];&quot;&quot;&quot;}&quot;);&quot;&quot;)">
            <text:p/>
          </table:table-cell>
          <table:table-cell table:style-name="ce122" table:formula="of:=IF([.S6]&lt;&gt;&quot;&quot;;CONCATENATE(&quot;,{ModeAlt3,&quot;&quot;&quot;;[.S6];&quot;&quot;&quot;}&quot;);&quot;&quot;)">
            <text:p/>
          </table:table-cell>
          <table:table-cell table:style-name="ce122" table:formula="of:=IF([.T6]&lt;&gt;&quot;&quot;;CONCATENATE(&quot;,{ModeAlt4,&quot;&quot;&quot;;[.T6];&quot;&quot;&quot;}&quot;);&quot;&quot;)">
            <text:p/>
          </table:table-cell>
          <table:table-cell table:style-name="ce122" table:formula="of:=IF([.U6]&lt;&gt;&quot;&quot;;CONCATENATE(&quot;,{ModeAlt5,&quot;&quot;&quot;;[.U6];&quot;&quot;&quot;}&quot;);&quot;&quot;)">
            <text:p/>
          </table:table-cell>
          <table:table-cell table:style-name="ce122" table:formula="of:=CONCATENATE(&quot;{&quot;;[.$H6];&quot;,{&quot;;[.$I6];&quot;,&quot;;[.$J6];&quot;,&quot;;[.$K6];&quot;,&quot;;[.$L6];&quot;,&quot;;[.$M6];&quot;},{&quot;;[.$W6];[.$X6];[.$Y6];[.$Z6];[.$AA6];[.$AB6];[.$AC6];[.$AD6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0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7]-1)*2+[.$M7]" office:value-type="float" office:value="11" calcext:value-type="float">
            <text:p>11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7])" office:value-type="string" office:string-value="GPIO17" calcext:value-type="string">
            <text:p>GPIO17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 table:style-name="ce99" office:value-type="float" office:value="17" calcext:value-type="float">
            <text:p>17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7]" office:value-type="string" office:string-value="GPIO17" calcext:value-type="string">
            <text:p>GPIO17</text:p>
          </table:table-cell>
          <table:table-cell table:style-name="ce161" table:formula="of:=[.N7]" office:value-type="string" office:string-value="GPIO17" calcext:value-type="string">
            <text:p>GPIO17</text:p>
          </table:table-cell>
          <table:table-cell table:style-name="ce122"/>
          <table:table-cell table:style-name="ce122" office:value-type="string" calcext:value-type="string">
            <text:p>SD9</text:p>
          </table:table-cell>
          <table:table-cell table:style-name="ce122"/>
          <table:table-cell table:style-name="ce122" office:value-type="string" calcext:value-type="string">
            <text:p>RTS0</text:p>
          </table:table-cell>
          <table:table-cell table:style-name="ce122" office:value-type="string" calcext:value-type="string">
            <text:p>SPI1CE1</text:p>
          </table:table-cell>
          <table:table-cell table:style-name="ce122" office:value-type="string" calcext:value-type="string">
            <text:p>RTS1</text:p>
          </table:table-cell>
          <table:table-cell table:style-name="ce122" table:formula="of:=CONCATENATE([.N7];IF([.P7]&lt;&gt;&quot;&quot;;CONCATENATE(&quot;/&quot;;[.P7]);&quot;&quot;))" office:value-type="string" office:string-value="GPIO17" calcext:value-type="string">
            <text:p>GPIO17</text:p>
          </table:table-cell>
          <table:table-cell table:style-name="ce122" table:formula="of:=CONCATENATE(&quot;{ModeInput,&quot;&quot;&quot;;[.$N7];&quot;&quot;&quot;}&quot;)" office:value-type="string" office:string-value="{ModeInput,&quot;GPIO17&quot;}" calcext:value-type="string">
            <text:p>{ModeInput,"GPIO17"}</text:p>
          </table:table-cell>
          <table:table-cell table:style-name="ce122" table:formula="of:=IF([.$O7]&lt;&gt;&quot;&quot;;CONCATENATE(&quot;,{ModeOutput,&quot;&quot;&quot;;[.$O7];&quot;&quot;&quot;}&quot;);&quot;&quot;)" office:value-type="string" office:string-value=",{ModeOutput,&quot;GPIO17&quot;}" calcext:value-type="string">
            <text:p>,{ModeOutput,"GPIO17"}</text:p>
          </table:table-cell>
          <table:table-cell table:style-name="ce122" table:formula="of:=IF([.$P7]&lt;&gt;&quot;&quot;;CONCATENATE(&quot;,{ModeAlt0,&quot;&quot;&quot;;[.$P7];&quot;&quot;&quot;}&quot;);&quot;&quot;)">
            <text:p/>
          </table:table-cell>
          <table:table-cell table:style-name="ce122" table:formula="of:=IF([.$Q7]&lt;&gt;&quot;&quot;;CONCATENATE(&quot;,{ModeAlt1,&quot;&quot;&quot;;[.$Q7];&quot;&quot;&quot;}&quot;);&quot;&quot;)" office:value-type="string" office:string-value=",{ModeAlt1,&quot;SD9&quot;}" calcext:value-type="string">
            <text:p>,{ModeAlt1,"SD9"}</text:p>
          </table:table-cell>
          <table:table-cell table:style-name="ce122" table:formula="of:=IF([.$R7]&lt;&gt;&quot;&quot;;CONCATENATE(&quot;,{ModeAlt2,&quot;&quot;&quot;;[.$R7];&quot;&quot;&quot;}&quot;);&quot;&quot;)">
            <text:p/>
          </table:table-cell>
          <table:table-cell table:style-name="ce122" table:formula="of:=IF([.S7]&lt;&gt;&quot;&quot;;CONCATENATE(&quot;,{ModeAlt3,&quot;&quot;&quot;;[.S7];&quot;&quot;&quot;}&quot;);&quot;&quot;)" office:value-type="string" office:string-value=",{ModeAlt3,&quot;RTS0&quot;}" calcext:value-type="string">
            <text:p>,{ModeAlt3,"RTS0"}</text:p>
          </table:table-cell>
          <table:table-cell table:style-name="ce122" table:formula="of:=IF([.T7]&lt;&gt;&quot;&quot;;CONCATENATE(&quot;,{ModeAlt4,&quot;&quot;&quot;;[.T7];&quot;&quot;&quot;}&quot;);&quot;&quot;)" office:value-type="string" office:string-value=",{ModeAlt4,&quot;SPI1CE1&quot;}" calcext:value-type="string">
            <text:p>,{ModeAlt4,"SPI1CE1"}</text:p>
          </table:table-cell>
          <table:table-cell table:style-name="ce122" table:formula="of:=IF([.U7]&lt;&gt;&quot;&quot;;CONCATENATE(&quot;,{ModeAlt5,&quot;&quot;&quot;;[.U7];&quot;&quot;&quot;}&quot;);&quot;&quot;)" office:value-type="string" office:string-value=",{ModeAlt5,&quot;RTS1&quot;}" calcext:value-type="string">
            <text:p>,{ModeAlt5,"RTS1"}</text:p>
          </table:table-cell>
          <table:table-cell table:style-name="ce122" table:formula="of:=CONCATENATE(&quot;{&quot;;[.$H7];&quot;,{&quot;;[.$I7];&quot;,&quot;;[.$J7];&quot;,&quot;;[.$K7];&quot;,&quot;;[.$L7];&quot;,&quot;;[.$M7];&quot;},{&quot;;[.$W7];[.$X7];[.$Y7];[.$Z7];[.$AA7];[.$AB7];[.$AC7];[.$AD7];&quot;}},&quot;)" office:value-type="string" office:string-value="{TypeGpio,{0,17,17,6,1},{{ModeInput,&quot;GPIO17&quot;},{ModeOutput,&quot;GPIO17&quot;},{ModeAlt1,&quot;SD9&quot;},{ModeAlt3,&quot;RTS0&quot;},{ModeAlt4,&quot;SPI1CE1&quot;},{ModeAlt5,&quot;RTS1&quot;}}}," calcext:value-type="string">
            <text:p>{TypeGpio,{0,17,17,6,1},{{ModeInput,"GPIO17"},{ModeOutput,"GPIO17"},{ModeAlt1,"SD9"},{ModeAlt3,"RTS0"},{ModeAlt4,"SPI1CE1"},{ModeAlt5,"RTS1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2 </text:p>
          </table:table-cell>
          <table:table-cell table:style-name="ce91"/>
          <table:table-cell table:number-columns-repeated="2" table:style-name="ce91" office:value-type="string" calcext:value-type="string">
            <text:p>X</text:p>
          </table:table-cell>
          <table:table-cell table:style-name="ce122" table:formula="of:=([.$L8]-1)*2+[.$M8]" office:value-type="float" office:value="13" calcext:value-type="float">
            <text:p>13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8])" office:value-type="string" office:string-value="GPIO27" calcext:value-type="string">
            <text:p>GPIO27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2" table:style-name="ce99" office:value-type="float" office:value="27" calcext:value-type="float">
            <text:p>27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8]" office:value-type="string" office:string-value="GPIO27" calcext:value-type="string">
            <text:p>GPIO27</text:p>
          </table:table-cell>
          <table:table-cell table:style-name="ce161" table:formula="of:=[.N8]" office:value-type="string" office:string-value="GPIO27" calcext:value-type="string">
            <text:p>GPIO27</text:p>
          </table:table-cell>
          <table:table-cell table:style-name="ce122" table:number-columns-repeated="3"/>
          <table:table-cell table:style-name="ce122" office:value-type="string" calcext:value-type="string">
            <text:p>SD1DAT3</text:p>
          </table:table-cell>
          <table:table-cell table:style-name="ce122" office:value-type="string" calcext:value-type="string">
            <text:p>ARMTMS</text:p>
          </table:table-cell>
          <table:table-cell table:style-name="ce122"/>
          <table:table-cell table:style-name="ce122" table:formula="of:=CONCATENATE([.N8];IF([.P8]&lt;&gt;&quot;&quot;;CONCATENATE(&quot;/&quot;;[.P8]);&quot;&quot;))" office:value-type="string" office:string-value="GPIO27" calcext:value-type="string">
            <text:p>GPIO27</text:p>
          </table:table-cell>
          <table:table-cell table:style-name="ce122" table:formula="of:=CONCATENATE(&quot;{ModeInput,&quot;&quot;&quot;;[.$N8];&quot;&quot;&quot;}&quot;)" office:value-type="string" office:string-value="{ModeInput,&quot;GPIO27&quot;}" calcext:value-type="string">
            <text:p>{ModeInput,"GPIO27"}</text:p>
          </table:table-cell>
          <table:table-cell table:style-name="ce122" table:formula="of:=IF([.$O8]&lt;&gt;&quot;&quot;;CONCATENATE(&quot;,{ModeOutput,&quot;&quot;&quot;;[.$O8];&quot;&quot;&quot;}&quot;);&quot;&quot;)" office:value-type="string" office:string-value=",{ModeOutput,&quot;GPIO27&quot;}" calcext:value-type="string">
            <text:p>,{ModeOutput,"GPIO27"}</text:p>
          </table:table-cell>
          <table:table-cell table:style-name="ce122" table:formula="of:=IF([.$P8]&lt;&gt;&quot;&quot;;CONCATENATE(&quot;,{ModeAlt0,&quot;&quot;&quot;;[.$P8];&quot;&quot;&quot;}&quot;);&quot;&quot;)">
            <text:p/>
          </table:table-cell>
          <table:table-cell table:style-name="ce122" table:formula="of:=IF([.$Q8]&lt;&gt;&quot;&quot;;CONCATENATE(&quot;,{ModeAlt1,&quot;&quot;&quot;;[.$Q8];&quot;&quot;&quot;}&quot;);&quot;&quot;)">
            <text:p/>
          </table:table-cell>
          <table:table-cell table:style-name="ce122" table:formula="of:=IF([.$R8]&lt;&gt;&quot;&quot;;CONCATENATE(&quot;,{ModeAlt2,&quot;&quot;&quot;;[.$R8];&quot;&quot;&quot;}&quot;);&quot;&quot;)">
            <text:p/>
          </table:table-cell>
          <table:table-cell table:style-name="ce122" table:formula="of:=IF([.S8]&lt;&gt;&quot;&quot;;CONCATENATE(&quot;,{ModeAlt3,&quot;&quot;&quot;;[.S8];&quot;&quot;&quot;}&quot;);&quot;&quot;)" office:value-type="string" office:string-value=",{ModeAlt3,&quot;SD1DAT3&quot;}" calcext:value-type="string">
            <text:p>,{ModeAlt3,"SD1DAT3"}</text:p>
          </table:table-cell>
          <table:table-cell table:style-name="ce122" table:formula="of:=IF([.T8]&lt;&gt;&quot;&quot;;CONCATENATE(&quot;,{ModeAlt4,&quot;&quot;&quot;;[.T8];&quot;&quot;&quot;}&quot;);&quot;&quot;)" office:value-type="string" office:string-value=",{ModeAlt4,&quot;ARMTMS&quot;}" calcext:value-type="string">
            <text:p>,{ModeAlt4,"ARMTMS"}</text:p>
          </table:table-cell>
          <table:table-cell table:style-name="ce122" table:formula="of:=IF([.U8]&lt;&gt;&quot;&quot;;CONCATENATE(&quot;,{ModeAlt5,&quot;&quot;&quot;;[.U8];&quot;&quot;&quot;}&quot;);&quot;&quot;)">
            <text:p/>
          </table:table-cell>
          <table:table-cell table:style-name="ce122" table:formula="of:=CONCATENATE(&quot;{&quot;;[.$H8];&quot;,{&quot;;[.$I8];&quot;,&quot;;[.$J8];&quot;,&quot;;[.$K8];&quot;,&quot;;[.$L8];&quot;,&quot;;[.$M8];&quot;},{&quot;;[.$W8];[.$X8];[.$Y8];[.$Z8];[.$AA8];[.$AB8];[.$AC8];[.$AD8];&quot;}},&quot;)" office:value-type="string" office:string-value="{TypeGpio,{2,27,27,7,1},{{ModeInput,&quot;GPIO27&quot;},{ModeOutput,&quot;GPIO27&quot;},{ModeAlt3,&quot;SD1DAT3&quot;},{ModeAlt4,&quot;ARMTMS&quot;}}}," calcext:value-type="string">
            <text:p>{TypeGpio,{2,27,27,7,1},{{ModeInput,"GPIO27"},{ModeOutput,"GPIO27"},{ModeAlt3,"SD1DAT3"},{ModeAlt4,"ARMTMS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3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9]-1)*2+[.$M9]" office:value-type="float" office:value="15" calcext:value-type="float">
            <text:p>15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9])" office:value-type="string" office:string-value="GPIO22" calcext:value-type="string">
            <text:p>GPIO22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3" calcext:value-type="float">
            <text:p>3</text:p>
          </table:table-cell>
          <table:table-cell table:number-columns-repeated="2" table:style-name="ce99" office:value-type="float" office:value="22" calcext:value-type="float">
            <text:p>22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9]" office:value-type="string" office:string-value="GPIO22" calcext:value-type="string">
            <text:p>GPIO22</text:p>
          </table:table-cell>
          <table:table-cell table:style-name="ce161" table:formula="of:=[.N9]" office:value-type="string" office:string-value="GPIO22" calcext:value-type="string">
            <text:p>GPIO22</text:p>
          </table:table-cell>
          <table:table-cell table:style-name="ce122"/>
          <table:table-cell table:style-name="ce122" office:value-type="string" calcext:value-type="string">
            <text:p>SD14</text:p>
          </table:table-cell>
          <table:table-cell table:style-name="ce122"/>
          <table:table-cell table:style-name="ce122" office:value-type="string" calcext:value-type="string">
            <text:p>SD1CLK</text:p>
          </table:table-cell>
          <table:table-cell table:style-name="ce122" office:value-type="string" calcext:value-type="string">
            <text:p>ARMTRST</text:p>
          </table:table-cell>
          <table:table-cell table:style-name="ce122"/>
          <table:table-cell table:style-name="ce122" table:formula="of:=CONCATENATE([.N9];IF([.P9]&lt;&gt;&quot;&quot;;CONCATENATE(&quot;/&quot;;[.P9]);&quot;&quot;))" office:value-type="string" office:string-value="GPIO22" calcext:value-type="string">
            <text:p>GPIO22</text:p>
          </table:table-cell>
          <table:table-cell table:style-name="ce122" table:formula="of:=CONCATENATE(&quot;{ModeInput,&quot;&quot;&quot;;[.$N9];&quot;&quot;&quot;}&quot;)" office:value-type="string" office:string-value="{ModeInput,&quot;GPIO22&quot;}" calcext:value-type="string">
            <text:p>{ModeInput,"GPIO22"}</text:p>
          </table:table-cell>
          <table:table-cell table:style-name="ce122" table:formula="of:=IF([.$O9]&lt;&gt;&quot;&quot;;CONCATENATE(&quot;,{ModeOutput,&quot;&quot;&quot;;[.$O9];&quot;&quot;&quot;}&quot;);&quot;&quot;)" office:value-type="string" office:string-value=",{ModeOutput,&quot;GPIO22&quot;}" calcext:value-type="string">
            <text:p>,{ModeOutput,"GPIO22"}</text:p>
          </table:table-cell>
          <table:table-cell table:style-name="ce122" table:formula="of:=IF([.$P9]&lt;&gt;&quot;&quot;;CONCATENATE(&quot;,{ModeAlt0,&quot;&quot;&quot;;[.$P9];&quot;&quot;&quot;}&quot;);&quot;&quot;)">
            <text:p/>
          </table:table-cell>
          <table:table-cell table:style-name="ce122" table:formula="of:=IF([.$Q9]&lt;&gt;&quot;&quot;;CONCATENATE(&quot;,{ModeAlt1,&quot;&quot;&quot;;[.$Q9];&quot;&quot;&quot;}&quot;);&quot;&quot;)" office:value-type="string" office:string-value=",{ModeAlt1,&quot;SD14&quot;}" calcext:value-type="string">
            <text:p>,{ModeAlt1,"SD14"}</text:p>
          </table:table-cell>
          <table:table-cell table:style-name="ce122" table:formula="of:=IF([.$R9]&lt;&gt;&quot;&quot;;CONCATENATE(&quot;,{ModeAlt2,&quot;&quot;&quot;;[.$R9];&quot;&quot;&quot;}&quot;);&quot;&quot;)">
            <text:p/>
          </table:table-cell>
          <table:table-cell table:style-name="ce122" table:formula="of:=IF([.S9]&lt;&gt;&quot;&quot;;CONCATENATE(&quot;,{ModeAlt3,&quot;&quot;&quot;;[.S9];&quot;&quot;&quot;}&quot;);&quot;&quot;)" office:value-type="string" office:string-value=",{ModeAlt3,&quot;SD1CLK&quot;}" calcext:value-type="string">
            <text:p>,{ModeAlt3,"SD1CLK"}</text:p>
          </table:table-cell>
          <table:table-cell table:style-name="ce122" table:formula="of:=IF([.T9]&lt;&gt;&quot;&quot;;CONCATENATE(&quot;,{ModeAlt4,&quot;&quot;&quot;;[.T9];&quot;&quot;&quot;}&quot;);&quot;&quot;)" office:value-type="string" office:string-value=",{ModeAlt4,&quot;ARMTRST&quot;}" calcext:value-type="string">
            <text:p>,{ModeAlt4,"ARMTRST"}</text:p>
          </table:table-cell>
          <table:table-cell table:style-name="ce122" table:formula="of:=IF([.U9]&lt;&gt;&quot;&quot;;CONCATENATE(&quot;,{ModeAlt5,&quot;&quot;&quot;;[.U9];&quot;&quot;&quot;}&quot;);&quot;&quot;)">
            <text:p/>
          </table:table-cell>
          <table:table-cell table:style-name="ce122" table:formula="of:=CONCATENATE(&quot;{&quot;;[.$H9];&quot;,{&quot;;[.$I9];&quot;,&quot;;[.$J9];&quot;,&quot;;[.$K9];&quot;,&quot;;[.$L9];&quot;,&quot;;[.$M9];&quot;},{&quot;;[.$W9];[.$X9];[.$Y9];[.$Z9];[.$AA9];[.$AB9];[.$AC9];[.$AD9];&quot;}},&quot;)" office:value-type="string" office:string-value="{TypeGpio,{3,22,22,8,1},{{ModeInput,&quot;GPIO22&quot;},{ModeOutput,&quot;GPIO22&quot;},{ModeAlt1,&quot;SD14&quot;},{ModeAlt3,&quot;SD1CLK&quot;},{ModeAlt4,&quot;ARMTRST&quot;}}}," calcext:value-type="string">
            <text:p>{TypeGpio,{3,22,22,8,1},{{ModeInput,"GPIO22"},{ModeOutput,"GPIO22"},{ModeAlt1,"SD14"},{ModeAlt3,"SD1CLK"},{ModeAlt4,"ARMTRST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3.3V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10]-1)*2+[.$M10]" office:value-type="float" office:value="17" calcext:value-type="float">
            <text:p>17</text:p>
          </table:table-cell>
          <table:table-cell table:style-name="ce91" office:value-type="string" calcext:value-type="string">
            <text:p>P1/J8</text:p>
          </table:table-cell>
          <table:table-cell table:style-name="ce145" office:value-type="string" calcext:value-type="string">
            <text:p>3.3V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10]" office:value-type="string" office:string-value="3.3V" calcext:value-type="string">
            <text:p>3.3V</text:p>
          </table:table-cell>
          <table:table-cell table:style-name="ce161"/>
          <table:table-cell table:style-name="ce122" table:number-columns-repeated="6"/>
          <table:table-cell table:style-name="ce122" table:formula="of:=CONCATENATE([.N10];IF([.P10]&lt;&gt;&quot;&quot;;CONCATENATE(&quot;/&quot;;[.P10]);&quot;&quot;))" office:value-type="string" office:string-value="3.3V" calcext:value-type="string">
            <text:p>3.3V</text:p>
          </table:table-cell>
          <table:table-cell table:style-name="ce122" table:formula="of:=CONCATENATE(&quot;{ModeInput,&quot;&quot;&quot;;[.$N10];&quot;&quot;&quot;}&quot;)" office:value-type="string" office:string-value="{ModeInput,&quot;3.3V&quot;}" calcext:value-type="string">
            <text:p>{ModeInput,"3.3V"}</text:p>
          </table:table-cell>
          <table:table-cell table:style-name="ce122" table:formula="of:=IF([.$O10]&lt;&gt;&quot;&quot;;CONCATENATE(&quot;,{ModeOutput,&quot;&quot;&quot;;[.$O10];&quot;&quot;&quot;}&quot;);&quot;&quot;)">
            <text:p/>
          </table:table-cell>
          <table:table-cell table:style-name="ce122" table:formula="of:=IF([.$P10]&lt;&gt;&quot;&quot;;CONCATENATE(&quot;,{ModeAlt0,&quot;&quot;&quot;;[.$P10];&quot;&quot;&quot;}&quot;);&quot;&quot;)">
            <text:p/>
          </table:table-cell>
          <table:table-cell table:style-name="ce122" table:formula="of:=IF([.$Q10]&lt;&gt;&quot;&quot;;CONCATENATE(&quot;,{ModeAlt1,&quot;&quot;&quot;;[.$Q10];&quot;&quot;&quot;}&quot;);&quot;&quot;)">
            <text:p/>
          </table:table-cell>
          <table:table-cell table:style-name="ce122" table:formula="of:=IF([.$R10]&lt;&gt;&quot;&quot;;CONCATENATE(&quot;,{ModeAlt2,&quot;&quot;&quot;;[.$R10];&quot;&quot;&quot;}&quot;);&quot;&quot;)">
            <text:p/>
          </table:table-cell>
          <table:table-cell table:style-name="ce122" table:formula="of:=IF([.S10]&lt;&gt;&quot;&quot;;CONCATENATE(&quot;,{ModeAlt3,&quot;&quot;&quot;;[.S10];&quot;&quot;&quot;}&quot;);&quot;&quot;)">
            <text:p/>
          </table:table-cell>
          <table:table-cell table:style-name="ce122" table:formula="of:=IF([.T10]&lt;&gt;&quot;&quot;;CONCATENATE(&quot;,{ModeAlt4,&quot;&quot;&quot;;[.T10];&quot;&quot;&quot;}&quot;);&quot;&quot;)">
            <text:p/>
          </table:table-cell>
          <table:table-cell table:style-name="ce122" table:formula="of:=IF([.U10]&lt;&gt;&quot;&quot;;CONCATENATE(&quot;,{ModeAlt5,&quot;&quot;&quot;;[.U10];&quot;&quot;&quot;}&quot;);&quot;&quot;)">
            <text:p/>
          </table:table-cell>
          <table:table-cell table:style-name="ce122" table:formula="of:=CONCATENATE(&quot;{&quot;;[.$H10];&quot;,{&quot;;[.$I10];&quot;,&quot;;[.$J10];&quot;,&quot;;[.$K10];&quot;,&quot;;[.$L10];&quot;,&quot;;[.$M10];&quot;},{&quot;;[.$W10];[.$X10];[.$Y10];[.$Z10];[.$AA10];[.$AB10];[.$AC10];[.$AD10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SPI_MOSI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11]-1)*2+[.$M11]" office:value-type="float" office:value="19" calcext:value-type="float">
            <text:p>19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11])" office:value-type="string" office:string-value="GPIO10" calcext:value-type="string">
            <text:p>GPIO10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2" calcext:value-type="float">
            <text:p>12</text:p>
          </table:table-cell>
          <table:table-cell table:number-columns-repeated="2" table:style-name="ce99" office:value-type="float" office:value="10" calcext:value-type="float">
            <text:p>10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11]" office:value-type="string" office:string-value="GPIO10" calcext:value-type="string">
            <text:p>GPIO10</text:p>
          </table:table-cell>
          <table:table-cell table:style-name="ce161" table:formula="of:=[.N11]" office:value-type="string" office:string-value="GPIO10" calcext:value-type="string">
            <text:p>GPIO10</text:p>
          </table:table-cell>
          <table:table-cell table:style-name="ce122" office:value-type="string" calcext:value-type="string">
            <text:p>SPI0MOSI</text:p>
          </table:table-cell>
          <table:table-cell table:style-name="ce122" office:value-type="string" calcext:value-type="string">
            <text:p>SD2</text:p>
          </table:table-cell>
          <table:table-cell table:style-name="ce161"/>
          <table:table-cell table:style-name="ce122" table:number-columns-repeated="3"/>
          <table:table-cell table:style-name="ce122" table:formula="of:=CONCATENATE([.N11];IF([.P11]&lt;&gt;&quot;&quot;;CONCATENATE(&quot;/&quot;;[.P11]);&quot;&quot;))" office:value-type="string" office:string-value="GPIO10/SPI0MOSI" calcext:value-type="string">
            <text:p>GPIO10/SPI0MOSI</text:p>
          </table:table-cell>
          <table:table-cell table:style-name="ce122" table:formula="of:=CONCATENATE(&quot;{ModeInput,&quot;&quot;&quot;;[.$N11];&quot;&quot;&quot;}&quot;)" office:value-type="string" office:string-value="{ModeInput,&quot;GPIO10&quot;}" calcext:value-type="string">
            <text:p>{ModeInput,"GPIO10"}</text:p>
          </table:table-cell>
          <table:table-cell table:style-name="ce122" table:formula="of:=IF([.$O11]&lt;&gt;&quot;&quot;;CONCATENATE(&quot;,{ModeOutput,&quot;&quot;&quot;;[.$O11];&quot;&quot;&quot;}&quot;);&quot;&quot;)" office:value-type="string" office:string-value=",{ModeOutput,&quot;GPIO10&quot;}" calcext:value-type="string">
            <text:p>,{ModeOutput,"GPIO10"}</text:p>
          </table:table-cell>
          <table:table-cell table:style-name="ce122" table:formula="of:=IF([.$P11]&lt;&gt;&quot;&quot;;CONCATENATE(&quot;,{ModeAlt0,&quot;&quot;&quot;;[.$P11];&quot;&quot;&quot;}&quot;);&quot;&quot;)" office:value-type="string" office:string-value=",{ModeAlt0,&quot;SPI0MOSI&quot;}" calcext:value-type="string">
            <text:p>,{ModeAlt0,"SPI0MOSI"}</text:p>
          </table:table-cell>
          <table:table-cell table:style-name="ce122" table:formula="of:=IF([.$Q11]&lt;&gt;&quot;&quot;;CONCATENATE(&quot;,{ModeAlt1,&quot;&quot;&quot;;[.$Q11];&quot;&quot;&quot;}&quot;);&quot;&quot;)" office:value-type="string" office:string-value=",{ModeAlt1,&quot;SD2&quot;}" calcext:value-type="string">
            <text:p>,{ModeAlt1,"SD2"}</text:p>
          </table:table-cell>
          <table:table-cell table:style-name="ce122" table:formula="of:=IF([.$R11]&lt;&gt;&quot;&quot;;CONCATENATE(&quot;,{ModeAlt2,&quot;&quot;&quot;;[.$R11];&quot;&quot;&quot;}&quot;);&quot;&quot;)">
            <text:p/>
          </table:table-cell>
          <table:table-cell table:style-name="ce122" table:formula="of:=IF([.S11]&lt;&gt;&quot;&quot;;CONCATENATE(&quot;,{ModeAlt3,&quot;&quot;&quot;;[.S11];&quot;&quot;&quot;}&quot;);&quot;&quot;)">
            <text:p/>
          </table:table-cell>
          <table:table-cell table:style-name="ce122" table:formula="of:=IF([.T11]&lt;&gt;&quot;&quot;;CONCATENATE(&quot;,{ModeAlt4,&quot;&quot;&quot;;[.T11];&quot;&quot;&quot;}&quot;);&quot;&quot;)">
            <text:p/>
          </table:table-cell>
          <table:table-cell table:style-name="ce122" table:formula="of:=IF([.U11]&lt;&gt;&quot;&quot;;CONCATENATE(&quot;,{ModeAlt5,&quot;&quot;&quot;;[.U11];&quot;&quot;&quot;}&quot;);&quot;&quot;)">
            <text:p/>
          </table:table-cell>
          <table:table-cell table:style-name="ce122" table:formula="of:=CONCATENATE(&quot;{&quot;;[.$H11];&quot;,{&quot;;[.$I11];&quot;,&quot;;[.$J11];&quot;,&quot;;[.$K11];&quot;,&quot;;[.$L11];&quot;,&quot;;[.$M11];&quot;},{&quot;;[.$W11];[.$X11];[.$Y11];[.$Z11];[.$AA11];[.$AB11];[.$AC11];[.$AD11];&quot;}},&quot;)" office:value-type="string" office:string-value="{TypeGpio,{12,10,10,10,1},{{ModeInput,&quot;GPIO10&quot;},{ModeOutput,&quot;GPIO10&quot;},{ModeAlt0,&quot;SPI0MOSI&quot;},{ModeAlt1,&quot;SD2&quot;}}}," calcext:value-type="string">
            <text:p>{TypeGpio,{12,10,10,10,1},{{ModeInput,"GPIO10"},{ModeOutput,"GPIO10"},{ModeAlt0,"SPI0MOSI"},{ModeAlt1,"SD2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SPI_MISO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12]-1)*2+[.$M12]" office:value-type="float" office:value="21" calcext:value-type="float">
            <text:p>21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12])" office:value-type="string" office:string-value="GPIO9" calcext:value-type="string">
            <text:p>GPIO9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3" calcext:value-type="float">
            <text:p>13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12]" office:value-type="string" office:string-value="GPIO9" calcext:value-type="string">
            <text:p>GPIO9</text:p>
          </table:table-cell>
          <table:table-cell table:style-name="ce161" table:formula="of:=[.N12]" office:value-type="string" office:string-value="GPIO9" calcext:value-type="string">
            <text:p>GPIO9</text:p>
          </table:table-cell>
          <table:table-cell table:style-name="ce122" office:value-type="string" calcext:value-type="string">
            <text:p>SPI0MISO</text:p>
          </table:table-cell>
          <table:table-cell table:style-name="ce122" office:value-type="string" calcext:value-type="string">
            <text:p>SD1</text:p>
          </table:table-cell>
          <table:table-cell table:style-name="ce161"/>
          <table:table-cell table:style-name="ce122" table:number-columns-repeated="3"/>
          <table:table-cell table:style-name="ce122" table:formula="of:=CONCATENATE([.N12];IF([.P12]&lt;&gt;&quot;&quot;;CONCATENATE(&quot;/&quot;;[.P12]);&quot;&quot;))" office:value-type="string" office:string-value="GPIO9/SPI0MISO" calcext:value-type="string">
            <text:p>GPIO9/SPI0MISO</text:p>
          </table:table-cell>
          <table:table-cell table:style-name="ce122" table:formula="of:=CONCATENATE(&quot;{ModeInput,&quot;&quot;&quot;;[.$N12];&quot;&quot;&quot;}&quot;)" office:value-type="string" office:string-value="{ModeInput,&quot;GPIO9&quot;}" calcext:value-type="string">
            <text:p>{ModeInput,"GPIO9"}</text:p>
          </table:table-cell>
          <table:table-cell table:style-name="ce122" table:formula="of:=IF([.$O12]&lt;&gt;&quot;&quot;;CONCATENATE(&quot;,{ModeOutput,&quot;&quot;&quot;;[.$O12];&quot;&quot;&quot;}&quot;);&quot;&quot;)" office:value-type="string" office:string-value=",{ModeOutput,&quot;GPIO9&quot;}" calcext:value-type="string">
            <text:p>,{ModeOutput,"GPIO9"}</text:p>
          </table:table-cell>
          <table:table-cell table:style-name="ce122" table:formula="of:=IF([.$P12]&lt;&gt;&quot;&quot;;CONCATENATE(&quot;,{ModeAlt0,&quot;&quot;&quot;;[.$P12];&quot;&quot;&quot;}&quot;);&quot;&quot;)" office:value-type="string" office:string-value=",{ModeAlt0,&quot;SPI0MISO&quot;}" calcext:value-type="string">
            <text:p>,{ModeAlt0,"SPI0MISO"}</text:p>
          </table:table-cell>
          <table:table-cell table:style-name="ce122" table:formula="of:=IF([.$Q12]&lt;&gt;&quot;&quot;;CONCATENATE(&quot;,{ModeAlt1,&quot;&quot;&quot;;[.$Q12];&quot;&quot;&quot;}&quot;);&quot;&quot;)" office:value-type="string" office:string-value=",{ModeAlt1,&quot;SD1&quot;}" calcext:value-type="string">
            <text:p>,{ModeAlt1,"SD1"}</text:p>
          </table:table-cell>
          <table:table-cell table:style-name="ce122" table:formula="of:=IF([.$R12]&lt;&gt;&quot;&quot;;CONCATENATE(&quot;,{ModeAlt2,&quot;&quot;&quot;;[.$R12];&quot;&quot;&quot;}&quot;);&quot;&quot;)">
            <text:p/>
          </table:table-cell>
          <table:table-cell table:style-name="ce122" table:formula="of:=IF([.S12]&lt;&gt;&quot;&quot;;CONCATENATE(&quot;,{ModeAlt3,&quot;&quot;&quot;;[.S12];&quot;&quot;&quot;}&quot;);&quot;&quot;)">
            <text:p/>
          </table:table-cell>
          <table:table-cell table:style-name="ce122" table:formula="of:=IF([.T12]&lt;&gt;&quot;&quot;;CONCATENATE(&quot;,{ModeAlt4,&quot;&quot;&quot;;[.T12];&quot;&quot;&quot;}&quot;);&quot;&quot;)">
            <text:p/>
          </table:table-cell>
          <table:table-cell table:style-name="ce122" table:formula="of:=IF([.U12]&lt;&gt;&quot;&quot;;CONCATENATE(&quot;,{ModeAlt5,&quot;&quot;&quot;;[.U12];&quot;&quot;&quot;}&quot;);&quot;&quot;)">
            <text:p/>
          </table:table-cell>
          <table:table-cell table:style-name="ce122" table:formula="of:=CONCATENATE(&quot;{&quot;;[.$H12];&quot;,{&quot;;[.$I12];&quot;,&quot;;[.$J12];&quot;,&quot;;[.$K12];&quot;,&quot;;[.$L12];&quot;,&quot;;[.$M12];&quot;},{&quot;;[.$W12];[.$X12];[.$Y12];[.$Z12];[.$AA12];[.$AB12];[.$AC12];[.$AD12];&quot;}},&quot;)" office:value-type="string" office:string-value="{TypeGpio,{13,9,9,11,1},{{ModeInput,&quot;GPIO9&quot;},{ModeOutput,&quot;GPIO9&quot;},{ModeAlt0,&quot;SPI0MISO&quot;},{ModeAlt1,&quot;SD1&quot;}}}," calcext:value-type="string">
            <text:p>{TypeGpio,{13,9,9,11,1},{{ModeInput,"GPIO9"},{ModeOutput,"GPIO9"},{ModeAlt0,"SPI0MISO"},{ModeAlt1,"SD1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SPI_SCLK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13]-1)*2+[.$M13]" office:value-type="float" office:value="23" calcext:value-type="float">
            <text:p>23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13])" office:value-type="string" office:string-value="GPIO11" calcext:value-type="string">
            <text:p>GPIO1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4" calcext:value-type="float">
            <text:p>14</text:p>
          </table:table-cell>
          <table:table-cell table:number-columns-repeated="2" table:style-name="ce99" office:value-type="float" office:value="11" calcext:value-type="float">
            <text:p>11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13]" office:value-type="string" office:string-value="GPIO11" calcext:value-type="string">
            <text:p>GPIO11</text:p>
          </table:table-cell>
          <table:table-cell table:style-name="ce161" table:formula="of:=[.N13]" office:value-type="string" office:string-value="GPIO11" calcext:value-type="string">
            <text:p>GPIO11</text:p>
          </table:table-cell>
          <table:table-cell table:style-name="ce122" office:value-type="string" calcext:value-type="string">
            <text:p>SPI0SCLK</text:p>
          </table:table-cell>
          <table:table-cell table:style-name="ce122" office:value-type="string" calcext:value-type="string">
            <text:p>SD3</text:p>
          </table:table-cell>
          <table:table-cell table:style-name="ce161"/>
          <table:table-cell table:style-name="ce122" table:number-columns-repeated="3"/>
          <table:table-cell table:style-name="ce122" table:formula="of:=CONCATENATE([.N13];IF([.P13]&lt;&gt;&quot;&quot;;CONCATENATE(&quot;/&quot;;[.P13]);&quot;&quot;))" office:value-type="string" office:string-value="GPIO11/SPI0SCLK" calcext:value-type="string">
            <text:p>GPIO11/SPI0SCLK</text:p>
          </table:table-cell>
          <table:table-cell table:style-name="ce122" table:formula="of:=CONCATENATE(&quot;{ModeInput,&quot;&quot;&quot;;[.$N13];&quot;&quot;&quot;}&quot;)" office:value-type="string" office:string-value="{ModeInput,&quot;GPIO11&quot;}" calcext:value-type="string">
            <text:p>{ModeInput,"GPIO11"}</text:p>
          </table:table-cell>
          <table:table-cell table:style-name="ce122" table:formula="of:=IF([.$O13]&lt;&gt;&quot;&quot;;CONCATENATE(&quot;,{ModeOutput,&quot;&quot;&quot;;[.$O13];&quot;&quot;&quot;}&quot;);&quot;&quot;)" office:value-type="string" office:string-value=",{ModeOutput,&quot;GPIO11&quot;}" calcext:value-type="string">
            <text:p>,{ModeOutput,"GPIO11"}</text:p>
          </table:table-cell>
          <table:table-cell table:style-name="ce122" table:formula="of:=IF([.$P13]&lt;&gt;&quot;&quot;;CONCATENATE(&quot;,{ModeAlt0,&quot;&quot;&quot;;[.$P13];&quot;&quot;&quot;}&quot;);&quot;&quot;)" office:value-type="string" office:string-value=",{ModeAlt0,&quot;SPI0SCLK&quot;}" calcext:value-type="string">
            <text:p>,{ModeAlt0,"SPI0SCLK"}</text:p>
          </table:table-cell>
          <table:table-cell table:style-name="ce122" table:formula="of:=IF([.$Q13]&lt;&gt;&quot;&quot;;CONCATENATE(&quot;,{ModeAlt1,&quot;&quot;&quot;;[.$Q13];&quot;&quot;&quot;}&quot;);&quot;&quot;)" office:value-type="string" office:string-value=",{ModeAlt1,&quot;SD3&quot;}" calcext:value-type="string">
            <text:p>,{ModeAlt1,"SD3"}</text:p>
          </table:table-cell>
          <table:table-cell table:style-name="ce122" table:formula="of:=IF([.$R13]&lt;&gt;&quot;&quot;;CONCATENATE(&quot;,{ModeAlt2,&quot;&quot;&quot;;[.$R13];&quot;&quot;&quot;}&quot;);&quot;&quot;)">
            <text:p/>
          </table:table-cell>
          <table:table-cell table:style-name="ce122" table:formula="of:=IF([.S13]&lt;&gt;&quot;&quot;;CONCATENATE(&quot;,{ModeAlt3,&quot;&quot;&quot;;[.S13];&quot;&quot;&quot;}&quot;);&quot;&quot;)">
            <text:p/>
          </table:table-cell>
          <table:table-cell table:style-name="ce122" table:formula="of:=IF([.T13]&lt;&gt;&quot;&quot;;CONCATENATE(&quot;,{ModeAlt4,&quot;&quot;&quot;;[.T13];&quot;&quot;&quot;}&quot;);&quot;&quot;)">
            <text:p/>
          </table:table-cell>
          <table:table-cell table:style-name="ce122" table:formula="of:=IF([.U13]&lt;&gt;&quot;&quot;;CONCATENATE(&quot;,{ModeAlt5,&quot;&quot;&quot;;[.U13];&quot;&quot;&quot;}&quot;);&quot;&quot;)">
            <text:p/>
          </table:table-cell>
          <table:table-cell table:style-name="ce122" table:formula="of:=CONCATENATE(&quot;{&quot;;[.$H13];&quot;,{&quot;;[.$I13];&quot;,&quot;;[.$J13];&quot;,&quot;;[.$K13];&quot;,&quot;;[.$L13];&quot;,&quot;;[.$M13];&quot;},{&quot;;[.$W13];[.$X13];[.$Y13];[.$Z13];[.$AA13];[.$AB13];[.$AC13];[.$AD13];&quot;}},&quot;)" office:value-type="string" office:string-value="{TypeGpio,{14,11,11,12,1},{{ModeInput,&quot;GPIO11&quot;},{ModeOutput,&quot;GPIO11&quot;},{ModeAlt0,&quot;SPI0SCLK&quot;},{ModeAlt1,&quot;SD3&quot;}}}," calcext:value-type="string">
            <text:p>{TypeGpio,{14,11,11,12,1},{{ModeInput,"GPIO11"},{ModeOutput,"GPIO11"},{ModeAlt0,"SPI0SCLK"},{ModeAlt1,"SD3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ND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14]-1)*2+[.$M14]" office:value-type="float" office:value="25" calcext:value-type="float">
            <text:p>25</text:p>
          </table:table-cell>
          <table:table-cell table:style-name="ce91" office:value-type="string" calcext:value-type="string">
            <text:p>P1/J8</text:p>
          </table:table-cell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14]" office:value-type="string" office:string-value="GND" calcext:value-type="string">
            <text:p>GND</text:p>
          </table:table-cell>
          <table:table-cell table:style-name="ce161"/>
          <table:table-cell table:style-name="ce122" table:number-columns-repeated="6"/>
          <table:table-cell table:style-name="ce122" table:formula="of:=CONCATENATE([.N14];IF([.P14]&lt;&gt;&quot;&quot;;CONCATENATE(&quot;/&quot;;[.P14]);&quot;&quot;))" office:value-type="string" office:string-value="GND" calcext:value-type="string">
            <text:p>GND</text:p>
          </table:table-cell>
          <table:table-cell table:style-name="ce122" table:formula="of:=CONCATENATE(&quot;{ModeInput,&quot;&quot;&quot;;[.$N14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O14]&lt;&gt;&quot;&quot;;CONCATENATE(&quot;,{ModeOutput,&quot;&quot;&quot;;[.$O14];&quot;&quot;&quot;}&quot;);&quot;&quot;)">
            <text:p/>
          </table:table-cell>
          <table:table-cell table:style-name="ce122" table:formula="of:=IF([.$P14]&lt;&gt;&quot;&quot;;CONCATENATE(&quot;,{ModeAlt0,&quot;&quot;&quot;;[.$P14];&quot;&quot;&quot;}&quot;);&quot;&quot;)">
            <text:p/>
          </table:table-cell>
          <table:table-cell table:style-name="ce122" table:formula="of:=IF([.$Q14]&lt;&gt;&quot;&quot;;CONCATENATE(&quot;,{ModeAlt1,&quot;&quot;&quot;;[.$Q14];&quot;&quot;&quot;}&quot;);&quot;&quot;)">
            <text:p/>
          </table:table-cell>
          <table:table-cell table:style-name="ce122" table:formula="of:=IF([.$R14]&lt;&gt;&quot;&quot;;CONCATENATE(&quot;,{ModeAlt2,&quot;&quot;&quot;;[.$R14];&quot;&quot;&quot;}&quot;);&quot;&quot;)">
            <text:p/>
          </table:table-cell>
          <table:table-cell table:style-name="ce122" table:formula="of:=IF([.S14]&lt;&gt;&quot;&quot;;CONCATENATE(&quot;,{ModeAlt3,&quot;&quot;&quot;;[.S14];&quot;&quot;&quot;}&quot;);&quot;&quot;)">
            <text:p/>
          </table:table-cell>
          <table:table-cell table:style-name="ce122" table:formula="of:=IF([.T14]&lt;&gt;&quot;&quot;;CONCATENATE(&quot;,{ModeAlt4,&quot;&quot;&quot;;[.T14];&quot;&quot;&quot;}&quot;);&quot;&quot;)">
            <text:p/>
          </table:table-cell>
          <table:table-cell table:style-name="ce122" table:formula="of:=IF([.U14]&lt;&gt;&quot;&quot;;CONCATENATE(&quot;,{ModeAlt5,&quot;&quot;&quot;;[.U14];&quot;&quot;&quot;}&quot;);&quot;&quot;)">
            <text:p/>
          </table:table-cell>
          <table:table-cell table:style-name="ce122" table:formula="of:=CONCATENATE(&quot;{&quot;;[.$H14];&quot;,{&quot;;[.$I14];&quot;,&quot;;[.$J14];&quot;,&quot;;[.$K14];&quot;,&quot;;[.$L14];&quot;,&quot;;[.$M14];&quot;},{&quot;;[.$W14];[.$X14];[.$Y14];[.$Z14];[.$AA14];[.$AB14];[.$AC14];[.$AD14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I2C_SDA0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15]-1)*2+[.$M15]" office:value-type="float" office:value="27" calcext:value-type="float">
            <text:p>27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15])" office:value-type="string" office:string-value="GPIO0" calcext:value-type="string">
            <text:p>GPIO0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30" calcext:value-type="float">
            <text:p>30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15]" office:value-type="string" office:string-value="GPIO0" calcext:value-type="string">
            <text:p>GPIO0</text:p>
          </table:table-cell>
          <table:table-cell table:style-name="ce161" table:formula="of:=[.N15]" office:value-type="string" office:string-value="GPIO0" calcext:value-type="string">
            <text:p>GPIO0</text:p>
          </table:table-cell>
          <table:table-cell table:style-name="ce122" office:value-type="string" calcext:value-type="string">
            <text:p>SDA0</text:p>
          </table:table-cell>
          <table:table-cell table:style-name="ce122" office:value-type="string" calcext:value-type="string">
            <text:p>SA5</text:p>
          </table:table-cell>
          <table:table-cell table:style-name="ce122" table:number-columns-repeated="4"/>
          <table:table-cell table:style-name="ce122" table:formula="of:=CONCATENATE([.N15];IF([.P15]&lt;&gt;&quot;&quot;;CONCATENATE(&quot;/&quot;;[.P15]);&quot;&quot;))" office:value-type="string" office:string-value="GPIO0/SDA0" calcext:value-type="string">
            <text:p>GPIO0/SDA0</text:p>
          </table:table-cell>
          <table:table-cell table:style-name="ce122" table:formula="of:=CONCATENATE(&quot;{ModeInput,&quot;&quot;&quot;;[.$N15];&quot;&quot;&quot;}&quot;)" office:value-type="string" office:string-value="{ModeInput,&quot;GPIO0&quot;}" calcext:value-type="string">
            <text:p>{ModeInput,"GPIO0"}</text:p>
          </table:table-cell>
          <table:table-cell table:style-name="ce122" table:formula="of:=IF([.$O15]&lt;&gt;&quot;&quot;;CONCATENATE(&quot;,{ModeOutput,&quot;&quot;&quot;;[.$O15];&quot;&quot;&quot;}&quot;);&quot;&quot;)" office:value-type="string" office:string-value=",{ModeOutput,&quot;GPIO0&quot;}" calcext:value-type="string">
            <text:p>,{ModeOutput,"GPIO0"}</text:p>
          </table:table-cell>
          <table:table-cell table:style-name="ce122" table:formula="of:=IF([.$P15]&lt;&gt;&quot;&quot;;CONCATENATE(&quot;,{ModeAlt0,&quot;&quot;&quot;;[.$P15];&quot;&quot;&quot;}&quot;);&quot;&quot;)" office:value-type="string" office:string-value=",{ModeAlt0,&quot;SDA0&quot;}" calcext:value-type="string">
            <text:p>,{ModeAlt0,"SDA0"}</text:p>
          </table:table-cell>
          <table:table-cell table:style-name="ce122" table:formula="of:=IF([.$Q15]&lt;&gt;&quot;&quot;;CONCATENATE(&quot;,{ModeAlt1,&quot;&quot;&quot;;[.$Q15];&quot;&quot;&quot;}&quot;);&quot;&quot;)" office:value-type="string" office:string-value=",{ModeAlt1,&quot;SA5&quot;}" calcext:value-type="string">
            <text:p>,{ModeAlt1,"SA5"}</text:p>
          </table:table-cell>
          <table:table-cell table:style-name="ce122" table:formula="of:=IF([.$R15]&lt;&gt;&quot;&quot;;CONCATENATE(&quot;,{ModeAlt2,&quot;&quot;&quot;;[.$R15];&quot;&quot;&quot;}&quot;);&quot;&quot;)">
            <text:p/>
          </table:table-cell>
          <table:table-cell table:style-name="ce122" table:formula="of:=IF([.S15]&lt;&gt;&quot;&quot;;CONCATENATE(&quot;,{ModeAlt3,&quot;&quot;&quot;;[.S15];&quot;&quot;&quot;}&quot;);&quot;&quot;)">
            <text:p/>
          </table:table-cell>
          <table:table-cell table:style-name="ce122" table:formula="of:=IF([.T15]&lt;&gt;&quot;&quot;;CONCATENATE(&quot;,{ModeAlt4,&quot;&quot;&quot;;[.T15];&quot;&quot;&quot;}&quot;);&quot;&quot;)">
            <text:p/>
          </table:table-cell>
          <table:table-cell table:style-name="ce122" table:formula="of:=IF([.U15]&lt;&gt;&quot;&quot;;CONCATENATE(&quot;,{ModeAlt5,&quot;&quot;&quot;;[.U15];&quot;&quot;&quot;}&quot;);&quot;&quot;)">
            <text:p/>
          </table:table-cell>
          <table:table-cell table:style-name="ce122" table:formula="of:=CONCATENATE(&quot;{&quot;;[.$H15];&quot;,{&quot;;[.$I15];&quot;,&quot;;[.$J15];&quot;,&quot;;[.$K15];&quot;,&quot;;[.$L15];&quot;,&quot;;[.$M15];&quot;},{&quot;;[.$W15];[.$X15];[.$Y15];[.$Z15];[.$AA15];[.$AB15];[.$AC15];[.$AD15];&quot;}},&quot;)" office:value-type="string" office:string-value="{TypeGpio,{30,0,0,14,1},{{ModeInput,&quot;GPIO0&quot;},{ModeOutput,&quot;GPIO0&quot;},{ModeAlt0,&quot;SDA0&quot;},{ModeAlt1,&quot;SA5&quot;}}}," calcext:value-type="string">
            <text:p>{TypeGpio,{30,0,0,14,1},{{ModeInput,"GPIO0"},{ModeOutput,"GPIO0"},{ModeAlt0,"SDA0"},{ModeAlt1,"SA5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11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16]-1)*2+[.$M16]" office:value-type="float" office:value="29" calcext:value-type="float">
            <text:p>29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16])" office:value-type="string" office:string-value="GPIO5" calcext:value-type="string">
            <text:p>GPIO5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1" calcext:value-type="float">
            <text:p>21</text:p>
          </table:table-cell>
          <table:table-cell table:number-columns-repeated="2" table:style-name="ce99" office:value-type="float" office:value="5" calcext:value-type="float">
            <text:p>5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16]" office:value-type="string" office:string-value="GPIO5" calcext:value-type="string">
            <text:p>GPIO5</text:p>
          </table:table-cell>
          <table:table-cell table:style-name="ce161" table:formula="of:=[.N16]" office:value-type="string" office:string-value="GPIO5" calcext:value-type="string">
            <text:p>GPIO5</text:p>
          </table:table-cell>
          <table:table-cell table:style-name="ce122" office:value-type="string" calcext:value-type="string">
            <text:p>GPCLK1</text:p>
          </table:table-cell>
          <table:table-cell table:style-name="ce122" office:value-type="string" calcext:value-type="string">
            <text:p>SA0</text:p>
          </table:table-cell>
          <table:table-cell table:style-name="ce122" table:number-columns-repeated="3"/>
          <table:table-cell table:style-name="ce122" office:value-type="string" calcext:value-type="string">
            <text:p>ARMTDO</text:p>
          </table:table-cell>
          <table:table-cell table:style-name="ce122" table:formula="of:=CONCATENATE([.N16];IF([.P16]&lt;&gt;&quot;&quot;;CONCATENATE(&quot;/&quot;;[.P16]);&quot;&quot;))" office:value-type="string" office:string-value="GPIO5/GPCLK1" calcext:value-type="string">
            <text:p>GPIO5/GPCLK1</text:p>
          </table:table-cell>
          <table:table-cell table:style-name="ce122" table:formula="of:=CONCATENATE(&quot;{ModeInput,&quot;&quot;&quot;;[.$N16];&quot;&quot;&quot;}&quot;)" office:value-type="string" office:string-value="{ModeInput,&quot;GPIO5&quot;}" calcext:value-type="string">
            <text:p>{ModeInput,"GPIO5"}</text:p>
          </table:table-cell>
          <table:table-cell table:style-name="ce122" table:formula="of:=IF([.$O16]&lt;&gt;&quot;&quot;;CONCATENATE(&quot;,{ModeOutput,&quot;&quot;&quot;;[.$O16];&quot;&quot;&quot;}&quot;);&quot;&quot;)" office:value-type="string" office:string-value=",{ModeOutput,&quot;GPIO5&quot;}" calcext:value-type="string">
            <text:p>,{ModeOutput,"GPIO5"}</text:p>
          </table:table-cell>
          <table:table-cell table:style-name="ce122" table:formula="of:=IF([.$P16]&lt;&gt;&quot;&quot;;CONCATENATE(&quot;,{ModeAlt0,&quot;&quot;&quot;;[.$P16];&quot;&quot;&quot;}&quot;);&quot;&quot;)" office:value-type="string" office:string-value=",{ModeAlt0,&quot;GPCLK1&quot;}" calcext:value-type="string">
            <text:p>,{ModeAlt0,"GPCLK1"}</text:p>
          </table:table-cell>
          <table:table-cell table:style-name="ce122" table:formula="of:=IF([.$Q16]&lt;&gt;&quot;&quot;;CONCATENATE(&quot;,{ModeAlt1,&quot;&quot;&quot;;[.$Q16];&quot;&quot;&quot;}&quot;);&quot;&quot;)" office:value-type="string" office:string-value=",{ModeAlt1,&quot;SA0&quot;}" calcext:value-type="string">
            <text:p>,{ModeAlt1,"SA0"}</text:p>
          </table:table-cell>
          <table:table-cell table:style-name="ce122" table:formula="of:=IF([.$R16]&lt;&gt;&quot;&quot;;CONCATENATE(&quot;,{ModeAlt2,&quot;&quot;&quot;;[.$R16];&quot;&quot;&quot;}&quot;);&quot;&quot;)">
            <text:p/>
          </table:table-cell>
          <table:table-cell table:style-name="ce122" table:formula="of:=IF([.S16]&lt;&gt;&quot;&quot;;CONCATENATE(&quot;,{ModeAlt3,&quot;&quot;&quot;;[.S16];&quot;&quot;&quot;}&quot;);&quot;&quot;)">
            <text:p/>
          </table:table-cell>
          <table:table-cell table:style-name="ce122" table:formula="of:=IF([.T16]&lt;&gt;&quot;&quot;;CONCATENATE(&quot;,{ModeAlt4,&quot;&quot;&quot;;[.T16];&quot;&quot;&quot;}&quot;);&quot;&quot;)">
            <text:p/>
          </table:table-cell>
          <table:table-cell table:style-name="ce122" table:formula="of:=IF([.U16]&lt;&gt;&quot;&quot;;CONCATENATE(&quot;,{ModeAlt5,&quot;&quot;&quot;;[.U16];&quot;&quot;&quot;}&quot;);&quot;&quot;)" office:value-type="string" office:string-value=",{ModeAlt5,&quot;ARMTDO&quot;}" calcext:value-type="string">
            <text:p>,{ModeAlt5,"ARMTDO"}</text:p>
          </table:table-cell>
          <table:table-cell table:style-name="ce122" table:formula="of:=CONCATENATE(&quot;{&quot;;[.$H16];&quot;,{&quot;;[.$I16];&quot;,&quot;;[.$J16];&quot;,&quot;;[.$K16];&quot;,&quot;;[.$L16];&quot;,&quot;;[.$M16];&quot;},{&quot;;[.$W16];[.$X16];[.$Y16];[.$Z16];[.$AA16];[.$AB16];[.$AC16];[.$AD16];&quot;}},&quot;)" office:value-type="string" office:string-value="{TypeGpio,{21,5,5,15,1},{{ModeInput,&quot;GPIO5&quot;},{ModeOutput,&quot;GPIO5&quot;},{ModeAlt0,&quot;GPCLK1&quot;},{ModeAlt1,&quot;SA0&quot;},{ModeAlt5,&quot;ARMTDO&quot;}}}," calcext:value-type="string">
            <text:p>{TypeGpio,{21,5,5,15,1},{{ModeInput,"GPIO5"},{ModeOutput,"GPIO5"},{ModeAlt0,"GPCLK1"},{ModeAlt1,"SA0"},{ModeAlt5,"ARMTDO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LAN_RUN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17]-1)*2+[.$M17]" office:value-type="float" office:value="31" calcext:value-type="float">
            <text:p>31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17])" office:value-type="string" office:string-value="GPIO6" calcext:value-type="string">
            <text:p>GPIO6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2" calcext:value-type="float">
            <text:p>22</text:p>
          </table:table-cell>
          <table:table-cell table:number-columns-repeated="2" table:style-name="ce99" office:value-type="float" office:value="6" calcext:value-type="float">
            <text:p>6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17]" office:value-type="string" office:string-value="GPIO6" calcext:value-type="string">
            <text:p>GPIO6</text:p>
          </table:table-cell>
          <table:table-cell table:style-name="ce145" office:value-type="string" calcext:value-type="string">
            <text:p>LAN_RUN </text:p>
          </table:table-cell>
          <table:table-cell table:style-name="ce122" office:value-type="string" calcext:value-type="string">
            <text:p>GPCLK2</text:p>
          </table:table-cell>
          <table:table-cell table:style-name="ce122" office:value-type="string" calcext:value-type="string">
            <text:p>SOE</text:p>
          </table:table-cell>
          <table:table-cell table:style-name="ce145"/>
          <table:table-cell table:style-name="ce122" table:number-columns-repeated="2"/>
          <table:table-cell table:style-name="ce122" office:value-type="string" calcext:value-type="string">
            <text:p>ARMRTCK</text:p>
          </table:table-cell>
          <table:table-cell table:style-name="ce122" table:formula="of:=CONCATENATE([.N17];IF([.P17]&lt;&gt;&quot;&quot;;CONCATENATE(&quot;/&quot;;[.P17]);&quot;&quot;))" office:value-type="string" office:string-value="GPIO6/GPCLK2" calcext:value-type="string">
            <text:p>GPIO6/GPCLK2</text:p>
          </table:table-cell>
          <table:table-cell table:style-name="ce122" table:formula="of:=CONCATENATE(&quot;{ModeInput,&quot;&quot;&quot;;[.$N17];&quot;&quot;&quot;}&quot;)" office:value-type="string" office:string-value="{ModeInput,&quot;GPIO6&quot;}" calcext:value-type="string">
            <text:p>{ModeInput,"GPIO6"}</text:p>
          </table:table-cell>
          <table:table-cell table:style-name="ce122" table:formula="of:=IF([.$O17]&lt;&gt;&quot;&quot;;CONCATENATE(&quot;,{ModeOutput,&quot;&quot;&quot;;[.$O17];&quot;&quot;&quot;}&quot;);&quot;&quot;)" office:value-type="string" office:string-value=",{ModeOutput,&quot;LAN_RUN &quot;}" calcext:value-type="string">
            <text:p>,{ModeOutput,"LAN_RUN "}</text:p>
          </table:table-cell>
          <table:table-cell table:style-name="ce122" table:formula="of:=IF([.$P17]&lt;&gt;&quot;&quot;;CONCATENATE(&quot;,{ModeAlt0,&quot;&quot;&quot;;[.$P17];&quot;&quot;&quot;}&quot;);&quot;&quot;)" office:value-type="string" office:string-value=",{ModeAlt0,&quot;GPCLK2&quot;}" calcext:value-type="string">
            <text:p>,{ModeAlt0,"GPCLK2"}</text:p>
          </table:table-cell>
          <table:table-cell table:style-name="ce122" table:formula="of:=IF([.$Q17]&lt;&gt;&quot;&quot;;CONCATENATE(&quot;,{ModeAlt1,&quot;&quot;&quot;;[.$Q17];&quot;&quot;&quot;}&quot;);&quot;&quot;)" office:value-type="string" office:string-value=",{ModeAlt1,&quot;SOE&quot;}" calcext:value-type="string">
            <text:p>,{ModeAlt1,"SOE"}</text:p>
          </table:table-cell>
          <table:table-cell table:style-name="ce122" table:formula="of:=IF([.$R17]&lt;&gt;&quot;&quot;;CONCATENATE(&quot;,{ModeAlt2,&quot;&quot;&quot;;[.$R17];&quot;&quot;&quot;}&quot;);&quot;&quot;)">
            <text:p/>
          </table:table-cell>
          <table:table-cell table:style-name="ce122" table:formula="of:=IF([.S17]&lt;&gt;&quot;&quot;;CONCATENATE(&quot;,{ModeAlt3,&quot;&quot;&quot;;[.S17];&quot;&quot;&quot;}&quot;);&quot;&quot;)">
            <text:p/>
          </table:table-cell>
          <table:table-cell table:style-name="ce122" table:formula="of:=IF([.T17]&lt;&gt;&quot;&quot;;CONCATENATE(&quot;,{ModeAlt4,&quot;&quot;&quot;;[.T17];&quot;&quot;&quot;}&quot;);&quot;&quot;)">
            <text:p/>
          </table:table-cell>
          <table:table-cell table:style-name="ce122" table:formula="of:=IF([.U17]&lt;&gt;&quot;&quot;;CONCATENATE(&quot;,{ModeAlt5,&quot;&quot;&quot;;[.U17];&quot;&quot;&quot;}&quot;);&quot;&quot;)" office:value-type="string" office:string-value=",{ModeAlt5,&quot;ARMRTCK&quot;}" calcext:value-type="string">
            <text:p>,{ModeAlt5,"ARMRTCK"}</text:p>
          </table:table-cell>
          <table:table-cell table:style-name="ce122" table:formula="of:=CONCATENATE(&quot;{&quot;;[.$H17];&quot;,{&quot;;[.$I17];&quot;,&quot;;[.$J17];&quot;,&quot;;[.$K17];&quot;,&quot;;[.$L17];&quot;,&quot;;[.$M17];&quot;},{&quot;;[.$W17];[.$X17];[.$Y17];[.$Z17];[.$AA17];[.$AB17];[.$AC17];[.$AD17];&quot;}},&quot;)" office:value-type="string" office:string-value="{TypeGpio,{22,6,6,16,1},{{ModeInput,&quot;GPIO6&quot;},{ModeOutput,&quot;LAN_RUN &quot;},{ModeAlt0,&quot;GPCLK2&quot;},{ModeAlt1,&quot;SOE&quot;},{ModeAlt5,&quot;ARMRTCK&quot;}}}," calcext:value-type="string">
            <text:p>{TypeGpio,{22,6,6,16,1},{{ModeInput,"GPIO6"},{ModeOutput,"LAN_RUN "},{ModeAlt0,"GPCLK2"},{ModeAlt1,"SOE"},{ModeAlt5,"ARMRTCK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12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18]-1)*2+[.$M18]" office:value-type="float" office:value="33" calcext:value-type="float">
            <text:p>33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18])" office:value-type="string" office:string-value="GPIO13" calcext:value-type="string">
            <text:p>GPIO13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3" calcext:value-type="float">
            <text:p>23</text:p>
          </table:table-cell>
          <table:table-cell table:number-columns-repeated="2" table:style-name="ce99" office:value-type="float" office:value="13" calcext:value-type="float">
            <text:p>13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18]" office:value-type="string" office:string-value="GPIO13" calcext:value-type="string">
            <text:p>GPIO13</text:p>
          </table:table-cell>
          <table:table-cell table:style-name="ce161" table:formula="of:=[.N18]" office:value-type="string" office:string-value="GPIO13" calcext:value-type="string">
            <text:p>GPIO13</text:p>
          </table:table-cell>
          <table:table-cell table:style-name="ce122" office:value-type="string" calcext:value-type="string">
            <text:p>PWM1</text:p>
          </table:table-cell>
          <table:table-cell table:style-name="ce122" office:value-type="string" calcext:value-type="string">
            <text:p>SD5</text:p>
          </table:table-cell>
          <table:table-cell table:style-name="ce161"/>
          <table:table-cell table:style-name="ce122" table:number-columns-repeated="2"/>
          <table:table-cell table:style-name="ce122" office:value-type="string" calcext:value-type="string">
            <text:p>ARMTCK</text:p>
          </table:table-cell>
          <table:table-cell table:style-name="ce122" table:formula="of:=CONCATENATE([.N18];IF([.P18]&lt;&gt;&quot;&quot;;CONCATENATE(&quot;/&quot;;[.P18]);&quot;&quot;))" office:value-type="string" office:string-value="GPIO13/PWM1" calcext:value-type="string">
            <text:p>GPIO13/PWM1</text:p>
          </table:table-cell>
          <table:table-cell table:style-name="ce122" table:formula="of:=CONCATENATE(&quot;{ModeInput,&quot;&quot;&quot;;[.$N18];&quot;&quot;&quot;}&quot;)" office:value-type="string" office:string-value="{ModeInput,&quot;GPIO13&quot;}" calcext:value-type="string">
            <text:p>{ModeInput,"GPIO13"}</text:p>
          </table:table-cell>
          <table:table-cell table:style-name="ce122" table:formula="of:=IF([.$O18]&lt;&gt;&quot;&quot;;CONCATENATE(&quot;,{ModeOutput,&quot;&quot;&quot;;[.$O18];&quot;&quot;&quot;}&quot;);&quot;&quot;)" office:value-type="string" office:string-value=",{ModeOutput,&quot;GPIO13&quot;}" calcext:value-type="string">
            <text:p>,{ModeOutput,"GPIO13"}</text:p>
          </table:table-cell>
          <table:table-cell table:style-name="ce122" table:formula="of:=IF([.$P18]&lt;&gt;&quot;&quot;;CONCATENATE(&quot;,{ModeAlt0,&quot;&quot;&quot;;[.$P18];&quot;&quot;&quot;}&quot;);&quot;&quot;)" office:value-type="string" office:string-value=",{ModeAlt0,&quot;PWM1&quot;}" calcext:value-type="string">
            <text:p>,{ModeAlt0,"PWM1"}</text:p>
          </table:table-cell>
          <table:table-cell table:style-name="ce122" table:formula="of:=IF([.$Q18]&lt;&gt;&quot;&quot;;CONCATENATE(&quot;,{ModeAlt1,&quot;&quot;&quot;;[.$Q18];&quot;&quot;&quot;}&quot;);&quot;&quot;)" office:value-type="string" office:string-value=",{ModeAlt1,&quot;SD5&quot;}" calcext:value-type="string">
            <text:p>,{ModeAlt1,"SD5"}</text:p>
          </table:table-cell>
          <table:table-cell table:style-name="ce122" table:formula="of:=IF([.$R18]&lt;&gt;&quot;&quot;;CONCATENATE(&quot;,{ModeAlt2,&quot;&quot;&quot;;[.$R18];&quot;&quot;&quot;}&quot;);&quot;&quot;)">
            <text:p/>
          </table:table-cell>
          <table:table-cell table:style-name="ce122" table:formula="of:=IF([.S18]&lt;&gt;&quot;&quot;;CONCATENATE(&quot;,{ModeAlt3,&quot;&quot;&quot;;[.S18];&quot;&quot;&quot;}&quot;);&quot;&quot;)">
            <text:p/>
          </table:table-cell>
          <table:table-cell table:style-name="ce122" table:formula="of:=IF([.T18]&lt;&gt;&quot;&quot;;CONCATENATE(&quot;,{ModeAlt4,&quot;&quot;&quot;;[.T18];&quot;&quot;&quot;}&quot;);&quot;&quot;)">
            <text:p/>
          </table:table-cell>
          <table:table-cell table:style-name="ce122" table:formula="of:=IF([.U18]&lt;&gt;&quot;&quot;;CONCATENATE(&quot;,{ModeAlt5,&quot;&quot;&quot;;[.U18];&quot;&quot;&quot;}&quot;);&quot;&quot;)" office:value-type="string" office:string-value=",{ModeAlt5,&quot;ARMTCK&quot;}" calcext:value-type="string">
            <text:p>,{ModeAlt5,"ARMTCK"}</text:p>
          </table:table-cell>
          <table:table-cell table:style-name="ce122" table:formula="of:=CONCATENATE(&quot;{&quot;;[.$H18];&quot;,{&quot;;[.$I18];&quot;,&quot;;[.$J18];&quot;,&quot;;[.$K18];&quot;,&quot;;[.$L18];&quot;,&quot;;[.$M18];&quot;},{&quot;;[.$W18];[.$X18];[.$Y18];[.$Z18];[.$AA18];[.$AB18];[.$AC18];[.$AD18];&quot;}},&quot;)" office:value-type="string" office:string-value="{TypeGpio,{23,13,13,17,1},{{ModeInput,&quot;GPIO13&quot;},{ModeOutput,&quot;GPIO13&quot;},{ModeAlt0,&quot;PWM1&quot;},{ModeAlt1,&quot;SD5&quot;},{ModeAlt5,&quot;ARMTCK&quot;}}}," calcext:value-type="string">
            <text:p>{TypeGpio,{23,13,13,17,1},{{ModeInput,"GPIO13"},{ModeOutput,"GPIO13"},{ModeAlt0,"PWM1"},{ModeAlt1,"SD5"},{ModeAlt5,"ARMTCK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13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19]-1)*2+[.$M19]" office:value-type="float" office:value="35" calcext:value-type="float">
            <text:p>35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19])" office:value-type="string" office:string-value="GPIO19" calcext:value-type="string">
            <text:p>GPIO19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4" calcext:value-type="float">
            <text:p>24</text:p>
          </table:table-cell>
          <table:table-cell table:number-columns-repeated="2" table:style-name="ce99" office:value-type="float" office:value="19" calcext:value-type="float">
            <text:p>19</text:p>
          </table:table-cell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19]" office:value-type="string" office:string-value="GPIO19" calcext:value-type="string">
            <text:p>GPIO19</text:p>
          </table:table-cell>
          <table:table-cell table:style-name="ce161" table:formula="of:=[.N19]" office:value-type="string" office:string-value="GPIO19" calcext:value-type="string">
            <text:p>GPIO19</text:p>
          </table:table-cell>
          <table:table-cell table:style-name="ce122" office:value-type="string" calcext:value-type="string">
            <text:p>PCMFS</text:p>
          </table:table-cell>
          <table:table-cell table:style-name="ce122" office:value-type="string" calcext:value-type="string">
            <text:p>SD11</text:p>
          </table:table-cell>
          <table:table-cell table:style-name="ce122"/>
          <table:table-cell table:style-name="ce122" office:value-type="string" calcext:value-type="string">
            <text:p>BSSCLK</text:p>
          </table:table-cell>
          <table:table-cell table:style-name="ce122" office:value-type="string" calcext:value-type="string">
            <text:p>SPI1MISO</text:p>
          </table:table-cell>
          <table:table-cell table:style-name="ce122" office:value-type="string" calcext:value-type="string">
            <text:p>PWM1</text:p>
          </table:table-cell>
          <table:table-cell table:style-name="ce122" table:formula="of:=CONCATENATE([.N19];IF([.P19]&lt;&gt;&quot;&quot;;CONCATENATE(&quot;/&quot;;[.P19]);&quot;&quot;))" office:value-type="string" office:string-value="GPIO19/PCMFS" calcext:value-type="string">
            <text:p>GPIO19/PCMFS</text:p>
          </table:table-cell>
          <table:table-cell table:style-name="ce122" table:formula="of:=CONCATENATE(&quot;{ModeInput,&quot;&quot;&quot;;[.$N19];&quot;&quot;&quot;}&quot;)" office:value-type="string" office:string-value="{ModeInput,&quot;GPIO19&quot;}" calcext:value-type="string">
            <text:p>{ModeInput,"GPIO19"}</text:p>
          </table:table-cell>
          <table:table-cell table:style-name="ce122" table:formula="of:=IF([.$O19]&lt;&gt;&quot;&quot;;CONCATENATE(&quot;,{ModeOutput,&quot;&quot;&quot;;[.$O19];&quot;&quot;&quot;}&quot;);&quot;&quot;)" office:value-type="string" office:string-value=",{ModeOutput,&quot;GPIO19&quot;}" calcext:value-type="string">
            <text:p>,{ModeOutput,"GPIO19"}</text:p>
          </table:table-cell>
          <table:table-cell table:style-name="ce122" table:formula="of:=IF([.$P19]&lt;&gt;&quot;&quot;;CONCATENATE(&quot;,{ModeAlt0,&quot;&quot;&quot;;[.$P19];&quot;&quot;&quot;}&quot;);&quot;&quot;)" office:value-type="string" office:string-value=",{ModeAlt0,&quot;PCMFS&quot;}" calcext:value-type="string">
            <text:p>,{ModeAlt0,"PCMFS"}</text:p>
          </table:table-cell>
          <table:table-cell table:style-name="ce122" table:formula="of:=IF([.$Q19]&lt;&gt;&quot;&quot;;CONCATENATE(&quot;,{ModeAlt1,&quot;&quot;&quot;;[.$Q19];&quot;&quot;&quot;}&quot;);&quot;&quot;)" office:value-type="string" office:string-value=",{ModeAlt1,&quot;SD11&quot;}" calcext:value-type="string">
            <text:p>,{ModeAlt1,"SD11"}</text:p>
          </table:table-cell>
          <table:table-cell table:style-name="ce122" table:formula="of:=IF([.$R19]&lt;&gt;&quot;&quot;;CONCATENATE(&quot;,{ModeAlt2,&quot;&quot;&quot;;[.$R19];&quot;&quot;&quot;}&quot;);&quot;&quot;)">
            <text:p/>
          </table:table-cell>
          <table:table-cell table:style-name="ce122" table:formula="of:=IF([.S19]&lt;&gt;&quot;&quot;;CONCATENATE(&quot;,{ModeAlt3,&quot;&quot;&quot;;[.S19];&quot;&quot;&quot;}&quot;);&quot;&quot;)" office:value-type="string" office:string-value=",{ModeAlt3,&quot;BSSCLK&quot;}" calcext:value-type="string">
            <text:p>,{ModeAlt3,"BSSCLK"}</text:p>
          </table:table-cell>
          <table:table-cell table:style-name="ce122" table:formula="of:=IF([.T19]&lt;&gt;&quot;&quot;;CONCATENATE(&quot;,{ModeAlt4,&quot;&quot;&quot;;[.T19];&quot;&quot;&quot;}&quot;);&quot;&quot;)" office:value-type="string" office:string-value=",{ModeAlt4,&quot;SPI1MISO&quot;}" calcext:value-type="string">
            <text:p>,{ModeAlt4,"SPI1MISO"}</text:p>
          </table:table-cell>
          <table:table-cell table:style-name="ce122" table:formula="of:=IF([.U19]&lt;&gt;&quot;&quot;;CONCATENATE(&quot;,{ModeAlt5,&quot;&quot;&quot;;[.U19];&quot;&quot;&quot;}&quot;);&quot;&quot;)" office:value-type="string" office:string-value=",{ModeAlt5,&quot;PWM1&quot;}" calcext:value-type="string">
            <text:p>,{ModeAlt5,"PWM1"}</text:p>
          </table:table-cell>
          <table:table-cell table:style-name="ce122" table:formula="of:=CONCATENATE(&quot;{&quot;;[.$H19];&quot;,{&quot;;[.$I19];&quot;,&quot;;[.$J19];&quot;,&quot;;[.$K19];&quot;,&quot;;[.$L19];&quot;,&quot;;[.$M19];&quot;},{&quot;;[.$W19];[.$X19];[.$Y19];[.$Z19];[.$AA19];[.$AB19];[.$AC19];[.$AD19];&quot;}},&quot;)" office:value-type="string" office:string-value="{TypeGpio,{24,19,19,18,1},{{ModeInput,&quot;GPIO19&quot;},{ModeOutput,&quot;GPIO19&quot;},{ModeAlt0,&quot;PCMFS&quot;},{ModeAlt1,&quot;SD11&quot;},{ModeAlt3,&quot;BSSCLK&quot;},{ModeAlt4,&quot;SPI1MISO&quot;},{ModeAlt5,&quot;PWM1&quot;}}}," calcext:value-type="string">
            <text:p>{TypeGpio,{24,19,19,18,1},{{ModeInput,"GPIO19"},{ModeOutput,"GPIO19"},{ModeAlt0,"PCMFS"},{ModeAlt1,"SD11"},{ModeAlt3,"BSSCLK"},{ModeAlt4,"SPI1MISO"},{ModeAlt5,"PWM1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14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20]-1)*2+[.$M20]" office:value-type="float" office:value="37" calcext:value-type="float">
            <text:p>37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20])" office:value-type="string" office:string-value="GPIO26" calcext:value-type="string">
            <text:p>GPIO26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5" calcext:value-type="float">
            <text:p>25</text:p>
          </table:table-cell>
          <table:table-cell table:number-columns-repeated="2" table:style-name="ce99" office:value-type="float" office:value="26" calcext:value-type="float">
            <text:p>26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20]" office:value-type="string" office:string-value="GPIO26" calcext:value-type="string">
            <text:p>GPIO26</text:p>
          </table:table-cell>
          <table:table-cell table:style-name="ce161" table:formula="of:=[.N20]" office:value-type="string" office:string-value="GPIO26" calcext:value-type="string">
            <text:p>GPIO26</text:p>
          </table:table-cell>
          <table:table-cell table:style-name="ce122" table:number-columns-repeated="3"/>
          <table:table-cell table:style-name="ce122" office:value-type="string" calcext:value-type="string">
            <text:p>SD1DAT2</text:p>
          </table:table-cell>
          <table:table-cell table:style-name="ce122" office:value-type="string" calcext:value-type="string">
            <text:p>ARMTDI</text:p>
          </table:table-cell>
          <table:table-cell table:style-name="ce122"/>
          <table:table-cell table:style-name="ce122" table:formula="of:=CONCATENATE([.N20];IF([.P20]&lt;&gt;&quot;&quot;;CONCATENATE(&quot;/&quot;;[.P20]);&quot;&quot;))" office:value-type="string" office:string-value="GPIO26" calcext:value-type="string">
            <text:p>GPIO26</text:p>
          </table:table-cell>
          <table:table-cell table:style-name="ce122" table:formula="of:=CONCATENATE(&quot;{ModeInput,&quot;&quot;&quot;;[.$N20];&quot;&quot;&quot;}&quot;)" office:value-type="string" office:string-value="{ModeInput,&quot;GPIO26&quot;}" calcext:value-type="string">
            <text:p>{ModeInput,"GPIO26"}</text:p>
          </table:table-cell>
          <table:table-cell table:style-name="ce122" table:formula="of:=IF([.$O20]&lt;&gt;&quot;&quot;;CONCATENATE(&quot;,{ModeOutput,&quot;&quot;&quot;;[.$O20];&quot;&quot;&quot;}&quot;);&quot;&quot;)" office:value-type="string" office:string-value=",{ModeOutput,&quot;GPIO26&quot;}" calcext:value-type="string">
            <text:p>,{ModeOutput,"GPIO26"}</text:p>
          </table:table-cell>
          <table:table-cell table:style-name="ce122" table:formula="of:=IF([.$P20]&lt;&gt;&quot;&quot;;CONCATENATE(&quot;,{ModeAlt0,&quot;&quot;&quot;;[.$P20];&quot;&quot;&quot;}&quot;);&quot;&quot;)">
            <text:p/>
          </table:table-cell>
          <table:table-cell table:style-name="ce122" table:formula="of:=IF([.$Q20]&lt;&gt;&quot;&quot;;CONCATENATE(&quot;,{ModeAlt1,&quot;&quot;&quot;;[.$Q20];&quot;&quot;&quot;}&quot;);&quot;&quot;)">
            <text:p/>
          </table:table-cell>
          <table:table-cell table:style-name="ce122" table:formula="of:=IF([.$R20]&lt;&gt;&quot;&quot;;CONCATENATE(&quot;,{ModeAlt2,&quot;&quot;&quot;;[.$R20];&quot;&quot;&quot;}&quot;);&quot;&quot;)">
            <text:p/>
          </table:table-cell>
          <table:table-cell table:style-name="ce122" table:formula="of:=IF([.S20]&lt;&gt;&quot;&quot;;CONCATENATE(&quot;,{ModeAlt3,&quot;&quot;&quot;;[.S20];&quot;&quot;&quot;}&quot;);&quot;&quot;)" office:value-type="string" office:string-value=",{ModeAlt3,&quot;SD1DAT2&quot;}" calcext:value-type="string">
            <text:p>,{ModeAlt3,"SD1DAT2"}</text:p>
          </table:table-cell>
          <table:table-cell table:style-name="ce122" table:formula="of:=IF([.T20]&lt;&gt;&quot;&quot;;CONCATENATE(&quot;,{ModeAlt4,&quot;&quot;&quot;;[.T20];&quot;&quot;&quot;}&quot;);&quot;&quot;)" office:value-type="string" office:string-value=",{ModeAlt4,&quot;ARMTDI&quot;}" calcext:value-type="string">
            <text:p>,{ModeAlt4,"ARMTDI"}</text:p>
          </table:table-cell>
          <table:table-cell table:style-name="ce122" table:formula="of:=IF([.U20]&lt;&gt;&quot;&quot;;CONCATENATE(&quot;,{ModeAlt5,&quot;&quot;&quot;;[.U20];&quot;&quot;&quot;}&quot;);&quot;&quot;)">
            <text:p/>
          </table:table-cell>
          <table:table-cell table:style-name="ce122" table:formula="of:=CONCATENATE(&quot;{&quot;;[.$H20];&quot;,{&quot;;[.$I20];&quot;,&quot;;[.$J20];&quot;,&quot;;[.$K20];&quot;,&quot;;[.$L20];&quot;,&quot;;[.$M20];&quot;},{&quot;;[.$W20];[.$X20];[.$Y20];[.$Z20];[.$AA20];[.$AB20];[.$AC20];[.$AD20];&quot;}},&quot;)" office:value-type="string" office:string-value="{TypeGpio,{25,26,26,19,1},{{ModeInput,&quot;GPIO26&quot;},{ModeOutput,&quot;GPIO26&quot;},{ModeAlt3,&quot;SD1DAT2&quot;},{ModeAlt4,&quot;ARMTDI&quot;}}}," calcext:value-type="string">
            <text:p>{TypeGpio,{25,26,26,19,1},{{ModeInput,"GPIO26"},{ModeOutput,"GPIO26"},{ModeAlt3,"SD1DAT2"},{ModeAlt4,"ARMTDI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ND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21]-1)*2+[.$M21]" office:value-type="float" office:value="39" calcext:value-type="float">
            <text:p>39</text:p>
          </table:table-cell>
          <table:table-cell table:style-name="ce91" office:value-type="string" calcext:value-type="string">
            <text:p>P1/J8</text:p>
          </table:table-cell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21]" office:value-type="string" office:string-value="GND" calcext:value-type="string">
            <text:p>GND</text:p>
          </table:table-cell>
          <table:table-cell table:style-name="ce161"/>
          <table:table-cell table:style-name="ce122" table:number-columns-repeated="6"/>
          <table:table-cell table:style-name="ce122" table:formula="of:=CONCATENATE([.N21];IF([.P21]&lt;&gt;&quot;&quot;;CONCATENATE(&quot;/&quot;;[.P21]);&quot;&quot;))" office:value-type="string" office:string-value="GND" calcext:value-type="string">
            <text:p>GND</text:p>
          </table:table-cell>
          <table:table-cell table:style-name="ce122" table:formula="of:=CONCATENATE(&quot;{ModeInput,&quot;&quot;&quot;;[.$N21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O21]&lt;&gt;&quot;&quot;;CONCATENATE(&quot;,{ModeOutput,&quot;&quot;&quot;;[.$O21];&quot;&quot;&quot;}&quot;);&quot;&quot;)">
            <text:p/>
          </table:table-cell>
          <table:table-cell table:style-name="ce122" table:formula="of:=IF([.$P21]&lt;&gt;&quot;&quot;;CONCATENATE(&quot;,{ModeAlt0,&quot;&quot;&quot;;[.$P21];&quot;&quot;&quot;}&quot;);&quot;&quot;)">
            <text:p/>
          </table:table-cell>
          <table:table-cell table:style-name="ce122" table:formula="of:=IF([.$Q21]&lt;&gt;&quot;&quot;;CONCATENATE(&quot;,{ModeAlt1,&quot;&quot;&quot;;[.$Q21];&quot;&quot;&quot;}&quot;);&quot;&quot;)">
            <text:p/>
          </table:table-cell>
          <table:table-cell table:style-name="ce122" table:formula="of:=IF([.$R21]&lt;&gt;&quot;&quot;;CONCATENATE(&quot;,{ModeAlt2,&quot;&quot;&quot;;[.$R21];&quot;&quot;&quot;}&quot;);&quot;&quot;)">
            <text:p/>
          </table:table-cell>
          <table:table-cell table:style-name="ce122" table:formula="of:=IF([.S21]&lt;&gt;&quot;&quot;;CONCATENATE(&quot;,{ModeAlt3,&quot;&quot;&quot;;[.S21];&quot;&quot;&quot;}&quot;);&quot;&quot;)">
            <text:p/>
          </table:table-cell>
          <table:table-cell table:style-name="ce122" table:formula="of:=IF([.T21]&lt;&gt;&quot;&quot;;CONCATENATE(&quot;,{ModeAlt4,&quot;&quot;&quot;;[.T21];&quot;&quot;&quot;}&quot;);&quot;&quot;)">
            <text:p/>
          </table:table-cell>
          <table:table-cell table:style-name="ce122" table:formula="of:=IF([.U21]&lt;&gt;&quot;&quot;;CONCATENATE(&quot;,{ModeAlt5,&quot;&quot;&quot;;[.U21];&quot;&quot;&quot;}&quot;);&quot;&quot;)">
            <text:p/>
          </table:table-cell>
          <table:table-cell table:style-name="ce122" table:formula="of:=CONCATENATE(&quot;{&quot;;[.$H21];&quot;,{&quot;;[.$I21];&quot;,&quot;;[.$J21];&quot;,&quot;;[.$K21];&quot;,&quot;;[.$L21];&quot;,&quot;;[.$M21];&quot;},{&quot;;[.$W21];[.$X21];[.$Y21];[.$Z21];[.$AA21];[.$AB21];[.$AC21];[.$AD21];&quot;}},&quot;)" office:value-type="string" office:string-value="{TypePower,{-1,-1,-1,20,1},{{ModeInput,&quot;GND&quot;}}}," calcext:value-type="string">
            <text:p>{TypePower,{-1,-1,-1,20,1},{{ModeInput,"GND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5V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22]-1)*2+[.$M22]" office:value-type="float" office:value="2" calcext:value-type="float">
            <text:p>2</text:p>
          </table:table-cell>
          <table:table-cell table:style-name="ce91" office:value-type="string" calcext:value-type="string">
            <text:p>P1/J8</text:p>
          </table:table-cell>
          <table:table-cell table:style-name="ce145" office:value-type="string" calcext:value-type="string">
            <text:p>5V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22]" office:value-type="string" office:string-value="5V" calcext:value-type="string">
            <text:p>5V</text:p>
          </table:table-cell>
          <table:table-cell table:style-name="ce161"/>
          <table:table-cell table:style-name="ce122" table:number-columns-repeated="6"/>
          <table:table-cell table:style-name="ce122" table:formula="of:=CONCATENATE([.N22];IF([.P22]&lt;&gt;&quot;&quot;;CONCATENATE(&quot;/&quot;;[.P22]);&quot;&quot;))" office:value-type="string" office:string-value="5V" calcext:value-type="string">
            <text:p>5V</text:p>
          </table:table-cell>
          <table:table-cell table:style-name="ce122" table:formula="of:=CONCATENATE(&quot;{ModeInput,&quot;&quot;&quot;;[.$N22];&quot;&quot;&quot;}&quot;)" office:value-type="string" office:string-value="{ModeInput,&quot;5V&quot;}" calcext:value-type="string">
            <text:p>{ModeInput,"5V"}</text:p>
          </table:table-cell>
          <table:table-cell table:style-name="ce122" table:formula="of:=IF([.$O22]&lt;&gt;&quot;&quot;;CONCATENATE(&quot;,{ModeOutput,&quot;&quot;&quot;;[.$O22];&quot;&quot;&quot;}&quot;);&quot;&quot;)">
            <text:p/>
          </table:table-cell>
          <table:table-cell table:style-name="ce122" table:formula="of:=IF([.$P22]&lt;&gt;&quot;&quot;;CONCATENATE(&quot;,{ModeAlt0,&quot;&quot;&quot;;[.$P22];&quot;&quot;&quot;}&quot;);&quot;&quot;)">
            <text:p/>
          </table:table-cell>
          <table:table-cell table:style-name="ce122" table:formula="of:=IF([.$Q22]&lt;&gt;&quot;&quot;;CONCATENATE(&quot;,{ModeAlt1,&quot;&quot;&quot;;[.$Q22];&quot;&quot;&quot;}&quot;);&quot;&quot;)">
            <text:p/>
          </table:table-cell>
          <table:table-cell table:style-name="ce122" table:formula="of:=IF([.$R22]&lt;&gt;&quot;&quot;;CONCATENATE(&quot;,{ModeAlt2,&quot;&quot;&quot;;[.$R22];&quot;&quot;&quot;}&quot;);&quot;&quot;)">
            <text:p/>
          </table:table-cell>
          <table:table-cell table:style-name="ce122" table:formula="of:=IF([.S22]&lt;&gt;&quot;&quot;;CONCATENATE(&quot;,{ModeAlt3,&quot;&quot;&quot;;[.S22];&quot;&quot;&quot;}&quot;);&quot;&quot;)">
            <text:p/>
          </table:table-cell>
          <table:table-cell table:style-name="ce122" table:formula="of:=IF([.T22]&lt;&gt;&quot;&quot;;CONCATENATE(&quot;,{ModeAlt4,&quot;&quot;&quot;;[.T22];&quot;&quot;&quot;}&quot;);&quot;&quot;)">
            <text:p/>
          </table:table-cell>
          <table:table-cell table:style-name="ce122" table:formula="of:=IF([.U22]&lt;&gt;&quot;&quot;;CONCATENATE(&quot;,{ModeAlt5,&quot;&quot;&quot;;[.U22];&quot;&quot;&quot;}&quot;);&quot;&quot;)">
            <text:p/>
          </table:table-cell>
          <table:table-cell table:style-name="ce122" table:formula="of:=CONCATENATE(&quot;{&quot;;[.$H22];&quot;,{&quot;;[.$I22];&quot;,&quot;;[.$J22];&quot;,&quot;;[.$K22];&quot;,&quot;;[.$L22];&quot;,&quot;;[.$M22];&quot;},{&quot;;[.$W22];[.$X22];[.$Y22];[.$Z22];[.$AA22];[.$AB22];[.$AC22];[.$AD22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5V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23]-1)*2+[.$M23]" office:value-type="float" office:value="4" calcext:value-type="float">
            <text:p>4</text:p>
          </table:table-cell>
          <table:table-cell table:style-name="ce91" office:value-type="string" calcext:value-type="string">
            <text:p>P1/J8</text:p>
          </table:table-cell>
          <table:table-cell table:style-name="ce145" office:value-type="string" calcext:value-type="string">
            <text:p>5V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number-columns-repeated="2" table:style-name="ce122" office:value-type="float" office:value="2" calcext:value-type="float">
            <text:p>2</text:p>
          </table:table-cell>
          <table:table-cell table:style-name="ce161" table:formula="of:=[.G23]" office:value-type="string" office:string-value="5V" calcext:value-type="string">
            <text:p>5V</text:p>
          </table:table-cell>
          <table:table-cell table:style-name="ce161"/>
          <table:table-cell table:style-name="ce122" table:number-columns-repeated="6"/>
          <table:table-cell table:style-name="ce122" table:formula="of:=CONCATENATE([.N23];IF([.P23]&lt;&gt;&quot;&quot;;CONCATENATE(&quot;/&quot;;[.P23]);&quot;&quot;))" office:value-type="string" office:string-value="5V" calcext:value-type="string">
            <text:p>5V</text:p>
          </table:table-cell>
          <table:table-cell table:style-name="ce122" table:formula="of:=CONCATENATE(&quot;{ModeInput,&quot;&quot;&quot;;[.$N23];&quot;&quot;&quot;}&quot;)" office:value-type="string" office:string-value="{ModeInput,&quot;5V&quot;}" calcext:value-type="string">
            <text:p>{ModeInput,"5V"}</text:p>
          </table:table-cell>
          <table:table-cell table:style-name="ce122" table:formula="of:=IF([.$O23]&lt;&gt;&quot;&quot;;CONCATENATE(&quot;,{ModeOutput,&quot;&quot;&quot;;[.$O23];&quot;&quot;&quot;}&quot;);&quot;&quot;)">
            <text:p/>
          </table:table-cell>
          <table:table-cell table:style-name="ce122" table:formula="of:=IF([.$P23]&lt;&gt;&quot;&quot;;CONCATENATE(&quot;,{ModeAlt0,&quot;&quot;&quot;;[.$P23];&quot;&quot;&quot;}&quot;);&quot;&quot;)">
            <text:p/>
          </table:table-cell>
          <table:table-cell table:style-name="ce122" table:formula="of:=IF([.$Q23]&lt;&gt;&quot;&quot;;CONCATENATE(&quot;,{ModeAlt1,&quot;&quot;&quot;;[.$Q23];&quot;&quot;&quot;}&quot;);&quot;&quot;)">
            <text:p/>
          </table:table-cell>
          <table:table-cell table:style-name="ce122" table:formula="of:=IF([.$R23]&lt;&gt;&quot;&quot;;CONCATENATE(&quot;,{ModeAlt2,&quot;&quot;&quot;;[.$R23];&quot;&quot;&quot;}&quot;);&quot;&quot;)">
            <text:p/>
          </table:table-cell>
          <table:table-cell table:style-name="ce122" table:formula="of:=IF([.S23]&lt;&gt;&quot;&quot;;CONCATENATE(&quot;,{ModeAlt3,&quot;&quot;&quot;;[.S23];&quot;&quot;&quot;}&quot;);&quot;&quot;)">
            <text:p/>
          </table:table-cell>
          <table:table-cell table:style-name="ce122" table:formula="of:=IF([.T23]&lt;&gt;&quot;&quot;;CONCATENATE(&quot;,{ModeAlt4,&quot;&quot;&quot;;[.T23];&quot;&quot;&quot;}&quot;);&quot;&quot;)">
            <text:p/>
          </table:table-cell>
          <table:table-cell table:style-name="ce122" table:formula="of:=IF([.U23]&lt;&gt;&quot;&quot;;CONCATENATE(&quot;,{ModeAlt5,&quot;&quot;&quot;;[.U23];&quot;&quot;&quot;}&quot;);&quot;&quot;)">
            <text:p/>
          </table:table-cell>
          <table:table-cell table:style-name="ce122" table:formula="of:=CONCATENATE(&quot;{&quot;;[.$H23];&quot;,{&quot;;[.$I23];&quot;,&quot;;[.$J23];&quot;,&quot;;[.$K23];&quot;,&quot;;[.$L23];&quot;,&quot;;[.$M23];&quot;},{&quot;;[.$W23];[.$X23];[.$Y23];[.$Z23];[.$AA23];[.$AB23];[.$AC23];[.$AD23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ND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24]-1)*2+[.$M24]" office:value-type="float" office:value="6" calcext:value-type="float">
            <text:p>6</text:p>
          </table:table-cell>
          <table:table-cell table:style-name="ce91" office:value-type="string" calcext:value-type="string">
            <text:p>P1/J8</text:p>
          </table:table-cell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24]" office:value-type="string" office:string-value="GND" calcext:value-type="string">
            <text:p>GND</text:p>
          </table:table-cell>
          <table:table-cell table:style-name="ce161"/>
          <table:table-cell table:style-name="ce122" table:number-columns-repeated="6"/>
          <table:table-cell table:style-name="ce122" table:formula="of:=CONCATENATE([.N24];IF([.P24]&lt;&gt;&quot;&quot;;CONCATENATE(&quot;/&quot;;[.P24]);&quot;&quot;))" office:value-type="string" office:string-value="GND" calcext:value-type="string">
            <text:p>GND</text:p>
          </table:table-cell>
          <table:table-cell table:style-name="ce122" table:formula="of:=CONCATENATE(&quot;{ModeInput,&quot;&quot;&quot;;[.$N24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O24]&lt;&gt;&quot;&quot;;CONCATENATE(&quot;,{ModeOutput,&quot;&quot;&quot;;[.$O24];&quot;&quot;&quot;}&quot;);&quot;&quot;)">
            <text:p/>
          </table:table-cell>
          <table:table-cell table:style-name="ce122" table:formula="of:=IF([.$P24]&lt;&gt;&quot;&quot;;CONCATENATE(&quot;,{ModeAlt0,&quot;&quot;&quot;;[.$P24];&quot;&quot;&quot;}&quot;);&quot;&quot;)">
            <text:p/>
          </table:table-cell>
          <table:table-cell table:style-name="ce122" table:formula="of:=IF([.$Q24]&lt;&gt;&quot;&quot;;CONCATENATE(&quot;,{ModeAlt1,&quot;&quot;&quot;;[.$Q24];&quot;&quot;&quot;}&quot;);&quot;&quot;)">
            <text:p/>
          </table:table-cell>
          <table:table-cell table:style-name="ce122" table:formula="of:=IF([.$R24]&lt;&gt;&quot;&quot;;CONCATENATE(&quot;,{ModeAlt2,&quot;&quot;&quot;;[.$R24];&quot;&quot;&quot;}&quot;);&quot;&quot;)">
            <text:p/>
          </table:table-cell>
          <table:table-cell table:style-name="ce122" table:formula="of:=IF([.S24]&lt;&gt;&quot;&quot;;CONCATENATE(&quot;,{ModeAlt3,&quot;&quot;&quot;;[.S24];&quot;&quot;&quot;}&quot;);&quot;&quot;)">
            <text:p/>
          </table:table-cell>
          <table:table-cell table:style-name="ce122" table:formula="of:=IF([.T24]&lt;&gt;&quot;&quot;;CONCATENATE(&quot;,{ModeAlt4,&quot;&quot;&quot;;[.T24];&quot;&quot;&quot;}&quot;);&quot;&quot;)">
            <text:p/>
          </table:table-cell>
          <table:table-cell table:style-name="ce122" table:formula="of:=IF([.U24]&lt;&gt;&quot;&quot;;CONCATENATE(&quot;,{ModeAlt5,&quot;&quot;&quot;;[.U24];&quot;&quot;&quot;}&quot;);&quot;&quot;)">
            <text:p/>
          </table:table-cell>
          <table:table-cell table:style-name="ce122" table:formula="of:=CONCATENATE(&quot;{&quot;;[.$H24];&quot;,{&quot;;[.$I24];&quot;,&quot;;[.$J24];&quot;,&quot;;[.$K24];&quot;,&quot;;[.$L24];&quot;,&quot;;[.$M24];&quot;},{&quot;;[.$W24];[.$X24];[.$Y24];[.$Z24];[.$AA24];[.$AB24];[.$AC24];[.$AD24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UART_TXD0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25]-1)*2+[.$M25]" office:value-type="float" office:value="8" calcext:value-type="float">
            <text:p>8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25])" office:value-type="string" office:string-value="GPIO14" calcext:value-type="string">
            <text:p>GPIO14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5" calcext:value-type="float">
            <text:p>15</text:p>
          </table:table-cell>
          <table:table-cell table:number-columns-repeated="2" table:style-name="ce99" office:value-type="float" office:value="14" calcext:value-type="float">
            <text:p>14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25]" office:value-type="string" office:string-value="GPIO14" calcext:value-type="string">
            <text:p>GPIO14</text:p>
          </table:table-cell>
          <table:table-cell table:style-name="ce161" table:formula="of:=[.N25]" office:value-type="string" office:string-value="GPIO14" calcext:value-type="string">
            <text:p>GPIO14</text:p>
          </table:table-cell>
          <table:table-cell table:style-name="ce122" office:value-type="string" calcext:value-type="string">
            <text:p>TXD0</text:p>
          </table:table-cell>
          <table:table-cell table:style-name="ce122" office:value-type="string" calcext:value-type="string">
            <text:p>SD6</text:p>
          </table:table-cell>
          <table:table-cell table:style-name="ce161"/>
          <table:table-cell table:style-name="ce122" table:number-columns-repeated="2"/>
          <table:table-cell table:style-name="ce122" office:value-type="string" calcext:value-type="string">
            <text:p>TXD1</text:p>
          </table:table-cell>
          <table:table-cell table:style-name="ce122" table:formula="of:=CONCATENATE([.N25];IF([.P25]&lt;&gt;&quot;&quot;;CONCATENATE(&quot;/&quot;;[.P25]);&quot;&quot;))" office:value-type="string" office:string-value="GPIO14/TXD0" calcext:value-type="string">
            <text:p>GPIO14/TXD0</text:p>
          </table:table-cell>
          <table:table-cell table:style-name="ce122" table:formula="of:=CONCATENATE(&quot;{ModeInput,&quot;&quot;&quot;;[.$N25];&quot;&quot;&quot;}&quot;)" office:value-type="string" office:string-value="{ModeInput,&quot;GPIO14&quot;}" calcext:value-type="string">
            <text:p>{ModeInput,"GPIO14"}</text:p>
          </table:table-cell>
          <table:table-cell table:style-name="ce122" table:formula="of:=IF([.$O25]&lt;&gt;&quot;&quot;;CONCATENATE(&quot;,{ModeOutput,&quot;&quot;&quot;;[.$O25];&quot;&quot;&quot;}&quot;);&quot;&quot;)" office:value-type="string" office:string-value=",{ModeOutput,&quot;GPIO14&quot;}" calcext:value-type="string">
            <text:p>,{ModeOutput,"GPIO14"}</text:p>
          </table:table-cell>
          <table:table-cell table:style-name="ce122" table:formula="of:=IF([.$P25]&lt;&gt;&quot;&quot;;CONCATENATE(&quot;,{ModeAlt0,&quot;&quot;&quot;;[.$P25];&quot;&quot;&quot;}&quot;);&quot;&quot;)" office:value-type="string" office:string-value=",{ModeAlt0,&quot;TXD0&quot;}" calcext:value-type="string">
            <text:p>,{ModeAlt0,"TXD0"}</text:p>
          </table:table-cell>
          <table:table-cell table:style-name="ce122" table:formula="of:=IF([.$Q25]&lt;&gt;&quot;&quot;;CONCATENATE(&quot;,{ModeAlt1,&quot;&quot;&quot;;[.$Q25];&quot;&quot;&quot;}&quot;);&quot;&quot;)" office:value-type="string" office:string-value=",{ModeAlt1,&quot;SD6&quot;}" calcext:value-type="string">
            <text:p>,{ModeAlt1,"SD6"}</text:p>
          </table:table-cell>
          <table:table-cell table:style-name="ce122" table:formula="of:=IF([.$R25]&lt;&gt;&quot;&quot;;CONCATENATE(&quot;,{ModeAlt2,&quot;&quot;&quot;;[.$R25];&quot;&quot;&quot;}&quot;);&quot;&quot;)">
            <text:p/>
          </table:table-cell>
          <table:table-cell table:style-name="ce122" table:formula="of:=IF([.S25]&lt;&gt;&quot;&quot;;CONCATENATE(&quot;,{ModeAlt3,&quot;&quot;&quot;;[.S25];&quot;&quot;&quot;}&quot;);&quot;&quot;)">
            <text:p/>
          </table:table-cell>
          <table:table-cell table:style-name="ce122" table:formula="of:=IF([.T25]&lt;&gt;&quot;&quot;;CONCATENATE(&quot;,{ModeAlt4,&quot;&quot;&quot;;[.T25];&quot;&quot;&quot;}&quot;);&quot;&quot;)">
            <text:p/>
          </table:table-cell>
          <table:table-cell table:style-name="ce122" table:formula="of:=IF([.U25]&lt;&gt;&quot;&quot;;CONCATENATE(&quot;,{ModeAlt5,&quot;&quot;&quot;;[.U25];&quot;&quot;&quot;}&quot;);&quot;&quot;)" office:value-type="string" office:string-value=",{ModeAlt5,&quot;TXD1&quot;}" calcext:value-type="string">
            <text:p>,{ModeAlt5,"TXD1"}</text:p>
          </table:table-cell>
          <table:table-cell table:style-name="ce122" table:formula="of:=CONCATENATE(&quot;{&quot;;[.$H25];&quot;,{&quot;;[.$I25];&quot;,&quot;;[.$J25];&quot;,&quot;;[.$K25];&quot;,&quot;;[.$L25];&quot;,&quot;;[.$M25];&quot;},{&quot;;[.$W25];[.$X25];[.$Y25];[.$Z25];[.$AA25];[.$AB25];[.$AC25];[.$AD25];&quot;}},&quot;)" office:value-type="string" office:string-value="{TypeGpio,{15,14,14,4,2},{{ModeInput,&quot;GPIO14&quot;},{ModeOutput,&quot;GPIO14&quot;},{ModeAlt0,&quot;TXD0&quot;},{ModeAlt1,&quot;SD6&quot;},{ModeAlt5,&quot;TXD1&quot;}}}," calcext:value-type="string">
            <text:p>{TypeGpio,{15,14,14,4,2},{{ModeInput,"GPIO14"},{ModeOutput,"GPIO14"},{ModeAlt0,"TXD0"},{ModeAlt1,"SD6"},{ModeAlt5,"TXD1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UART_RXD0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26]-1)*2+[.$M26]" office:value-type="float" office:value="10" calcext:value-type="float">
            <text:p>10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26])" office:value-type="string" office:string-value="GPIO15" calcext:value-type="string">
            <text:p>GPIO15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6" calcext:value-type="float">
            <text:p>16</text:p>
          </table:table-cell>
          <table:table-cell table:number-columns-repeated="2" table:style-name="ce99" office:value-type="float" office:value="15" calcext:value-type="float">
            <text:p>15</text:p>
          </table:table-cell>
          <table:table-cell table:style-name="ce122" office:value-type="float" office:value="5" calcext:value-type="float">
            <text:p>5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26]" office:value-type="string" office:string-value="GPIO15" calcext:value-type="string">
            <text:p>GPIO15</text:p>
          </table:table-cell>
          <table:table-cell table:style-name="ce161" table:formula="of:=[.N26]" office:value-type="string" office:string-value="GPIO15" calcext:value-type="string">
            <text:p>GPIO15</text:p>
          </table:table-cell>
          <table:table-cell table:style-name="ce122" office:value-type="string" calcext:value-type="string">
            <text:p>RXD0</text:p>
          </table:table-cell>
          <table:table-cell table:style-name="ce122" office:value-type="string" calcext:value-type="string">
            <text:p>SD7</text:p>
          </table:table-cell>
          <table:table-cell table:style-name="ce161"/>
          <table:table-cell table:style-name="ce122" table:number-columns-repeated="2"/>
          <table:table-cell table:style-name="ce122" office:value-type="string" calcext:value-type="string">
            <text:p>RXD1</text:p>
          </table:table-cell>
          <table:table-cell table:style-name="ce122" table:formula="of:=CONCATENATE([.N26];IF([.P26]&lt;&gt;&quot;&quot;;CONCATENATE(&quot;/&quot;;[.P26]);&quot;&quot;))" office:value-type="string" office:string-value="GPIO15/RXD0" calcext:value-type="string">
            <text:p>GPIO15/RXD0</text:p>
          </table:table-cell>
          <table:table-cell table:style-name="ce122" table:formula="of:=CONCATENATE(&quot;{ModeInput,&quot;&quot;&quot;;[.$N26];&quot;&quot;&quot;}&quot;)" office:value-type="string" office:string-value="{ModeInput,&quot;GPIO15&quot;}" calcext:value-type="string">
            <text:p>{ModeInput,"GPIO15"}</text:p>
          </table:table-cell>
          <table:table-cell table:style-name="ce122" table:formula="of:=IF([.$O26]&lt;&gt;&quot;&quot;;CONCATENATE(&quot;,{ModeOutput,&quot;&quot;&quot;;[.$O26];&quot;&quot;&quot;}&quot;);&quot;&quot;)" office:value-type="string" office:string-value=",{ModeOutput,&quot;GPIO15&quot;}" calcext:value-type="string">
            <text:p>,{ModeOutput,"GPIO15"}</text:p>
          </table:table-cell>
          <table:table-cell table:style-name="ce122" table:formula="of:=IF([.$P26]&lt;&gt;&quot;&quot;;CONCATENATE(&quot;,{ModeAlt0,&quot;&quot;&quot;;[.$P26];&quot;&quot;&quot;}&quot;);&quot;&quot;)" office:value-type="string" office:string-value=",{ModeAlt0,&quot;RXD0&quot;}" calcext:value-type="string">
            <text:p>,{ModeAlt0,"RXD0"}</text:p>
          </table:table-cell>
          <table:table-cell table:style-name="ce122" table:formula="of:=IF([.$Q26]&lt;&gt;&quot;&quot;;CONCATENATE(&quot;,{ModeAlt1,&quot;&quot;&quot;;[.$Q26];&quot;&quot;&quot;}&quot;);&quot;&quot;)" office:value-type="string" office:string-value=",{ModeAlt1,&quot;SD7&quot;}" calcext:value-type="string">
            <text:p>,{ModeAlt1,"SD7"}</text:p>
          </table:table-cell>
          <table:table-cell table:style-name="ce122" table:formula="of:=IF([.$R26]&lt;&gt;&quot;&quot;;CONCATENATE(&quot;,{ModeAlt2,&quot;&quot;&quot;;[.$R26];&quot;&quot;&quot;}&quot;);&quot;&quot;)">
            <text:p/>
          </table:table-cell>
          <table:table-cell table:style-name="ce122" table:formula="of:=IF([.S26]&lt;&gt;&quot;&quot;;CONCATENATE(&quot;,{ModeAlt3,&quot;&quot;&quot;;[.S26];&quot;&quot;&quot;}&quot;);&quot;&quot;)">
            <text:p/>
          </table:table-cell>
          <table:table-cell table:style-name="ce122" table:formula="of:=IF([.T26]&lt;&gt;&quot;&quot;;CONCATENATE(&quot;,{ModeAlt4,&quot;&quot;&quot;;[.T26];&quot;&quot;&quot;}&quot;);&quot;&quot;)">
            <text:p/>
          </table:table-cell>
          <table:table-cell table:style-name="ce122" table:formula="of:=IF([.U26]&lt;&gt;&quot;&quot;;CONCATENATE(&quot;,{ModeAlt5,&quot;&quot;&quot;;[.U26];&quot;&quot;&quot;}&quot;);&quot;&quot;)" office:value-type="string" office:string-value=",{ModeAlt5,&quot;RXD1&quot;}" calcext:value-type="string">
            <text:p>,{ModeAlt5,"RXD1"}</text:p>
          </table:table-cell>
          <table:table-cell table:style-name="ce122" table:formula="of:=CONCATENATE(&quot;{&quot;;[.$H26];&quot;,{&quot;;[.$I26];&quot;,&quot;;[.$J26];&quot;,&quot;;[.$K26];&quot;,&quot;;[.$L26];&quot;,&quot;;[.$M26];&quot;},{&quot;;[.$W26];[.$X26];[.$Y26];[.$Z26];[.$AA26];[.$AB26];[.$AC26];[.$AD26];&quot;}},&quot;)" office:value-type="string" office:string-value="{TypeGpio,{16,15,15,5,2},{{ModeInput,&quot;GPIO15&quot;},{ModeOutput,&quot;GPIO15&quot;},{ModeAlt0,&quot;RXD0&quot;},{ModeAlt1,&quot;SD7&quot;},{ModeAlt5,&quot;RXD1&quot;}}}," calcext:value-type="string">
            <text:p>{TypeGpio,{16,15,15,5,2},{{ModeInput,"GPIO15"},{ModeOutput,"GPIO15"},{ModeAlt0,"RXD0"},{ModeAlt1,"SD7"},{ModeAlt5,"RXD1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1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27]-1)*2+[.$M27]" office:value-type="float" office:value="12" calcext:value-type="float">
            <text:p>12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27])" office:value-type="string" office:string-value="GPIO18" calcext:value-type="string">
            <text:p>GPIO18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" calcext:value-type="float">
            <text:p>1</text:p>
          </table:table-cell>
          <table:table-cell table:number-columns-repeated="2" table:style-name="ce99" office:value-type="float" office:value="18" calcext:value-type="float">
            <text:p>18</text:p>
          </table:table-cell>
          <table:table-cell table:style-name="ce122" office:value-type="float" office:value="6" calcext:value-type="float">
            <text:p>6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27]" office:value-type="string" office:string-value="GPIO18" calcext:value-type="string">
            <text:p>GPIO18</text:p>
          </table:table-cell>
          <table:table-cell table:style-name="ce161" table:formula="of:=[.N27]" office:value-type="string" office:string-value="GPIO18" calcext:value-type="string">
            <text:p>GPIO18</text:p>
          </table:table-cell>
          <table:table-cell table:style-name="ce122" office:value-type="string" calcext:value-type="string">
            <text:p>PCMCLK</text:p>
          </table:table-cell>
          <table:table-cell table:style-name="ce122" office:value-type="string" calcext:value-type="string">
            <text:p>SD10</text:p>
          </table:table-cell>
          <table:table-cell table:style-name="ce122"/>
          <table:table-cell table:style-name="ce122" office:value-type="string" calcext:value-type="string">
            <text:p>BSMOSI</text:p>
          </table:table-cell>
          <table:table-cell table:style-name="ce122" office:value-type="string" calcext:value-type="string">
            <text:p>SPI1CE0</text:p>
          </table:table-cell>
          <table:table-cell table:style-name="ce122" office:value-type="string" calcext:value-type="string">
            <text:p>PWM0</text:p>
          </table:table-cell>
          <table:table-cell table:style-name="ce122" table:formula="of:=CONCATENATE([.N27];IF([.P27]&lt;&gt;&quot;&quot;;CONCATENATE(&quot;/&quot;;[.P27]);&quot;&quot;))" office:value-type="string" office:string-value="GPIO18/PCMCLK" calcext:value-type="string">
            <text:p>GPIO18/PCMCLK</text:p>
          </table:table-cell>
          <table:table-cell table:style-name="ce122" table:formula="of:=CONCATENATE(&quot;{ModeInput,&quot;&quot;&quot;;[.$N27];&quot;&quot;&quot;}&quot;)" office:value-type="string" office:string-value="{ModeInput,&quot;GPIO18&quot;}" calcext:value-type="string">
            <text:p>{ModeInput,"GPIO18"}</text:p>
          </table:table-cell>
          <table:table-cell table:style-name="ce122" table:formula="of:=IF([.$O27]&lt;&gt;&quot;&quot;;CONCATENATE(&quot;,{ModeOutput,&quot;&quot;&quot;;[.$O27];&quot;&quot;&quot;}&quot;);&quot;&quot;)" office:value-type="string" office:string-value=",{ModeOutput,&quot;GPIO18&quot;}" calcext:value-type="string">
            <text:p>,{ModeOutput,"GPIO18"}</text:p>
          </table:table-cell>
          <table:table-cell table:style-name="ce122" table:formula="of:=IF([.$P27]&lt;&gt;&quot;&quot;;CONCATENATE(&quot;,{ModeAlt0,&quot;&quot;&quot;;[.$P27];&quot;&quot;&quot;}&quot;);&quot;&quot;)" office:value-type="string" office:string-value=",{ModeAlt0,&quot;PCMCLK&quot;}" calcext:value-type="string">
            <text:p>,{ModeAlt0,"PCMCLK"}</text:p>
          </table:table-cell>
          <table:table-cell table:style-name="ce122" table:formula="of:=IF([.$Q27]&lt;&gt;&quot;&quot;;CONCATENATE(&quot;,{ModeAlt1,&quot;&quot;&quot;;[.$Q27];&quot;&quot;&quot;}&quot;);&quot;&quot;)" office:value-type="string" office:string-value=",{ModeAlt1,&quot;SD10&quot;}" calcext:value-type="string">
            <text:p>,{ModeAlt1,"SD10"}</text:p>
          </table:table-cell>
          <table:table-cell table:style-name="ce122" table:formula="of:=IF([.$R27]&lt;&gt;&quot;&quot;;CONCATENATE(&quot;,{ModeAlt2,&quot;&quot;&quot;;[.$R27];&quot;&quot;&quot;}&quot;);&quot;&quot;)">
            <text:p/>
          </table:table-cell>
          <table:table-cell table:style-name="ce122" table:formula="of:=IF([.S27]&lt;&gt;&quot;&quot;;CONCATENATE(&quot;,{ModeAlt3,&quot;&quot;&quot;;[.S27];&quot;&quot;&quot;}&quot;);&quot;&quot;)" office:value-type="string" office:string-value=",{ModeAlt3,&quot;BSMOSI&quot;}" calcext:value-type="string">
            <text:p>,{ModeAlt3,"BSMOSI"}</text:p>
          </table:table-cell>
          <table:table-cell table:style-name="ce122" table:formula="of:=IF([.T27]&lt;&gt;&quot;&quot;;CONCATENATE(&quot;,{ModeAlt4,&quot;&quot;&quot;;[.T27];&quot;&quot;&quot;}&quot;);&quot;&quot;)" office:value-type="string" office:string-value=",{ModeAlt4,&quot;SPI1CE0&quot;}" calcext:value-type="string">
            <text:p>,{ModeAlt4,"SPI1CE0"}</text:p>
          </table:table-cell>
          <table:table-cell table:style-name="ce122" table:formula="of:=IF([.U27]&lt;&gt;&quot;&quot;;CONCATENATE(&quot;,{ModeAlt5,&quot;&quot;&quot;;[.U27];&quot;&quot;&quot;}&quot;);&quot;&quot;)" office:value-type="string" office:string-value=",{ModeAlt5,&quot;PWM0&quot;}" calcext:value-type="string">
            <text:p>,{ModeAlt5,"PWM0"}</text:p>
          </table:table-cell>
          <table:table-cell table:style-name="ce122" table:formula="of:=CONCATENATE(&quot;{&quot;;[.$H27];&quot;,{&quot;;[.$I27];&quot;,&quot;;[.$J27];&quot;,&quot;;[.$K27];&quot;,&quot;;[.$L27];&quot;,&quot;;[.$M27];&quot;},{&quot;;[.$W27];[.$X27];[.$Y27];[.$Z27];[.$AA27];[.$AB27];[.$AC27];[.$AD27];&quot;}},&quot;)" office:value-type="string" office:string-value="{TypeGpio,{1,18,18,6,2},{{ModeInput,&quot;GPIO18&quot;},{ModeOutput,&quot;GPIO18&quot;},{ModeAlt0,&quot;PCMCLK&quot;},{ModeAlt1,&quot;SD10&quot;},{ModeAlt3,&quot;BSMOSI&quot;},{ModeAlt4,&quot;SPI1CE0&quot;},{ModeAlt5,&quot;PWM0&quot;}}}," calcext:value-type="string">
            <text:p>{TypeGpio,{1,18,18,6,2},{{ModeInput,"GPIO18"},{ModeOutput,"GPIO18"},{ModeAlt0,"PCMCLK"},{ModeAlt1,"SD10"},{ModeAlt3,"BSMOSI"},{ModeAlt4,"SPI1CE0"},{ModeAlt5,"PWM0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ND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28]-1)*2+[.$M28]" office:value-type="float" office:value="14" calcext:value-type="float">
            <text:p>14</text:p>
          </table:table-cell>
          <table:table-cell table:style-name="ce91" office:value-type="string" calcext:value-type="string">
            <text:p>P1/J8</text:p>
          </table:table-cell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28]" office:value-type="string" office:string-value="GND" calcext:value-type="string">
            <text:p>GND</text:p>
          </table:table-cell>
          <table:table-cell table:style-name="ce161"/>
          <table:table-cell table:style-name="ce122" table:number-columns-repeated="6"/>
          <table:table-cell table:style-name="ce122" table:formula="of:=CONCATENATE([.N28];IF([.P28]&lt;&gt;&quot;&quot;;CONCATENATE(&quot;/&quot;;[.P28]);&quot;&quot;))" office:value-type="string" office:string-value="GND" calcext:value-type="string">
            <text:p>GND</text:p>
          </table:table-cell>
          <table:table-cell table:style-name="ce122" table:formula="of:=CONCATENATE(&quot;{ModeInput,&quot;&quot;&quot;;[.$N28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O28]&lt;&gt;&quot;&quot;;CONCATENATE(&quot;,{ModeOutput,&quot;&quot;&quot;;[.$O28];&quot;&quot;&quot;}&quot;);&quot;&quot;)">
            <text:p/>
          </table:table-cell>
          <table:table-cell table:style-name="ce122" table:formula="of:=IF([.$P28]&lt;&gt;&quot;&quot;;CONCATENATE(&quot;,{ModeAlt0,&quot;&quot;&quot;;[.$P28];&quot;&quot;&quot;}&quot;);&quot;&quot;)">
            <text:p/>
          </table:table-cell>
          <table:table-cell table:style-name="ce122" table:formula="of:=IF([.$Q28]&lt;&gt;&quot;&quot;;CONCATENATE(&quot;,{ModeAlt1,&quot;&quot;&quot;;[.$Q28];&quot;&quot;&quot;}&quot;);&quot;&quot;)">
            <text:p/>
          </table:table-cell>
          <table:table-cell table:style-name="ce122" table:formula="of:=IF([.$R28]&lt;&gt;&quot;&quot;;CONCATENATE(&quot;,{ModeAlt2,&quot;&quot;&quot;;[.$R28];&quot;&quot;&quot;}&quot;);&quot;&quot;)">
            <text:p/>
          </table:table-cell>
          <table:table-cell table:style-name="ce122" table:formula="of:=IF([.S28]&lt;&gt;&quot;&quot;;CONCATENATE(&quot;,{ModeAlt3,&quot;&quot;&quot;;[.S28];&quot;&quot;&quot;}&quot;);&quot;&quot;)">
            <text:p/>
          </table:table-cell>
          <table:table-cell table:style-name="ce122" table:formula="of:=IF([.T28]&lt;&gt;&quot;&quot;;CONCATENATE(&quot;,{ModeAlt4,&quot;&quot;&quot;;[.T28];&quot;&quot;&quot;}&quot;);&quot;&quot;)">
            <text:p/>
          </table:table-cell>
          <table:table-cell table:style-name="ce122" table:formula="of:=IF([.U28]&lt;&gt;&quot;&quot;;CONCATENATE(&quot;,{ModeAlt5,&quot;&quot;&quot;;[.U28];&quot;&quot;&quot;}&quot;);&quot;&quot;)">
            <text:p/>
          </table:table-cell>
          <table:table-cell table:style-name="ce122" table:formula="of:=CONCATENATE(&quot;{&quot;;[.$H28];&quot;,{&quot;;[.$I28];&quot;,&quot;;[.$J28];&quot;,&quot;;[.$K28];&quot;,&quot;;[.$L28];&quot;,&quot;;[.$M28];&quot;},{&quot;;[.$W28];[.$X28];[.$Y28];[.$Z28];[.$AA28];[.$AB28];[.$AC28];[.$AD28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4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29]-1)*2+[.$M29]" office:value-type="float" office:value="16" calcext:value-type="float">
            <text:p>16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29])" office:value-type="string" office:string-value="GPIO23" calcext:value-type="string">
            <text:p>GPIO23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2" table:style-name="ce99" office:value-type="float" office:value="23" calcext:value-type="float">
            <text:p>23</text:p>
          </table:table-cell>
          <table:table-cell table:style-name="ce122" office:value-type="float" office:value="8" calcext:value-type="float">
            <text:p>8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29]" office:value-type="string" office:string-value="GPIO23" calcext:value-type="string">
            <text:p>GPIO23</text:p>
          </table:table-cell>
          <table:table-cell table:style-name="ce161" table:formula="of:=[.N29]" office:value-type="string" office:string-value="GPIO23" calcext:value-type="string">
            <text:p>GPIO23</text:p>
          </table:table-cell>
          <table:table-cell table:style-name="ce122"/>
          <table:table-cell table:style-name="ce122" office:value-type="string" calcext:value-type="string">
            <text:p>SD15</text:p>
          </table:table-cell>
          <table:table-cell table:style-name="ce122"/>
          <table:table-cell table:style-name="ce122" office:value-type="string" calcext:value-type="string">
            <text:p>SD1CMD</text:p>
          </table:table-cell>
          <table:table-cell table:style-name="ce122" office:value-type="string" calcext:value-type="string">
            <text:p>ARMRTCK</text:p>
          </table:table-cell>
          <table:table-cell table:style-name="ce122"/>
          <table:table-cell table:style-name="ce122" table:formula="of:=CONCATENATE([.N29];IF([.P29]&lt;&gt;&quot;&quot;;CONCATENATE(&quot;/&quot;;[.P29]);&quot;&quot;))" office:value-type="string" office:string-value="GPIO23" calcext:value-type="string">
            <text:p>GPIO23</text:p>
          </table:table-cell>
          <table:table-cell table:style-name="ce122" table:formula="of:=CONCATENATE(&quot;{ModeInput,&quot;&quot;&quot;;[.$N29];&quot;&quot;&quot;}&quot;)" office:value-type="string" office:string-value="{ModeInput,&quot;GPIO23&quot;}" calcext:value-type="string">
            <text:p>{ModeInput,"GPIO23"}</text:p>
          </table:table-cell>
          <table:table-cell table:style-name="ce122" table:formula="of:=IF([.$O29]&lt;&gt;&quot;&quot;;CONCATENATE(&quot;,{ModeOutput,&quot;&quot;&quot;;[.$O29];&quot;&quot;&quot;}&quot;);&quot;&quot;)" office:value-type="string" office:string-value=",{ModeOutput,&quot;GPIO23&quot;}" calcext:value-type="string">
            <text:p>,{ModeOutput,"GPIO23"}</text:p>
          </table:table-cell>
          <table:table-cell table:style-name="ce122" table:formula="of:=IF([.$P29]&lt;&gt;&quot;&quot;;CONCATENATE(&quot;,{ModeAlt0,&quot;&quot;&quot;;[.$P29];&quot;&quot;&quot;}&quot;);&quot;&quot;)">
            <text:p/>
          </table:table-cell>
          <table:table-cell table:style-name="ce122" table:formula="of:=IF([.$Q29]&lt;&gt;&quot;&quot;;CONCATENATE(&quot;,{ModeAlt1,&quot;&quot;&quot;;[.$Q29];&quot;&quot;&quot;}&quot;);&quot;&quot;)" office:value-type="string" office:string-value=",{ModeAlt1,&quot;SD15&quot;}" calcext:value-type="string">
            <text:p>,{ModeAlt1,"SD15"}</text:p>
          </table:table-cell>
          <table:table-cell table:style-name="ce122" table:formula="of:=IF([.$R29]&lt;&gt;&quot;&quot;;CONCATENATE(&quot;,{ModeAlt2,&quot;&quot;&quot;;[.$R29];&quot;&quot;&quot;}&quot;);&quot;&quot;)">
            <text:p/>
          </table:table-cell>
          <table:table-cell table:style-name="ce122" table:formula="of:=IF([.S29]&lt;&gt;&quot;&quot;;CONCATENATE(&quot;,{ModeAlt3,&quot;&quot;&quot;;[.S29];&quot;&quot;&quot;}&quot;);&quot;&quot;)" office:value-type="string" office:string-value=",{ModeAlt3,&quot;SD1CMD&quot;}" calcext:value-type="string">
            <text:p>,{ModeAlt3,"SD1CMD"}</text:p>
          </table:table-cell>
          <table:table-cell table:style-name="ce122" table:formula="of:=IF([.T29]&lt;&gt;&quot;&quot;;CONCATENATE(&quot;,{ModeAlt4,&quot;&quot;&quot;;[.T29];&quot;&quot;&quot;}&quot;);&quot;&quot;)" office:value-type="string" office:string-value=",{ModeAlt4,&quot;ARMRTCK&quot;}" calcext:value-type="string">
            <text:p>,{ModeAlt4,"ARMRTCK"}</text:p>
          </table:table-cell>
          <table:table-cell table:style-name="ce122" table:formula="of:=IF([.U29]&lt;&gt;&quot;&quot;;CONCATENATE(&quot;,{ModeAlt5,&quot;&quot;&quot;;[.U29];&quot;&quot;&quot;}&quot;);&quot;&quot;)">
            <text:p/>
          </table:table-cell>
          <table:table-cell table:style-name="ce122" table:formula="of:=CONCATENATE(&quot;{&quot;;[.$H29];&quot;,{&quot;;[.$I29];&quot;,&quot;;[.$J29];&quot;,&quot;;[.$K29];&quot;,&quot;;[.$L29];&quot;,&quot;;[.$M29];&quot;},{&quot;;[.$W29];[.$X29];[.$Y29];[.$Z29];[.$AA29];[.$AB29];[.$AC29];[.$AD29];&quot;}},&quot;)" office:value-type="string" office:string-value="{TypeGpio,{4,23,23,8,2},{{ModeInput,&quot;GPIO23&quot;},{ModeOutput,&quot;GPIO23&quot;},{ModeAlt1,&quot;SD15&quot;},{ModeAlt3,&quot;SD1CMD&quot;},{ModeAlt4,&quot;ARMRTCK&quot;}}}," calcext:value-type="string">
            <text:p>{TypeGpio,{4,23,23,8,2},{{ModeInput,"GPIO23"},{ModeOutput,"GPIO23"},{ModeAlt1,"SD15"},{ModeAlt3,"SD1CMD"},{ModeAlt4,"ARMRTCK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5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30]-1)*2+[.$M30]" office:value-type="float" office:value="18" calcext:value-type="float">
            <text:p>18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30])" office:value-type="string" office:string-value="GPIO24" calcext:value-type="string">
            <text:p>GPIO24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5" calcext:value-type="float">
            <text:p>5</text:p>
          </table:table-cell>
          <table:table-cell table:number-columns-repeated="2" table:style-name="ce99" office:value-type="float" office:value="24" calcext:value-type="float">
            <text:p>24</text:p>
          </table:table-cell>
          <table:table-cell table:style-name="ce122" office:value-type="float" office:value="9" calcext:value-type="float">
            <text:p>9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30]" office:value-type="string" office:string-value="GPIO24" calcext:value-type="string">
            <text:p>GPIO24</text:p>
          </table:table-cell>
          <table:table-cell table:style-name="ce161" table:formula="of:=[.N30]" office:value-type="string" office:string-value="GPIO24" calcext:value-type="string">
            <text:p>GPIO24</text:p>
          </table:table-cell>
          <table:table-cell table:style-name="ce122"/>
          <table:table-cell table:style-name="ce122" office:value-type="string" calcext:value-type="string">
            <text:p>SD16</text:p>
          </table:table-cell>
          <table:table-cell table:style-name="ce122"/>
          <table:table-cell table:style-name="ce122" office:value-type="string" calcext:value-type="string">
            <text:p>SD1DAT0</text:p>
          </table:table-cell>
          <table:table-cell table:style-name="ce122" office:value-type="string" calcext:value-type="string">
            <text:p>ARMTDO</text:p>
          </table:table-cell>
          <table:table-cell table:style-name="ce122"/>
          <table:table-cell table:style-name="ce122" table:formula="of:=CONCATENATE([.N30];IF([.P30]&lt;&gt;&quot;&quot;;CONCATENATE(&quot;/&quot;;[.P30]);&quot;&quot;))" office:value-type="string" office:string-value="GPIO24" calcext:value-type="string">
            <text:p>GPIO24</text:p>
          </table:table-cell>
          <table:table-cell table:style-name="ce122" table:formula="of:=CONCATENATE(&quot;{ModeInput,&quot;&quot;&quot;;[.$N30];&quot;&quot;&quot;}&quot;)" office:value-type="string" office:string-value="{ModeInput,&quot;GPIO24&quot;}" calcext:value-type="string">
            <text:p>{ModeInput,"GPIO24"}</text:p>
          </table:table-cell>
          <table:table-cell table:style-name="ce122" table:formula="of:=IF([.$O30]&lt;&gt;&quot;&quot;;CONCATENATE(&quot;,{ModeOutput,&quot;&quot;&quot;;[.$O30];&quot;&quot;&quot;}&quot;);&quot;&quot;)" office:value-type="string" office:string-value=",{ModeOutput,&quot;GPIO24&quot;}" calcext:value-type="string">
            <text:p>,{ModeOutput,"GPIO24"}</text:p>
          </table:table-cell>
          <table:table-cell table:style-name="ce122" table:formula="of:=IF([.$P30]&lt;&gt;&quot;&quot;;CONCATENATE(&quot;,{ModeAlt0,&quot;&quot;&quot;;[.$P30];&quot;&quot;&quot;}&quot;);&quot;&quot;)">
            <text:p/>
          </table:table-cell>
          <table:table-cell table:style-name="ce122" table:formula="of:=IF([.$Q30]&lt;&gt;&quot;&quot;;CONCATENATE(&quot;,{ModeAlt1,&quot;&quot;&quot;;[.$Q30];&quot;&quot;&quot;}&quot;);&quot;&quot;)" office:value-type="string" office:string-value=",{ModeAlt1,&quot;SD16&quot;}" calcext:value-type="string">
            <text:p>,{ModeAlt1,"SD16"}</text:p>
          </table:table-cell>
          <table:table-cell table:style-name="ce122" table:formula="of:=IF([.$R30]&lt;&gt;&quot;&quot;;CONCATENATE(&quot;,{ModeAlt2,&quot;&quot;&quot;;[.$R30];&quot;&quot;&quot;}&quot;);&quot;&quot;)">
            <text:p/>
          </table:table-cell>
          <table:table-cell table:style-name="ce122" table:formula="of:=IF([.S30]&lt;&gt;&quot;&quot;;CONCATENATE(&quot;,{ModeAlt3,&quot;&quot;&quot;;[.S30];&quot;&quot;&quot;}&quot;);&quot;&quot;)" office:value-type="string" office:string-value=",{ModeAlt3,&quot;SD1DAT0&quot;}" calcext:value-type="string">
            <text:p>,{ModeAlt3,"SD1DAT0"}</text:p>
          </table:table-cell>
          <table:table-cell table:style-name="ce122" table:formula="of:=IF([.T30]&lt;&gt;&quot;&quot;;CONCATENATE(&quot;,{ModeAlt4,&quot;&quot;&quot;;[.T30];&quot;&quot;&quot;}&quot;);&quot;&quot;)" office:value-type="string" office:string-value=",{ModeAlt4,&quot;ARMTDO&quot;}" calcext:value-type="string">
            <text:p>,{ModeAlt4,"ARMTDO"}</text:p>
          </table:table-cell>
          <table:table-cell table:style-name="ce122" table:formula="of:=IF([.U30]&lt;&gt;&quot;&quot;;CONCATENATE(&quot;,{ModeAlt5,&quot;&quot;&quot;;[.U30];&quot;&quot;&quot;}&quot;);&quot;&quot;)">
            <text:p/>
          </table:table-cell>
          <table:table-cell table:style-name="ce122" table:formula="of:=CONCATENATE(&quot;{&quot;;[.$H30];&quot;,{&quot;;[.$I30];&quot;,&quot;;[.$J30];&quot;,&quot;;[.$K30];&quot;,&quot;;[.$L30];&quot;,&quot;;[.$M30];&quot;},{&quot;;[.$W30];[.$X30];[.$Y30];[.$Z30];[.$AA30];[.$AB30];[.$AC30];[.$AD30];&quot;}},&quot;)" office:value-type="string" office:string-value="{TypeGpio,{5,24,24,9,2},{{ModeInput,&quot;GPIO24&quot;},{ModeOutput,&quot;GPIO24&quot;},{ModeAlt1,&quot;SD16&quot;},{ModeAlt3,&quot;SD1DAT0&quot;},{ModeAlt4,&quot;ARMTDO&quot;}}}," calcext:value-type="string">
            <text:p>{TypeGpio,{5,24,24,9,2},{{ModeInput,"GPIO24"},{ModeOutput,"GPIO24"},{ModeAlt1,"SD16"},{ModeAlt3,"SD1DAT0"},{ModeAlt4,"ARMTDO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ND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31]-1)*2+[.$M31]" office:value-type="float" office:value="20" calcext:value-type="float">
            <text:p>20</text:p>
          </table:table-cell>
          <table:table-cell table:style-name="ce91" office:value-type="string" calcext:value-type="string">
            <text:p>P1/J8</text:p>
          </table:table-cell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0" calcext:value-type="float">
            <text:p>10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31]" office:value-type="string" office:string-value="GND" calcext:value-type="string">
            <text:p>GND</text:p>
          </table:table-cell>
          <table:table-cell table:style-name="ce161"/>
          <table:table-cell table:style-name="ce122" table:number-columns-repeated="6"/>
          <table:table-cell table:style-name="ce122" table:formula="of:=CONCATENATE([.N31];IF([.P31]&lt;&gt;&quot;&quot;;CONCATENATE(&quot;/&quot;;[.P31]);&quot;&quot;))" office:value-type="string" office:string-value="GND" calcext:value-type="string">
            <text:p>GND</text:p>
          </table:table-cell>
          <table:table-cell table:style-name="ce122" table:formula="of:=CONCATENATE(&quot;{ModeInput,&quot;&quot;&quot;;[.$N31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O31]&lt;&gt;&quot;&quot;;CONCATENATE(&quot;,{ModeOutput,&quot;&quot;&quot;;[.$O31];&quot;&quot;&quot;}&quot;);&quot;&quot;)">
            <text:p/>
          </table:table-cell>
          <table:table-cell table:style-name="ce122" table:formula="of:=IF([.$P31]&lt;&gt;&quot;&quot;;CONCATENATE(&quot;,{ModeAlt0,&quot;&quot;&quot;;[.$P31];&quot;&quot;&quot;}&quot;);&quot;&quot;)">
            <text:p/>
          </table:table-cell>
          <table:table-cell table:style-name="ce122" table:formula="of:=IF([.$Q31]&lt;&gt;&quot;&quot;;CONCATENATE(&quot;,{ModeAlt1,&quot;&quot;&quot;;[.$Q31];&quot;&quot;&quot;}&quot;);&quot;&quot;)">
            <text:p/>
          </table:table-cell>
          <table:table-cell table:style-name="ce122" table:formula="of:=IF([.$R31]&lt;&gt;&quot;&quot;;CONCATENATE(&quot;,{ModeAlt2,&quot;&quot;&quot;;[.$R31];&quot;&quot;&quot;}&quot;);&quot;&quot;)">
            <text:p/>
          </table:table-cell>
          <table:table-cell table:style-name="ce122" table:formula="of:=IF([.S31]&lt;&gt;&quot;&quot;;CONCATENATE(&quot;,{ModeAlt3,&quot;&quot;&quot;;[.S31];&quot;&quot;&quot;}&quot;);&quot;&quot;)">
            <text:p/>
          </table:table-cell>
          <table:table-cell table:style-name="ce122" table:formula="of:=IF([.T31]&lt;&gt;&quot;&quot;;CONCATENATE(&quot;,{ModeAlt4,&quot;&quot;&quot;;[.T31];&quot;&quot;&quot;}&quot;);&quot;&quot;)">
            <text:p/>
          </table:table-cell>
          <table:table-cell table:style-name="ce122" table:formula="of:=IF([.U31]&lt;&gt;&quot;&quot;;CONCATENATE(&quot;,{ModeAlt5,&quot;&quot;&quot;;[.U31];&quot;&quot;&quot;}&quot;);&quot;&quot;)">
            <text:p/>
          </table:table-cell>
          <table:table-cell table:style-name="ce122" table:formula="of:=CONCATENATE(&quot;{&quot;;[.$H31];&quot;,{&quot;;[.$I31];&quot;,&quot;;[.$J31];&quot;,&quot;;[.$K31];&quot;,&quot;;[.$L31];&quot;,&quot;;[.$M31];&quot;},{&quot;;[.$W31];[.$X31];[.$Y31];[.$Z31];[.$AA31];[.$AB31];[.$AC31];[.$AD31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6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32]-1)*2+[.$M32]" office:value-type="float" office:value="22" calcext:value-type="float">
            <text:p>22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32])" office:value-type="string" office:string-value="GPIO25" calcext:value-type="string">
            <text:p>GPIO25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6" calcext:value-type="float">
            <text:p>6</text:p>
          </table:table-cell>
          <table:table-cell table:number-columns-repeated="2" table:style-name="ce99" office:value-type="float" office:value="25" calcext:value-type="float">
            <text:p>25</text:p>
          </table:table-cell>
          <table:table-cell table:style-name="ce122" office:value-type="float" office:value="11" calcext:value-type="float">
            <text:p>11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32]" office:value-type="string" office:string-value="GPIO25" calcext:value-type="string">
            <text:p>GPIO25</text:p>
          </table:table-cell>
          <table:table-cell table:style-name="ce161" table:formula="of:=[.N32]" office:value-type="string" office:string-value="GPIO25" calcext:value-type="string">
            <text:p>GPIO25</text:p>
          </table:table-cell>
          <table:table-cell table:style-name="ce122"/>
          <table:table-cell table:style-name="ce122" office:value-type="string" calcext:value-type="string">
            <text:p>SD17</text:p>
          </table:table-cell>
          <table:table-cell table:style-name="ce122"/>
          <table:table-cell table:style-name="ce122" office:value-type="string" calcext:value-type="string">
            <text:p>SD1DAT1</text:p>
          </table:table-cell>
          <table:table-cell table:style-name="ce122" office:value-type="string" calcext:value-type="string">
            <text:p>ARMTCK</text:p>
          </table:table-cell>
          <table:table-cell table:style-name="ce122"/>
          <table:table-cell table:style-name="ce122" table:formula="of:=CONCATENATE([.N32];IF([.P32]&lt;&gt;&quot;&quot;;CONCATENATE(&quot;/&quot;;[.P32]);&quot;&quot;))" office:value-type="string" office:string-value="GPIO25" calcext:value-type="string">
            <text:p>GPIO25</text:p>
          </table:table-cell>
          <table:table-cell table:style-name="ce122" table:formula="of:=CONCATENATE(&quot;{ModeInput,&quot;&quot;&quot;;[.$N32];&quot;&quot;&quot;}&quot;)" office:value-type="string" office:string-value="{ModeInput,&quot;GPIO25&quot;}" calcext:value-type="string">
            <text:p>{ModeInput,"GPIO25"}</text:p>
          </table:table-cell>
          <table:table-cell table:style-name="ce122" table:formula="of:=IF([.$O32]&lt;&gt;&quot;&quot;;CONCATENATE(&quot;,{ModeOutput,&quot;&quot;&quot;;[.$O32];&quot;&quot;&quot;}&quot;);&quot;&quot;)" office:value-type="string" office:string-value=",{ModeOutput,&quot;GPIO25&quot;}" calcext:value-type="string">
            <text:p>,{ModeOutput,"GPIO25"}</text:p>
          </table:table-cell>
          <table:table-cell table:style-name="ce122" table:formula="of:=IF([.$P32]&lt;&gt;&quot;&quot;;CONCATENATE(&quot;,{ModeAlt0,&quot;&quot;&quot;;[.$P32];&quot;&quot;&quot;}&quot;);&quot;&quot;)">
            <text:p/>
          </table:table-cell>
          <table:table-cell table:style-name="ce122" table:formula="of:=IF([.$Q32]&lt;&gt;&quot;&quot;;CONCATENATE(&quot;,{ModeAlt1,&quot;&quot;&quot;;[.$Q32];&quot;&quot;&quot;}&quot;);&quot;&quot;)" office:value-type="string" office:string-value=",{ModeAlt1,&quot;SD17&quot;}" calcext:value-type="string">
            <text:p>,{ModeAlt1,"SD17"}</text:p>
          </table:table-cell>
          <table:table-cell table:style-name="ce122" table:formula="of:=IF([.$R32]&lt;&gt;&quot;&quot;;CONCATENATE(&quot;,{ModeAlt2,&quot;&quot;&quot;;[.$R32];&quot;&quot;&quot;}&quot;);&quot;&quot;)">
            <text:p/>
          </table:table-cell>
          <table:table-cell table:style-name="ce122" table:formula="of:=IF([.S32]&lt;&gt;&quot;&quot;;CONCATENATE(&quot;,{ModeAlt3,&quot;&quot;&quot;;[.S32];&quot;&quot;&quot;}&quot;);&quot;&quot;)" office:value-type="string" office:string-value=",{ModeAlt3,&quot;SD1DAT1&quot;}" calcext:value-type="string">
            <text:p>,{ModeAlt3,"SD1DAT1"}</text:p>
          </table:table-cell>
          <table:table-cell table:style-name="ce122" table:formula="of:=IF([.T32]&lt;&gt;&quot;&quot;;CONCATENATE(&quot;,{ModeAlt4,&quot;&quot;&quot;;[.T32];&quot;&quot;&quot;}&quot;);&quot;&quot;)" office:value-type="string" office:string-value=",{ModeAlt4,&quot;ARMTCK&quot;}" calcext:value-type="string">
            <text:p>,{ModeAlt4,"ARMTCK"}</text:p>
          </table:table-cell>
          <table:table-cell table:style-name="ce122" table:formula="of:=IF([.U32]&lt;&gt;&quot;&quot;;CONCATENATE(&quot;,{ModeAlt5,&quot;&quot;&quot;;[.U32];&quot;&quot;&quot;}&quot;);&quot;&quot;)">
            <text:p/>
          </table:table-cell>
          <table:table-cell table:style-name="ce122" table:formula="of:=CONCATENATE(&quot;{&quot;;[.$H32];&quot;,{&quot;;[.$I32];&quot;,&quot;;[.$J32];&quot;,&quot;;[.$K32];&quot;,&quot;;[.$L32];&quot;,&quot;;[.$M32];&quot;},{&quot;;[.$W32];[.$X32];[.$Y32];[.$Z32];[.$AA32];[.$AB32];[.$AC32];[.$AD32];&quot;}},&quot;)" office:value-type="string" office:string-value="{TypeGpio,{6,25,25,11,2},{{ModeInput,&quot;GPIO25&quot;},{ModeOutput,&quot;GPIO25&quot;},{ModeAlt1,&quot;SD17&quot;},{ModeAlt3,&quot;SD1DAT1&quot;},{ModeAlt4,&quot;ARMTCK&quot;}}}," calcext:value-type="string">
            <text:p>{TypeGpio,{6,25,25,11,2},{{ModeInput,"GPIO25"},{ModeOutput,"GPIO25"},{ModeAlt1,"SD17"},{ModeAlt3,"SD1DAT1"},{ModeAlt4,"ARMTCK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SPI_CE0_N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33]-1)*2+[.$M33]" office:value-type="float" office:value="24" calcext:value-type="float">
            <text:p>24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33])" office:value-type="string" office:string-value="GPIO8" calcext:value-type="string">
            <text:p>GPIO8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0" calcext:value-type="float">
            <text:p>10</text:p>
          </table:table-cell>
          <table:table-cell table:number-columns-repeated="2" table:style-name="ce99" office:value-type="float" office:value="8" calcext:value-type="float">
            <text:p>8</text:p>
          </table:table-cell>
          <table:table-cell table:style-name="ce122" office:value-type="float" office:value="12" calcext:value-type="float">
            <text:p>12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33]" office:value-type="string" office:string-value="GPIO8" calcext:value-type="string">
            <text:p>GPIO8</text:p>
          </table:table-cell>
          <table:table-cell table:style-name="ce161" table:formula="of:=[.N33]" office:value-type="string" office:string-value="GPIO8" calcext:value-type="string">
            <text:p>GPIO8</text:p>
          </table:table-cell>
          <table:table-cell table:style-name="ce122" office:value-type="string" calcext:value-type="string">
            <text:p>SPI0CE0</text:p>
          </table:table-cell>
          <table:table-cell table:style-name="ce122" office:value-type="string" calcext:value-type="string">
            <text:p>SD0</text:p>
          </table:table-cell>
          <table:table-cell table:style-name="ce161"/>
          <table:table-cell table:style-name="ce122" table:number-columns-repeated="3"/>
          <table:table-cell table:style-name="ce122" table:formula="of:=CONCATENATE([.N33];IF([.P33]&lt;&gt;&quot;&quot;;CONCATENATE(&quot;/&quot;;[.P33]);&quot;&quot;))" office:value-type="string" office:string-value="GPIO8/SPI0CE0" calcext:value-type="string">
            <text:p>GPIO8/SPI0CE0</text:p>
          </table:table-cell>
          <table:table-cell table:style-name="ce122" table:formula="of:=CONCATENATE(&quot;{ModeInput,&quot;&quot;&quot;;[.$N33];&quot;&quot;&quot;}&quot;)" office:value-type="string" office:string-value="{ModeInput,&quot;GPIO8&quot;}" calcext:value-type="string">
            <text:p>{ModeInput,"GPIO8"}</text:p>
          </table:table-cell>
          <table:table-cell table:style-name="ce122" table:formula="of:=IF([.$O33]&lt;&gt;&quot;&quot;;CONCATENATE(&quot;,{ModeOutput,&quot;&quot;&quot;;[.$O33];&quot;&quot;&quot;}&quot;);&quot;&quot;)" office:value-type="string" office:string-value=",{ModeOutput,&quot;GPIO8&quot;}" calcext:value-type="string">
            <text:p>,{ModeOutput,"GPIO8"}</text:p>
          </table:table-cell>
          <table:table-cell table:style-name="ce122" table:formula="of:=IF([.$P33]&lt;&gt;&quot;&quot;;CONCATENATE(&quot;,{ModeAlt0,&quot;&quot;&quot;;[.$P33];&quot;&quot;&quot;}&quot;);&quot;&quot;)" office:value-type="string" office:string-value=",{ModeAlt0,&quot;SPI0CE0&quot;}" calcext:value-type="string">
            <text:p>,{ModeAlt0,"SPI0CE0"}</text:p>
          </table:table-cell>
          <table:table-cell table:style-name="ce122" table:formula="of:=IF([.$Q33]&lt;&gt;&quot;&quot;;CONCATENATE(&quot;,{ModeAlt1,&quot;&quot;&quot;;[.$Q33];&quot;&quot;&quot;}&quot;);&quot;&quot;)" office:value-type="string" office:string-value=",{ModeAlt1,&quot;SD0&quot;}" calcext:value-type="string">
            <text:p>,{ModeAlt1,"SD0"}</text:p>
          </table:table-cell>
          <table:table-cell table:style-name="ce122" table:formula="of:=IF([.$R33]&lt;&gt;&quot;&quot;;CONCATENATE(&quot;,{ModeAlt2,&quot;&quot;&quot;;[.$R33];&quot;&quot;&quot;}&quot;);&quot;&quot;)">
            <text:p/>
          </table:table-cell>
          <table:table-cell table:style-name="ce122" table:formula="of:=IF([.S33]&lt;&gt;&quot;&quot;;CONCATENATE(&quot;,{ModeAlt3,&quot;&quot;&quot;;[.S33];&quot;&quot;&quot;}&quot;);&quot;&quot;)">
            <text:p/>
          </table:table-cell>
          <table:table-cell table:style-name="ce122" table:formula="of:=IF([.T33]&lt;&gt;&quot;&quot;;CONCATENATE(&quot;,{ModeAlt4,&quot;&quot;&quot;;[.T33];&quot;&quot;&quot;}&quot;);&quot;&quot;)">
            <text:p/>
          </table:table-cell>
          <table:table-cell table:style-name="ce122" table:formula="of:=IF([.U33]&lt;&gt;&quot;&quot;;CONCATENATE(&quot;,{ModeAlt5,&quot;&quot;&quot;;[.U33];&quot;&quot;&quot;}&quot;);&quot;&quot;)">
            <text:p/>
          </table:table-cell>
          <table:table-cell table:style-name="ce122" table:formula="of:=CONCATENATE(&quot;{&quot;;[.$H33];&quot;,{&quot;;[.$I33];&quot;,&quot;;[.$J33];&quot;,&quot;;[.$K33];&quot;,&quot;;[.$L33];&quot;,&quot;;[.$M33];&quot;},{&quot;;[.$W33];[.$X33];[.$Y33];[.$Z33];[.$AA33];[.$AB33];[.$AC33];[.$AD33];&quot;}},&quot;)" office:value-type="string" office:string-value="{TypeGpio,{10,8,8,12,2},{{ModeInput,&quot;GPIO8&quot;},{ModeOutput,&quot;GPIO8&quot;},{ModeAlt0,&quot;SPI0CE0&quot;},{ModeAlt1,&quot;SD0&quot;}}}," calcext:value-type="string">
            <text:p>{TypeGpio,{10,8,8,12,2},{{ModeInput,"GPIO8"},{ModeOutput,"GPIO8"},{ModeAlt0,"SPI0CE0"},{ModeAlt1,"SD0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SPI_CE1_N </text:p>
          </table:table-cell>
          <table:table-cell table:number-columns-repeated="3" table:style-name="ce91" office:value-type="string" calcext:value-type="string">
            <text:p>X</text:p>
          </table:table-cell>
          <table:table-cell table:style-name="ce122" table:formula="of:=([.$L34]-1)*2+[.$M34]" office:value-type="float" office:value="26" calcext:value-type="float">
            <text:p>26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34])" office:value-type="string" office:string-value="GPIO7" calcext:value-type="string">
            <text:p>GPIO7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1" calcext:value-type="float">
            <text:p>11</text:p>
          </table:table-cell>
          <table:table-cell table:number-columns-repeated="2" table:style-name="ce99" office:value-type="float" office:value="7" calcext:value-type="float">
            <text:p>7</text:p>
          </table:table-cell>
          <table:table-cell table:style-name="ce122" office:value-type="float" office:value="13" calcext:value-type="float">
            <text:p>13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34]" office:value-type="string" office:string-value="GPIO7" calcext:value-type="string">
            <text:p>GPIO7</text:p>
          </table:table-cell>
          <table:table-cell table:style-name="ce161" table:formula="of:=[.N34]" office:value-type="string" office:string-value="GPIO7" calcext:value-type="string">
            <text:p>GPIO7</text:p>
          </table:table-cell>
          <table:table-cell table:style-name="ce122" office:value-type="string" calcext:value-type="string">
            <text:p>SPI0CE1</text:p>
          </table:table-cell>
          <table:table-cell table:style-name="ce122" office:value-type="string" calcext:value-type="string">
            <text:p>SWE</text:p>
          </table:table-cell>
          <table:table-cell table:style-name="ce161"/>
          <table:table-cell table:style-name="ce122" table:number-columns-repeated="3"/>
          <table:table-cell table:style-name="ce122" table:formula="of:=CONCATENATE([.N34];IF([.P34]&lt;&gt;&quot;&quot;;CONCATENATE(&quot;/&quot;;[.P34]);&quot;&quot;))" office:value-type="string" office:string-value="GPIO7/SPI0CE1" calcext:value-type="string">
            <text:p>GPIO7/SPI0CE1</text:p>
          </table:table-cell>
          <table:table-cell table:style-name="ce122" table:formula="of:=CONCATENATE(&quot;{ModeInput,&quot;&quot;&quot;;[.$N34];&quot;&quot;&quot;}&quot;)" office:value-type="string" office:string-value="{ModeInput,&quot;GPIO7&quot;}" calcext:value-type="string">
            <text:p>{ModeInput,"GPIO7"}</text:p>
          </table:table-cell>
          <table:table-cell table:style-name="ce122" table:formula="of:=IF([.$O34]&lt;&gt;&quot;&quot;;CONCATENATE(&quot;,{ModeOutput,&quot;&quot;&quot;;[.$O34];&quot;&quot;&quot;}&quot;);&quot;&quot;)" office:value-type="string" office:string-value=",{ModeOutput,&quot;GPIO7&quot;}" calcext:value-type="string">
            <text:p>,{ModeOutput,"GPIO7"}</text:p>
          </table:table-cell>
          <table:table-cell table:style-name="ce122" table:formula="of:=IF([.$P34]&lt;&gt;&quot;&quot;;CONCATENATE(&quot;,{ModeAlt0,&quot;&quot;&quot;;[.$P34];&quot;&quot;&quot;}&quot;);&quot;&quot;)" office:value-type="string" office:string-value=",{ModeAlt0,&quot;SPI0CE1&quot;}" calcext:value-type="string">
            <text:p>,{ModeAlt0,"SPI0CE1"}</text:p>
          </table:table-cell>
          <table:table-cell table:style-name="ce122" table:formula="of:=IF([.$Q34]&lt;&gt;&quot;&quot;;CONCATENATE(&quot;,{ModeAlt1,&quot;&quot;&quot;;[.$Q34];&quot;&quot;&quot;}&quot;);&quot;&quot;)" office:value-type="string" office:string-value=",{ModeAlt1,&quot;SWE&quot;}" calcext:value-type="string">
            <text:p>,{ModeAlt1,"SWE"}</text:p>
          </table:table-cell>
          <table:table-cell table:style-name="ce122" table:formula="of:=IF([.$R34]&lt;&gt;&quot;&quot;;CONCATENATE(&quot;,{ModeAlt2,&quot;&quot;&quot;;[.$R34];&quot;&quot;&quot;}&quot;);&quot;&quot;)">
            <text:p/>
          </table:table-cell>
          <table:table-cell table:style-name="ce122" table:formula="of:=IF([.S34]&lt;&gt;&quot;&quot;;CONCATENATE(&quot;,{ModeAlt3,&quot;&quot;&quot;;[.S34];&quot;&quot;&quot;}&quot;);&quot;&quot;)">
            <text:p/>
          </table:table-cell>
          <table:table-cell table:style-name="ce122" table:formula="of:=IF([.T34]&lt;&gt;&quot;&quot;;CONCATENATE(&quot;,{ModeAlt4,&quot;&quot;&quot;;[.T34];&quot;&quot;&quot;}&quot;);&quot;&quot;)">
            <text:p/>
          </table:table-cell>
          <table:table-cell table:style-name="ce122" table:formula="of:=IF([.U34]&lt;&gt;&quot;&quot;;CONCATENATE(&quot;,{ModeAlt5,&quot;&quot;&quot;;[.U34];&quot;&quot;&quot;}&quot;);&quot;&quot;)">
            <text:p/>
          </table:table-cell>
          <table:table-cell table:style-name="ce122" table:formula="of:=CONCATENATE(&quot;{&quot;;[.$H34];&quot;,{&quot;;[.$I34];&quot;,&quot;;[.$J34];&quot;,&quot;;[.$K34];&quot;,&quot;;[.$L34];&quot;,&quot;;[.$M34];&quot;},{&quot;;[.$W34];[.$X34];[.$Y34];[.$Z34];[.$AA34];[.$AB34];[.$AC34];[.$AD34];&quot;}},&quot;)" office:value-type="string" office:string-value="{TypeGpio,{11,7,7,13,2},{{ModeInput,&quot;GPIO7&quot;},{ModeOutput,&quot;GPIO7&quot;},{ModeAlt0,&quot;SPI0CE1&quot;},{ModeAlt1,&quot;SWE&quot;}}}," calcext:value-type="string">
            <text:p>{TypeGpio,{11,7,7,13,2},{{ModeInput,"GPIO7"},{ModeOutput,"GPIO7"},{ModeAlt0,"SPI0CE1"},{ModeAlt1,"SWE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I2C_SCL0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35]-1)*2+[.$M35]" office:value-type="float" office:value="28" calcext:value-type="float">
            <text:p>28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35])" office:value-type="string" office:string-value="GPIO1" calcext:value-type="string">
            <text:p>GPIO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31" calcext:value-type="float">
            <text:p>31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22" office:value-type="float" office:value="14" calcext:value-type="float">
            <text:p>14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35]" office:value-type="string" office:string-value="GPIO1" calcext:value-type="string">
            <text:p>GPIO1</text:p>
          </table:table-cell>
          <table:table-cell table:style-name="ce161" table:formula="of:=[.N35]" office:value-type="string" office:string-value="GPIO1" calcext:value-type="string">
            <text:p>GPIO1</text:p>
          </table:table-cell>
          <table:table-cell table:style-name="ce122" office:value-type="string" calcext:value-type="string">
            <text:p>SCL0</text:p>
          </table:table-cell>
          <table:table-cell table:style-name="ce122" office:value-type="string" calcext:value-type="string">
            <text:p>SA4</text:p>
          </table:table-cell>
          <table:table-cell table:style-name="ce122" table:number-columns-repeated="4"/>
          <table:table-cell table:style-name="ce122" table:formula="of:=CONCATENATE([.N35];IF([.P35]&lt;&gt;&quot;&quot;;CONCATENATE(&quot;/&quot;;[.P35]);&quot;&quot;))" office:value-type="string" office:string-value="GPIO1/SCL0" calcext:value-type="string">
            <text:p>GPIO1/SCL0</text:p>
          </table:table-cell>
          <table:table-cell table:style-name="ce122" table:formula="of:=CONCATENATE(&quot;{ModeInput,&quot;&quot;&quot;;[.$N35];&quot;&quot;&quot;}&quot;)" office:value-type="string" office:string-value="{ModeInput,&quot;GPIO1&quot;}" calcext:value-type="string">
            <text:p>{ModeInput,"GPIO1"}</text:p>
          </table:table-cell>
          <table:table-cell table:style-name="ce122" table:formula="of:=IF([.$O35]&lt;&gt;&quot;&quot;;CONCATENATE(&quot;,{ModeOutput,&quot;&quot;&quot;;[.$O35];&quot;&quot;&quot;}&quot;);&quot;&quot;)" office:value-type="string" office:string-value=",{ModeOutput,&quot;GPIO1&quot;}" calcext:value-type="string">
            <text:p>,{ModeOutput,"GPIO1"}</text:p>
          </table:table-cell>
          <table:table-cell table:style-name="ce122" table:formula="of:=IF([.$P35]&lt;&gt;&quot;&quot;;CONCATENATE(&quot;,{ModeAlt0,&quot;&quot;&quot;;[.$P35];&quot;&quot;&quot;}&quot;);&quot;&quot;)" office:value-type="string" office:string-value=",{ModeAlt0,&quot;SCL0&quot;}" calcext:value-type="string">
            <text:p>,{ModeAlt0,"SCL0"}</text:p>
          </table:table-cell>
          <table:table-cell table:style-name="ce122" table:formula="of:=IF([.$Q35]&lt;&gt;&quot;&quot;;CONCATENATE(&quot;,{ModeAlt1,&quot;&quot;&quot;;[.$Q35];&quot;&quot;&quot;}&quot;);&quot;&quot;)" office:value-type="string" office:string-value=",{ModeAlt1,&quot;SA4&quot;}" calcext:value-type="string">
            <text:p>,{ModeAlt1,"SA4"}</text:p>
          </table:table-cell>
          <table:table-cell table:style-name="ce122" table:formula="of:=IF([.$R35]&lt;&gt;&quot;&quot;;CONCATENATE(&quot;,{ModeAlt2,&quot;&quot;&quot;;[.$R35];&quot;&quot;&quot;}&quot;);&quot;&quot;)">
            <text:p/>
          </table:table-cell>
          <table:table-cell table:style-name="ce122" table:formula="of:=IF([.S35]&lt;&gt;&quot;&quot;;CONCATENATE(&quot;,{ModeAlt3,&quot;&quot;&quot;;[.S35];&quot;&quot;&quot;}&quot;);&quot;&quot;)">
            <text:p/>
          </table:table-cell>
          <table:table-cell table:style-name="ce122" table:formula="of:=IF([.T35]&lt;&gt;&quot;&quot;;CONCATENATE(&quot;,{ModeAlt4,&quot;&quot;&quot;;[.T35];&quot;&quot;&quot;}&quot;);&quot;&quot;)">
            <text:p/>
          </table:table-cell>
          <table:table-cell table:style-name="ce122" table:formula="of:=IF([.U35]&lt;&gt;&quot;&quot;;CONCATENATE(&quot;,{ModeAlt5,&quot;&quot;&quot;;[.U35];&quot;&quot;&quot;}&quot;);&quot;&quot;)">
            <text:p/>
          </table:table-cell>
          <table:table-cell table:style-name="ce122" table:formula="of:=CONCATENATE(&quot;{&quot;;[.$H35];&quot;,{&quot;;[.$I35];&quot;,&quot;;[.$J35];&quot;,&quot;;[.$K35];&quot;,&quot;;[.$L35];&quot;,&quot;;[.$M35];&quot;},{&quot;;[.$W35];[.$X35];[.$Y35];[.$Z35];[.$AA35];[.$AB35];[.$AC35];[.$AD35];&quot;}},&quot;)" office:value-type="string" office:string-value="{TypeGpio,{31,1,1,14,2},{{ModeInput,&quot;GPIO1&quot;},{ModeOutput,&quot;GPIO1&quot;},{ModeAlt0,&quot;SCL0&quot;},{ModeAlt1,&quot;SA4&quot;}}}," calcext:value-type="string">
            <text:p>{TypeGpio,{31,1,1,14,2},{{ModeInput,"GPIO1"},{ModeOutput,"GPIO1"},{ModeAlt0,"SCL0"},{ModeAlt1,"SA4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ND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36]-1)*2+[.$M36]" office:value-type="float" office:value="30" calcext:value-type="float">
            <text:p>30</text:p>
          </table:table-cell>
          <table:table-cell table:style-name="ce91" office:value-type="string" calcext:value-type="string">
            <text:p>P1/J8</text:p>
          </table:table-cell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5" calcext:value-type="float">
            <text:p>15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36]" office:value-type="string" office:string-value="GND" calcext:value-type="string">
            <text:p>GND</text:p>
          </table:table-cell>
          <table:table-cell table:style-name="ce161"/>
          <table:table-cell table:style-name="ce122" table:number-columns-repeated="6"/>
          <table:table-cell table:style-name="ce122" table:formula="of:=CONCATENATE([.N36];IF([.P36]&lt;&gt;&quot;&quot;;CONCATENATE(&quot;/&quot;;[.P36]);&quot;&quot;))" office:value-type="string" office:string-value="GND" calcext:value-type="string">
            <text:p>GND</text:p>
          </table:table-cell>
          <table:table-cell table:style-name="ce122" table:formula="of:=CONCATENATE(&quot;{ModeInput,&quot;&quot;&quot;;[.$N36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O36]&lt;&gt;&quot;&quot;;CONCATENATE(&quot;,{ModeOutput,&quot;&quot;&quot;;[.$O36];&quot;&quot;&quot;}&quot;);&quot;&quot;)">
            <text:p/>
          </table:table-cell>
          <table:table-cell table:style-name="ce122" table:formula="of:=IF([.$P36]&lt;&gt;&quot;&quot;;CONCATENATE(&quot;,{ModeAlt0,&quot;&quot;&quot;;[.$P36];&quot;&quot;&quot;}&quot;);&quot;&quot;)">
            <text:p/>
          </table:table-cell>
          <table:table-cell table:style-name="ce122" table:formula="of:=IF([.$Q36]&lt;&gt;&quot;&quot;;CONCATENATE(&quot;,{ModeAlt1,&quot;&quot;&quot;;[.$Q36];&quot;&quot;&quot;}&quot;);&quot;&quot;)">
            <text:p/>
          </table:table-cell>
          <table:table-cell table:style-name="ce122" table:formula="of:=IF([.$R36]&lt;&gt;&quot;&quot;;CONCATENATE(&quot;,{ModeAlt2,&quot;&quot;&quot;;[.$R36];&quot;&quot;&quot;}&quot;);&quot;&quot;)">
            <text:p/>
          </table:table-cell>
          <table:table-cell table:style-name="ce122" table:formula="of:=IF([.S36]&lt;&gt;&quot;&quot;;CONCATENATE(&quot;,{ModeAlt3,&quot;&quot;&quot;;[.S36];&quot;&quot;&quot;}&quot;);&quot;&quot;)">
            <text:p/>
          </table:table-cell>
          <table:table-cell table:style-name="ce122" table:formula="of:=IF([.T36]&lt;&gt;&quot;&quot;;CONCATENATE(&quot;,{ModeAlt4,&quot;&quot;&quot;;[.T36];&quot;&quot;&quot;}&quot;);&quot;&quot;)">
            <text:p/>
          </table:table-cell>
          <table:table-cell table:style-name="ce122" table:formula="of:=IF([.U36]&lt;&gt;&quot;&quot;;CONCATENATE(&quot;,{ModeAlt5,&quot;&quot;&quot;;[.U36];&quot;&quot;&quot;}&quot;);&quot;&quot;)">
            <text:p/>
          </table:table-cell>
          <table:table-cell table:style-name="ce122" table:formula="of:=CONCATENATE(&quot;{&quot;;[.$H36];&quot;,{&quot;;[.$I36];&quot;,&quot;;[.$J36];&quot;,&quot;;[.$K36];&quot;,&quot;;[.$L36];&quot;,&quot;;[.$M36];&quot;},{&quot;;[.$W36];[.$X36];[.$Y36];[.$Z36];[.$AA36];[.$AB36];[.$AC36];[.$AD36];&quot;}},&quot;)" office:value-type="string" office:string-value="{TypePower,{-1,-1,-1,15,2},{{ModeInput,&quot;GND&quot;}}}," calcext:value-type="string">
            <text:p>{TypePower,{-1,-1,-1,15,2},{{ModeInput,"GND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15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37]-1)*2+[.$M37]" office:value-type="float" office:value="32" calcext:value-type="float">
            <text:p>32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37])" office:value-type="string" office:string-value="GPIO12" calcext:value-type="string">
            <text:p>GPIO12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6" calcext:value-type="float">
            <text:p>26</text:p>
          </table:table-cell>
          <table:table-cell table:number-columns-repeated="2" table:style-name="ce99" office:value-type="float" office:value="12" calcext:value-type="float">
            <text:p>12</text:p>
          </table:table-cell>
          <table:table-cell table:style-name="ce122" office:value-type="float" office:value="16" calcext:value-type="float">
            <text:p>16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37]" office:value-type="string" office:string-value="GPIO12" calcext:value-type="string">
            <text:p>GPIO12</text:p>
          </table:table-cell>
          <table:table-cell table:style-name="ce161" table:formula="of:=[.N37]" office:value-type="string" office:string-value="GPIO12" calcext:value-type="string">
            <text:p>GPIO12</text:p>
          </table:table-cell>
          <table:table-cell table:style-name="ce122" office:value-type="string" calcext:value-type="string">
            <text:p>PWM0</text:p>
          </table:table-cell>
          <table:table-cell table:style-name="ce122" office:value-type="string" calcext:value-type="string">
            <text:p>SD4</text:p>
          </table:table-cell>
          <table:table-cell table:style-name="ce161"/>
          <table:table-cell table:style-name="ce122" table:number-columns-repeated="2"/>
          <table:table-cell table:style-name="ce122" office:value-type="string" calcext:value-type="string">
            <text:p>ARMTMS</text:p>
          </table:table-cell>
          <table:table-cell table:style-name="ce122" table:formula="of:=CONCATENATE([.N37];IF([.P37]&lt;&gt;&quot;&quot;;CONCATENATE(&quot;/&quot;;[.P37]);&quot;&quot;))" office:value-type="string" office:string-value="GPIO12/PWM0" calcext:value-type="string">
            <text:p>GPIO12/PWM0</text:p>
          </table:table-cell>
          <table:table-cell table:style-name="ce122" table:formula="of:=CONCATENATE(&quot;{ModeInput,&quot;&quot;&quot;;[.$N37];&quot;&quot;&quot;}&quot;)" office:value-type="string" office:string-value="{ModeInput,&quot;GPIO12&quot;}" calcext:value-type="string">
            <text:p>{ModeInput,"GPIO12"}</text:p>
          </table:table-cell>
          <table:table-cell table:style-name="ce122" table:formula="of:=IF([.$O37]&lt;&gt;&quot;&quot;;CONCATENATE(&quot;,{ModeOutput,&quot;&quot;&quot;;[.$O37];&quot;&quot;&quot;}&quot;);&quot;&quot;)" office:value-type="string" office:string-value=",{ModeOutput,&quot;GPIO12&quot;}" calcext:value-type="string">
            <text:p>,{ModeOutput,"GPIO12"}</text:p>
          </table:table-cell>
          <table:table-cell table:style-name="ce122" table:formula="of:=IF([.$P37]&lt;&gt;&quot;&quot;;CONCATENATE(&quot;,{ModeAlt0,&quot;&quot;&quot;;[.$P37];&quot;&quot;&quot;}&quot;);&quot;&quot;)" office:value-type="string" office:string-value=",{ModeAlt0,&quot;PWM0&quot;}" calcext:value-type="string">
            <text:p>,{ModeAlt0,"PWM0"}</text:p>
          </table:table-cell>
          <table:table-cell table:style-name="ce122" table:formula="of:=IF([.$Q37]&lt;&gt;&quot;&quot;;CONCATENATE(&quot;,{ModeAlt1,&quot;&quot;&quot;;[.$Q37];&quot;&quot;&quot;}&quot;);&quot;&quot;)" office:value-type="string" office:string-value=",{ModeAlt1,&quot;SD4&quot;}" calcext:value-type="string">
            <text:p>,{ModeAlt1,"SD4"}</text:p>
          </table:table-cell>
          <table:table-cell table:style-name="ce122" table:formula="of:=IF([.$R37]&lt;&gt;&quot;&quot;;CONCATENATE(&quot;,{ModeAlt2,&quot;&quot;&quot;;[.$R37];&quot;&quot;&quot;}&quot;);&quot;&quot;)">
            <text:p/>
          </table:table-cell>
          <table:table-cell table:style-name="ce122" table:formula="of:=IF([.S37]&lt;&gt;&quot;&quot;;CONCATENATE(&quot;,{ModeAlt3,&quot;&quot;&quot;;[.S37];&quot;&quot;&quot;}&quot;);&quot;&quot;)">
            <text:p/>
          </table:table-cell>
          <table:table-cell table:style-name="ce122" table:formula="of:=IF([.T37]&lt;&gt;&quot;&quot;;CONCATENATE(&quot;,{ModeAlt4,&quot;&quot;&quot;;[.T37];&quot;&quot;&quot;}&quot;);&quot;&quot;)">
            <text:p/>
          </table:table-cell>
          <table:table-cell table:style-name="ce122" table:formula="of:=IF([.U37]&lt;&gt;&quot;&quot;;CONCATENATE(&quot;,{ModeAlt5,&quot;&quot;&quot;;[.U37];&quot;&quot;&quot;}&quot;);&quot;&quot;)" office:value-type="string" office:string-value=",{ModeAlt5,&quot;ARMTMS&quot;}" calcext:value-type="string">
            <text:p>,{ModeAlt5,"ARMTMS"}</text:p>
          </table:table-cell>
          <table:table-cell table:style-name="ce122" table:formula="of:=CONCATENATE(&quot;{&quot;;[.$H37];&quot;,{&quot;;[.$I37];&quot;,&quot;;[.$J37];&quot;,&quot;;[.$K37];&quot;,&quot;;[.$L37];&quot;,&quot;;[.$M37];&quot;},{&quot;;[.$W37];[.$X37];[.$Y37];[.$Z37];[.$AA37];[.$AB37];[.$AC37];[.$AD37];&quot;}},&quot;)" office:value-type="string" office:string-value="{TypeGpio,{26,12,12,16,2},{{ModeInput,&quot;GPIO12&quot;},{ModeOutput,&quot;GPIO12&quot;},{ModeAlt0,&quot;PWM0&quot;},{ModeAlt1,&quot;SD4&quot;},{ModeAlt5,&quot;ARMTMS&quot;}}}," calcext:value-type="string">
            <text:p>{TypeGpio,{26,12,12,16,2},{{ModeInput,"GPIO12"},{ModeOutput,"GPIO12"},{ModeAlt0,"PWM0"},{ModeAlt1,"SD4"},{ModeAlt5,"ARMTMS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ND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38]-1)*2+[.$M38]" office:value-type="float" office:value="34" calcext:value-type="float">
            <text:p>34</text:p>
          </table:table-cell>
          <table:table-cell table:style-name="ce91" office:value-type="string" calcext:value-type="string">
            <text:p>P1/J8</text:p>
          </table:table-cell>
          <table:table-cell table:style-name="ce145" office:value-type="string" calcext:value-type="string">
            <text:p>GND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7" calcext:value-type="float">
            <text:p>17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38]" office:value-type="string" office:string-value="GND" calcext:value-type="string">
            <text:p>GND</text:p>
          </table:table-cell>
          <table:table-cell table:style-name="ce161"/>
          <table:table-cell table:style-name="ce122" table:number-columns-repeated="6"/>
          <table:table-cell table:style-name="ce122" table:formula="of:=CONCATENATE([.N38];IF([.P38]&lt;&gt;&quot;&quot;;CONCATENATE(&quot;/&quot;;[.P38]);&quot;&quot;))" office:value-type="string" office:string-value="GND" calcext:value-type="string">
            <text:p>GND</text:p>
          </table:table-cell>
          <table:table-cell table:style-name="ce122" table:formula="of:=CONCATENATE(&quot;{ModeInput,&quot;&quot;&quot;;[.$N38];&quot;&quot;&quot;}&quot;)" office:value-type="string" office:string-value="{ModeInput,&quot;GND&quot;}" calcext:value-type="string">
            <text:p>{ModeInput,"GND"}</text:p>
          </table:table-cell>
          <table:table-cell table:style-name="ce122" table:formula="of:=IF([.$O38]&lt;&gt;&quot;&quot;;CONCATENATE(&quot;,{ModeOutput,&quot;&quot;&quot;;[.$O38];&quot;&quot;&quot;}&quot;);&quot;&quot;)">
            <text:p/>
          </table:table-cell>
          <table:table-cell table:style-name="ce122" table:formula="of:=IF([.$P38]&lt;&gt;&quot;&quot;;CONCATENATE(&quot;,{ModeAlt0,&quot;&quot;&quot;;[.$P38];&quot;&quot;&quot;}&quot;);&quot;&quot;)">
            <text:p/>
          </table:table-cell>
          <table:table-cell table:style-name="ce122" table:formula="of:=IF([.$Q38]&lt;&gt;&quot;&quot;;CONCATENATE(&quot;,{ModeAlt1,&quot;&quot;&quot;;[.$Q38];&quot;&quot;&quot;}&quot;);&quot;&quot;)">
            <text:p/>
          </table:table-cell>
          <table:table-cell table:style-name="ce122" table:formula="of:=IF([.$R38]&lt;&gt;&quot;&quot;;CONCATENATE(&quot;,{ModeAlt2,&quot;&quot;&quot;;[.$R38];&quot;&quot;&quot;}&quot;);&quot;&quot;)">
            <text:p/>
          </table:table-cell>
          <table:table-cell table:style-name="ce122" table:formula="of:=IF([.S38]&lt;&gt;&quot;&quot;;CONCATENATE(&quot;,{ModeAlt3,&quot;&quot;&quot;;[.S38];&quot;&quot;&quot;}&quot;);&quot;&quot;)">
            <text:p/>
          </table:table-cell>
          <table:table-cell table:style-name="ce122" table:formula="of:=IF([.T38]&lt;&gt;&quot;&quot;;CONCATENATE(&quot;,{ModeAlt4,&quot;&quot;&quot;;[.T38];&quot;&quot;&quot;}&quot;);&quot;&quot;)">
            <text:p/>
          </table:table-cell>
          <table:table-cell table:style-name="ce122" table:formula="of:=IF([.U38]&lt;&gt;&quot;&quot;;CONCATENATE(&quot;,{ModeAlt5,&quot;&quot;&quot;;[.U38];&quot;&quot;&quot;}&quot;);&quot;&quot;)">
            <text:p/>
          </table:table-cell>
          <table:table-cell table:style-name="ce122" table:formula="of:=CONCATENATE(&quot;{&quot;;[.$H38];&quot;,{&quot;;[.$I38];&quot;,&quot;;[.$J38];&quot;,&quot;;[.$K38];&quot;,&quot;;[.$L38];&quot;,&quot;;[.$M38];&quot;},{&quot;;[.$W38];[.$X38];[.$Y38];[.$Z38];[.$AA38];[.$AB38];[.$AC38];[.$AD38];&quot;}},&quot;)" office:value-type="string" office:string-value="{TypePower,{-1,-1,-1,17,2},{{ModeInput,&quot;GND&quot;}}}," calcext:value-type="string">
            <text:p>{TypePower,{-1,-1,-1,17,2},{{ModeInput,"GND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STATUS_LED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39]-1)*2+[.$M39]" office:value-type="float" office:value="36" calcext:value-type="float">
            <text:p>36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39])" office:value-type="string" office:string-value="GPIO16" calcext:value-type="string">
            <text:p>GPIO16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7" calcext:value-type="float">
            <text:p>27</text:p>
          </table:table-cell>
          <table:table-cell table:number-columns-repeated="2" table:style-name="ce99" office:value-type="float" office:value="16" calcext:value-type="float">
            <text:p>16</text:p>
          </table:table-cell>
          <table:table-cell table:style-name="ce122" office:value-type="float" office:value="18" calcext:value-type="float">
            <text:p>18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39]" office:value-type="string" office:string-value="GPIO16" calcext:value-type="string">
            <text:p>GPIO16</text:p>
          </table:table-cell>
          <table:table-cell table:style-name="ce145" office:value-type="string" calcext:value-type="string">
            <text:p>STAT_LED</text:p>
          </table:table-cell>
          <table:table-cell table:style-name="ce122"/>
          <table:table-cell table:style-name="ce122" office:value-type="string" calcext:value-type="string">
            <text:p>SD8</text:p>
          </table:table-cell>
          <table:table-cell table:style-name="ce145"/>
          <table:table-cell table:style-name="ce122" office:value-type="string" calcext:value-type="string">
            <text:p>CTS0</text:p>
          </table:table-cell>
          <table:table-cell table:style-name="ce122" office:value-type="string" calcext:value-type="string">
            <text:p>SPI1CE2</text:p>
          </table:table-cell>
          <table:table-cell table:style-name="ce122" office:value-type="string" calcext:value-type="string">
            <text:p>CTS1</text:p>
          </table:table-cell>
          <table:table-cell table:style-name="ce122" table:formula="of:=CONCATENATE([.N39];IF([.P39]&lt;&gt;&quot;&quot;;CONCATENATE(&quot;/&quot;;[.P39]);&quot;&quot;))" office:value-type="string" office:string-value="GPIO16" calcext:value-type="string">
            <text:p>GPIO16</text:p>
          </table:table-cell>
          <table:table-cell table:style-name="ce122" table:formula="of:=CONCATENATE(&quot;{ModeInput,&quot;&quot;&quot;;[.$N39];&quot;&quot;&quot;}&quot;)" office:value-type="string" office:string-value="{ModeInput,&quot;GPIO16&quot;}" calcext:value-type="string">
            <text:p>{ModeInput,"GPIO16"}</text:p>
          </table:table-cell>
          <table:table-cell table:style-name="ce122" table:formula="of:=IF([.$O39]&lt;&gt;&quot;&quot;;CONCATENATE(&quot;,{ModeOutput,&quot;&quot;&quot;;[.$O39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122" table:formula="of:=IF([.$P39]&lt;&gt;&quot;&quot;;CONCATENATE(&quot;,{ModeAlt0,&quot;&quot;&quot;;[.$P39];&quot;&quot;&quot;}&quot;);&quot;&quot;)">
            <text:p/>
          </table:table-cell>
          <table:table-cell table:style-name="ce122" table:formula="of:=IF([.$Q39]&lt;&gt;&quot;&quot;;CONCATENATE(&quot;,{ModeAlt1,&quot;&quot;&quot;;[.$Q39];&quot;&quot;&quot;}&quot;);&quot;&quot;)" office:value-type="string" office:string-value=",{ModeAlt1,&quot;SD8&quot;}" calcext:value-type="string">
            <text:p>,{ModeAlt1,"SD8"}</text:p>
          </table:table-cell>
          <table:table-cell table:style-name="ce122" table:formula="of:=IF([.$R39]&lt;&gt;&quot;&quot;;CONCATENATE(&quot;,{ModeAlt2,&quot;&quot;&quot;;[.$R39];&quot;&quot;&quot;}&quot;);&quot;&quot;)">
            <text:p/>
          </table:table-cell>
          <table:table-cell table:style-name="ce122" table:formula="of:=IF([.S39]&lt;&gt;&quot;&quot;;CONCATENATE(&quot;,{ModeAlt3,&quot;&quot;&quot;;[.S39];&quot;&quot;&quot;}&quot;);&quot;&quot;)" office:value-type="string" office:string-value=",{ModeAlt3,&quot;CTS0&quot;}" calcext:value-type="string">
            <text:p>,{ModeAlt3,"CTS0"}</text:p>
          </table:table-cell>
          <table:table-cell table:style-name="ce122" table:formula="of:=IF([.T39]&lt;&gt;&quot;&quot;;CONCATENATE(&quot;,{ModeAlt4,&quot;&quot;&quot;;[.T39];&quot;&quot;&quot;}&quot;);&quot;&quot;)" office:value-type="string" office:string-value=",{ModeAlt4,&quot;SPI1CE2&quot;}" calcext:value-type="string">
            <text:p>,{ModeAlt4,"SPI1CE2"}</text:p>
          </table:table-cell>
          <table:table-cell table:style-name="ce122" table:formula="of:=IF([.U39]&lt;&gt;&quot;&quot;;CONCATENATE(&quot;,{ModeAlt5,&quot;&quot;&quot;;[.U39];&quot;&quot;&quot;}&quot;);&quot;&quot;)" office:value-type="string" office:string-value=",{ModeAlt5,&quot;CTS1&quot;}" calcext:value-type="string">
            <text:p>,{ModeAlt5,"CTS1"}</text:p>
          </table:table-cell>
          <table:table-cell table:style-name="ce122" table:formula="of:=CONCATENATE(&quot;{&quot;;[.$H39];&quot;,{&quot;;[.$I39];&quot;,&quot;;[.$J39];&quot;,&quot;;[.$K39];&quot;,&quot;;[.$L39];&quot;,&quot;;[.$M39];&quot;},{&quot;;[.$W39];[.$X39];[.$Y39];[.$Z39];[.$AA39];[.$AB39];[.$AC39];[.$AD39];&quot;}},&quot;)" office:value-type="string" office:string-value="{TypeGpio,{27,16,16,18,2},{{ModeInput,&quot;GPIO16&quot;},{ModeOutput,&quot;STAT_LED&quot;},{ModeAlt1,&quot;SD8&quot;},{ModeAlt3,&quot;CTS0&quot;},{ModeAlt4,&quot;SPI1CE2&quot;},{ModeAlt5,&quot;CTS1&quot;}}}," calcext:value-type="string">
            <text:p>{TypeGpio,{27,16,16,18,2},{{ModeInput,"GPIO16"},{ModeOutput,"STAT_LED"},{ModeAlt1,"SD8"},{ModeAlt3,"CTS0"},{ModeAlt4,"SPI1CE2"},{ModeAlt5,"CTS1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17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40]-1)*2+[.$M40]" office:value-type="float" office:value="38" calcext:value-type="float">
            <text:p>38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40])" office:value-type="string" office:string-value="GPIO20" calcext:value-type="string">
            <text:p>GPIO20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8" calcext:value-type="float">
            <text:p>28</text:p>
          </table:table-cell>
          <table:table-cell table:number-columns-repeated="2" table:style-name="ce99" office:value-type="float" office:value="20" calcext:value-type="float">
            <text:p>20</text:p>
          </table:table-cell>
          <table:table-cell table:style-name="ce122" office:value-type="float" office:value="19" calcext:value-type="float">
            <text:p>19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40]" office:value-type="string" office:string-value="GPIO20" calcext:value-type="string">
            <text:p>GPIO20</text:p>
          </table:table-cell>
          <table:table-cell table:style-name="ce161" table:formula="of:=[.N40]" office:value-type="string" office:string-value="GPIO20" calcext:value-type="string">
            <text:p>GPIO20</text:p>
          </table:table-cell>
          <table:table-cell table:style-name="ce122" office:value-type="string" calcext:value-type="string">
            <text:p>PCMDIN</text:p>
          </table:table-cell>
          <table:table-cell table:style-name="ce122" office:value-type="string" calcext:value-type="string">
            <text:p>SD12</text:p>
          </table:table-cell>
          <table:table-cell table:style-name="ce122"/>
          <table:table-cell table:style-name="ce122" office:value-type="string" calcext:value-type="string">
            <text:p>BSMISO</text:p>
          </table:table-cell>
          <table:table-cell table:style-name="ce122" office:value-type="string" calcext:value-type="string">
            <text:p>SPI1MOSI</text:p>
          </table:table-cell>
          <table:table-cell table:style-name="ce122" office:value-type="string" calcext:value-type="string">
            <text:p>GPCLK0</text:p>
          </table:table-cell>
          <table:table-cell table:style-name="ce122" table:formula="of:=CONCATENATE([.N40];IF([.P40]&lt;&gt;&quot;&quot;;CONCATENATE(&quot;/&quot;;[.P40]);&quot;&quot;))" office:value-type="string" office:string-value="GPIO20/PCMDIN" calcext:value-type="string">
            <text:p>GPIO20/PCMDIN</text:p>
          </table:table-cell>
          <table:table-cell table:style-name="ce122" table:formula="of:=CONCATENATE(&quot;{ModeInput,&quot;&quot;&quot;;[.$N40];&quot;&quot;&quot;}&quot;)" office:value-type="string" office:string-value="{ModeInput,&quot;GPIO20&quot;}" calcext:value-type="string">
            <text:p>{ModeInput,"GPIO20"}</text:p>
          </table:table-cell>
          <table:table-cell table:style-name="ce122" table:formula="of:=IF([.$O40]&lt;&gt;&quot;&quot;;CONCATENATE(&quot;,{ModeOutput,&quot;&quot;&quot;;[.$O40];&quot;&quot;&quot;}&quot;);&quot;&quot;)" office:value-type="string" office:string-value=",{ModeOutput,&quot;GPIO20&quot;}" calcext:value-type="string">
            <text:p>,{ModeOutput,"GPIO20"}</text:p>
          </table:table-cell>
          <table:table-cell table:style-name="ce122" table:formula="of:=IF([.$P40]&lt;&gt;&quot;&quot;;CONCATENATE(&quot;,{ModeAlt0,&quot;&quot;&quot;;[.$P40];&quot;&quot;&quot;}&quot;);&quot;&quot;)" office:value-type="string" office:string-value=",{ModeAlt0,&quot;PCMDIN&quot;}" calcext:value-type="string">
            <text:p>,{ModeAlt0,"PCMDIN"}</text:p>
          </table:table-cell>
          <table:table-cell table:style-name="ce122" table:formula="of:=IF([.$Q40]&lt;&gt;&quot;&quot;;CONCATENATE(&quot;,{ModeAlt1,&quot;&quot;&quot;;[.$Q40];&quot;&quot;&quot;}&quot;);&quot;&quot;)" office:value-type="string" office:string-value=",{ModeAlt1,&quot;SD12&quot;}" calcext:value-type="string">
            <text:p>,{ModeAlt1,"SD12"}</text:p>
          </table:table-cell>
          <table:table-cell table:style-name="ce122" table:formula="of:=IF([.$R40]&lt;&gt;&quot;&quot;;CONCATENATE(&quot;,{ModeAlt2,&quot;&quot;&quot;;[.$R40];&quot;&quot;&quot;}&quot;);&quot;&quot;)">
            <text:p/>
          </table:table-cell>
          <table:table-cell table:style-name="ce122" table:formula="of:=IF([.S40]&lt;&gt;&quot;&quot;;CONCATENATE(&quot;,{ModeAlt3,&quot;&quot;&quot;;[.S40];&quot;&quot;&quot;}&quot;);&quot;&quot;)" office:value-type="string" office:string-value=",{ModeAlt3,&quot;BSMISO&quot;}" calcext:value-type="string">
            <text:p>,{ModeAlt3,"BSMISO"}</text:p>
          </table:table-cell>
          <table:table-cell table:style-name="ce122" table:formula="of:=IF([.T40]&lt;&gt;&quot;&quot;;CONCATENATE(&quot;,{ModeAlt4,&quot;&quot;&quot;;[.T40];&quot;&quot;&quot;}&quot;);&quot;&quot;)" office:value-type="string" office:string-value=",{ModeAlt4,&quot;SPI1MOSI&quot;}" calcext:value-type="string">
            <text:p>,{ModeAlt4,"SPI1MOSI"}</text:p>
          </table:table-cell>
          <table:table-cell table:style-name="ce122" table:formula="of:=IF([.U40]&lt;&gt;&quot;&quot;;CONCATENATE(&quot;,{ModeAlt5,&quot;&quot;&quot;;[.U40];&quot;&quot;&quot;}&quot;);&quot;&quot;)" office:value-type="string" office:string-value=",{ModeAlt5,&quot;GPCLK0&quot;}" calcext:value-type="string">
            <text:p>,{ModeAlt5,"GPCLK0"}</text:p>
          </table:table-cell>
          <table:table-cell table:style-name="ce122" table:formula="of:=CONCATENATE(&quot;{&quot;;[.$H40];&quot;,{&quot;;[.$I40];&quot;,&quot;;[.$J40];&quot;,&quot;;[.$K40];&quot;,&quot;;[.$L40];&quot;,&quot;;[.$M40];&quot;},{&quot;;[.$W40];[.$X40];[.$Y40];[.$Z40];[.$AA40];[.$AB40];[.$AC40];[.$AD40];&quot;}},&quot;)" office:value-type="string" office:string-value="{TypeGpio,{28,20,20,19,2},{{ModeInput,&quot;GPIO20&quot;},{ModeOutput,&quot;GPIO20&quot;},{ModeAlt0,&quot;PCMDIN&quot;},{ModeAlt1,&quot;SD12&quot;},{ModeAlt3,&quot;BSMISO&quot;},{ModeAlt4,&quot;SPI1MOSI&quot;},{ModeAlt5,&quot;GPCLK0&quot;}}}," calcext:value-type="string">
            <text:p>{TypeGpio,{28,20,20,19,2},{{ModeInput,"GPIO20"},{ModeOutput,"GPIO20"},{ModeAlt0,"PCMDIN"},{ModeAlt1,"SD12"},{ModeAlt3,"BSMISO"},{ModeAlt4,"SPI1MOSI"},{ModeAlt5,"GPCLK0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GPIO_GEN18 </text:p>
          </table:table-cell>
          <table:table-cell table:style-name="ce91" table:number-columns-repeated="2"/>
          <table:table-cell table:style-name="ce91" office:value-type="string" calcext:value-type="string">
            <text:p>X</text:p>
          </table:table-cell>
          <table:table-cell table:style-name="ce122" table:formula="of:=([.$L41]-1)*2+[.$M41]" office:value-type="float" office:value="40" calcext:value-type="float">
            <text:p>40</text:p>
          </table:table-cell>
          <table:table-cell table:style-name="ce91" office:value-type="string" calcext:value-type="string">
            <text:p>P1/J8</text:p>
          </table:table-cell>
          <table:table-cell table:style-name="ce145" table:formula="of:=CONCATENATE(&quot;GPIO&quot;;[.J41])" office:value-type="string" office:string-value="GPIO21" calcext:value-type="string">
            <text:p>GPIO2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9" calcext:value-type="float">
            <text:p>29</text:p>
          </table:table-cell>
          <table:table-cell table:number-columns-repeated="2" table:style-name="ce99" office:value-type="float" office:value="21" calcext:value-type="float">
            <text:p>21</text:p>
          </table:table-cell>
          <table:table-cell table:style-name="ce122" office:value-type="float" office:value="20" calcext:value-type="float">
            <text:p>20</text:p>
          </table:table-cell>
          <table:table-cell table:style-name="ce122" office:value-type="float" office:value="2" calcext:value-type="float">
            <text:p>2</text:p>
          </table:table-cell>
          <table:table-cell table:style-name="ce161" table:formula="of:=[.G41]" office:value-type="string" office:string-value="GPIO21" calcext:value-type="string">
            <text:p>GPIO21</text:p>
          </table:table-cell>
          <table:table-cell table:style-name="ce161" table:formula="of:=[.N41]" office:value-type="string" office:string-value="GPIO21" calcext:value-type="string">
            <text:p>GPIO21</text:p>
          </table:table-cell>
          <table:table-cell table:style-name="ce122" office:value-type="string" calcext:value-type="string">
            <text:p>PCMDOUT</text:p>
          </table:table-cell>
          <table:table-cell table:style-name="ce122" office:value-type="string" calcext:value-type="string">
            <text:p>SD13</text:p>
          </table:table-cell>
          <table:table-cell table:style-name="ce122"/>
          <table:table-cell table:style-name="ce122" office:value-type="string" calcext:value-type="string">
            <text:p>BSCE</text:p>
          </table:table-cell>
          <table:table-cell table:style-name="ce122" office:value-type="string" calcext:value-type="string">
            <text:p>SPI1SCLK</text:p>
          </table:table-cell>
          <table:table-cell table:style-name="ce122" office:value-type="string" calcext:value-type="string">
            <text:p>GPCLK1</text:p>
          </table:table-cell>
          <table:table-cell table:style-name="ce122" table:formula="of:=CONCATENATE([.N41];IF([.P41]&lt;&gt;&quot;&quot;;CONCATENATE(&quot;/&quot;;[.P41]);&quot;&quot;))" office:value-type="string" office:string-value="GPIO21/PCMDOUT" calcext:value-type="string">
            <text:p>GPIO21/PCMDOUT</text:p>
          </table:table-cell>
          <table:table-cell table:style-name="ce122" table:formula="of:=CONCATENATE(&quot;{ModeInput,&quot;&quot;&quot;;[.$N41];&quot;&quot;&quot;}&quot;)" office:value-type="string" office:string-value="{ModeInput,&quot;GPIO21&quot;}" calcext:value-type="string">
            <text:p>{ModeInput,"GPIO21"}</text:p>
          </table:table-cell>
          <table:table-cell table:style-name="ce122" table:formula="of:=IF([.$O41]&lt;&gt;&quot;&quot;;CONCATENATE(&quot;,{ModeOutput,&quot;&quot;&quot;;[.$O41];&quot;&quot;&quot;}&quot;);&quot;&quot;)" office:value-type="string" office:string-value=",{ModeOutput,&quot;GPIO21&quot;}" calcext:value-type="string">
            <text:p>,{ModeOutput,"GPIO21"}</text:p>
          </table:table-cell>
          <table:table-cell table:style-name="ce122" table:formula="of:=IF([.$P41]&lt;&gt;&quot;&quot;;CONCATENATE(&quot;,{ModeAlt0,&quot;&quot;&quot;;[.$P41];&quot;&quot;&quot;}&quot;);&quot;&quot;)" office:value-type="string" office:string-value=",{ModeAlt0,&quot;PCMDOUT&quot;}" calcext:value-type="string">
            <text:p>,{ModeAlt0,"PCMDOUT"}</text:p>
          </table:table-cell>
          <table:table-cell table:style-name="ce122" table:formula="of:=IF([.$Q41]&lt;&gt;&quot;&quot;;CONCATENATE(&quot;,{ModeAlt1,&quot;&quot;&quot;;[.$Q41];&quot;&quot;&quot;}&quot;);&quot;&quot;)" office:value-type="string" office:string-value=",{ModeAlt1,&quot;SD13&quot;}" calcext:value-type="string">
            <text:p>,{ModeAlt1,"SD13"}</text:p>
          </table:table-cell>
          <table:table-cell table:style-name="ce122" table:formula="of:=IF([.$R41]&lt;&gt;&quot;&quot;;CONCATENATE(&quot;,{ModeAlt2,&quot;&quot;&quot;;[.$R41];&quot;&quot;&quot;}&quot;);&quot;&quot;)">
            <text:p/>
          </table:table-cell>
          <table:table-cell table:style-name="ce122" table:formula="of:=IF([.S41]&lt;&gt;&quot;&quot;;CONCATENATE(&quot;,{ModeAlt3,&quot;&quot;&quot;;[.S41];&quot;&quot;&quot;}&quot;);&quot;&quot;)" office:value-type="string" office:string-value=",{ModeAlt3,&quot;BSCE&quot;}" calcext:value-type="string">
            <text:p>,{ModeAlt3,"BSCE"}</text:p>
          </table:table-cell>
          <table:table-cell table:style-name="ce122" table:formula="of:=IF([.T41]&lt;&gt;&quot;&quot;;CONCATENATE(&quot;,{ModeAlt4,&quot;&quot;&quot;;[.T41];&quot;&quot;&quot;}&quot;);&quot;&quot;)" office:value-type="string" office:string-value=",{ModeAlt4,&quot;SPI1SCLK&quot;}" calcext:value-type="string">
            <text:p>,{ModeAlt4,"SPI1SCLK"}</text:p>
          </table:table-cell>
          <table:table-cell table:style-name="ce122" table:formula="of:=IF([.U41]&lt;&gt;&quot;&quot;;CONCATENATE(&quot;,{ModeAlt5,&quot;&quot;&quot;;[.U41];&quot;&quot;&quot;}&quot;);&quot;&quot;)" office:value-type="string" office:string-value=",{ModeAlt5,&quot;GPCLK1&quot;}" calcext:value-type="string">
            <text:p>,{ModeAlt5,"GPCLK1"}</text:p>
          </table:table-cell>
          <table:table-cell table:style-name="ce122" table:formula="of:=CONCATENATE(&quot;{&quot;;[.$H41];&quot;,{&quot;;[.$I41];&quot;,&quot;;[.$J41];&quot;,&quot;;[.$K41];&quot;,&quot;;[.$L41];&quot;,&quot;;[.$M41];&quot;},{&quot;;[.$W41];[.$X41];[.$Y41];[.$Z41];[.$AA41];[.$AB41];[.$AC41];[.$AD41];&quot;}},&quot;)" office:value-type="string" office:string-value="{TypeGpio,{29,21,21,20,2},{{ModeInput,&quot;GPIO21&quot;},{ModeOutput,&quot;GPIO21&quot;},{ModeAlt0,&quot;PCMDOUT&quot;},{ModeAlt1,&quot;SD13&quot;},{ModeAlt3,&quot;BSCE&quot;},{ModeAlt4,&quot;SPI1SCLK&quot;},{ModeAlt5,&quot;GPCLK1&quot;}}}," calcext:value-type="string">
            <text:p>{TypeGpio,{29,21,21,20,2},{{ModeInput,"GPIO21"},{ModeOutput,"GPIO21"},{ModeAlt0,"PCMDOUT"},{ModeAlt1,"SD13"},{ModeAlt3,"BSCE"},{ModeAlt4,"SPI1SCLK"},{ModeAlt5,"GPCLK1"}}},</text:p>
          </table:table-cell>
          <table:table-cell table:style-name="ce137" table:number-columns-repeated="993"/>
        </table:table-row>
        <table:table-row table:style-name="ro1">
          <table:table-cell table:style-name="ce145" office:value-type="string" calcext:value-type="string">
            <text:p>I2C_SDA0 </text:p>
          </table:table-cell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office:value-type="float" office:value="3" calcext:value-type="float">
            <text:p>3</text:p>
          </table:table-cell>
          <table:table-cell table:style-name="ce91" office:value-type="string" calcext:value-type="string">
            <text:p>P1</text:p>
          </table:table-cell>
          <table:table-cell table:style-name="ce145" table:formula="of:=CONCATENATE(&quot;GPIO&quot;;[.J42])" office:value-type="string" office:string-value="GPIO0" calcext:value-type="string">
            <text:p>GPIO0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8" calcext:value-type="float">
            <text:p>8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42]" office:value-type="string" office:string-value="GPIO0" calcext:value-type="string">
            <text:p>GPIO0</text:p>
          </table:table-cell>
          <table:table-cell table:style-name="ce161" table:formula="of:=[.N42]" office:value-type="string" office:string-value="GPIO0" calcext:value-type="string">
            <text:p>GPIO0</text:p>
          </table:table-cell>
          <table:table-cell table:style-name="ce122" office:value-type="string" calcext:value-type="string">
            <text:p>SDA0</text:p>
          </table:table-cell>
          <table:table-cell table:style-name="ce122" office:value-type="string" calcext:value-type="string">
            <text:p>SA5</text:p>
          </table:table-cell>
          <table:table-cell table:style-name="ce122" table:number-columns-repeated="4"/>
          <table:table-cell table:style-name="ce122" table:formula="of:=CONCATENATE([.N42];IF([.P42]&lt;&gt;&quot;&quot;;CONCATENATE(&quot;/&quot;;[.P42]);&quot;&quot;))" office:value-type="string" office:string-value="GPIO0/SDA0" calcext:value-type="string">
            <text:p>GPIO0/SDA0</text:p>
          </table:table-cell>
          <table:table-cell table:style-name="ce130" table:formula="of:=CONCATENATE(&quot;{ModeInput,&quot;&quot;&quot;;[.$N42];&quot;&quot;&quot;}&quot;)" office:value-type="string" office:string-value="{ModeInput,&quot;GPIO0&quot;}" calcext:value-type="string">
            <text:p>{ModeInput,"GPIO0"}</text:p>
          </table:table-cell>
          <table:table-cell table:style-name="ce130" table:formula="of:=IF([.$O42]&lt;&gt;&quot;&quot;;CONCATENATE(&quot;,{ModeOutput,&quot;&quot;&quot;;[.$O42];&quot;&quot;&quot;}&quot;);&quot;&quot;)" office:value-type="string" office:string-value=",{ModeOutput,&quot;GPIO0&quot;}" calcext:value-type="string">
            <text:p>,{ModeOutput,"GPIO0"}</text:p>
          </table:table-cell>
          <table:table-cell table:style-name="ce130" table:formula="of:=IF([.$P42]&lt;&gt;&quot;&quot;;CONCATENATE(&quot;,{ModeAlt0,&quot;&quot;&quot;;[.$P42];&quot;&quot;&quot;}&quot;);&quot;&quot;)" office:value-type="string" office:string-value=",{ModeAlt0,&quot;SDA0&quot;}" calcext:value-type="string">
            <text:p>,{ModeAlt0,"SDA0"}</text:p>
          </table:table-cell>
          <table:table-cell table:style-name="ce130" table:formula="of:=IF([.$Q42]&lt;&gt;&quot;&quot;;CONCATENATE(&quot;,{ModeAlt1,&quot;&quot;&quot;;[.$Q42];&quot;&quot;&quot;}&quot;);&quot;&quot;)" office:value-type="string" office:string-value=",{ModeAlt1,&quot;SA5&quot;}" calcext:value-type="string">
            <text:p>,{ModeAlt1,"SA5"}</text:p>
          </table:table-cell>
          <table:table-cell table:style-name="ce130" table:formula="of:=IF([.$R42]&lt;&gt;&quot;&quot;;CONCATENATE(&quot;,{ModeAlt2,&quot;&quot;&quot;;[.$R42];&quot;&quot;&quot;}&quot;);&quot;&quot;)">
            <text:p/>
          </table:table-cell>
          <table:table-cell table:style-name="ce130" table:formula="of:=IF([.S42]&lt;&gt;&quot;&quot;;CONCATENATE(&quot;,{ModeAlt3,&quot;&quot;&quot;;[.S42];&quot;&quot;&quot;}&quot;);&quot;&quot;)">
            <text:p/>
          </table:table-cell>
          <table:table-cell table:style-name="ce130" table:formula="of:=IF([.T42]&lt;&gt;&quot;&quot;;CONCATENATE(&quot;,{ModeAlt4,&quot;&quot;&quot;;[.T42];&quot;&quot;&quot;}&quot;);&quot;&quot;)">
            <text:p/>
          </table:table-cell>
          <table:table-cell table:style-name="ce130" table:formula="of:=IF([.U42]&lt;&gt;&quot;&quot;;CONCATENATE(&quot;,{ModeAlt5,&quot;&quot;&quot;;[.U42];&quot;&quot;&quot;}&quot;);&quot;&quot;)">
            <text:p/>
          </table:table-cell>
          <table:table-cell table:style-name="ce130" table:formula="of:=CONCATENATE(&quot;{&quot;;[.$H42];&quot;,{&quot;;[.$I42];&quot;,&quot;;[.$J42];&quot;,&quot;;[.$K42];&quot;,&quot;;[.$L42];&quot;,&quot;;[.$M42];&quot;},{&quot;;[.$W42];[.$X42];[.$Y42];[.$Z42];[.$AA42];[.$AB42];[.$AC42];[.$AD42];&quot;}},&quot;)" office:value-type="string" office:string-value="{TypeGpio,{8,0,0,2,1},{{ModeInput,&quot;GPIO0&quot;},{ModeOutput,&quot;GPIO0&quot;},{ModeAlt0,&quot;SDA0&quot;},{ModeAlt1,&quot;SA5&quot;}}}," calcext:value-type="string">
            <text:p>{TypeGpio,{8,0,0,2,1},{{ModeInput,"GPIO0"},{ModeOutput,"GPIO0"},{ModeAlt0,"SDA0"},{ModeAlt1,"SA5"}}},</text:p>
          </table:table-cell>
          <table:table-cell table:number-columns-repeated="993"/>
        </table:table-row>
        <table:table-row table:style-name="ro1">
          <table:table-cell table:style-name="ce145" office:value-type="string" calcext:value-type="string">
            <text:p>I2C_SCL0 </text:p>
          </table:table-cell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122" office:value-type="float" office:value="5" calcext:value-type="float">
            <text:p>5</text:p>
          </table:table-cell>
          <table:table-cell table:style-name="ce91" office:value-type="string" calcext:value-type="string">
            <text:p>P1</text:p>
          </table:table-cell>
          <table:table-cell table:style-name="ce145" table:formula="of:=CONCATENATE(&quot;GPIO&quot;;[.J43])" office:value-type="string" office:string-value="GPIO1" calcext:value-type="string">
            <text:p>GPIO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9" calcext:value-type="float">
            <text:p>9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43]" office:value-type="string" office:string-value="GPIO1" calcext:value-type="string">
            <text:p>GPIO1</text:p>
          </table:table-cell>
          <table:table-cell table:style-name="ce161" table:formula="of:=[.N43]" office:value-type="string" office:string-value="GPIO1" calcext:value-type="string">
            <text:p>GPIO1</text:p>
          </table:table-cell>
          <table:table-cell table:style-name="ce122" office:value-type="string" calcext:value-type="string">
            <text:p>SCL0</text:p>
          </table:table-cell>
          <table:table-cell table:style-name="ce122" office:value-type="string" calcext:value-type="string">
            <text:p>SA4</text:p>
          </table:table-cell>
          <table:table-cell table:style-name="ce122" table:number-columns-repeated="4"/>
          <table:table-cell table:style-name="ce122" table:formula="of:=CONCATENATE([.N43];IF([.P43]&lt;&gt;&quot;&quot;;CONCATENATE(&quot;/&quot;;[.P43]);&quot;&quot;))" office:value-type="string" office:string-value="GPIO1/SCL0" calcext:value-type="string">
            <text:p>GPIO1/SCL0</text:p>
          </table:table-cell>
          <table:table-cell table:style-name="ce130" table:formula="of:=CONCATENATE(&quot;{ModeInput,&quot;&quot;&quot;;[.$N43];&quot;&quot;&quot;}&quot;)" office:value-type="string" office:string-value="{ModeInput,&quot;GPIO1&quot;}" calcext:value-type="string">
            <text:p>{ModeInput,"GPIO1"}</text:p>
          </table:table-cell>
          <table:table-cell table:style-name="ce130" table:formula="of:=IF([.$O43]&lt;&gt;&quot;&quot;;CONCATENATE(&quot;,{ModeOutput,&quot;&quot;&quot;;[.$O43];&quot;&quot;&quot;}&quot;);&quot;&quot;)" office:value-type="string" office:string-value=",{ModeOutput,&quot;GPIO1&quot;}" calcext:value-type="string">
            <text:p>,{ModeOutput,"GPIO1"}</text:p>
          </table:table-cell>
          <table:table-cell table:style-name="ce130" table:formula="of:=IF([.$P43]&lt;&gt;&quot;&quot;;CONCATENATE(&quot;,{ModeAlt0,&quot;&quot;&quot;;[.$P43];&quot;&quot;&quot;}&quot;);&quot;&quot;)" office:value-type="string" office:string-value=",{ModeAlt0,&quot;SCL0&quot;}" calcext:value-type="string">
            <text:p>,{ModeAlt0,"SCL0"}</text:p>
          </table:table-cell>
          <table:table-cell table:style-name="ce130" table:formula="of:=IF([.$Q43]&lt;&gt;&quot;&quot;;CONCATENATE(&quot;,{ModeAlt1,&quot;&quot;&quot;;[.$Q43];&quot;&quot;&quot;}&quot;);&quot;&quot;)" office:value-type="string" office:string-value=",{ModeAlt1,&quot;SA4&quot;}" calcext:value-type="string">
            <text:p>,{ModeAlt1,"SA4"}</text:p>
          </table:table-cell>
          <table:table-cell table:style-name="ce130" table:formula="of:=IF([.$R43]&lt;&gt;&quot;&quot;;CONCATENATE(&quot;,{ModeAlt2,&quot;&quot;&quot;;[.$R43];&quot;&quot;&quot;}&quot;);&quot;&quot;)">
            <text:p/>
          </table:table-cell>
          <table:table-cell table:style-name="ce130" table:formula="of:=IF([.S43]&lt;&gt;&quot;&quot;;CONCATENATE(&quot;,{ModeAlt3,&quot;&quot;&quot;;[.S43];&quot;&quot;&quot;}&quot;);&quot;&quot;)">
            <text:p/>
          </table:table-cell>
          <table:table-cell table:style-name="ce130" table:formula="of:=IF([.T43]&lt;&gt;&quot;&quot;;CONCATENATE(&quot;,{ModeAlt4,&quot;&quot;&quot;;[.T43];&quot;&quot;&quot;}&quot;);&quot;&quot;)">
            <text:p/>
          </table:table-cell>
          <table:table-cell table:style-name="ce130" table:formula="of:=IF([.U43]&lt;&gt;&quot;&quot;;CONCATENATE(&quot;,{ModeAlt5,&quot;&quot;&quot;;[.U43];&quot;&quot;&quot;}&quot;);&quot;&quot;)">
            <text:p/>
          </table:table-cell>
          <table:table-cell table:style-name="ce130" table:formula="of:=CONCATENATE(&quot;{&quot;;[.$H43];&quot;,{&quot;;[.$I43];&quot;,&quot;;[.$J43];&quot;,&quot;;[.$K43];&quot;,&quot;;[.$L43];&quot;,&quot;;[.$M43];&quot;},{&quot;;[.$W43];[.$X43];[.$Y43];[.$Z43];[.$AA43];[.$AB43];[.$AC43];[.$AD43];&quot;}},&quot;)" office:value-type="string" office:string-value="{TypeGpio,{9,1,1,3,1},{{ModeInput,&quot;GPIO1&quot;},{ModeOutput,&quot;GPIO1&quot;},{ModeAlt0,&quot;SCL0&quot;},{ModeAlt1,&quot;SA4&quot;}}}," calcext:value-type="string">
            <text:p>{TypeGpio,{9,1,1,3,1},{{ModeInput,"GPIO1"},{ModeOutput,"GPIO1"},{ModeAlt0,"SCL0"},{ModeAlt1,"SA4"}}},</text:p>
          </table:table-cell>
          <table:table-cell table:number-columns-repeated="993"/>
        </table:table-row>
        <table:table-row table:style-name="ro1">
          <table:table-cell table:style-name="ce145" office:value-type="string" calcext:value-type="string">
            <text:p>GPIO_GEN2 </text:p>
          </table:table-cell>
          <table:table-cell table:style-name="ce91" office:value-type="string" calcext:value-type="string">
            <text:p>X</text:p>
          </table:table-cell>
          <table:table-cell table:style-name="ce91" table:number-columns-repeated="2"/>
          <table:table-cell table:style-name="ce99" office:value-type="float" office:value="13" calcext:value-type="float">
            <text:p>13</text:p>
          </table:table-cell>
          <table:table-cell table:style-name="ce91" office:value-type="string" calcext:value-type="string">
            <text:p>P1</text:p>
          </table:table-cell>
          <table:table-cell table:style-name="ce145" table:formula="of:=CONCATENATE(&quot;GPIO&quot;;[.J44])" office:value-type="string" office:string-value="GPIO21" calcext:value-type="string">
            <text:p>GPIO2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2" table:style-name="ce99" office:value-type="float" office:value="21" calcext:value-type="float">
            <text:p>21</text:p>
          </table:table-cell>
          <table:table-cell table:style-name="ce122" office:value-type="float" office:value="7" calcext:value-type="float">
            <text:p>7</text:p>
          </table:table-cell>
          <table:table-cell table:style-name="ce122" office:value-type="float" office:value="1" calcext:value-type="float">
            <text:p>1</text:p>
          </table:table-cell>
          <table:table-cell table:style-name="ce161" table:formula="of:=[.G44]" office:value-type="string" office:string-value="GPIO21" calcext:value-type="string">
            <text:p>GPIO21</text:p>
          </table:table-cell>
          <table:table-cell table:style-name="ce161" table:formula="of:=[.N44]" office:value-type="string" office:string-value="GPIO21" calcext:value-type="string">
            <text:p>GPIO21</text:p>
          </table:table-cell>
          <table:table-cell table:style-name="ce122" office:value-type="string" calcext:value-type="string">
            <text:p>PCMDOUT</text:p>
          </table:table-cell>
          <table:table-cell table:style-name="ce122" office:value-type="string" calcext:value-type="string">
            <text:p>SD13</text:p>
          </table:table-cell>
          <table:table-cell table:style-name="ce122"/>
          <table:table-cell table:style-name="ce122" office:value-type="string" calcext:value-type="string">
            <text:p>BSCE</text:p>
          </table:table-cell>
          <table:table-cell table:style-name="ce122" office:value-type="string" calcext:value-type="string">
            <text:p>SPI1SCLK</text:p>
          </table:table-cell>
          <table:table-cell table:style-name="ce122" office:value-type="string" calcext:value-type="string">
            <text:p>GPCLK1</text:p>
          </table:table-cell>
          <table:table-cell table:style-name="ce122" table:formula="of:=CONCATENATE([.N44];IF([.P44]&lt;&gt;&quot;&quot;;CONCATENATE(&quot;/&quot;;[.P44]);&quot;&quot;))" office:value-type="string" office:string-value="GPIO21/PCMDOUT" calcext:value-type="string">
            <text:p>GPIO21/PCMDOUT</text:p>
          </table:table-cell>
          <table:table-cell table:style-name="ce130" table:formula="of:=CONCATENATE(&quot;{ModeInput,&quot;&quot;&quot;;[.$N44];&quot;&quot;&quot;}&quot;)" office:value-type="string" office:string-value="{ModeInput,&quot;GPIO21&quot;}" calcext:value-type="string">
            <text:p>{ModeInput,"GPIO21"}</text:p>
          </table:table-cell>
          <table:table-cell table:style-name="ce130" table:formula="of:=IF([.$O44]&lt;&gt;&quot;&quot;;CONCATENATE(&quot;,{ModeOutput,&quot;&quot;&quot;;[.$O44];&quot;&quot;&quot;}&quot;);&quot;&quot;)" office:value-type="string" office:string-value=",{ModeOutput,&quot;GPIO21&quot;}" calcext:value-type="string">
            <text:p>,{ModeOutput,"GPIO21"}</text:p>
          </table:table-cell>
          <table:table-cell table:style-name="ce130" table:formula="of:=IF([.$P44]&lt;&gt;&quot;&quot;;CONCATENATE(&quot;,{ModeAlt0,&quot;&quot;&quot;;[.$P44];&quot;&quot;&quot;}&quot;);&quot;&quot;)" office:value-type="string" office:string-value=",{ModeAlt0,&quot;PCMDOUT&quot;}" calcext:value-type="string">
            <text:p>,{ModeAlt0,"PCMDOUT"}</text:p>
          </table:table-cell>
          <table:table-cell table:style-name="ce130" table:formula="of:=IF([.$Q44]&lt;&gt;&quot;&quot;;CONCATENATE(&quot;,{ModeAlt1,&quot;&quot;&quot;;[.$Q44];&quot;&quot;&quot;}&quot;);&quot;&quot;)" office:value-type="string" office:string-value=",{ModeAlt1,&quot;SD13&quot;}" calcext:value-type="string">
            <text:p>,{ModeAlt1,"SD13"}</text:p>
          </table:table-cell>
          <table:table-cell table:style-name="ce130" table:formula="of:=IF([.$R44]&lt;&gt;&quot;&quot;;CONCATENATE(&quot;,{ModeAlt2,&quot;&quot;&quot;;[.$R44];&quot;&quot;&quot;}&quot;);&quot;&quot;)">
            <text:p/>
          </table:table-cell>
          <table:table-cell table:style-name="ce130" table:formula="of:=IF([.S44]&lt;&gt;&quot;&quot;;CONCATENATE(&quot;,{ModeAlt3,&quot;&quot;&quot;;[.S44];&quot;&quot;&quot;}&quot;);&quot;&quot;)" office:value-type="string" office:string-value=",{ModeAlt3,&quot;BSCE&quot;}" calcext:value-type="string">
            <text:p>,{ModeAlt3,"BSCE"}</text:p>
          </table:table-cell>
          <table:table-cell table:style-name="ce130" table:formula="of:=IF([.T44]&lt;&gt;&quot;&quot;;CONCATENATE(&quot;,{ModeAlt4,&quot;&quot;&quot;;[.T44];&quot;&quot;&quot;}&quot;);&quot;&quot;)" office:value-type="string" office:string-value=",{ModeAlt4,&quot;SPI1SCLK&quot;}" calcext:value-type="string">
            <text:p>,{ModeAlt4,"SPI1SCLK"}</text:p>
          </table:table-cell>
          <table:table-cell table:style-name="ce130" table:formula="of:=IF([.U44]&lt;&gt;&quot;&quot;;CONCATENATE(&quot;,{ModeAlt5,&quot;&quot;&quot;;[.U44];&quot;&quot;&quot;}&quot;);&quot;&quot;)" office:value-type="string" office:string-value=",{ModeAlt5,&quot;GPCLK1&quot;}" calcext:value-type="string">
            <text:p>,{ModeAlt5,"GPCLK1"}</text:p>
          </table:table-cell>
          <table:table-cell table:style-name="ce130" table:formula="of:=CONCATENATE(&quot;{&quot;;[.$H44];&quot;,{&quot;;[.$I44];&quot;,&quot;;[.$J44];&quot;,&quot;;[.$K44];&quot;,&quot;;[.$L44];&quot;,&quot;;[.$M44];&quot;},{&quot;;[.$W44];[.$X44];[.$Y44];[.$Z44];[.$AA44];[.$AB44];[.$AC44];[.$AD44];&quot;}},&quot;)" office:value-type="string" office:string-value="{TypeGpio,{2,21,21,7,1},{{ModeInput,&quot;GPIO21&quot;},{ModeOutput,&quot;GPIO21&quot;},{ModeAlt0,&quot;PCMDOUT&quot;},{ModeAlt1,&quot;SD13&quot;},{ModeAlt3,&quot;BSCE&quot;},{ModeAlt4,&quot;SPI1SCLK&quot;},{ModeAlt5,&quot;GPCLK1&quot;}}}," calcext:value-type="string">
            <text:p>{TypeGpio,{2,21,21,7,1},{{ModeInput,"GPIO21"},{ModeOutput,"GPIO21"},{ModeAlt0,"PCMDOUT"},{ModeAlt1,"SD13"},{ModeAlt3,"BSCE"},{ModeAlt4,"SPI1SCLK"},{ModeAlt5,"GPCLK1"}}},</text:p>
          </table:table-cell>
          <table:table-cell table:number-columns-repeated="993"/>
        </table:table-row>
        <table:table-row table:style-name="ro1">
          <table:table-cell table:style-name="ce122" office:value-type="string" calcext:value-type="string">
            <text:p>5V </text:p>
          </table:table-cell>
          <table:table-cell table:style-name="ce122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office:value-type="float" office:value="1" calcext:value-type="float">
            <text:p>1</text:p>
          </table:table-cell>
          <table:table-cell table:style-name="ce91" office:value-type="string" calcext:value-type="string">
            <text:p>P5</text:p>
          </table:table-cell>
          <table:table-cell table:style-name="ce122" office:value-type="string" calcext:value-type="string">
            <text:p>5V 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number-columns-repeated="2" table:style-name="ce122" office:value-type="float" office:value="1" calcext:value-type="float">
            <text:p>1</text:p>
          </table:table-cell>
          <table:table-cell table:style-name="ce122" table:formula="of:=[.G45]" office:value-type="string" office:string-value="5V " calcext:value-type="string">
            <text:p>5V </text:p>
          </table:table-cell>
          <table:table-cell table:style-name="ce122" table:number-columns-repeated="7"/>
          <table:table-cell table:style-name="ce122" table:formula="of:=CONCATENATE([.N45];IF([.P45]&lt;&gt;&quot;&quot;;CONCATENATE(&quot;/&quot;;[.P45]);&quot;&quot;))" office:value-type="string" office:string-value="5V " calcext:value-type="string">
            <text:p>5V </text:p>
          </table:table-cell>
          <table:table-cell table:style-name="ce130" table:formula="of:=CONCATENATE(&quot;{ModeInput,&quot;&quot;&quot;;[.$N45];&quot;&quot;&quot;}&quot;)" office:value-type="string" office:string-value="{ModeInput,&quot;5V &quot;}" calcext:value-type="string">
            <text:p>{ModeInput,"5V "}</text:p>
          </table:table-cell>
          <table:table-cell table:style-name="ce130" table:formula="of:=IF([.$O45]&lt;&gt;&quot;&quot;;CONCATENATE(&quot;,{ModeOutput,&quot;&quot;&quot;;[.$O45];&quot;&quot;&quot;}&quot;);&quot;&quot;)">
            <text:p/>
          </table:table-cell>
          <table:table-cell table:style-name="ce130" table:formula="of:=IF([.$P45]&lt;&gt;&quot;&quot;;CONCATENATE(&quot;,{ModeAlt0,&quot;&quot;&quot;;[.$P45];&quot;&quot;&quot;}&quot;);&quot;&quot;)">
            <text:p/>
          </table:table-cell>
          <table:table-cell table:style-name="ce130" table:formula="of:=IF([.$Q45]&lt;&gt;&quot;&quot;;CONCATENATE(&quot;,{ModeAlt1,&quot;&quot;&quot;;[.$Q45];&quot;&quot;&quot;}&quot;);&quot;&quot;)">
            <text:p/>
          </table:table-cell>
          <table:table-cell table:style-name="ce130" table:formula="of:=IF([.$R45]&lt;&gt;&quot;&quot;;CONCATENATE(&quot;,{ModeAlt2,&quot;&quot;&quot;;[.$R45];&quot;&quot;&quot;}&quot;);&quot;&quot;)">
            <text:p/>
          </table:table-cell>
          <table:table-cell table:style-name="ce130" table:formula="of:=IF([.S45]&lt;&gt;&quot;&quot;;CONCATENATE(&quot;,{ModeAlt3,&quot;&quot;&quot;;[.S45];&quot;&quot;&quot;}&quot;);&quot;&quot;)">
            <text:p/>
          </table:table-cell>
          <table:table-cell table:style-name="ce130" table:formula="of:=IF([.T45]&lt;&gt;&quot;&quot;;CONCATENATE(&quot;,{ModeAlt4,&quot;&quot;&quot;;[.T45];&quot;&quot;&quot;}&quot;);&quot;&quot;)">
            <text:p/>
          </table:table-cell>
          <table:table-cell table:style-name="ce130" table:formula="of:=IF([.U45]&lt;&gt;&quot;&quot;;CONCATENATE(&quot;,{ModeAlt5,&quot;&quot;&quot;;[.U45];&quot;&quot;&quot;}&quot;);&quot;&quot;)">
            <text:p/>
          </table:table-cell>
          <table:table-cell table:style-name="ce130" table:formula="of:=CONCATENATE(&quot;{&quot;;[.$H45];&quot;,{&quot;;[.$I45];&quot;,&quot;;[.$J45];&quot;,&quot;;[.$K45];&quot;,&quot;;[.$L45];&quot;,&quot;;[.$M45];&quot;},{&quot;;[.$W45];[.$X45];[.$Y45];[.$Z45];[.$AA45];[.$AB45];[.$AC45];[.$AD45];&quot;}},&quot;)" office:value-type="string" office:string-value="{TypePower,{-1,-1,-1,1,1},{{ModeInput,&quot;5V &quot;}}}," calcext:value-type="string">
            <text:p>{TypePower,{-1,-1,-1,1,1},{{ModeInput,"5V "}}},</text:p>
          </table:table-cell>
          <table:table-cell table:number-columns-repeated="993"/>
        </table:table-row>
        <table:table-row table:style-name="ro1">
          <table:table-cell table:style-name="ce122" office:value-type="string" calcext:value-type="string">
            <text:p>GPIO_GEN7 </text:p>
          </table:table-cell>
          <table:table-cell table:style-name="ce122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office:value-type="float" office:value="3" calcext:value-type="float">
            <text:p>3</text:p>
          </table:table-cell>
          <table:table-cell table:style-name="ce91" office:value-type="string" calcext:value-type="string">
            <text:p>P5</text:p>
          </table:table-cell>
          <table:table-cell table:style-name="ce145" table:formula="of:=CONCATENATE(&quot;GPIO&quot;;[.J46])" office:value-type="string" office:string-value="GPIO28" calcext:value-type="string">
            <text:p>GPIO28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7" calcext:value-type="float">
            <text:p>17</text:p>
          </table:table-cell>
          <table:table-cell table:number-columns-repeated="2" table:style-name="ce99" office:value-type="float" office:value="28" calcext:value-type="float">
            <text:p>28</text:p>
          </table:table-cell>
          <table:table-cell table:style-name="ce122" office:value-type="float" office:value="2" calcext:value-type="float">
            <text:p>2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[.G46]" office:value-type="string" office:string-value="GPIO28" calcext:value-type="string">
            <text:p>GPIO28</text:p>
          </table:table-cell>
          <table:table-cell table:style-name="ce122" table:formula="of:=[.N46]" office:value-type="string" office:string-value="GPIO28" calcext:value-type="string">
            <text:p>GPIO28</text:p>
          </table:table-cell>
          <table:table-cell table:style-name="ce122" table:number-columns-repeated="6"/>
          <table:table-cell table:style-name="ce122" table:formula="of:=CONCATENATE([.N46];IF([.P46]&lt;&gt;&quot;&quot;;CONCATENATE(&quot;/&quot;;[.P46]);&quot;&quot;))" office:value-type="string" office:string-value="GPIO28" calcext:value-type="string">
            <text:p>GPIO28</text:p>
          </table:table-cell>
          <table:table-cell table:style-name="ce130" table:formula="of:=CONCATENATE(&quot;{ModeInput,&quot;&quot;&quot;;[.$N46];&quot;&quot;&quot;}&quot;)" office:value-type="string" office:string-value="{ModeInput,&quot;GPIO28&quot;}" calcext:value-type="string">
            <text:p>{ModeInput,"GPIO28"}</text:p>
          </table:table-cell>
          <table:table-cell table:style-name="ce130" table:formula="of:=IF([.$O46]&lt;&gt;&quot;&quot;;CONCATENATE(&quot;,{ModeOutput,&quot;&quot;&quot;;[.$O46];&quot;&quot;&quot;}&quot;);&quot;&quot;)" office:value-type="string" office:string-value=",{ModeOutput,&quot;GPIO28&quot;}" calcext:value-type="string">
            <text:p>,{ModeOutput,"GPIO28"}</text:p>
          </table:table-cell>
          <table:table-cell table:style-name="ce130" table:formula="of:=IF([.$P46]&lt;&gt;&quot;&quot;;CONCATENATE(&quot;,{ModeAlt0,&quot;&quot;&quot;;[.$P46];&quot;&quot;&quot;}&quot;);&quot;&quot;)">
            <text:p/>
          </table:table-cell>
          <table:table-cell table:style-name="ce130" table:formula="of:=IF([.$Q46]&lt;&gt;&quot;&quot;;CONCATENATE(&quot;,{ModeAlt1,&quot;&quot;&quot;;[.$Q46];&quot;&quot;&quot;}&quot;);&quot;&quot;)">
            <text:p/>
          </table:table-cell>
          <table:table-cell table:style-name="ce130" table:formula="of:=IF([.$R46]&lt;&gt;&quot;&quot;;CONCATENATE(&quot;,{ModeAlt2,&quot;&quot;&quot;;[.$R46];&quot;&quot;&quot;}&quot;);&quot;&quot;)">
            <text:p/>
          </table:table-cell>
          <table:table-cell table:style-name="ce130" table:formula="of:=IF([.S46]&lt;&gt;&quot;&quot;;CONCATENATE(&quot;,{ModeAlt3,&quot;&quot;&quot;;[.S46];&quot;&quot;&quot;}&quot;);&quot;&quot;)">
            <text:p/>
          </table:table-cell>
          <table:table-cell table:style-name="ce130" table:formula="of:=IF([.T46]&lt;&gt;&quot;&quot;;CONCATENATE(&quot;,{ModeAlt4,&quot;&quot;&quot;;[.T46];&quot;&quot;&quot;}&quot;);&quot;&quot;)">
            <text:p/>
          </table:table-cell>
          <table:table-cell table:style-name="ce130" table:formula="of:=IF([.U46]&lt;&gt;&quot;&quot;;CONCATENATE(&quot;,{ModeAlt5,&quot;&quot;&quot;;[.U46];&quot;&quot;&quot;}&quot;);&quot;&quot;)">
            <text:p/>
          </table:table-cell>
          <table:table-cell table:style-name="ce130" table:formula="of:=CONCATENATE(&quot;{&quot;;[.$H46];&quot;,{&quot;;[.$I46];&quot;,&quot;;[.$J46];&quot;,&quot;;[.$K46];&quot;,&quot;;[.$L46];&quot;,&quot;;[.$M46];&quot;},{&quot;;[.$W46];[.$X46];[.$Y46];[.$Z46];[.$AA46];[.$AB46];[.$AC46];[.$AD46];&quot;}},&quot;)" office:value-type="string" office:string-value="{TypeGpio,{17,28,28,2,1},{{ModeInput,&quot;GPIO28&quot;},{ModeOutput,&quot;GPIO28&quot;}}}," calcext:value-type="string">
            <text:p>{TypeGpio,{17,28,28,2,1},{{ModeInput,"GPIO28"},{ModeOutput,"GPIO28"}}},</text:p>
          </table:table-cell>
          <table:table-cell table:number-columns-repeated="993"/>
        </table:table-row>
        <table:table-row table:style-name="ro1">
          <table:table-cell table:style-name="ce122" office:value-type="string" calcext:value-type="string">
            <text:p>GPIO_GEN9 </text:p>
          </table:table-cell>
          <table:table-cell table:style-name="ce122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office:value-type="float" office:value="5" calcext:value-type="float">
            <text:p>5</text:p>
          </table:table-cell>
          <table:table-cell table:style-name="ce91" office:value-type="string" calcext:value-type="string">
            <text:p>P5</text:p>
          </table:table-cell>
          <table:table-cell table:style-name="ce145" table:formula="of:=CONCATENATE(&quot;GPIO&quot;;[.J47])" office:value-type="string" office:string-value="GPIO30" calcext:value-type="string">
            <text:p>GPIO30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9" calcext:value-type="float">
            <text:p>19</text:p>
          </table:table-cell>
          <table:table-cell table:number-columns-repeated="2" table:style-name="ce99" office:value-type="float" office:value="30" calcext:value-type="float">
            <text:p>30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[.G47]" office:value-type="string" office:string-value="GPIO30" calcext:value-type="string">
            <text:p>GPIO30</text:p>
          </table:table-cell>
          <table:table-cell table:style-name="ce122" table:formula="of:=[.N47]" office:value-type="string" office:string-value="GPIO30" calcext:value-type="string">
            <text:p>GPIO30</text:p>
          </table:table-cell>
          <table:table-cell table:style-name="ce122" table:number-columns-repeated="6"/>
          <table:table-cell table:style-name="ce122" table:formula="of:=CONCATENATE([.N47];IF([.P47]&lt;&gt;&quot;&quot;;CONCATENATE(&quot;/&quot;;[.P47]);&quot;&quot;))" office:value-type="string" office:string-value="GPIO30" calcext:value-type="string">
            <text:p>GPIO30</text:p>
          </table:table-cell>
          <table:table-cell table:style-name="ce130" table:formula="of:=CONCATENATE(&quot;{ModeInput,&quot;&quot;&quot;;[.$N47];&quot;&quot;&quot;}&quot;)" office:value-type="string" office:string-value="{ModeInput,&quot;GPIO30&quot;}" calcext:value-type="string">
            <text:p>{ModeInput,"GPIO30"}</text:p>
          </table:table-cell>
          <table:table-cell table:style-name="ce130" table:formula="of:=IF([.$O47]&lt;&gt;&quot;&quot;;CONCATENATE(&quot;,{ModeOutput,&quot;&quot;&quot;;[.$O47];&quot;&quot;&quot;}&quot;);&quot;&quot;)" office:value-type="string" office:string-value=",{ModeOutput,&quot;GPIO30&quot;}" calcext:value-type="string">
            <text:p>,{ModeOutput,"GPIO30"}</text:p>
          </table:table-cell>
          <table:table-cell table:style-name="ce130" table:formula="of:=IF([.$P47]&lt;&gt;&quot;&quot;;CONCATENATE(&quot;,{ModeAlt0,&quot;&quot;&quot;;[.$P47];&quot;&quot;&quot;}&quot;);&quot;&quot;)">
            <text:p/>
          </table:table-cell>
          <table:table-cell table:style-name="ce130" table:formula="of:=IF([.$Q47]&lt;&gt;&quot;&quot;;CONCATENATE(&quot;,{ModeAlt1,&quot;&quot;&quot;;[.$Q47];&quot;&quot;&quot;}&quot;);&quot;&quot;)">
            <text:p/>
          </table:table-cell>
          <table:table-cell table:style-name="ce130" table:formula="of:=IF([.$R47]&lt;&gt;&quot;&quot;;CONCATENATE(&quot;,{ModeAlt2,&quot;&quot;&quot;;[.$R47];&quot;&quot;&quot;}&quot;);&quot;&quot;)">
            <text:p/>
          </table:table-cell>
          <table:table-cell table:style-name="ce130" table:formula="of:=IF([.S47]&lt;&gt;&quot;&quot;;CONCATENATE(&quot;,{ModeAlt3,&quot;&quot;&quot;;[.S47];&quot;&quot;&quot;}&quot;);&quot;&quot;)">
            <text:p/>
          </table:table-cell>
          <table:table-cell table:style-name="ce130" table:formula="of:=IF([.T47]&lt;&gt;&quot;&quot;;CONCATENATE(&quot;,{ModeAlt4,&quot;&quot;&quot;;[.T47];&quot;&quot;&quot;}&quot;);&quot;&quot;)">
            <text:p/>
          </table:table-cell>
          <table:table-cell table:style-name="ce130" table:formula="of:=IF([.U47]&lt;&gt;&quot;&quot;;CONCATENATE(&quot;,{ModeAlt5,&quot;&quot;&quot;;[.U47];&quot;&quot;&quot;}&quot;);&quot;&quot;)">
            <text:p/>
          </table:table-cell>
          <table:table-cell table:style-name="ce130" table:formula="of:=CONCATENATE(&quot;{&quot;;[.$H47];&quot;,{&quot;;[.$I47];&quot;,&quot;;[.$J47];&quot;,&quot;;[.$K47];&quot;,&quot;;[.$L47];&quot;,&quot;;[.$M47];&quot;},{&quot;;[.$W47];[.$X47];[.$Y47];[.$Z47];[.$AA47];[.$AB47];[.$AC47];[.$AD47];&quot;}},&quot;)" office:value-type="string" office:string-value="{TypeGpio,{19,30,30,3,1},{{ModeInput,&quot;GPIO30&quot;},{ModeOutput,&quot;GPIO30&quot;}}}," calcext:value-type="string">
            <text:p>{TypeGpio,{19,30,30,3,1},{{ModeInput,"GPIO30"},{ModeOutput,"GPIO30"}}},</text:p>
          </table:table-cell>
          <table:table-cell table:number-columns-repeated="993"/>
        </table:table-row>
        <table:table-row table:style-name="ro1">
          <table:table-cell table:style-name="ce122" office:value-type="string" calcext:value-type="string">
            <text:p>GND </text:p>
          </table:table-cell>
          <table:table-cell table:style-name="ce122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office:value-type="float" office:value="7" calcext:value-type="float">
            <text:p>7</text:p>
          </table:table-cell>
          <table:table-cell table:style-name="ce91" office:value-type="string" calcext:value-type="string">
            <text:p>P5</text:p>
          </table:table-cell>
          <table:table-cell table:style-name="ce122" office:value-type="string" calcext:value-type="string">
            <text:p>GND 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1" calcext:value-type="float">
            <text:p>1</text:p>
          </table:table-cell>
          <table:table-cell table:style-name="ce122" table:formula="of:=[.G48]" office:value-type="string" office:string-value="GND " calcext:value-type="string">
            <text:p>GND </text:p>
          </table:table-cell>
          <table:table-cell table:style-name="ce122" table:number-columns-repeated="7"/>
          <table:table-cell table:style-name="ce122" table:formula="of:=CONCATENATE([.N48];IF([.P48]&lt;&gt;&quot;&quot;;CONCATENATE(&quot;/&quot;;[.P48]);&quot;&quot;))" office:value-type="string" office:string-value="GND " calcext:value-type="string">
            <text:p>GND </text:p>
          </table:table-cell>
          <table:table-cell table:style-name="ce130" table:formula="of:=CONCATENATE(&quot;{ModeInput,&quot;&quot;&quot;;[.$N48];&quot;&quot;&quot;}&quot;)" office:value-type="string" office:string-value="{ModeInput,&quot;GND &quot;}" calcext:value-type="string">
            <text:p>{ModeInput,"GND "}</text:p>
          </table:table-cell>
          <table:table-cell table:style-name="ce130" table:formula="of:=IF([.$O48]&lt;&gt;&quot;&quot;;CONCATENATE(&quot;,{ModeOutput,&quot;&quot;&quot;;[.$O48];&quot;&quot;&quot;}&quot;);&quot;&quot;)">
            <text:p/>
          </table:table-cell>
          <table:table-cell table:style-name="ce130" table:formula="of:=IF([.$P48]&lt;&gt;&quot;&quot;;CONCATENATE(&quot;,{ModeAlt0,&quot;&quot;&quot;;[.$P48];&quot;&quot;&quot;}&quot;);&quot;&quot;)">
            <text:p/>
          </table:table-cell>
          <table:table-cell table:style-name="ce130" table:formula="of:=IF([.$Q48]&lt;&gt;&quot;&quot;;CONCATENATE(&quot;,{ModeAlt1,&quot;&quot;&quot;;[.$Q48];&quot;&quot;&quot;}&quot;);&quot;&quot;)">
            <text:p/>
          </table:table-cell>
          <table:table-cell table:style-name="ce130" table:formula="of:=IF([.$R48]&lt;&gt;&quot;&quot;;CONCATENATE(&quot;,{ModeAlt2,&quot;&quot;&quot;;[.$R48];&quot;&quot;&quot;}&quot;);&quot;&quot;)">
            <text:p/>
          </table:table-cell>
          <table:table-cell table:style-name="ce130" table:formula="of:=IF([.S48]&lt;&gt;&quot;&quot;;CONCATENATE(&quot;,{ModeAlt3,&quot;&quot;&quot;;[.S48];&quot;&quot;&quot;}&quot;);&quot;&quot;)">
            <text:p/>
          </table:table-cell>
          <table:table-cell table:style-name="ce130" table:formula="of:=IF([.T48]&lt;&gt;&quot;&quot;;CONCATENATE(&quot;,{ModeAlt4,&quot;&quot;&quot;;[.T48];&quot;&quot;&quot;}&quot;);&quot;&quot;)">
            <text:p/>
          </table:table-cell>
          <table:table-cell table:style-name="ce130" table:formula="of:=IF([.U48]&lt;&gt;&quot;&quot;;CONCATENATE(&quot;,{ModeAlt5,&quot;&quot;&quot;;[.U48];&quot;&quot;&quot;}&quot;);&quot;&quot;)">
            <text:p/>
          </table:table-cell>
          <table:table-cell table:style-name="ce130" table:formula="of:=CONCATENATE(&quot;{&quot;;[.$H48];&quot;,{&quot;;[.$I48];&quot;,&quot;;[.$J48];&quot;,&quot;;[.$K48];&quot;,&quot;;[.$L48];&quot;,&quot;;[.$M48];&quot;},{&quot;;[.$W48];[.$X48];[.$Y48];[.$Z48];[.$AA48];[.$AB48];[.$AC48];[.$AD48];&quot;}},&quot;)" office:value-type="string" office:string-value="{TypePower,{-1,-1,-1,4,1},{{ModeInput,&quot;GND &quot;}}}," calcext:value-type="string">
            <text:p>{TypePower,{-1,-1,-1,4,1},{{ModeInput,"GND "}}},</text:p>
          </table:table-cell>
          <table:table-cell table:number-columns-repeated="993"/>
        </table:table-row>
        <table:table-row table:style-name="ro1">
          <table:table-cell table:style-name="ce122" office:value-type="string" calcext:value-type="string">
            <text:p>3.3V</text:p>
          </table:table-cell>
          <table:table-cell table:style-name="ce122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office:value-type="float" office:value="2" calcext:value-type="float">
            <text:p>2</text:p>
          </table:table-cell>
          <table:table-cell table:style-name="ce91" office:value-type="string" calcext:value-type="string">
            <text:p>P5</text:p>
          </table:table-cell>
          <table:table-cell table:style-name="ce122" office:value-type="string" calcext:value-type="string">
            <text:p>3.3V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1" calcext:value-type="float">
            <text:p>1</text:p>
          </table:table-cell>
          <table:table-cell table:style-name="ce122" office:value-type="float" office:value="2" calcext:value-type="float">
            <text:p>2</text:p>
          </table:table-cell>
          <table:table-cell table:style-name="ce122" table:formula="of:=[.G49]" office:value-type="string" office:string-value="3.3V" calcext:value-type="string">
            <text:p>3.3V</text:p>
          </table:table-cell>
          <table:table-cell table:style-name="ce122" table:number-columns-repeated="7"/>
          <table:table-cell table:style-name="ce122" table:formula="of:=CONCATENATE([.N49];IF([.P49]&lt;&gt;&quot;&quot;;CONCATENATE(&quot;/&quot;;[.P49]);&quot;&quot;))" office:value-type="string" office:string-value="3.3V" calcext:value-type="string">
            <text:p>3.3V</text:p>
          </table:table-cell>
          <table:table-cell table:style-name="ce130" table:formula="of:=CONCATENATE(&quot;{ModeInput,&quot;&quot;&quot;;[.$N49];&quot;&quot;&quot;}&quot;)" office:value-type="string" office:string-value="{ModeInput,&quot;3.3V&quot;}" calcext:value-type="string">
            <text:p>{ModeInput,"3.3V"}</text:p>
          </table:table-cell>
          <table:table-cell table:style-name="ce130" table:formula="of:=IF([.$O49]&lt;&gt;&quot;&quot;;CONCATENATE(&quot;,{ModeOutput,&quot;&quot;&quot;;[.$O49];&quot;&quot;&quot;}&quot;);&quot;&quot;)">
            <text:p/>
          </table:table-cell>
          <table:table-cell table:style-name="ce130" table:formula="of:=IF([.$P49]&lt;&gt;&quot;&quot;;CONCATENATE(&quot;,{ModeAlt0,&quot;&quot;&quot;;[.$P49];&quot;&quot;&quot;}&quot;);&quot;&quot;)">
            <text:p/>
          </table:table-cell>
          <table:table-cell table:style-name="ce130" table:formula="of:=IF([.$Q49]&lt;&gt;&quot;&quot;;CONCATENATE(&quot;,{ModeAlt1,&quot;&quot;&quot;;[.$Q49];&quot;&quot;&quot;}&quot;);&quot;&quot;)">
            <text:p/>
          </table:table-cell>
          <table:table-cell table:style-name="ce130" table:formula="of:=IF([.$R49]&lt;&gt;&quot;&quot;;CONCATENATE(&quot;,{ModeAlt2,&quot;&quot;&quot;;[.$R49];&quot;&quot;&quot;}&quot;);&quot;&quot;)">
            <text:p/>
          </table:table-cell>
          <table:table-cell table:style-name="ce130" table:formula="of:=IF([.S49]&lt;&gt;&quot;&quot;;CONCATENATE(&quot;,{ModeAlt3,&quot;&quot;&quot;;[.S49];&quot;&quot;&quot;}&quot;);&quot;&quot;)">
            <text:p/>
          </table:table-cell>
          <table:table-cell table:style-name="ce130" table:formula="of:=IF([.T49]&lt;&gt;&quot;&quot;;CONCATENATE(&quot;,{ModeAlt4,&quot;&quot;&quot;;[.T49];&quot;&quot;&quot;}&quot;);&quot;&quot;)">
            <text:p/>
          </table:table-cell>
          <table:table-cell table:style-name="ce130" table:formula="of:=IF([.U49]&lt;&gt;&quot;&quot;;CONCATENATE(&quot;,{ModeAlt5,&quot;&quot;&quot;;[.U49];&quot;&quot;&quot;}&quot;);&quot;&quot;)">
            <text:p/>
          </table:table-cell>
          <table:table-cell table:style-name="ce130" table:formula="of:=CONCATENATE(&quot;{&quot;;[.$H49];&quot;,{&quot;;[.$I49];&quot;,&quot;;[.$J49];&quot;,&quot;;[.$K49];&quot;,&quot;;[.$L49];&quot;,&quot;;[.$M49];&quot;},{&quot;;[.$W49];[.$X49];[.$Y49];[.$Z49];[.$AA49];[.$AB49];[.$AC49];[.$AD49];&quot;}},&quot;)" office:value-type="string" office:string-value="{TypePower,{-1,-1,-1,1,2},{{ModeInput,&quot;3.3V&quot;}}}," calcext:value-type="string">
            <text:p>{TypePower,{-1,-1,-1,1,2},{{ModeInput,"3.3V"}}},</text:p>
          </table:table-cell>
          <table:table-cell table:number-columns-repeated="993"/>
        </table:table-row>
        <table:table-row table:style-name="ro1">
          <table:table-cell table:style-name="ce122" office:value-type="string" calcext:value-type="string">
            <text:p>GPIO_GEN8 </text:p>
          </table:table-cell>
          <table:table-cell table:style-name="ce122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office:value-type="float" office:value="4" calcext:value-type="float">
            <text:p>4</text:p>
          </table:table-cell>
          <table:table-cell table:style-name="ce91" office:value-type="string" calcext:value-type="string">
            <text:p>P5</text:p>
          </table:table-cell>
          <table:table-cell table:style-name="ce145" table:formula="of:=CONCATENATE(&quot;GPIO&quot;;[.J50])" office:value-type="string" office:string-value="GPIO29" calcext:value-type="string">
            <text:p>GPIO29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18" calcext:value-type="float">
            <text:p>18</text:p>
          </table:table-cell>
          <table:table-cell table:number-columns-repeated="2" table:style-name="ce99" office:value-type="float" office:value="29" calcext:value-type="float">
            <text:p>29</text:p>
          </table:table-cell>
          <table:table-cell table:number-columns-repeated="2" table:style-name="ce122" office:value-type="float" office:value="2" calcext:value-type="float">
            <text:p>2</text:p>
          </table:table-cell>
          <table:table-cell table:style-name="ce122" table:formula="of:=[.G50]" office:value-type="string" office:string-value="GPIO29" calcext:value-type="string">
            <text:p>GPIO29</text:p>
          </table:table-cell>
          <table:table-cell table:style-name="ce122" table:formula="of:=[.N50]" office:value-type="string" office:string-value="GPIO29" calcext:value-type="string">
            <text:p>GPIO29</text:p>
          </table:table-cell>
          <table:table-cell table:style-name="ce122" table:number-columns-repeated="6"/>
          <table:table-cell table:style-name="ce122" table:formula="of:=CONCATENATE([.N50];IF([.P50]&lt;&gt;&quot;&quot;;CONCATENATE(&quot;/&quot;;[.P50]);&quot;&quot;))" office:value-type="string" office:string-value="GPIO29" calcext:value-type="string">
            <text:p>GPIO29</text:p>
          </table:table-cell>
          <table:table-cell table:style-name="ce130" table:formula="of:=CONCATENATE(&quot;{ModeInput,&quot;&quot;&quot;;[.$N50];&quot;&quot;&quot;}&quot;)" office:value-type="string" office:string-value="{ModeInput,&quot;GPIO29&quot;}" calcext:value-type="string">
            <text:p>{ModeInput,"GPIO29"}</text:p>
          </table:table-cell>
          <table:table-cell table:style-name="ce130" table:formula="of:=IF([.$O50]&lt;&gt;&quot;&quot;;CONCATENATE(&quot;,{ModeOutput,&quot;&quot;&quot;;[.$O50];&quot;&quot;&quot;}&quot;);&quot;&quot;)" office:value-type="string" office:string-value=",{ModeOutput,&quot;GPIO29&quot;}" calcext:value-type="string">
            <text:p>,{ModeOutput,"GPIO29"}</text:p>
          </table:table-cell>
          <table:table-cell table:style-name="ce130" table:formula="of:=IF([.$P50]&lt;&gt;&quot;&quot;;CONCATENATE(&quot;,{ModeAlt0,&quot;&quot;&quot;;[.$P50];&quot;&quot;&quot;}&quot;);&quot;&quot;)">
            <text:p/>
          </table:table-cell>
          <table:table-cell table:style-name="ce130" table:formula="of:=IF([.$Q50]&lt;&gt;&quot;&quot;;CONCATENATE(&quot;,{ModeAlt1,&quot;&quot;&quot;;[.$Q50];&quot;&quot;&quot;}&quot;);&quot;&quot;)">
            <text:p/>
          </table:table-cell>
          <table:table-cell table:style-name="ce130" table:formula="of:=IF([.$R50]&lt;&gt;&quot;&quot;;CONCATENATE(&quot;,{ModeAlt2,&quot;&quot;&quot;;[.$R50];&quot;&quot;&quot;}&quot;);&quot;&quot;)">
            <text:p/>
          </table:table-cell>
          <table:table-cell table:style-name="ce130" table:formula="of:=IF([.S50]&lt;&gt;&quot;&quot;;CONCATENATE(&quot;,{ModeAlt3,&quot;&quot;&quot;;[.S50];&quot;&quot;&quot;}&quot;);&quot;&quot;)">
            <text:p/>
          </table:table-cell>
          <table:table-cell table:style-name="ce130" table:formula="of:=IF([.T50]&lt;&gt;&quot;&quot;;CONCATENATE(&quot;,{ModeAlt4,&quot;&quot;&quot;;[.T50];&quot;&quot;&quot;}&quot;);&quot;&quot;)">
            <text:p/>
          </table:table-cell>
          <table:table-cell table:style-name="ce130" table:formula="of:=IF([.U50]&lt;&gt;&quot;&quot;;CONCATENATE(&quot;,{ModeAlt5,&quot;&quot;&quot;;[.U50];&quot;&quot;&quot;}&quot;);&quot;&quot;)">
            <text:p/>
          </table:table-cell>
          <table:table-cell table:style-name="ce130" table:formula="of:=CONCATENATE(&quot;{&quot;;[.$H50];&quot;,{&quot;;[.$I50];&quot;,&quot;;[.$J50];&quot;,&quot;;[.$K50];&quot;,&quot;;[.$L50];&quot;,&quot;;[.$M50];&quot;},{&quot;;[.$W50];[.$X50];[.$Y50];[.$Z50];[.$AA50];[.$AB50];[.$AC50];[.$AD50];&quot;}},&quot;)" office:value-type="string" office:string-value="{TypeGpio,{18,29,29,2,2},{{ModeInput,&quot;GPIO29&quot;},{ModeOutput,&quot;GPIO29&quot;}}}," calcext:value-type="string">
            <text:p>{TypeGpio,{18,29,29,2,2},{{ModeInput,"GPIO29"},{ModeOutput,"GPIO29"}}},</text:p>
          </table:table-cell>
          <table:table-cell table:number-columns-repeated="993"/>
        </table:table-row>
        <table:table-row table:style-name="ro1">
          <table:table-cell table:style-name="ce122" office:value-type="string" calcext:value-type="string">
            <text:p>GPIO_GEN10 </text:p>
          </table:table-cell>
          <table:table-cell table:style-name="ce122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office:value-type="float" office:value="6" calcext:value-type="float">
            <text:p>6</text:p>
          </table:table-cell>
          <table:table-cell table:style-name="ce91" office:value-type="string" calcext:value-type="string">
            <text:p>P5</text:p>
          </table:table-cell>
          <table:table-cell table:style-name="ce145" table:formula="of:=CONCATENATE(&quot;GPIO&quot;;[.J51])" office:value-type="string" office:string-value="GPIO31" calcext:value-type="string">
            <text:p>GPIO31</text:p>
          </table:table-cell>
          <table:table-cell table:style-name="ce122" office:value-type="string" calcext:value-type="string">
            <text:p>TypeGpio</text:p>
          </table:table-cell>
          <table:table-cell table:style-name="ce99" office:value-type="float" office:value="20" calcext:value-type="float">
            <text:p>20</text:p>
          </table:table-cell>
          <table:table-cell table:number-columns-repeated="2" table:style-name="ce99" office:value-type="float" office:value="31" calcext:value-type="float">
            <text:p>31</text:p>
          </table:table-cell>
          <table:table-cell table:style-name="ce122" office:value-type="float" office:value="3" calcext:value-type="float">
            <text:p>3</text:p>
          </table:table-cell>
          <table:table-cell table:style-name="ce122" office:value-type="float" office:value="2" calcext:value-type="float">
            <text:p>2</text:p>
          </table:table-cell>
          <table:table-cell table:style-name="ce122" table:formula="of:=[.G51]" office:value-type="string" office:string-value="GPIO31" calcext:value-type="string">
            <text:p>GPIO31</text:p>
          </table:table-cell>
          <table:table-cell table:style-name="ce122" table:formula="of:=[.N51]" office:value-type="string" office:string-value="GPIO31" calcext:value-type="string">
            <text:p>GPIO31</text:p>
          </table:table-cell>
          <table:table-cell table:style-name="ce122" table:number-columns-repeated="6"/>
          <table:table-cell table:style-name="ce122" table:formula="of:=CONCATENATE([.N51];IF([.P51]&lt;&gt;&quot;&quot;;CONCATENATE(&quot;/&quot;;[.P51]);&quot;&quot;))" office:value-type="string" office:string-value="GPIO31" calcext:value-type="string">
            <text:p>GPIO31</text:p>
          </table:table-cell>
          <table:table-cell table:style-name="ce130" table:formula="of:=CONCATENATE(&quot;{ModeInput,&quot;&quot;&quot;;[.$N51];&quot;&quot;&quot;}&quot;)" office:value-type="string" office:string-value="{ModeInput,&quot;GPIO31&quot;}" calcext:value-type="string">
            <text:p>{ModeInput,"GPIO31"}</text:p>
          </table:table-cell>
          <table:table-cell table:style-name="ce130" table:formula="of:=IF([.$O51]&lt;&gt;&quot;&quot;;CONCATENATE(&quot;,{ModeOutput,&quot;&quot;&quot;;[.$O51];&quot;&quot;&quot;}&quot;);&quot;&quot;)" office:value-type="string" office:string-value=",{ModeOutput,&quot;GPIO31&quot;}" calcext:value-type="string">
            <text:p>,{ModeOutput,"GPIO31"}</text:p>
          </table:table-cell>
          <table:table-cell table:style-name="ce130" table:formula="of:=IF([.$P51]&lt;&gt;&quot;&quot;;CONCATENATE(&quot;,{ModeAlt0,&quot;&quot;&quot;;[.$P51];&quot;&quot;&quot;}&quot;);&quot;&quot;)">
            <text:p/>
          </table:table-cell>
          <table:table-cell table:style-name="ce130" table:formula="of:=IF([.$Q51]&lt;&gt;&quot;&quot;;CONCATENATE(&quot;,{ModeAlt1,&quot;&quot;&quot;;[.$Q51];&quot;&quot;&quot;}&quot;);&quot;&quot;)">
            <text:p/>
          </table:table-cell>
          <table:table-cell table:style-name="ce130" table:formula="of:=IF([.$R51]&lt;&gt;&quot;&quot;;CONCATENATE(&quot;,{ModeAlt2,&quot;&quot;&quot;;[.$R51];&quot;&quot;&quot;}&quot;);&quot;&quot;)">
            <text:p/>
          </table:table-cell>
          <table:table-cell table:style-name="ce130" table:formula="of:=IF([.S51]&lt;&gt;&quot;&quot;;CONCATENATE(&quot;,{ModeAlt3,&quot;&quot;&quot;;[.S51];&quot;&quot;&quot;}&quot;);&quot;&quot;)">
            <text:p/>
          </table:table-cell>
          <table:table-cell table:style-name="ce130" table:formula="of:=IF([.T51]&lt;&gt;&quot;&quot;;CONCATENATE(&quot;,{ModeAlt4,&quot;&quot;&quot;;[.T51];&quot;&quot;&quot;}&quot;);&quot;&quot;)">
            <text:p/>
          </table:table-cell>
          <table:table-cell table:style-name="ce130" table:formula="of:=IF([.U51]&lt;&gt;&quot;&quot;;CONCATENATE(&quot;,{ModeAlt5,&quot;&quot;&quot;;[.U51];&quot;&quot;&quot;}&quot;);&quot;&quot;)">
            <text:p/>
          </table:table-cell>
          <table:table-cell table:style-name="ce130" table:formula="of:=CONCATENATE(&quot;{&quot;;[.$H51];&quot;,{&quot;;[.$I51];&quot;,&quot;;[.$J51];&quot;,&quot;;[.$K51];&quot;,&quot;;[.$L51];&quot;,&quot;;[.$M51];&quot;},{&quot;;[.$W51];[.$X51];[.$Y51];[.$Z51];[.$AA51];[.$AB51];[.$AC51];[.$AD51];&quot;}},&quot;)" office:value-type="string" office:string-value="{TypeGpio,{20,31,31,3,2},{{ModeInput,&quot;GPIO31&quot;},{ModeOutput,&quot;GPIO31&quot;}}}," calcext:value-type="string">
            <text:p>{TypeGpio,{20,31,31,3,2},{{ModeInput,"GPIO31"},{ModeOutput,"GPIO31"}}},</text:p>
          </table:table-cell>
          <table:table-cell table:number-columns-repeated="993"/>
        </table:table-row>
        <table:table-row table:style-name="ro1">
          <table:table-cell table:style-name="ce122" office:value-type="string" calcext:value-type="string">
            <text:p>GND </text:p>
          </table:table-cell>
          <table:table-cell table:style-name="ce122"/>
          <table:table-cell table:style-name="ce91" office:value-type="string" calcext:value-type="string">
            <text:p>X</text:p>
          </table:table-cell>
          <table:table-cell table:style-name="ce91"/>
          <table:table-cell table:style-name="ce122" office:value-type="float" office:value="8" calcext:value-type="float">
            <text:p>8</text:p>
          </table:table-cell>
          <table:table-cell table:style-name="ce91" office:value-type="string" calcext:value-type="string">
            <text:p>P5</text:p>
          </table:table-cell>
          <table:table-cell table:style-name="ce122" office:value-type="string" calcext:value-type="string">
            <text:p>GND </text:p>
          </table:table-cell>
          <table:table-cell table:style-name="ce122" office:value-type="string" calcext:value-type="string">
            <text:p>TypePower</text:p>
          </table:table-cell>
          <table:table-cell table:number-columns-repeated="3" table:style-name="ce99" office:value-type="float" office:value="-1" calcext:value-type="float">
            <text:p>-1</text:p>
          </table:table-cell>
          <table:table-cell table:style-name="ce122" office:value-type="float" office:value="4" calcext:value-type="float">
            <text:p>4</text:p>
          </table:table-cell>
          <table:table-cell table:style-name="ce122" office:value-type="float" office:value="2" calcext:value-type="float">
            <text:p>2</text:p>
          </table:table-cell>
          <table:table-cell table:style-name="ce122" table:formula="of:=[.G52]" office:value-type="string" office:string-value="GND " calcext:value-type="string">
            <text:p>GND </text:p>
          </table:table-cell>
          <table:table-cell table:style-name="ce122" table:number-columns-repeated="7"/>
          <table:table-cell table:style-name="ce122" table:formula="of:=CONCATENATE([.N52];IF([.P52]&lt;&gt;&quot;&quot;;CONCATENATE(&quot;/&quot;;[.P52]);&quot;&quot;))" office:value-type="string" office:string-value="GND " calcext:value-type="string">
            <text:p>GND </text:p>
          </table:table-cell>
          <table:table-cell table:style-name="ce130" table:formula="of:=CONCATENATE(&quot;{ModeInput,&quot;&quot;&quot;;[.$N52];&quot;&quot;&quot;}&quot;)" office:value-type="string" office:string-value="{ModeInput,&quot;GND &quot;}" calcext:value-type="string">
            <text:p>{ModeInput,"GND "}</text:p>
          </table:table-cell>
          <table:table-cell table:style-name="ce130" table:formula="of:=IF([.$O52]&lt;&gt;&quot;&quot;;CONCATENATE(&quot;,{ModeOutput,&quot;&quot;&quot;;[.$O52];&quot;&quot;&quot;}&quot;);&quot;&quot;)">
            <text:p/>
          </table:table-cell>
          <table:table-cell table:style-name="ce130" table:formula="of:=IF([.$P52]&lt;&gt;&quot;&quot;;CONCATENATE(&quot;,{ModeAlt0,&quot;&quot;&quot;;[.$P52];&quot;&quot;&quot;}&quot;);&quot;&quot;)">
            <text:p/>
          </table:table-cell>
          <table:table-cell table:style-name="ce130" table:formula="of:=IF([.$Q52]&lt;&gt;&quot;&quot;;CONCATENATE(&quot;,{ModeAlt1,&quot;&quot;&quot;;[.$Q52];&quot;&quot;&quot;}&quot;);&quot;&quot;)">
            <text:p/>
          </table:table-cell>
          <table:table-cell table:style-name="ce130" table:formula="of:=IF([.$R52]&lt;&gt;&quot;&quot;;CONCATENATE(&quot;,{ModeAlt2,&quot;&quot;&quot;;[.$R52];&quot;&quot;&quot;}&quot;);&quot;&quot;)">
            <text:p/>
          </table:table-cell>
          <table:table-cell table:style-name="ce130" table:formula="of:=IF([.S52]&lt;&gt;&quot;&quot;;CONCATENATE(&quot;,{ModeAlt3,&quot;&quot;&quot;;[.S52];&quot;&quot;&quot;}&quot;);&quot;&quot;)">
            <text:p/>
          </table:table-cell>
          <table:table-cell table:style-name="ce130" table:formula="of:=IF([.T52]&lt;&gt;&quot;&quot;;CONCATENATE(&quot;,{ModeAlt4,&quot;&quot;&quot;;[.T52];&quot;&quot;&quot;}&quot;);&quot;&quot;)">
            <text:p/>
          </table:table-cell>
          <table:table-cell table:style-name="ce130" table:formula="of:=IF([.U52]&lt;&gt;&quot;&quot;;CONCATENATE(&quot;,{ModeAlt5,&quot;&quot;&quot;;[.U52];&quot;&quot;&quot;}&quot;);&quot;&quot;)">
            <text:p/>
          </table:table-cell>
          <table:table-cell table:style-name="ce130" table:formula="of:=CONCATENATE(&quot;{&quot;;[.$H52];&quot;,{&quot;;[.$I52];&quot;,&quot;;[.$J52];&quot;,&quot;;[.$K52];&quot;,&quot;;[.$L52];&quot;,&quot;;[.$M52];&quot;},{&quot;;[.$W52];[.$X52];[.$Y52];[.$Z52];[.$AA52];[.$AB52];[.$AC52];[.$AD52];&quot;}},&quot;)" office:value-type="string" office:string-value="{TypePower,{-1,-1,-1,4,2},{{ModeInput,&quot;GND &quot;}}}," calcext:value-type="string">
            <text:p>{TypePower,{-1,-1,-1,4,2},{{ModeInput,"GND "}}},</text:p>
          </table:table-cell>
          <table:table-cell table:number-columns-repeated="99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io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oard_family_id</text:p>
          </table:table-cell>
          <table:table-cell office:value-type="string" calcext:value-type="string">
            <text:p>i2c_id</text:p>
          </table:table-cell>
          <table:table-cell office:value-type="string" calcext:value-type="string">
            <text:p>spi_id</text:p>
          </table:table-cell>
          <table:table-cell office:value-type="string" calcext:value-type="string">
            <text:p>uart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pi-rev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pi-rev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pi-rev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nopine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nopi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nopim1plu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pio_has_connector" table:style-name="ta1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gpio_id</text:p>
          </table:table-cell>
          <table:table-cell office:value-type="string" calcext:value-type="string">
            <text:p>gpio_connector_i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gpio_connector" table:style-name="ta1">
        <table:table-column table:style-name="co35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gpio_connector_family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bg_uar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pio_connector_family" table:style-name="ta1">
        <table:table-column table:style-name="co3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lumn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der1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ader2X</text:p>
          </table:table-cell>
          <table:table-cell office:value-type="float" office:value="2" calcext:value-type="float">
            <text:p>2</text:p>
          </table:table-cell>
        </table:table-row>
      </table:table>
      <table:table table:name="gpio_connector_has_pin" table:style-name="ta1">
        <office:forms form:automatic-focus="false" form:apply-design-mode="false"/>
        <table:table-column table:style-name="co42" table:default-cell-style-name="Default"/>
        <table:table-column table:style-name="co48" table:default-cell-style-name="Default"/>
        <table:table-column table:style-name="co82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gpio_connector_id</text:p>
          </table:table-cell>
          <table:table-cell office:value-type="string" calcext:value-type="string">
            <text:p>gpio_pin_id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um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gpio_pin" table:style-name="ta1">
        <office:forms form:automatic-focus="false" form:apply-design-mode="false"/>
        <table:table-column table:style-name="co35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pio_pin_typ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pio_pin_add" table:style-name="ta1">
        <office:forms form:automatic-focus="false" form:apply-design-mode="false"/>
        <table:table-column table:style-name="co35" table:default-cell-style-name="Default"/>
        <table:table-column table:style-name="co5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pio_pin_type_i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pio_pin_type" table:style-name="ta1">
        <table:table-column table:style-name="co35" table:default-cell-style-name="Default"/>
        <table:table-column table:style-name="co52" table:default-cell-style-name="Default"/>
        <table:table-column table:style-name="co12" table:number-columns-repeated="102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pio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b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oun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table:number-columns-repeated="1022"/>
        </table:table-row>
        <table:table-row table:style-name="ro1">
          <table:table-cell table:style-name="ce62" office:value-type="float" office:value="99" calcext:value-type="float">
            <text:p>99</text:p>
          </table:table-cell>
          <table:table-cell table:style-name="ce62" office:value-type="string" calcext:value-type="string">
            <text:p>Not Connected</text:p>
          </table:table-cell>
          <table:table-cell table:style-name="ce62" table:number-columns-repeated="1022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2" office:value-type="string" calcext:value-type="string">
            <text:p>Net</text:p>
          </table:table-cell>
          <table:table-cell table:style-name="ce62" table:number-columns-repeated="1022"/>
        </table:table-row>
      </table:table>
      <table:table table:name="gpio_pin_number" table:style-name="ta1">
        <office:forms form:automatic-focus="false" form:apply-design-mode="false"/>
        <table:table-column table:style-name="co48" table:default-cell-style-name="Default"/>
        <table:table-column table:style-name="co80" table:default-cell-style-name="Default"/>
        <table:table-column table:style-name="co46" table:default-cell-style-name="Default"/>
        <table:table-column table:style-name="co81" table:default-cell-style-name="Default"/>
        <table:table-row table:style-name="ro1">
          <table:table-cell office:value-type="string" calcext:value-type="string">
            <text:p>gpio_pin_id</text:p>
          </table:table-cell>
          <table:table-cell office:value-type="string" calcext:value-type="string">
            <text:p>logical_num</text:p>
          </table:table-cell>
          <table:table-cell office:value-type="string" calcext:value-type="string">
            <text:p>mcu_num</text:p>
          </table:table-cell>
          <table:table-cell office:value-type="string" calcext:value-type="string">
            <text:p>system_nu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69" calcext:value-type="float">
            <text:p>6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gpio_pin_has_name" table:style-name="ta1">
        <office:forms form:automatic-focus="false" form:apply-design-mode="false"/>
        <table:table-column table:style-name="co48" table:default-cell-style-name="Default"/>
        <table:table-column table:style-name="co55" table:number-columns-repeated="2" table:default-cell-style-name="Default"/>
        <table:table-row table:style-name="ro1">
          <table:table-cell office:value-type="string" calcext:value-type="string">
            <text:p>gpio_pin_id</text:p>
          </table:table-cell>
          <table:table-cell office:value-type="string" calcext:value-type="string">
            <text:p>gpio_pin_name_id</text:p>
          </table:table-cell>
          <table:table-cell office:value-type="string" calcext:value-type="string">
            <text:p>gpio_pin_mode_i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2" calcext:value-type="float">
            <text:p>1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2" calcext:value-type="float">
            <text:p>1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66" calcext:value-type="float">
            <text:p>16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9" calcext:value-type="float">
            <text:p>1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6" calcext:value-type="float">
            <text:p>18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9" calcext:value-type="float">
            <text:p>1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8" calcext:value-type="float">
            <text:p>2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4" calcext:value-type="float">
            <text:p>2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7" calcext:value-type="float">
            <text:p>2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8" calcext:value-type="float">
            <text:p>2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21" calcext:value-type="float">
            <text:p>22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9" calcext:value-type="float">
            <text:p>2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gpio_pin_has_name_add" table:style-name="ta1">
        <office:forms form:automatic-focus="false" form:apply-design-mode="false"/>
        <table:table-column table:style-name="co48" table:default-cell-style-name="Default"/>
        <table:table-column table:style-name="co55" table:number-columns-repeated="2" table:default-cell-style-name="Default"/>
        <table:table-row table:style-name="ro1">
          <table:table-cell office:value-type="string" calcext:value-type="string">
            <text:p>gpio_pin_id</text:p>
          </table:table-cell>
          <table:table-cell office:value-type="string" calcext:value-type="string">
            <text:p>gpio_pin_name_id</text:p>
          </table:table-cell>
          <table:table-cell office:value-type="string" calcext:value-type="string">
            <text:p>gpio_pin_mode_id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7" calcext:value-type="float">
            <text:p>257</text:p>
          </table:table-cell>
          <table:table-cell office:value-type="float" office:value="7" calcext:value-type="float">
            <text:p>7</text:p>
          </table:table-cell>
        </table:table-row>
      </table:table>
      <table:table table:name="gpio_pin_name" table:style-name="ta1">
        <table:table-column table:style-name="co56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3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PIO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IO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L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PIO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PCLK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A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MTDI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PIO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XD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D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XD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PIO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XD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XD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GPIO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D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TS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1CE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TS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PIO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CMCLK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D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SMOS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I1CE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WM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PIO2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MDOU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D1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SC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1SCL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GPCLK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PIO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D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D1CLK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RMTRST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PIO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D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D1CM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RMRTCK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PIO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D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D1DAT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RMTDO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PIO1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PI0MOSI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D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PIO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PI0MISO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D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PIO2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D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D1DAT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RMTCK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PIO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I0SCLK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D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PIO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PI0CE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D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PIO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I0CE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PIO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DA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A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GPIO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L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A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GPIO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D1DAT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ARMTMS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PIO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PIO2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PIO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GPIO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GPIO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PIO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AN_RU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GPCLK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D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PIO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D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PIO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CMFS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D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SSCL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I1MIS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GPIO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TAT_LE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D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TS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I1CE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TS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GPIO2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D1DAT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GPIO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CMDIN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D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BSMISO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1MOSI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GPIOA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I2C0SD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IRX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AEINT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PIOA1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I2C0SC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TX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AEINT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GPIOG1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CM1CL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GEINT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GPIOG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UART1TX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GEINT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PIOG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ART1RX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GEINT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PIOA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ART2TX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JTAGM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AEINT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GPIOA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SIMPWR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EINT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GPIOA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ART2RT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TAGDO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AEINT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A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ART2CT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JTAGDI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AEINT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GPIOG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ART1RT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PGEINT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GPIOG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UART1CT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PGEINT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GPIOC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NANDW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PIOC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NANDALE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GPIOA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ART2RX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JTAGCK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PAEINT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GPIOC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NANDCL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I0CLK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GPIOC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NANDCE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SPI0C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GPIOA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UART0TX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PAEINT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PIOA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UART0RX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PAEINT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GPIOA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SIMDET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PAEINT1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PIOL1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WR_LED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SPWM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PLEINT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SB-DP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SB-DM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USB-DP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SB-DM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GPIOL1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CIRRX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LEINT1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GPIOA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OWAOUT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EINT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GPIOA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CM0SYNC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I2C1SCK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PAEINT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GPIOA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PCM0CLK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I2C1SD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PAEINT1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GPIOA2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CM0DOUT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IMVPPEN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PAEINT2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PIOA2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CM0DI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IMVPPPP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AEINT2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GPIOA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SIMCLK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AEINT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GPIOA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IMDAT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AEINT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GPIOA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UART3CT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AEINT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GPIOA1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I1C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UART3TX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PAEINT1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GPIOA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IMRST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PAEINT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PIOA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UART3RT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AEINT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GPIOA1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PI1CLK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UART3RX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PAEINT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BUT_K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PIOL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UARTRX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LEINT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R_RX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C</text:p>
          </table:table-cell>
        </table:table-row>
      </table:table>
      <table:table table:name="gpio_pin_mode" table:style-name="ta1">
        <table:table-column table:style-name="co35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sable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w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t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t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t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t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t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t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t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lt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lt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t9</text:p>
          </table:table-cell>
        </table:table-row>
      </table:table>
      <table:table table:name="soc_has_pin" table:style-name="ta1">
        <office:forms form:automatic-focus="false" form:apply-design-mode="false"/>
        <table:table-column table:style-name="co58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soc_id</text:p>
          </table:table-cell>
          <table:table-cell office:value-type="string" calcext:value-type="string">
            <text:p>gpio_pin_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</table:table-row>
      </table:table>
      <table:table table:name="soc_has_pin_add" table:style-name="ta1">
        <office:forms form:automatic-focus="false" form:apply-design-mode="false"/>
        <table:table-column table:style-name="co58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soc_id</text:p>
          </table:table-cell>
          <table:table-cell office:value-type="string" calcext:value-type="string">
            <text:p>gpio_pin_i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</table:table>
      <table:table table:name="soc" table:style-name="ta1">
        <table:table-column table:style-name="co35" table:default-cell-style-name="Default"/>
        <table:table-column table:style-name="co59" table:default-cell-style-name="Default"/>
        <table:table-column table:style-name="co36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c_family_id</text:p>
          </table:table-cell>
          <table:table-cell office:value-type="string" calcext:value-type="string">
            <text:p>manufacturer_id</text:p>
          </table:table-cell>
          <table:table-cell office:value-type="string" calcext:value-type="string">
            <text:p>i2c_count</text:p>
          </table:table-cell>
          <table:table-cell office:value-type="string" calcext:value-type="string">
            <text:p>i2c_syspath</text:p>
          </table:table-cell>
          <table:table-cell office:value-type="string" calcext:value-type="string">
            <text:p>spi_count</text:p>
          </table:table-cell>
          <table:table-cell office:value-type="string" calcext:value-type="string">
            <text:p>spi_cscount</text:p>
          </table:table-cell>
          <table:table-cell office:value-type="string" calcext:value-type="string">
            <text:p>spi_syspath</text:p>
          </table:table-cell>
          <table:table-cell office:value-type="string" calcext:value-type="string">
            <text:p>uart_count</text:p>
          </table:table-cell>
          <table:table-cell office:value-type="string" calcext:value-type="string">
            <text:p>uart_syspath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Unknown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cm2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i2c-%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spidev%d.%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ttyAMA%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cm27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i2c-%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spidev%d.%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ttyAMA%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m27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i2c-%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dev/spidev%d.%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ttyAMA%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dev/i2c-%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spidev%d.%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dev/ttyS%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dev/i2c-%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dev/spidev%d.%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dev/ttyS%d</text:p>
          </table:table-cell>
        </table:table-row>
      </table:table>
      <table:named-expressions/>
      <table:database-ranges>
        <table:database-range table:name="__Anonymous_Sheet_DB__0" table:target-range-address="nanopi.R3:nanopi.R45" table:orientation="column"/>
        <table:database-range table:name="__Anonymous_Sheet_DB__1" table:target-range-address="'nanopi - work C++'.A1:'nanopi - work C++'.W67">
          <table:sort>
            <table:sort-by table:field-number="12" table:data-type="automatic"/>
            <table:sort-by table:field-number="9" table:data-type="automatic"/>
            <table:sort-by table:field-number="10" table:data-type="automatic"/>
          </table:sort>
        </table:database-range>
        <table:database-range table:name="__Anonymous_Sheet_DB__2" table:target-range-address="'rpi rev1'.M2:'rpi rev1'.Q28">
          <table:sort>
            <table:sort-by table:field-number="1" table:data-type="automatic"/>
          </table:sort>
        </table:database-range>
        <table:database-range table:name="__Anonymous_Sheet_DB__3" table:target-range-address="'rpi rev2'.L2:'rpi rev2'.Q36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4" table:target-range-address="'rpi rev3'.L2:'rpi rev3'.L42" table:orientation="column"/>
        <table:database-range table:name="__Anonymous_Sheet_DB__5" table:target-range-address="'rpi - work C++'.A1:'rpi - work C++'.U52">
          <table:sort>
            <table:sort-by table:field-number="3" table:data-type="automatic"/>
            <table:sort-by table:field-number="5" table:data-type="automatic"/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 style:data-style-name="N2" text:time-value="18:04:13.9316432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0T18:23:00.036281146</dc:date>
    <dc:creator>Pascal EpsilonRT</dc:creator>
    <meta:editing-duration>P3DT18H19M59S</meta:editing-duration>
    <meta:editing-cycles>57</meta:editing-cycles>
    <meta:generator>LibreOffice/5.1.6.2$Linux_X86_64 LibreOffice_project/10m0$Build-2</meta:generator>
    <meta:printed-by>Pascal EpsilonRT</meta:printed-by>
    <meta:print-date>2018-08-19T22:30:50.301185575</meta:print-date>
    <meta:document-statistic meta:table-count="22" meta:cell-count="8637" meta:object-count="0"/>
  </office:meta>
</office:document-meta>
</file>